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9.51mm"/>
    </style:style>
    <style:style style:name="co3" style:family="table-column">
      <style:table-column-properties fo:break-before="auto" style:column-width="10.04mm"/>
    </style:style>
    <style:style style:name="co4" style:family="table-column">
      <style:table-column-properties fo:break-before="auto" style:column-width="8.03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2.7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" style:family="table-cell" style:parent-style-name="Default" style:data-style-name="N106"/>
    <style:style style:name="ce5" style:family="table-cell" style:parent-style-name="Default" style:data-style-name="N106">
      <style:table-cell-properties fo:wrap-option="no-wrap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61"/>
    <style:style style:name="ce8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D1-10" table:style-name="ta1">
        <table:shapes>
          <draw:frame draw:z-index="0" draw:style-name="gr1" draw:text-style-name="P1" svg:width="159.99mm" svg:height="89.99mm" svg:x="200.53mm" svg:y="15.16mm">
            <loext:p draw:notify-on-update-of-ranges="'FD1-10'.A6:'FD1-10'.A106 'FD1-10'.N5:'FD1-10'.N5 'FD1-10'.N6:'FD1-10'.N106 'FD1-10'.A6:'FD1-10'.A106 'FD1-10'.O5:'FD1-10'.O5 'FD1-10'.O6:'FD1-10'.O10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3.99mm" svg:height="89.99mm" svg:x="324.76mm" svg:y="21.86mm">
            <loext:p draw:notify-on-update-of-ranges="'FD1-10'.A7:'FD1-10'.A105 'FD1-10'.F7:'FD1-10'.F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48.51mm" svg:height="77.15mm" svg:x="0mm" svg:y="35.44mm">
            <loext:p draw:notify-on-update-of-ranges="'FD1-10'.A6:'FD1-10'.A106 'FD1-10'.D5:'FD1-10'.D5 'FD1-10'.D6:'FD1-10'.D106 'FD1-10'.A6:'FD1-10'.A106 'FD1-10'.E5:'FD1-10'.E5 'FD1-10'.E6:'FD1-10'.E106 'FD1-10'.A7:'FD1-10'.A105 'FD1-10'.G7:'FD1-10'.G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99mm" svg:height="89.99mm" svg:x="141.92mm" svg:y="124.86mm">
            <loext:p draw:notify-on-update-of-ranges="'FD1-10'.A7:'FD1-10'.A105 'FD1-10'.P7:'FD1-10'.P10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202.26mm" svg:height="90.72mm" svg:x="263.01mm" svg:y="299.28mm">
            <loext:p draw:notify-on-update-of-ranges="'FD1-10'.A6:'FD1-10'.A106 'FD1-10'.D6:'FD1-10'.D106 'FD1-10'.A6:'FD1-10'.A106 'FD1-10'.N6:'FD1-10'.N106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5" draw:style-name="gr1" draw:text-style-name="P1" svg:width="196.43mm" svg:height="95.16mm" svg:x="0mm" svg:y="52.81mm">
            <loext:p draw:notify-on-update-of-ranges="'FD1-10'.A6:'FD1-10'.A106 'FD1-10'.D5:'FD1-10'.D5 'FD1-10'.D6:'FD1-10'.D106 'FD1-10'.A6:'FD1-10'.A106 'FD1-10'.E5:'FD1-10'.E5 'FD1-10'.E6:'FD1-10'.E106 'FD1-10'.A7:'FD1-10'.A105 'FD1-10'.G7:'FD1-10'.G105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4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5"/>
          <table:table-cell office:value-type="float" office:value="0.00000032" calcext:value-type="float">
            <text:p>320,00E-09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Y(Vg)</text:p>
          </table:table-cell>
          <table:table-cell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table:style-name="ce4"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0000000000027" calcext:value-type="float">
            <text:p>270,00E-15</text:p>
          </table:table-cell>
          <table:table-cell office:value-type="float" office:value="-0.00000000000103" calcext:value-type="float">
            <text:p>-1,03E-12</text:p>
          </table:table-cell>
          <table:table-cell table:number-columns-repeated="8"/>
          <table:table-cell table:style-name="ce7" office:value-type="float" office:value="-0.00000000002026" calcext:value-type="float">
            <text:p>-2,03E-11</text:p>
          </table:table-cell>
          <table:table-cell table:style-name="ce7" office:value-type="float" office:value="0.00000000002334" calcext:value-type="float">
            <text:p>2,33E-11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763" calcext:value-type="float">
            <text:p>-7,63E-12</text:p>
          </table:table-cell>
          <table:table-cell office:value-type="float" office:value="0.00000000000084" calcext:value-type="float">
            <text:p>840,00E-15</text:p>
          </table:table-cell>
          <table:table-cell table:formula="of:=([.D8]-[.D6])/([.A8]-[.A6])" office:value-type="float" office:value="-0.0000000000735" calcext:value-type="float">
            <text:p>-73,50E-12</text:p>
          </table:table-cell>
          <table:table-cell table:formula="of:=[.D7]/(SQRT(ABS([.E7])))" office:value-type="float" office:value="0.0000000979795897113271" calcext:value-type="float">
            <text:p>97,98E-09</text:p>
          </table:table-cell>
          <table:table-cell table:formula="of:=([.A7]-0.56)*[.$E$87]+[.$G$2]" office:value-type="float" office:value="-0.00000255925000000001" calcext:value-type="float">
            <text:p>-2,56E-06</text:p>
          </table:table-cell>
          <table:table-cell table:number-columns-repeated="5"/>
          <table:table-cell table:style-name="ce7" office:value-type="float" office:value="-0.0000000000166" calcext:value-type="float">
            <text:p>-1,66E-11</text:p>
          </table:table-cell>
          <table:table-cell table:style-name="ce7" office:value-type="float" office:value="0.00000000002066" calcext:value-type="float">
            <text:p>2,07E-11</text:p>
          </table:table-cell>
          <table:table-cell table:style-name="ce4" table:formula="of:=([.N8]-[.N6])/([.A8]-[.A6])" office:value-type="float" office:value="-0.0000000002115" calcext:value-type="float">
            <text:p>-211,50E-12</text:p>
          </table:table-cell>
          <table:table-cell table:formula="of:=[.N7]/(SQRT(ABS([.O7])))" office:value-type="float" office:value="0.00000142061086318044" calcext:value-type="float">
            <text:p>1,42061086318044E-0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000000888" calcext:value-type="float">
            <text:p>-8,88E-12</text:p>
          </table:table-cell>
          <table:table-cell office:value-type="float" office:value="-0.0000000000025" calcext:value-type="float">
            <text:p>-2,50E-12</text:p>
          </table:table-cell>
          <table:table-cell table:formula="of:=([.D9]-[.D7])/([.A9]-[.A7])" office:value-type="float" office:value="0.000000000187" calcext:value-type="float">
            <text:p>187,00E-12</text:p>
          </table:table-cell>
          <table:table-cell table:formula="of:=[.D8]/(SQRT(ABS([.E8])))" office:value-type="float" office:value="-0.000000182818106031783" calcext:value-type="float">
            <text:p>-182,82E-09</text:p>
          </table:table-cell>
          <table:table-cell table:formula="of:=([.A8]-0.56)*[.$E$87]+[.$G$2]" office:value-type="float" office:value="-0.00000250690000000001" calcext:value-type="float">
            <text:p>-2,51E-06</text:p>
          </table:table-cell>
          <table:table-cell table:number-columns-repeated="5"/>
          <table:table-cell table:style-name="ce7" office:value-type="float" office:value="-0.00000000001406" calcext:value-type="float">
            <text:p>-1,41E-11</text:p>
          </table:table-cell>
          <table:table-cell table:style-name="ce7" office:value-type="float" office:value="0.00000000001911" calcext:value-type="float">
            <text:p>1,91E-11</text:p>
          </table:table-cell>
          <table:table-cell table:style-name="ce4" table:formula="of:=([.N9]-[.N7])/([.A9]-[.A7])" office:value-type="float" office:value="-0.000000000102" calcext:value-type="float">
            <text:p>-102,00E-12</text:p>
          </table:table-cell>
          <table:table-cell table:formula="of:=[.N8]/(SQRT(ABS([.O8])))" office:value-type="float" office:value="0.00000189217195462842" calcext:value-type="float">
            <text:p>1,89217195462842E-06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2805" calcext:value-type="float">
            <text:p>28,05E-12</text:p>
          </table:table-cell>
          <table:table-cell office:value-type="float" office:value="0.00000000000458" calcext:value-type="float">
            <text:p>4,58E-12</text:p>
          </table:table-cell>
          <table:table-cell table:formula="of:=([.D10]-[.D8])/([.A10]-[.A8])" office:value-type="float" office:value="0.0000000001375" calcext:value-type="float">
            <text:p>137,50E-12</text:p>
          </table:table-cell>
          <table:table-cell table:formula="of:=[.D9]/(SQRT(ABS([.E9])))" office:value-type="float" office:value="0.000000390583712363478" calcext:value-type="float">
            <text:p>390,58E-09</text:p>
          </table:table-cell>
          <table:table-cell table:formula="of:=([.A9]-0.56)*[.$E$87]+[.$G$2]" office:value-type="float" office:value="-0.00000245455000000001" calcext:value-type="float">
            <text:p>-2,45E-06</text:p>
          </table:table-cell>
          <table:table-cell table:number-columns-repeated="5"/>
          <table:table-cell table:style-name="ce7" office:value-type="float" office:value="-0.0000000000189" calcext:value-type="float">
            <text:p>-1,89E-11</text:p>
          </table:table-cell>
          <table:table-cell table:style-name="ce7" office:value-type="float" office:value="0.00000000001862" calcext:value-type="float">
            <text:p>1,86E-11</text:p>
          </table:table-cell>
          <table:table-cell table:style-name="ce4" table:formula="of:=([.N10]-[.N8])/([.A10]-[.A8])" office:value-type="float" office:value="-0.0000000000480000000000001" calcext:value-type="float">
            <text:p>-48,00E-12</text:p>
          </table:table-cell>
          <table:table-cell table:formula="of:=[.N9]/(SQRT(ABS([.O9])))" office:value-type="float" office:value="0.00000268756550307771" calcext:value-type="float">
            <text:p>2,68756550307771E-06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0000295" calcext:value-type="float">
            <text:p>2,95E-12</text:p>
          </table:table-cell>
          <table:table-cell office:value-type="float" office:value="0.00000000000025" calcext:value-type="float">
            <text:p>250,00E-15</text:p>
          </table:table-cell>
          <table:table-cell table:formula="of:=([.D11]-[.D9])/([.A11]-[.A9])" office:value-type="float" office:value="-0.000000000365" calcext:value-type="float">
            <text:p>-365,00E-12</text:p>
          </table:table-cell>
          <table:table-cell table:formula="of:=[.D10]/(SQRT(ABS([.E10])))" office:value-type="float" office:value="0.0000000130855980647553" calcext:value-type="float">
            <text:p>13,09E-09</text:p>
          </table:table-cell>
          <table:table-cell table:formula="of:=([.A10]-0.56)*[.$E$87]+[.$G$2]" office:value-type="float" office:value="-0.00000240220000000001" calcext:value-type="float">
            <text:p>-2,40E-06</text:p>
          </table:table-cell>
          <table:table-cell table:number-columns-repeated="5"/>
          <table:table-cell table:style-name="ce7" office:value-type="float" office:value="-0.00000000001891" calcext:value-type="float">
            <text:p>-1,89E-11</text:p>
          </table:table-cell>
          <table:table-cell table:style-name="ce7" office:value-type="float" office:value="0.00000000001815" calcext:value-type="float">
            <text:p>1,82E-11</text:p>
          </table:table-cell>
          <table:table-cell table:style-name="ce4" table:formula="of:=([.N11]-[.N9])/([.A11]-[.A9])" office:value-type="float" office:value="-0.000000000061" calcext:value-type="float">
            <text:p>-61,00E-12</text:p>
          </table:table-cell>
          <table:table-cell table:formula="of:=[.N10]/(SQRT(ABS([.O10])))" office:value-type="float" office:value="0.00000232386937078206" calcext:value-type="float">
            <text:p>2,32386937078206E-06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679" calcext:value-type="float">
            <text:p>-6,79E-12</text:p>
          </table:table-cell>
          <table:table-cell office:value-type="float" office:value="-0.00000000000272" calcext:value-type="float">
            <text:p>-2,72E-12</text:p>
          </table:table-cell>
          <table:table-cell table:formula="of:=([.D12]-[.D10])/([.A12]-[.A10])" office:value-type="float" office:value="0.000000000149" calcext:value-type="float">
            <text:p>149,00E-12</text:p>
          </table:table-cell>
          <table:table-cell table:formula="of:=[.D11]/(SQRT(ABS([.E11])))" office:value-type="float" office:value="-0.000000222831082381179" calcext:value-type="float">
            <text:p>-222,83E-09</text:p>
          </table:table-cell>
          <table:table-cell table:formula="of:=([.A11]-0.56)*[.$E$87]+[.$G$2]" office:value-type="float" office:value="-0.00000234985000000001" calcext:value-type="float">
            <text:p>-2,35E-06</text:p>
          </table:table-cell>
          <table:table-cell table:number-columns-repeated="5"/>
          <table:table-cell table:style-name="ce7" office:value-type="float" office:value="-0.00000000001265" calcext:value-type="float">
            <text:p>-1,27E-11</text:p>
          </table:table-cell>
          <table:table-cell table:style-name="ce7" office:value-type="float" office:value="0.0000000000174" calcext:value-type="float">
            <text:p>1,74E-11</text:p>
          </table:table-cell>
          <table:table-cell table:style-name="ce4" table:formula="of:=([.N12]-[.N10])/([.A12]-[.A10])" office:value-type="float" office:value="-0.0000000001125" calcext:value-type="float">
            <text:p>-112,50E-12</text:p>
          </table:table-cell>
          <table:table-cell table:formula="of:=[.N11]/(SQRT(ABS([.O11])))" office:value-type="float" office:value="0.00000164048773235279" calcext:value-type="float">
            <text:p>1,64048773235279E-06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00000227" calcext:value-type="float">
            <text:p>2,27E-12</text:p>
          </table:table-cell>
          <table:table-cell office:value-type="float" office:value="0.00000000000323" calcext:value-type="float">
            <text:p>3,23E-12</text:p>
          </table:table-cell>
          <table:table-cell table:formula="of:=([.D13]-[.D11])/([.A13]-[.A11])" office:value-type="float" office:value="0.0000000001525" calcext:value-type="float">
            <text:p>152,50E-12</text:p>
          </table:table-cell>
          <table:table-cell table:formula="of:=[.D12]/(SQRT(ABS([.E12])))" office:value-type="float" office:value="0.00000026155775464779" calcext:value-type="float">
            <text:p>261,56E-09</text:p>
          </table:table-cell>
          <table:table-cell table:formula="of:=([.A12]-0.56)*[.$E$87]+[.$G$2]" office:value-type="float" office:value="-0.00000229750000000001" calcext:value-type="float">
            <text:p>-2,30E-06</text:p>
          </table:table-cell>
          <table:table-cell table:number-columns-repeated="5"/>
          <table:table-cell table:style-name="ce7" office:value-type="float" office:value="-0.00000000001255" calcext:value-type="float">
            <text:p>-1,26E-11</text:p>
          </table:table-cell>
          <table:table-cell table:style-name="ce7" office:value-type="float" office:value="0.0000000000159" calcext:value-type="float">
            <text:p>1,59E-11</text:p>
          </table:table-cell>
          <table:table-cell table:style-name="ce4" table:formula="of:=([.N13]-[.N11])/([.A13]-[.A11])" office:value-type="float" office:value="-0.0000000000575" calcext:value-type="float">
            <text:p>-57,50E-12</text:p>
          </table:table-cell>
          <table:table-cell table:formula="of:=[.N12]/(SQRT(ABS([.O12])))" office:value-type="float" office:value="0.0000020968299053986" calcext:value-type="float">
            <text:p>2,0968299053986E-06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53" calcext:value-type="float">
            <text:p>-1,53E-12</text:p>
          </table:table-cell>
          <table:table-cell office:value-type="float" office:value="0.00000000000033" calcext:value-type="float">
            <text:p>330,00E-15</text:p>
          </table:table-cell>
          <table:table-cell table:formula="of:=([.D14]-[.D12])/([.A14]-[.A12])" office:value-type="float" office:value="-0.000000000379" calcext:value-type="float">
            <text:p>-379,00E-12</text:p>
          </table:table-cell>
          <table:table-cell table:formula="of:=[.D13]/(SQRT(ABS([.E13])))" office:value-type="float" office:value="0.000000016950961398938" calcext:value-type="float">
            <text:p>16,95E-09</text:p>
          </table:table-cell>
          <table:table-cell table:formula="of:=([.A13]-0.56)*[.$E$87]+[.$G$2]" office:value-type="float" office:value="-0.00000224515" calcext:value-type="float">
            <text:p>-2,25E-06</text:p>
          </table:table-cell>
          <table:table-cell table:number-columns-repeated="5"/>
          <table:table-cell table:style-name="ce7" office:value-type="float" office:value="-0.00000000001544" calcext:value-type="float">
            <text:p>-1,54E-11</text:p>
          </table:table-cell>
          <table:table-cell table:style-name="ce7" office:value-type="float" office:value="0.00000000001625" calcext:value-type="float">
            <text:p>1,63E-11</text:p>
          </table:table-cell>
          <table:table-cell table:style-name="ce4" table:formula="of:=([.N14]-[.N12])/([.A14]-[.A12])" office:value-type="float" office:value="-0.00000000000949999999999991" calcext:value-type="float">
            <text:p>-9,50E-12</text:p>
          </table:table-cell>
          <table:table-cell table:formula="of:=[.N13]/(SQRT(ABS([.O13])))" office:value-type="float" office:value="0.00000527219618674981" calcext:value-type="float">
            <text:p>5,27219618674981E-06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0000039" calcext:value-type="float">
            <text:p>-3,90E-12</text:p>
          </table:table-cell>
          <table:table-cell office:value-type="float" office:value="-0.00000000000435" calcext:value-type="float">
            <text:p>-4,35E-12</text:p>
          </table:table-cell>
          <table:table-cell table:formula="of:=([.D15]-[.D13])/([.A15]-[.A13])" office:value-type="float" office:value="0.0000000003345" calcext:value-type="float">
            <text:p>334,50E-12</text:p>
          </table:table-cell>
          <table:table-cell table:formula="of:=[.D14]/(SQRT(ABS([.E14])))" office:value-type="float" office:value="-0.000000237843450039007" calcext:value-type="float">
            <text:p>-237,84E-09</text:p>
          </table:table-cell>
          <table:table-cell table:formula="of:=([.A14]-0.56)*[.$E$87]+[.$G$2]" office:value-type="float" office:value="-0.0000021928" calcext:value-type="float">
            <text:p>-2,19E-06</text:p>
          </table:table-cell>
          <table:table-cell table:number-columns-repeated="5"/>
          <table:table-cell table:style-name="ce7" office:value-type="float" office:value="-0.00000000001405" calcext:value-type="float">
            <text:p>-1,41E-11</text:p>
          </table:table-cell>
          <table:table-cell table:style-name="ce7" office:value-type="float" office:value="0.00000000001571" calcext:value-type="float">
            <text:p>1,57E-11</text:p>
          </table:table-cell>
          <table:table-cell table:style-name="ce4" table:formula="of:=([.N15]-[.N13])/([.A15]-[.A13])" office:value-type="float" office:value="-0.0000000000915000000000001" calcext:value-type="float">
            <text:p>-91,50E-12</text:p>
          </table:table-cell>
          <table:table-cell table:formula="of:=[.N14]/(SQRT(ABS([.O14])))" office:value-type="float" office:value="0.00000164234970950343" calcext:value-type="float">
            <text:p>1,64234970950343E-0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00000353" calcext:value-type="float">
            <text:p>-3,53E-12</text:p>
          </table:table-cell>
          <table:table-cell office:value-type="float" office:value="0.00000000000702" calcext:value-type="float">
            <text:p>7,02E-12</text:p>
          </table:table-cell>
          <table:table-cell table:formula="of:=([.D16]-[.D14])/([.A16]-[.A14])" office:value-type="float" office:value="-0.0000000003085" calcext:value-type="float">
            <text:p>-308,50E-12</text:p>
          </table:table-cell>
          <table:table-cell table:formula="of:=[.D15]/(SQRT(ABS([.E15])))" office:value-type="float" office:value="0.00000039967734150132" calcext:value-type="float">
            <text:p>399,68E-09</text:p>
          </table:table-cell>
          <table:table-cell table:formula="of:=([.A15]-0.56)*[.$E$87]+[.$G$2]" office:value-type="float" office:value="-0.00000214045000000001" calcext:value-type="float">
            <text:p>-2,14E-06</text:p>
          </table:table-cell>
          <table:table-cell table:number-columns-repeated="5"/>
          <table:table-cell table:style-name="ce7" office:value-type="float" office:value="-0.00000000001088" calcext:value-type="float">
            <text:p>-1,09E-11</text:p>
          </table:table-cell>
          <table:table-cell table:style-name="ce7" office:value-type="float" office:value="0.00000000001442" calcext:value-type="float">
            <text:p>1,44E-11</text:p>
          </table:table-cell>
          <table:table-cell table:style-name="ce4" table:formula="of:=([.N16]-[.N14])/([.A16]-[.A14])" office:value-type="float" office:value="-0.0000000000765000000000001" calcext:value-type="float">
            <text:p>-76,50E-12</text:p>
          </table:table-cell>
          <table:table-cell table:formula="of:=[.N15]/(SQRT(ABS([.O15])))" office:value-type="float" office:value="0.00000164867306516998" calcext:value-type="float">
            <text:p>1,64867306516998E-06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1205" calcext:value-type="float">
            <text:p>-12,05E-12</text:p>
          </table:table-cell>
          <table:table-cell office:value-type="float" office:value="-0.00000000001052" calcext:value-type="float">
            <text:p>-10,52E-12</text:p>
          </table:table-cell>
          <table:table-cell table:formula="of:=([.D17]-[.D15])/([.A17]-[.A15])" office:value-type="float" office:value="0.0000000001495" calcext:value-type="float">
            <text:p>149,50E-12</text:p>
          </table:table-cell>
          <table:table-cell table:formula="of:=[.D16]/(SQRT(ABS([.E16])))" office:value-type="float" office:value="-0.000000860389582755226" calcext:value-type="float">
            <text:p>-860,39E-09</text:p>
          </table:table-cell>
          <table:table-cell table:formula="of:=([.A16]-0.56)*[.$E$87]+[.$G$2]" office:value-type="float" office:value="-0.00000208810000000001" calcext:value-type="float">
            <text:p>-2,09E-06</text:p>
          </table:table-cell>
          <table:table-cell table:number-columns-repeated="5"/>
          <table:table-cell table:style-name="ce7" office:value-type="float" office:value="-0.000000000009" calcext:value-type="float">
            <text:p>-9,00E-12</text:p>
          </table:table-cell>
          <table:table-cell table:style-name="ce7" office:value-type="float" office:value="0.00000000001418" calcext:value-type="float">
            <text:p>1,42E-11</text:p>
          </table:table-cell>
          <table:table-cell table:style-name="ce4" table:formula="of:=([.N17]-[.N15])/([.A17]-[.A15])" office:value-type="float" office:value="-0.0000000000185" calcext:value-type="float">
            <text:p>-18,50E-12</text:p>
          </table:table-cell>
          <table:table-cell table:formula="of:=[.N16]/(SQRT(ABS([.O16])))" office:value-type="float" office:value="0.00000329678303477472" calcext:value-type="float">
            <text:p>3,29678303477472E-06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2237" calcext:value-type="float">
            <text:p>22,37E-12</text:p>
          </table:table-cell>
          <table:table-cell office:value-type="float" office:value="0.00000000001001" calcext:value-type="float">
            <text:p>10,01E-12</text:p>
          </table:table-cell>
          <table:table-cell table:formula="of:=([.D18]-[.D16])/([.A18]-[.A16])" office:value-type="float" office:value="0.000000000368" calcext:value-type="float">
            <text:p>368,00E-12</text:p>
          </table:table-cell>
          <table:table-cell table:formula="of:=[.D17]/(SQRT(ABS([.E17])))" office:value-type="float" office:value="0.00000052180732117783" calcext:value-type="float">
            <text:p>521,81E-09</text:p>
          </table:table-cell>
          <table:table-cell table:formula="of:=([.A17]-0.56)*[.$E$87]+[.$G$2]" office:value-type="float" office:value="-0.00000203575" calcext:value-type="float">
            <text:p>-2,04E-06</text:p>
          </table:table-cell>
          <table:table-cell table:number-columns-repeated="5"/>
          <table:table-cell table:style-name="ce7" office:value-type="float" office:value="-0.00000000001111" calcext:value-type="float">
            <text:p>-1,11E-11</text:p>
          </table:table-cell>
          <table:table-cell table:style-name="ce7" office:value-type="float" office:value="0.00000000001405" calcext:value-type="float">
            <text:p>1,41E-11</text:p>
          </table:table-cell>
          <table:table-cell table:style-name="ce4" table:formula="of:=([.N18]-[.N16])/([.A18]-[.A16])" office:value-type="float" office:value="-0.00000000000549999999999993" calcext:value-type="float">
            <text:p>-5,50E-12</text:p>
          </table:table-cell>
          <table:table-cell table:formula="of:=[.N17]/(SQRT(ABS([.O17])))" office:value-type="float" office:value="0.00000599094012959269" calcext:value-type="float">
            <text:p>5,99094012959269E-06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0000053" calcext:value-type="float">
            <text:p>-530,00E-15</text:p>
          </table:table-cell>
          <table:table-cell office:value-type="float" office:value="-0.00000000000316" calcext:value-type="float">
            <text:p>-3,16E-12</text:p>
          </table:table-cell>
          <table:table-cell table:formula="of:=([.D19]-[.D17])/([.A19]-[.A17])" office:value-type="float" office:value="-0.000000000382" calcext:value-type="float">
            <text:p>-382,00E-12</text:p>
          </table:table-cell>
          <table:table-cell table:formula="of:=[.D18]/(SQRT(ABS([.E18])))" office:value-type="float" office:value="-0.000000161679665190542" calcext:value-type="float">
            <text:p>-161,68E-09</text:p>
          </table:table-cell>
          <table:table-cell table:formula="of:=([.A18]-0.56)*[.$E$87]+[.$G$2]" office:value-type="float" office:value="-0.00000198340000000001" calcext:value-type="float">
            <text:p>-1,98E-06</text:p>
          </table:table-cell>
          <table:table-cell table:number-columns-repeated="5"/>
          <table:table-cell table:style-name="ce7" office:value-type="float" office:value="-0.00000000000944" calcext:value-type="float">
            <text:p>-9,44E-12</text:p>
          </table:table-cell>
          <table:table-cell table:style-name="ce7" office:value-type="float" office:value="0.00000000001407" calcext:value-type="float">
            <text:p>1,41E-11</text:p>
          </table:table-cell>
          <table:table-cell table:style-name="ce4" table:formula="of:=([.N19]-[.N17])/([.A19]-[.A17])" office:value-type="float" office:value="-0.0000000000195" calcext:value-type="float">
            <text:p>-19,50E-12</text:p>
          </table:table-cell>
          <table:table-cell table:formula="of:=[.N18]/(SQRT(ABS([.O18])))" office:value-type="float" office:value="0.00000318622757408289" calcext:value-type="float">
            <text:p>3,18622757408289E-06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0000443" calcext:value-type="float">
            <text:p>-4,43E-12</text:p>
          </table:table-cell>
          <table:table-cell office:value-type="float" office:value="0.00000000000237" calcext:value-type="float">
            <text:p>2,37E-12</text:p>
          </table:table-cell>
          <table:table-cell table:formula="of:=([.D20]-[.D18])/([.A20]-[.A18])" office:value-type="float" office:value="0.0000000001865" calcext:value-type="float">
            <text:p>186,50E-12</text:p>
          </table:table-cell>
          <table:table-cell table:formula="of:=[.D19]/(SQRT(ABS([.E19])))" office:value-type="float" office:value="0.000000173543730147356" calcext:value-type="float">
            <text:p>173,54E-09</text:p>
          </table:table-cell>
          <table:table-cell table:formula="of:=([.A19]-0.56)*[.$E$87]+[.$G$2]" office:value-type="float" office:value="-0.00000193105" calcext:value-type="float">
            <text:p>-1,93E-06</text:p>
          </table:table-cell>
          <table:table-cell table:number-columns-repeated="5"/>
          <table:table-cell table:style-name="ce7" office:value-type="float" office:value="-0.00000000000678" calcext:value-type="float">
            <text:p>-6,78E-12</text:p>
          </table:table-cell>
          <table:table-cell table:style-name="ce7" office:value-type="float" office:value="0.00000000001366" calcext:value-type="float">
            <text:p>1,37E-11</text:p>
          </table:table-cell>
          <table:table-cell table:style-name="ce4" table:formula="of:=([.N20]-[.N18])/([.A20]-[.A18])" office:value-type="float" office:value="0.000000000022" calcext:value-type="float">
            <text:p>22,00E-12</text:p>
          </table:table-cell>
          <table:table-cell table:formula="of:=[.N19]/(SQRT(ABS([.O19])))" office:value-type="float" office:value="0.00000291232178541764" calcext:value-type="float">
            <text:p>2,91232178541764E-06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022" calcext:value-type="float">
            <text:p>220,00E-15</text:p>
          </table:table-cell>
          <table:table-cell office:value-type="float" office:value="0.00000000000057" calcext:value-type="float">
            <text:p>570,00E-15</text:p>
          </table:table-cell>
          <table:table-cell table:formula="of:=([.D21]-[.D19])/([.A21]-[.A19])" office:value-type="float" office:value="0.0000000003615" calcext:value-type="float">
            <text:p>361,50E-12</text:p>
          </table:table-cell>
          <table:table-cell table:formula="of:=[.D20]/(SQRT(ABS([.E20])))" office:value-type="float" office:value="0.0000000299792459331784" calcext:value-type="float">
            <text:p>29,98E-09</text:p>
          </table:table-cell>
          <table:table-cell table:formula="of:=([.A20]-0.56)*[.$E$87]+[.$G$2]" office:value-type="float" office:value="-0.0000018787" calcext:value-type="float">
            <text:p>-1,88E-06</text:p>
          </table:table-cell>
          <table:table-cell table:number-columns-repeated="5"/>
          <table:table-cell table:style-name="ce7" office:value-type="float" office:value="-0.00000000000431" calcext:value-type="float">
            <text:p>-4,31E-12</text:p>
          </table:table-cell>
          <table:table-cell table:style-name="ce7" office:value-type="float" office:value="0.00000000001451" calcext:value-type="float">
            <text:p>1,45E-11</text:p>
          </table:table-cell>
          <table:table-cell table:style-name="ce4" table:formula="of:=([.N21]-[.N19])/([.A21]-[.A19])" office:value-type="float" office:value="0.0000000000734999999999999" calcext:value-type="float">
            <text:p>73,50E-12</text:p>
          </table:table-cell>
          <table:table-cell table:formula="of:=[.N20]/(SQRT(ABS([.O20])))" office:value-type="float" office:value="0.00000169248076989447" calcext:value-type="float">
            <text:p>1,69248076989447E-06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0000045" calcext:value-type="float">
            <text:p>4,50E-12</text:p>
          </table:table-cell>
          <table:table-cell office:value-type="float" office:value="0.0000000000096" calcext:value-type="float">
            <text:p>9,60E-12</text:p>
          </table:table-cell>
          <table:table-cell table:formula="of:=([.D22]-[.D20])/([.A22]-[.A20])" office:value-type="float" office:value="-0.0000000002155" calcext:value-type="float">
            <text:p>-215,50E-12</text:p>
          </table:table-cell>
          <table:table-cell table:formula="of:=[.D21]/(SQRT(ABS([.E21])))" office:value-type="float" office:value="0.000000653954595158565" calcext:value-type="float">
            <text:p>653,95E-09</text:p>
          </table:table-cell>
          <table:table-cell table:formula="of:=([.A21]-0.56)*[.$E$87]+[.$G$2]" office:value-type="float" office:value="-0.00000182635" calcext:value-type="float">
            <text:p>-1,83E-06</text:p>
          </table:table-cell>
          <table:table-cell table:number-columns-repeated="5"/>
          <table:table-cell table:style-name="ce7" office:value-type="float" office:value="-0.00000000000672" calcext:value-type="float">
            <text:p>-6,72E-12</text:p>
          </table:table-cell>
          <table:table-cell table:style-name="ce7" office:value-type="float" office:value="0.00000000001513" calcext:value-type="float">
            <text:p>1,51E-11</text:p>
          </table:table-cell>
          <table:table-cell table:style-name="ce4" table:formula="of:=([.N22]-[.N20])/([.A22]-[.A20])" office:value-type="float" office:value="0.0000000001105" calcext:value-type="float">
            <text:p>110,50E-12</text:p>
          </table:table-cell>
          <table:table-cell table:formula="of:=[.N21]/(SQRT(ABS([.O21])))" office:value-type="float" office:value="0.0000014393214213115" calcext:value-type="float">
            <text:p>1,4393214213115E-0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00000076" calcext:value-type="float">
            <text:p>760,00E-15</text:p>
          </table:table-cell>
          <table:table-cell office:value-type="float" office:value="-0.00000000000374" calcext:value-type="float">
            <text:p>-3,74E-12</text:p>
          </table:table-cell>
          <table:table-cell table:formula="of:=([.D23]-[.D21])/([.A23]-[.A21])" office:value-type="float" office:value="0.0000000003545" calcext:value-type="float">
            <text:p>354,50E-12</text:p>
          </table:table-cell>
          <table:table-cell table:formula="of:=[.D22]/(SQRT(ABS([.E22])))" office:value-type="float" office:value="-0.000000198638525346326" calcext:value-type="float">
            <text:p>-198,64E-09</text:p>
          </table:table-cell>
          <table:table-cell table:formula="of:=([.A22]-0.56)*[.$E$87]+[.$G$2]" office:value-type="float" office:value="-0.000001774" calcext:value-type="float">
            <text:p>-1,77E-06</text:p>
          </table:table-cell>
          <table:table-cell table:number-columns-repeated="5"/>
          <table:table-cell table:style-name="ce7" office:value-type="float" office:value="-0.00000000000573" calcext:value-type="float">
            <text:p>-5,73E-12</text:p>
          </table:table-cell>
          <table:table-cell table:style-name="ce7" office:value-type="float" office:value="0.00000000001672" calcext:value-type="float">
            <text:p>1,67E-11</text:p>
          </table:table-cell>
          <table:table-cell table:style-name="ce4" table:formula="of:=([.N23]-[.N21])/([.A23]-[.A21])" office:value-type="float" office:value="0.000000000216" calcext:value-type="float">
            <text:p>216,00E-12</text:p>
          </table:table-cell>
          <table:table-cell table:formula="of:=[.N22]/(SQRT(ABS([.O22])))" office:value-type="float" office:value="0.0000011376519027593" calcext:value-type="float">
            <text:p>1,1376519027593E-06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00002764" calcext:value-type="float">
            <text:p>27,64E-12</text:p>
          </table:table-cell>
          <table:table-cell office:value-type="float" office:value="0.00000000001669" calcext:value-type="float">
            <text:p>16,69E-12</text:p>
          </table:table-cell>
          <table:table-cell table:formula="of:=([.D24]-[.D22])/([.A24]-[.A22])" office:value-type="float" office:value="0.000000000508" calcext:value-type="float">
            <text:p>508,00E-12</text:p>
          </table:table-cell>
          <table:table-cell table:formula="of:=[.D23]/(SQRT(ABS([.E23])))" office:value-type="float" office:value="0.000000740499007107747" calcext:value-type="float">
            <text:p>740,50E-09</text:p>
          </table:table-cell>
          <table:table-cell table:formula="of:=([.A23]-0.56)*[.$E$87]+[.$G$2]" office:value-type="float" office:value="-0.00000172165" calcext:value-type="float">
            <text:p>-1,72E-06</text:p>
          </table:table-cell>
          <table:table-cell table:number-columns-repeated="5"/>
          <table:table-cell table:style-name="ce7" office:value-type="float" office:value="-0.00000000000124" calcext:value-type="float">
            <text:p>-1,24E-12</text:p>
          </table:table-cell>
          <table:table-cell table:style-name="ce7" office:value-type="float" office:value="0.00000000001945" calcext:value-type="float">
            <text:p>1,95E-11</text:p>
          </table:table-cell>
          <table:table-cell table:style-name="ce4" table:formula="of:=([.N24]-[.N22])/([.A24]-[.A22])" office:value-type="float" office:value="0.000000000295" calcext:value-type="float">
            <text:p>295,00E-12</text:p>
          </table:table-cell>
          <table:table-cell table:formula="of:=[.N23]/(SQRT(ABS([.O23])))" office:value-type="float" office:value="0.00000113242278144349" calcext:value-type="float">
            <text:p>1,13242278144349E-0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00000897" calcext:value-type="float">
            <text:p>8,97E-12</text:p>
          </table:table-cell>
          <table:table-cell office:value-type="float" office:value="0.00000000000642" calcext:value-type="float">
            <text:p>6,42E-12</text:p>
          </table:table-cell>
          <table:table-cell table:formula="of:=([.D25]-[.D23])/([.A25]-[.A23])" office:value-type="float" office:value="0.0000000000309999999999999" calcext:value-type="float">
            <text:p>31,00E-12</text:p>
          </table:table-cell>
          <table:table-cell table:formula="of:=[.D24]/(SQRT(ABS([.E24])))" office:value-type="float" office:value="0.0000011530660390119" calcext:value-type="float">
            <text:p>1,15E-06</text:p>
          </table:table-cell>
          <table:table-cell table:formula="of:=([.A24]-0.56)*[.$E$87]+[.$G$2]" office:value-type="float" office:value="-0.0000016693" calcext:value-type="float">
            <text:p>-1,67E-06</text:p>
          </table:table-cell>
          <table:table-cell table:number-columns-repeated="5"/>
          <table:table-cell table:style-name="ce7" office:value-type="float" office:value="0.00000000000247" calcext:value-type="float">
            <text:p>2,47E-12</text:p>
          </table:table-cell>
          <table:table-cell table:style-name="ce7" office:value-type="float" office:value="0.00000000002262" calcext:value-type="float">
            <text:p>2,26E-11</text:p>
          </table:table-cell>
          <table:table-cell table:style-name="ce4" table:formula="of:=([.N25]-[.N23])/([.A25]-[.A23])" office:value-type="float" office:value="0.000000000425" calcext:value-type="float">
            <text:p>425,00E-12</text:p>
          </table:table-cell>
          <table:table-cell table:formula="of:=[.N24]/(SQRT(ABS([.O24])))" office:value-type="float" office:value="0.00000109723116766437" calcext:value-type="float">
            <text:p>1,09723116766437E-06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0000001731" calcext:value-type="float">
            <text:p>17,31E-12</text:p>
          </table:table-cell>
          <table:table-cell table:formula="of:=([.D26]-[.D24])/([.A26]-[.A24])" office:value-type="float" office:value="0.000000000981499999999999" calcext:value-type="float">
            <text:p>981,50E-12</text:p>
          </table:table-cell>
          <table:table-cell table:formula="of:=[.D25]/(SQRT([.E25]))" office:value-type="float" office:value="0.000000552524977940446" calcext:value-type="float">
            <text:p>552,52E-09</text:p>
          </table:table-cell>
          <table:table-cell table:formula="of:=([.A25]-0.56)*[.$E$87]+[.$G$2]" office:value-type="float" office:value="-0.00000161695" calcext:value-type="float">
            <text:p>-1,62E-06</text:p>
          </table:table-cell>
          <table:table-cell table:number-columns-repeated="5"/>
          <table:table-cell table:style-name="ce7" office:value-type="float" office:value="0.00000000000056" calcext:value-type="float">
            <text:p>5,60E-13</text:p>
          </table:table-cell>
          <table:table-cell table:style-name="ce7" office:value-type="float" office:value="0.00000000002795" calcext:value-type="float">
            <text:p>2,80E-11</text:p>
          </table:table-cell>
          <table:table-cell table:style-name="ce4" table:formula="of:=([.N26]-[.N24])/([.A26]-[.A24])" office:value-type="float" office:value="0.000000000712499999999999" calcext:value-type="float">
            <text:p>712,50E-12</text:p>
          </table:table-cell>
          <table:table-cell table:formula="of:=[.N25]/(SQRT(ABS([.O25])))" office:value-type="float" office:value="0.00000104710293734833" calcext:value-type="float">
            <text:p>1,04710293734833E-06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00001988" calcext:value-type="float">
            <text:p>19,88E-12</text:p>
          </table:table-cell>
          <table:table-cell office:value-type="float" office:value="0.00000000002605" calcext:value-type="float">
            <text:p>26,05E-12</text:p>
          </table:table-cell>
          <table:table-cell table:formula="of:=([.D27]-[.D25])/([.A27]-[.A25])" office:value-type="float" office:value="0.000000001019" calcext:value-type="float">
            <text:p>1,02E-09</text:p>
          </table:table-cell>
          <table:table-cell table:formula="of:=[.D26]/(SQRT([.E26]))" office:value-type="float" office:value="0.000000816057265303822" calcext:value-type="float">
            <text:p>816,06E-09</text:p>
          </table:table-cell>
          <table:table-cell table:formula="of:=([.A26]-0.56)*[.$E$87]+[.$G$2]" office:value-type="float" office:value="-0.0000015646" calcext:value-type="float">
            <text:p>-1,56E-06</text:p>
          </table:table-cell>
          <table:table-cell table:number-columns-repeated="5"/>
          <table:table-cell table:style-name="ce7" office:value-type="float" office:value="0.00000000000408" calcext:value-type="float">
            <text:p>4,08E-12</text:p>
          </table:table-cell>
          <table:table-cell table:style-name="ce7" office:value-type="float" office:value="0.00000000003687" calcext:value-type="float">
            <text:p>3,69E-11</text:p>
          </table:table-cell>
          <table:table-cell table:style-name="ce4" table:formula="of:=([.N27]-[.N25])/([.A27]-[.A25])" office:value-type="float" office:value="0.0000000010115" calcext:value-type="float">
            <text:p>1,01E-09</text:p>
          </table:table-cell>
          <table:table-cell table:formula="of:=[.N26]/(SQRT(ABS([.O26])))" office:value-type="float" office:value="0.00000115928493991895" calcext:value-type="float">
            <text:p>1,15928493991895E-0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00001972" calcext:value-type="float">
            <text:p>19,72E-12</text:p>
          </table:table-cell>
          <table:table-cell office:value-type="float" office:value="0.00000000003769" calcext:value-type="float">
            <text:p>37,69E-12</text:p>
          </table:table-cell>
          <table:table-cell table:formula="of:=([.D28]-[.D26])/([.A28]-[.A26])" office:value-type="float" office:value="0.00000000124" calcext:value-type="float">
            <text:p>1,24E-09</text:p>
          </table:table-cell>
          <table:table-cell table:formula="of:=[.D27]/(SQRT([.E27]))" office:value-type="float" office:value="0.00000107032407663859" calcext:value-type="float">
            <text:p>1,07E-06</text:p>
          </table:table-cell>
          <table:table-cell table:formula="of:=([.A27]-0.56)*[.$E$87]+[.$G$2]" office:value-type="float" office:value="-0.00000151225" calcext:value-type="float">
            <text:p>-1,51E-06</text:p>
          </table:table-cell>
          <table:table-cell table:number-columns-repeated="5"/>
          <table:table-cell table:style-name="ce7" office:value-type="float" office:value="0.00000000001009" calcext:value-type="float">
            <text:p>1,01E-11</text:p>
          </table:table-cell>
          <table:table-cell table:style-name="ce7" office:value-type="float" office:value="0.00000000004818" calcext:value-type="float">
            <text:p>4,82E-11</text:p>
          </table:table-cell>
          <table:table-cell table:style-name="ce4" table:formula="of:=([.N28]-[.N26])/([.A28]-[.A26])" office:value-type="float" office:value="0.0000000014125" calcext:value-type="float">
            <text:p>1,41E-09</text:p>
          </table:table-cell>
          <table:table-cell table:formula="of:=[.N27]/(SQRT(ABS([.O27])))" office:value-type="float" office:value="0.00000128195437081417" calcext:value-type="float">
            <text:p>0,000001282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00002177" calcext:value-type="float">
            <text:p>21,77E-12</text:p>
          </table:table-cell>
          <table:table-cell office:value-type="float" office:value="0.00000000005085" calcext:value-type="float">
            <text:p>50,85E-12</text:p>
          </table:table-cell>
          <table:table-cell table:formula="of:=([.D29]-[.D27])/([.A29]-[.A27])" office:value-type="float" office:value="0.0000000023025" calcext:value-type="float">
            <text:p>2,30E-09</text:p>
          </table:table-cell>
          <table:table-cell table:formula="of:=[.D28]/(SQRT([.E28]))" office:value-type="float" office:value="0.00000105972001710734" calcext:value-type="float">
            <text:p>1,06E-06</text:p>
          </table:table-cell>
          <table:table-cell table:formula="of:=([.A28]-0.56)*[.$E$87]+[.$G$2]" office:value-type="float" office:value="-0.0000014599" calcext:value-type="float">
            <text:p>-1,46E-06</text:p>
          </table:table-cell>
          <table:table-cell table:number-columns-repeated="5"/>
          <table:table-cell table:style-name="ce7" office:value-type="float" office:value="0.00000000001508" calcext:value-type="float">
            <text:p>1,51E-11</text:p>
          </table:table-cell>
          <table:table-cell table:style-name="ce7" office:value-type="float" office:value="0.00000000006512" calcext:value-type="float">
            <text:p>6,51E-11</text:p>
          </table:table-cell>
          <table:table-cell table:style-name="ce4" table:formula="of:=([.N29]-[.N27])/([.A29]-[.A27])" office:value-type="float" office:value="0.000000002163" calcext:value-type="float">
            <text:p>2,16E-09</text:p>
          </table:table-cell>
          <table:table-cell table:formula="of:=[.N28]/(SQRT(ABS([.O28])))" office:value-type="float" office:value="0.0000014001872934622" calcext:value-type="float">
            <text:p>1,4001872934622E-0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2748" calcext:value-type="float">
            <text:p>27,48E-12</text:p>
          </table:table-cell>
          <table:table-cell office:value-type="float" office:value="0.00000000008374" calcext:value-type="float">
            <text:p>83,74E-12</text:p>
          </table:table-cell>
          <table:table-cell table:formula="of:=([.D30]-[.D28])/([.A30]-[.A28])" office:value-type="float" office:value="0.000000003234" calcext:value-type="float">
            <text:p>3,23E-09</text:p>
          </table:table-cell>
          <table:table-cell table:formula="of:=[.D29]/(SQRT([.E29]))" office:value-type="float" office:value="0.00000147252592208705" calcext:value-type="float">
            <text:p>1,47E-06</text:p>
          </table:table-cell>
          <table:table-cell table:formula="of:=([.A29]-0.56)*[.$E$87]+[.$G$2]" office:value-type="float" office:value="-0.00000140755" calcext:value-type="float">
            <text:p>-1,41E-06</text:p>
          </table:table-cell>
          <table:table-cell table:number-columns-repeated="5"/>
          <table:table-cell table:style-name="ce7" office:value-type="float" office:value="0.00000000001885" calcext:value-type="float">
            <text:p>1,89E-11</text:p>
          </table:table-cell>
          <table:table-cell table:style-name="ce7" office:value-type="float" office:value="0.00000000009144" calcext:value-type="float">
            <text:p>9,14E-11</text:p>
          </table:table-cell>
          <table:table-cell table:style-name="ce4" table:formula="of:=([.N30]-[.N28])/([.A30]-[.A28])" office:value-type="float" office:value="0.0000000031865" calcext:value-type="float">
            <text:p>3,19E-09</text:p>
          </table:table-cell>
          <table:table-cell table:formula="of:=[.N29]/(SQRT(ABS([.O29])))" office:value-type="float" office:value="0.00000161986661933261" calcext:value-type="float">
            <text:p>1,61986661933261E-0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4201" calcext:value-type="float">
            <text:p>42,01E-12</text:p>
          </table:table-cell>
          <table:table-cell office:value-type="float" office:value="0.00000000011553" calcext:value-type="float">
            <text:p>115,53E-12</text:p>
          </table:table-cell>
          <table:table-cell table:formula="of:=([.D31]-[.D29])/([.A31]-[.A29])" office:value-type="float" office:value="0.000000004267" calcext:value-type="float">
            <text:p>4,27E-09</text:p>
          </table:table-cell>
          <table:table-cell table:formula="of:=[.D30]/(SQRT([.E30]))" office:value-type="float" office:value="0.00000176861560220071" calcext:value-type="float">
            <text:p>1,77E-06</text:p>
          </table:table-cell>
          <table:table-cell table:formula="of:=([.A30]-0.56)*[.$E$87]+[.$G$2]" office:value-type="float" office:value="-0.0000013552" calcext:value-type="float">
            <text:p>-1,36E-06</text:p>
          </table:table-cell>
          <table:table-cell table:number-columns-repeated="5"/>
          <table:table-cell table:style-name="ce7" office:value-type="float" office:value="0.00000000002159" calcext:value-type="float">
            <text:p>2,16E-11</text:p>
          </table:table-cell>
          <table:table-cell table:style-name="ce7" office:value-type="float" office:value="0.00000000012885" calcext:value-type="float">
            <text:p>1,29E-10</text:p>
          </table:table-cell>
          <table:table-cell table:style-name="ce4" table:formula="of:=([.N31]-[.N29])/([.A31]-[.A29])" office:value-type="float" office:value="0.0000000046185" calcext:value-type="float">
            <text:p>4,62E-09</text:p>
          </table:table-cell>
          <table:table-cell table:formula="of:=[.N30]/(SQRT(ABS([.O30])))" office:value-type="float" office:value="0.00000189598086044911" calcext:value-type="float">
            <text:p>0,00000189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00003276" calcext:value-type="float">
            <text:p>32,76E-12</text:p>
          </table:table-cell>
          <table:table-cell office:value-type="float" office:value="0.00000000016908" calcext:value-type="float">
            <text:p>169,08E-12</text:p>
          </table:table-cell>
          <table:table-cell table:formula="of:=([.D32]-[.D30])/([.A32]-[.A30])" office:value-type="float" office:value="0.00000000674249999999999" calcext:value-type="float">
            <text:p>6,74E-09</text:p>
          </table:table-cell>
          <table:table-cell table:formula="of:=[.D31]/(SQRT([.E31]))" office:value-type="float" office:value="0.00000205912049650631" calcext:value-type="float">
            <text:p>2,06E-06</text:p>
          </table:table-cell>
          <table:table-cell table:formula="of:=([.A31]-0.56)*[.$E$87]+[.$G$2]" office:value-type="float" office:value="-0.00000130285" calcext:value-type="float">
            <text:p>-1,30E-06</text:p>
          </table:table-cell>
          <table:table-cell table:number-columns-repeated="5"/>
          <table:table-cell table:style-name="ce7" office:value-type="float" office:value="0.00000000003006" calcext:value-type="float">
            <text:p>3,01E-11</text:p>
          </table:table-cell>
          <table:table-cell table:style-name="ce7" office:value-type="float" office:value="0.00000000018381" calcext:value-type="float">
            <text:p>1,84E-10</text:p>
          </table:table-cell>
          <table:table-cell table:style-name="ce4" table:formula="of:=([.N32]-[.N30])/([.A32]-[.A30])" office:value-type="float" office:value="0.00000000661699999999999" calcext:value-type="float">
            <text:p>6,62E-09</text:p>
          </table:table-cell>
          <table:table-cell table:formula="of:=[.N31]/(SQRT(ABS([.O31])))" office:value-type="float" office:value="0.00000225963642940821" calcext:value-type="float">
            <text:p>2,25963642940821E-06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00004847" calcext:value-type="float">
            <text:p>48,47E-12</text:p>
          </table:table-cell>
          <table:table-cell office:value-type="float" office:value="0.00000000025038" calcext:value-type="float">
            <text:p>250,38E-12</text:p>
          </table:table-cell>
          <table:table-cell table:formula="of:=([.D33]-[.D31])/([.A33]-[.A31])" office:value-type="float" office:value="0.00000000915599999999999" calcext:value-type="float">
            <text:p>9,16E-09</text:p>
          </table:table-cell>
          <table:table-cell table:formula="of:=[.D32]/(SQRT([.E32]))" office:value-type="float" office:value="0.00000261665667146152" calcext:value-type="float">
            <text:p>2,62E-06</text:p>
          </table:table-cell>
          <table:table-cell table:formula="of:=([.A32]-0.56)*[.$E$87]+[.$G$2]" office:value-type="float" office:value="-0.0000012505" calcext:value-type="float">
            <text:p>-1,25E-06</text:p>
          </table:table-cell>
          <table:table-cell table:number-columns-repeated="5"/>
          <table:table-cell table:style-name="ce7" office:value-type="float" office:value="0.00000000003952" calcext:value-type="float">
            <text:p>3,95E-11</text:p>
          </table:table-cell>
          <table:table-cell table:style-name="ce7" office:value-type="float" office:value="0.00000000026119" calcext:value-type="float">
            <text:p>2,61E-10</text:p>
          </table:table-cell>
          <table:table-cell table:style-name="ce4" table:formula="of:=([.N33]-[.N31])/([.A33]-[.A31])" office:value-type="float" office:value="0.00000000944499999999999" calcext:value-type="float">
            <text:p>9,44E-09</text:p>
          </table:table-cell>
          <table:table-cell table:formula="of:=[.N32]/(SQRT(ABS([.O32])))" office:value-type="float" office:value="0.00000268754388295639" calcext:value-type="float">
            <text:p>2,68754388295639E-06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578" calcext:value-type="float">
            <text:p>57,80E-12</text:p>
          </table:table-cell>
          <table:table-cell office:value-type="float" office:value="0.0000000003522" calcext:value-type="float">
            <text:p>352,20E-12</text:p>
          </table:table-cell>
          <table:table-cell table:formula="of:=([.D34]-[.D32])/([.A34]-[.A32])" office:value-type="float" office:value="0.000000013346" calcext:value-type="float">
            <text:p>13,35E-09</text:p>
          </table:table-cell>
          <table:table-cell table:formula="of:=[.D33]/(SQRT([.E33]))" office:value-type="float" office:value="0.00000304869368639524" calcext:value-type="float">
            <text:p>3,05E-06</text:p>
          </table:table-cell>
          <table:table-cell table:formula="of:=([.A33]-0.56)*[.$E$87]+[.$G$2]" office:value-type="float" office:value="-0.00000119815" calcext:value-type="float">
            <text:p>-1,20E-06</text:p>
          </table:table-cell>
          <table:table-cell table:number-columns-repeated="5"/>
          <table:table-cell table:style-name="ce7" office:value-type="float" office:value="0.00000000005003" calcext:value-type="float">
            <text:p>5,00E-11</text:p>
          </table:table-cell>
          <table:table-cell table:style-name="ce7" office:value-type="float" office:value="0.00000000037271" calcext:value-type="float">
            <text:p>3,73E-10</text:p>
          </table:table-cell>
          <table:table-cell table:style-name="ce4" table:formula="of:=([.N34]-[.N32])/([.A34]-[.A32])" office:value-type="float" office:value="0.0000000135675" calcext:value-type="float">
            <text:p>13,57E-09</text:p>
          </table:table-cell>
          <table:table-cell table:formula="of:=[.N33]/(SQRT(ABS([.O33])))" office:value-type="float" office:value="0.00000319978744572312" calcext:value-type="float">
            <text:p>3,19978744572312E-0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7182" calcext:value-type="float">
            <text:p>71,82E-12</text:p>
          </table:table-cell>
          <table:table-cell office:value-type="float" office:value="0.0000000005173" calcext:value-type="float">
            <text:p>517,30E-12</text:p>
          </table:table-cell>
          <table:table-cell table:formula="of:=([.D35]-[.D33])/([.A35]-[.A33])" office:value-type="float" office:value="0.0000000190255" calcext:value-type="float">
            <text:p>19,03E-09</text:p>
          </table:table-cell>
          <table:table-cell table:formula="of:=[.D34]/(SQRT([.E34]))" office:value-type="float" office:value="0.00000375037278814228" calcext:value-type="float">
            <text:p>3,75E-06</text:p>
          </table:table-cell>
          <table:table-cell table:formula="of:=([.A34]-0.56)*[.$E$87]+[.$G$2]" office:value-type="float" office:value="-0.0000011458" calcext:value-type="float">
            <text:p>-1,15E-06</text:p>
          </table:table-cell>
          <table:table-cell table:number-columns-repeated="5"/>
          <table:table-cell table:style-name="ce7" office:value-type="float" office:value="0.00000000006241" calcext:value-type="float">
            <text:p>6,24E-11</text:p>
          </table:table-cell>
          <table:table-cell table:style-name="ce7" office:value-type="float" office:value="0.00000000053254" calcext:value-type="float">
            <text:p>5,33E-10</text:p>
          </table:table-cell>
          <table:table-cell table:style-name="ce4" table:formula="of:=([.N35]-[.N33])/([.A35]-[.A33])" office:value-type="float" office:value="0.0000000194005" calcext:value-type="float">
            <text:p>19,40E-09</text:p>
          </table:table-cell>
          <table:table-cell table:formula="of:=[.N34]/(SQRT(ABS([.O34])))" office:value-type="float" office:value="0.00000382336510805144" calcext:value-type="float">
            <text:p>3,82336510805144E-06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00000819" calcext:value-type="float">
            <text:p>81,90E-12</text:p>
          </table:table-cell>
          <table:table-cell office:value-type="float" office:value="0.00000000073271" calcext:value-type="float">
            <text:p>732,71E-12</text:p>
          </table:table-cell>
          <table:table-cell table:formula="of:=([.D36]-[.D34])/([.A36]-[.A34])" office:value-type="float" office:value="0.0000000268725" calcext:value-type="float">
            <text:p>26,87E-09</text:p>
          </table:table-cell>
          <table:table-cell table:formula="of:=[.D35]/(SQRT([.E35]))" office:value-type="float" office:value="0.00000446969699645461" calcext:value-type="float">
            <text:p>4,47E-06</text:p>
          </table:table-cell>
          <table:table-cell table:formula="of:=([.A35]-0.56)*[.$E$87]+[.$G$2]" office:value-type="float" office:value="-0.00000109345" calcext:value-type="float">
            <text:p>-1,09E-06</text:p>
          </table:table-cell>
          <table:table-cell table:number-columns-repeated="5"/>
          <table:table-cell table:style-name="ce7" office:value-type="float" office:value="0.00000000007509" calcext:value-type="float">
            <text:p>7,51E-11</text:p>
          </table:table-cell>
          <table:table-cell table:style-name="ce7" office:value-type="float" office:value="0.00000000076072" calcext:value-type="float">
            <text:p>7,61E-10</text:p>
          </table:table-cell>
          <table:table-cell table:style-name="ce4" table:formula="of:=([.N36]-[.N34])/([.A36]-[.A34])" office:value-type="float" office:value="0.0000000274775" calcext:value-type="float">
            <text:p>27,48E-09</text:p>
          </table:table-cell>
          <table:table-cell table:formula="of:=[.N35]/(SQRT(ABS([.O35])))" office:value-type="float" office:value="0.00000458919198183391" calcext:value-type="float">
            <text:p>4,58919198183391E-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000009678" calcext:value-type="float">
            <text:p>96,78E-12</text:p>
          </table:table-cell>
          <table:table-cell office:value-type="float" office:value="0.00000000105475" calcext:value-type="float">
            <text:p>1,05E-09</text:p>
          </table:table-cell>
          <table:table-cell table:formula="of:=([.D37]-[.D35])/([.A37]-[.A35])" office:value-type="float" office:value="0.0000000383095" calcext:value-type="float">
            <text:p>38,31E-09</text:p>
          </table:table-cell>
          <table:table-cell table:formula="of:=[.D36]/(SQRT([.E36]))" office:value-type="float" office:value="0.00000538885244559355" calcext:value-type="float">
            <text:p>5,39E-06</text:p>
          </table:table-cell>
          <table:table-cell table:formula="of:=([.A36]-0.56)*[.$E$87]+[.$G$2]" office:value-type="float" office:value="-0.0000010411" calcext:value-type="float">
            <text:p>-1,04E-06</text:p>
          </table:table-cell>
          <table:table-cell table:number-columns-repeated="5"/>
          <table:table-cell table:style-name="ce7" office:value-type="float" office:value="0.0000000000871" calcext:value-type="float">
            <text:p>8,71E-11</text:p>
          </table:table-cell>
          <table:table-cell table:style-name="ce7" office:value-type="float" office:value="0.00000000108209" calcext:value-type="float">
            <text:p>1,08E-09</text:p>
          </table:table-cell>
          <table:table-cell table:style-name="ce4" table:formula="of:=([.N37]-[.N35])/([.A37]-[.A35])" office:value-type="float" office:value="0.000000039014" calcext:value-type="float">
            <text:p>39,01E-09</text:p>
          </table:table-cell>
          <table:table-cell table:formula="of:=[.N36]/(SQRT(ABS([.O36])))" office:value-type="float" office:value="0.0000054783924956498" calcext:value-type="float">
            <text:p>5,4783924956498E-06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10978" calcext:value-type="float">
            <text:p>109,78E-12</text:p>
          </table:table-cell>
          <table:table-cell office:value-type="float" office:value="0.0000000014989" calcext:value-type="float">
            <text:p>1,50E-09</text:p>
          </table:table-cell>
          <table:table-cell table:formula="of:=([.D38]-[.D36])/([.A38]-[.A36])" office:value-type="float" office:value="0.0000000535725000000001" calcext:value-type="float">
            <text:p>53,57E-09</text:p>
          </table:table-cell>
          <table:table-cell table:formula="of:=[.D37]/(SQRT([.E37]))" office:value-type="float" office:value="0.00000647592339631885" calcext:value-type="float">
            <text:p>6,48E-06</text:p>
          </table:table-cell>
          <table:table-cell table:formula="of:=([.A37]-0.56)*[.$E$87]+[.$G$2]" office:value-type="float" office:value="-0.000000988750000000003" calcext:value-type="float">
            <text:p>-988,75E-09</text:p>
          </table:table-cell>
          <table:table-cell table:number-columns-repeated="5"/>
          <table:table-cell table:style-name="ce7" office:value-type="float" office:value="0.00000000010053" calcext:value-type="float">
            <text:p>1,01E-10</text:p>
          </table:table-cell>
          <table:table-cell table:style-name="ce7" office:value-type="float" office:value="0.000000001541" calcext:value-type="float">
            <text:p>1,54E-09</text:p>
          </table:table-cell>
          <table:table-cell table:style-name="ce4" table:formula="of:=([.N38]-[.N36])/([.A38]-[.A36])" office:value-type="float" office:value="0.0000000548105000000001" calcext:value-type="float">
            <text:p>54,81E-09</text:p>
          </table:table-cell>
          <table:table-cell table:formula="of:=[.N37]/(SQRT(ABS([.O37])))" office:value-type="float" office:value="0.00000658219518939386" calcext:value-type="float">
            <text:p>6,58219518939386E-0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12378" calcext:value-type="float">
            <text:p>123,78E-12</text:p>
          </table:table-cell>
          <table:table-cell office:value-type="float" office:value="0.0000000021262" calcext:value-type="float">
            <text:p>2,13E-09</text:p>
          </table:table-cell>
          <table:table-cell table:formula="of:=([.D39]-[.D37])/([.A39]-[.A37])" office:value-type="float" office:value="0.0000000750849999999999" calcext:value-type="float">
            <text:p>75,08E-09</text:p>
          </table:table-cell>
          <table:table-cell table:formula="of:=[.D38]/(SQRT([.E38]))" office:value-type="float" office:value="0.00000775938893649343" calcext:value-type="float">
            <text:p>7,76E-06</text:p>
          </table:table-cell>
          <table:table-cell table:formula="of:=([.A38]-0.56)*[.$E$87]+[.$G$2]" office:value-type="float" office:value="-0.000000936400000000003" calcext:value-type="float">
            <text:p>-936,40E-09</text:p>
          </table:table-cell>
          <table:table-cell table:number-columns-repeated="5"/>
          <table:table-cell table:style-name="ce7" office:value-type="float" office:value="0.00000000011773" calcext:value-type="float">
            <text:p>1,18E-10</text:p>
          </table:table-cell>
          <table:table-cell table:style-name="ce7" office:value-type="float" office:value="0.0000000021783" calcext:value-type="float">
            <text:p>2,18E-09</text:p>
          </table:table-cell>
          <table:table-cell table:style-name="ce4" table:formula="of:=([.N39]-[.N37])/([.A39]-[.A37])" office:value-type="float" office:value="0.0000000766599999999999" calcext:value-type="float">
            <text:p>76,66E-09</text:p>
          </table:table-cell>
          <table:table-cell table:formula="of:=[.N38]/(SQRT(ABS([.O38])))" office:value-type="float" office:value="0.00000786743718322463" calcext:value-type="float">
            <text:p>7,86743718322463E-06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14906" calcext:value-type="float">
            <text:p>149,06E-12</text:p>
          </table:table-cell>
          <table:table-cell office:value-type="float" office:value="0.0000000030006" calcext:value-type="float">
            <text:p>3,00E-09</text:p>
          </table:table-cell>
          <table:table-cell table:formula="of:=([.D40]-[.D38])/([.A40]-[.A38])" office:value-type="float" office:value="0.000000104135" calcext:value-type="float">
            <text:p>104,14E-09</text:p>
          </table:table-cell>
          <table:table-cell table:formula="of:=[.D39]/(SQRT([.E39]))" office:value-type="float" office:value="0.00000929843253208068" calcext:value-type="float">
            <text:p>9,30E-06</text:p>
          </table:table-cell>
          <table:table-cell table:formula="of:=([.A39]-0.56)*[.$E$87]+[.$G$2]" office:value-type="float" office:value="-0.000000884050000000003" calcext:value-type="float">
            <text:p>-884,05E-09</text:p>
          </table:table-cell>
          <table:table-cell table:number-columns-repeated="5"/>
          <table:table-cell table:style-name="ce7" office:value-type="float" office:value="0.00000000013732" calcext:value-type="float">
            <text:p>1,37E-10</text:p>
          </table:table-cell>
          <table:table-cell table:style-name="ce7" office:value-type="float" office:value="0.0000000030742" calcext:value-type="float">
            <text:p>3,07E-09</text:p>
          </table:table-cell>
          <table:table-cell table:style-name="ce4" table:formula="of:=([.N40]-[.N38])/([.A40]-[.A38])" office:value-type="float" office:value="0.00000010645" calcext:value-type="float">
            <text:p>106,45E-09</text:p>
          </table:table-cell>
          <table:table-cell table:formula="of:=[.N39]/(SQRT(ABS([.O39])))" office:value-type="float" office:value="0.00000942235114895747" calcext:value-type="float">
            <text:p>9,42235114895747E-06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000016825" calcext:value-type="float">
            <text:p>168,25E-12</text:p>
          </table:table-cell>
          <table:table-cell office:value-type="float" office:value="0.0000000042089" calcext:value-type="float">
            <text:p>4,21E-09</text:p>
          </table:table-cell>
          <table:table-cell table:formula="of:=([.D41]-[.D39])/([.A41]-[.A39])" office:value-type="float" office:value="0.000000141925" calcext:value-type="float">
            <text:p>141,93E-09</text:p>
          </table:table-cell>
          <table:table-cell table:formula="of:=[.D40]/(SQRT([.E40]))" office:value-type="float" office:value="0.0000111722116865304" calcext:value-type="float">
            <text:p>11,17E-06</text:p>
          </table:table-cell>
          <table:table-cell table:formula="of:=([.A40]-0.56)*[.$E$87]+[.$G$2]" office:value-type="float" office:value="-0.000000831700000000003" calcext:value-type="float">
            <text:p>-831,70E-09</text:p>
          </table:table-cell>
          <table:table-cell table:number-columns-repeated="5"/>
          <table:table-cell table:style-name="ce7" office:value-type="float" office:value="0.00000000015789" calcext:value-type="float">
            <text:p>1,58E-10</text:p>
          </table:table-cell>
          <table:table-cell table:style-name="ce7" office:value-type="float" office:value="0.0000000043073" calcext:value-type="float">
            <text:p>4,31E-09</text:p>
          </table:table-cell>
          <table:table-cell table:style-name="ce4" table:formula="of:=([.N41]-[.N39])/([.A41]-[.A39])" office:value-type="float" office:value="0.000000145355" calcext:value-type="float">
            <text:p>145,36E-09</text:p>
          </table:table-cell>
          <table:table-cell table:formula="of:=[.N40]/(SQRT(ABS([.O40])))" office:value-type="float" office:value="0.0000112977024735367" calcext:value-type="float">
            <text:p>1,12977024735367E-05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19024" calcext:value-type="float">
            <text:p>190,24E-12</text:p>
          </table:table-cell>
          <table:table-cell office:value-type="float" office:value="0.0000000058391" calcext:value-type="float">
            <text:p>5,84E-09</text:p>
          </table:table-cell>
          <table:table-cell table:formula="of:=([.D42]-[.D40])/([.A42]-[.A40])" office:value-type="float" office:value="0.000000192405" calcext:value-type="float">
            <text:p>192,41E-09</text:p>
          </table:table-cell>
          <table:table-cell table:formula="of:=[.D41]/(SQRT([.E41]))" office:value-type="float" office:value="0.0000133118291825403" calcext:value-type="float">
            <text:p>13,31E-06</text:p>
          </table:table-cell>
          <table:table-cell table:formula="of:=([.A41]-0.56)*[.$E$87]+[.$G$2]" office:value-type="float" office:value="-0.000000779350000000002" calcext:value-type="float">
            <text:p>-779,35E-09</text:p>
          </table:table-cell>
          <table:table-cell table:number-columns-repeated="5"/>
          <table:table-cell table:style-name="ce7" office:value-type="float" office:value="0.00000000018147" calcext:value-type="float">
            <text:p>1,81E-10</text:p>
          </table:table-cell>
          <table:table-cell table:style-name="ce7" office:value-type="float" office:value="0.0000000059813" calcext:value-type="float">
            <text:p>5,98E-09</text:p>
          </table:table-cell>
          <table:table-cell table:style-name="ce4" table:formula="of:=([.N42]-[.N40])/([.A42]-[.A40])" office:value-type="float" office:value="0.00000019726" calcext:value-type="float">
            <text:p>197,26E-09</text:p>
          </table:table-cell>
          <table:table-cell table:formula="of:=[.N41]/(SQRT(ABS([.O41])))" office:value-type="float" office:value="0.0000134671615901701" calcext:value-type="float">
            <text:p>1,34671615901701E-05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000021518" calcext:value-type="float">
            <text:p>215,18E-12</text:p>
          </table:table-cell>
          <table:table-cell office:value-type="float" office:value="0.000000008057" calcext:value-type="float">
            <text:p>8,06E-09</text:p>
          </table:table-cell>
          <table:table-cell table:formula="of:=([.D43]-[.D41])/([.A43]-[.A41])" office:value-type="float" office:value="0.000000256795" calcext:value-type="float">
            <text:p>256,80E-09</text:p>
          </table:table-cell>
          <table:table-cell table:formula="of:=[.D42]/(SQRT([.E42]))" office:value-type="float" office:value="0.000015899376071586" calcext:value-type="float">
            <text:p>15,90E-06</text:p>
          </table:table-cell>
          <table:table-cell table:formula="of:=([.A42]-0.56)*[.$E$87]+[.$G$2]" office:value-type="float" office:value="-0.000000727000000000002" calcext:value-type="float">
            <text:p>-727,00E-09</text:p>
          </table:table-cell>
          <table:table-cell table:number-columns-repeated="5"/>
          <table:table-cell table:style-name="ce7" office:value-type="float" office:value="0.00000000020647" calcext:value-type="float">
            <text:p>2,06E-10</text:p>
          </table:table-cell>
          <table:table-cell table:style-name="ce7" office:value-type="float" office:value="0.0000000082525" calcext:value-type="float">
            <text:p>8,25E-09</text:p>
          </table:table-cell>
          <table:table-cell table:style-name="ce4" table:formula="of:=([.N43]-[.N41])/([.A43]-[.A41])" office:value-type="float" office:value="0.000000263785" calcext:value-type="float">
            <text:p>263,79E-09</text:p>
          </table:table-cell>
          <table:table-cell table:formula="of:=[.N42]/(SQRT(ABS([.O42])))" office:value-type="float" office:value="0.0000160679504951344" calcext:value-type="float">
            <text:p>0,000016068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000024006" calcext:value-type="float">
            <text:p>240,06E-12</text:p>
          </table:table-cell>
          <table:table-cell office:value-type="float" office:value="0.000000010975" calcext:value-type="float">
            <text:p>10,98E-09</text:p>
          </table:table-cell>
          <table:table-cell table:formula="of:=([.D44]-[.D42])/([.A44]-[.A42])" office:value-type="float" office:value="0.00000033825" calcext:value-type="float">
            <text:p>338,25E-09</text:p>
          </table:table-cell>
          <table:table-cell table:formula="of:=[.D43]/(SQRT([.E43]))" office:value-type="float" office:value="0.0000188705964060853" calcext:value-type="float">
            <text:p>18,87E-06</text:p>
          </table:table-cell>
          <table:table-cell table:formula="of:=([.A43]-0.56)*[.$E$87]+[.$G$2]" office:value-type="float" office:value="-0.000000674650000000002" calcext:value-type="float">
            <text:p>-674,65E-09</text:p>
          </table:table-cell>
          <table:table-cell table:number-columns-repeated="5"/>
          <table:table-cell table:style-name="ce7" office:value-type="float" office:value="0.00000000023274" calcext:value-type="float">
            <text:p>2,33E-10</text:p>
          </table:table-cell>
          <table:table-cell table:style-name="ce7" office:value-type="float" office:value="0.000000011257" calcext:value-type="float">
            <text:p>1,13E-08</text:p>
          </table:table-cell>
          <table:table-cell table:style-name="ce4" table:formula="of:=([.N44]-[.N42])/([.A44]-[.A42])" office:value-type="float" office:value="0.000000349125" calcext:value-type="float">
            <text:p>349,13E-09</text:p>
          </table:table-cell>
          <table:table-cell table:formula="of:=[.N43]/(SQRT(ABS([.O43])))" office:value-type="float" office:value="0.0000190516323340974" calcext:value-type="float">
            <text:p>1,90516323340974E-05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27171" calcext:value-type="float">
            <text:p>271,71E-12</text:p>
          </table:table-cell>
          <table:table-cell office:value-type="float" office:value="0.000000014822" calcext:value-type="float">
            <text:p>14,82E-09</text:p>
          </table:table-cell>
          <table:table-cell table:formula="of:=([.D45]-[.D43])/([.A45]-[.A43])" office:value-type="float" office:value="0.0000004378" calcext:value-type="float">
            <text:p>437,80E-09</text:p>
          </table:table-cell>
          <table:table-cell table:formula="of:=[.D44]/(SQRT([.E44]))" office:value-type="float" office:value="0.0000224010786221414" calcext:value-type="float">
            <text:p>22,40E-06</text:p>
          </table:table-cell>
          <table:table-cell table:formula="of:=([.A44]-0.56)*[.$E$87]+[.$G$2]" office:value-type="float" office:value="-0.000000622300000000002" calcext:value-type="float">
            <text:p>-622,30E-09</text:p>
          </table:table-cell>
          <table:table-cell table:number-columns-repeated="5"/>
          <table:table-cell table:style-name="ce7" office:value-type="float" office:value="0.00000000026059" calcext:value-type="float">
            <text:p>2,61E-10</text:p>
          </table:table-cell>
          <table:table-cell table:style-name="ce7" office:value-type="float" office:value="0.000000015235" calcext:value-type="float">
            <text:p>1,52E-08</text:p>
          </table:table-cell>
          <table:table-cell table:style-name="ce4" table:formula="of:=([.N45]-[.N43])/([.A45]-[.A43])" office:value-type="float" office:value="0.00000045305" calcext:value-type="float">
            <text:p>453,05E-09</text:p>
          </table:table-cell>
          <table:table-cell table:formula="of:=[.N44]/(SQRT(ABS([.O44])))" office:value-type="float" office:value="0.0000226344210880063" calcext:value-type="float">
            <text:p>2,26344210880063E-0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30532" calcext:value-type="float">
            <text:p>305,32E-12</text:p>
          </table:table-cell>
          <table:table-cell office:value-type="float" office:value="0.000000019731" calcext:value-type="float">
            <text:p>19,73E-09</text:p>
          </table:table-cell>
          <table:table-cell table:formula="of:=([.D46]-[.D44])/([.A46]-[.A44])" office:value-type="float" office:value="0.00000055785" calcext:value-type="float">
            <text:p>557,85E-09</text:p>
          </table:table-cell>
          <table:table-cell table:formula="of:=[.D45]/(SQRT([.E45]))" office:value-type="float" office:value="0.0000264174185979211" calcext:value-type="float">
            <text:p>26,42E-06</text:p>
          </table:table-cell>
          <table:table-cell table:formula="of:=([.A45]-0.56)*[.$E$87]+[.$G$2]" office:value-type="float" office:value="-0.000000569950000000002" calcext:value-type="float">
            <text:p>-569,95E-09</text:p>
          </table:table-cell>
          <table:table-cell table:number-columns-repeated="5"/>
          <table:table-cell table:style-name="ce7" office:value-type="float" office:value="0.00000000029531" calcext:value-type="float">
            <text:p>2,95E-10</text:p>
          </table:table-cell>
          <table:table-cell table:style-name="ce7" office:value-type="float" office:value="0.000000020318" calcext:value-type="float">
            <text:p>2,03E-08</text:p>
          </table:table-cell>
          <table:table-cell table:style-name="ce4" table:formula="of:=([.N46]-[.N44])/([.A46]-[.A44])" office:value-type="float" office:value="0.0000005795" calcext:value-type="float">
            <text:p>579,50E-09</text:p>
          </table:table-cell>
          <table:table-cell table:formula="of:=[.N45]/(SQRT(ABS([.O45])))" office:value-type="float" office:value="0.0000266903479692488" calcext:value-type="float">
            <text:p>2,66903479692488E-05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000033903" calcext:value-type="float">
            <text:p>339,03E-12</text:p>
          </table:table-cell>
          <table:table-cell office:value-type="float" office:value="0.000000025979" calcext:value-type="float">
            <text:p>25,98E-09</text:p>
          </table:table-cell>
          <table:table-cell table:formula="of:=([.D47]-[.D45])/([.A47]-[.A45])" office:value-type="float" office:value="0.00000070025" calcext:value-type="float">
            <text:p>700,25E-09</text:p>
          </table:table-cell>
          <table:table-cell table:formula="of:=[.D46]/(SQRT([.E46]))" office:value-type="float" office:value="0.00003104530073309" calcext:value-type="float">
            <text:p>31,05E-06</text:p>
          </table:table-cell>
          <table:table-cell table:formula="of:=([.A46]-0.56)*[.$E$87]+[.$G$2]" office:value-type="float" office:value="-0.000000517600000000002" calcext:value-type="float">
            <text:p>-517,60E-09</text:p>
          </table:table-cell>
          <table:table-cell table:number-columns-repeated="5"/>
          <table:table-cell table:style-name="ce7" office:value-type="float" office:value="0.00000000033056" calcext:value-type="float">
            <text:p>3,31E-10</text:p>
          </table:table-cell>
          <table:table-cell table:style-name="ce7" office:value-type="float" office:value="0.000000026825" calcext:value-type="float">
            <text:p>2,68E-08</text:p>
          </table:table-cell>
          <table:table-cell table:style-name="ce4" table:formula="of:=([.N47]-[.N45])/([.A47]-[.A45])" office:value-type="float" office:value="0.000000729399999999999" calcext:value-type="float">
            <text:p>729,40E-09</text:p>
          </table:table-cell>
          <table:table-cell table:formula="of:=[.N46]/(SQRT(ABS([.O46])))" office:value-type="float" office:value="0.0000314091982784622" calcext:value-type="float">
            <text:p>3,14091982784622E-0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38204" calcext:value-type="float">
            <text:p>382,04E-12</text:p>
          </table:table-cell>
          <table:table-cell office:value-type="float" office:value="0.000000033736" calcext:value-type="float">
            <text:p>33,74E-09</text:p>
          </table:table-cell>
          <table:table-cell table:formula="of:=([.D48]-[.D46])/([.A48]-[.A46])" office:value-type="float" office:value="0.000000863050000000002" calcext:value-type="float">
            <text:p>863,05E-09</text:p>
          </table:table-cell>
          <table:table-cell table:formula="of:=[.D47]/(SQRT([.E47]))" office:value-type="float" office:value="0.0000363141271235711" calcext:value-type="float">
            <text:p>36,31E-06</text:p>
          </table:table-cell>
          <table:table-cell table:formula="of:=([.A47]-0.56)*[.$E$87]+[.$G$2]" office:value-type="float" office:value="-0.000000465250000000002" calcext:value-type="float">
            <text:p>-465,25E-09</text:p>
          </table:table-cell>
          <table:table-cell table:number-columns-repeated="5"/>
          <table:table-cell table:style-name="ce7" office:value-type="float" office:value="0.00000000037106" calcext:value-type="float">
            <text:p>3,71E-10</text:p>
          </table:table-cell>
          <table:table-cell table:style-name="ce7" office:value-type="float" office:value="0.000000034906" calcext:value-type="float">
            <text:p>3,49E-08</text:p>
          </table:table-cell>
          <table:table-cell table:style-name="ce4" table:formula="of:=([.N48]-[.N46])/([.A48]-[.A46])" office:value-type="float" office:value="0.000000905000000000002" calcext:value-type="float">
            <text:p>905,00E-09</text:p>
          </table:table-cell>
          <table:table-cell table:formula="of:=[.N47]/(SQRT(ABS([.O47])))" office:value-type="float" office:value="0.0000366923725796637" calcext:value-type="float">
            <text:p>3,66923725796637E-05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42283" calcext:value-type="float">
            <text:p>422,83E-12</text:p>
          </table:table-cell>
          <table:table-cell office:value-type="float" office:value="0.00000004324" calcext:value-type="float">
            <text:p>43,24E-09</text:p>
          </table:table-cell>
          <table:table-cell table:formula="of:=([.D49]-[.D47])/([.A49]-[.A47])" office:value-type="float" office:value="0.00000104745" calcext:value-type="float">
            <text:p>1,05E-06</text:p>
          </table:table-cell>
          <table:table-cell table:formula="of:=[.D48]/(SQRT([.E48]))" office:value-type="float" office:value="0.0000422492530045836" calcext:value-type="float">
            <text:p>42,25E-06</text:p>
          </table:table-cell>
          <table:table-cell table:formula="of:=([.A48]-0.56)*[.$E$87]+[.$G$2]" office:value-type="float" office:value="-0.000000412900000000002" calcext:value-type="float">
            <text:p>-412,90E-09</text:p>
          </table:table-cell>
          <table:table-cell table:number-columns-repeated="5"/>
          <table:table-cell table:style-name="ce7" office:value-type="float" office:value="0.00000000041222" calcext:value-type="float">
            <text:p>4,12E-10</text:p>
          </table:table-cell>
          <table:table-cell table:style-name="ce7" office:value-type="float" office:value="0.000000044925" calcext:value-type="float">
            <text:p>4,49E-08</text:p>
          </table:table-cell>
          <table:table-cell table:style-name="ce4" table:formula="of:=([.N49]-[.N47])/([.A49]-[.A47])" office:value-type="float" office:value="0.00000110905" calcext:value-type="float">
            <text:p>1,11E-06</text:p>
          </table:table-cell>
          <table:table-cell table:formula="of:=[.N48]/(SQRT(ABS([.O48])))" office:value-type="float" office:value="0.0000426591819221044" calcext:value-type="float">
            <text:p>4,26591819221044E-05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46967" calcext:value-type="float">
            <text:p>469,67E-12</text:p>
          </table:table-cell>
          <table:table-cell office:value-type="float" office:value="0.000000054685" calcext:value-type="float">
            <text:p>54,69E-09</text:p>
          </table:table-cell>
          <table:table-cell table:formula="of:=([.D50]-[.D48])/([.A50]-[.A48])" office:value-type="float" office:value="0.000001245" calcext:value-type="float">
            <text:p>1,25E-06</text:p>
          </table:table-cell>
          <table:table-cell table:formula="of:=[.D49]/(SQRT([.E49]))" office:value-type="float" office:value="0.0000490098688938869" calcext:value-type="float">
            <text:p>49,01E-06</text:p>
          </table:table-cell>
          <table:table-cell table:formula="of:=([.A49]-0.56)*[.$E$87]+[.$G$2]" office:value-type="float" office:value="-0.000000360550000000002" calcext:value-type="float">
            <text:p>-360,55E-09</text:p>
          </table:table-cell>
          <table:table-cell table:number-columns-repeated="5"/>
          <table:table-cell table:style-name="ce7" office:value-type="float" office:value="0.00000000045486" calcext:value-type="float">
            <text:p>4,55E-10</text:p>
          </table:table-cell>
          <table:table-cell table:style-name="ce7" office:value-type="float" office:value="0.000000057087" calcext:value-type="float">
            <text:p>5,71E-08</text:p>
          </table:table-cell>
          <table:table-cell table:style-name="ce4" table:formula="of:=([.N50]-[.N48])/([.A50]-[.A48])" office:value-type="float" office:value="0.0000013288" calcext:value-type="float">
            <text:p>1,33E-06</text:p>
          </table:table-cell>
          <table:table-cell table:formula="of:=[.N49]/(SQRT(ABS([.O49])))" office:value-type="float" office:value="0.0000495230530988345" calcext:value-type="float">
            <text:p>4,95230530988345E-05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51681" calcext:value-type="float">
            <text:p>516,81E-12</text:p>
          </table:table-cell>
          <table:table-cell office:value-type="float" office:value="0.00000006814" calcext:value-type="float">
            <text:p>68,14E-09</text:p>
          </table:table-cell>
          <table:table-cell table:formula="of:=([.D51]-[.D49])/([.A51]-[.A49])" office:value-type="float" office:value="0.00000146155" calcext:value-type="float">
            <text:p>1,46E-06</text:p>
          </table:table-cell>
          <table:table-cell table:formula="of:=[.D50]/(SQRT([.E50]))" office:value-type="float" office:value="0.0000563631543882237" calcext:value-type="float">
            <text:p>56,36E-06</text:p>
          </table:table-cell>
          <table:table-cell table:formula="of:=([.A50]-0.56)*[.$E$87]+[.$G$2]" office:value-type="float" office:value="-0.000000308200000000001" calcext:value-type="float">
            <text:p>-308,20E-09</text:p>
          </table:table-cell>
          <table:table-cell table:number-columns-repeated="5"/>
          <table:table-cell table:style-name="ce7" office:value-type="float" office:value="0.00000000050339" calcext:value-type="float">
            <text:p>5,03E-10</text:p>
          </table:table-cell>
          <table:table-cell table:style-name="ce7" office:value-type="float" office:value="0.000000071501" calcext:value-type="float">
            <text:p>7,15E-08</text:p>
          </table:table-cell>
          <table:table-cell table:style-name="ce4" table:formula="of:=([.N51]-[.N49])/([.A51]-[.A49])" office:value-type="float" office:value="0.0000015793" calcext:value-type="float">
            <text:p>1,58E-06</text:p>
          </table:table-cell>
          <table:table-cell table:formula="of:=[.N50]/(SQRT(ABS([.O50])))" office:value-type="float" office:value="0.0000568957462602098" calcext:value-type="float">
            <text:p>5,68957462602098E-05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000057286" calcext:value-type="float">
            <text:p>572,86E-12</text:p>
          </table:table-cell>
          <table:table-cell office:value-type="float" office:value="0.000000083916" calcext:value-type="float">
            <text:p>83,92E-09</text:p>
          </table:table-cell>
          <table:table-cell table:formula="of:=([.D52]-[.D50])/([.A52]-[.A50])" office:value-type="float" office:value="0.00000168915" calcext:value-type="float">
            <text:p>1,69E-06</text:p>
          </table:table-cell>
          <table:table-cell table:formula="of:=[.D51]/(SQRT([.E51]))" office:value-type="float" office:value="0.0000645670085384117" calcext:value-type="float">
            <text:p>64,57E-06</text:p>
          </table:table-cell>
          <table:table-cell table:formula="of:=([.A51]-0.56)*[.$E$87]+[.$G$2]" office:value-type="float" office:value="-0.000000255850000000001" calcext:value-type="float">
            <text:p>-255,85E-09</text:p>
          </table:table-cell>
          <table:table-cell table:number-columns-repeated="5"/>
          <table:table-cell table:style-name="ce7" office:value-type="float" office:value="0.00000000054858" calcext:value-type="float">
            <text:p>5,49E-10</text:p>
          </table:table-cell>
          <table:table-cell table:style-name="ce7" office:value-type="float" office:value="0.000000088673" calcext:value-type="float">
            <text:p>8,87E-08</text:p>
          </table:table-cell>
          <table:table-cell table:style-name="ce4" table:formula="of:=([.N52]-[.N50])/([.A52]-[.A50])" office:value-type="float" office:value="0.0000018458" calcext:value-type="float">
            <text:p>1,85E-06</text:p>
          </table:table-cell>
          <table:table-cell table:formula="of:=[.N51]/(SQRT(ABS([.O51])))" office:value-type="float" office:value="0.0000652678160737706" calcext:value-type="float">
            <text:p>6,52678160737706E-05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62558" calcext:value-type="float">
            <text:p>625,58E-12</text:p>
          </table:table-cell>
          <table:table-cell office:value-type="float" office:value="0.000000101923" calcext:value-type="float">
            <text:p>101,92E-09</text:p>
          </table:table-cell>
          <table:table-cell table:formula="of:=([.D53]-[.D51])/([.A53]-[.A51])" office:value-type="float" office:value="0.0000019282" calcext:value-type="float">
            <text:p>1,93E-06</text:p>
          </table:table-cell>
          <table:table-cell table:formula="of:=[.D52]/(SQRT([.E52]))" office:value-type="float" office:value="0.0000734000167349801" calcext:value-type="float">
            <text:p>73,40E-06</text:p>
          </table:table-cell>
          <table:table-cell table:formula="of:=([.A52]-0.56)*[.$E$87]+[.$G$2]" office:value-type="float" office:value="-0.000000203500000000001" calcext:value-type="float">
            <text:p>-203,50E-09</text:p>
          </table:table-cell>
          <table:table-cell table:number-columns-repeated="5"/>
          <table:table-cell table:style-name="ce7" office:value-type="float" office:value="0.00000000059805" calcext:value-type="float">
            <text:p>5,98E-10</text:p>
          </table:table-cell>
          <table:table-cell table:style-name="ce7" office:value-type="float" office:value="0.000000108417" calcext:value-type="float">
            <text:p>1,08E-07</text:p>
          </table:table-cell>
          <table:table-cell table:style-name="ce4" table:formula="of:=([.N53]-[.N51])/([.A53]-[.A51])" office:value-type="float" office:value="0.00000212835" calcext:value-type="float">
            <text:p>2,13E-06</text:p>
          </table:table-cell>
          <table:table-cell table:formula="of:=[.N52]/(SQRT(ABS([.O52])))" office:value-type="float" office:value="0.0000743148938676514" calcext:value-type="float">
            <text:p>7,43148938676514E-0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000067834" calcext:value-type="float">
            <text:p>678,34E-12</text:p>
          </table:table-cell>
          <table:table-cell office:value-type="float" office:value="0.00000012248" calcext:value-type="float">
            <text:p>122,48E-09</text:p>
          </table:table-cell>
          <table:table-cell table:formula="of:=([.D54]-[.D52])/([.A54]-[.A52])" office:value-type="float" office:value="0.00000216335" calcext:value-type="float">
            <text:p>2,16E-06</text:p>
          </table:table-cell>
          <table:table-cell table:formula="of:=[.D53]/(SQRT([.E53]))" office:value-type="float" office:value="0.0000832725346118725" calcext:value-type="float">
            <text:p>83,27E-06</text:p>
          </table:table-cell>
          <table:table-cell table:formula="of:=([.A53]-0.56)*[.$E$87]+[.$G$2]" office:value-type="float" office:value="-0.000000151150000000001" calcext:value-type="float">
            <text:p>-151,15E-09</text:p>
          </table:table-cell>
          <table:table-cell table:number-columns-repeated="5"/>
          <table:table-cell table:style-name="ce7" office:value-type="float" office:value="0.00000000065105" calcext:value-type="float">
            <text:p>6,51E-10</text:p>
          </table:table-cell>
          <table:table-cell table:style-name="ce7" office:value-type="float" office:value="0.00000013124" calcext:value-type="float">
            <text:p>1,31E-07</text:p>
          </table:table-cell>
          <table:table-cell table:style-name="ce4" table:formula="of:=([.N54]-[.N52])/([.A54]-[.A52])" office:value-type="float" office:value="0.00000243715000000001" calcext:value-type="float">
            <text:p>2,44E-06</text:p>
          </table:table-cell>
          <table:table-cell table:formula="of:=[.N53]/(SQRT(ABS([.O53])))" office:value-type="float" office:value="0.0000840669114113225" calcext:value-type="float">
            <text:p>8,40669114113225E-05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74019" calcext:value-type="float">
            <text:p>740,19E-12</text:p>
          </table:table-cell>
          <table:table-cell office:value-type="float" office:value="0.00000014519" calcext:value-type="float">
            <text:p>145,19E-09</text:p>
          </table:table-cell>
          <table:table-cell table:formula="of:=([.D55]-[.D53])/([.A55]-[.A53])" office:value-type="float" office:value="0.0000023975" calcext:value-type="float">
            <text:p>2,40E-06</text:p>
          </table:table-cell>
          <table:table-cell table:formula="of:=[.D54]/(SQRT([.E54]))" office:value-type="float" office:value="0.0000937685925393978" calcext:value-type="float">
            <text:p>93,77E-06</text:p>
          </table:table-cell>
          <table:table-cell table:formula="of:=([.A54]-0.56)*[.$E$87]+[.$G$2]" office:value-type="float" office:value="-0.0000000988000000000012" calcext:value-type="float">
            <text:p>-98,80E-09</text:p>
          </table:table-cell>
          <table:table-cell table:number-columns-repeated="5"/>
          <table:table-cell table:style-name="ce7" office:value-type="float" office:value="0.00000000070386" calcext:value-type="float">
            <text:p>7,04E-10</text:p>
          </table:table-cell>
          <table:table-cell table:style-name="ce7" office:value-type="float" office:value="0.00000015716" calcext:value-type="float">
            <text:p>1,57E-07</text:p>
          </table:table-cell>
          <table:table-cell table:style-name="ce4" table:formula="of:=([.N55]-[.N53])/([.A55]-[.A53])" office:value-type="float" office:value="0.00000277350000000001" calcext:value-type="float">
            <text:p>2,77E-06</text:p>
          </table:table-cell>
          <table:table-cell table:formula="of:=[.N54]/(SQRT(ABS([.O54])))" office:value-type="float" office:value="0.0000943686918899157" calcext:value-type="float">
            <text:p>9,43686918899157E-05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80721" calcext:value-type="float">
            <text:p>807,21E-12</text:p>
          </table:table-cell>
          <table:table-cell office:value-type="float" office:value="0.00000017043" calcext:value-type="float">
            <text:p>170,43E-09</text:p>
          </table:table-cell>
          <table:table-cell table:formula="of:=([.D56]-[.D54])/([.A56]-[.A54])" office:value-type="float" office:value="0.000002647" calcext:value-type="float">
            <text:p>2,65E-06</text:p>
          </table:table-cell>
          <table:table-cell table:formula="of:=[.D55]/(SQRT([.E55]))" office:value-type="float" office:value="0.000104753628059429" calcext:value-type="float">
            <text:p>104,75E-06</text:p>
          </table:table-cell>
          <table:table-cell table:formula="of:=([.A55]-0.56)*[.$E$87]+[.$G$2]" office:value-type="float" office:value="-0.000000046450000000001" calcext:value-type="float">
            <text:p>-46,45E-09</text:p>
          </table:table-cell>
          <table:table-cell table:number-columns-repeated="5"/>
          <table:table-cell table:style-name="ce7" office:value-type="float" office:value="0.00000000076047" calcext:value-type="float">
            <text:p>7,60E-10</text:p>
          </table:table-cell>
          <table:table-cell table:style-name="ce7" office:value-type="float" office:value="0.00000018671" calcext:value-type="float">
            <text:p>1,87E-07</text:p>
          </table:table-cell>
          <table:table-cell table:style-name="ce4" table:formula="of:=([.N56]-[.N54])/([.A56]-[.A54])" office:value-type="float" office:value="0.000003128" calcext:value-type="float">
            <text:p>3,13E-06</text:p>
          </table:table-cell>
          <table:table-cell table:formula="of:=[.N55]/(SQRT(ABS([.O55])))" office:value-type="float" office:value="0.000105568464984733" calcext:value-type="float">
            <text:p>0,000105568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000087972" calcext:value-type="float">
            <text:p>879,72E-12</text:p>
          </table:table-cell>
          <table:table-cell office:value-type="float" office:value="0.00000019813" calcext:value-type="float">
            <text:p>198,13E-09</text:p>
          </table:table-cell>
          <table:table-cell table:formula="of:=([.D57]-[.D55])/([.A57]-[.A55])" office:value-type="float" office:value="0.0000028705" calcext:value-type="float">
            <text:p>2,87E-06</text:p>
          </table:table-cell>
          <table:table-cell table:formula="of:=[.D56]/(SQRT([.E56]))" office:value-type="float" office:value="0.000116942254957736" calcext:value-type="float">
            <text:p>116,94E-06</text:p>
          </table:table-cell>
          <table:table-cell table:formula="of:=([.A56]-0.56)*[.$E$87]+[.$G$2]" office:value-type="float" office:value="0.00000000589999999999912" calcext:value-type="float">
            <text:p>5,90E-09</text:p>
          </table:table-cell>
          <table:table-cell table:number-columns-repeated="2"/>
          <table:table-cell table:formula="of:=SUM([.C56:.I56])" office:value-type="float" office:value="0.000120017664677736" calcext:value-type="float">
            <text:p>0,0001200177</text:p>
          </table:table-cell>
          <table:table-cell table:number-columns-repeated="2"/>
          <table:table-cell table:style-name="ce7" office:value-type="float" office:value="0.00000000082224" calcext:value-type="float">
            <text:p>8,22E-10</text:p>
          </table:table-cell>
          <table:table-cell table:style-name="ce7" office:value-type="float" office:value="0.00000021972" calcext:value-type="float">
            <text:p>2,20E-07</text:p>
          </table:table-cell>
          <table:table-cell table:style-name="ce4" table:formula="of:=([.N57]-[.N55])/([.A57]-[.A55])" office:value-type="float" office:value="0.000003465" calcext:value-type="float">
            <text:p>3,47E-06</text:p>
          </table:table-cell>
          <table:table-cell table:formula="of:=[.N56]/(SQRT(ABS([.O56])))" office:value-type="float" office:value="0.000118036947770438" calcext:value-type="float">
            <text:p>0,000118036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95088" calcext:value-type="float">
            <text:p>950,88E-12</text:p>
          </table:table-cell>
          <table:table-cell office:value-type="float" office:value="0.00000022784" calcext:value-type="float">
            <text:p>227,84E-09</text:p>
          </table:table-cell>
          <table:table-cell table:formula="of:=([.D58]-[.D56])/([.A58]-[.A56])" office:value-type="float" office:value="0.000003085" calcext:value-type="float">
            <text:p>3,09E-06</text:p>
          </table:table-cell>
          <table:table-cell table:formula="of:=[.D57]/(SQRT([.E57]))" office:value-type="float" office:value="0.000129718640295813" calcext:value-type="float">
            <text:p>129,72E-06</text:p>
          </table:table-cell>
          <table:table-cell table:formula="of:=([.A57]-0.56)*[.$E$87]+[.$G$2]" office:value-type="float" office:value="0.0000000582499999999993" calcext:value-type="float">
            <text:p>58,25E-09</text:p>
          </table:table-cell>
          <table:table-cell table:number-columns-repeated="5"/>
          <table:table-cell table:style-name="ce7" office:value-type="float" office:value="0.00000000088282" calcext:value-type="float">
            <text:p>8,83E-10</text:p>
          </table:table-cell>
          <table:table-cell table:style-name="ce7" office:value-type="float" office:value="0.00000025601" calcext:value-type="float">
            <text:p>2,56E-07</text:p>
          </table:table-cell>
          <table:table-cell table:style-name="ce4" table:formula="of:=([.N58]-[.N56])/([.A58]-[.A56])" office:value-type="float" office:value="0.0000038365" calcext:value-type="float">
            <text:p>3,84E-06</text:p>
          </table:table-cell>
          <table:table-cell table:formula="of:=[.N57]/(SQRT(ABS([.O57])))" office:value-type="float" office:value="0.000130704135317835" calcext:value-type="float">
            <text:p>0,0001307041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10309" calcext:value-type="float">
            <text:p>1,03E-09</text:p>
          </table:table-cell>
          <table:table-cell office:value-type="float" office:value="0.00000025983" calcext:value-type="float">
            <text:p>259,83E-09</text:p>
          </table:table-cell>
          <table:table-cell table:formula="of:=([.D59]-[.D57])/([.A59]-[.A57])" office:value-type="float" office:value="0.0000032905" calcext:value-type="float">
            <text:p>3,29E-06</text:p>
          </table:table-cell>
          <table:table-cell table:formula="of:=[.D58]/(SQRT([.E58]))" office:value-type="float" office:value="0.000143238032099865" calcext:value-type="float">
            <text:p>143,24E-06</text:p>
          </table:table-cell>
          <table:table-cell table:formula="of:=([.A58]-0.56)*[.$E$87]+[.$G$2]" office:value-type="float" office:value="0.000000110599999999999" calcext:value-type="float">
            <text:p>110,60E-09</text:p>
          </table:table-cell>
          <table:table-cell table:number-columns-repeated="5"/>
          <table:table-cell table:style-name="ce7" office:value-type="float" office:value="0.00000000094833" calcext:value-type="float">
            <text:p>9,48E-10</text:p>
          </table:table-cell>
          <table:table-cell table:style-name="ce7" office:value-type="float" office:value="0.00000029645" calcext:value-type="float">
            <text:p>2,96E-07</text:p>
          </table:table-cell>
          <table:table-cell table:style-name="ce4" table:formula="of:=([.N59]-[.N57])/([.A59]-[.A57])" office:value-type="float" office:value="0.000004236" calcext:value-type="float">
            <text:p>4,24E-06</text:p>
          </table:table-cell>
          <table:table-cell table:formula="of:=[.N58]/(SQRT(ABS([.O58])))" office:value-type="float" office:value="0.000144036804868588" calcext:value-type="float">
            <text:p>0,000144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00011168" calcext:value-type="float">
            <text:p>1,12E-09</text:p>
          </table:table-cell>
          <table:table-cell office:value-type="float" office:value="0.00000029365" calcext:value-type="float">
            <text:p>293,65E-09</text:p>
          </table:table-cell>
          <table:table-cell table:formula="of:=([.D60]-[.D58])/([.A60]-[.A58])" office:value-type="float" office:value="0.00000348799999999999" calcext:value-type="float">
            <text:p>3,49E-06</text:p>
          </table:table-cell>
          <table:table-cell table:formula="of:=[.D59]/(SQRT([.E59]))" office:value-type="float" office:value="0.000157232299892825" calcext:value-type="float">
            <text:p>157,23E-06</text:p>
          </table:table-cell>
          <table:table-cell table:formula="of:=([.A59]-0.56)*[.$E$87]+[.$G$2]" office:value-type="float" office:value="0.00000016295" calcext:value-type="float">
            <text:p>162,95E-09</text:p>
          </table:table-cell>
          <table:table-cell table:number-columns-repeated="5"/>
          <table:table-cell table:style-name="ce7" office:value-type="float" office:value="0.0000000010196" calcext:value-type="float">
            <text:p>1,02E-09</text:p>
          </table:table-cell>
          <table:table-cell table:style-name="ce7" office:value-type="float" office:value="0.00000034073" calcext:value-type="float">
            <text:p>3,41E-07</text:p>
          </table:table-cell>
          <table:table-cell table:style-name="ce4" table:formula="of:=([.N60]-[.N58])/([.A60]-[.A58])" office:value-type="float" office:value="0.0000046405" calcext:value-type="float">
            <text:p>4,64E-06</text:p>
          </table:table-cell>
          <table:table-cell table:formula="of:=[.N59]/(SQRT(ABS([.O59])))" office:value-type="float" office:value="0.000158171409505779" calcext:value-type="float">
            <text:p>0,0001581714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12085" calcext:value-type="float">
            <text:p>1,21E-09</text:p>
          </table:table-cell>
          <table:table-cell office:value-type="float" office:value="0.00000032959" calcext:value-type="float">
            <text:p>329,59E-09</text:p>
          </table:table-cell>
          <table:table-cell table:formula="of:=([.D61]-[.D59])/([.A61]-[.A59])" office:value-type="float" office:value="0.0000036735" calcext:value-type="float">
            <text:p>3,67E-06</text:p>
          </table:table-cell>
          <table:table-cell table:formula="of:=[.D60]/(SQRT([.E60]))" office:value-type="float" office:value="0.000171962600588293" calcext:value-type="float">
            <text:p>171,96E-06</text:p>
          </table:table-cell>
          <table:table-cell table:formula="of:=([.A60]-0.56)*[.$E$87]+[.$G$2]" office:value-type="float" office:value="0.0000002153" calcext:value-type="float">
            <text:p>215,30E-09</text:p>
          </table:table-cell>
          <table:table-cell table:number-columns-repeated="5"/>
          <table:table-cell table:style-name="ce7" office:value-type="float" office:value="0.0000000010943" calcext:value-type="float">
            <text:p>1,09E-09</text:p>
          </table:table-cell>
          <table:table-cell table:style-name="ce7" office:value-type="float" office:value="0.00000038926" calcext:value-type="float">
            <text:p>3,89E-07</text:p>
          </table:table-cell>
          <table:table-cell table:style-name="ce4" table:formula="of:=([.N61]-[.N59])/([.A61]-[.A59])" office:value-type="float" office:value="0.000005021" calcext:value-type="float">
            <text:p>5,02E-06</text:p>
          </table:table-cell>
          <table:table-cell table:formula="of:=[.N60]/(SQRT(ABS([.O60])))" office:value-type="float" office:value="0.00017371793875868" calcext:value-type="float">
            <text:p>0,0001737179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13106" calcext:value-type="float">
            <text:p>1,31E-09</text:p>
          </table:table-cell>
          <table:table-cell office:value-type="float" office:value="0.00000036712" calcext:value-type="float">
            <text:p>367,12E-09</text:p>
          </table:table-cell>
          <table:table-cell table:formula="of:=([.D62]-[.D60])/([.A62]-[.A60])" office:value-type="float" office:value="0.000003831" calcext:value-type="float">
            <text:p>3,83E-06</text:p>
          </table:table-cell>
          <table:table-cell table:formula="of:=[.D61]/(SQRT([.E61]))" office:value-type="float" office:value="0.000187565072254778" calcext:value-type="float">
            <text:p>187,57E-06</text:p>
          </table:table-cell>
          <table:table-cell table:formula="of:=([.A61]-0.56)*[.$E$87]+[.$G$2]" office:value-type="float" office:value="0.00000026765" calcext:value-type="float">
            <text:p>267,65E-09</text:p>
          </table:table-cell>
          <table:table-cell table:number-columns-repeated="5"/>
          <table:table-cell table:style-name="ce7" office:value-type="float" office:value="0.0000000011777" calcext:value-type="float">
            <text:p>1,18E-09</text:p>
          </table:table-cell>
          <table:table-cell table:style-name="ce7" office:value-type="float" office:value="0.00000044115" calcext:value-type="float">
            <text:p>4,41E-07</text:p>
          </table:table-cell>
          <table:table-cell table:style-name="ce4" table:formula="of:=([.N62]-[.N60])/([.A62]-[.A60])" office:value-type="float" office:value="0.00000544" calcext:value-type="float">
            <text:p>5,44E-06</text:p>
          </table:table-cell>
          <table:table-cell table:formula="of:=[.N61]/(SQRT(ABS([.O61])))" office:value-type="float" office:value="0.000189141502089044" calcext:value-type="float">
            <text:p>0,0001891415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00014236" calcext:value-type="float">
            <text:p>1,42E-09</text:p>
          </table:table-cell>
          <table:table-cell office:value-type="float" office:value="0.00000040621" calcext:value-type="float">
            <text:p>406,21E-09</text:p>
          </table:table-cell>
          <table:table-cell table:formula="of:=([.D63]-[.D61])/([.A63]-[.A61])" office:value-type="float" office:value="0.000003978" calcext:value-type="float">
            <text:p>3,98E-06</text:p>
          </table:table-cell>
          <table:table-cell table:formula="of:=[.D62]/(SQRT([.E62]))" office:value-type="float" office:value="0.000203665853333289" calcext:value-type="float">
            <text:p>203,67E-06</text:p>
          </table:table-cell>
          <table:table-cell table:formula="of:=([.A62]-0.56)*[.$E$87]+[.$G$2]" office:value-type="float" office:value="0.00000032" calcext:value-type="float">
            <text:p>320,00E-09</text:p>
          </table:table-cell>
          <table:table-cell table:number-columns-repeated="5"/>
          <table:table-cell table:style-name="ce7" office:value-type="float" office:value="0.0000000012604" calcext:value-type="float">
            <text:p>1,26E-09</text:p>
          </table:table-cell>
          <table:table-cell table:style-name="ce7" office:value-type="float" office:value="0.00000049806" calcext:value-type="float">
            <text:p>4,98E-07</text:p>
          </table:table-cell>
          <table:table-cell table:style-name="ce4" table:formula="of:=([.N63]-[.N61])/([.A63]-[.A61])" office:value-type="float" office:value="0.00000585199999999999" calcext:value-type="float">
            <text:p>5,85E-06</text:p>
          </table:table-cell>
          <table:table-cell table:formula="of:=[.N62]/(SQRT(ABS([.O62])))" office:value-type="float" office:value="0.000205887274966582" calcext:value-type="float">
            <text:p>0,000205887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15389" calcext:value-type="float">
            <text:p>1,54E-09</text:p>
          </table:table-cell>
          <table:table-cell office:value-type="float" office:value="0.00000044668" calcext:value-type="float">
            <text:p>446,68E-09</text:p>
          </table:table-cell>
          <table:table-cell table:formula="of:=([.D64]-[.D62])/([.A64]-[.A62])" office:value-type="float" office:value="0.00000411100000000002" calcext:value-type="float">
            <text:p>4,11E-06</text:p>
          </table:table-cell>
          <table:table-cell table:formula="of:=[.D63]/(SQRT([.E63]))" office:value-type="float" office:value="0.000220304196052517" calcext:value-type="float">
            <text:p>220,30E-06</text:p>
          </table:table-cell>
          <table:table-cell table:formula="of:=([.A63]-0.56)*[.$E$87]+[.$G$2]" office:value-type="float" office:value="0.00000037235" calcext:value-type="float">
            <text:p>372,35E-09</text:p>
          </table:table-cell>
          <table:table-cell table:number-columns-repeated="5"/>
          <table:table-cell table:style-name="ce7" office:value-type="float" office:value="0.0000000013426" calcext:value-type="float">
            <text:p>1,34E-09</text:p>
          </table:table-cell>
          <table:table-cell table:style-name="ce7" office:value-type="float" office:value="0.00000055819" calcext:value-type="float">
            <text:p>5,58E-07</text:p>
          </table:table-cell>
          <table:table-cell table:style-name="ce4" table:formula="of:=([.N64]-[.N62])/([.A64]-[.A62])" office:value-type="float" office:value="0.00000627850000000003" calcext:value-type="float">
            <text:p>6,28E-06</text:p>
          </table:table-cell>
          <table:table-cell table:formula="of:=[.N63]/(SQRT(ABS([.O63])))" office:value-type="float" office:value="0.000222768665147362" calcext:value-type="float">
            <text:p>0,0002227687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16655" calcext:value-type="float">
            <text:p>1,67E-09</text:p>
          </table:table-cell>
          <table:table-cell office:value-type="float" office:value="0.00000048843" calcext:value-type="float">
            <text:p>488,43E-09</text:p>
          </table:table-cell>
          <table:table-cell table:formula="of:=([.D65]-[.D63])/([.A65]-[.A63])" office:value-type="float" office:value="0.00000425400000000002" calcext:value-type="float">
            <text:p>4,25E-06</text:p>
          </table:table-cell>
          <table:table-cell table:formula="of:=[.D64]/(SQRT([.E64]))" office:value-type="float" office:value="0.000236811935971005" calcext:value-type="float">
            <text:p>236,81E-06</text:p>
          </table:table-cell>
          <table:table-cell table:formula="of:=([.A64]-0.56)*[.$E$87]+[.$G$2]" office:value-type="float" office:value="0.0000004247" calcext:value-type="float">
            <text:p>424,70E-09</text:p>
          </table:table-cell>
          <table:table-cell table:number-columns-repeated="5"/>
          <table:table-cell table:style-name="ce7" office:value-type="float" office:value="0.0000000014352" calcext:value-type="float">
            <text:p>1,44E-09</text:p>
          </table:table-cell>
          <table:table-cell table:style-name="ce7" office:value-type="float" office:value="0.00000062363" calcext:value-type="float">
            <text:p>6,24E-07</text:p>
          </table:table-cell>
          <table:table-cell table:style-name="ce4" table:formula="of:=([.N65]-[.N63])/([.A65]-[.A63])" office:value-type="float" office:value="0.00000675800000000003" calcext:value-type="float">
            <text:p>6,76E-06</text:p>
          </table:table-cell>
          <table:table-cell table:formula="of:=[.N64]/(SQRT(ABS([.O64])))" office:value-type="float" office:value="0.000239893182089984" calcext:value-type="float">
            <text:p>0,0002398932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18044" calcext:value-type="float">
            <text:p>1,80E-09</text:p>
          </table:table-cell>
          <table:table-cell office:value-type="float" office:value="0.00000053176" calcext:value-type="float">
            <text:p>531,76E-09</text:p>
          </table:table-cell>
          <table:table-cell table:formula="of:=([.D66]-[.D64])/([.A66]-[.A64])" office:value-type="float" office:value="0.00000435099999999998" calcext:value-type="float">
            <text:p>4,35E-06</text:p>
          </table:table-cell>
          <table:table-cell table:formula="of:=[.D65]/(SQRT([.E65]))" office:value-type="float" office:value="0.000254930104570845" calcext:value-type="float">
            <text:p>254,93E-06</text:p>
          </table:table-cell>
          <table:table-cell table:formula="of:=([.A65]-0.56)*[.$E$87]+[.$G$2]" office:value-type="float" office:value="0.00000047705" calcext:value-type="float">
            <text:p>477,05E-09</text:p>
          </table:table-cell>
          <table:table-cell table:number-columns-repeated="5"/>
          <table:table-cell table:style-name="ce7" office:value-type="float" office:value="0.0000000015349" calcext:value-type="float">
            <text:p>1,53E-09</text:p>
          </table:table-cell>
          <table:table-cell table:style-name="ce7" office:value-type="float" office:value="0.00000069335" calcext:value-type="float">
            <text:p>6,93E-07</text:p>
          </table:table-cell>
          <table:table-cell table:style-name="ce4" table:formula="of:=([.N66]-[.N64])/([.A66]-[.A64])" office:value-type="float" office:value="0.00000716849999999995" calcext:value-type="float">
            <text:p>7,17E-06</text:p>
          </table:table-cell>
          <table:table-cell table:formula="of:=[.N65]/(SQRT(ABS([.O65])))" office:value-type="float" office:value="0.000258963392069284" calcext:value-type="float">
            <text:p>0,00025896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1947" calcext:value-type="float">
            <text:p>1,95E-09</text:p>
          </table:table-cell>
          <table:table-cell office:value-type="float" office:value="0.00000057545" calcext:value-type="float">
            <text:p>575,45E-09</text:p>
          </table:table-cell>
          <table:table-cell table:formula="of:=([.D67]-[.D65])/([.A67]-[.A65])" office:value-type="float" office:value="0.000004448" calcext:value-type="float">
            <text:p>4,45E-06</text:p>
          </table:table-cell>
          <table:table-cell table:formula="of:=[.D66]/(SQRT([.E66]))" office:value-type="float" office:value="0.000272850783437545" calcext:value-type="float">
            <text:p>272,85E-06</text:p>
          </table:table-cell>
          <table:table-cell table:formula="of:=([.A66]-0.56)*[.$E$87]+[.$G$2]" office:value-type="float" office:value="0.000000529400000000001" calcext:value-type="float">
            <text:p>529,40E-09</text:p>
          </table:table-cell>
          <table:table-cell table:number-columns-repeated="5"/>
          <table:table-cell table:style-name="ce7" office:value-type="float" office:value="0.0000000016353" calcext:value-type="float">
            <text:p>1,64E-09</text:p>
          </table:table-cell>
          <table:table-cell table:style-name="ce7" office:value-type="float" office:value="0.000000767" calcext:value-type="float">
            <text:p>7,67E-07</text:p>
          </table:table-cell>
          <table:table-cell table:style-name="ce4" table:formula="of:=([.N67]-[.N65])/([.A67]-[.A65])" office:value-type="float" office:value="0.00000761999999999999" calcext:value-type="float">
            <text:p>7,62E-06</text:p>
          </table:table-cell>
          <table:table-cell table:formula="of:=[.N66]/(SQRT(ABS([.O66])))" office:value-type="float" office:value="0.000277854783726851" calcext:value-type="float">
            <text:p>0,0002778548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21064" calcext:value-type="float">
            <text:p>2,11E-09</text:p>
          </table:table-cell>
          <table:table-cell office:value-type="float" office:value="0.00000062072" calcext:value-type="float">
            <text:p>620,72E-09</text:p>
          </table:table-cell>
          <table:table-cell table:formula="of:=([.D68]-[.D66])/([.A68]-[.A66])" office:value-type="float" office:value="0.00000454950000000002" calcext:value-type="float">
            <text:p>4,55E-06</text:p>
          </table:table-cell>
          <table:table-cell table:formula="of:=[.D67]/(SQRT([.E67]))" office:value-type="float" office:value="0.000291014014608468" calcext:value-type="float">
            <text:p>291,01E-06</text:p>
          </table:table-cell>
          <table:table-cell table:formula="of:=([.A67]-0.56)*[.$E$87]+[.$G$2]" office:value-type="float" office:value="0.00000058175" calcext:value-type="float">
            <text:p>581,75E-09</text:p>
          </table:table-cell>
          <table:table-cell table:number-columns-repeated="5"/>
          <table:table-cell table:style-name="ce7" office:value-type="float" office:value="0.0000000017477" calcext:value-type="float">
            <text:p>1,75E-09</text:p>
          </table:table-cell>
          <table:table-cell table:style-name="ce7" office:value-type="float" office:value="0.00000084575" calcext:value-type="float">
            <text:p>8,46E-07</text:p>
          </table:table-cell>
          <table:table-cell table:style-name="ce4" table:formula="of:=([.N68]-[.N66])/([.A68]-[.A66])" office:value-type="float" office:value="0.00000806750000000004" calcext:value-type="float">
            <text:p>8,07E-06</text:p>
          </table:table-cell>
          <table:table-cell table:formula="of:=[.N67]/(SQRT(ABS([.O67])))" office:value-type="float" office:value="0.000297764225927713" calcext:value-type="float">
            <text:p>0,0002977642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22761" calcext:value-type="float">
            <text:p>2,28E-09</text:p>
          </table:table-cell>
          <table:table-cell office:value-type="float" office:value="0.00000066644" calcext:value-type="float">
            <text:p>666,44E-09</text:p>
          </table:table-cell>
          <table:table-cell table:formula="of:=([.D69]-[.D67])/([.A69]-[.A67])" office:value-type="float" office:value="0.00000460899999999999" calcext:value-type="float">
            <text:p>4,61E-06</text:p>
          </table:table-cell>
          <table:table-cell table:formula="of:=[.D68]/(SQRT([.E68]))" office:value-type="float" office:value="0.000310425723256566" calcext:value-type="float">
            <text:p>310,43E-06</text:p>
          </table:table-cell>
          <table:table-cell table:formula="of:=([.A68]-0.56)*[.$E$87]+[.$G$2]" office:value-type="float" office:value="0.0000006341" calcext:value-type="float">
            <text:p>634,10E-09</text:p>
          </table:table-cell>
          <table:table-cell table:number-columns-repeated="5"/>
          <table:table-cell table:style-name="ce7" office:value-type="float" office:value="0.0000000018626" calcext:value-type="float">
            <text:p>1,86E-09</text:p>
          </table:table-cell>
          <table:table-cell table:style-name="ce7" office:value-type="float" office:value="0.00000092835" calcext:value-type="float">
            <text:p>9,28E-07</text:p>
          </table:table-cell>
          <table:table-cell table:style-name="ce4" table:formula="of:=([.N69]-[.N67])/([.A69]-[.A67])" office:value-type="float" office:value="0.00000851099999999999" calcext:value-type="float">
            <text:p>8,51E-06</text:p>
          </table:table-cell>
          <table:table-cell table:formula="of:=[.N68]/(SQRT(ABS([.O68])))" office:value-type="float" office:value="0.000318215585404771" calcext:value-type="float">
            <text:p>0,0003182156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00024564" calcext:value-type="float">
            <text:p>2,46E-09</text:p>
          </table:table-cell>
          <table:table-cell office:value-type="float" office:value="0.0000007129" calcext:value-type="float">
            <text:p>712,90E-09</text:p>
          </table:table-cell>
          <table:table-cell table:formula="of:=([.D70]-[.D68])/([.A70]-[.A68])" office:value-type="float" office:value="0.0000046785" calcext:value-type="float">
            <text:p>4,68E-06</text:p>
          </table:table-cell>
          <table:table-cell table:formula="of:=[.D69]/(SQRT([.E69]))" office:value-type="float" office:value="0.000329590964871997" calcext:value-type="float">
            <text:p>329,59E-06</text:p>
          </table:table-cell>
          <table:table-cell table:formula="of:=([.A69]-0.56)*[.$E$87]+[.$G$2]" office:value-type="float" office:value="0.000000686450000000001" calcext:value-type="float">
            <text:p>686,45E-09</text:p>
          </table:table-cell>
          <table:table-cell table:number-columns-repeated="5"/>
          <table:table-cell table:style-name="ce7" office:value-type="float" office:value="0.0000000019842" calcext:value-type="float">
            <text:p>1,98E-09</text:p>
          </table:table-cell>
          <table:table-cell table:style-name="ce7" office:value-type="float" office:value="0.00000101597" calcext:value-type="float">
            <text:p>1,02E-06</text:p>
          </table:table-cell>
          <table:table-cell table:style-name="ce4" table:formula="of:=([.N70]-[.N68])/([.A70]-[.A68])" office:value-type="float" office:value="0.00000896799999999999" calcext:value-type="float">
            <text:p>8,97E-06</text:p>
          </table:table-cell>
          <table:table-cell table:formula="of:=[.N69]/(SQRT(ABS([.O69])))" office:value-type="float" office:value="0.000339260333218255" calcext:value-type="float">
            <text:p>0,000339260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2648" calcext:value-type="float">
            <text:p>2,65E-09</text:p>
          </table:table-cell>
          <table:table-cell office:value-type="float" office:value="0.00000076001" calcext:value-type="float">
            <text:p>760,01E-09</text:p>
          </table:table-cell>
          <table:table-cell table:formula="of:=([.D71]-[.D69])/([.A71]-[.A69])" office:value-type="float" office:value="0.000004764" calcext:value-type="float">
            <text:p>4,76E-06</text:p>
          </table:table-cell>
          <table:table-cell table:formula="of:=[.D70]/(SQRT([.E70]))" office:value-type="float" office:value="0.000348203738994437" calcext:value-type="float">
            <text:p>348,20E-06</text:p>
          </table:table-cell>
          <table:table-cell table:formula="of:=([.A70]-0.56)*[.$E$87]+[.$G$2]" office:value-type="float" office:value="0.000000738800000000001" calcext:value-type="float">
            <text:p>738,80E-09</text:p>
          </table:table-cell>
          <table:table-cell table:number-columns-repeated="5"/>
          <table:table-cell table:style-name="ce7" office:value-type="float" office:value="0.0000000021116" calcext:value-type="float">
            <text:p>2,11E-09</text:p>
          </table:table-cell>
          <table:table-cell table:style-name="ce7" office:value-type="float" office:value="0.00000110771" calcext:value-type="float">
            <text:p>1,11E-06</text:p>
          </table:table-cell>
          <table:table-cell table:style-name="ce4" table:formula="of:=([.N71]-[.N69])/([.A71]-[.A69])" office:value-type="float" office:value="0.00000942149999999999" calcext:value-type="float">
            <text:p>9,42E-06</text:p>
          </table:table-cell>
          <table:table-cell table:formula="of:=[.N70]/(SQRT(ABS([.O70])))" office:value-type="float" office:value="0.000360882689037645" calcext:value-type="float">
            <text:p>0,0003608827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28564" calcext:value-type="float">
            <text:p>2,86E-09</text:p>
          </table:table-cell>
          <table:table-cell office:value-type="float" office:value="0.00000080818" calcext:value-type="float">
            <text:p>808,18E-09</text:p>
          </table:table-cell>
          <table:table-cell table:formula="of:=([.D72]-[.D70])/([.A72]-[.A70])" office:value-type="float" office:value="0.00000483599999999999" calcext:value-type="float">
            <text:p>4,84E-06</text:p>
          </table:table-cell>
          <table:table-cell table:formula="of:=[.D71]/(SQRT([.E71]))" office:value-type="float" office:value="0.000367506439008878" calcext:value-type="float">
            <text:p>367,51E-06</text:p>
          </table:table-cell>
          <table:table-cell table:formula="of:=([.A71]-0.56)*[.$E$87]+[.$G$2]" office:value-type="float" office:value="0.000000791150000000001" calcext:value-type="float">
            <text:p>791,15E-09</text:p>
          </table:table-cell>
          <table:table-cell table:number-columns-repeated="5"/>
          <table:table-cell table:style-name="ce7" office:value-type="float" office:value="0.000000002256" calcext:value-type="float">
            <text:p>2,26E-09</text:p>
          </table:table-cell>
          <table:table-cell table:style-name="ce7" office:value-type="float" office:value="0.0000012044" calcext:value-type="float">
            <text:p>1,20E-06</text:p>
          </table:table-cell>
          <table:table-cell table:style-name="ce4" table:formula="of:=([.N72]-[.N70])/([.A72]-[.A70])" office:value-type="float" office:value="0.00000993449999999999" calcext:value-type="float">
            <text:p>9,93E-06</text:p>
          </table:table-cell>
          <table:table-cell table:formula="of:=[.N71]/(SQRT(ABS([.O71])))" office:value-type="float" office:value="0.000382118214510362" calcext:value-type="float">
            <text:p>0,0003821182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30742" calcext:value-type="float">
            <text:p>3,07E-09</text:p>
          </table:table-cell>
          <table:table-cell office:value-type="float" office:value="0.00000085673" calcext:value-type="float">
            <text:p>856,73E-09</text:p>
          </table:table-cell>
          <table:table-cell table:formula="of:=([.D73]-[.D71])/([.A73]-[.A71])" office:value-type="float" office:value="0.0000048645" calcext:value-type="float">
            <text:p>4,86E-06</text:p>
          </table:table-cell>
          <table:table-cell table:formula="of:=[.D72]/(SQRT([.E72]))" office:value-type="float" office:value="0.000388440827769138" calcext:value-type="float">
            <text:p>388,44E-06</text:p>
          </table:table-cell>
          <table:table-cell table:formula="of:=([.A72]-0.56)*[.$E$87]+[.$G$2]" office:value-type="float" office:value="0.000000843500000000001" calcext:value-type="float">
            <text:p>843,50E-09</text:p>
          </table:table-cell>
          <table:table-cell table:number-columns-repeated="5"/>
          <table:table-cell table:style-name="ce7" office:value-type="float" office:value="0.0000000023967" calcext:value-type="float">
            <text:p>2,40E-09</text:p>
          </table:table-cell>
          <table:table-cell table:style-name="ce7" office:value-type="float" office:value="0.0000013064" calcext:value-type="float">
            <text:p>1,31E-06</text:p>
          </table:table-cell>
          <table:table-cell table:style-name="ce4" table:formula="of:=([.N73]-[.N71])/([.A73]-[.A71])" office:value-type="float" office:value="0.000010365" calcext:value-type="float">
            <text:p>10,37E-06</text:p>
          </table:table-cell>
          <table:table-cell table:formula="of:=[.N72]/(SQRT(ABS([.O72])))" office:value-type="float" office:value="0.000405780822881074" calcext:value-type="float">
            <text:p>0,0004057808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33051" calcext:value-type="float">
            <text:p>3,31E-09</text:p>
          </table:table-cell>
          <table:table-cell office:value-type="float" office:value="0.00000090547" calcext:value-type="float">
            <text:p>905,47E-09</text:p>
          </table:table-cell>
          <table:table-cell table:formula="of:=([.D74]-[.D72])/([.A74]-[.A72])" office:value-type="float" office:value="0.00000492" calcext:value-type="float">
            <text:p>4,92E-06</text:p>
          </table:table-cell>
          <table:table-cell table:formula="of:=[.D73]/(SQRT([.E73]))" office:value-type="float" office:value="0.00040821740205116" calcext:value-type="float">
            <text:p>408,22E-06</text:p>
          </table:table-cell>
          <table:table-cell table:formula="of:=([.A73]-0.56)*[.$E$87]+[.$G$2]" office:value-type="float" office:value="0.000000895850000000001" calcext:value-type="float">
            <text:p>895,85E-09</text:p>
          </table:table-cell>
          <table:table-cell table:number-columns-repeated="5"/>
          <table:table-cell table:style-name="ce7" office:value-type="float" office:value="0.0000000025495" calcext:value-type="float">
            <text:p>2,55E-09</text:p>
          </table:table-cell>
          <table:table-cell table:style-name="ce7" office:value-type="float" office:value="0.0000014117" calcext:value-type="float">
            <text:p>1,41E-06</text:p>
          </table:table-cell>
          <table:table-cell table:style-name="ce4" table:formula="of:=([.N74]-[.N72])/([.A74]-[.A72])" office:value-type="float" office:value="0.000010835" calcext:value-type="float">
            <text:p>10,84E-06</text:p>
          </table:table-cell>
          <table:table-cell table:formula="of:=[.N73]/(SQRT(ABS([.O73])))" office:value-type="float" office:value="0.000428872260448478" calcext:value-type="float">
            <text:p>0,0004288723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35519" calcext:value-type="float">
            <text:p>3,55E-09</text:p>
          </table:table-cell>
          <table:table-cell office:value-type="float" office:value="0.00000095513" calcext:value-type="float">
            <text:p>955,13E-09</text:p>
          </table:table-cell>
          <table:table-cell table:formula="of:=([.D75]-[.D73])/([.A75]-[.A73])" office:value-type="float" office:value="0.000004971" calcext:value-type="float">
            <text:p>4,97E-06</text:p>
          </table:table-cell>
          <table:table-cell table:formula="of:=[.D74]/(SQRT([.E74]))" office:value-type="float" office:value="0.000428391262760171" calcext:value-type="float">
            <text:p>428,39E-06</text:p>
          </table:table-cell>
          <table:table-cell table:formula="of:=([.A74]-0.56)*[.$E$87]+[.$G$2]" office:value-type="float" office:value="0.000000948200000000001" calcext:value-type="float">
            <text:p>948,20E-09</text:p>
          </table:table-cell>
          <table:table-cell table:number-columns-repeated="5"/>
          <table:table-cell table:style-name="ce7" office:value-type="float" office:value="0.0000000027045" calcext:value-type="float">
            <text:p>2,70E-09</text:p>
          </table:table-cell>
          <table:table-cell table:style-name="ce7" office:value-type="float" office:value="0.0000015231" calcext:value-type="float">
            <text:p>1,52E-06</text:p>
          </table:table-cell>
          <table:table-cell table:style-name="ce4" table:formula="of:=([.N75]-[.N73])/([.A75]-[.A73])" office:value-type="float" office:value="0.000011325" calcext:value-type="float">
            <text:p>11,33E-06</text:p>
          </table:table-cell>
          <table:table-cell table:formula="of:=[.N74]/(SQRT(ABS([.O74])))" office:value-type="float" office:value="0.000452594542463284" calcext:value-type="float">
            <text:p>0,0004525945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38175" calcext:value-type="float">
            <text:p>3,82E-09</text:p>
          </table:table-cell>
          <table:table-cell office:value-type="float" office:value="0.00000100489" calcext:value-type="float">
            <text:p>1,00E-06</text:p>
          </table:table-cell>
          <table:table-cell table:formula="of:=([.D76]-[.D74])/([.A76]-[.A74])" office:value-type="float" office:value="0.00000500199999999999" calcext:value-type="float">
            <text:p>5,00E-06</text:p>
          </table:table-cell>
          <table:table-cell table:formula="of:=[.D75]/(SQRT([.E75]))" office:value-type="float" office:value="0.000449310616843" calcext:value-type="float">
            <text:p>449,31E-06</text:p>
          </table:table-cell>
          <table:table-cell table:formula="of:=([.A75]-0.56)*[.$E$87]+[.$G$2]" office:value-type="float" office:value="0.00000100055" calcext:value-type="float">
            <text:p>1,00E-06</text:p>
          </table:table-cell>
          <table:table-cell table:number-columns-repeated="5"/>
          <table:table-cell table:style-name="ce7" office:value-type="float" office:value="0.0000000028717" calcext:value-type="float">
            <text:p>2,87E-09</text:p>
          </table:table-cell>
          <table:table-cell table:style-name="ce7" office:value-type="float" office:value="0.0000016382" calcext:value-type="float">
            <text:p>1,64E-06</text:p>
          </table:table-cell>
          <table:table-cell table:style-name="ce4" table:formula="of:=([.N76]-[.N74])/([.A76]-[.A74])" office:value-type="float" office:value="0.000011785" calcext:value-type="float">
            <text:p>11,79E-06</text:p>
          </table:table-cell>
          <table:table-cell table:formula="of:=[.N75]/(SQRT(ABS([.O75])))" office:value-type="float" office:value="0.000477201860445941" calcext:value-type="float">
            <text:p>0,0004772019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41014" calcext:value-type="float">
            <text:p>4,10E-09</text:p>
          </table:table-cell>
          <table:table-cell office:value-type="float" office:value="0.00000105517" calcext:value-type="float">
            <text:p>1,06E-06</text:p>
          </table:table-cell>
          <table:table-cell table:formula="of:=([.D77]-[.D75])/([.A77]-[.A75])" office:value-type="float" office:value="0.00000503350000000002" calcext:value-type="float">
            <text:p>5,03E-06</text:p>
          </table:table-cell>
          <table:table-cell table:formula="of:=[.D76]/(SQRT([.E76]))" office:value-type="float" office:value="0.000470313449749417" calcext:value-type="float">
            <text:p>470,31E-06</text:p>
          </table:table-cell>
          <table:table-cell table:formula="of:=([.A76]-0.56)*[.$E$87]+[.$G$2]" office:value-type="float" office:value="0.0000010529" calcext:value-type="float">
            <text:p>1,05E-06</text:p>
          </table:table-cell>
          <table:table-cell table:number-columns-repeated="5"/>
          <table:table-cell table:style-name="ce7" office:value-type="float" office:value="0.0000000030561" calcext:value-type="float">
            <text:p>3,06E-09</text:p>
          </table:table-cell>
          <table:table-cell table:style-name="ce7" office:value-type="float" office:value="0.0000017588" calcext:value-type="float">
            <text:p>1,76E-06</text:p>
          </table:table-cell>
          <table:table-cell table:style-name="ce4" table:formula="of:=([.N77]-[.N75])/([.A77]-[.A75])" office:value-type="float" office:value="0.0000122550000000001" calcext:value-type="float">
            <text:p>12,26E-06</text:p>
          </table:table-cell>
          <table:table-cell table:formula="of:=[.N76]/(SQRT(ABS([.O76])))" office:value-type="float" office:value="0.000502411763161811" calcext:value-type="float">
            <text:p>0,0005024118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43931" calcext:value-type="float">
            <text:p>4,39E-09</text:p>
          </table:table-cell>
          <table:table-cell office:value-type="float" office:value="0.00000110556" calcext:value-type="float">
            <text:p>1,11E-06</text:p>
          </table:table-cell>
          <table:table-cell table:formula="of:=([.D78]-[.D76])/([.A78]-[.A76])" office:value-type="float" office:value="0.00000509150000000002" calcext:value-type="float">
            <text:p>5,09E-06</text:p>
          </table:table-cell>
          <table:table-cell table:formula="of:=[.D77]/(SQRT([.E77]))" office:value-type="float" office:value="0.000489958665583294" calcext:value-type="float">
            <text:p>489,96E-06</text:p>
          </table:table-cell>
          <table:table-cell table:formula="of:=([.A77]-0.56)*[.$E$87]+[.$G$2]" office:value-type="float" office:value="0.00000110525" calcext:value-type="float">
            <text:p>1,11E-06</text:p>
          </table:table-cell>
          <table:table-cell table:number-columns-repeated="5"/>
          <table:table-cell table:style-name="ce7" office:value-type="float" office:value="0.0000000032427" calcext:value-type="float">
            <text:p>3,24E-09</text:p>
          </table:table-cell>
          <table:table-cell table:style-name="ce7" office:value-type="float" office:value="0.0000018833" calcext:value-type="float">
            <text:p>1,88E-06</text:p>
          </table:table-cell>
          <table:table-cell table:style-name="ce4" table:formula="of:=([.N78]-[.N76])/([.A78]-[.A76])" office:value-type="float" office:value="0.0000127700000000001" calcext:value-type="float">
            <text:p>12,77E-06</text:p>
          </table:table-cell>
          <table:table-cell table:formula="of:=[.N77]/(SQRT(ABS([.O77])))" office:value-type="float" office:value="0.000527016312292211" calcext:value-type="float">
            <text:p>0,0005270163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47215" calcext:value-type="float">
            <text:p>4,72E-09</text:p>
          </table:table-cell>
          <table:table-cell office:value-type="float" office:value="0.000001157" calcext:value-type="float">
            <text:p>1,16E-06</text:p>
          </table:table-cell>
          <table:table-cell table:formula="of:=([.D79]-[.D77])/([.A79]-[.A77])" office:value-type="float" office:value="0.000005087" calcext:value-type="float">
            <text:p>5,09E-06</text:p>
          </table:table-cell>
          <table:table-cell table:formula="of:=[.D78]/(SQRT([.E78]))" office:value-type="float" office:value="0.000512982429590533" calcext:value-type="float">
            <text:p>512,98E-06</text:p>
          </table:table-cell>
          <table:table-cell table:formula="of:=([.A78]-0.56)*[.$E$87]+[.$G$2]" office:value-type="float" office:value="0.0000011576" calcext:value-type="float">
            <text:p>1,16E-06</text:p>
          </table:table-cell>
          <table:table-cell table:number-columns-repeated="5"/>
          <table:table-cell table:style-name="ce7" office:value-type="float" office:value="0.000000003444" calcext:value-type="float">
            <text:p>3,44E-09</text:p>
          </table:table-cell>
          <table:table-cell table:style-name="ce7" office:value-type="float" office:value="0.0000020142" calcext:value-type="float">
            <text:p>2,01E-06</text:p>
          </table:table-cell>
          <table:table-cell table:style-name="ce4" table:formula="of:=([.N79]-[.N77])/([.A79]-[.A77])" office:value-type="float" office:value="0.00001321" calcext:value-type="float">
            <text:p>13,21E-06</text:p>
          </table:table-cell>
          <table:table-cell table:formula="of:=[.N78]/(SQRT(ABS([.O78])))" office:value-type="float" office:value="0.000554180426842952" calcext:value-type="float">
            <text:p>0,000554180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50514" calcext:value-type="float">
            <text:p>5,05E-09</text:p>
          </table:table-cell>
          <table:table-cell office:value-type="float" office:value="0.0000012073" calcext:value-type="float">
            <text:p>1,21E-06</text:p>
          </table:table-cell>
          <table:table-cell table:formula="of:=([.D80]-[.D78])/([.A80]-[.A78])" office:value-type="float" office:value="0.000005085" calcext:value-type="float">
            <text:p>5,09E-06</text:p>
          </table:table-cell>
          <table:table-cell table:formula="of:=[.D79]/(SQRT([.E79]))" office:value-type="float" office:value="0.000535389342702349" calcext:value-type="float">
            <text:p>535,39E-06</text:p>
          </table:table-cell>
          <table:table-cell table:formula="of:=([.A79]-0.56)*[.$E$87]+[.$G$2]" office:value-type="float" office:value="0.00000120995" calcext:value-type="float">
            <text:p>1,21E-06</text:p>
          </table:table-cell>
          <table:table-cell table:number-columns-repeated="5"/>
          <table:table-cell table:style-name="ce7" office:value-type="float" office:value="0.0000000036487" calcext:value-type="float">
            <text:p>3,65E-09</text:p>
          </table:table-cell>
          <table:table-cell table:style-name="ce7" office:value-type="float" office:value="0.0000021475" calcext:value-type="float">
            <text:p>2,15E-06</text:p>
          </table:table-cell>
          <table:table-cell table:style-name="ce4" table:formula="of:=([.N80]-[.N78])/([.A80]-[.A78])" office:value-type="float" office:value="0.00001367" calcext:value-type="float">
            <text:p>13,67E-06</text:p>
          </table:table-cell>
          <table:table-cell table:formula="of:=[.N79]/(SQRT(ABS([.O79])))" office:value-type="float" office:value="0.000580829833546516" calcext:value-type="float">
            <text:p>0,0005808298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54086" calcext:value-type="float">
            <text:p>5,41E-09</text:p>
          </table:table-cell>
          <table:table-cell office:value-type="float" office:value="0.0000012587" calcext:value-type="float">
            <text:p>1,26E-06</text:p>
          </table:table-cell>
          <table:table-cell table:formula="of:=([.D81]-[.D79])/([.A81]-[.A79])" office:value-type="float" office:value="0.00000517999999999998" calcext:value-type="float">
            <text:p>5,18E-06</text:p>
          </table:table-cell>
          <table:table-cell table:formula="of:=[.D80]/(SQRT([.E80]))" office:value-type="float" office:value="0.000553041029498609" calcext:value-type="float">
            <text:p>553,04E-06</text:p>
          </table:table-cell>
          <table:table-cell table:formula="of:=([.A80]-0.56)*[.$E$87]+[.$G$2]" office:value-type="float" office:value="0.0000012623" calcext:value-type="float">
            <text:p>1,26E-06</text:p>
          </table:table-cell>
          <table:table-cell table:number-columns-repeated="5"/>
          <table:table-cell table:style-name="ce7" office:value-type="float" office:value="0.0000000038689" calcext:value-type="float">
            <text:p>3,87E-09</text:p>
          </table:table-cell>
          <table:table-cell table:style-name="ce7" office:value-type="float" office:value="0.0000022876" calcext:value-type="float">
            <text:p>2,29E-06</text:p>
          </table:table-cell>
          <table:table-cell table:style-name="ce4" table:formula="of:=([.N81]-[.N79])/([.A81]-[.A79])" office:value-type="float" office:value="0.000014285" calcext:value-type="float">
            <text:p>14,29E-06</text:p>
          </table:table-cell>
          <table:table-cell table:formula="of:=[.N80]/(SQRT(ABS([.O80])))" office:value-type="float" office:value="0.000605257201538322" calcext:value-type="float">
            <text:p>0,0006052572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57802" calcext:value-type="float">
            <text:p>5,78E-09</text:p>
          </table:table-cell>
          <table:table-cell office:value-type="float" office:value="0.0000013109" calcext:value-type="float">
            <text:p>1,31E-06</text:p>
          </table:table-cell>
          <table:table-cell table:formula="of:=([.D82]-[.D80])/([.A82]-[.A80])" office:value-type="float" office:value="0.00000517" calcext:value-type="float">
            <text:p>5,17E-06</text:p>
          </table:table-cell>
          <table:table-cell table:formula="of:=[.D81]/(SQRT([.E81]))" office:value-type="float" office:value="0.000576533160792361" calcext:value-type="float">
            <text:p>576,53E-06</text:p>
          </table:table-cell>
          <table:table-cell table:formula="of:=([.A81]-0.56)*[.$E$87]+[.$G$2]" office:value-type="float" office:value="0.00000131465" calcext:value-type="float">
            <text:p>1,31E-06</text:p>
          </table:table-cell>
          <table:table-cell table:number-columns-repeated="5"/>
          <table:table-cell table:style-name="ce7" office:value-type="float" office:value="0.0000000040945" calcext:value-type="float">
            <text:p>4,09E-09</text:p>
          </table:table-cell>
          <table:table-cell table:style-name="ce7" office:value-type="float" office:value="0.0000024332" calcext:value-type="float">
            <text:p>2,43E-06</text:p>
          </table:table-cell>
          <table:table-cell table:style-name="ce4" table:formula="of:=([.N82]-[.N80])/([.A82]-[.A80])" office:value-type="float" office:value="0.000014675" calcext:value-type="float">
            <text:p>14,68E-06</text:p>
          </table:table-cell>
          <table:table-cell table:formula="of:=[.N81]/(SQRT(ABS([.O81])))" office:value-type="float" office:value="0.000635168208817423" calcext:value-type="float">
            <text:p>0,0006351682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61843" calcext:value-type="float">
            <text:p>6,18E-09</text:p>
          </table:table-cell>
          <table:table-cell office:value-type="float" office:value="0.0000013621" calcext:value-type="float">
            <text:p>1,36E-06</text:p>
          </table:table-cell>
          <table:table-cell table:formula="of:=([.D83]-[.D81])/([.A83]-[.A81])" office:value-type="float" office:value="0.00000516999999999999" calcext:value-type="float">
            <text:p>5,17E-06</text:p>
          </table:table-cell>
          <table:table-cell table:formula="of:=[.D82]/(SQRT([.E82]))" office:value-type="float" office:value="0.000599050895045599" calcext:value-type="float">
            <text:p>599,05E-06</text:p>
          </table:table-cell>
          <table:table-cell table:formula="of:=([.A82]-0.56)*[.$E$87]+[.$G$2]" office:value-type="float" office:value="0.000001367" calcext:value-type="float">
            <text:p>1,37E-06</text:p>
          </table:table-cell>
          <table:table-cell table:number-columns-repeated="5"/>
          <table:table-cell table:style-name="ce7" office:value-type="float" office:value="0.0000000043399" calcext:value-type="float">
            <text:p>4,34E-09</text:p>
          </table:table-cell>
          <table:table-cell table:style-name="ce7" office:value-type="float" office:value="0.0000025811" calcext:value-type="float">
            <text:p>2,58E-06</text:p>
          </table:table-cell>
          <table:table-cell table:style-name="ce4" table:formula="of:=([.N83]-[.N81])/([.A83]-[.A81])" office:value-type="float" office:value="0.00001512" calcext:value-type="float">
            <text:p>15,12E-06</text:p>
          </table:table-cell>
          <table:table-cell table:formula="of:=[.N82]/(SQRT(ABS([.O82])))" office:value-type="float" office:value="0.000663787294311926" calcext:value-type="float">
            <text:p>0,0006637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65978" calcext:value-type="float">
            <text:p>6,60E-09</text:p>
          </table:table-cell>
          <table:table-cell office:value-type="float" office:value="0.0000014143" calcext:value-type="float">
            <text:p>1,41E-06</text:p>
          </table:table-cell>
          <table:table-cell table:formula="of:=([.D84]-[.D82])/([.A84]-[.A82])" office:value-type="float" office:value="0.00000517499999999999" calcext:value-type="float">
            <text:p>5,17E-06</text:p>
          </table:table-cell>
          <table:table-cell table:formula="of:=[.D83]/(SQRT([.E83]))" office:value-type="float" office:value="0.000621707869015775" calcext:value-type="float">
            <text:p>621,71E-06</text:p>
          </table:table-cell>
          <table:table-cell table:formula="of:=([.A83]-0.56)*[.$E$87]+[.$G$2]" office:value-type="float" office:value="0.00000141935" calcext:value-type="float">
            <text:p>1,42E-06</text:p>
          </table:table-cell>
          <table:table-cell table:number-columns-repeated="5"/>
          <table:table-cell table:style-name="ce7" office:value-type="float" office:value="0.0000000045958" calcext:value-type="float">
            <text:p>4,60E-09</text:p>
          </table:table-cell>
          <table:table-cell table:style-name="ce7" office:value-type="float" office:value="0.0000027356" calcext:value-type="float">
            <text:p>2,74E-06</text:p>
          </table:table-cell>
          <table:table-cell table:style-name="ce4" table:formula="of:=([.N84]-[.N82])/([.A84]-[.A82])" office:value-type="float" office:value="0.00001565" calcext:value-type="float">
            <text:p>15,65E-06</text:p>
          </table:table-cell>
          <table:table-cell table:formula="of:=[.N83]/(SQRT(ABS([.O83])))" office:value-type="float" office:value="0.000691505158350651" calcext:value-type="float">
            <text:p>0,0006915052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70623" calcext:value-type="float">
            <text:p>7,06E-09</text:p>
          </table:table-cell>
          <table:table-cell office:value-type="float" office:value="0.0000014656" calcext:value-type="float">
            <text:p>1,47E-06</text:p>
          </table:table-cell>
          <table:table-cell table:formula="of:=([.D85]-[.D83])/([.A85]-[.A83])" office:value-type="float" office:value="0.00000517" calcext:value-type="float">
            <text:p>5,17E-06</text:p>
          </table:table-cell>
          <table:table-cell table:formula="of:=[.D84]/(SQRT([.E84]))" office:value-type="float" office:value="0.00064457014299892" calcext:value-type="float">
            <text:p>644,57E-06</text:p>
          </table:table-cell>
          <table:table-cell table:formula="of:=([.A84]-0.56)*[.$E$87]+[.$G$2]" office:value-type="float" office:value="0.0000014717" calcext:value-type="float">
            <text:p>1,47E-06</text:p>
          </table:table-cell>
          <table:table-cell table:number-columns-repeated="5"/>
          <table:table-cell table:style-name="ce7" office:value-type="float" office:value="0.0000000048598" calcext:value-type="float">
            <text:p>4,86E-09</text:p>
          </table:table-cell>
          <table:table-cell table:style-name="ce7" office:value-type="float" office:value="0.0000028941" calcext:value-type="float">
            <text:p>2,89E-06</text:p>
          </table:table-cell>
          <table:table-cell table:style-name="ce4" table:formula="of:=([.N85]-[.N83])/([.A85]-[.A83])" office:value-type="float" office:value="0.000016115" calcext:value-type="float">
            <text:p>16,12E-06</text:p>
          </table:table-cell>
          <table:table-cell table:formula="of:=[.N84]/(SQRT(ABS([.O84])))" office:value-type="float" office:value="0.000720938765133123" calcext:value-type="float">
            <text:p>0,000720938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75069" calcext:value-type="float">
            <text:p>7,51E-09</text:p>
          </table:table-cell>
          <table:table-cell office:value-type="float" office:value="0.0000015177" calcext:value-type="float">
            <text:p>1,52E-06</text:p>
          </table:table-cell>
          <table:table-cell table:formula="of:=([.D86]-[.D84])/([.A86]-[.A84])" office:value-type="float" office:value="0.00000520999999999999" calcext:value-type="float">
            <text:p>5,21E-06</text:p>
          </table:table-cell>
          <table:table-cell table:formula="of:=[.D85]/(SQRT([.E85]))" office:value-type="float" office:value="0.000664916442299274" calcext:value-type="float">
            <text:p>664,92E-06</text:p>
          </table:table-cell>
          <table:table-cell table:formula="of:=([.A85]-0.56)*[.$E$87]+[.$G$2]" office:value-type="float" office:value="0.00000152405" calcext:value-type="float">
            <text:p>1,52E-06</text:p>
          </table:table-cell>
          <table:table-cell table:number-columns-repeated="5"/>
          <table:table-cell table:style-name="ce7" office:value-type="float" office:value="0.0000000051393" calcext:value-type="float">
            <text:p>5,14E-09</text:p>
          </table:table-cell>
          <table:table-cell table:style-name="ce7" office:value-type="float" office:value="0.0000030579" calcext:value-type="float">
            <text:p>3,06E-06</text:p>
          </table:table-cell>
          <table:table-cell table:style-name="ce4" table:formula="of:=([.N86]-[.N84])/([.A86]-[.A84])" office:value-type="float" office:value="0.0000166" calcext:value-type="float">
            <text:p>16,60E-06</text:p>
          </table:table-cell>
          <table:table-cell table:formula="of:=[.N85]/(SQRT(ABS([.O85])))" office:value-type="float" office:value="0.000750532036592581" calcext:value-type="float">
            <text:p>0,00075053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00008017" calcext:value-type="float">
            <text:p>8,02E-09</text:p>
          </table:table-cell>
          <table:table-cell office:value-type="float" office:value="0.0000015698" calcext:value-type="float">
            <text:p>1,57E-06</text:p>
          </table:table-cell>
          <table:table-cell table:formula="of:=([.D87]-[.D85])/([.A87]-[.A85])" office:value-type="float" office:value="0.000005235" calcext:value-type="float">
            <text:p>5,24E-06</text:p>
          </table:table-cell>
          <table:table-cell table:formula="of:=[.D86]/(SQRT([.E86]))" office:value-type="float" office:value="0.00068609772889929" calcext:value-type="float">
            <text:p>686,10E-06</text:p>
          </table:table-cell>
          <table:table-cell table:formula="of:=([.A86]-0.56)*[.$E$87]+[.$G$2]" office:value-type="float" office:value="0.0000015764" calcext:value-type="float">
            <text:p>1,58E-06</text:p>
          </table:table-cell>
          <table:table-cell table:number-columns-repeated="5"/>
          <table:table-cell table:style-name="ce7" office:value-type="float" office:value="0.000000005439" calcext:value-type="float">
            <text:p>5,44E-09</text:p>
          </table:table-cell>
          <table:table-cell table:style-name="ce7" office:value-type="float" office:value="0.0000032261" calcext:value-type="float">
            <text:p>3,23E-06</text:p>
          </table:table-cell>
          <table:table-cell table:style-name="ce4" table:formula="of:=([.N87]-[.N85])/([.A87]-[.A85])" office:value-type="float" office:value="0.000017075" calcext:value-type="float">
            <text:p>17,08E-06</text:p>
          </table:table-cell>
          <table:table-cell table:formula="of:=[.N86]/(SQRT(ABS([.O86])))" office:value-type="float" office:value="0.000780723890168192" calcext:value-type="float">
            <text:p>0,0007807239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000085647" calcext:value-type="float">
            <text:p>8,56E-09</text:p>
          </table:table-cell>
          <table:table-cell office:value-type="float" office:value="0.0000016224" calcext:value-type="float">
            <text:p>1,62E-06</text:p>
          </table:table-cell>
          <table:table-cell table:formula="of:=([.D88]-[.D86])/([.A88]-[.A86])" office:value-type="float" office:value="0.00000523500000000001" calcext:value-type="float">
            <text:p>5,24E-06</text:p>
          </table:table-cell>
          <table:table-cell table:formula="of:=[.D87]/(SQRT([.E87]))" office:value-type="float" office:value="0.000709087116426429" calcext:value-type="float">
            <text:p>709,09E-06</text:p>
          </table:table-cell>
          <table:table-cell table:formula="of:=([.A87]-0.56)*[.$E$87]+[.$G$2]" office:value-type="float" office:value="0.00000162875" calcext:value-type="float">
            <text:p>1,63E-06</text:p>
          </table:table-cell>
          <table:table-cell table:number-columns-repeated="5"/>
          <table:table-cell table:style-name="ce7" office:value-type="float" office:value="0.0000000057473" calcext:value-type="float">
            <text:p>5,75E-09</text:p>
          </table:table-cell>
          <table:table-cell table:style-name="ce7" office:value-type="float" office:value="0.0000033994" calcext:value-type="float">
            <text:p>3,40E-06</text:p>
          </table:table-cell>
          <table:table-cell table:style-name="ce4" table:formula="of:=([.N88]-[.N86])/([.A88]-[.A86])" office:value-type="float" office:value="0.0000176" calcext:value-type="float">
            <text:p>17,60E-06</text:p>
          </table:table-cell>
          <table:table-cell table:formula="of:=[.N87]/(SQRT(ABS([.O87])))" office:value-type="float" office:value="0.000810300181470367" calcext:value-type="float">
            <text:p>0,0008103002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91231" calcext:value-type="float">
            <text:p>9,12E-09</text:p>
          </table:table-cell>
          <table:table-cell office:value-type="float" office:value="0.0000016745" calcext:value-type="float">
            <text:p>1,67E-06</text:p>
          </table:table-cell>
          <table:table-cell table:formula="of:=([.D89]-[.D87])/([.A89]-[.A87])" office:value-type="float" office:value="0.00000521999999999999" calcext:value-type="float">
            <text:p>5,22E-06</text:p>
          </table:table-cell>
          <table:table-cell table:formula="of:=[.D88]/(SQRT([.E88]))" office:value-type="float" office:value="0.000732908739412019" calcext:value-type="float">
            <text:p>732,91E-06</text:p>
          </table:table-cell>
          <table:table-cell table:formula="of:=([.A88]-0.56)*[.$E$87]+[.$G$2]" office:value-type="float" office:value="0.0000016811" calcext:value-type="float">
            <text:p>1,68E-06</text:p>
          </table:table-cell>
          <table:table-cell table:number-columns-repeated="5"/>
          <table:table-cell table:style-name="ce7" office:value-type="float" office:value="0.0000000060744" calcext:value-type="float">
            <text:p>6,07E-09</text:p>
          </table:table-cell>
          <table:table-cell table:style-name="ce7" office:value-type="float" office:value="0.0000035781" calcext:value-type="float">
            <text:p>3,58E-06</text:p>
          </table:table-cell>
          <table:table-cell table:style-name="ce4" table:formula="of:=([.N89]-[.N87])/([.A89]-[.A87])" office:value-type="float" office:value="0.000018035" calcext:value-type="float">
            <text:p>18,04E-06</text:p>
          </table:table-cell>
          <table:table-cell table:formula="of:=[.N88]/(SQRT(ABS([.O88])))" office:value-type="float" office:value="0.000842547512314497" calcext:value-type="float">
            <text:p>0,0008425475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96925" calcext:value-type="float">
            <text:p>9,69E-09</text:p>
          </table:table-cell>
          <table:table-cell office:value-type="float" office:value="0.0000017268" calcext:value-type="float">
            <text:p>1,73E-06</text:p>
          </table:table-cell>
          <table:table-cell table:formula="of:=([.D90]-[.D88])/([.A90]-[.A88])" office:value-type="float" office:value="0.00000523000000000003" calcext:value-type="float">
            <text:p>5,23E-06</text:p>
          </table:table-cell>
          <table:table-cell table:formula="of:=[.D89]/(SQRT([.E89]))" office:value-type="float" office:value="0.000755076919840432" calcext:value-type="float">
            <text:p>755,08E-06</text:p>
          </table:table-cell>
          <table:table-cell table:formula="of:=([.A89]-0.56)*[.$E$87]+[.$G$2]" office:value-type="float" office:value="0.00000173345" calcext:value-type="float">
            <text:p>1,73E-06</text:p>
          </table:table-cell>
          <table:table-cell table:number-columns-repeated="5"/>
          <table:table-cell table:style-name="ce7" office:value-type="float" office:value="0.0000000064194" calcext:value-type="float">
            <text:p>6,42E-09</text:p>
          </table:table-cell>
          <table:table-cell table:style-name="ce7" office:value-type="float" office:value="0.0000037601" calcext:value-type="float">
            <text:p>3,76E-06</text:p>
          </table:table-cell>
          <table:table-cell table:style-name="ce4" table:formula="of:=([.N90]-[.N88])/([.A90]-[.A88])" office:value-type="float" office:value="0.0000185650000000001" calcext:value-type="float">
            <text:p>18,57E-06</text:p>
          </table:table-cell>
          <table:table-cell table:formula="of:=[.N89]/(SQRT(ABS([.O89])))" office:value-type="float" office:value="0.000872673761614001" calcext:value-type="float">
            <text:p>0,0008726738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103264" calcext:value-type="float">
            <text:p>10,33E-09</text:p>
          </table:table-cell>
          <table:table-cell office:value-type="float" office:value="0.0000017791" calcext:value-type="float">
            <text:p>1,78E-06</text:p>
          </table:table-cell>
          <table:table-cell table:formula="of:=([.D91]-[.D89])/([.A91]-[.A89])" office:value-type="float" office:value="0.00000519000000000003" calcext:value-type="float">
            <text:p>5,19E-06</text:p>
          </table:table-cell>
          <table:table-cell table:formula="of:=[.D90]/(SQRT([.E90]))" office:value-type="float" office:value="0.000780938224571764" calcext:value-type="float">
            <text:p>780,94E-06</text:p>
          </table:table-cell>
          <table:table-cell table:formula="of:=([.A90]-0.56)*[.$E$87]+[.$G$2]" office:value-type="float" office:value="0.0000017858" calcext:value-type="float">
            <text:p>1,79E-06</text:p>
          </table:table-cell>
          <table:table-cell table:number-columns-repeated="5"/>
          <table:table-cell table:style-name="ce7" office:value-type="float" office:value="0.0000000067836" calcext:value-type="float">
            <text:p>6,78E-09</text:p>
          </table:table-cell>
          <table:table-cell table:style-name="ce7" office:value-type="float" office:value="0.0000039494" calcext:value-type="float">
            <text:p>3,95E-06</text:p>
          </table:table-cell>
          <table:table-cell table:style-name="ce4" table:formula="of:=([.N91]-[.N89])/([.A91]-[.A89])" office:value-type="float" office:value="0.0000190150000000001" calcext:value-type="float">
            <text:p>19,02E-06</text:p>
          </table:table-cell>
          <table:table-cell table:formula="of:=[.N90]/(SQRT(ABS([.O90])))" office:value-type="float" office:value="0.000905697057885599" calcext:value-type="float">
            <text:p>0,0009056971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109806" calcext:value-type="float">
            <text:p>10,98E-09</text:p>
          </table:table-cell>
          <table:table-cell office:value-type="float" office:value="0.0000018306" calcext:value-type="float">
            <text:p>1,83E-06</text:p>
          </table:table-cell>
          <table:table-cell table:formula="of:=([.D92]-[.D90])/([.A92]-[.A90])" office:value-type="float" office:value="0.00000515499999999999" calcext:value-type="float">
            <text:p>5,15E-06</text:p>
          </table:table-cell>
          <table:table-cell table:formula="of:=[.D91]/(SQRT([.E91]))" office:value-type="float" office:value="0.000806267442686831" calcext:value-type="float">
            <text:p>806,27E-06</text:p>
          </table:table-cell>
          <table:table-cell table:formula="of:=([.A91]-0.56)*[.$E$87]+[.$G$2]" office:value-type="float" office:value="0.00000183815" calcext:value-type="float">
            <text:p>1,84E-06</text:p>
          </table:table-cell>
          <table:table-cell table:number-columns-repeated="5"/>
          <table:table-cell table:style-name="ce7" office:value-type="float" office:value="0.0000000071485" calcext:value-type="float">
            <text:p>7,15E-09</text:p>
          </table:table-cell>
          <table:table-cell table:style-name="ce7" office:value-type="float" office:value="0.0000041404" calcext:value-type="float">
            <text:p>4,14E-06</text:p>
          </table:table-cell>
          <table:table-cell table:style-name="ce4" table:formula="of:=([.N92]-[.N90])/([.A92]-[.A90])" office:value-type="float" office:value="0.00001941" calcext:value-type="float">
            <text:p>19,41E-06</text:p>
          </table:table-cell>
          <table:table-cell table:formula="of:=[.N91]/(SQRT(ABS([.O91])))" office:value-type="float" office:value="0.000939787214343318" calcext:value-type="float">
            <text:p>0,0009397872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11695" calcext:value-type="float">
            <text:p>11,70E-09</text:p>
          </table:table-cell>
          <table:table-cell office:value-type="float" office:value="0.0000018822" calcext:value-type="float">
            <text:p>1,88E-06</text:p>
          </table:table-cell>
          <table:table-cell table:formula="of:=([.D93]-[.D91])/([.A93]-[.A91])" office:value-type="float" office:value="0.00000516" calcext:value-type="float">
            <text:p>5,16E-06</text:p>
          </table:table-cell>
          <table:table-cell table:formula="of:=[.D92]/(SQRT([.E92]))" office:value-type="float" office:value="0.000828592347943045" calcext:value-type="float">
            <text:p>828,59E-06</text:p>
          </table:table-cell>
          <table:table-cell table:formula="of:=([.A92]-0.56)*[.$E$87]+[.$G$2]" office:value-type="float" office:value="0.0000018905" calcext:value-type="float">
            <text:p>1,89E-06</text:p>
          </table:table-cell>
          <table:table-cell table:number-columns-repeated="5"/>
          <table:table-cell table:style-name="ce7" office:value-type="float" office:value="0.0000000075511" calcext:value-type="float">
            <text:p>7,55E-09</text:p>
          </table:table-cell>
          <table:table-cell table:style-name="ce7" office:value-type="float" office:value="0.0000043376" calcext:value-type="float">
            <text:p>4,34E-06</text:p>
          </table:table-cell>
          <table:table-cell table:style-name="ce4" table:formula="of:=([.N93]-[.N91])/([.A93]-[.A91])" office:value-type="float" office:value="0.00001992" calcext:value-type="float">
            <text:p>19,92E-06</text:p>
          </table:table-cell>
          <table:table-cell table:formula="of:=[.N92]/(SQRT(ABS([.O92])))" office:value-type="float" office:value="0.000971862518579701" calcext:value-type="float">
            <text:p>0,0009718625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12402" calcext:value-type="float">
            <text:p>12,40E-09</text:p>
          </table:table-cell>
          <table:table-cell office:value-type="float" office:value="0.0000019338" calcext:value-type="float">
            <text:p>1,93E-06</text:p>
          </table:table-cell>
          <table:table-cell table:formula="of:=([.D94]-[.D92])/([.A94]-[.A92])" office:value-type="float" office:value="0.00000518" calcext:value-type="float">
            <text:p>5,18E-06</text:p>
          </table:table-cell>
          <table:table-cell table:formula="of:=[.D93]/(SQRT([.E93]))" office:value-type="float" office:value="0.000849662940211654" calcext:value-type="float">
            <text:p>849,66E-06</text:p>
          </table:table-cell>
          <table:table-cell table:formula="of:=([.A93]-0.56)*[.$E$87]+[.$G$2]" office:value-type="float" office:value="0.00000194285" calcext:value-type="float">
            <text:p>1,94E-06</text:p>
          </table:table-cell>
          <table:table-cell table:number-columns-repeated="5"/>
          <table:table-cell table:style-name="ce7" office:value-type="float" office:value="0.0000000079511" calcext:value-type="float">
            <text:p>7,95E-09</text:p>
          </table:table-cell>
          <table:table-cell table:style-name="ce7" office:value-type="float" office:value="0.0000045388" calcext:value-type="float">
            <text:p>4,54E-06</text:p>
          </table:table-cell>
          <table:table-cell table:style-name="ce4" table:formula="of:=([.N94]-[.N92])/([.A94]-[.A92])" office:value-type="float" office:value="0.00002041" calcext:value-type="float">
            <text:p>20,41E-06</text:p>
          </table:table-cell>
          <table:table-cell table:formula="of:=[.N93]/(SQRT(ABS([.O93])))" office:value-type="float" office:value="0.00100466100035021" calcext:value-type="float">
            <text:p>0,001004661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13153" calcext:value-type="float">
            <text:p>13,15E-09</text:p>
          </table:table-cell>
          <table:table-cell office:value-type="float" office:value="0.0000019858" calcext:value-type="float">
            <text:p>1,99E-06</text:p>
          </table:table-cell>
          <table:table-cell table:formula="of:=([.D95]-[.D93])/([.A95]-[.A93])" office:value-type="float" office:value="0.00000517999999999998" calcext:value-type="float">
            <text:p>5,18E-06</text:p>
          </table:table-cell>
          <table:table-cell table:formula="of:=[.D94]/(SQRT([.E94]))" office:value-type="float" office:value="0.00087251042852017" calcext:value-type="float">
            <text:p>872,51E-06</text:p>
          </table:table-cell>
          <table:table-cell table:formula="of:=([.A94]-0.56)*[.$E$87]+[.$G$2]" office:value-type="float" office:value="0.0000019952" calcext:value-type="float">
            <text:p>2,00E-06</text:p>
          </table:table-cell>
          <table:table-cell table:number-columns-repeated="5"/>
          <table:table-cell table:style-name="ce7" office:value-type="float" office:value="0.0000000083798" calcext:value-type="float">
            <text:p>8,38E-09</text:p>
          </table:table-cell>
          <table:table-cell table:style-name="ce7" office:value-type="float" office:value="0.0000047458" calcext:value-type="float">
            <text:p>4,75E-06</text:p>
          </table:table-cell>
          <table:table-cell table:style-name="ce4" table:formula="of:=([.N95]-[.N93])/([.A95]-[.A93])" office:value-type="float" office:value="0.000020875" calcext:value-type="float">
            <text:p>20,88E-06</text:p>
          </table:table-cell>
          <table:table-cell table:formula="of:=[.N94]/(SQRT(ABS([.O94])))" office:value-type="float" office:value="0.00103871448971203" calcext:value-type="float">
            <text:p>0,0010387145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13956" calcext:value-type="float">
            <text:p>13,96E-09</text:p>
          </table:table-cell>
          <table:table-cell office:value-type="float" office:value="0.0000020374" calcext:value-type="float">
            <text:p>2,04E-06</text:p>
          </table:table-cell>
          <table:table-cell table:formula="of:=([.D96]-[.D94])/([.A96]-[.A94])" office:value-type="float" office:value="0.00000516999999999998" calcext:value-type="float">
            <text:p>5,17E-06</text:p>
          </table:table-cell>
          <table:table-cell table:formula="of:=[.D95]/(SQRT([.E95]))" office:value-type="float" office:value="0.000896047495459881" calcext:value-type="float">
            <text:p>896,05E-06</text:p>
          </table:table-cell>
          <table:table-cell table:formula="of:=([.A95]-0.56)*[.$E$87]+[.$G$2]" office:value-type="float" office:value="0.00000204755" calcext:value-type="float">
            <text:p>2,05E-06</text:p>
          </table:table-cell>
          <table:table-cell table:number-columns-repeated="5"/>
          <table:table-cell table:style-name="ce7" office:value-type="float" office:value="0.0000000088191" calcext:value-type="float">
            <text:p>8,82E-09</text:p>
          </table:table-cell>
          <table:table-cell table:style-name="ce7" office:value-type="float" office:value="0.0000049563" calcext:value-type="float">
            <text:p>4,96E-06</text:p>
          </table:table-cell>
          <table:table-cell table:style-name="ce4" table:formula="of:=([.N96]-[.N94])/([.A96]-[.A94])" office:value-type="float" office:value="0.00002136" calcext:value-type="float">
            <text:p>21,36E-06</text:p>
          </table:table-cell>
          <table:table-cell table:formula="of:=[.N95]/(SQRT(ABS([.O95])))" office:value-type="float" office:value="0.00107240038627518" calcext:value-type="float">
            <text:p>0,0010724004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14809" calcext:value-type="float">
            <text:p>14,81E-09</text:p>
          </table:table-cell>
          <table:table-cell office:value-type="float" office:value="0.0000020892" calcext:value-type="float">
            <text:p>2,09E-06</text:p>
          </table:table-cell>
          <table:table-cell table:formula="of:=([.D97]-[.D95])/([.A97]-[.A95])" office:value-type="float" office:value="0.00000516499999999999" calcext:value-type="float">
            <text:p>5,16E-06</text:p>
          </table:table-cell>
          <table:table-cell table:formula="of:=[.D96]/(SQRT([.E96]))" office:value-type="float" office:value="0.000919273740025087" calcext:value-type="float">
            <text:p>919,27E-06</text:p>
          </table:table-cell>
          <table:table-cell table:formula="of:=([.A96]-0.56)*[.$E$87]+[.$G$2]" office:value-type="float" office:value="0.0000020999" calcext:value-type="float">
            <text:p>2,10E-06</text:p>
          </table:table-cell>
          <table:table-cell table:number-columns-repeated="5"/>
          <table:table-cell table:style-name="ce7" office:value-type="float" office:value="0.0000000092976" calcext:value-type="float">
            <text:p>9,30E-09</text:p>
          </table:table-cell>
          <table:table-cell table:style-name="ce7" office:value-type="float" office:value="0.000005173" calcext:value-type="float">
            <text:p>5,17E-06</text:p>
          </table:table-cell>
          <table:table-cell table:style-name="ce4" table:formula="of:=([.N97]-[.N95])/([.A97]-[.A95])" office:value-type="float" office:value="0.000021865" calcext:value-type="float">
            <text:p>21,87E-06</text:p>
          </table:table-cell>
          <table:table-cell table:formula="of:=[.N96]/(SQRT(ABS([.O96])))" office:value-type="float" office:value="0.0011062868179943" calcext:value-type="float">
            <text:p>0,0011062868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15724" calcext:value-type="float">
            <text:p>15,72E-09</text:p>
          </table:table-cell>
          <table:table-cell office:value-type="float" office:value="0.0000021407" calcext:value-type="float">
            <text:p>2,14E-06</text:p>
          </table:table-cell>
          <table:table-cell table:formula="of:=([.D98]-[.D96])/([.A98]-[.A96])" office:value-type="float" office:value="0.00000512" calcext:value-type="float">
            <text:p>5,12E-06</text:p>
          </table:table-cell>
          <table:table-cell table:formula="of:=[.D97]/(SQRT([.E97]))" office:value-type="float" office:value="0.000946064679053776" calcext:value-type="float">
            <text:p>946,06E-06</text:p>
          </table:table-cell>
          <table:table-cell table:formula="of:=([.A97]-0.56)*[.$E$87]+[.$G$2]" office:value-type="float" office:value="0.00000215225" calcext:value-type="float">
            <text:p>2,15E-06</text:p>
          </table:table-cell>
          <table:table-cell table:number-columns-repeated="5"/>
          <table:table-cell table:style-name="ce7" office:value-type="float" office:value="0.0000000097884" calcext:value-type="float">
            <text:p>9,79E-09</text:p>
          </table:table-cell>
          <table:table-cell table:style-name="ce7" office:value-type="float" office:value="0.0000053936" calcext:value-type="float">
            <text:p>5,39E-06</text:p>
          </table:table-cell>
          <table:table-cell table:style-name="ce4" table:formula="of:=([.N98]-[.N96])/([.A98]-[.A96])" office:value-type="float" office:value="0.000022255" calcext:value-type="float">
            <text:p>22,26E-06</text:p>
          </table:table-cell>
          <table:table-cell table:formula="of:=[.N97]/(SQRT(ABS([.O97])))" office:value-type="float" office:value="0.00114331245826266" calcext:value-type="float">
            <text:p>0,001143312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16691" calcext:value-type="float">
            <text:p>16,69E-09</text:p>
          </table:table-cell>
          <table:table-cell office:value-type="float" office:value="0.0000021916" calcext:value-type="float">
            <text:p>2,19E-06</text:p>
          </table:table-cell>
          <table:table-cell table:formula="of:=([.D99]-[.D97])/([.A99]-[.A97])" office:value-type="float" office:value="0.00000507500000000001" calcext:value-type="float">
            <text:p>5,08E-06</text:p>
          </table:table-cell>
          <table:table-cell table:formula="of:=[.D98]/(SQRT([.E98]))" office:value-type="float" office:value="0.000972844142763049" calcext:value-type="float">
            <text:p>972,84E-06</text:p>
          </table:table-cell>
          <table:table-cell table:formula="of:=([.A98]-0.56)*[.$E$87]+[.$G$2]" office:value-type="float" office:value="0.0000022046" calcext:value-type="float">
            <text:p>2,20E-06</text:p>
          </table:table-cell>
          <table:table-cell table:number-columns-repeated="5"/>
          <table:table-cell table:style-name="ce7" office:value-type="float" office:value="0.000000010292" calcext:value-type="float">
            <text:p>1,03E-08</text:p>
          </table:table-cell>
          <table:table-cell table:style-name="ce7" office:value-type="float" office:value="0.0000056181" calcext:value-type="float">
            <text:p>5,62E-06</text:p>
          </table:table-cell>
          <table:table-cell table:style-name="ce4" table:formula="of:=([.N99]-[.N97])/([.A99]-[.A97])" office:value-type="float" office:value="0.00002277" calcext:value-type="float">
            <text:p>22,77E-06</text:p>
          </table:table-cell>
          <table:table-cell table:formula="of:=[.N98]/(SQRT(ABS([.O98])))" office:value-type="float" office:value="0.00117735640263016" calcext:value-type="float">
            <text:p>0,0011773564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17619" calcext:value-type="float">
            <text:p>17,62E-09</text:p>
          </table:table-cell>
          <table:table-cell office:value-type="float" office:value="0.0000022422" calcext:value-type="float">
            <text:p>2,24E-06</text:p>
          </table:table-cell>
          <table:table-cell table:formula="of:=([.D100]-[.D98])/([.A100]-[.A98])" office:value-type="float" office:value="0.00000508" calcext:value-type="float">
            <text:p>5,08E-06</text:p>
          </table:table-cell>
          <table:table-cell table:formula="of:=[.D99]/(SQRT([.E99]))" office:value-type="float" office:value="0.000994815382706405" calcext:value-type="float">
            <text:p>994,82E-06</text:p>
          </table:table-cell>
          <table:table-cell table:formula="of:=([.A99]-0.56)*[.$E$87]+[.$G$2]" office:value-type="float" office:value="0.00000225695" calcext:value-type="float">
            <text:p>2,26E-06</text:p>
          </table:table-cell>
          <table:table-cell table:number-columns-repeated="5"/>
          <table:table-cell table:style-name="ce7" office:value-type="float" office:value="0.0000000108143" calcext:value-type="float">
            <text:p>1,08E-08</text:p>
          </table:table-cell>
          <table:table-cell table:style-name="ce7" office:value-type="float" office:value="0.000005849" calcext:value-type="float">
            <text:p>5,85E-06</text:p>
          </table:table-cell>
          <table:table-cell table:style-name="ce4" table:formula="of:=([.N100]-[.N98])/([.A100]-[.A98])" office:value-type="float" office:value="0.000023205" calcext:value-type="float">
            <text:p>23,21E-06</text:p>
          </table:table-cell>
          <table:table-cell table:formula="of:=[.N99]/(SQRT(ABS([.O99])))" office:value-type="float" office:value="0.00121420169551021" calcext:value-type="float">
            <text:p>0,0012142017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18665" calcext:value-type="float">
            <text:p>18,67E-09</text:p>
          </table:table-cell>
          <table:table-cell office:value-type="float" office:value="0.0000022932" calcext:value-type="float">
            <text:p>2,29E-06</text:p>
          </table:table-cell>
          <table:table-cell table:formula="of:=([.D101]-[.D99])/([.A101]-[.A99])" office:value-type="float" office:value="0.00000507500000000001" calcext:value-type="float">
            <text:p>5,08E-06</text:p>
          </table:table-cell>
          <table:table-cell table:formula="of:=[.D100]/(SQRT([.E100]))" office:value-type="float" office:value="0.00101794405374349" calcext:value-type="float">
            <text:p>1,02E-03</text:p>
          </table:table-cell>
          <table:table-cell table:formula="of:=([.A100]-0.56)*[.$E$87]+[.$G$2]" office:value-type="float" office:value="0.0000023093" calcext:value-type="float">
            <text:p>2,31E-06</text:p>
          </table:table-cell>
          <table:table-cell table:number-columns-repeated="5"/>
          <table:table-cell table:style-name="ce7" office:value-type="float" office:value="0.0000000113652" calcext:value-type="float">
            <text:p>1,14E-08</text:p>
          </table:table-cell>
          <table:table-cell table:style-name="ce7" office:value-type="float" office:value="0.0000060822" calcext:value-type="float">
            <text:p>6,08E-06</text:p>
          </table:table-cell>
          <table:table-cell table:style-name="ce4" table:formula="of:=([.N101]-[.N99])/([.A101]-[.A99])" office:value-type="float" office:value="0.0000236099999999999" calcext:value-type="float">
            <text:p>23,61E-06</text:p>
          </table:table-cell>
          <table:table-cell table:formula="of:=[.N100]/(SQRT(ABS([.O100])))" office:value-type="float" office:value="0.00125173588642013" calcext:value-type="float">
            <text:p>0,0012517359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19784" calcext:value-type="float">
            <text:p>19,78E-09</text:p>
          </table:table-cell>
          <table:table-cell office:value-type="float" office:value="0.0000023437" calcext:value-type="float">
            <text:p>2,34E-06</text:p>
          </table:table-cell>
          <table:table-cell table:formula="of:=([.D102]-[.D100])/([.A102]-[.A100])" office:value-type="float" office:value="0.00000501500000000003" calcext:value-type="float">
            <text:p>5,02E-06</text:p>
          </table:table-cell>
          <table:table-cell table:formula="of:=[.D101]/(SQRT([.E101]))" office:value-type="float" office:value="0.00104656583065106" calcext:value-type="float">
            <text:p>1,05E-03</text:p>
          </table:table-cell>
          <table:table-cell table:formula="of:=([.A101]-0.56)*[.$E$87]+[.$G$2]" office:value-type="float" office:value="0.00000236165" calcext:value-type="float">
            <text:p>2,36E-06</text:p>
          </table:table-cell>
          <table:table-cell table:number-columns-repeated="5"/>
          <table:table-cell table:style-name="ce7" office:value-type="float" office:value="0.000000011929" calcext:value-type="float">
            <text:p>1,19E-08</text:p>
          </table:table-cell>
          <table:table-cell table:style-name="ce7" office:value-type="float" office:value="0.0000063212" calcext:value-type="float">
            <text:p>6,32E-06</text:p>
          </table:table-cell>
          <table:table-cell table:style-name="ce4" table:formula="of:=([.N102]-[.N100])/([.A102]-[.A100])" office:value-type="float" office:value="0.0000240750000000001" calcext:value-type="float">
            <text:p>24,08E-06</text:p>
          </table:table-cell>
          <table:table-cell table:formula="of:=[.N101]/(SQRT(ABS([.O101])))" office:value-type="float" office:value="0.00128829815115604" calcext:value-type="float">
            <text:p>0,0012882982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20889" calcext:value-type="float">
            <text:p>20,89E-09</text:p>
          </table:table-cell>
          <table:table-cell office:value-type="float" office:value="0.0000023935" calcext:value-type="float">
            <text:p>2,39E-06</text:p>
          </table:table-cell>
          <table:table-cell table:formula="of:=([.D103]-[.D101])/([.A103]-[.A101])" office:value-type="float" office:value="0.00000498500000000001" calcext:value-type="float">
            <text:p>4,99E-06</text:p>
          </table:table-cell>
          <table:table-cell table:formula="of:=[.D102]/(SQRT([.E102]))" office:value-type="float" office:value="0.00107201497111509" calcext:value-type="float">
            <text:p>1,07E-03</text:p>
          </table:table-cell>
          <table:table-cell table:formula="of:=([.A102]-0.56)*[.$E$87]+[.$G$2]" office:value-type="float" office:value="0.000002414" calcext:value-type="float">
            <text:p>2,41E-06</text:p>
          </table:table-cell>
          <table:table-cell table:number-columns-repeated="5"/>
          <table:table-cell table:style-name="ce7" office:value-type="float" office:value="0.000000012546" calcext:value-type="float">
            <text:p>1,25E-08</text:p>
          </table:table-cell>
          <table:table-cell table:style-name="ce7" office:value-type="float" office:value="0.0000065637" calcext:value-type="float">
            <text:p>6,56E-06</text:p>
          </table:table-cell>
          <table:table-cell table:style-name="ce4" table:formula="of:=([.N103]-[.N101])/([.A103]-[.A101])" office:value-type="float" office:value="0.0000245750000000001" calcext:value-type="float">
            <text:p>24,58E-06</text:p>
          </table:table-cell>
          <table:table-cell table:formula="of:=[.N102]/(SQRT(ABS([.O102])))" office:value-type="float" office:value="0.00132404260410964" calcext:value-type="float">
            <text:p>0,0013240426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2212" calcext:value-type="float">
            <text:p>22,12E-09</text:p>
          </table:table-cell>
          <table:table-cell office:value-type="float" office:value="0.0000024434" calcext:value-type="float">
            <text:p>2,44E-06</text:p>
          </table:table-cell>
          <table:table-cell table:formula="of:=([.D104]-[.D102])/([.A104]-[.A102])" office:value-type="float" office:value="0.00000493000000000001" calcext:value-type="float">
            <text:p>4,93E-06</text:p>
          </table:table-cell>
          <table:table-cell table:formula="of:=[.D103]/(SQRT([.E103]))" office:value-type="float" office:value="0.00110045201481793" calcext:value-type="float">
            <text:p>1,10E-03</text:p>
          </table:table-cell>
          <table:table-cell table:formula="of:=([.A103]-0.56)*[.$E$87]+[.$G$2]" office:value-type="float" office:value="0.00000246635" calcext:value-type="float">
            <text:p>2,47E-06</text:p>
          </table:table-cell>
          <table:table-cell table:number-columns-repeated="5"/>
          <table:table-cell table:style-name="ce7" office:value-type="float" office:value="0.000000013152" calcext:value-type="float">
            <text:p>1,32E-08</text:p>
          </table:table-cell>
          <table:table-cell table:style-name="ce7" office:value-type="float" office:value="0.0000068127" calcext:value-type="float">
            <text:p>6,81E-06</text:p>
          </table:table-cell>
          <table:table-cell table:style-name="ce4" table:formula="of:=([.N104]-[.N102])/([.A104]-[.A102])" office:value-type="float" office:value="0.000024975" calcext:value-type="float">
            <text:p>24,98E-06</text:p>
          </table:table-cell>
          <table:table-cell table:formula="of:=[.N103]/(SQRT(ABS([.O103])))" office:value-type="float" office:value="0.00136322178137867" calcext:value-type="float">
            <text:p>0,0013632218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23471" calcext:value-type="float">
            <text:p>23,47E-09</text:p>
          </table:table-cell>
          <table:table-cell office:value-type="float" office:value="0.0000024921" calcext:value-type="float">
            <text:p>2,49E-06</text:p>
          </table:table-cell>
          <table:table-cell table:formula="of:=([.D105]-[.D103])/([.A105]-[.A103])" office:value-type="float" office:value="0.00000491" calcext:value-type="float">
            <text:p>4,91E-06</text:p>
          </table:table-cell>
          <table:table-cell table:formula="of:=[.D104]/(SQRT([.E104]))" office:value-type="float" office:value="0.0011246689859253" calcext:value-type="float">
            <text:p>1,12E-03</text:p>
          </table:table-cell>
          <table:table-cell table:formula="of:=([.A104]-0.56)*[.$E$87]+[.$G$2]" office:value-type="float" office:value="0.0000025187" calcext:value-type="float">
            <text:p>2,52E-06</text:p>
          </table:table-cell>
          <table:table-cell table:number-columns-repeated="5"/>
          <table:table-cell table:style-name="ce7" office:value-type="float" office:value="0.000000013789" calcext:value-type="float">
            <text:p>1,38E-08</text:p>
          </table:table-cell>
          <table:table-cell table:style-name="ce7" office:value-type="float" office:value="0.0000070632" calcext:value-type="float">
            <text:p>7,06E-06</text:p>
          </table:table-cell>
          <table:table-cell table:style-name="ce4" table:formula="of:=([.N105]-[.N103])/([.A105]-[.A103])" office:value-type="float" office:value="0.0000254249999999999" calcext:value-type="float">
            <text:p>25,42E-06</text:p>
          </table:table-cell>
          <table:table-cell table:formula="of:=[.N104]/(SQRT(ABS([.O104])))" office:value-type="float" office:value="0.00140078351779168" calcext:value-type="float">
            <text:p>0,0014007835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24747" calcext:value-type="float">
            <text:p>24,75E-09</text:p>
          </table:table-cell>
          <table:table-cell office:value-type="float" office:value="0.0000025416" calcext:value-type="float">
            <text:p>2,54E-06</text:p>
          </table:table-cell>
          <table:table-cell table:formula="of:=([.D106]-[.D104])/([.A106]-[.A104])" office:value-type="float" office:value="0.000004925" calcext:value-type="float">
            <text:p>4,93E-06</text:p>
          </table:table-cell>
          <table:table-cell table:formula="of:=[.D105]/(SQRT([.E105]))" office:value-type="float" office:value="0.0011452599784652" calcext:value-type="float">
            <text:p>1,15E-03</text:p>
          </table:table-cell>
          <table:table-cell table:formula="of:=([.A105]-0.56)*[.$E$87]+[.$G$2]" office:value-type="float" office:value="0.00000257105" calcext:value-type="float">
            <text:p>2,57E-06</text:p>
          </table:table-cell>
          <table:table-cell table:number-columns-repeated="5"/>
          <table:table-cell table:style-name="ce7" office:value-type="float" office:value="0.000000014492" calcext:value-type="float">
            <text:p>1,45E-08</text:p>
          </table:table-cell>
          <table:table-cell table:style-name="ce7" office:value-type="float" office:value="0.0000073212" calcext:value-type="float">
            <text:p>7,32E-06</text:p>
          </table:table-cell>
          <table:table-cell table:style-name="ce4" table:formula="of:=([.N106]-[.N104])/([.A106]-[.A104])" office:value-type="float" office:value="0.000026015" calcext:value-type="float">
            <text:p>26,02E-06</text:p>
          </table:table-cell>
          <table:table-cell table:formula="of:=[.N105]/(SQRT(ABS([.O105])))" office:value-type="float" office:value="0.00143539145304912" calcext:value-type="float">
            <text:p>0,00143539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2623" calcext:value-type="float">
            <text:p>26,23E-09</text:p>
          </table:table-cell>
          <table:table-cell office:value-type="float" office:value="0.0000025906" calcext:value-type="float">
            <text:p>2,59E-06</text:p>
          </table:table-cell>
          <table:table-cell table:number-columns-repeated="8"/>
          <table:table-cell table:style-name="ce7" office:value-type="float" office:value="0.000000015178" calcext:value-type="float">
            <text:p>1,52E-08</text:p>
          </table:table-cell>
          <table:table-cell table:style-name="ce7" office:value-type="float" office:value="0.0000075835" calcext:value-type="float">
            <text:p>7,58E-06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formula="of:=MAX([.E7:.E105])" office:value-type="float" office:value="0.00000523500000000001" calcext:value-type="float">
            <text:p>5,24E-06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formula="of:=0.00001*[.D56]" office:value-type="float" office:value="0.0000000000019813" calcext:value-type="float">
            <text:p>1,98E-1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formula="of:=(0.5-0.46)/0.9" office:value-type="float" office:value="0.0444444444444444" calcext:value-type="float">
            <text:p>44,44E-03</text:p>
          </table:table-cell>
          <table:table-cell table:number-columns-repeated="1020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11-30" table:style-name="ta1">
        <table:shapes>
          <draw:frame draw:z-index="0" draw:style-name="gr1" draw:text-style-name="P1" svg:width="159.99mm" svg:height="89.99mm" svg:x="0mm" svg:y="46.8mm">
            <loext:p draw:notify-on-update-of-ranges="'FD11-30'.A6:'FD11-30'.A106 'FD11-30'.D5:'FD11-30'.D5 'FD11-30'.D6:'FD11-30'.D106 'FD11-30'.A6:'FD11-30'.A106 'FD11-30'.E5:'FD11-30'.E5 'FD11-30'.E6:'FD11-30'.E10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74.13mm" svg:y="166.47mm">
            <loext:p draw:notify-on-update-of-ranges="'FD11-30'.A6:'FD11-30'.A106 'FD11-30'.D5:'FD11-30'.D5 'FD11-30'.D6:'FD11-30'.D106 'FD11-30'.A6:'FD11-30'.A106 'FD11-30'.N5:'FD11-30'.N5 'FD11-30'.N6:'FD11-30'.N10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29.55mm" svg:y="53.25mm">
            <loext:p draw:notify-on-update-of-ranges="'FD11-30'.A6:'FD11-30'.A106 'FD11-30'.N5:'FD11-30'.N5 'FD11-30'.N6:'FD11-30'.N106 'FD11-30'.A6:'FD11-30'.A106 'FD11-30'.O5:'FD11-30'.O5 'FD11-30'.O6:'FD11-30'.O10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0mm" svg:y="155.53mm">
            <loext:p draw:notify-on-update-of-ranges="'FD11-30'.A7:'FD11-30'.A105 'FD11-30'.F7:'FD11-30'.F105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48971" calcext:value-type="float">
            <text:p>-4,90E-08</text:p>
          </table:table-cell>
          <table:table-cell office:value-type="float" office:value="0.000010977" calcext:value-type="float">
            <text:p>1,10E-05</text:p>
          </table:table-cell>
          <table:table-cell table:number-columns-repeated="8"/>
          <table:table-cell office:value-type="float" office:value="-0.0000023473" calcext:value-type="float">
            <text:p>-2,35E-06</text:p>
          </table:table-cell>
          <table:table-cell table:style-name="ce7" office:value-type="float" office:value="0.000074542" calcext:value-type="float">
            <text:p>7,45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15575" calcext:value-type="float">
            <text:p>-1,56E-08</text:p>
          </table:table-cell>
          <table:table-cell office:value-type="float" office:value="0.000010983" calcext:value-type="float">
            <text:p>1,10E-05</text:p>
          </table:table-cell>
          <table:table-cell table:formula="of:=([.D8]-[.D6])/([.A8]-[.A6])" office:value-type="float" office:value="-0.0000002000000000001" calcext:value-type="float">
            <text:p>-200,00E-09</text:p>
          </table:table-cell>
          <table:table-cell table:formula="of:=[.D7]/(SQRT(ABS([.E7])))" office:value-type="float" office:value="0.024558734596874" calcext:value-type="float">
            <text:p>0,0245587346</text:p>
          </table:table-cell>
          <table:table-cell table:formula="of:=([.B4]-[.$B$71])*0.000342 + [.$D$71]" office:value-type="float" office:value="0.0001371" calcext:value-type="float">
            <text:p>0,0001371</text:p>
          </table:table-cell>
          <table:table-cell table:number-columns-repeated="5"/>
          <table:table-cell office:value-type="float" office:value="-0.0000025467" calcext:value-type="float">
            <text:p>-2,55E-06</text:p>
          </table:table-cell>
          <table:table-cell table:style-name="ce7" office:value-type="float" office:value="0.000071278" calcext:value-type="float">
            <text:p>7,13E-05</text:p>
          </table:table-cell>
          <table:table-cell table:formula="of:=([.N8]-[.N6])/([.A8]-[.A6])" office:value-type="float" office:value="-0.0000954499999999999" calcext:value-type="float">
            <text:p>-95,45E-06</text:p>
          </table:table-cell>
          <table:table-cell table:formula="of:=[.N7]/(SQRT(ABS([.O7])))" office:value-type="float" office:value="0.00729570959980546" calcext:value-type="float">
            <text:p>0,007295709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16051" calcext:value-type="float">
            <text:p>1,61E-08</text:p>
          </table:table-cell>
          <table:table-cell office:value-type="float" office:value="0.000010973" calcext:value-type="float">
            <text:p>1,10E-05</text:p>
          </table:table-cell>
          <table:table-cell table:formula="of:=([.D9]-[.D7])/([.A9]-[.A7])" office:value-type="float" office:value="-0.00000035000000000009" calcext:value-type="float">
            <text:p>-350,00E-09</text:p>
          </table:table-cell>
          <table:table-cell table:formula="of:=[.D8]/(SQRT(ABS([.E8])))" office:value-type="float" office:value="0.0185477552742696" calcext:value-type="float">
            <text:p>0,0185477553</text:p>
          </table:table-cell>
          <table:table-cell table:number-columns-repeated="6"/>
          <table:table-cell office:value-type="float" office:value="-0.0000027152" calcext:value-type="float">
            <text:p>-2,72E-06</text:p>
          </table:table-cell>
          <table:table-cell table:style-name="ce7" office:value-type="float" office:value="0.000072633" calcext:value-type="float">
            <text:p>7,26E-05</text:p>
          </table:table-cell>
          <table:table-cell table:formula="of:=([.N9]-[.N7])/([.A9]-[.A7])" office:value-type="float" office:value="0.00000949999999999983" calcext:value-type="float">
            <text:p>9,50E-06</text:p>
          </table:table-cell>
          <table:table-cell table:formula="of:=[.N8]/(SQRT(ABS([.O8])))" office:value-type="float" office:value="0.0235652569619816" calcext:value-type="float">
            <text:p>0,023565257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4823" calcext:value-type="float">
            <text:p>4,82E-08</text:p>
          </table:table-cell>
          <table:table-cell office:value-type="float" office:value="0.000010976" calcext:value-type="float">
            <text:p>1,10E-05</text:p>
          </table:table-cell>
          <table:table-cell table:formula="of:=([.D10]-[.D8])/([.A10]-[.A8])" office:value-type="float" office:value="0.00000120000000000001" calcext:value-type="float">
            <text:p>1,20E-06</text:p>
          </table:table-cell>
          <table:table-cell table:formula="of:=[.D9]/(SQRT(ABS([.E9])))" office:value-type="float" office:value="0.0100196713186278" calcext:value-type="float">
            <text:p>0,0100196713</text:p>
          </table:table-cell>
          <table:table-cell table:number-columns-repeated="6"/>
          <table:table-cell office:value-type="float" office:value="-0.0000022436" calcext:value-type="float">
            <text:p>-2,24E-06</text:p>
          </table:table-cell>
          <table:table-cell table:style-name="ce7" office:value-type="float" office:value="0.000071468" calcext:value-type="float">
            <text:p>7,15E-05</text:p>
          </table:table-cell>
          <table:table-cell table:formula="of:=([.N10]-[.N8])/([.A10]-[.A8])" office:value-type="float" office:value="-0.0000249000000000004" calcext:value-type="float">
            <text:p>-24,90E-06</text:p>
          </table:table-cell>
          <table:table-cell table:formula="of:=[.N9]/(SQRT(ABS([.O9])))" office:value-type="float" office:value="0.0143222732484761" calcext:value-type="float">
            <text:p>0,0143222732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83388" calcext:value-type="float">
            <text:p>8,34E-08</text:p>
          </table:table-cell>
          <table:table-cell office:value-type="float" office:value="0.000010997" calcext:value-type="float">
            <text:p>1,10E-05</text:p>
          </table:table-cell>
          <table:table-cell table:formula="of:=([.D11]-[.D9])/([.A11]-[.A9])" office:value-type="float" office:value="0.00000010000000000005" calcext:value-type="float">
            <text:p>100,00E-09</text:p>
          </table:table-cell>
          <table:table-cell table:formula="of:=[.D10]/(SQRT(ABS([.E10])))" office:value-type="float" office:value="0.034775567428863" calcext:value-type="float">
            <text:p>0,0347755674</text:p>
          </table:table-cell>
          <table:table-cell table:number-columns-repeated="6"/>
          <table:table-cell office:value-type="float" office:value="-0.0000019291" calcext:value-type="float">
            <text:p>-1,93E-06</text:p>
          </table:table-cell>
          <table:table-cell table:style-name="ce7" office:value-type="float" office:value="0.000072135" calcext:value-type="float">
            <text:p>7,21E-05</text:p>
          </table:table-cell>
          <table:table-cell table:formula="of:=([.N11]-[.N9])/([.A11]-[.A9])" office:value-type="float" office:value="-0.0000562999999999994" calcext:value-type="float">
            <text:p>-56,30E-06</text:p>
          </table:table-cell>
          <table:table-cell table:formula="of:=[.N10]/(SQRT(ABS([.O10])))" office:value-type="float" office:value="0.00961372818100186" calcext:value-type="float">
            <text:p>0,0096137282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10904" calcext:value-type="float">
            <text:p>1,09E-07</text:p>
          </table:table-cell>
          <table:table-cell office:value-type="float" office:value="0.000010978" calcext:value-type="float">
            <text:p>1,10E-05</text:p>
          </table:table-cell>
          <table:table-cell table:formula="of:=([.D12]-[.D10])/([.A12]-[.A10])" office:value-type="float" office:value="-0.00000124999999999995" calcext:value-type="float">
            <text:p>-1,25E-06</text:p>
          </table:table-cell>
          <table:table-cell table:formula="of:=[.D11]/(SQRT(ABS([.E11])))" office:value-type="float" office:value="0.00981902170279727" calcext:value-type="float">
            <text:p>0,0098190217</text:p>
          </table:table-cell>
          <table:table-cell table:number-columns-repeated="6"/>
          <table:table-cell office:value-type="float" office:value="-0.0000017103" calcext:value-type="float">
            <text:p>-1,71E-06</text:p>
          </table:table-cell>
          <table:table-cell table:style-name="ce7" office:value-type="float" office:value="0.000070342" calcext:value-type="float">
            <text:p>7,03E-05</text:p>
          </table:table-cell>
          <table:table-cell table:formula="of:=([.N12]-[.N10])/([.A12]-[.A10])" office:value-type="float" office:value="-0.00012545" calcext:value-type="float">
            <text:p>-125,45E-06</text:p>
          </table:table-cell>
          <table:table-cell table:formula="of:=[.N11]/(SQRT(ABS([.O11])))" office:value-type="float" office:value="0.00628028538902149" calcext:value-type="float">
            <text:p>0,0062802854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14083" calcext:value-type="float">
            <text:p>1,41E-07</text:p>
          </table:table-cell>
          <table:table-cell office:value-type="float" office:value="0.000010972" calcext:value-type="float">
            <text:p>1,10E-05</text:p>
          </table:table-cell>
          <table:table-cell table:formula="of:=([.D13]-[.D11])/([.A13]-[.A11])" office:value-type="float" office:value="-0.000000699999999999926" calcext:value-type="float">
            <text:p>-700,00E-09</text:p>
          </table:table-cell>
          <table:table-cell table:formula="of:=[.D12]/(SQRT(ABS([.E12])))" office:value-type="float" office:value="0.0131140483016177" calcext:value-type="float">
            <text:p>0,0131140483</text:p>
          </table:table-cell>
          <table:table-cell table:number-columns-repeated="6"/>
          <table:table-cell office:value-type="float" office:value="-0.0000021658" calcext:value-type="float">
            <text:p>-2,17E-06</text:p>
          </table:table-cell>
          <table:table-cell table:style-name="ce7" office:value-type="float" office:value="0.000069626" calcext:value-type="float">
            <text:p>6,96E-05</text:p>
          </table:table-cell>
          <table:table-cell table:formula="of:=([.N13]-[.N11])/([.A13]-[.A11])" office:value-type="float" office:value="-0.0000487500000000005" calcext:value-type="float">
            <text:p>-48,75E-06</text:p>
          </table:table-cell>
          <table:table-cell table:formula="of:=[.N12]/(SQRT(ABS([.O12])))" office:value-type="float" office:value="0.00997204284397386" calcext:value-type="float">
            <text:p>0,0099720428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0.00000017727" calcext:value-type="float">
            <text:p>1,77E-07</text:p>
          </table:table-cell>
          <table:table-cell office:value-type="float" office:value="0.000010964" calcext:value-type="float">
            <text:p>1,10E-05</text:p>
          </table:table-cell>
          <table:table-cell table:formula="of:=([.D14]-[.D12])/([.A14]-[.A12])" office:value-type="float" office:value="-0.000000850000000000085" calcext:value-type="float">
            <text:p>-850,00E-09</text:p>
          </table:table-cell>
          <table:table-cell table:formula="of:=[.D13]/(SQRT(ABS([.E13])))" office:value-type="float" office:value="0.0118921276976181" calcext:value-type="float">
            <text:p>0,0118921277</text:p>
          </table:table-cell>
          <table:table-cell table:number-columns-repeated="6"/>
          <table:table-cell office:value-type="float" office:value="-0.0000017566" calcext:value-type="float">
            <text:p>-1,76E-06</text:p>
          </table:table-cell>
          <table:table-cell table:style-name="ce7" office:value-type="float" office:value="0.000069367" calcext:value-type="float">
            <text:p>6,94E-05</text:p>
          </table:table-cell>
          <table:table-cell table:formula="of:=([.N14]-[.N12])/([.A14]-[.A12])" office:value-type="float" office:value="-0.0000173999999999995" calcext:value-type="float">
            <text:p>-17,40E-06</text:p>
          </table:table-cell>
          <table:table-cell table:formula="of:=[.N13]/(SQRT(ABS([.O13])))" office:value-type="float" office:value="0.0166294654170686" calcext:value-type="float">
            <text:p>0,0166294654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21222" calcext:value-type="float">
            <text:p>2,12E-07</text:p>
          </table:table-cell>
          <table:table-cell office:value-type="float" office:value="0.000010955" calcext:value-type="float">
            <text:p>1,10E-05</text:p>
          </table:table-cell>
          <table:table-cell table:formula="of:=([.D15]-[.D13])/([.A15]-[.A13])" office:value-type="float" office:value="-0.000000550000000000105" calcext:value-type="float">
            <text:p>-550,00E-09</text:p>
          </table:table-cell>
          <table:table-cell table:formula="of:=[.D14]/(SQRT(ABS([.E14])))" office:value-type="float" office:value="0.0147717189865682" calcext:value-type="float">
            <text:p>0,014771719</text:p>
          </table:table-cell>
          <table:table-cell table:number-columns-repeated="6"/>
          <table:table-cell office:value-type="float" office:value="-0.0000018547" calcext:value-type="float">
            <text:p>-1,85E-06</text:p>
          </table:table-cell>
          <table:table-cell table:style-name="ce7" office:value-type="float" office:value="0.000069278" calcext:value-type="float">
            <text:p>6,93E-05</text:p>
          </table:table-cell>
          <table:table-cell table:formula="of:=([.N15]-[.N13])/([.A15]-[.A13])" office:value-type="float" office:value="0.0000486000000000002" calcext:value-type="float">
            <text:p>48,60E-06</text:p>
          </table:table-cell>
          <table:table-cell table:formula="of:=[.N14]/(SQRT(ABS([.O14])))" office:value-type="float" office:value="0.00993750149105767" calcext:value-type="float">
            <text:p>0,0099375015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24415" calcext:value-type="float">
            <text:p>2,44E-07</text:p>
          </table:table-cell>
          <table:table-cell office:value-type="float" office:value="0.000010953" calcext:value-type="float">
            <text:p>1,10E-05</text:p>
          </table:table-cell>
          <table:table-cell table:formula="of:=([.D16]-[.D14])/([.A16]-[.A14])" office:value-type="float" office:value="0.00000050000000000008" calcext:value-type="float">
            <text:p>500,00E-09</text:p>
          </table:table-cell>
          <table:table-cell table:formula="of:=[.D15]/(SQRT(ABS([.E15])))" office:value-type="float" office:value="0.0154898811486713" calcext:value-type="float">
            <text:p>0,0154898811</text:p>
          </table:table-cell>
          <table:table-cell table:number-columns-repeated="6"/>
          <table:table-cell office:value-type="float" office:value="-0.0000012542" calcext:value-type="float">
            <text:p>-1,25E-06</text:p>
          </table:table-cell>
          <table:table-cell table:style-name="ce7" office:value-type="float" office:value="0.000070339" calcext:value-type="float">
            <text:p>7,03E-05</text:p>
          </table:table-cell>
          <table:table-cell table:formula="of:=([.N16]-[.N14])/([.A16]-[.A14])" office:value-type="float" office:value="0.00000479999999999968" calcext:value-type="float">
            <text:p>4,80E-06</text:p>
          </table:table-cell>
          <table:table-cell table:formula="of:=[.N15]/(SQRT(ABS([.O15])))" office:value-type="float" office:value="0.032105214143631" calcext:value-type="float">
            <text:p>0,0321052141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27828" calcext:value-type="float">
            <text:p>2,78E-07</text:p>
          </table:table-cell>
          <table:table-cell office:value-type="float" office:value="0.000010965" calcext:value-type="float">
            <text:p>1,10E-05</text:p>
          </table:table-cell>
          <table:table-cell table:formula="of:=([.D17]-[.D15])/([.A17]-[.A15])" office:value-type="float" office:value="0.00000145000000000005" calcext:value-type="float">
            <text:p>1,45E-06</text:p>
          </table:table-cell>
          <table:table-cell table:formula="of:=[.D16]/(SQRT(ABS([.E16])))" office:value-type="float" office:value="0.00910593686596243" calcext:value-type="float">
            <text:p>0,0091059369</text:p>
          </table:table-cell>
          <table:table-cell table:number-columns-repeated="6"/>
          <table:table-cell office:value-type="float" office:value="-0.0000012971" calcext:value-type="float">
            <text:p>-1,30E-06</text:p>
          </table:table-cell>
          <table:table-cell table:style-name="ce7" office:value-type="float" office:value="0.000069374" calcext:value-type="float">
            <text:p>6,94E-05</text:p>
          </table:table-cell>
          <table:table-cell table:formula="of:=([.N17]-[.N15])/([.A17]-[.A15])" office:value-type="float" office:value="-0.0000791500000000001" calcext:value-type="float">
            <text:p>-79,15E-06</text:p>
          </table:table-cell>
          <table:table-cell table:formula="of:=[.N16]/(SQRT(ABS([.O16])))" office:value-type="float" office:value="0.00779778535383671" calcext:value-type="float">
            <text:p>0,0077977854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30728" calcext:value-type="float">
            <text:p>3,07E-07</text:p>
          </table:table-cell>
          <table:table-cell office:value-type="float" office:value="0.000010982" calcext:value-type="float">
            <text:p>1,10E-05</text:p>
          </table:table-cell>
          <table:table-cell table:formula="of:=([.D18]-[.D16])/([.A18]-[.A16])" office:value-type="float" office:value="0.00000114999999999998" calcext:value-type="float">
            <text:p>1,15E-06</text:p>
          </table:table-cell>
          <table:table-cell table:formula="of:=[.D17]/(SQRT(ABS([.E17])))" office:value-type="float" office:value="0.0102407678040952" calcext:value-type="float">
            <text:p>0,0102407678</text:p>
          </table:table-cell>
          <table:table-cell table:number-columns-repeated="6"/>
          <table:table-cell office:value-type="float" office:value="-0.0000013565" calcext:value-type="float">
            <text:p>-1,36E-06</text:p>
          </table:table-cell>
          <table:table-cell table:style-name="ce7" office:value-type="float" office:value="0.000068756" calcext:value-type="float">
            <text:p>6,88E-05</text:p>
          </table:table-cell>
          <table:table-cell table:formula="of:=([.N18]-[.N16])/([.A18]-[.A16])" office:value-type="float" office:value="-0.0000298000000000003" calcext:value-type="float">
            <text:p>-29,80E-06</text:p>
          </table:table-cell>
          <table:table-cell table:formula="of:=[.N17]/(SQRT(ABS([.O17])))" office:value-type="float" office:value="0.0125951246773338" calcext:value-type="float">
            <text:p>0,0125951247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5736" calcext:value-type="float">
            <text:p>3,57E-07</text:p>
          </table:table-cell>
          <table:table-cell office:value-type="float" office:value="0.000010988" calcext:value-type="float">
            <text:p>1,10E-05</text:p>
          </table:table-cell>
          <table:table-cell table:formula="of:=([.D19]-[.D17])/([.A19]-[.A17])" office:value-type="float" office:value="0.000000699999999999926" calcext:value-type="float">
            <text:p>700,00E-09</text:p>
          </table:table-cell>
          <table:table-cell table:formula="of:=[.D18]/(SQRT(ABS([.E18])))" office:value-type="float" office:value="0.013133171959367" calcext:value-type="float">
            <text:p>0,013133172</text:p>
          </table:table-cell>
          <table:table-cell table:number-columns-repeated="6"/>
          <table:table-cell office:value-type="float" office:value="-0.0000011614" calcext:value-type="float">
            <text:p>-1,16E-06</text:p>
          </table:table-cell>
          <table:table-cell table:style-name="ce7" office:value-type="float" office:value="0.000068778" calcext:value-type="float">
            <text:p>6,88E-05</text:p>
          </table:table-cell>
          <table:table-cell table:formula="of:=([.N19]-[.N17])/([.A19]-[.A17])" office:value-type="float" office:value="0.00000070000000000018" calcext:value-type="float">
            <text:p>700,00E-09</text:p>
          </table:table-cell>
          <table:table-cell table:formula="of:=[.N18]/(SQRT(ABS([.O18])))" office:value-type="float" office:value="0.0822054332927904" calcext:value-type="float">
            <text:p>0,0822054333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38803" calcext:value-type="float">
            <text:p>3,88E-07</text:p>
          </table:table-cell>
          <table:table-cell office:value-type="float" office:value="0.000010996" calcext:value-type="float">
            <text:p>1,10E-05</text:p>
          </table:table-cell>
          <table:table-cell table:formula="of:=([.D20]-[.D18])/([.A20]-[.A18])" office:value-type="float" office:value="0.00000085" calcext:value-type="float">
            <text:p>850,00E-09</text:p>
          </table:table-cell>
          <table:table-cell table:formula="of:=[.D19]/(SQRT(ABS([.E19])))" office:value-type="float" office:value="0.0119268365708697" calcext:value-type="float">
            <text:p>0,0119268366</text:p>
          </table:table-cell>
          <table:table-cell table:number-columns-repeated="6"/>
          <table:table-cell office:value-type="float" office:value="-0.0000011002" calcext:value-type="float">
            <text:p>-1,10E-06</text:p>
          </table:table-cell>
          <table:table-cell table:style-name="ce7" office:value-type="float" office:value="0.00006877" calcext:value-type="float">
            <text:p>6,88E-05</text:p>
          </table:table-cell>
          <table:table-cell table:formula="of:=([.N20]-[.N18])/([.A20]-[.A18])" office:value-type="float" office:value="-0.0000265499999999999" calcext:value-type="float">
            <text:p>-26,55E-06</text:p>
          </table:table-cell>
          <table:table-cell table:formula="of:=[.N19]/(SQRT(ABS([.O19])))" office:value-type="float" office:value="0.0133464806649304" calcext:value-type="float">
            <text:p>0,013346480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43001" calcext:value-type="float">
            <text:p>4,30E-07</text:p>
          </table:table-cell>
          <table:table-cell office:value-type="float" office:value="0.000011005" calcext:value-type="float">
            <text:p>1,10E-05</text:p>
          </table:table-cell>
          <table:table-cell table:formula="of:=([.D21]-[.D19])/([.A21]-[.A19])" office:value-type="float" office:value="0.00000135000000000008" calcext:value-type="float">
            <text:p>1,35E-06</text:p>
          </table:table-cell>
          <table:table-cell table:formula="of:=[.D20]/(SQRT(ABS([.E20])))" office:value-type="float" office:value="0.00947159593889141" calcext:value-type="float">
            <text:p>0,0094715959</text:p>
          </table:table-cell>
          <table:table-cell table:number-columns-repeated="6"/>
          <table:table-cell office:value-type="float" office:value="-0.0000010617" calcext:value-type="float">
            <text:p>-1,06E-06</text:p>
          </table:table-cell>
          <table:table-cell table:style-name="ce7" office:value-type="float" office:value="0.000068247" calcext:value-type="float">
            <text:p>6,82E-05</text:p>
          </table:table-cell>
          <table:table-cell table:formula="of:=([.N21]-[.N19])/([.A21]-[.A19])" office:value-type="float" office:value="-0.0000113000000000004" calcext:value-type="float">
            <text:p>-11,30E-06</text:p>
          </table:table-cell>
          <table:table-cell table:formula="of:=[.N20]/(SQRT(ABS([.O20])))" office:value-type="float" office:value="0.0203022580569841" calcext:value-type="float">
            <text:p>0,0203022581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46052" calcext:value-type="float">
            <text:p>4,61E-07</text:p>
          </table:table-cell>
          <table:table-cell office:value-type="float" office:value="0.000011023" calcext:value-type="float">
            <text:p>1,10E-05</text:p>
          </table:table-cell>
          <table:table-cell table:formula="of:=([.D22]-[.D20])/([.A22]-[.A20])" office:value-type="float" office:value="0.00000170000000000009" calcext:value-type="float">
            <text:p>1,70E-06</text:p>
          </table:table-cell>
          <table:table-cell table:formula="of:=[.D21]/(SQRT(ABS([.E21])))" office:value-type="float" office:value="0.00845425507206434" calcext:value-type="float">
            <text:p>0,0084542551</text:p>
          </table:table-cell>
          <table:table-cell table:number-columns-repeated="6"/>
          <table:table-cell office:value-type="float" office:value="-0.0000006394" calcext:value-type="float">
            <text:p>-6,39E-07</text:p>
          </table:table-cell>
          <table:table-cell table:style-name="ce7" office:value-type="float" office:value="0.000068544" calcext:value-type="float">
            <text:p>6,85E-05</text:p>
          </table:table-cell>
          <table:table-cell table:formula="of:=([.N22]-[.N20])/([.A22]-[.A20])" office:value-type="float" office:value="-0.0000212499999999998" calcext:value-type="float">
            <text:p>-21,25E-06</text:p>
          </table:table-cell>
          <table:table-cell table:formula="of:=[.N21]/(SQRT(ABS([.O21])))" office:value-type="float" office:value="0.014869281300722" calcext:value-type="float">
            <text:p>0,0148692813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5108" calcext:value-type="float">
            <text:p>5,11E-07</text:p>
          </table:table-cell>
          <table:table-cell office:value-type="float" office:value="0.000011039" calcext:value-type="float">
            <text:p>1,10E-05</text:p>
          </table:table-cell>
          <table:table-cell table:formula="of:=([.D23]-[.D21])/([.A23]-[.A21])" office:value-type="float" office:value="0.00000229999999999996" calcext:value-type="float">
            <text:p>2,30E-06</text:p>
          </table:table-cell>
          <table:table-cell table:formula="of:=[.D22]/(SQRT(ABS([.E22])))" office:value-type="float" office:value="0.00727890104581616" calcext:value-type="float">
            <text:p>0,007278901</text:p>
          </table:table-cell>
          <table:table-cell table:number-columns-repeated="6"/>
          <table:table-cell office:value-type="float" office:value="-0.00000050144" calcext:value-type="float">
            <text:p>-5,01E-07</text:p>
          </table:table-cell>
          <table:table-cell table:style-name="ce7" office:value-type="float" office:value="0.000067822" calcext:value-type="float">
            <text:p>6,78E-05</text:p>
          </table:table-cell>
          <table:table-cell table:formula="of:=([.N23]-[.N21])/([.A23]-[.A21])" office:value-type="float" office:value="0.00000440000000000016" calcext:value-type="float">
            <text:p>4,40E-06</text:p>
          </table:table-cell>
          <table:table-cell table:formula="of:=[.N22]/(SQRT(ABS([.O22])))" office:value-type="float" office:value="0.0323328698639067" calcext:value-type="float">
            <text:p>0,0323328699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52779" calcext:value-type="float">
            <text:p>5,28E-07</text:p>
          </table:table-cell>
          <table:table-cell office:value-type="float" office:value="0.000011069" calcext:value-type="float">
            <text:p>1,11E-05</text:p>
          </table:table-cell>
          <table:table-cell table:formula="of:=([.D24]-[.D22])/([.A24]-[.A22])" office:value-type="float" office:value="0.00000429999999999995" calcext:value-type="float">
            <text:p>4,30E-06</text:p>
          </table:table-cell>
          <table:table-cell table:formula="of:=[.D23]/(SQRT(ABS([.E23])))" office:value-type="float" office:value="0.00533794579860432" calcext:value-type="float">
            <text:p>0,0053379458</text:p>
          </table:table-cell>
          <table:table-cell table:number-columns-repeated="6"/>
          <table:table-cell office:value-type="float" office:value="-0.00000046635" calcext:value-type="float">
            <text:p>-4,66E-07</text:p>
          </table:table-cell>
          <table:table-cell table:style-name="ce7" office:value-type="float" office:value="0.000068632" calcext:value-type="float">
            <text:p>6,86E-05</text:p>
          </table:table-cell>
          <table:table-cell table:formula="of:=([.N24]-[.N22])/([.A24]-[.A22])" office:value-type="float" office:value="0.0000863000000000002" calcext:value-type="float">
            <text:p>86,30E-06</text:p>
          </table:table-cell>
          <table:table-cell table:formula="of:=[.N23]/(SQRT(ABS([.O23])))" office:value-type="float" office:value="0.00738790422915652" calcext:value-type="float">
            <text:p>0,0073879042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57209" calcext:value-type="float">
            <text:p>5,72E-07</text:p>
          </table:table-cell>
          <table:table-cell office:value-type="float" office:value="0.000011125" calcext:value-type="float">
            <text:p>1,11E-05</text:p>
          </table:table-cell>
          <table:table-cell table:formula="of:=([.D25]-[.D23])/([.A25]-[.A23])" office:value-type="float" office:value="0.00000505000000000006" calcext:value-type="float">
            <text:p>5,05E-06</text:p>
          </table:table-cell>
          <table:table-cell table:formula="of:=[.D24]/(SQRT(ABS([.E24])))" office:value-type="float" office:value="0.00495056002432605" calcext:value-type="float">
            <text:p>0,00495056</text:p>
          </table:table-cell>
          <table:table-cell table:number-columns-repeated="6"/>
          <table:table-cell office:value-type="float" office:value="-0.00000039034" calcext:value-type="float">
            <text:p>-3,90E-07</text:p>
          </table:table-cell>
          <table:table-cell table:style-name="ce7" office:value-type="float" office:value="0.000069548" calcext:value-type="float">
            <text:p>6,95E-05</text:p>
          </table:table-cell>
          <table:table-cell table:formula="of:=([.N25]-[.N23])/([.A25]-[.A23])" office:value-type="float" office:value="0.0000321000000000006" calcext:value-type="float">
            <text:p>32,10E-06</text:p>
          </table:table-cell>
          <table:table-cell table:formula="of:=[.N24]/(SQRT(ABS([.O24])))" office:value-type="float" office:value="0.0122753004087317" calcext:value-type="float">
            <text:p>0,012275300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63632" calcext:value-type="float">
            <text:p>6,36E-07</text:p>
          </table:table-cell>
          <table:table-cell office:value-type="float" office:value="0.00001117" calcext:value-type="float">
            <text:p>1,12E-05</text:p>
          </table:table-cell>
          <table:table-cell table:formula="of:=([.D26]-[.D24])/([.A26]-[.A24])" office:value-type="float" office:value="0.00000580000000000001" calcext:value-type="float">
            <text:p>5,80E-06</text:p>
          </table:table-cell>
          <table:table-cell table:formula="of:=[.D25]/(SQRT(ABS([.E25])))" office:value-type="float" office:value="0.00463809004983137" calcext:value-type="float">
            <text:p>0,00463809</text:p>
          </table:table-cell>
          <table:table-cell table:number-columns-repeated="6"/>
          <table:table-cell office:value-type="float" office:value="-0.00000034749" calcext:value-type="float">
            <text:p>-3,47E-07</text:p>
          </table:table-cell>
          <table:table-cell table:style-name="ce7" office:value-type="float" office:value="0.000069274" calcext:value-type="float">
            <text:p>6,93E-05</text:p>
          </table:table-cell>
          <table:table-cell table:formula="of:=([.N26]-[.N24])/([.A26]-[.A24])" office:value-type="float" office:value="-0.0000136999999999995" calcext:value-type="float">
            <text:p>-13,70E-06</text:p>
          </table:table-cell>
          <table:table-cell table:formula="of:=[.N25]/(SQRT(ABS([.O25])))" office:value-type="float" office:value="0.018715868352155" calcext:value-type="float">
            <text:p>0,0187158684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65834" calcext:value-type="float">
            <text:p>6,58E-07</text:p>
          </table:table-cell>
          <table:table-cell office:value-type="float" office:value="0.000011241" calcext:value-type="float">
            <text:p>1,12E-05</text:p>
          </table:table-cell>
          <table:table-cell table:formula="of:=([.D27]-[.D25])/([.A27]-[.A25])" office:value-type="float" office:value="0.00000839999999999996" calcext:value-type="float">
            <text:p>8,40E-06</text:p>
          </table:table-cell>
          <table:table-cell table:formula="of:=[.D26]/(SQRT(ABS([.E26])))" office:value-type="float" office:value="0.00387851347628371" calcext:value-type="float">
            <text:p>0,0038785135</text:p>
          </table:table-cell>
          <table:table-cell table:number-columns-repeated="6"/>
          <table:table-cell office:value-type="float" office:value="-0.00000024612" calcext:value-type="float">
            <text:p>-2,46E-07</text:p>
          </table:table-cell>
          <table:table-cell table:style-name="ce7" office:value-type="float" office:value="0.000069274" calcext:value-type="float">
            <text:p>6,93E-05</text:p>
          </table:table-cell>
          <table:table-cell table:formula="of:=([.N27]-[.N25])/([.A27]-[.A25])" office:value-type="float" office:value="0.00000869999999999943" calcext:value-type="float">
            <text:p>8,70E-06</text:p>
          </table:table-cell>
          <table:table-cell table:formula="of:=[.N26]/(SQRT(ABS([.O26])))" office:value-type="float" office:value="0.0234860855749148" calcext:value-type="float">
            <text:p>0,023486085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71763" calcext:value-type="float">
            <text:p>7,18E-07</text:p>
          </table:table-cell>
          <table:table-cell office:value-type="float" office:value="0.000011338" calcext:value-type="float">
            <text:p>1,13E-05</text:p>
          </table:table-cell>
          <table:table-cell table:formula="of:=([.D28]-[.D26])/([.A28]-[.A26])" office:value-type="float" office:value="0.0000104" calcext:value-type="float">
            <text:p>10,40E-06</text:p>
          </table:table-cell>
          <table:table-cell table:formula="of:=[.D27]/(SQRT(ABS([.E27])))" office:value-type="float" office:value="0.00351576455193111" calcext:value-type="float">
            <text:p>0,0035157646</text:p>
          </table:table-cell>
          <table:table-cell table:number-columns-repeated="6"/>
          <table:table-cell office:value-type="float" office:value="-0.00000009554" calcext:value-type="float">
            <text:p>-9,55E-08</text:p>
          </table:table-cell>
          <table:table-cell table:style-name="ce7" office:value-type="float" office:value="0.000069448" calcext:value-type="float">
            <text:p>6,94E-05</text:p>
          </table:table-cell>
          <table:table-cell table:formula="of:=([.N28]-[.N26])/([.A28]-[.A26])" office:value-type="float" office:value="0.0000734499999999998" calcext:value-type="float">
            <text:p>73,45E-06</text:p>
          </table:table-cell>
          <table:table-cell table:formula="of:=[.N27]/(SQRT(ABS([.O27])))" office:value-type="float" office:value="0.00810333592736992" calcext:value-type="float">
            <text:p>0,0081033359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76443" calcext:value-type="float">
            <text:p>7,64E-07</text:p>
          </table:table-cell>
          <table:table-cell office:value-type="float" office:value="0.000011449" calcext:value-type="float">
            <text:p>1,14E-05</text:p>
          </table:table-cell>
          <table:table-cell table:formula="of:=([.D29]-[.D27])/([.A29]-[.A27])" office:value-type="float" office:value="0.0000134000000000001" calcext:value-type="float">
            <text:p>13,40E-06</text:p>
          </table:table-cell>
          <table:table-cell table:formula="of:=[.D28]/(SQRT(ABS([.E28])))" office:value-type="float" office:value="0.00312762845877181" calcext:value-type="float">
            <text:p>0,0031276285</text:p>
          </table:table-cell>
          <table:table-cell table:number-columns-repeated="6"/>
          <table:table-cell office:value-type="float" office:value="-0.000000042694" calcext:value-type="float">
            <text:p>-4,27E-08</text:p>
          </table:table-cell>
          <table:table-cell table:style-name="ce7" office:value-type="float" office:value="0.000070743" calcext:value-type="float">
            <text:p>7,07E-05</text:p>
          </table:table-cell>
          <table:table-cell table:formula="of:=([.N29]-[.N27])/([.A29]-[.A27])" office:value-type="float" office:value="0.0000605499999999999" calcext:value-type="float">
            <text:p>60,55E-06</text:p>
          </table:table-cell>
          <table:table-cell table:formula="of:=[.N28]/(SQRT(ABS([.O28])))" office:value-type="float" office:value="0.00909130858614" calcext:value-type="float">
            <text:p>0,009091308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8404" calcext:value-type="float">
            <text:p>8,40E-07</text:p>
          </table:table-cell>
          <table:table-cell office:value-type="float" office:value="0.000011606" calcext:value-type="float">
            <text:p>1,16E-05</text:p>
          </table:table-cell>
          <table:table-cell table:formula="of:=([.D30]-[.D28])/([.A30]-[.A28])" office:value-type="float" office:value="0.0000173" calcext:value-type="float">
            <text:p>17,30E-06</text:p>
          </table:table-cell>
          <table:table-cell table:formula="of:=[.D29]/(SQRT(ABS([.E29])))" office:value-type="float" office:value="0.0027903553547497" calcext:value-type="float">
            <text:p>0,0027903554</text:p>
          </table:table-cell>
          <table:table-cell table:number-columns-repeated="6"/>
          <table:table-cell office:value-type="float" office:value="0.000000045329" calcext:value-type="float">
            <text:p>4,53E-08</text:p>
          </table:table-cell>
          <table:table-cell table:style-name="ce7" office:value-type="float" office:value="0.000070659" calcext:value-type="float">
            <text:p>7,07E-05</text:p>
          </table:table-cell>
          <table:table-cell table:formula="of:=([.N30]-[.N28])/([.A30]-[.A28])" office:value-type="float" office:value="0.0000333999999999994" calcext:value-type="float">
            <text:p>33,40E-06</text:p>
          </table:table-cell>
          <table:table-cell table:formula="of:=[.N29]/(SQRT(ABS([.O29])))" office:value-type="float" office:value="0.0122262776306037" calcext:value-type="float">
            <text:p>0,012226277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84386" calcext:value-type="float">
            <text:p>8,44E-07</text:p>
          </table:table-cell>
          <table:table-cell office:value-type="float" office:value="0.000011795" calcext:value-type="float">
            <text:p>1,18E-05</text:p>
          </table:table-cell>
          <table:table-cell table:formula="of:=([.D31]-[.D29])/([.A31]-[.A29])" office:value-type="float" office:value="0.00002095" calcext:value-type="float">
            <text:p>20,95E-06</text:p>
          </table:table-cell>
          <table:table-cell table:formula="of:=[.D30]/(SQRT(ABS([.E30])))" office:value-type="float" office:value="0.00257694964077181" calcext:value-type="float">
            <text:p>0,0025769496</text:p>
          </table:table-cell>
          <table:table-cell table:number-columns-repeated="6"/>
          <table:table-cell office:value-type="float" office:value="-0.000000028371" calcext:value-type="float">
            <text:p>-2,84E-08</text:p>
          </table:table-cell>
          <table:table-cell table:style-name="ce7" office:value-type="float" office:value="0.000071411" calcext:value-type="float">
            <text:p>7,14E-05</text:p>
          </table:table-cell>
          <table:table-cell table:formula="of:=([.N31]-[.N29])/([.A31]-[.A29])" office:value-type="float" office:value="-0.00013535" calcext:value-type="float">
            <text:p>-135,35E-06</text:p>
          </table:table-cell>
          <table:table-cell table:formula="of:=[.N30]/(SQRT(ABS([.O30])))" office:value-type="float" office:value="0.00613812862237784" calcext:value-type="float">
            <text:p>0,006138128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93568" calcext:value-type="float">
            <text:p>9,36E-07</text:p>
          </table:table-cell>
          <table:table-cell office:value-type="float" office:value="0.000012025" calcext:value-type="float">
            <text:p>1,20E-05</text:p>
          </table:table-cell>
          <table:table-cell table:formula="of:=([.D32]-[.D30])/([.A32]-[.A30])" office:value-type="float" office:value="0.0000258" calcext:value-type="float">
            <text:p>25,80E-06</text:p>
          </table:table-cell>
          <table:table-cell table:formula="of:=[.D31]/(SQRT(ABS([.E31])))" office:value-type="float" office:value="0.00236741956306796" calcext:value-type="float">
            <text:p>0,0023674196</text:p>
          </table:table-cell>
          <table:table-cell table:number-columns-repeated="6"/>
          <table:table-cell office:value-type="float" office:value="0.00000019913" calcext:value-type="float">
            <text:p>1,99E-07</text:p>
          </table:table-cell>
          <table:table-cell table:style-name="ce7" office:value-type="float" office:value="0.000067952" calcext:value-type="float">
            <text:p>6,80E-05</text:p>
          </table:table-cell>
          <table:table-cell table:formula="of:=([.N32]-[.N30])/([.A32]-[.A30])" office:value-type="float" office:value="-0.00011145" calcext:value-type="float">
            <text:p>-111,45E-06</text:p>
          </table:table-cell>
          <table:table-cell table:formula="of:=[.N31]/(SQRT(ABS([.O31])))" office:value-type="float" office:value="0.0064366842766555" calcext:value-type="float">
            <text:p>0,0064366843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98249" calcext:value-type="float">
            <text:p>9,82E-07</text:p>
          </table:table-cell>
          <table:table-cell office:value-type="float" office:value="0.000012311" calcext:value-type="float">
            <text:p>1,23E-05</text:p>
          </table:table-cell>
          <table:table-cell table:formula="of:=([.D33]-[.D31])/([.A33]-[.A31])" office:value-type="float" office:value="0.0000316499999999999" calcext:value-type="float">
            <text:p>31,65E-06</text:p>
          </table:table-cell>
          <table:table-cell table:formula="of:=[.D32]/(SQRT(ABS([.E32])))" office:value-type="float" office:value="0.00218829805392863" calcext:value-type="float">
            <text:p>0,0021882981</text:p>
          </table:table-cell>
          <table:table-cell table:number-columns-repeated="6"/>
          <table:table-cell office:value-type="float" office:value="0.0000003502" calcext:value-type="float">
            <text:p>3,50E-07</text:p>
          </table:table-cell>
          <table:table-cell table:style-name="ce7" office:value-type="float" office:value="0.000069182" calcext:value-type="float">
            <text:p>6,92E-05</text:p>
          </table:table-cell>
          <table:table-cell table:formula="of:=([.N33]-[.N31])/([.A33]-[.A31])" office:value-type="float" office:value="0.00010205" calcext:value-type="float">
            <text:p>102,05E-06</text:p>
          </table:table-cell>
          <table:table-cell table:formula="of:=[.N32]/(SQRT(ABS([.O32])))" office:value-type="float" office:value="0.00684836041776154" calcext:value-type="float">
            <text:p>0,006848360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103747" calcext:value-type="float">
            <text:p>1,04E-06</text:p>
          </table:table-cell>
          <table:table-cell office:value-type="float" office:value="0.000012658" calcext:value-type="float">
            <text:p>1,27E-05</text:p>
          </table:table-cell>
          <table:table-cell table:formula="of:=([.D34]-[.D32])/([.A34]-[.A32])" office:value-type="float" office:value="0.0000389499999999999" calcext:value-type="float">
            <text:p>38,95E-06</text:p>
          </table:table-cell>
          <table:table-cell table:formula="of:=[.D33]/(SQRT(ABS([.E33])))" office:value-type="float" office:value="0.00202820271778775" calcext:value-type="float">
            <text:p>0,0020282027</text:p>
          </table:table-cell>
          <table:table-cell table:number-columns-repeated="6"/>
          <table:table-cell office:value-type="float" office:value="0.00000033664" calcext:value-type="float">
            <text:p>3,37E-07</text:p>
          </table:table-cell>
          <table:table-cell table:style-name="ce7" office:value-type="float" office:value="0.000069993" calcext:value-type="float">
            <text:p>7,00E-05</text:p>
          </table:table-cell>
          <table:table-cell table:formula="of:=([.N34]-[.N32])/([.A34]-[.A32])" office:value-type="float" office:value="0.00010455" calcext:value-type="float">
            <text:p>104,55E-06</text:p>
          </table:table-cell>
          <table:table-cell table:formula="of:=[.N33]/(SQRT(ABS([.O33])))" office:value-type="float" office:value="0.00684530163411226" calcext:value-type="float">
            <text:p>0,00684530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110238" calcext:value-type="float">
            <text:p>1,10E-06</text:p>
          </table:table-cell>
          <table:table-cell office:value-type="float" office:value="0.00001309" calcext:value-type="float">
            <text:p>1,31E-05</text:p>
          </table:table-cell>
          <table:table-cell table:formula="of:=([.D35]-[.D33])/([.A35]-[.A33])" office:value-type="float" office:value="0.0000489500000000001" calcext:value-type="float">
            <text:p>48,95E-06</text:p>
          </table:table-cell>
          <table:table-cell table:formula="of:=[.D34]/(SQRT(ABS([.E34])))" office:value-type="float" office:value="0.00187095481241861" calcext:value-type="float">
            <text:p>0,0018709548</text:p>
          </table:table-cell>
          <table:table-cell table:number-columns-repeated="6"/>
          <table:table-cell office:value-type="float" office:value="0.00000038903" calcext:value-type="float">
            <text:p>3,89E-07</text:p>
          </table:table-cell>
          <table:table-cell table:style-name="ce7" office:value-type="float" office:value="0.000071273" calcext:value-type="float">
            <text:p>7,13E-05</text:p>
          </table:table-cell>
          <table:table-cell table:formula="of:=([.N35]-[.N33])/([.A35]-[.A33])" office:value-type="float" office:value="0.000209600000000001" calcext:value-type="float">
            <text:p>209,60E-06</text:p>
          </table:table-cell>
          <table:table-cell table:formula="of:=[.N34]/(SQRT(ABS([.O34])))" office:value-type="float" office:value="0.00492299506260673" calcext:value-type="float">
            <text:p>0,0049229951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11658" calcext:value-type="float">
            <text:p>1,17E-06</text:p>
          </table:table-cell>
          <table:table-cell office:value-type="float" office:value="0.000013637" calcext:value-type="float">
            <text:p>1,36E-05</text:p>
          </table:table-cell>
          <table:table-cell table:formula="of:=([.D36]-[.D34])/([.A36]-[.A34])" office:value-type="float" office:value="0.00005795" calcext:value-type="float">
            <text:p>57,95E-06</text:p>
          </table:table-cell>
          <table:table-cell table:formula="of:=[.D35]/(SQRT(ABS([.E35])))" office:value-type="float" office:value="0.00179139814576556" calcext:value-type="float">
            <text:p>0,0017913981</text:p>
          </table:table-cell>
          <table:table-cell table:number-columns-repeated="6"/>
          <table:table-cell office:value-type="float" office:value="0.00000050821" calcext:value-type="float">
            <text:p>5,08E-07</text:p>
          </table:table-cell>
          <table:table-cell table:style-name="ce7" office:value-type="float" office:value="0.000074185" calcext:value-type="float">
            <text:p>7,42E-05</text:p>
          </table:table-cell>
          <table:table-cell table:formula="of:=([.N36]-[.N34])/([.A36]-[.A34])" office:value-type="float" office:value="0.00027255" calcext:value-type="float">
            <text:p>272,55E-06</text:p>
          </table:table-cell>
          <table:table-cell table:formula="of:=[.N35]/(SQRT(ABS([.O35])))" office:value-type="float" office:value="0.00449358548305108" calcext:value-type="float">
            <text:p>0,0044935855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12395" calcext:value-type="float">
            <text:p>1,24E-06</text:p>
          </table:table-cell>
          <table:table-cell office:value-type="float" office:value="0.000014249" calcext:value-type="float">
            <text:p>1,42E-05</text:p>
          </table:table-cell>
          <table:table-cell table:formula="of:=([.D37]-[.D35])/([.A37]-[.A35])" office:value-type="float" office:value="0.0000683499999999999" calcext:value-type="float">
            <text:p>68,35E-06</text:p>
          </table:table-cell>
          <table:table-cell table:formula="of:=[.D36]/(SQRT(ABS([.E36])))" office:value-type="float" office:value="0.00172351523624493" calcext:value-type="float">
            <text:p>0,0017235152</text:p>
          </table:table-cell>
          <table:table-cell table:number-columns-repeated="6"/>
          <table:table-cell office:value-type="float" office:value="0.00000052159" calcext:value-type="float">
            <text:p>5,22E-07</text:p>
          </table:table-cell>
          <table:table-cell table:style-name="ce7" office:value-type="float" office:value="0.000076724" calcext:value-type="float">
            <text:p>7,67E-05</text:p>
          </table:table-cell>
          <table:table-cell table:formula="of:=([.N37]-[.N35])/([.A37]-[.A35])" office:value-type="float" office:value="0.00027435" calcext:value-type="float">
            <text:p>274,35E-06</text:p>
          </table:table-cell>
          <table:table-cell table:formula="of:=[.N36]/(SQRT(ABS([.O36])))" office:value-type="float" office:value="0.00463210882935999" calcext:value-type="float">
            <text:p>0,0046321088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13056" calcext:value-type="float">
            <text:p>1,31E-06</text:p>
          </table:table-cell>
          <table:table-cell office:value-type="float" office:value="0.000015004" calcext:value-type="float">
            <text:p>1,50E-05</text:p>
          </table:table-cell>
          <table:table-cell table:formula="of:=([.D38]-[.D36])/([.A38]-[.A36])" office:value-type="float" office:value="0.0000828000000000001" calcext:value-type="float">
            <text:p>82,80E-06</text:p>
          </table:table-cell>
          <table:table-cell table:formula="of:=[.D37]/(SQRT(ABS([.E37])))" office:value-type="float" office:value="0.00164889077047173" calcext:value-type="float">
            <text:p>0,0016488908</text:p>
          </table:table-cell>
          <table:table-cell table:number-columns-repeated="6"/>
          <table:table-cell office:value-type="float" office:value="0.00000066189" calcext:value-type="float">
            <text:p>6,62E-07</text:p>
          </table:table-cell>
          <table:table-cell table:style-name="ce7" office:value-type="float" office:value="0.000079672" calcext:value-type="float">
            <text:p>7,97E-05</text:p>
          </table:table-cell>
          <table:table-cell table:formula="of:=([.N38]-[.N36])/([.A38]-[.A36])" office:value-type="float" office:value="0.0003151" calcext:value-type="float">
            <text:p>315,10E-06</text:p>
          </table:table-cell>
          <table:table-cell table:formula="of:=[.N37]/(SQRT(ABS([.O37])))" office:value-type="float" office:value="0.00448829628073389" calcext:value-type="float">
            <text:p>0,0044882963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13564" calcext:value-type="float">
            <text:p>1,36E-06</text:p>
          </table:table-cell>
          <table:table-cell office:value-type="float" office:value="0.000015905" calcext:value-type="float">
            <text:p>1,59E-05</text:p>
          </table:table-cell>
          <table:table-cell table:formula="of:=([.D39]-[.D37])/([.A39]-[.A37])" office:value-type="float" office:value="0.00009775" calcext:value-type="float">
            <text:p>97,75E-06</text:p>
          </table:table-cell>
          <table:table-cell table:formula="of:=[.D38]/(SQRT(ABS([.E38])))" office:value-type="float" office:value="0.0016087008467463" calcext:value-type="float">
            <text:p>0,0016087008</text:p>
          </table:table-cell>
          <table:table-cell table:number-columns-repeated="6"/>
          <table:table-cell office:value-type="float" office:value="0.0000007276" calcext:value-type="float">
            <text:p>7,28E-07</text:p>
          </table:table-cell>
          <table:table-cell table:style-name="ce7" office:value-type="float" office:value="0.000083026" calcext:value-type="float">
            <text:p>8,30E-05</text:p>
          </table:table-cell>
          <table:table-cell table:formula="of:=([.N39]-[.N37])/([.A39]-[.A37])" office:value-type="float" office:value="0.000325249999999999" calcext:value-type="float">
            <text:p>325,25E-06</text:p>
          </table:table-cell>
          <table:table-cell table:formula="of:=[.N38]/(SQRT(ABS([.O38])))" office:value-type="float" office:value="0.00460368354204166" calcext:value-type="float">
            <text:p>0,0046036835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14483" calcext:value-type="float">
            <text:p>1,45E-06</text:p>
          </table:table-cell>
          <table:table-cell office:value-type="float" office:value="0.000016959" calcext:value-type="float">
            <text:p>1,70E-05</text:p>
          </table:table-cell>
          <table:table-cell table:formula="of:=([.D40]-[.D38])/([.A40]-[.A38])" office:value-type="float" office:value="0.0001146" calcext:value-type="float">
            <text:p>114,60E-06</text:p>
          </table:table-cell>
          <table:table-cell table:formula="of:=[.D39]/(SQRT(ABS([.E39])))" office:value-type="float" office:value="0.00158419242147924" calcext:value-type="float">
            <text:p>0,0015841924</text:p>
          </table:table-cell>
          <table:table-cell table:number-columns-repeated="6"/>
          <table:table-cell office:value-type="float" office:value="0.00000079144" calcext:value-type="float">
            <text:p>7,91E-07</text:p>
          </table:table-cell>
          <table:table-cell table:style-name="ce7" office:value-type="float" office:value="0.000086177" calcext:value-type="float">
            <text:p>8,62E-05</text:p>
          </table:table-cell>
          <table:table-cell table:formula="of:=([.N40]-[.N38])/([.A40]-[.A38])" office:value-type="float" office:value="0.00038675" calcext:value-type="float">
            <text:p>386,75E-06</text:p>
          </table:table-cell>
          <table:table-cell table:formula="of:=[.N39]/(SQRT(ABS([.O39])))" office:value-type="float" office:value="0.00438203871435633" calcext:value-type="float">
            <text:p>0,004382038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15184" calcext:value-type="float">
            <text:p>1,52E-06</text:p>
          </table:table-cell>
          <table:table-cell office:value-type="float" office:value="0.000018197" calcext:value-type="float">
            <text:p>1,82E-05</text:p>
          </table:table-cell>
          <table:table-cell table:formula="of:=([.D41]-[.D39])/([.A41]-[.A39])" office:value-type="float" office:value="0.0001315" calcext:value-type="float">
            <text:p>131,50E-06</text:p>
          </table:table-cell>
          <table:table-cell table:formula="of:=[.D40]/(SQRT(ABS([.E40])))" office:value-type="float" office:value="0.00158685380908477" calcext:value-type="float">
            <text:p>0,0015868538</text:p>
          </table:table-cell>
          <table:table-cell table:number-columns-repeated="6"/>
          <table:table-cell office:value-type="float" office:value="0.00000093208" calcext:value-type="float">
            <text:p>9,32E-07</text:p>
          </table:table-cell>
          <table:table-cell table:style-name="ce7" office:value-type="float" office:value="0.000090761" calcext:value-type="float">
            <text:p>9,08E-05</text:p>
          </table:table-cell>
          <table:table-cell table:formula="of:=([.N41]-[.N39])/([.A41]-[.A39])" office:value-type="float" office:value="0.0004101" calcext:value-type="float">
            <text:p>410,10E-06</text:p>
          </table:table-cell>
          <table:table-cell table:formula="of:=[.N40]/(SQRT(ABS([.O40])))" office:value-type="float" office:value="0.00448181976601254" calcext:value-type="float">
            <text:p>0,0044818198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15926" calcext:value-type="float">
            <text:p>1,59E-06</text:p>
          </table:table-cell>
          <table:table-cell office:value-type="float" office:value="0.000019589" calcext:value-type="float">
            <text:p>1,96E-05</text:p>
          </table:table-cell>
          <table:table-cell table:formula="of:=([.D42]-[.D40])/([.A42]-[.A40])" office:value-type="float" office:value="0.0001461" calcext:value-type="float">
            <text:p>146,10E-06</text:p>
          </table:table-cell>
          <table:table-cell table:formula="of:=[.D41]/(SQRT(ABS([.E41])))" office:value-type="float" office:value="0.00162064225571623" calcext:value-type="float">
            <text:p>0,0016206423</text:p>
          </table:table-cell>
          <table:table-cell table:number-columns-repeated="6"/>
          <table:table-cell office:value-type="float" office:value="0.00000102098" calcext:value-type="float">
            <text:p>1,02E-06</text:p>
          </table:table-cell>
          <table:table-cell table:style-name="ce7" office:value-type="float" office:value="0.000094379" calcext:value-type="float">
            <text:p>9,44E-05</text:p>
          </table:table-cell>
          <table:table-cell table:formula="of:=([.N42]-[.N40])/([.A42]-[.A40])" office:value-type="float" office:value="0.000365800000000001" calcext:value-type="float">
            <text:p>365,80E-06</text:p>
          </table:table-cell>
          <table:table-cell table:formula="of:=[.N41]/(SQRT(ABS([.O41])))" office:value-type="float" office:value="0.0049346177986223" calcext:value-type="float">
            <text:p>0,0049346178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16749" calcext:value-type="float">
            <text:p>1,67E-06</text:p>
          </table:table-cell>
          <table:table-cell office:value-type="float" office:value="0.000021119" calcext:value-type="float">
            <text:p>2,11E-05</text:p>
          </table:table-cell>
          <table:table-cell table:formula="of:=([.D43]-[.D41])/([.A43]-[.A41])" office:value-type="float" office:value="0.000164" calcext:value-type="float">
            <text:p>164,00E-06</text:p>
          </table:table-cell>
          <table:table-cell table:formula="of:=[.D42]/(SQRT(ABS([.E42])))" office:value-type="float" office:value="0.00164911683866274" calcext:value-type="float">
            <text:p>0,0016491168</text:p>
          </table:table-cell>
          <table:table-cell table:number-columns-repeated="6"/>
          <table:table-cell office:value-type="float" office:value="0.0000010135" calcext:value-type="float">
            <text:p>1,01E-06</text:p>
          </table:table-cell>
          <table:table-cell table:style-name="ce7" office:value-type="float" office:value="0.000098077" calcext:value-type="float">
            <text:p>9,81E-05</text:p>
          </table:table-cell>
          <table:table-cell table:formula="of:=([.N43]-[.N41])/([.A43]-[.A41])" office:value-type="float" office:value="0.00043645" calcext:value-type="float">
            <text:p>436,45E-06</text:p>
          </table:table-cell>
          <table:table-cell table:formula="of:=[.N42]/(SQRT(ABS([.O42])))" office:value-type="float" office:value="0.00469461437414113" calcext:value-type="float">
            <text:p>0,004694614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1763" calcext:value-type="float">
            <text:p>1,76E-06</text:p>
          </table:table-cell>
          <table:table-cell office:value-type="float" office:value="0.000022869" calcext:value-type="float">
            <text:p>2,29E-05</text:p>
          </table:table-cell>
          <table:table-cell table:formula="of:=([.D44]-[.D42])/([.A44]-[.A42])" office:value-type="float" office:value="0.0001896" calcext:value-type="float">
            <text:p>189,60E-06</text:p>
          </table:table-cell>
          <table:table-cell table:formula="of:=[.D43]/(SQRT(ABS([.E43])))" office:value-type="float" office:value="0.00166084081096506" calcext:value-type="float">
            <text:p>0,0016608408</text:p>
          </table:table-cell>
          <table:table-cell table:number-columns-repeated="6"/>
          <table:table-cell office:value-type="float" office:value="0.0000011494" calcext:value-type="float">
            <text:p>1,15E-06</text:p>
          </table:table-cell>
          <table:table-cell office:value-type="float" office:value="0.000103108" calcext:value-type="float">
            <text:p>0,000103108</text:p>
          </table:table-cell>
          <table:table-cell table:formula="of:=([.N44]-[.N42])/([.A44]-[.A42])" office:value-type="float" office:value="0.000549349999999999" calcext:value-type="float">
            <text:p>549,35E-06</text:p>
          </table:table-cell>
          <table:table-cell table:formula="of:=[.N43]/(SQRT(ABS([.O43])))" office:value-type="float" office:value="0.0043991401527932" calcext:value-type="float">
            <text:p>0,0043991402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18493" calcext:value-type="float">
            <text:p>1,85E-06</text:p>
          </table:table-cell>
          <table:table-cell office:value-type="float" office:value="0.000024911" calcext:value-type="float">
            <text:p>2,49E-05</text:p>
          </table:table-cell>
          <table:table-cell table:formula="of:=([.D45]-[.D43])/([.A45]-[.A43])" office:value-type="float" office:value="0.0002137" calcext:value-type="float">
            <text:p>213,70E-06</text:p>
          </table:table-cell>
          <table:table-cell table:formula="of:=[.D44]/(SQRT(ABS([.E44])))" office:value-type="float" office:value="0.00170407576735026" calcext:value-type="float">
            <text:p>0,0017040758</text:p>
          </table:table-cell>
          <table:table-cell table:number-columns-repeated="6"/>
          <table:table-cell office:value-type="float" office:value="0.0000011962" calcext:value-type="float">
            <text:p>1,20E-06</text:p>
          </table:table-cell>
          <table:table-cell office:value-type="float" office:value="0.000109064" calcext:value-type="float">
            <text:p>0,000109064</text:p>
          </table:table-cell>
          <table:table-cell table:formula="of:=([.N45]-[.N43])/([.A45]-[.A43])" office:value-type="float" office:value="0.0006256" calcext:value-type="float">
            <text:p>625,60E-06</text:p>
          </table:table-cell>
          <table:table-cell table:formula="of:=[.N44]/(SQRT(ABS([.O44])))" office:value-type="float" office:value="0.00436046747769559" calcext:value-type="float">
            <text:p>0,004360467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19463" calcext:value-type="float">
            <text:p>1,95E-06</text:p>
          </table:table-cell>
          <table:table-cell office:value-type="float" office:value="0.000027143" calcext:value-type="float">
            <text:p>2,71E-05</text:p>
          </table:table-cell>
          <table:table-cell table:formula="of:=([.D46]-[.D44])/([.A46]-[.A44])" office:value-type="float" office:value="0.0002312" calcext:value-type="float">
            <text:p>231,20E-06</text:p>
          </table:table-cell>
          <table:table-cell table:formula="of:=[.D45]/(SQRT(ABS([.E45])))" office:value-type="float" office:value="0.00178510567980226" calcext:value-type="float">
            <text:p>0,0017851057</text:p>
          </table:table-cell>
          <table:table-cell table:number-columns-repeated="6"/>
          <table:table-cell office:value-type="float" office:value="0.0000013006" calcext:value-type="float">
            <text:p>1,30E-06</text:p>
          </table:table-cell>
          <table:table-cell office:value-type="float" office:value="0.00011562" calcext:value-type="float">
            <text:p>0,00011562</text:p>
          </table:table-cell>
          <table:table-cell table:formula="of:=([.N46]-[.N44])/([.A46]-[.A44])" office:value-type="float" office:value="0.000668299999999999" calcext:value-type="float">
            <text:p>668,30E-06</text:p>
          </table:table-cell>
          <table:table-cell table:formula="of:=[.N45]/(SQRT(ABS([.O45])))" office:value-type="float" office:value="0.00447246792332303" calcext:value-type="float">
            <text:p>0,0044724679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20399" calcext:value-type="float">
            <text:p>2,04E-06</text:p>
          </table:table-cell>
          <table:table-cell office:value-type="float" office:value="0.000029535" calcext:value-type="float">
            <text:p>2,95E-05</text:p>
          </table:table-cell>
          <table:table-cell table:formula="of:=([.D47]-[.D45])/([.A47]-[.A45])" office:value-type="float" office:value="0.0002499" calcext:value-type="float">
            <text:p>249,90E-06</text:p>
          </table:table-cell>
          <table:table-cell table:formula="of:=[.D46]/(SQRT(ABS([.E46])))" office:value-type="float" office:value="0.00186833111745905" calcext:value-type="float">
            <text:p>0,0018683311</text:p>
          </table:table-cell>
          <table:table-cell table:number-columns-repeated="6"/>
          <table:table-cell office:value-type="float" office:value="0.0000014699" calcext:value-type="float">
            <text:p>1,47E-06</text:p>
          </table:table-cell>
          <table:table-cell office:value-type="float" office:value="0.00012243" calcext:value-type="float">
            <text:p>0,00012243</text:p>
          </table:table-cell>
          <table:table-cell table:formula="of:=([.N47]-[.N45])/([.A47]-[.A45])" office:value-type="float" office:value="0.000632499999999999" calcext:value-type="float">
            <text:p>632,50E-06</text:p>
          </table:table-cell>
          <table:table-cell table:formula="of:=[.N46]/(SQRT(ABS([.O46])))" office:value-type="float" office:value="0.00486807863178251" calcext:value-type="float">
            <text:p>0,0048680786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21306" calcext:value-type="float">
            <text:p>2,13E-06</text:p>
          </table:table-cell>
          <table:table-cell office:value-type="float" office:value="0.000032141" calcext:value-type="float">
            <text:p>3,21E-05</text:p>
          </table:table-cell>
          <table:table-cell table:formula="of:=([.D48]-[.D46])/([.A48]-[.A46])" office:value-type="float" office:value="0.000272300000000001" calcext:value-type="float">
            <text:p>272,30E-06</text:p>
          </table:table-cell>
          <table:table-cell table:formula="of:=[.D47]/(SQRT(ABS([.E47])))" office:value-type="float" office:value="0.00194776054443307" calcext:value-type="float">
            <text:p>0,0019477605</text:p>
          </table:table-cell>
          <table:table-cell table:number-columns-repeated="6"/>
          <table:table-cell office:value-type="float" office:value="0.0000014873" calcext:value-type="float">
            <text:p>1,49E-06</text:p>
          </table:table-cell>
          <table:table-cell office:value-type="float" office:value="0.00012827" calcext:value-type="float">
            <text:p>0,00012827</text:p>
          </table:table-cell>
          <table:table-cell table:formula="of:=([.N48]-[.N46])/([.A48]-[.A46])" office:value-type="float" office:value="0.000646000000000002" calcext:value-type="float">
            <text:p>646,00E-06</text:p>
          </table:table-cell>
          <table:table-cell table:formula="of:=[.N47]/(SQRT(ABS([.O47])))" office:value-type="float" office:value="0.00504671565025107" calcext:value-type="float">
            <text:p>0,0050467157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22639" calcext:value-type="float">
            <text:p>2,26E-06</text:p>
          </table:table-cell>
          <table:table-cell office:value-type="float" office:value="0.000034981" calcext:value-type="float">
            <text:p>3,50E-05</text:p>
          </table:table-cell>
          <table:table-cell table:formula="of:=([.D49]-[.D47])/([.A49]-[.A47])" office:value-type="float" office:value="0.000294750000000001" calcext:value-type="float">
            <text:p>294,75E-06</text:p>
          </table:table-cell>
          <table:table-cell table:formula="of:=[.D48]/(SQRT(ABS([.E48])))" office:value-type="float" office:value="0.00203753610707065" calcext:value-type="float">
            <text:p>0,0020375361</text:p>
          </table:table-cell>
          <table:table-cell table:number-columns-repeated="6"/>
          <table:table-cell office:value-type="float" office:value="0.0000015602" calcext:value-type="float">
            <text:p>1,56E-06</text:p>
          </table:table-cell>
          <table:table-cell office:value-type="float" office:value="0.00013535" calcext:value-type="float">
            <text:p>0,00013535</text:p>
          </table:table-cell>
          <table:table-cell table:formula="of:=([.N49]-[.N47])/([.A49]-[.A47])" office:value-type="float" office:value="0.000724500000000002" calcext:value-type="float">
            <text:p>724,50E-06</text:p>
          </table:table-cell>
          <table:table-cell table:formula="of:=[.N48]/(SQRT(ABS([.O48])))" office:value-type="float" office:value="0.00502850707147159" calcext:value-type="float">
            <text:p>0,005028507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23811" calcext:value-type="float">
            <text:p>2,38E-06</text:p>
          </table:table-cell>
          <table:table-cell office:value-type="float" office:value="0.000038036" calcext:value-type="float">
            <text:p>3,80E-05</text:p>
          </table:table-cell>
          <table:table-cell table:formula="of:=([.D50]-[.D48])/([.A50]-[.A48])" office:value-type="float" office:value="0.00031735" calcext:value-type="float">
            <text:p>317,35E-06</text:p>
          </table:table-cell>
          <table:table-cell table:formula="of:=[.D49]/(SQRT(ABS([.E49])))" office:value-type="float" office:value="0.00213513621760229" calcext:value-type="float">
            <text:p>0,0021351362</text:p>
          </table:table-cell>
          <table:table-cell table:number-columns-repeated="6"/>
          <table:table-cell office:value-type="float" office:value="0.0000016618" calcext:value-type="float">
            <text:p>1,66E-06</text:p>
          </table:table-cell>
          <table:table-cell office:value-type="float" office:value="0.00014276" calcext:value-type="float">
            <text:p>0,00014276</text:p>
          </table:table-cell>
          <table:table-cell table:formula="of:=([.N50]-[.N48])/([.A50]-[.A48])" office:value-type="float" office:value="0.000813499999999999" calcext:value-type="float">
            <text:p>813,50E-06</text:p>
          </table:table-cell>
          <table:table-cell table:formula="of:=[.N49]/(SQRT(ABS([.O49])))" office:value-type="float" office:value="0.00500527289267811" calcext:value-type="float">
            <text:p>0,0050052729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24845" calcext:value-type="float">
            <text:p>2,48E-06</text:p>
          </table:table-cell>
          <table:table-cell office:value-type="float" office:value="0.000041328" calcext:value-type="float">
            <text:p>4,13E-05</text:p>
          </table:table-cell>
          <table:table-cell table:formula="of:=([.D51]-[.D49])/([.A51]-[.A49])" office:value-type="float" office:value="0.0003424" calcext:value-type="float">
            <text:p>342,40E-06</text:p>
          </table:table-cell>
          <table:table-cell table:formula="of:=[.D50]/(SQRT(ABS([.E50])))" office:value-type="float" office:value="0.00223345656422933" calcext:value-type="float">
            <text:p>0,0022334566</text:p>
          </table:table-cell>
          <table:table-cell table:number-columns-repeated="6"/>
          <table:table-cell office:value-type="float" office:value="0.000001727" calcext:value-type="float">
            <text:p>1,73E-06</text:p>
          </table:table-cell>
          <table:table-cell office:value-type="float" office:value="0.00015162" calcext:value-type="float">
            <text:p>0,00015162</text:p>
          </table:table-cell>
          <table:table-cell table:formula="of:=([.N51]-[.N49])/([.A51]-[.A49])" office:value-type="float" office:value="0.0009535" calcext:value-type="float">
            <text:p>953,50E-06</text:p>
          </table:table-cell>
          <table:table-cell table:formula="of:=[.N50]/(SQRT(ABS([.O50])))" office:value-type="float" office:value="0.00491016564803449" calcext:value-type="float">
            <text:p>0,004910165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26039" calcext:value-type="float">
            <text:p>2,60E-06</text:p>
          </table:table-cell>
          <table:table-cell office:value-type="float" office:value="0.000044884" calcext:value-type="float">
            <text:p>4,49E-05</text:p>
          </table:table-cell>
          <table:table-cell table:formula="of:=([.D52]-[.D50])/([.A52]-[.A50])" office:value-type="float" office:value="0.0003594" calcext:value-type="float">
            <text:p>359,40E-06</text:p>
          </table:table-cell>
          <table:table-cell table:formula="of:=[.D51]/(SQRT(ABS([.E51])))" office:value-type="float" office:value="0.00236756830466195" calcext:value-type="float">
            <text:p>0,0023675683</text:p>
          </table:table-cell>
          <table:table-cell table:number-columns-repeated="6"/>
          <table:table-cell office:value-type="float" office:value="0.0000019263" calcext:value-type="float">
            <text:p>1,93E-06</text:p>
          </table:table-cell>
          <table:table-cell office:value-type="float" office:value="0.00016183" calcext:value-type="float">
            <text:p>0,00016183</text:p>
          </table:table-cell>
          <table:table-cell table:formula="of:=([.N52]-[.N50])/([.A52]-[.A50])" office:value-type="float" office:value="0.000930999999999998" calcext:value-type="float">
            <text:p>931,00E-06</text:p>
          </table:table-cell>
          <table:table-cell table:formula="of:=[.N51]/(SQRT(ABS([.O51])))" office:value-type="float" office:value="0.00530376403032472" calcext:value-type="float">
            <text:p>0,005303764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27365" calcext:value-type="float">
            <text:p>2,74E-06</text:p>
          </table:table-cell>
          <table:table-cell office:value-type="float" office:value="0.000048516" calcext:value-type="float">
            <text:p>4,85E-05</text:p>
          </table:table-cell>
          <table:table-cell table:formula="of:=([.D53]-[.D51])/([.A53]-[.A51])" office:value-type="float" office:value="0.000376799999999999" calcext:value-type="float">
            <text:p>376,80E-06</text:p>
          </table:table-cell>
          <table:table-cell table:formula="of:=[.D52]/(SQRT(ABS([.E52])))" office:value-type="float" office:value="0.00249936417392211" calcext:value-type="float">
            <text:p>0,0024993642</text:p>
          </table:table-cell>
          <table:table-cell table:number-columns-repeated="6"/>
          <table:table-cell office:value-type="float" office:value="0.000001932" calcext:value-type="float">
            <text:p>1,93E-06</text:p>
          </table:table-cell>
          <table:table-cell office:value-type="float" office:value="0.00017024" calcext:value-type="float">
            <text:p>0,00017024</text:p>
          </table:table-cell>
          <table:table-cell table:formula="of:=([.N53]-[.N51])/([.A53]-[.A51])" office:value-type="float" office:value="0.000881499999999998" calcext:value-type="float">
            <text:p>881,50E-06</text:p>
          </table:table-cell>
          <table:table-cell table:formula="of:=[.N52]/(SQRT(ABS([.O52])))" office:value-type="float" office:value="0.00573390445958715" calcext:value-type="float">
            <text:p>0,005733904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28596" calcext:value-type="float">
            <text:p>2,86E-06</text:p>
          </table:table-cell>
          <table:table-cell office:value-type="float" office:value="0.00005242" calcext:value-type="float">
            <text:p>5,24E-05</text:p>
          </table:table-cell>
          <table:table-cell table:formula="of:=([.D54]-[.D52])/([.A54]-[.A52])" office:value-type="float" office:value="0.000393450000000001" calcext:value-type="float">
            <text:p>393,45E-06</text:p>
          </table:table-cell>
          <table:table-cell table:formula="of:=[.D53]/(SQRT(ABS([.E53])))" office:value-type="float" office:value="0.00264272663485847" calcext:value-type="float">
            <text:p>0,0026427266</text:p>
          </table:table-cell>
          <table:table-cell table:number-columns-repeated="6"/>
          <table:table-cell office:value-type="float" office:value="0.0000021077" calcext:value-type="float">
            <text:p>2,11E-06</text:p>
          </table:table-cell>
          <table:table-cell office:value-type="float" office:value="0.00017946" calcext:value-type="float">
            <text:p>0,00017946</text:p>
          </table:table-cell>
          <table:table-cell table:formula="of:=([.N54]-[.N52])/([.A54]-[.A52])" office:value-type="float" office:value="0.000971500000000002" calcext:value-type="float">
            <text:p>971,50E-06</text:p>
          </table:table-cell>
          <table:table-cell table:formula="of:=[.N53]/(SQRT(ABS([.O53])))" office:value-type="float" office:value="0.00575766325477877" calcext:value-type="float">
            <text:p>0,005757663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299" calcext:value-type="float">
            <text:p>2,99E-06</text:p>
          </table:table-cell>
          <table:table-cell office:value-type="float" office:value="0.000056385" calcext:value-type="float">
            <text:p>5,64E-05</text:p>
          </table:table-cell>
          <table:table-cell table:formula="of:=([.D55]-[.D53])/([.A55]-[.A53])" office:value-type="float" office:value="0.000412700000000001" calcext:value-type="float">
            <text:p>412,70E-06</text:p>
          </table:table-cell>
          <table:table-cell table:formula="of:=[.D54]/(SQRT(ABS([.E54])))" office:value-type="float" office:value="0.00277553271267126" calcext:value-type="float">
            <text:p>0,0027755327</text:p>
          </table:table-cell>
          <table:table-cell table:number-columns-repeated="6"/>
          <table:table-cell office:value-type="float" office:value="0.0000021646" calcext:value-type="float">
            <text:p>2,16E-06</text:p>
          </table:table-cell>
          <table:table-cell office:value-type="float" office:value="0.00018967" calcext:value-type="float">
            <text:p>0,00018967</text:p>
          </table:table-cell>
          <table:table-cell table:formula="of:=([.N55]-[.N53])/([.A55]-[.A53])" office:value-type="float" office:value="0.0010295" calcext:value-type="float">
            <text:p>1,03E-03</text:p>
          </table:table-cell>
          <table:table-cell table:formula="of:=[.N54]/(SQRT(ABS([.O54])))" office:value-type="float" office:value="0.00591133359622572" calcext:value-type="float">
            <text:p>0,0059113336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31374" calcext:value-type="float">
            <text:p>3,14E-06</text:p>
          </table:table-cell>
          <table:table-cell office:value-type="float" office:value="0.000060674" calcext:value-type="float">
            <text:p>6,07E-05</text:p>
          </table:table-cell>
          <table:table-cell table:formula="of:=([.D56]-[.D54])/([.A56]-[.A54])" office:value-type="float" office:value="0.000435799999999999" calcext:value-type="float">
            <text:p>435,80E-06</text:p>
          </table:table-cell>
          <table:table-cell table:formula="of:=[.D55]/(SQRT(ABS([.E55])))" office:value-type="float" office:value="0.00290642428901463" calcext:value-type="float">
            <text:p>0,0029064243</text:p>
          </table:table-cell>
          <table:table-cell table:number-columns-repeated="6"/>
          <table:table-cell office:value-type="float" office:value="0.0000023689" calcext:value-type="float">
            <text:p>2,37E-06</text:p>
          </table:table-cell>
          <table:table-cell office:value-type="float" office:value="0.00020005" calcext:value-type="float">
            <text:p>0,00020005</text:p>
          </table:table-cell>
          <table:table-cell table:formula="of:=([.N56]-[.N54])/([.A56]-[.A54])" office:value-type="float" office:value="0.00104" calcext:value-type="float">
            <text:p>1,04E-03</text:p>
          </table:table-cell>
          <table:table-cell table:formula="of:=[.N55]/(SQRT(ABS([.O55])))" office:value-type="float" office:value="0.00620328716364279" calcext:value-type="float">
            <text:p>0,0062032872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32946" calcext:value-type="float">
            <text:p>3,29E-06</text:p>
          </table:table-cell>
          <table:table-cell office:value-type="float" office:value="0.000065101" calcext:value-type="float">
            <text:p>6,51E-05</text:p>
          </table:table-cell>
          <table:table-cell table:formula="of:=([.D57]-[.D55])/([.A57]-[.A55])" office:value-type="float" office:value="0.00044165" calcext:value-type="float">
            <text:p>441,65E-06</text:p>
          </table:table-cell>
          <table:table-cell table:formula="of:=[.D56]/(SQRT(ABS([.E56])))" office:value-type="float" office:value="0.00309776552586777" calcext:value-type="float">
            <text:p>0,0030977655</text:p>
          </table:table-cell>
          <table:table-cell table:number-columns-repeated="6"/>
          <table:table-cell office:value-type="float" office:value="0.0000023588" calcext:value-type="float">
            <text:p>2,36E-06</text:p>
          </table:table-cell>
          <table:table-cell office:value-type="float" office:value="0.00021047" calcext:value-type="float">
            <text:p>0,00021047</text:p>
          </table:table-cell>
          <table:table-cell table:formula="of:=([.N57]-[.N55])/([.A57]-[.A55])" office:value-type="float" office:value="0.001035" calcext:value-type="float">
            <text:p>1,04E-03</text:p>
          </table:table-cell>
          <table:table-cell table:formula="of:=[.N56]/(SQRT(ABS([.O56])))" office:value-type="float" office:value="0.00654214289967796" calcext:value-type="float">
            <text:p>0,006542142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3415" calcext:value-type="float">
            <text:p>3,42E-06</text:p>
          </table:table-cell>
          <table:table-cell office:value-type="float" office:value="0.000069507" calcext:value-type="float">
            <text:p>6,95E-05</text:p>
          </table:table-cell>
          <table:table-cell table:formula="of:=([.D58]-[.D56])/([.A58]-[.A56])" office:value-type="float" office:value="0.00044535" calcext:value-type="float">
            <text:p>445,35E-06</text:p>
          </table:table-cell>
          <table:table-cell table:formula="of:=[.D57]/(SQRT(ABS([.E57])))" office:value-type="float" office:value="0.00329365279851373" calcext:value-type="float">
            <text:p>0,0032936528</text:p>
          </table:table-cell>
          <table:table-cell table:number-columns-repeated="6"/>
          <table:table-cell office:value-type="float" office:value="0.0000027923" calcext:value-type="float">
            <text:p>2,79E-06</text:p>
          </table:table-cell>
          <table:table-cell office:value-type="float" office:value="0.00022075" calcext:value-type="float">
            <text:p>0,00022075</text:p>
          </table:table-cell>
          <table:table-cell table:formula="of:=([.N58]-[.N56])/([.A58]-[.A56])" office:value-type="float" office:value="0.0011235" calcext:value-type="float">
            <text:p>1,12E-03</text:p>
          </table:table-cell>
          <table:table-cell table:formula="of:=[.N57]/(SQRT(ABS([.O57])))" office:value-type="float" office:value="0.00658588546859338" calcext:value-type="float">
            <text:p>0,006585885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3613" calcext:value-type="float">
            <text:p>3,61E-06</text:p>
          </table:table-cell>
          <table:table-cell office:value-type="float" office:value="0.000074008" calcext:value-type="float">
            <text:p>7,40E-05</text:p>
          </table:table-cell>
          <table:table-cell table:formula="of:=([.D59]-[.D57])/([.A59]-[.A57])" office:value-type="float" office:value="0.0004642" calcext:value-type="float">
            <text:p>464,20E-06</text:p>
          </table:table-cell>
          <table:table-cell table:formula="of:=[.D58]/(SQRT(ABS([.E58])))" office:value-type="float" office:value="0.00343499492607778" calcext:value-type="float">
            <text:p>0,0034349949</text:p>
          </table:table-cell>
          <table:table-cell table:number-columns-repeated="6"/>
          <table:table-cell office:value-type="float" office:value="0.0000026451" calcext:value-type="float">
            <text:p>2,65E-06</text:p>
          </table:table-cell>
          <table:table-cell office:value-type="float" office:value="0.00023294" calcext:value-type="float">
            <text:p>0,00023294</text:p>
          </table:table-cell>
          <table:table-cell table:formula="of:=([.N59]-[.N57])/([.A59]-[.A57])" office:value-type="float" office:value="0.0011835" calcext:value-type="float">
            <text:p>1,18E-03</text:p>
          </table:table-cell>
          <table:table-cell table:formula="of:=[.N58]/(SQRT(ABS([.O58])))" office:value-type="float" office:value="0.00677111110417846" calcext:value-type="float">
            <text:p>0,0067711111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37737" calcext:value-type="float">
            <text:p>3,77E-06</text:p>
          </table:table-cell>
          <table:table-cell office:value-type="float" office:value="0.000078791" calcext:value-type="float">
            <text:p>7,88E-05</text:p>
          </table:table-cell>
          <table:table-cell table:formula="of:=([.D60]-[.D58])/([.A60]-[.A58])" office:value-type="float" office:value="0.000480799999999999" calcext:value-type="float">
            <text:p>480,80E-06</text:p>
          </table:table-cell>
          <table:table-cell table:formula="of:=[.D59]/(SQRT(ABS([.E59])))" office:value-type="float" office:value="0.0035933074927594" calcext:value-type="float">
            <text:p>0,0035933075</text:p>
          </table:table-cell>
          <table:table-cell table:number-columns-repeated="6"/>
          <table:table-cell office:value-type="float" office:value="0.0000027654" calcext:value-type="float">
            <text:p>2,77E-06</text:p>
          </table:table-cell>
          <table:table-cell office:value-type="float" office:value="0.00024442" calcext:value-type="float">
            <text:p>0,00024442</text:p>
          </table:table-cell>
          <table:table-cell table:formula="of:=([.N60]-[.N58])/([.A60]-[.A58])" office:value-type="float" office:value="0.00114" calcext:value-type="float">
            <text:p>1,14E-03</text:p>
          </table:table-cell>
          <table:table-cell table:formula="of:=[.N59]/(SQRT(ABS([.O59])))" office:value-type="float" office:value="0.00723909563509387" calcext:value-type="float">
            <text:p>0,007239095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3929" calcext:value-type="float">
            <text:p>3,93E-06</text:p>
          </table:table-cell>
          <table:table-cell office:value-type="float" office:value="0.000083624" calcext:value-type="float">
            <text:p>8,36E-05</text:p>
          </table:table-cell>
          <table:table-cell table:formula="of:=([.D61]-[.D59])/([.A61]-[.A59])" office:value-type="float" office:value="0.000478949999999999" calcext:value-type="float">
            <text:p>478,95E-06</text:p>
          </table:table-cell>
          <table:table-cell table:formula="of:=[.D60]/(SQRT(ABS([.E60])))" office:value-type="float" office:value="0.00382107752066577" calcext:value-type="float">
            <text:p>0,0038210775</text:p>
          </table:table-cell>
          <table:table-cell table:number-columns-repeated="6"/>
          <table:table-cell office:value-type="float" office:value="0.0000030991" calcext:value-type="float">
            <text:p>3,10E-06</text:p>
          </table:table-cell>
          <table:table-cell office:value-type="float" office:value="0.00025574" calcext:value-type="float">
            <text:p>0,00025574</text:p>
          </table:table-cell>
          <table:table-cell table:formula="of:=([.N61]-[.N59])/([.A61]-[.A59])" office:value-type="float" office:value="0.001136" calcext:value-type="float">
            <text:p>1,14E-03</text:p>
          </table:table-cell>
          <table:table-cell table:formula="of:=[.N60]/(SQRT(ABS([.O60])))" office:value-type="float" office:value="0.0075876885316624" calcext:value-type="float">
            <text:p>0,0075876885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41115" calcext:value-type="float">
            <text:p>4,11E-06</text:p>
          </table:table-cell>
          <table:table-cell office:value-type="float" office:value="0.00008837" calcext:value-type="float">
            <text:p>8,84E-05</text:p>
          </table:table-cell>
          <table:table-cell table:formula="of:=([.D62]-[.D60])/([.A62]-[.A60])" office:value-type="float" office:value="0.000484" calcext:value-type="float">
            <text:p>484,00E-06</text:p>
          </table:table-cell>
          <table:table-cell table:formula="of:=[.D61]/(SQRT(ABS([.E61])))" office:value-type="float" office:value="0.00401681818181818" calcext:value-type="float">
            <text:p>0,0040168182</text:p>
          </table:table-cell>
          <table:table-cell table:number-columns-repeated="6"/>
          <table:table-cell office:value-type="float" office:value="0.0000032173" calcext:value-type="float">
            <text:p>3,22E-06</text:p>
          </table:table-cell>
          <table:table-cell office:value-type="float" office:value="0.00026714" calcext:value-type="float">
            <text:p>0,00026714</text:p>
          </table:table-cell>
          <table:table-cell table:formula="of:=([.N62]-[.N60])/([.A62]-[.A60])" office:value-type="float" office:value="0.001178" calcext:value-type="float">
            <text:p>1,18E-03</text:p>
          </table:table-cell>
          <table:table-cell table:formula="of:=[.N61]/(SQRT(ABS([.O61])))" office:value-type="float" office:value="0.00778334491491391" calcext:value-type="float">
            <text:p>0,0077833449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42749" calcext:value-type="float">
            <text:p>4,27E-06</text:p>
          </table:table-cell>
          <table:table-cell office:value-type="float" office:value="0.000093304" calcext:value-type="float">
            <text:p>9,33E-05</text:p>
          </table:table-cell>
          <table:table-cell table:formula="of:=([.D63]-[.D61])/([.A63]-[.A61])" office:value-type="float" office:value="0.000495099999999999" calcext:value-type="float">
            <text:p>495,10E-06</text:p>
          </table:table-cell>
          <table:table-cell table:formula="of:=[.D62]/(SQRT(ABS([.E62])))" office:value-type="float" office:value="0.00419327938896666" calcext:value-type="float">
            <text:p>0,0041932794</text:p>
          </table:table-cell>
          <table:table-cell table:number-columns-repeated="6"/>
          <table:table-cell office:value-type="float" office:value="0.00000337" calcext:value-type="float">
            <text:p>3,37E-06</text:p>
          </table:table-cell>
          <table:table-cell office:value-type="float" office:value="0.0002793" calcext:value-type="float">
            <text:p>0,0002793</text:p>
          </table:table-cell>
          <table:table-cell table:formula="of:=([.N63]-[.N61])/([.A63]-[.A61])" office:value-type="float" office:value="0.0012605" calcext:value-type="float">
            <text:p>1,26E-03</text:p>
          </table:table-cell>
          <table:table-cell table:formula="of:=[.N62]/(SQRT(ABS([.O62])))" office:value-type="float" office:value="0.00786682538828755" calcext:value-type="float">
            <text:p>0,0078668254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44873" calcext:value-type="float">
            <text:p>4,49E-06</text:p>
          </table:table-cell>
          <table:table-cell office:value-type="float" office:value="0.000098272" calcext:value-type="float">
            <text:p>9,83E-05</text:p>
          </table:table-cell>
          <table:table-cell table:formula="of:=([.D64]-[.D62])/([.A64]-[.A62])" office:value-type="float" office:value="0.000480300000000002" calcext:value-type="float">
            <text:p>480,30E-06</text:p>
          </table:table-cell>
          <table:table-cell table:formula="of:=[.D63]/(SQRT(ABS([.E63])))" office:value-type="float" office:value="0.00448408154099497" calcext:value-type="float">
            <text:p>0,0044840815</text:p>
          </table:table-cell>
          <table:table-cell table:number-columns-repeated="6"/>
          <table:table-cell office:value-type="float" office:value="0.0000033507" calcext:value-type="float">
            <text:p>3,35E-06</text:p>
          </table:table-cell>
          <table:table-cell office:value-type="float" office:value="0.00029235" calcext:value-type="float">
            <text:p>0,00029235</text:p>
          </table:table-cell>
          <table:table-cell table:formula="of:=([.N64]-[.N62])/([.A64]-[.A62])" office:value-type="float" office:value="0.00127050000000001" calcext:value-type="float">
            <text:p>1,27E-03</text:p>
          </table:table-cell>
          <table:table-cell table:formula="of:=[.N63]/(SQRT(ABS([.O63])))" office:value-type="float" office:value="0.00820192442934862" calcext:value-type="float">
            <text:p>0,0082019244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46711" calcext:value-type="float">
            <text:p>4,67E-06</text:p>
          </table:table-cell>
          <table:table-cell table:style-name="Default" office:value-type="float" office:value="0.00010291" calcext:value-type="float">
            <text:p>0,00010291</text:p>
          </table:table-cell>
          <table:table-cell table:formula="of:=([.D65]-[.D63])/([.A65]-[.A63])" office:value-type="float" office:value="0.000489850000000003" calcext:value-type="float">
            <text:p>489,85E-06</text:p>
          </table:table-cell>
          <table:table-cell table:formula="of:=[.D64]/(SQRT(ABS([.E64])))" office:value-type="float" office:value="0.00464971165943353" calcext:value-type="float">
            <text:p>0,0046497117</text:p>
          </table:table-cell>
          <table:table-cell table:number-columns-repeated="6"/>
          <table:table-cell office:value-type="float" office:value="0.0000037632" calcext:value-type="float">
            <text:p>3,76E-06</text:p>
          </table:table-cell>
          <table:table-cell office:value-type="float" office:value="0.00030471" calcext:value-type="float">
            <text:p>0,00030471</text:p>
          </table:table-cell>
          <table:table-cell table:formula="of:=([.N65]-[.N63])/([.A65]-[.A63])" office:value-type="float" office:value="0.00121500000000001" calcext:value-type="float">
            <text:p>1,22E-03</text:p>
          </table:table-cell>
          <table:table-cell table:formula="of:=[.N64]/(SQRT(ABS([.O64])))" office:value-type="float" office:value="0.00874175374387302" calcext:value-type="float">
            <text:p>0,0087417537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48738" calcext:value-type="float">
            <text:p>4,87E-06</text:p>
          </table:table-cell>
          <table:table-cell table:style-name="Default" office:value-type="float" office:value="0.000108069" calcext:value-type="float">
            <text:p>0,000108069</text:p>
          </table:table-cell>
          <table:table-cell table:formula="of:=([.D66]-[.D64])/([.A66]-[.A64])" office:value-type="float" office:value="0.000492649999999997" calcext:value-type="float">
            <text:p>492,65E-06</text:p>
          </table:table-cell>
          <table:table-cell table:formula="of:=[.D65]/(SQRT(ABS([.E65])))" office:value-type="float" office:value="0.00486891159644222" calcext:value-type="float">
            <text:p>0,0048689116</text:p>
          </table:table-cell>
          <table:table-cell table:number-columns-repeated="6"/>
          <table:table-cell office:value-type="float" office:value="0.0000039047" calcext:value-type="float">
            <text:p>3,90E-06</text:p>
          </table:table-cell>
          <table:table-cell office:value-type="float" office:value="0.00031665" calcext:value-type="float">
            <text:p>0,00031665</text:p>
          </table:table-cell>
          <table:table-cell table:formula="of:=([.N66]-[.N64])/([.A66]-[.A64])" office:value-type="float" office:value="0.00120299999999999" calcext:value-type="float">
            <text:p>1,20E-03</text:p>
          </table:table-cell>
          <table:table-cell table:formula="of:=[.N65]/(SQRT(ABS([.O65])))" office:value-type="float" office:value="0.00912949339371774" calcext:value-type="float">
            <text:p>0,00912949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51012" calcext:value-type="float">
            <text:p>5,10E-06</text:p>
          </table:table-cell>
          <table:table-cell table:style-name="Default" office:value-type="float" office:value="0.000112763" calcext:value-type="float">
            <text:p>0,000112763</text:p>
          </table:table-cell>
          <table:table-cell table:formula="of:=([.D67]-[.D65])/([.A67]-[.A65])" office:value-type="float" office:value="0.000473549999999999" calcext:value-type="float">
            <text:p>473,55E-06</text:p>
          </table:table-cell>
          <table:table-cell table:formula="of:=[.D66]/(SQRT(ABS([.E66])))" office:value-type="float" office:value="0.00518183644360834" calcext:value-type="float">
            <text:p>0,0051818364</text:p>
          </table:table-cell>
          <table:table-cell table:number-columns-repeated="6"/>
          <table:table-cell office:value-type="float" office:value="0.0000039551" calcext:value-type="float">
            <text:p>3,96E-06</text:p>
          </table:table-cell>
          <table:table-cell office:value-type="float" office:value="0.00032877" calcext:value-type="float">
            <text:p>0,00032877</text:p>
          </table:table-cell>
          <table:table-cell table:formula="of:=([.N67]-[.N65])/([.A67]-[.A65])" office:value-type="float" office:value="0.001263" calcext:value-type="float">
            <text:p>1,26E-03</text:p>
          </table:table-cell>
          <table:table-cell table:formula="of:=[.N66]/(SQRT(ABS([.O66])))" office:value-type="float" office:value="0.00925103888369049" calcext:value-type="float">
            <text:p>0,0092510389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53112" calcext:value-type="float">
            <text:p>5,31E-06</text:p>
          </table:table-cell>
          <table:table-cell table:style-name="Default" office:value-type="float" office:value="0.00011754" calcext:value-type="float">
            <text:p>0,00011754</text:p>
          </table:table-cell>
          <table:table-cell table:formula="of:=([.D68]-[.D66])/([.A68]-[.A66])" office:value-type="float" office:value="0.000492350000000002" calcext:value-type="float">
            <text:p>492,35E-06</text:p>
          </table:table-cell>
          <table:table-cell table:formula="of:=[.D67]/(SQRT(ABS([.E67])))" office:value-type="float" office:value="0.00529722860107397" calcext:value-type="float">
            <text:p>0,0052972286</text:p>
          </table:table-cell>
          <table:table-cell table:number-columns-repeated="6"/>
          <table:table-cell office:value-type="float" office:value="0.0000041666" calcext:value-type="float">
            <text:p>4,17E-06</text:p>
          </table:table-cell>
          <table:table-cell office:value-type="float" office:value="0.00034191" calcext:value-type="float">
            <text:p>0,00034191</text:p>
          </table:table-cell>
          <table:table-cell table:formula="of:=([.N68]-[.N66])/([.A68]-[.A66])" office:value-type="float" office:value="0.00133150000000001" calcext:value-type="float">
            <text:p>1,33E-03</text:p>
          </table:table-cell>
          <table:table-cell table:formula="of:=[.N67]/(SQRT(ABS([.O67])))" office:value-type="float" office:value="0.00937003509688518" calcext:value-type="float">
            <text:p>0,0093700351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54905" calcext:value-type="float">
            <text:p>5,49E-06</text:p>
          </table:table-cell>
          <table:table-cell table:style-name="Default" office:value-type="float" office:value="0.00012261" calcext:value-type="float">
            <text:p>0,00012261</text:p>
          </table:table-cell>
          <table:table-cell table:formula="of:=([.D69]-[.D67])/([.A69]-[.A67])" office:value-type="float" office:value="0.0004985" calcext:value-type="float">
            <text:p>498,50E-06</text:p>
          </table:table-cell>
          <table:table-cell table:formula="of:=[.D68]/(SQRT(ABS([.E68])))" office:value-type="float" office:value="0.00549152937574351" calcext:value-type="float">
            <text:p>0,0054915294</text:p>
          </table:table-cell>
          <table:table-cell table:number-columns-repeated="6"/>
          <table:table-cell office:value-type="float" office:value="0.0000041466" calcext:value-type="float">
            <text:p>4,15E-06</text:p>
          </table:table-cell>
          <table:table-cell office:value-type="float" office:value="0.0003554" calcext:value-type="float">
            <text:p>0,0003554</text:p>
          </table:table-cell>
          <table:table-cell table:formula="of:=([.N69]-[.N67])/([.A69]-[.A67])" office:value-type="float" office:value="0.001281" calcext:value-type="float">
            <text:p>1,28E-03</text:p>
          </table:table-cell>
          <table:table-cell table:formula="of:=[.N68]/(SQRT(ABS([.O68])))" office:value-type="float" office:value="0.00992985389815579" calcext:value-type="float">
            <text:p>0,0099298539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57754" calcext:value-type="float">
            <text:p>5,78E-06</text:p>
          </table:table-cell>
          <table:table-cell table:style-name="Default" office:value-type="float" office:value="0.00012751" calcext:value-type="float">
            <text:p>0,00012751</text:p>
          </table:table-cell>
          <table:table-cell table:formula="of:=([.D70]-[.D68])/([.A70]-[.A68])" office:value-type="float" office:value="0.000484499999999999" calcext:value-type="float">
            <text:p>484,50E-06</text:p>
          </table:table-cell>
          <table:table-cell table:formula="of:=[.D69]/(SQRT(ABS([.E69])))" office:value-type="float" office:value="0.00579291765375968" calcext:value-type="float">
            <text:p>0,0057929177</text:p>
          </table:table-cell>
          <table:table-cell table:number-columns-repeated="6"/>
          <table:table-cell office:value-type="float" office:value="0.0000044001" calcext:value-type="float">
            <text:p>4,40E-06</text:p>
          </table:table-cell>
          <table:table-cell office:value-type="float" office:value="0.00036753" calcext:value-type="float">
            <text:p>0,00036753</text:p>
          </table:table-cell>
          <table:table-cell table:formula="of:=([.N70]-[.N68])/([.A70]-[.A68])" office:value-type="float" office:value="0.0012935" calcext:value-type="float">
            <text:p>1,29E-03</text:p>
          </table:table-cell>
          <table:table-cell table:formula="of:=[.N69]/(SQRT(ABS([.O69])))" office:value-type="float" office:value="0.0102190277398307" calcext:value-type="float">
            <text:p>0,0102190277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59945" calcext:value-type="float">
            <text:p>5,99E-06</text:p>
          </table:table-cell>
          <table:table-cell table:style-name="Default" office:value-type="float" office:value="0.0001323" calcext:value-type="float">
            <text:p>0,0001323</text:p>
          </table:table-cell>
          <table:table-cell table:formula="of:=([.D71]-[.D69])/([.A71]-[.A69])" office:value-type="float" office:value="0.000479499999999999" calcext:value-type="float">
            <text:p>479,50E-06</text:p>
          </table:table-cell>
          <table:table-cell table:formula="of:=[.D70]/(SQRT(ABS([.E70])))" office:value-type="float" office:value="0.0060417887813819" calcext:value-type="float">
            <text:p>0,0060417888</text:p>
          </table:table-cell>
          <table:table-cell table:number-columns-repeated="6"/>
          <table:table-cell office:value-type="float" office:value="0.0000053298" calcext:value-type="float">
            <text:p>5,33E-06</text:p>
          </table:table-cell>
          <table:table-cell office:value-type="float" office:value="0.00038127" calcext:value-type="float">
            <text:p>0,00038127</text:p>
          </table:table-cell>
          <table:table-cell table:formula="of:=([.N71]-[.N69])/([.A71]-[.A69])" office:value-type="float" office:value="0.0012985" calcext:value-type="float">
            <text:p>1,30E-03</text:p>
          </table:table-cell>
          <table:table-cell table:formula="of:=[.N70]/(SQRT(ABS([.O70])))" office:value-type="float" office:value="0.0105806331640273" calcext:value-type="float">
            <text:p>0,0105806332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62971" calcext:value-type="float">
            <text:p>6,30E-06</text:p>
          </table:table-cell>
          <table:table-cell table:style-name="Default" office:value-type="float" office:value="0.0001371" calcext:value-type="float">
            <text:p>0,0001371</text:p>
          </table:table-cell>
          <table:table-cell table:formula="of:=([.D72]-[.D70])/([.A72]-[.A70])" office:value-type="float" office:value="0.0004755" calcext:value-type="float">
            <text:p>475,50E-06</text:p>
          </table:table-cell>
          <table:table-cell table:formula="of:=[.D71]/(SQRT(ABS([.E71])))" office:value-type="float" office:value="0.00628727120297914" calcext:value-type="float">
            <text:p>0,0062872712</text:p>
          </table:table-cell>
          <table:table-cell table:number-columns-repeated="6"/>
          <table:table-cell office:value-type="float" office:value="0.0000053254" calcext:value-type="float">
            <text:p>5,33E-06</text:p>
          </table:table-cell>
          <table:table-cell office:value-type="float" office:value="0.0003935" calcext:value-type="float">
            <text:p>0,0003935</text:p>
          </table:table-cell>
          <table:table-cell table:formula="of:=([.N72]-[.N70])/([.A72]-[.A70])" office:value-type="float" office:value="0.0013495" calcext:value-type="float">
            <text:p>1,35E-03</text:p>
          </table:table-cell>
          <table:table-cell table:formula="of:=[.N71]/(SQRT(ABS([.O71])))" office:value-type="float" office:value="0.0107116973178586" calcext:value-type="float">
            <text:p>0,010711697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65706" calcext:value-type="float">
            <text:p>6,57E-06</text:p>
          </table:table-cell>
          <table:table-cell table:style-name="Default" office:value-type="float" office:value="0.00014181" calcext:value-type="float">
            <text:p>0,00014181</text:p>
          </table:table-cell>
          <table:table-cell table:formula="of:=([.D73]-[.D71])/([.A73]-[.A71])" office:value-type="float" office:value="0.000479" calcext:value-type="float">
            <text:p>479,00E-06</text:p>
          </table:table-cell>
          <table:table-cell table:formula="of:=[.D72]/(SQRT(ABS([.E72])))" office:value-type="float" office:value="0.00647946428428103" calcext:value-type="float">
            <text:p>0,0064794643</text:p>
          </table:table-cell>
          <table:table-cell table:number-columns-repeated="6"/>
          <table:table-cell office:value-type="float" office:value="0.0000055297" calcext:value-type="float">
            <text:p>5,53E-06</text:p>
          </table:table-cell>
          <table:table-cell office:value-type="float" office:value="0.00040826" calcext:value-type="float">
            <text:p>0,00040826</text:p>
          </table:table-cell>
          <table:table-cell table:formula="of:=([.N73]-[.N71])/([.A73]-[.A71])" office:value-type="float" office:value="0.001396" calcext:value-type="float">
            <text:p>1,40E-03</text:p>
          </table:table-cell>
          <table:table-cell table:formula="of:=[.N72]/(SQRT(ABS([.O72])))" office:value-type="float" office:value="0.0109268283829311" calcext:value-type="float">
            <text:p>0,0109268284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68366" calcext:value-type="float">
            <text:p>6,84E-06</text:p>
          </table:table-cell>
          <table:table-cell table:style-name="Default" office:value-type="float" office:value="0.00014668" calcext:value-type="float">
            <text:p>0,00014668</text:p>
          </table:table-cell>
          <table:table-cell table:formula="of:=([.D74]-[.D72])/([.A74]-[.A72])" office:value-type="float" office:value="0.000469499999999999" calcext:value-type="float">
            <text:p>469,50E-06</text:p>
          </table:table-cell>
          <table:table-cell table:formula="of:=[.D73]/(SQRT(ABS([.E73])))" office:value-type="float" office:value="0.00676944560678467" calcext:value-type="float">
            <text:p>0,0067694456</text:p>
          </table:table-cell>
          <table:table-cell table:number-columns-repeated="6"/>
          <table:table-cell office:value-type="float" office:value="0.0000059869" calcext:value-type="float">
            <text:p>5,99E-06</text:p>
          </table:table-cell>
          <table:table-cell office:value-type="float" office:value="0.00042142" calcext:value-type="float">
            <text:p>0,00042142</text:p>
          </table:table-cell>
          <table:table-cell table:formula="of:=([.N74]-[.N72])/([.A74]-[.A72])" office:value-type="float" office:value="0.0013385" calcext:value-type="float">
            <text:p>1,34E-03</text:p>
          </table:table-cell>
          <table:table-cell table:formula="of:=[.N73]/(SQRT(ABS([.O73])))" office:value-type="float" office:value="0.0115187659785039" calcext:value-type="float">
            <text:p>0,011518766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71245" calcext:value-type="float">
            <text:p>7,12E-06</text:p>
          </table:table-cell>
          <table:table-cell table:style-name="Default" office:value-type="float" office:value="0.0001512" calcext:value-type="float">
            <text:p>0,0001512</text:p>
          </table:table-cell>
          <table:table-cell table:formula="of:=([.D75]-[.D73])/([.A75]-[.A73])" office:value-type="float" office:value="0.000453" calcext:value-type="float">
            <text:p>453,00E-06</text:p>
          </table:table-cell>
          <table:table-cell table:formula="of:=[.D74]/(SQRT(ABS([.E74])))" office:value-type="float" office:value="0.00710399570431229" calcext:value-type="float">
            <text:p>0,0071039957</text:p>
          </table:table-cell>
          <table:table-cell table:number-columns-repeated="6"/>
          <table:table-cell office:value-type="float" office:value="0.0000060027" calcext:value-type="float">
            <text:p>6,00E-06</text:p>
          </table:table-cell>
          <table:table-cell office:value-type="float" office:value="0.00043503" calcext:value-type="float">
            <text:p>0,00043503</text:p>
          </table:table-cell>
          <table:table-cell table:formula="of:=([.N75]-[.N73])/([.A75]-[.A73])" office:value-type="float" office:value="0.001319" calcext:value-type="float">
            <text:p>1,32E-03</text:p>
          </table:table-cell>
          <table:table-cell table:formula="of:=[.N74]/(SQRT(ABS([.O74])))" office:value-type="float" office:value="0.0119783447800373" calcext:value-type="float">
            <text:p>0,0119783448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73886" calcext:value-type="float">
            <text:p>7,39E-06</text:p>
          </table:table-cell>
          <table:table-cell table:style-name="Default" office:value-type="float" office:value="0.00015574" calcext:value-type="float">
            <text:p>0,00015574</text:p>
          </table:table-cell>
          <table:table-cell table:formula="of:=([.D76]-[.D74])/([.A76]-[.A74])" office:value-type="float" office:value="0.000448000000000001" calcext:value-type="float">
            <text:p>448,00E-06</text:p>
          </table:table-cell>
          <table:table-cell table:formula="of:=[.D75]/(SQRT(ABS([.E75])))" office:value-type="float" office:value="0.00735802337830712" calcext:value-type="float">
            <text:p>0,0073580234</text:p>
          </table:table-cell>
          <table:table-cell table:number-columns-repeated="6"/>
          <table:table-cell office:value-type="float" office:value="0.0000062008" calcext:value-type="float">
            <text:p>6,20E-06</text:p>
          </table:table-cell>
          <table:table-cell office:value-type="float" office:value="0.0004478" calcext:value-type="float">
            <text:p>0,0004478</text:p>
          </table:table-cell>
          <table:table-cell table:formula="of:=([.N76]-[.N74])/([.A76]-[.A74])" office:value-type="float" office:value="0.0013745" calcext:value-type="float">
            <text:p>1,37E-03</text:p>
          </table:table-cell>
          <table:table-cell table:formula="of:=[.N75]/(SQRT(ABS([.O75])))" office:value-type="float" office:value="0.0120784642205257" calcext:value-type="float">
            <text:p>0,0120784642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77122" calcext:value-type="float">
            <text:p>7,71E-06</text:p>
          </table:table-cell>
          <table:table-cell table:style-name="Default" office:value-type="float" office:value="0.00016016" calcext:value-type="float">
            <text:p>0,00016016</text:p>
          </table:table-cell>
          <table:table-cell table:formula="of:=([.D77]-[.D75])/([.A77]-[.A75])" office:value-type="float" office:value="0.000445500000000002" calcext:value-type="float">
            <text:p>445,50E-06</text:p>
          </table:table-cell>
          <table:table-cell table:formula="of:=[.D76]/(SQRT(ABS([.E76])))" office:value-type="float" office:value="0.007588050384781" calcext:value-type="float">
            <text:p>0,0075880504</text:p>
          </table:table-cell>
          <table:table-cell table:number-columns-repeated="6"/>
          <table:table-cell office:value-type="float" office:value="0.0000063816" calcext:value-type="float">
            <text:p>6,38E-06</text:p>
          </table:table-cell>
          <table:table-cell office:value-type="float" office:value="0.00046252" calcext:value-type="float">
            <text:p>0,00046252</text:p>
          </table:table-cell>
          <table:table-cell table:formula="of:=([.N77]-[.N75])/([.A77]-[.A75])" office:value-type="float" office:value="0.00138900000000001" calcext:value-type="float">
            <text:p>1,39E-03</text:p>
          </table:table-cell>
          <table:table-cell table:formula="of:=[.N76]/(SQRT(ABS([.O76])))" office:value-type="float" office:value="0.0124102175326649" calcext:value-type="float">
            <text:p>0,0124102175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80496" calcext:value-type="float">
            <text:p>8,05E-06</text:p>
          </table:table-cell>
          <table:table-cell table:style-name="Default" office:value-type="float" office:value="0.00016465" calcext:value-type="float">
            <text:p>0,00016465</text:p>
          </table:table-cell>
          <table:table-cell table:formula="of:=([.D78]-[.D76])/([.A78]-[.A76])" office:value-type="float" office:value="0.000451000000000002" calcext:value-type="float">
            <text:p>451,00E-06</text:p>
          </table:table-cell>
          <table:table-cell table:formula="of:=[.D77]/(SQRT(ABS([.E77])))" office:value-type="float" office:value="0.00775306569791499" calcext:value-type="float">
            <text:p>0,0077530657</text:p>
          </table:table-cell>
          <table:table-cell table:number-columns-repeated="6"/>
          <table:table-cell office:value-type="float" office:value="0.0000066027" calcext:value-type="float">
            <text:p>6,60E-06</text:p>
          </table:table-cell>
          <table:table-cell office:value-type="float" office:value="0.00047558" calcext:value-type="float">
            <text:p>0,00047558</text:p>
          </table:table-cell>
          <table:table-cell table:formula="of:=([.N78]-[.N76])/([.A78]-[.A76])" office:value-type="float" office:value="0.0013185" calcext:value-type="float">
            <text:p>1,32E-03</text:p>
          </table:table-cell>
          <table:table-cell table:formula="of:=[.N77]/(SQRT(ABS([.O77])))" office:value-type="float" office:value="0.0130973524783294" calcext:value-type="float">
            <text:p>0,0130973525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83385" calcext:value-type="float">
            <text:p>8,34E-06</text:p>
          </table:table-cell>
          <table:table-cell table:style-name="Default" office:value-type="float" office:value="0.00016918" calcext:value-type="float">
            <text:p>0,00016918</text:p>
          </table:table-cell>
          <table:table-cell table:formula="of:=([.D79]-[.D77])/([.A79]-[.A77])" office:value-type="float" office:value="0.0004415" calcext:value-type="float">
            <text:p>441,50E-06</text:p>
          </table:table-cell>
          <table:table-cell table:formula="of:=[.D78]/(SQRT(ABS([.E78])))" office:value-type="float" office:value="0.00805162735462575" calcext:value-type="float">
            <text:p>0,0080516274</text:p>
          </table:table-cell>
          <table:table-cell table:number-columns-repeated="6"/>
          <table:table-cell office:value-type="float" office:value="0.0000071109" calcext:value-type="float">
            <text:p>7,11E-06</text:p>
          </table:table-cell>
          <table:table-cell office:value-type="float" office:value="0.00048889" calcext:value-type="float">
            <text:p>0,00048889</text:p>
          </table:table-cell>
          <table:table-cell table:formula="of:=([.N79]-[.N77])/([.A79]-[.A77])" office:value-type="float" office:value="0.0014065" calcext:value-type="float">
            <text:p>1,41E-03</text:p>
          </table:table-cell>
          <table:table-cell table:formula="of:=[.N78]/(SQRT(ABS([.O78])))" office:value-type="float" office:value="0.0130359079707868" calcext:value-type="float">
            <text:p>0,013035908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87925" calcext:value-type="float">
            <text:p>8,79E-06</text:p>
          </table:table-cell>
          <table:table-cell table:style-name="Default" office:value-type="float" office:value="0.00017348" calcext:value-type="float">
            <text:p>0,00017348</text:p>
          </table:table-cell>
          <table:table-cell table:formula="of:=([.D80]-[.D78])/([.A80]-[.A78])" office:value-type="float" office:value="0.000425999999999999" calcext:value-type="float">
            <text:p>426,00E-06</text:p>
          </table:table-cell>
          <table:table-cell table:formula="of:=[.D79]/(SQRT(ABS([.E79])))" office:value-type="float" office:value="0.00840513346381847" calcext:value-type="float">
            <text:p>0,0084051335</text:p>
          </table:table-cell>
          <table:table-cell table:number-columns-repeated="6"/>
          <table:table-cell office:value-type="float" office:value="0.0000069906" calcext:value-type="float">
            <text:p>6,99E-06</text:p>
          </table:table-cell>
          <table:table-cell office:value-type="float" office:value="0.00050371" calcext:value-type="float">
            <text:p>0,00050371</text:p>
          </table:table-cell>
          <table:table-cell table:formula="of:=([.N80]-[.N78])/([.A80]-[.A78])" office:value-type="float" office:value="0.0014375" calcext:value-type="float">
            <text:p>1,44E-03</text:p>
          </table:table-cell>
          <table:table-cell table:formula="of:=[.N79]/(SQRT(ABS([.O79])))" office:value-type="float" office:value="0.0132854615301677" calcext:value-type="float">
            <text:p>0,0132854615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91303" calcext:value-type="float">
            <text:p>9,13E-06</text:p>
          </table:table-cell>
          <table:table-cell table:style-name="Default" office:value-type="float" office:value="0.0001777" calcext:value-type="float">
            <text:p>0,0001777</text:p>
          </table:table-cell>
          <table:table-cell table:formula="of:=([.D81]-[.D79])/([.A81]-[.A79])" office:value-type="float" office:value="0.000421999999999999" calcext:value-type="float">
            <text:p>422,00E-06</text:p>
          </table:table-cell>
          <table:table-cell table:formula="of:=[.D80]/(SQRT(ABS([.E80])))" office:value-type="float" office:value="0.00865030065499466" calcext:value-type="float">
            <text:p>0,0086503007</text:p>
          </table:table-cell>
          <table:table-cell table:number-columns-repeated="6"/>
          <table:table-cell office:value-type="float" office:value="0.0000076052" calcext:value-type="float">
            <text:p>7,61E-06</text:p>
          </table:table-cell>
          <table:table-cell office:value-type="float" office:value="0.00051764" calcext:value-type="float">
            <text:p>0,00051764</text:p>
          </table:table-cell>
          <table:table-cell table:formula="of:=([.N81]-[.N79])/([.A81]-[.A79])" office:value-type="float" office:value="0.0013885" calcext:value-type="float">
            <text:p>1,39E-03</text:p>
          </table:table-cell>
          <table:table-cell table:formula="of:=[.N80]/(SQRT(ABS([.O80])))" office:value-type="float" office:value="0.0138916837063523" calcext:value-type="float">
            <text:p>0,013891683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95927" calcext:value-type="float">
            <text:p>9,59E-06</text:p>
          </table:table-cell>
          <table:table-cell table:style-name="Default" office:value-type="float" office:value="0.00018192" calcext:value-type="float">
            <text:p>0,00018192</text:p>
          </table:table-cell>
          <table:table-cell table:formula="of:=([.D82]-[.D80])/([.A82]-[.A80])" office:value-type="float" office:value="0.000432500000000001" calcext:value-type="float">
            <text:p>432,50E-06</text:p>
          </table:table-cell>
          <table:table-cell table:formula="of:=[.D81]/(SQRT(ABS([.E81])))" office:value-type="float" office:value="0.00874756929409039" calcext:value-type="float">
            <text:p>0,0087475693</text:p>
          </table:table-cell>
          <table:table-cell table:number-columns-repeated="6"/>
          <table:table-cell office:value-type="float" office:value="0.0000080147" calcext:value-type="float">
            <text:p>8,01E-06</text:p>
          </table:table-cell>
          <table:table-cell office:value-type="float" office:value="0.00053148" calcext:value-type="float">
            <text:p>0,00053148</text:p>
          </table:table-cell>
          <table:table-cell table:formula="of:=([.N82]-[.N80])/([.A82]-[.A80])" office:value-type="float" office:value="0.001307" calcext:value-type="float">
            <text:p>1,31E-03</text:p>
          </table:table-cell>
          <table:table-cell table:formula="of:=[.N81]/(SQRT(ABS([.O81])))" office:value-type="float" office:value="0.0147010763311591" calcext:value-type="float">
            <text:p>0,0147010763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101253" calcext:value-type="float">
            <text:p>1,01E-05</text:p>
          </table:table-cell>
          <table:table-cell table:style-name="Default" office:value-type="float" office:value="0.00018635" calcext:value-type="float">
            <text:p>0,00018635</text:p>
          </table:table-cell>
          <table:table-cell table:formula="of:=([.D83]-[.D81])/([.A83]-[.A81])" office:value-type="float" office:value="0.000414500000000001" calcext:value-type="float">
            <text:p>414,50E-06</text:p>
          </table:table-cell>
          <table:table-cell table:formula="of:=[.D82]/(SQRT(ABS([.E82])))" office:value-type="float" office:value="0.00915307729040882" calcext:value-type="float">
            <text:p>0,0091530773</text:p>
          </table:table-cell>
          <table:table-cell table:number-columns-repeated="6"/>
          <table:table-cell office:value-type="float" office:value="0.0000074607" calcext:value-type="float">
            <text:p>7,46E-06</text:p>
          </table:table-cell>
          <table:table-cell office:value-type="float" office:value="0.00054378" calcext:value-type="float">
            <text:p>0,00054378</text:p>
          </table:table-cell>
          <table:table-cell table:formula="of:=([.N83]-[.N81])/([.A83]-[.A81])" office:value-type="float" office:value="0.0012865" calcext:value-type="float">
            <text:p>1,29E-03</text:p>
          </table:table-cell>
          <table:table-cell table:formula="of:=[.N82]/(SQRT(ABS([.O82])))" office:value-type="float" office:value="0.0151606679221627" calcext:value-type="float">
            <text:p>0,0151606679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10465" calcext:value-type="float">
            <text:p>1,05E-05</text:p>
          </table:table-cell>
          <table:table-cell table:style-name="Default" office:value-type="float" office:value="0.00019021" calcext:value-type="float">
            <text:p>0,00019021</text:p>
          </table:table-cell>
          <table:table-cell table:formula="of:=([.D84]-[.D82])/([.A84]-[.A82])" office:value-type="float" office:value="0.000398999999999999" calcext:value-type="float">
            <text:p>399,00E-06</text:p>
          </table:table-cell>
          <table:table-cell table:formula="of:=[.D83]/(SQRT(ABS([.E83])))" office:value-type="float" office:value="0.00952241046177419" calcext:value-type="float">
            <text:p>0,0095224105</text:p>
          </table:table-cell>
          <table:table-cell table:number-columns-repeated="6"/>
          <table:table-cell office:value-type="float" office:value="0.000007695" calcext:value-type="float">
            <text:p>7,70E-06</text:p>
          </table:table-cell>
          <table:table-cell office:value-type="float" office:value="0.00055721" calcext:value-type="float">
            <text:p>0,00055721</text:p>
          </table:table-cell>
          <table:table-cell table:formula="of:=([.N84]-[.N82])/([.A84]-[.A82])" office:value-type="float" office:value="0.001295" calcext:value-type="float">
            <text:p>1,30E-03</text:p>
          </table:table-cell>
          <table:table-cell table:formula="of:=[.N83]/(SQRT(ABS([.O83])))" office:value-type="float" office:value="0.0154840304855428" calcext:value-type="float">
            <text:p>0,0154840305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10939" calcext:value-type="float">
            <text:p>1,09E-05</text:p>
          </table:table-cell>
          <table:table-cell table:style-name="Default" office:value-type="float" office:value="0.00019433" calcext:value-type="float">
            <text:p>0,00019433</text:p>
          </table:table-cell>
          <table:table-cell table:formula="of:=([.D85]-[.D83])/([.A85]-[.A83])" office:value-type="float" office:value="0.0004055" calcext:value-type="float">
            <text:p>405,50E-06</text:p>
          </table:table-cell>
          <table:table-cell table:formula="of:=[.D84]/(SQRT(ABS([.E84])))" office:value-type="float" office:value="0.00965038014750552" calcext:value-type="float">
            <text:p>0,0096503801</text:p>
          </table:table-cell>
          <table:table-cell table:number-columns-repeated="6"/>
          <table:table-cell office:value-type="float" office:value="0.0000094681" calcext:value-type="float">
            <text:p>9,47E-06</text:p>
          </table:table-cell>
          <table:table-cell office:value-type="float" office:value="0.00056968" calcext:value-type="float">
            <text:p>0,00056968</text:p>
          </table:table-cell>
          <table:table-cell table:formula="of:=([.N85]-[.N83])/([.A85]-[.A83])" office:value-type="float" office:value="0.001355" calcext:value-type="float">
            <text:p>1,36E-03</text:p>
          </table:table-cell>
          <table:table-cell table:formula="of:=[.N84]/(SQRT(ABS([.O84])))" office:value-type="float" office:value="0.0154760927971398" calcext:value-type="float">
            <text:p>0,015476092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11332" calcext:value-type="float">
            <text:p>1,13E-05</text:p>
          </table:table-cell>
          <table:table-cell table:style-name="Default" office:value-type="float" office:value="0.00019832" calcext:value-type="float">
            <text:p>0,00019832</text:p>
          </table:table-cell>
          <table:table-cell table:formula="of:=([.D86]-[.D84])/([.A86]-[.A84])" office:value-type="float" office:value="0.000384" calcext:value-type="float">
            <text:p>384,00E-06</text:p>
          </table:table-cell>
          <table:table-cell table:formula="of:=[.D85]/(SQRT(ABS([.E85])))" office:value-type="float" office:value="0.0101204751205992" calcext:value-type="float">
            <text:p>0,0101204751</text:p>
          </table:table-cell>
          <table:table-cell table:number-columns-repeated="6"/>
          <table:table-cell office:value-type="float" office:value="0.0000096186" calcext:value-type="float">
            <text:p>9,62E-06</text:p>
          </table:table-cell>
          <table:table-cell office:value-type="float" office:value="0.00058431" calcext:value-type="float">
            <text:p>0,00058431</text:p>
          </table:table-cell>
          <table:table-cell table:formula="of:=([.N86]-[.N84])/([.A86]-[.A84])" office:value-type="float" office:value="0.001372" calcext:value-type="float">
            <text:p>1,37E-03</text:p>
          </table:table-cell>
          <table:table-cell table:formula="of:=[.N85]/(SQRT(ABS([.O85])))" office:value-type="float" office:value="0.0157748872302873" calcext:value-type="float">
            <text:p>0,015774887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11776" calcext:value-type="float">
            <text:p>1,18E-05</text:p>
          </table:table-cell>
          <table:table-cell table:style-name="Default" office:value-type="float" office:value="0.00020201" calcext:value-type="float">
            <text:p>0,00020201</text:p>
          </table:table-cell>
          <table:table-cell table:formula="of:=([.D87]-[.D85])/([.A87]-[.A85])" office:value-type="float" office:value="0.0003765" calcext:value-type="float">
            <text:p>376,50E-06</text:p>
          </table:table-cell>
          <table:table-cell table:formula="of:=[.D86]/(SQRT(ABS([.E86])))" office:value-type="float" office:value="0.0104109504230795" calcext:value-type="float">
            <text:p>0,0104109504</text:p>
          </table:table-cell>
          <table:table-cell table:number-columns-repeated="6"/>
          <table:table-cell office:value-type="float" office:value="0.000010155" calcext:value-type="float">
            <text:p>1,02E-05</text:p>
          </table:table-cell>
          <table:table-cell office:value-type="float" office:value="0.00059712" calcext:value-type="float">
            <text:p>0,00059712</text:p>
          </table:table-cell>
          <table:table-cell table:formula="of:=([.N87]-[.N85])/([.A87]-[.A85])" office:value-type="float" office:value="0.0013175" calcext:value-type="float">
            <text:p>1,32E-03</text:p>
          </table:table-cell>
          <table:table-cell table:formula="of:=[.N86]/(SQRT(ABS([.O86])))" office:value-type="float" office:value="0.0164507728523109" calcext:value-type="float">
            <text:p>0,0164507729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12539" calcext:value-type="float">
            <text:p>1,25E-05</text:p>
          </table:table-cell>
          <table:table-cell table:style-name="Default" office:value-type="float" office:value="0.00020585" calcext:value-type="float">
            <text:p>0,00020585</text:p>
          </table:table-cell>
          <table:table-cell table:formula="of:=([.D88]-[.D86])/([.A88]-[.A86])" office:value-type="float" office:value="0.000381" calcext:value-type="float">
            <text:p>381,00E-06</text:p>
          </table:table-cell>
          <table:table-cell table:formula="of:=[.D87]/(SQRT(ABS([.E87])))" office:value-type="float" office:value="0.0105460149705247" calcext:value-type="float">
            <text:p>0,010546015</text:p>
          </table:table-cell>
          <table:table-cell table:number-columns-repeated="6"/>
          <table:table-cell office:value-type="float" office:value="0.0000106044" calcext:value-type="float">
            <text:p>1,06E-05</text:p>
          </table:table-cell>
          <table:table-cell office:value-type="float" office:value="0.00061066" calcext:value-type="float">
            <text:p>0,00061066</text:p>
          </table:table-cell>
          <table:table-cell table:formula="of:=([.N88]-[.N86])/([.A88]-[.A86])" office:value-type="float" office:value="0.0013325" calcext:value-type="float">
            <text:p>1,33E-03</text:p>
          </table:table-cell>
          <table:table-cell table:formula="of:=[.N87]/(SQRT(ABS([.O87])))" office:value-type="float" office:value="0.0167288414283449" calcext:value-type="float">
            <text:p>0,0167288414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12577" calcext:value-type="float">
            <text:p>1,26E-05</text:p>
          </table:table-cell>
          <table:table-cell table:style-name="Default" office:value-type="float" office:value="0.00020963" calcext:value-type="float">
            <text:p>0,00020963</text:p>
          </table:table-cell>
          <table:table-cell table:formula="of:=([.D89]-[.D87])/([.A89]-[.A87])" office:value-type="float" office:value="0.000373499999999999" calcext:value-type="float">
            <text:p>373,50E-06</text:p>
          </table:table-cell>
          <table:table-cell table:formula="of:=[.D88]/(SQRT(ABS([.E88])))" office:value-type="float" office:value="0.0108469623135879" calcext:value-type="float">
            <text:p>0,0108469623</text:p>
          </table:table-cell>
          <table:table-cell table:number-columns-repeated="6"/>
          <table:table-cell office:value-type="float" office:value="0.0000104099" calcext:value-type="float">
            <text:p>1,04E-05</text:p>
          </table:table-cell>
          <table:table-cell office:value-type="float" office:value="0.00062377" calcext:value-type="float">
            <text:p>0,00062377</text:p>
          </table:table-cell>
          <table:table-cell table:formula="of:=([.N89]-[.N87])/([.A89]-[.A87])" office:value-type="float" office:value="0.0013095" calcext:value-type="float">
            <text:p>1,31E-03</text:p>
          </table:table-cell>
          <table:table-cell table:formula="of:=[.N88]/(SQRT(ABS([.O88])))" office:value-type="float" office:value="0.0172373989124711" calcext:value-type="float">
            <text:p>0,0172373989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1348" calcext:value-type="float">
            <text:p>1,35E-05</text:p>
          </table:table-cell>
          <table:table-cell table:style-name="Default" office:value-type="float" office:value="0.00021332" calcext:value-type="float">
            <text:p>0,00021332</text:p>
          </table:table-cell>
          <table:table-cell table:formula="of:=([.D90]-[.D88])/([.A90]-[.A88])" office:value-type="float" office:value="0.000349500000000001" calcext:value-type="float">
            <text:p>349,50E-06</text:p>
          </table:table-cell>
          <table:table-cell table:formula="of:=[.D89]/(SQRT(ABS([.E89])))" office:value-type="float" office:value="0.0114105869571518" calcext:value-type="float">
            <text:p>0,011410587</text:p>
          </table:table-cell>
          <table:table-cell table:number-columns-repeated="6"/>
          <table:table-cell office:value-type="float" office:value="0.0000111063" calcext:value-type="float">
            <text:p>1,11E-05</text:p>
          </table:table-cell>
          <table:table-cell office:value-type="float" office:value="0.00063685" calcext:value-type="float">
            <text:p>0,00063685</text:p>
          </table:table-cell>
          <table:table-cell table:formula="of:=([.N90]-[.N88])/([.A90]-[.A88])" office:value-type="float" office:value="0.0012635" calcext:value-type="float">
            <text:p>1,26E-03</text:p>
          </table:table-cell>
          <table:table-cell table:formula="of:=[.N89]/(SQRT(ABS([.O89])))" office:value-type="float" office:value="0.0179163496749397" calcext:value-type="float">
            <text:p>0,0179163497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13813" calcext:value-type="float">
            <text:p>1,38E-05</text:p>
          </table:table-cell>
          <table:table-cell table:style-name="Default" office:value-type="float" office:value="0.00021662" calcext:value-type="float">
            <text:p>0,00021662</text:p>
          </table:table-cell>
          <table:table-cell table:formula="of:=([.D91]-[.D89])/([.A91]-[.A89])" office:value-type="float" office:value="0.000356000000000002" calcext:value-type="float">
            <text:p>356,00E-06</text:p>
          </table:table-cell>
          <table:table-cell table:formula="of:=[.D90]/(SQRT(ABS([.E90])))" office:value-type="float" office:value="0.0114808370383489" calcext:value-type="float">
            <text:p>0,011480837</text:p>
          </table:table-cell>
          <table:table-cell table:number-columns-repeated="6"/>
          <table:table-cell office:value-type="float" office:value="0.000011776" calcext:value-type="float">
            <text:p>1,18E-05</text:p>
          </table:table-cell>
          <table:table-cell office:value-type="float" office:value="0.00064904" calcext:value-type="float">
            <text:p>0,00064904</text:p>
          </table:table-cell>
          <table:table-cell table:formula="of:=([.N91]-[.N89])/([.A91]-[.A89])" office:value-type="float" office:value="0.00126050000000001" calcext:value-type="float">
            <text:p>1,26E-03</text:p>
          </table:table-cell>
          <table:table-cell table:formula="of:=[.N90]/(SQRT(ABS([.O90])))" office:value-type="float" office:value="0.0182810037594491" calcext:value-type="float">
            <text:p>0,0182810038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14578" calcext:value-type="float">
            <text:p>1,46E-05</text:p>
          </table:table-cell>
          <table:table-cell table:style-name="Default" office:value-type="float" office:value="0.00022044" calcext:value-type="float">
            <text:p>0,00022044</text:p>
          </table:table-cell>
          <table:table-cell table:formula="of:=([.D92]-[.D90])/([.A92]-[.A90])" office:value-type="float" office:value="0.000371" calcext:value-type="float">
            <text:p>371,00E-06</text:p>
          </table:table-cell>
          <table:table-cell table:formula="of:=[.D91]/(SQRT(ABS([.E91])))" office:value-type="float" office:value="0.0114446745581183" calcext:value-type="float">
            <text:p>0,0114446746</text:p>
          </table:table-cell>
          <table:table-cell table:number-columns-repeated="6"/>
          <table:table-cell office:value-type="float" office:value="0.000012065" calcext:value-type="float">
            <text:p>1,21E-05</text:p>
          </table:table-cell>
          <table:table-cell office:value-type="float" office:value="0.00066206" calcext:value-type="float">
            <text:p>0,00066206</text:p>
          </table:table-cell>
          <table:table-cell table:formula="of:=([.N92]-[.N90])/([.A92]-[.A90])" office:value-type="float" office:value="0.0012385" calcext:value-type="float">
            <text:p>1,24E-03</text:p>
          </table:table-cell>
          <table:table-cell table:formula="of:=[.N91]/(SQRT(ABS([.O91])))" office:value-type="float" office:value="0.0188126226446791" calcext:value-type="float">
            <text:p>0,0188126226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15088" calcext:value-type="float">
            <text:p>1,51E-05</text:p>
          </table:table-cell>
          <table:table-cell table:style-name="Default" office:value-type="float" office:value="0.00022404" calcext:value-type="float">
            <text:p>0,00022404</text:p>
          </table:table-cell>
          <table:table-cell table:formula="of:=([.D93]-[.D91])/([.A93]-[.A91])" office:value-type="float" office:value="0.000338500000000001" calcext:value-type="float">
            <text:p>338,50E-06</text:p>
          </table:table-cell>
          <table:table-cell table:formula="of:=[.D92]/(SQRT(ABS([.E92])))" office:value-type="float" office:value="0.0121771660301504" calcext:value-type="float">
            <text:p>0,012177166</text:p>
          </table:table-cell>
          <table:table-cell table:number-columns-repeated="6"/>
          <table:table-cell office:value-type="float" office:value="0.000012859" calcext:value-type="float">
            <text:p>1,29E-05</text:p>
          </table:table-cell>
          <table:table-cell office:value-type="float" office:value="0.00067381" calcext:value-type="float">
            <text:p>0,00067381</text:p>
          </table:table-cell>
          <table:table-cell table:formula="of:=([.N93]-[.N91])/([.A93]-[.A91])" office:value-type="float" office:value="0.001206" calcext:value-type="float">
            <text:p>1,21E-03</text:p>
          </table:table-cell>
          <table:table-cell table:formula="of:=[.N92]/(SQRT(ABS([.O92])))" office:value-type="float" office:value="0.0194027727946992" calcext:value-type="float">
            <text:p>0,0194027728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15716" calcext:value-type="float">
            <text:p>1,57E-05</text:p>
          </table:table-cell>
          <table:table-cell table:style-name="Default" office:value-type="float" office:value="0.00022721" calcext:value-type="float">
            <text:p>0,00022721</text:p>
          </table:table-cell>
          <table:table-cell table:formula="of:=([.D94]-[.D92])/([.A94]-[.A92])" office:value-type="float" office:value="0.000327999999999999" calcext:value-type="float">
            <text:p>328,00E-06</text:p>
          </table:table-cell>
          <table:table-cell table:formula="of:=[.D93]/(SQRT(ABS([.E93])))" office:value-type="float" office:value="0.012545573519733" calcext:value-type="float">
            <text:p>0,0125455735</text:p>
          </table:table-cell>
          <table:table-cell table:number-columns-repeated="6"/>
          <table:table-cell office:value-type="float" office:value="0.000014235" calcext:value-type="float">
            <text:p>1,42E-05</text:p>
          </table:table-cell>
          <table:table-cell office:value-type="float" office:value="0.00068618" calcext:value-type="float">
            <text:p>0,00068618</text:p>
          </table:table-cell>
          <table:table-cell table:formula="of:=([.N94]-[.N92])/([.A94]-[.A92])" office:value-type="float" office:value="0.00126949999999999" calcext:value-type="float">
            <text:p>1,27E-03</text:p>
          </table:table-cell>
          <table:table-cell table:formula="of:=[.N93]/(SQRT(ABS([.O93])))" office:value-type="float" office:value="0.0192584665227581" calcext:value-type="float">
            <text:p>0,0192584665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16558" calcext:value-type="float">
            <text:p>1,66E-05</text:p>
          </table:table-cell>
          <table:table-cell table:style-name="Default" office:value-type="float" office:value="0.0002306" calcext:value-type="float">
            <text:p>0,0002306</text:p>
          </table:table-cell>
          <table:table-cell table:formula="of:=([.D95]-[.D93])/([.A95]-[.A93])" office:value-type="float" office:value="0.000315499999999999" calcext:value-type="float">
            <text:p>315,50E-06</text:p>
          </table:table-cell>
          <table:table-cell table:formula="of:=[.D94]/(SQRT(ABS([.E94])))" office:value-type="float" office:value="0.0129825385594842" calcext:value-type="float">
            <text:p>0,0129825386</text:p>
          </table:table-cell>
          <table:table-cell table:number-columns-repeated="6"/>
          <table:table-cell office:value-type="float" office:value="0.000014231" calcext:value-type="float">
            <text:p>1,42E-05</text:p>
          </table:table-cell>
          <table:table-cell office:value-type="float" office:value="0.0006992" calcext:value-type="float">
            <text:p>0,0006992</text:p>
          </table:table-cell>
          <table:table-cell table:formula="of:=([.N95]-[.N93])/([.A95]-[.A93])" office:value-type="float" office:value="0.001274" calcext:value-type="float">
            <text:p>1,27E-03</text:p>
          </table:table-cell>
          <table:table-cell table:formula="of:=[.N94]/(SQRT(ABS([.O94])))" office:value-type="float" office:value="0.0195892002412312" calcext:value-type="float">
            <text:p>0,0195892002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17311" calcext:value-type="float">
            <text:p>1,73E-05</text:p>
          </table:table-cell>
          <table:table-cell table:style-name="Default" office:value-type="float" office:value="0.00023352" calcext:value-type="float">
            <text:p>0,00023352</text:p>
          </table:table-cell>
          <table:table-cell table:formula="of:=([.D96]-[.D94])/([.A96]-[.A94])" office:value-type="float" office:value="0.000317000000000001" calcext:value-type="float">
            <text:p>317,00E-06</text:p>
          </table:table-cell>
          <table:table-cell table:formula="of:=[.D95]/(SQRT(ABS([.E95])))" office:value-type="float" office:value="0.013115789891558" calcext:value-type="float">
            <text:p>0,0131157899</text:p>
          </table:table-cell>
          <table:table-cell table:number-columns-repeated="6"/>
          <table:table-cell office:value-type="float" office:value="0.000015413" calcext:value-type="float">
            <text:p>1,54E-05</text:p>
          </table:table-cell>
          <table:table-cell office:value-type="float" office:value="0.00071166" calcext:value-type="float">
            <text:p>0,00071166</text:p>
          </table:table-cell>
          <table:table-cell table:formula="of:=([.N96]-[.N94])/([.A96]-[.A94])" office:value-type="float" office:value="0.0012805" calcext:value-type="float">
            <text:p>1,28E-03</text:p>
          </table:table-cell>
          <table:table-cell table:formula="of:=[.N95]/(SQRT(ABS([.O95])))" office:value-type="float" office:value="0.0198876177897463" calcext:value-type="float">
            <text:p>0,0198876178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1795" calcext:value-type="float">
            <text:p>1,80E-05</text:p>
          </table:table-cell>
          <table:table-cell table:style-name="Default" office:value-type="float" office:value="0.00023694" calcext:value-type="float">
            <text:p>0,00023694</text:p>
          </table:table-cell>
          <table:table-cell table:formula="of:=([.D97]-[.D95])/([.A97]-[.A95])" office:value-type="float" office:value="0.000351" calcext:value-type="float">
            <text:p>351,00E-06</text:p>
          </table:table-cell>
          <table:table-cell table:formula="of:=[.D96]/(SQRT(ABS([.E96])))" office:value-type="float" office:value="0.0126469215875258" calcext:value-type="float">
            <text:p>0,0126469216</text:p>
          </table:table-cell>
          <table:table-cell table:number-columns-repeated="6"/>
          <table:table-cell office:value-type="float" office:value="0.000015679" calcext:value-type="float">
            <text:p>1,57E-05</text:p>
          </table:table-cell>
          <table:table-cell office:value-type="float" office:value="0.00072481" calcext:value-type="float">
            <text:p>0,00072481</text:p>
          </table:table-cell>
          <table:table-cell table:formula="of:=([.N97]-[.N95])/([.A97]-[.A95])" office:value-type="float" office:value="0.001279" calcext:value-type="float">
            <text:p>1,28E-03</text:p>
          </table:table-cell>
          <table:table-cell table:formula="of:=[.N96]/(SQRT(ABS([.O96])))" office:value-type="float" office:value="0.0202669737181056" calcext:value-type="float">
            <text:p>0,020266973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17" calcext:value-type="float">
            <text:p>1,70E-05</text:p>
          </table:table-cell>
          <table:table-cell table:style-name="Default" office:value-type="float" office:value="0.00024054" calcext:value-type="float">
            <text:p>0,00024054</text:p>
          </table:table-cell>
          <table:table-cell table:formula="of:=([.D98]-[.D96])/([.A98]-[.A96])" office:value-type="float" office:value="0.0003455" calcext:value-type="float">
            <text:p>345,50E-06</text:p>
          </table:table-cell>
          <table:table-cell table:formula="of:=[.D97]/(SQRT(ABS([.E97])))" office:value-type="float" office:value="0.0129408642294223" calcext:value-type="float">
            <text:p>0,0129408642</text:p>
          </table:table-cell>
          <table:table-cell table:number-columns-repeated="6"/>
          <table:table-cell office:value-type="float" office:value="0.00001587" calcext:value-type="float">
            <text:p>1,59E-05</text:p>
          </table:table-cell>
          <table:table-cell office:value-type="float" office:value="0.00073724" calcext:value-type="float">
            <text:p>0,00073724</text:p>
          </table:table-cell>
          <table:table-cell table:formula="of:=([.N98]-[.N96])/([.A98]-[.A96])" office:value-type="float" office:value="0.0011705" calcext:value-type="float">
            <text:p>1,17E-03</text:p>
          </table:table-cell>
          <table:table-cell table:formula="of:=[.N97]/(SQRT(ABS([.O97])))" office:value-type="float" office:value="0.0215488045182101" calcext:value-type="float">
            <text:p>0,021548804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156" calcext:value-type="float">
            <text:p>1,56E-05</text:p>
          </table:table-cell>
          <table:table-cell table:style-name="Default" office:value-type="float" office:value="0.00024385" calcext:value-type="float">
            <text:p>0,00024385</text:p>
          </table:table-cell>
          <table:table-cell table:formula="of:=([.D99]-[.D97])/([.A99]-[.A97])" office:value-type="float" office:value="0.000276499999999999" calcext:value-type="float">
            <text:p>276,50E-06</text:p>
          </table:table-cell>
          <table:table-cell table:formula="of:=[.D98]/(SQRT(ABS([.E98])))" office:value-type="float" office:value="0.0146647678438222" calcext:value-type="float">
            <text:p>0,0146647678</text:p>
          </table:table-cell>
          <table:table-cell table:number-columns-repeated="6"/>
          <table:table-cell office:value-type="float" office:value="0.000015156" calcext:value-type="float">
            <text:p>1,52E-05</text:p>
          </table:table-cell>
          <table:table-cell office:value-type="float" office:value="0.00074822" calcext:value-type="float">
            <text:p>0,00074822</text:p>
          </table:table-cell>
          <table:table-cell table:formula="of:=([.N99]-[.N97])/([.A99]-[.A97])" office:value-type="float" office:value="0.001113" calcext:value-type="float">
            <text:p>1,11E-03</text:p>
          </table:table-cell>
          <table:table-cell table:formula="of:=[.N98]/(SQRT(ABS([.O98])))" office:value-type="float" office:value="0.0224275446820914" calcext:value-type="float">
            <text:p>0,022427544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20575" calcext:value-type="float">
            <text:p>2,06E-05</text:p>
          </table:table-cell>
          <table:table-cell table:style-name="Default" office:value-type="float" office:value="0.00024607" calcext:value-type="float">
            <text:p>0,00024607</text:p>
          </table:table-cell>
          <table:table-cell table:formula="of:=([.D100]-[.D98])/([.A100]-[.A98])" office:value-type="float" office:value="0.000245999999999998" calcext:value-type="float">
            <text:p>246,00E-06</text:p>
          </table:table-cell>
          <table:table-cell table:formula="of:=[.D99]/(SQRT(ABS([.E99])))" office:value-type="float" office:value="0.0156888501783496" calcext:value-type="float">
            <text:p>0,0156888502</text:p>
          </table:table-cell>
          <table:table-cell table:number-columns-repeated="6"/>
          <table:table-cell office:value-type="float" office:value="0.000015568" calcext:value-type="float">
            <text:p>1,56E-05</text:p>
          </table:table-cell>
          <table:table-cell office:value-type="float" office:value="0.0007595" calcext:value-type="float">
            <text:p>0,0007595</text:p>
          </table:table-cell>
          <table:table-cell table:formula="of:=([.N100]-[.N98])/([.A100]-[.A98])" office:value-type="float" office:value="0.0013055" calcext:value-type="float">
            <text:p>1,31E-03</text:p>
          </table:table-cell>
          <table:table-cell table:formula="of:=[.N99]/(SQRT(ABS([.O99])))" office:value-type="float" office:value="0.0210203208205646" calcext:value-type="float">
            <text:p>0,0210203208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21433" calcext:value-type="float">
            <text:p>2,14E-05</text:p>
          </table:table-cell>
          <table:table-cell table:style-name="Default" office:value-type="float" office:value="0.00024877" calcext:value-type="float">
            <text:p>0,00024877</text:p>
          </table:table-cell>
          <table:table-cell table:formula="of:=([.D101]-[.D99])/([.A101]-[.A99])" office:value-type="float" office:value="0.0002555" calcext:value-type="float">
            <text:p>255,50E-06</text:p>
          </table:table-cell>
          <table:table-cell table:formula="of:=[.D100]/(SQRT(ABS([.E100])))" office:value-type="float" office:value="0.0155633309938543" calcext:value-type="float">
            <text:p>0,015563331</text:p>
          </table:table-cell>
          <table:table-cell table:number-columns-repeated="6"/>
          <table:table-cell office:value-type="float" office:value="0.000015231" calcext:value-type="float">
            <text:p>1,52E-05</text:p>
          </table:table-cell>
          <table:table-cell office:value-type="float" office:value="0.00077433" calcext:value-type="float">
            <text:p>0,00077433</text:p>
          </table:table-cell>
          <table:table-cell table:formula="of:=([.N101]-[.N99])/([.A101]-[.A99])" office:value-type="float" office:value="0.001393" calcext:value-type="float">
            <text:p>1,39E-03</text:p>
          </table:table-cell>
          <table:table-cell table:formula="of:=[.N100]/(SQRT(ABS([.O100])))" office:value-type="float" office:value="0.0207467716704348" calcext:value-type="float">
            <text:p>0,0207467717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22918" calcext:value-type="float">
            <text:p>2,29E-05</text:p>
          </table:table-cell>
          <table:table-cell table:style-name="Default" office:value-type="float" office:value="0.00025118" calcext:value-type="float">
            <text:p>0,00025118</text:p>
          </table:table-cell>
          <table:table-cell table:formula="of:=([.D102]-[.D100])/([.A102]-[.A100])" office:value-type="float" office:value="0.000268500000000003" calcext:value-type="float">
            <text:p>268,50E-06</text:p>
          </table:table-cell>
          <table:table-cell table:formula="of:=[.D101]/(SQRT(ABS([.E101])))" office:value-type="float" office:value="0.015328967769762" calcext:value-type="float">
            <text:p>0,0153289678</text:p>
          </table:table-cell>
          <table:table-cell table:number-columns-repeated="6"/>
          <table:table-cell office:value-type="float" office:value="0.000015395" calcext:value-type="float">
            <text:p>1,54E-05</text:p>
          </table:table-cell>
          <table:table-cell office:value-type="float" office:value="0.00078736" calcext:value-type="float">
            <text:p>0,00078736</text:p>
          </table:table-cell>
          <table:table-cell table:formula="of:=([.N102]-[.N100])/([.A102]-[.A100])" office:value-type="float" office:value="0.00124050000000001" calcext:value-type="float">
            <text:p>1,24E-03</text:p>
          </table:table-cell>
          <table:table-cell table:formula="of:=[.N101]/(SQRT(ABS([.O101])))" office:value-type="float" office:value="0.0223550148854347" calcext:value-type="float">
            <text:p>0,0223550149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22104" calcext:value-type="float">
            <text:p>2,21E-05</text:p>
          </table:table-cell>
          <table:table-cell table:style-name="Default" office:value-type="float" office:value="0.00025414" calcext:value-type="float">
            <text:p>0,00025414</text:p>
          </table:table-cell>
          <table:table-cell table:formula="of:=([.D103]-[.D101])/([.A103]-[.A101])" office:value-type="float" office:value="0.000307000000000002" calcext:value-type="float">
            <text:p>307,00E-06</text:p>
          </table:table-cell>
          <table:table-cell table:formula="of:=[.D102]/(SQRT(ABS([.E102])))" office:value-type="float" office:value="0.0145045359186353" calcext:value-type="float">
            <text:p>0,0145045359</text:p>
          </table:table-cell>
          <table:table-cell table:number-columns-repeated="6"/>
          <table:table-cell office:value-type="float" office:value="0.000015862" calcext:value-type="float">
            <text:p>1,59E-05</text:p>
          </table:table-cell>
          <table:table-cell office:value-type="float" office:value="0.00079914" calcext:value-type="float">
            <text:p>0,00079914</text:p>
          </table:table-cell>
          <table:table-cell table:formula="of:=([.N103]-[.N101])/([.A103]-[.A101])" office:value-type="float" office:value="0.00115400000000001" calcext:value-type="float">
            <text:p>1,15E-03</text:p>
          </table:table-cell>
          <table:table-cell table:formula="of:=[.N102]/(SQRT(ABS([.O102])))" office:value-type="float" office:value="0.0235244763495738" calcext:value-type="float">
            <text:p>0,0235244763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23029" calcext:value-type="float">
            <text:p>2,30E-05</text:p>
          </table:table-cell>
          <table:table-cell table:style-name="Default" office:value-type="float" office:value="0.00025732" calcext:value-type="float">
            <text:p>0,00025732</text:p>
          </table:table-cell>
          <table:table-cell table:formula="of:=([.D104]-[.D102])/([.A104]-[.A102])" office:value-type="float" office:value="0.000300999999999998" calcext:value-type="float">
            <text:p>301,00E-06</text:p>
          </table:table-cell>
          <table:table-cell table:formula="of:=[.D103]/(SQRT(ABS([.E103])))" office:value-type="float" office:value="0.0148316782283654" calcext:value-type="float">
            <text:p>0,0148316782</text:p>
          </table:table-cell>
          <table:table-cell table:number-columns-repeated="6"/>
          <table:table-cell office:value-type="float" office:value="0.000016578" calcext:value-type="float">
            <text:p>1,66E-05</text:p>
          </table:table-cell>
          <table:table-cell office:value-type="float" office:value="0.00081044" calcext:value-type="float">
            <text:p>0,00081044</text:p>
          </table:table-cell>
          <table:table-cell table:formula="of:=([.N104]-[.N102])/([.A104]-[.A102])" office:value-type="float" office:value="0.00128" calcext:value-type="float">
            <text:p>1,28E-03</text:p>
          </table:table-cell>
          <table:table-cell table:formula="of:=[.N103]/(SQRT(ABS([.O103])))" office:value-type="float" office:value="0.0226524866460616" calcext:value-type="float">
            <text:p>0,0226524866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23475" calcext:value-type="float">
            <text:p>2,35E-05</text:p>
          </table:table-cell>
          <table:table-cell table:style-name="Default" office:value-type="float" office:value="0.00026016" calcext:value-type="float">
            <text:p>0,00026016</text:p>
          </table:table-cell>
          <table:table-cell table:formula="of:=([.D105]-[.D103])/([.A105]-[.A103])" office:value-type="float" office:value="0.0002465" calcext:value-type="float">
            <text:p>246,50E-06</text:p>
          </table:table-cell>
          <table:table-cell table:formula="of:=[.D104]/(SQRT(ABS([.E104])))" office:value-type="float" office:value="0.0165703645138453" calcext:value-type="float">
            <text:p>0,0165703645</text:p>
          </table:table-cell>
          <table:table-cell table:number-columns-repeated="6"/>
          <table:table-cell office:value-type="float" office:value="0.000015515" calcext:value-type="float">
            <text:p>1,55E-05</text:p>
          </table:table-cell>
          <table:table-cell office:value-type="float" office:value="0.00082474" calcext:value-type="float">
            <text:p>0,00082474</text:p>
          </table:table-cell>
          <table:table-cell table:formula="of:=([.N105]-[.N103])/([.A105]-[.A103])" office:value-type="float" office:value="0.00130149999999999" calcext:value-type="float">
            <text:p>1,30E-03</text:p>
          </table:table-cell>
          <table:table-cell table:formula="of:=[.N104]/(SQRT(ABS([.O104])))" office:value-type="float" office:value="0.0228609867632497" calcext:value-type="float">
            <text:p>0,022860986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2408" calcext:value-type="float">
            <text:p>2,41E-05</text:p>
          </table:table-cell>
          <table:table-cell table:style-name="Default" office:value-type="float" office:value="0.00026225" calcext:value-type="float">
            <text:p>0,00026225</text:p>
          </table:table-cell>
          <table:table-cell table:formula="of:=([.D106]-[.D104])/([.A106]-[.A104])" office:value-type="float" office:value="0.000226499999999999" calcext:value-type="float">
            <text:p>226,50E-06</text:p>
          </table:table-cell>
          <table:table-cell table:formula="of:=[.D105]/(SQRT(ABS([.E105])))" office:value-type="float" office:value="0.0174253453350042" calcext:value-type="float">
            <text:p>0,0174253453</text:p>
          </table:table-cell>
          <table:table-cell table:number-columns-repeated="6"/>
          <table:table-cell office:value-type="float" office:value="0.000016548" calcext:value-type="float">
            <text:p>1,65E-05</text:p>
          </table:table-cell>
          <table:table-cell office:value-type="float" office:value="0.00083647" calcext:value-type="float">
            <text:p>0,00083647</text:p>
          </table:table-cell>
          <table:table-cell table:formula="of:=([.N106]-[.N104])/([.A106]-[.A104])" office:value-type="float" office:value="0.001082" calcext:value-type="float">
            <text:p>1,08E-03</text:p>
          </table:table-cell>
          <table:table-cell table:formula="of:=[.N105]/(SQRT(ABS([.O105])))" office:value-type="float" office:value="0.0254294366536354" calcext:value-type="float">
            <text:p>0,025429436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25575" calcext:value-type="float">
            <text:p>2,56E-05</text:p>
          </table:table-cell>
          <table:table-cell table:style-name="Default" office:value-type="float" office:value="0.00026469" calcext:value-type="float">
            <text:p>0,00026469</text:p>
          </table:table-cell>
          <table:table-cell table:number-columns-repeated="8"/>
          <table:table-cell office:value-type="float" office:value="0.000017829" calcext:value-type="float">
            <text:p>1,78E-05</text:p>
          </table:table-cell>
          <table:table-cell office:value-type="float" office:value="0.00084638" calcext:value-type="float">
            <text:p>0,0008463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7" table:formula="of:=MAX([.E6:.E106])" office:value-type="float" office:value="0.0004985" calcext:value-type="float">
            <text:p>4,99E-04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</table:table>
      <table:table table:name="FD11-38" table:style-name="ta1">
        <table:shapes>
          <draw:frame draw:z-index="0" draw:style-name="gr1" draw:text-style-name="P1" svg:width="159.99mm" svg:height="89.99mm" svg:x="0.29mm" svg:y="27.45mm">
            <loext:p draw:notify-on-update-of-ranges="'FD11-38'.A6:'FD11-38'.A106 'FD11-38'.D5:'FD11-38'.D5 'FD11-38'.D6:'FD11-38'.D106 'FD11-38'.A6:'FD11-38'.A106 'FD11-38'.E5:'FD11-38'.E5 'FD11-38'.E6:'FD11-38'.E106 'FD11-38'.A7:'FD11-38'.A105 'FD11-38'.G7:'FD11-38'.G10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44.93mm" svg:y="35.92mm">
            <loext:p draw:notify-on-update-of-ranges="'FD11-38'.A6:'FD11-38'.A106 'FD11-38'.N5:'FD11-38'.N5 'FD11-38'.N6:'FD11-38'.N106 'FD11-38'.A6:'FD11-38'.A106 'FD11-38'.O5:'FD11-38'.O5 'FD11-38'.O6:'FD11-38'.O10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322.22mm" svg:height="158.04mm" svg:x="226.89mm" svg:y="338.2mm">
            <loext:p draw:notify-on-update-of-ranges="'FD11-38'.A6:'FD11-38'.A106 'FD11-38'.D5:'FD11-38'.D5 'FD11-38'.D6:'FD11-38'.D106 'FD11-38'.A6:'FD11-38'.A106 'FD11-38'.N5:'FD11-38'.N5 'FD11-38'.N6:'FD11-38'.N10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46.19mm" svg:height="89.99mm" svg:x="226.78mm" svg:y="150.33mm">
            <loext:p draw:notify-on-update-of-ranges="'FD11-38'.A7:'FD11-38'.A105 'FD11-38'.F7:'FD11-38'.F105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4"/>
        <table:table-column table:style-name="co1" table:number-columns-repeated="3" table:default-cell-style-name="ce4"/>
        <table:table-column table:style-name="co1" table:default-cell-style-name="ce7"/>
        <table:table-column table:style-name="co1" table:number-columns-repeated="5" table:default-cell-style-name="Default"/>
        <table:table-column table:style-name="co1" table:number-columns-repeated="4" table:default-cell-style-name="ce4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number-columns-repeated="8"/>
          <table:table-cell table:style-name="ce8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Y(Vg)</text:p>
          </table:table-cell>
          <table:table-cell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0819" calcext:value-type="float">
            <text:p>-8,19E-12</text:p>
          </table:table-cell>
          <table:table-cell office:value-type="float" office:value="0.00000000060452" calcext:value-type="float">
            <text:p>604,52E-12</text:p>
          </table:table-cell>
          <table:table-cell table:number-columns-repeated="8"/>
          <table:table-cell office:value-type="float" office:value="-0.00000000000702" calcext:value-type="float">
            <text:p>-7,02E-12</text:p>
          </table:table-cell>
          <table:table-cell office:value-type="float" office:value="0.0000000027219" calcext:value-type="float">
            <text:p>2,72E-09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352" calcext:value-type="float">
            <text:p>-3,52E-12</text:p>
          </table:table-cell>
          <table:table-cell office:value-type="float" office:value="0.00000000082534" calcext:value-type="float">
            <text:p>825,34E-12</text:p>
          </table:table-cell>
          <table:table-cell table:formula="of:=([.D8]-[.D6])/([.A8]-[.A6])" office:value-type="float" office:value="0.000000026222" calcext:value-type="float">
            <text:p>26,22E-09</text:p>
          </table:table-cell>
          <table:table-cell table:formula="of:=[.D7]/(SQRT(ABS([.E7])))" office:value-type="float" office:value="0.00000509682810790181" calcext:value-type="float">
            <text:p>5,10E-06</text:p>
          </table:table-cell>
          <table:table-cell table:formula="of:=([.A7]-0.56)*[.$E$62]+0.000105" office:value-type="float" office:value="-0.00022852" calcext:value-type="float">
            <text:p>-2,29E-04</text:p>
          </table:table-cell>
          <table:table-cell table:number-columns-repeated="5"/>
          <table:table-cell office:value-type="float" office:value="-0.00000000001191" calcext:value-type="float">
            <text:p>-11,91E-12</text:p>
          </table:table-cell>
          <table:table-cell office:value-type="float" office:value="0.0000000036895" calcext:value-type="float">
            <text:p>3,69E-09</text:p>
          </table:table-cell>
          <table:table-cell table:formula="of:=([.N8]-[.N6])/([.A8]-[.A6])" office:value-type="float" office:value="0.000000115195" calcext:value-type="float">
            <text:p>115,20E-09</text:p>
          </table:table-cell>
          <table:table-cell table:formula="of:=[.N7]/(SQRT(ABS([.O7])))" office:value-type="float" office:value="0.0000108705295297642" calcext:value-type="float">
            <text:p>10,87E-0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0000558" calcext:value-type="float">
            <text:p>5,58E-12</text:p>
          </table:table-cell>
          <table:table-cell office:value-type="float" office:value="0.00000000112896" calcext:value-type="float">
            <text:p>1,13E-09</text:p>
          </table:table-cell>
          <table:table-cell table:formula="of:=([.D9]-[.D7])/([.A9]-[.A7])" office:value-type="float" office:value="0.000000035563" calcext:value-type="float">
            <text:p>35,56E-09</text:p>
          </table:table-cell>
          <table:table-cell table:formula="of:=[.D8]/(SQRT(ABS([.E8])))" office:value-type="float" office:value="0.00000598658784954872" calcext:value-type="float">
            <text:p>5,99E-06</text:p>
          </table:table-cell>
          <table:table-cell table:formula="of:=([.A8]-0.56)*[.$E$62]+0.000105" office:value-type="float" office:value="-0.000222456" calcext:value-type="float">
            <text:p>-2,22E-04</text:p>
          </table:table-cell>
          <table:table-cell table:number-columns-repeated="5"/>
          <table:table-cell office:value-type="float" office:value="-0.00000000000539" calcext:value-type="float">
            <text:p>-5,39E-12</text:p>
          </table:table-cell>
          <table:table-cell office:value-type="float" office:value="0.0000000050258" calcext:value-type="float">
            <text:p>5,03E-09</text:p>
          </table:table-cell>
          <table:table-cell table:formula="of:=([.N9]-[.N7])/([.A9]-[.A7])" office:value-type="float" office:value="0.000000156545" calcext:value-type="float">
            <text:p>156,55E-09</text:p>
          </table:table-cell>
          <table:table-cell table:formula="of:=[.N8]/(SQRT(ABS([.O8])))" office:value-type="float" office:value="0.0000127023946454781" calcext:value-type="float">
            <text:p>12,70E-06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0577" calcext:value-type="float">
            <text:p>5,77E-12</text:p>
          </table:table-cell>
          <table:table-cell office:value-type="float" office:value="0.0000000015366" calcext:value-type="float">
            <text:p>1,54E-09</text:p>
          </table:table-cell>
          <table:table-cell table:formula="of:=([.D10]-[.D8])/([.A10]-[.A8])" office:value-type="float" office:value="0.000000048812" calcext:value-type="float">
            <text:p>48,81E-09</text:p>
          </table:table-cell>
          <table:table-cell table:formula="of:=[.D9]/(SQRT(ABS([.E9])))" office:value-type="float" office:value="0.00000695500629728424" calcext:value-type="float">
            <text:p>6,96E-06</text:p>
          </table:table-cell>
          <table:table-cell table:formula="of:=([.A9]-0.56)*[.$E$62]+0.000105" office:value-type="float" office:value="-0.000216392" calcext:value-type="float">
            <text:p>-2,16E-04</text:p>
          </table:table-cell>
          <table:table-cell table:number-columns-repeated="5"/>
          <table:table-cell office:value-type="float" office:value="-0.00000000000236" calcext:value-type="float">
            <text:p>-2,36E-12</text:p>
          </table:table-cell>
          <table:table-cell office:value-type="float" office:value="0.0000000068204" calcext:value-type="float">
            <text:p>6,82E-09</text:p>
          </table:table-cell>
          <table:table-cell table:formula="of:=([.N10]-[.N8])/([.A10]-[.A8])" office:value-type="float" office:value="0.00000021282" calcext:value-type="float">
            <text:p>212,82E-09</text:p>
          </table:table-cell>
          <table:table-cell table:formula="of:=[.N9]/(SQRT(ABS([.O9])))" office:value-type="float" office:value="0.0000147843973511645" calcext:value-type="float">
            <text:p>14,78E-06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000831" calcext:value-type="float">
            <text:p>-8,31E-12</text:p>
          </table:table-cell>
          <table:table-cell office:value-type="float" office:value="0.0000000021052" calcext:value-type="float">
            <text:p>2,11E-09</text:p>
          </table:table-cell>
          <table:table-cell table:formula="of:=([.D11]-[.D9])/([.A11]-[.A9])" office:value-type="float" office:value="0.00000006598" calcext:value-type="float">
            <text:p>65,98E-09</text:p>
          </table:table-cell>
          <table:table-cell table:formula="of:=[.D10]/(SQRT(ABS([.E10])))" office:value-type="float" office:value="0.00000819572175635608" calcext:value-type="float">
            <text:p>8,20E-06</text:p>
          </table:table-cell>
          <table:table-cell table:formula="of:=([.A10]-0.56)*[.$E$62]+0.000105" office:value-type="float" office:value="-0.000210328" calcext:value-type="float">
            <text:p>-2,10E-04</text:p>
          </table:table-cell>
          <table:table-cell table:number-columns-repeated="5"/>
          <table:table-cell office:value-type="float" office:value="-0.00000000001285" calcext:value-type="float">
            <text:p>-12,85E-12</text:p>
          </table:table-cell>
          <table:table-cell office:value-type="float" office:value="0.0000000092822" calcext:value-type="float">
            <text:p>9,28E-09</text:p>
          </table:table-cell>
          <table:table-cell table:formula="of:=([.N11]-[.N9])/([.A11]-[.A9])" office:value-type="float" office:value="0.00000029058" calcext:value-type="float">
            <text:p>290,58E-09</text:p>
          </table:table-cell>
          <table:table-cell table:formula="of:=[.N10]/(SQRT(ABS([.O10])))" office:value-type="float" office:value="0.0000172194018794928" calcext:value-type="float">
            <text:p>17,22E-06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89" calcext:value-type="float">
            <text:p>-8,90E-12</text:p>
          </table:table-cell>
          <table:table-cell office:value-type="float" office:value="0.0000000028562" calcext:value-type="float">
            <text:p>2,86E-09</text:p>
          </table:table-cell>
          <table:table-cell table:formula="of:=([.D12]-[.D10])/([.A12]-[.A10])" office:value-type="float" office:value="0.000000088825" calcext:value-type="float">
            <text:p>88,83E-09</text:p>
          </table:table-cell>
          <table:table-cell table:formula="of:=[.D11]/(SQRT(ABS([.E11])))" office:value-type="float" office:value="0.00000958343070048475" calcext:value-type="float">
            <text:p>9,58E-06</text:p>
          </table:table-cell>
          <table:table-cell table:formula="of:=([.A11]-0.56)*[.$E$62]+0.000105" office:value-type="float" office:value="-0.000204264" calcext:value-type="float">
            <text:p>-2,04E-04</text:p>
          </table:table-cell>
          <table:table-cell table:number-columns-repeated="5"/>
          <table:table-cell office:value-type="float" office:value="-0.00000000000101" calcext:value-type="float">
            <text:p>-1,01E-12</text:p>
          </table:table-cell>
          <table:table-cell office:value-type="float" office:value="0.000000012632" calcext:value-type="float">
            <text:p>12,63E-09</text:p>
          </table:table-cell>
          <table:table-cell table:formula="of:=([.N12]-[.N10])/([.A12]-[.A10])" office:value-type="float" office:value="0.00000039209" calcext:value-type="float">
            <text:p>392,09E-09</text:p>
          </table:table-cell>
          <table:table-cell table:formula="of:=[.N11]/(SQRT(ABS([.O11])))" office:value-type="float" office:value="0.0000201734062309116" calcext:value-type="float">
            <text:p>20,17E-06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00000225" calcext:value-type="float">
            <text:p>-2,25E-12</text:p>
          </table:table-cell>
          <table:table-cell office:value-type="float" office:value="0.0000000038817" calcext:value-type="float">
            <text:p>3,88E-09</text:p>
          </table:table-cell>
          <table:table-cell table:formula="of:=([.D13]-[.D11])/([.A13]-[.A11])" office:value-type="float" office:value="0.000000120425" calcext:value-type="float">
            <text:p>120,43E-09</text:p>
          </table:table-cell>
          <table:table-cell table:formula="of:=[.D12]/(SQRT(ABS([.E12])))" office:value-type="float" office:value="0.0000111857121749631" calcext:value-type="float">
            <text:p>11,19E-06</text:p>
          </table:table-cell>
          <table:table-cell table:formula="of:=([.A12]-0.56)*[.$E$62]+0.000105" office:value-type="float" office:value="-0.0001982" calcext:value-type="float">
            <text:p>-1,98E-04</text:p>
          </table:table-cell>
          <table:table-cell table:number-columns-repeated="5"/>
          <table:table-cell office:value-type="float" office:value="-0.00000000000315" calcext:value-type="float">
            <text:p>-3,15E-12</text:p>
          </table:table-cell>
          <table:table-cell office:value-type="float" office:value="0.000000017124" calcext:value-type="float">
            <text:p>17,12E-09</text:p>
          </table:table-cell>
          <table:table-cell table:formula="of:=([.N13]-[.N11])/([.A13]-[.A11])" office:value-type="float" office:value="0.00000052265" calcext:value-type="float">
            <text:p>522,65E-09</text:p>
          </table:table-cell>
          <table:table-cell table:formula="of:=[.N12]/(SQRT(ABS([.O12])))" office:value-type="float" office:value="0.0000236864372353998" calcext:value-type="float">
            <text:p>23,69E-06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46" calcext:value-type="float">
            <text:p>-1,46E-12</text:p>
          </table:table-cell>
          <table:table-cell office:value-type="float" office:value="0.0000000052647" calcext:value-type="float">
            <text:p>5,26E-09</text:p>
          </table:table-cell>
          <table:table-cell table:formula="of:=([.D14]-[.D12])/([.A14]-[.A12])" office:value-type="float" office:value="0.00000016481" calcext:value-type="float">
            <text:p>164,81E-09</text:p>
          </table:table-cell>
          <table:table-cell table:formula="of:=[.D13]/(SQRT(ABS([.E13])))" office:value-type="float" office:value="0.0000129682641782303" calcext:value-type="float">
            <text:p>12,97E-06</text:p>
          </table:table-cell>
          <table:table-cell table:formula="of:=([.A13]-0.56)*[.$E$62]+0.000105" office:value-type="float" office:value="-0.000192136" calcext:value-type="float">
            <text:p>-1,92E-04</text:p>
          </table:table-cell>
          <table:table-cell table:number-columns-repeated="5"/>
          <table:table-cell office:value-type="float" office:value="-0.00000000000215" calcext:value-type="float">
            <text:p>-2,15E-12</text:p>
          </table:table-cell>
          <table:table-cell office:value-type="float" office:value="0.000000023085" calcext:value-type="float">
            <text:p>23,09E-09</text:p>
          </table:table-cell>
          <table:table-cell table:formula="of:=([.N14]-[.N12])/([.A14]-[.A12])" office:value-type="float" office:value="0.000000708" calcext:value-type="float">
            <text:p>708,00E-09</text:p>
          </table:table-cell>
          <table:table-cell table:formula="of:=[.N13]/(SQRT(ABS([.O13])))" office:value-type="float" office:value="0.000027435523412453" calcext:value-type="float">
            <text:p>27,44E-06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00000374" calcext:value-type="float">
            <text:p>3,74E-12</text:p>
          </table:table-cell>
          <table:table-cell office:value-type="float" office:value="0.0000000071779" calcext:value-type="float">
            <text:p>7,18E-09</text:p>
          </table:table-cell>
          <table:table-cell table:formula="of:=([.D15]-[.D13])/([.A15]-[.A13])" office:value-type="float" office:value="0.00000022434" calcext:value-type="float">
            <text:p>224,34E-09</text:p>
          </table:table-cell>
          <table:table-cell table:formula="of:=[.D14]/(SQRT(ABS([.E14])))" office:value-type="float" office:value="0.0000151545849260546" calcext:value-type="float">
            <text:p>15,15E-06</text:p>
          </table:table-cell>
          <table:table-cell table:formula="of:=([.A14]-0.56)*[.$E$62]+0.000105" office:value-type="float" office:value="-0.000186072" calcext:value-type="float">
            <text:p>-1,86E-04</text:p>
          </table:table-cell>
          <table:table-cell table:number-columns-repeated="5"/>
          <table:table-cell office:value-type="float" office:value="0.00000000000127" calcext:value-type="float">
            <text:p>1,27E-12</text:p>
          </table:table-cell>
          <table:table-cell office:value-type="float" office:value="0.000000031284" calcext:value-type="float">
            <text:p>31,28E-09</text:p>
          </table:table-cell>
          <table:table-cell table:formula="of:=([.N15]-[.N13])/([.A15]-[.A13])" office:value-type="float" office:value="0.00000096225" calcext:value-type="float">
            <text:p>962,25E-09</text:p>
          </table:table-cell>
          <table:table-cell table:formula="of:=[.N14]/(SQRT(ABS([.O14])))" office:value-type="float" office:value="0.0000318917475282447" calcext:value-type="float">
            <text:p>31,89E-0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00000383" calcext:value-type="float">
            <text:p>3,83E-12</text:p>
          </table:table-cell>
          <table:table-cell office:value-type="float" office:value="0.0000000097515" calcext:value-type="float">
            <text:p>9,75E-09</text:p>
          </table:table-cell>
          <table:table-cell table:formula="of:=([.D16]-[.D14])/([.A16]-[.A14])" office:value-type="float" office:value="0.000000300255" calcext:value-type="float">
            <text:p>300,26E-09</text:p>
          </table:table-cell>
          <table:table-cell table:formula="of:=[.D15]/(SQRT(ABS([.E15])))" office:value-type="float" office:value="0.0000177961599702511" calcext:value-type="float">
            <text:p>17,80E-06</text:p>
          </table:table-cell>
          <table:table-cell table:formula="of:=([.A15]-0.56)*[.$E$62]+0.000105" office:value-type="float" office:value="-0.000180008" calcext:value-type="float">
            <text:p>-1,80E-04</text:p>
          </table:table-cell>
          <table:table-cell table:number-columns-repeated="5"/>
          <table:table-cell office:value-type="float" office:value="0.00000000000582" calcext:value-type="float">
            <text:p>5,82E-12</text:p>
          </table:table-cell>
          <table:table-cell office:value-type="float" office:value="0.00000004233" calcext:value-type="float">
            <text:p>42,33E-09</text:p>
          </table:table-cell>
          <table:table-cell table:formula="of:=([.N16]-[.N14])/([.A16]-[.A14])" office:value-type="float" office:value="0.000001291" calcext:value-type="float">
            <text:p>1,29E-06</text:p>
          </table:table-cell>
          <table:table-cell table:formula="of:=[.N15]/(SQRT(ABS([.O15])))" office:value-type="float" office:value="0.0000372550497203657" calcext:value-type="float">
            <text:p>37,26E-06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0582" calcext:value-type="float">
            <text:p>-5,82E-12</text:p>
          </table:table-cell>
          <table:table-cell office:value-type="float" office:value="0.000000013183" calcext:value-type="float">
            <text:p>13,18E-09</text:p>
          </table:table-cell>
          <table:table-cell table:formula="of:=([.D17]-[.D15])/([.A17]-[.A15])" office:value-type="float" office:value="0.000000411575" calcext:value-type="float">
            <text:p>411,58E-09</text:p>
          </table:table-cell>
          <table:table-cell table:formula="of:=[.D16]/(SQRT(ABS([.E16])))" office:value-type="float" office:value="0.0000205489558308376" calcext:value-type="float">
            <text:p>20,55E-06</text:p>
          </table:table-cell>
          <table:table-cell table:formula="of:=([.A16]-0.56)*[.$E$62]+0.000105" office:value-type="float" office:value="-0.000173944" calcext:value-type="float">
            <text:p>-1,74E-04</text:p>
          </table:table-cell>
          <table:table-cell table:number-columns-repeated="5"/>
          <table:table-cell office:value-type="float" office:value="-0.00000000000604" calcext:value-type="float">
            <text:p>-6,04E-12</text:p>
          </table:table-cell>
          <table:table-cell office:value-type="float" office:value="0.000000057104" calcext:value-type="float">
            <text:p>57,10E-09</text:p>
          </table:table-cell>
          <table:table-cell table:formula="of:=([.N17]-[.N15])/([.A17]-[.A15])" office:value-type="float" office:value="0.00000172205" calcext:value-type="float">
            <text:p>1,72E-06</text:p>
          </table:table-cell>
          <table:table-cell table:formula="of:=[.N16]/(SQRT(ABS([.O16])))" office:value-type="float" office:value="0.0000435154673410774" calcext:value-type="float">
            <text:p>43,52E-06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0524" calcext:value-type="float">
            <text:p>5,24E-12</text:p>
          </table:table-cell>
          <table:table-cell office:value-type="float" office:value="0.000000017983" calcext:value-type="float">
            <text:p>17,98E-09</text:p>
          </table:table-cell>
          <table:table-cell table:formula="of:=([.D18]-[.D16])/([.A18]-[.A16])" office:value-type="float" office:value="0.0000005507" calcext:value-type="float">
            <text:p>550,70E-09</text:p>
          </table:table-cell>
          <table:table-cell table:formula="of:=[.D17]/(SQRT(ABS([.E17])))" office:value-type="float" office:value="0.0000242328562483641" calcext:value-type="float">
            <text:p>24,23E-06</text:p>
          </table:table-cell>
          <table:table-cell table:formula="of:=([.A17]-0.56)*[.$E$62]+0.000105" office:value-type="float" office:value="-0.00016788" calcext:value-type="float">
            <text:p>-1,68E-04</text:p>
          </table:table-cell>
          <table:table-cell table:number-columns-repeated="5"/>
          <table:table-cell office:value-type="float" office:value="-0.0000000000061" calcext:value-type="float">
            <text:p>-6,10E-12</text:p>
          </table:table-cell>
          <table:table-cell office:value-type="float" office:value="0.000000076771" calcext:value-type="float">
            <text:p>76,77E-09</text:p>
          </table:table-cell>
          <table:table-cell table:formula="of:=([.N18]-[.N16])/([.A18]-[.A16])" office:value-type="float" office:value="0.00000228645" calcext:value-type="float">
            <text:p>2,29E-06</text:p>
          </table:table-cell>
          <table:table-cell table:formula="of:=[.N17]/(SQRT(ABS([.O17])))" office:value-type="float" office:value="0.0000507710731632496" calcext:value-type="float">
            <text:p>50,77E-06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00000865" calcext:value-type="float">
            <text:p>8,65E-12</text:p>
          </table:table-cell>
          <table:table-cell office:value-type="float" office:value="0.000000024197" calcext:value-type="float">
            <text:p>24,20E-09</text:p>
          </table:table-cell>
          <table:table-cell table:formula="of:=([.D19]-[.D17])/([.A19]-[.A17])" office:value-type="float" office:value="0.00000073455" calcext:value-type="float">
            <text:p>734,55E-09</text:p>
          </table:table-cell>
          <table:table-cell table:formula="of:=[.D18]/(SQRT(ABS([.E18])))" office:value-type="float" office:value="0.0000282325979105678" calcext:value-type="float">
            <text:p>28,23E-06</text:p>
          </table:table-cell>
          <table:table-cell table:formula="of:=([.A18]-0.56)*[.$E$62]+0.000105" office:value-type="float" office:value="-0.000161816" calcext:value-type="float">
            <text:p>-1,62E-04</text:p>
          </table:table-cell>
          <table:table-cell table:number-columns-repeated="5"/>
          <table:table-cell office:value-type="float" office:value="-0.00000000000705" calcext:value-type="float">
            <text:p>-7,05E-12</text:p>
          </table:table-cell>
          <table:table-cell office:value-type="float" office:value="0.000000102833" calcext:value-type="float">
            <text:p>102,83E-09</text:p>
          </table:table-cell>
          <table:table-cell table:formula="of:=([.N19]-[.N17])/([.A19]-[.A17])" office:value-type="float" office:value="0.00000304395" calcext:value-type="float">
            <text:p>3,04E-06</text:p>
          </table:table-cell>
          <table:table-cell table:formula="of:=[.N18]/(SQRT(ABS([.O18])))" office:value-type="float" office:value="0.0000589404909025165" calcext:value-type="float">
            <text:p>58,94E-06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0000037" calcext:value-type="float">
            <text:p>3,70E-12</text:p>
          </table:table-cell>
          <table:table-cell office:value-type="float" office:value="0.000000032674" calcext:value-type="float">
            <text:p>32,67E-09</text:p>
          </table:table-cell>
          <table:table-cell table:formula="of:=([.D20]-[.D18])/([.A20]-[.A18])" office:value-type="float" office:value="0.000000996199999999999" calcext:value-type="float">
            <text:p>996,20E-09</text:p>
          </table:table-cell>
          <table:table-cell table:formula="of:=[.D19]/(SQRT(ABS([.E19])))" office:value-type="float" office:value="0.0000327362580918567" calcext:value-type="float">
            <text:p>32,74E-06</text:p>
          </table:table-cell>
          <table:table-cell table:formula="of:=([.A19]-0.56)*[.$E$62]+0.000105" office:value-type="float" office:value="-0.000155752" calcext:value-type="float">
            <text:p>-1,56E-04</text:p>
          </table:table-cell>
          <table:table-cell table:number-columns-repeated="5"/>
          <table:table-cell office:value-type="float" office:value="-0.00000000000184" calcext:value-type="float">
            <text:p>-1,84E-12</text:p>
          </table:table-cell>
          <table:table-cell office:value-type="float" office:value="0.00000013765" calcext:value-type="float">
            <text:p>137,65E-09</text:p>
          </table:table-cell>
          <table:table-cell table:formula="of:=([.N20]-[.N18])/([.A20]-[.A18])" office:value-type="float" office:value="0.00000408935" calcext:value-type="float">
            <text:p>4,09E-06</text:p>
          </table:table-cell>
          <table:table-cell table:formula="of:=[.N19]/(SQRT(ABS([.O19])))" office:value-type="float" office:value="0.0000680689536032602" calcext:value-type="float">
            <text:p>68,07E-06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148" calcext:value-type="float">
            <text:p>1,48E-12</text:p>
          </table:table-cell>
          <table:table-cell office:value-type="float" office:value="0.000000044121" calcext:value-type="float">
            <text:p>44,12E-09</text:p>
          </table:table-cell>
          <table:table-cell table:formula="of:=([.D21]-[.D19])/([.A21]-[.A19])" office:value-type="float" office:value="0.00000134655" calcext:value-type="float">
            <text:p>1,35E-06</text:p>
          </table:table-cell>
          <table:table-cell table:formula="of:=[.D20]/(SQRT(ABS([.E20])))" office:value-type="float" office:value="0.0000380219253656444" calcext:value-type="float">
            <text:p>38,02E-06</text:p>
          </table:table-cell>
          <table:table-cell table:formula="of:=([.A20]-0.56)*[.$E$62]+0.000105" office:value-type="float" office:value="-0.000149688" calcext:value-type="float">
            <text:p>-1,50E-04</text:p>
          </table:table-cell>
          <table:table-cell table:number-columns-repeated="5"/>
          <table:table-cell office:value-type="float" office:value="-0.00000000000478" calcext:value-type="float">
            <text:p>-4,78E-12</text:p>
          </table:table-cell>
          <table:table-cell office:value-type="float" office:value="0.00000018462" calcext:value-type="float">
            <text:p>184,62E-09</text:p>
          </table:table-cell>
          <table:table-cell table:formula="of:=([.N21]-[.N19])/([.A21]-[.A19])" office:value-type="float" office:value="0.0000054685" calcext:value-type="float">
            <text:p>5,47E-06</text:p>
          </table:table-cell>
          <table:table-cell table:formula="of:=[.N20]/(SQRT(ABS([.O20])))" office:value-type="float" office:value="0.0000789486373319005" calcext:value-type="float">
            <text:p>78,95E-06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-0.00000000000241" calcext:value-type="float">
            <text:p>-2,41E-12</text:p>
          </table:table-cell>
          <table:table-cell office:value-type="float" office:value="0.000000059605" calcext:value-type="float">
            <text:p>59,61E-09</text:p>
          </table:table-cell>
          <table:table-cell table:formula="of:=([.D22]-[.D20])/([.A22]-[.A20])" office:value-type="float" office:value="0.00000177955" calcext:value-type="float">
            <text:p>1,78E-06</text:p>
          </table:table-cell>
          <table:table-cell table:formula="of:=[.D21]/(SQRT(ABS([.E21])))" office:value-type="float" office:value="0.0000446814846200776" calcext:value-type="float">
            <text:p>44,68E-06</text:p>
          </table:table-cell>
          <table:table-cell table:formula="of:=([.A21]-0.56)*[.$E$62]+0.000105" office:value-type="float" office:value="-0.000143624" calcext:value-type="float">
            <text:p>-1,44E-04</text:p>
          </table:table-cell>
          <table:table-cell table:number-columns-repeated="5"/>
          <table:table-cell office:value-type="float" office:value="-0.00000000000394" calcext:value-type="float">
            <text:p>-3,94E-12</text:p>
          </table:table-cell>
          <table:table-cell office:value-type="float" office:value="0.00000024702" calcext:value-type="float">
            <text:p>247,02E-09</text:p>
          </table:table-cell>
          <table:table-cell table:formula="of:=([.N22]-[.N20])/([.A22]-[.A20])" office:value-type="float" office:value="0.000007158" calcext:value-type="float">
            <text:p>7,16E-06</text:p>
          </table:table-cell>
          <table:table-cell table:formula="of:=[.N21]/(SQRT(ABS([.O21])))" office:value-type="float" office:value="0.0000923286042628714" calcext:value-type="float">
            <text:p>92,33E-0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-0.00000000000324" calcext:value-type="float">
            <text:p>-3,24E-12</text:p>
          </table:table-cell>
          <table:table-cell office:value-type="float" office:value="0.000000079712" calcext:value-type="float">
            <text:p>79,71E-09</text:p>
          </table:table-cell>
          <table:table-cell table:formula="of:=([.D23]-[.D21])/([.A23]-[.A21])" office:value-type="float" office:value="0.0000023876" calcext:value-type="float">
            <text:p>2,39E-06</text:p>
          </table:table-cell>
          <table:table-cell table:formula="of:=[.D22]/(SQRT(ABS([.E22])))" office:value-type="float" office:value="0.0000515873145610629" calcext:value-type="float">
            <text:p>51,59E-06</text:p>
          </table:table-cell>
          <table:table-cell table:formula="of:=([.A22]-0.56)*[.$E$62]+0.000105" office:value-type="float" office:value="-0.00013756" calcext:value-type="float">
            <text:p>-1,38E-04</text:p>
          </table:table-cell>
          <table:table-cell table:number-columns-repeated="5"/>
          <table:table-cell office:value-type="float" office:value="-0.00000000000721" calcext:value-type="float">
            <text:p>-7,21E-12</text:p>
          </table:table-cell>
          <table:table-cell office:value-type="float" office:value="0.00000032778" calcext:value-type="float">
            <text:p>327,78E-09</text:p>
          </table:table-cell>
          <table:table-cell table:formula="of:=([.N23]-[.N21])/([.A23]-[.A21])" office:value-type="float" office:value="0.00000923249999999999" calcext:value-type="float">
            <text:p>9,23E-06</text:p>
          </table:table-cell>
          <table:table-cell table:formula="of:=[.N22]/(SQRT(ABS([.O22])))" office:value-type="float" office:value="0.000107875492812939" calcext:value-type="float">
            <text:p>107,88E-06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0000424" calcext:value-type="float">
            <text:p>-4,24E-12</text:p>
          </table:table-cell>
          <table:table-cell office:value-type="float" office:value="0.000000107357" calcext:value-type="float">
            <text:p>107,36E-09</text:p>
          </table:table-cell>
          <table:table-cell table:formula="of:=([.D24]-[.D22])/([.A24]-[.A22])" office:value-type="float" office:value="0.0000032429" calcext:value-type="float">
            <text:p>3,24E-06</text:p>
          </table:table-cell>
          <table:table-cell table:formula="of:=[.D23]/(SQRT(ABS([.E23])))" office:value-type="float" office:value="0.0000596161036987712" calcext:value-type="float">
            <text:p>59,62E-06</text:p>
          </table:table-cell>
          <table:table-cell table:formula="of:=([.A23]-0.56)*[.$E$62]+0.000105" office:value-type="float" office:value="-0.000131496" calcext:value-type="float">
            <text:p>-1,31E-04</text:p>
          </table:table-cell>
          <table:table-cell table:number-columns-repeated="5"/>
          <table:table-cell office:value-type="float" office:value="-0.00000000000694" calcext:value-type="float">
            <text:p>-6,94E-12</text:p>
          </table:table-cell>
          <table:table-cell office:value-type="float" office:value="0.00000043167" calcext:value-type="float">
            <text:p>431,67E-09</text:p>
          </table:table-cell>
          <table:table-cell table:formula="of:=([.N24]-[.N22])/([.A24]-[.A22])" office:value-type="float" office:value="0.0000120385" calcext:value-type="float">
            <text:p>12,04E-06</text:p>
          </table:table-cell>
          <table:table-cell table:formula="of:=[.N23]/(SQRT(ABS([.O23])))" office:value-type="float" office:value="0.000124412976024333" calcext:value-type="float">
            <text:p>124,41E-0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0000062" calcext:value-type="float">
            <text:p>-620,00E-15</text:p>
          </table:table-cell>
          <table:table-cell office:value-type="float" office:value="0.00000014457" calcext:value-type="float">
            <text:p>144,57E-09</text:p>
          </table:table-cell>
          <table:table-cell table:formula="of:=([.D25]-[.D23])/([.A25]-[.A23])" office:value-type="float" office:value="0.00000422865" calcext:value-type="float">
            <text:p>4,23E-06</text:p>
          </table:table-cell>
          <table:table-cell table:formula="of:=[.D24]/(SQRT(ABS([.E24])))" office:value-type="float" office:value="0.0000703035589511076" calcext:value-type="float">
            <text:p>70,30E-06</text:p>
          </table:table-cell>
          <table:table-cell table:formula="of:=([.A24]-0.56)*[.$E$62]+0.000105" office:value-type="float" office:value="-0.000125432" calcext:value-type="float">
            <text:p>-1,25E-04</text:p>
          </table:table-cell>
          <table:table-cell table:number-columns-repeated="5"/>
          <table:table-cell office:value-type="float" office:value="-0.00000000000362" calcext:value-type="float">
            <text:p>-3,62E-12</text:p>
          </table:table-cell>
          <table:table-cell office:value-type="float" office:value="0.00000056855" calcext:value-type="float">
            <text:p>568,55E-09</text:p>
          </table:table-cell>
          <table:table-cell table:formula="of:=([.N25]-[.N23])/([.A25]-[.A23])" office:value-type="float" office:value="0.0000155275" calcext:value-type="float">
            <text:p>15,53E-06</text:p>
          </table:table-cell>
          <table:table-cell table:formula="of:=[.N24]/(SQRT(ABS([.O24])))" office:value-type="float" office:value="0.000144283907344276" calcext:value-type="float">
            <text:p>144,28E-06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95" calcext:value-type="float">
            <text:p>-5,95E-12</text:p>
          </table:table-cell>
          <table:table-cell office:value-type="float" office:value="0.00000019193" calcext:value-type="float">
            <text:p>191,93E-09</text:p>
          </table:table-cell>
          <table:table-cell table:formula="of:=([.D26]-[.D24])/([.A26]-[.A24])" office:value-type="float" office:value="0.00000562399999999999" calcext:value-type="float">
            <text:p>5,62E-06</text:p>
          </table:table-cell>
          <table:table-cell table:formula="of:=[.D25]/(SQRT(ABS([.E25])))" office:value-type="float" office:value="0.000080931987783045" calcext:value-type="float">
            <text:p>80,93E-06</text:p>
          </table:table-cell>
          <table:table-cell table:formula="of:=([.A25]-0.56)*[.$E$62]+0.000105" office:value-type="float" office:value="-0.000119368" calcext:value-type="float">
            <text:p>-1,19E-04</text:p>
          </table:table-cell>
          <table:table-cell table:number-columns-repeated="5"/>
          <table:table-cell office:value-type="float" office:value="0.00000000000114" calcext:value-type="float">
            <text:p>1,14E-12</text:p>
          </table:table-cell>
          <table:table-cell office:value-type="float" office:value="0.00000074222" calcext:value-type="float">
            <text:p>742,22E-09</text:p>
          </table:table-cell>
          <table:table-cell table:formula="of:=([.N26]-[.N24])/([.A26]-[.A24])" office:value-type="float" office:value="0.0000199895" calcext:value-type="float">
            <text:p>19,99E-06</text:p>
          </table:table-cell>
          <table:table-cell table:formula="of:=[.N25]/(SQRT(ABS([.O25])))" office:value-type="float" office:value="0.000166009020514906" calcext:value-type="float">
            <text:p>166,01E-06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0000035" calcext:value-type="float">
            <text:p>-350,00E-15</text:p>
          </table:table-cell>
          <table:table-cell office:value-type="float" office:value="0.00000025705" calcext:value-type="float">
            <text:p>257,05E-09</text:p>
          </table:table-cell>
          <table:table-cell table:formula="of:=([.D27]-[.D25])/([.A27]-[.A25])" office:value-type="float" office:value="0.00000747050000000001" calcext:value-type="float">
            <text:p>7,47E-06</text:p>
          </table:table-cell>
          <table:table-cell table:formula="of:=[.D26]/(SQRT(ABS([.E26])))" office:value-type="float" office:value="0.0000940465293462914" calcext:value-type="float">
            <text:p>94,05E-06</text:p>
          </table:table-cell>
          <table:table-cell table:formula="of:=([.A26]-0.56)*[.$E$62]+0.000105" office:value-type="float" office:value="-0.000113304" calcext:value-type="float">
            <text:p>-1,13E-04</text:p>
          </table:table-cell>
          <table:table-cell table:number-columns-repeated="5"/>
          <table:table-cell office:value-type="float" office:value="0.00000000000326" calcext:value-type="float">
            <text:p>3,26E-12</text:p>
          </table:table-cell>
          <table:table-cell office:value-type="float" office:value="0.00000096834" calcext:value-type="float">
            <text:p>968,34E-09</text:p>
          </table:table-cell>
          <table:table-cell table:formula="of:=([.N27]-[.N25])/([.A27]-[.A25])" office:value-type="float" office:value="0.000025919" calcext:value-type="float">
            <text:p>25,92E-06</text:p>
          </table:table-cell>
          <table:table-cell table:formula="of:=[.N26]/(SQRT(ABS([.O26])))" office:value-type="float" office:value="0.000190203608112633" calcext:value-type="float">
            <text:p>190,20E-0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-0.00000000000523" calcext:value-type="float">
            <text:p>-5,23E-12</text:p>
          </table:table-cell>
          <table:table-cell office:value-type="float" office:value="0.00000034134" calcext:value-type="float">
            <text:p>341,34E-09</text:p>
          </table:table-cell>
          <table:table-cell table:formula="of:=([.D28]-[.D26])/([.A28]-[.A26])" office:value-type="float" office:value="0.00000992350000000001" calcext:value-type="float">
            <text:p>9,92E-06</text:p>
          </table:table-cell>
          <table:table-cell table:formula="of:=[.D27]/(SQRT(ABS([.E27])))" office:value-type="float" office:value="0.000108356444761157" calcext:value-type="float">
            <text:p>108,36E-06</text:p>
          </table:table-cell>
          <table:table-cell table:formula="of:=([.A27]-0.56)*[.$E$62]+0.000105" office:value-type="float" office:value="-0.00010724" calcext:value-type="float">
            <text:p>-1,07E-04</text:p>
          </table:table-cell>
          <table:table-cell table:number-columns-repeated="5"/>
          <table:table-cell office:value-type="float" office:value="-0.00000000000348" calcext:value-type="float">
            <text:p>-3,48E-12</text:p>
          </table:table-cell>
          <table:table-cell office:value-type="float" office:value="0.0000012606" calcext:value-type="float">
            <text:p>1,26E-06</text:p>
          </table:table-cell>
          <table:table-cell table:formula="of:=([.N28]-[.N26])/([.A28]-[.A26])" office:value-type="float" office:value="0.000032573" calcext:value-type="float">
            <text:p>32,57E-06</text:p>
          </table:table-cell>
          <table:table-cell table:formula="of:=[.N27]/(SQRT(ABS([.O27])))" office:value-type="float" office:value="0.000220875946288939" calcext:value-type="float">
            <text:p>220,88E-06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-0.00000000000293" calcext:value-type="float">
            <text:p>-2,93E-12</text:p>
          </table:table-cell>
          <table:table-cell office:value-type="float" office:value="0.00000045552" calcext:value-type="float">
            <text:p>455,52E-09</text:p>
          </table:table-cell>
          <table:table-cell table:formula="of:=([.D29]-[.D27])/([.A29]-[.A27])" office:value-type="float" office:value="0.0000127695" calcext:value-type="float">
            <text:p>12,77E-06</text:p>
          </table:table-cell>
          <table:table-cell table:formula="of:=[.D28]/(SQRT(ABS([.E28])))" office:value-type="float" office:value="0.00012747367415006" calcext:value-type="float">
            <text:p>127,47E-06</text:p>
          </table:table-cell>
          <table:table-cell table:formula="of:=([.A28]-0.56)*[.$E$62]+0.000105" office:value-type="float" office:value="-0.000101176" calcext:value-type="float">
            <text:p>-1,01E-04</text:p>
          </table:table-cell>
          <table:table-cell table:number-columns-repeated="5"/>
          <table:table-cell office:value-type="float" office:value="-0.0000000000058" calcext:value-type="float">
            <text:p>-5,80E-12</text:p>
          </table:table-cell>
          <table:table-cell office:value-type="float" office:value="0.0000016198" calcext:value-type="float">
            <text:p>1,62E-06</text:p>
          </table:table-cell>
          <table:table-cell table:formula="of:=([.N29]-[.N27])/([.A29]-[.A27])" office:value-type="float" office:value="0.00004097" calcext:value-type="float">
            <text:p>40,97E-06</text:p>
          </table:table-cell>
          <table:table-cell table:formula="of:=[.N28]/(SQRT(ABS([.O28])))" office:value-type="float" office:value="0.000253062860422781" calcext:value-type="float">
            <text:p>253,06E-0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115" calcext:value-type="float">
            <text:p>11,50E-12</text:p>
          </table:table-cell>
          <table:table-cell office:value-type="float" office:value="0.00000059673" calcext:value-type="float">
            <text:p>596,73E-09</text:p>
          </table:table-cell>
          <table:table-cell table:formula="of:=([.D30]-[.D28])/([.A30]-[.A28])" office:value-type="float" office:value="0.0000165265" calcext:value-type="float">
            <text:p>16,53E-06</text:p>
          </table:table-cell>
          <table:table-cell table:formula="of:=[.D29]/(SQRT(ABS([.E29])))" office:value-type="float" office:value="0.000146786943750649" calcext:value-type="float">
            <text:p>146,79E-06</text:p>
          </table:table-cell>
          <table:table-cell table:formula="of:=([.A29]-0.56)*[.$E$62]+0.000105" office:value-type="float" office:value="-0.0000951119999999999" calcext:value-type="float">
            <text:p>-9,51E-05</text:p>
          </table:table-cell>
          <table:table-cell table:number-columns-repeated="5"/>
          <table:table-cell office:value-type="float" office:value="-0.00000000000386" calcext:value-type="float">
            <text:p>-3,86E-12</text:p>
          </table:table-cell>
          <table:table-cell office:value-type="float" office:value="0.00000208" calcext:value-type="float">
            <text:p>2,08E-06</text:p>
          </table:table-cell>
          <table:table-cell table:formula="of:=([.N30]-[.N28])/([.A30]-[.A28])" office:value-type="float" office:value="0.00005193" calcext:value-type="float">
            <text:p>51,93E-06</text:p>
          </table:table-cell>
          <table:table-cell table:formula="of:=[.N29]/(SQRT(ABS([.O29])))" office:value-type="float" office:value="0.000288638443337791" calcext:value-type="float">
            <text:p>288,64E-0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0316" calcext:value-type="float">
            <text:p>3,16E-12</text:p>
          </table:table-cell>
          <table:table-cell office:value-type="float" office:value="0.00000078605" calcext:value-type="float">
            <text:p>786,05E-09</text:p>
          </table:table-cell>
          <table:table-cell table:formula="of:=([.D31]-[.D29])/([.A31]-[.A29])" office:value-type="float" office:value="0.0000215545" calcext:value-type="float">
            <text:p>21,55E-06</text:p>
          </table:table-cell>
          <table:table-cell table:formula="of:=[.D30]/(SQRT(ABS([.E30])))" office:value-type="float" office:value="0.000169309448688499" calcext:value-type="float">
            <text:p>169,31E-06</text:p>
          </table:table-cell>
          <table:table-cell table:formula="of:=([.A30]-0.56)*[.$E$62]+0.000105" office:value-type="float" office:value="-0.0000890479999999999" calcext:value-type="float">
            <text:p>-8,90E-05</text:p>
          </table:table-cell>
          <table:table-cell table:number-columns-repeated="5"/>
          <table:table-cell office:value-type="float" office:value="-0.00000000000012" calcext:value-type="float">
            <text:p>-120,00E-15</text:p>
          </table:table-cell>
          <table:table-cell office:value-type="float" office:value="0.0000026584" calcext:value-type="float">
            <text:p>2,66E-06</text:p>
          </table:table-cell>
          <table:table-cell table:formula="of:=([.N31]-[.N29])/([.A31]-[.A29])" office:value-type="float" office:value="0.000063845" calcext:value-type="float">
            <text:p>63,85E-06</text:p>
          </table:table-cell>
          <table:table-cell table:formula="of:=[.N30]/(SQRT(ABS([.O30])))" office:value-type="float" office:value="0.000332703126921472" calcext:value-type="float">
            <text:p>332,70E-0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-0.00000000000617" calcext:value-type="float">
            <text:p>-6,17E-12</text:p>
          </table:table-cell>
          <table:table-cell office:value-type="float" office:value="0.00000102782" calcext:value-type="float">
            <text:p>1,03E-06</text:p>
          </table:table-cell>
          <table:table-cell table:formula="of:=([.D32]-[.D30])/([.A32]-[.A30])" office:value-type="float" office:value="0.0000272225" calcext:value-type="float">
            <text:p>27,22E-06</text:p>
          </table:table-cell>
          <table:table-cell table:formula="of:=[.D31]/(SQRT(ABS([.E31])))" office:value-type="float" office:value="0.000196994028242463" calcext:value-type="float">
            <text:p>196,99E-06</text:p>
          </table:table-cell>
          <table:table-cell table:formula="of:=([.A31]-0.56)*[.$E$62]+0.000105" office:value-type="float" office:value="-0.0000829839999999999" calcext:value-type="float">
            <text:p>-8,30E-05</text:p>
          </table:table-cell>
          <table:table-cell table:number-columns-repeated="5"/>
          <table:table-cell office:value-type="float" office:value="-0.00000000000419" calcext:value-type="float">
            <text:p>-4,19E-12</text:p>
          </table:table-cell>
          <table:table-cell office:value-type="float" office:value="0.0000033569" calcext:value-type="float">
            <text:p>3,36E-06</text:p>
          </table:table-cell>
          <table:table-cell table:formula="of:=([.N32]-[.N30])/([.A32]-[.A30])" office:value-type="float" office:value="0.0000782799999999999" calcext:value-type="float">
            <text:p>78,28E-06</text:p>
          </table:table-cell>
          <table:table-cell table:formula="of:=[.N31]/(SQRT(ABS([.O31])))" office:value-type="float" office:value="0.000379413688721923" calcext:value-type="float">
            <text:p>379,41E-06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-0.0000000000042" calcext:value-type="float">
            <text:p>-4,20E-12</text:p>
          </table:table-cell>
          <table:table-cell office:value-type="float" office:value="0.0000013305" calcext:value-type="float">
            <text:p>1,33E-06</text:p>
          </table:table-cell>
          <table:table-cell table:formula="of:=([.D33]-[.D31])/([.A33]-[.A31])" office:value-type="float" office:value="0.000034584" calcext:value-type="float">
            <text:p>34,58E-06</text:p>
          </table:table-cell>
          <table:table-cell table:formula="of:=[.D32]/(SQRT(ABS([.E32])))" office:value-type="float" office:value="0.000226244102679438" calcext:value-type="float">
            <text:p>226,24E-06</text:p>
          </table:table-cell>
          <table:table-cell table:formula="of:=([.A32]-0.56)*[.$E$62]+0.000105" office:value-type="float" office:value="-0.0000769199999999999" calcext:value-type="float">
            <text:p>-7,69E-05</text:p>
          </table:table-cell>
          <table:table-cell table:number-columns-repeated="5"/>
          <table:table-cell office:value-type="float" office:value="0.00000000000156" calcext:value-type="float">
            <text:p>1,56E-12</text:p>
          </table:table-cell>
          <table:table-cell office:value-type="float" office:value="0.000004224" calcext:value-type="float">
            <text:p>4,22E-06</text:p>
          </table:table-cell>
          <table:table-cell table:formula="of:=([.N33]-[.N31])/([.A33]-[.A31])" office:value-type="float" office:value="0.0000966899999999999" calcext:value-type="float">
            <text:p>96,69E-06</text:p>
          </table:table-cell>
          <table:table-cell table:formula="of:=[.N32]/(SQRT(ABS([.O32])))" office:value-type="float" office:value="0.000429569194464366" calcext:value-type="float">
            <text:p>429,57E-06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0311" calcext:value-type="float">
            <text:p>3,11E-12</text:p>
          </table:table-cell>
          <table:table-cell office:value-type="float" office:value="0.0000017195" calcext:value-type="float">
            <text:p>1,72E-06</text:p>
          </table:table-cell>
          <table:table-cell table:formula="of:=([.D34]-[.D32])/([.A34]-[.A32])" office:value-type="float" office:value="0.0000438149999999999" calcext:value-type="float">
            <text:p>43,81E-06</text:p>
          </table:table-cell>
          <table:table-cell table:formula="of:=[.D33]/(SQRT(ABS([.E33])))" office:value-type="float" office:value="0.000259771063368228" calcext:value-type="float">
            <text:p>259,77E-06</text:p>
          </table:table-cell>
          <table:table-cell table:formula="of:=([.A33]-0.56)*[.$E$62]+0.000105" office:value-type="float" office:value="-0.0000708559999999999" calcext:value-type="float">
            <text:p>-7,09E-05</text:p>
          </table:table-cell>
          <table:table-cell table:number-columns-repeated="5"/>
          <table:table-cell office:value-type="float" office:value="0.00000000000022" calcext:value-type="float">
            <text:p>220,00E-15</text:p>
          </table:table-cell>
          <table:table-cell office:value-type="float" office:value="0.0000052907" calcext:value-type="float">
            <text:p>5,29E-06</text:p>
          </table:table-cell>
          <table:table-cell table:formula="of:=([.N34]-[.N32])/([.A34]-[.A32])" office:value-type="float" office:value="0.000117395" calcext:value-type="float">
            <text:p>117,40E-06</text:p>
          </table:table-cell>
          <table:table-cell table:formula="of:=[.N33]/(SQRT(ABS([.O33])))" office:value-type="float" office:value="0.000488301812400934" calcext:value-type="float">
            <text:p>488,30E-0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0847" calcext:value-type="float">
            <text:p>8,47E-12</text:p>
          </table:table-cell>
          <table:table-cell office:value-type="float" office:value="0.0000022068" calcext:value-type="float">
            <text:p>2,21E-06</text:p>
          </table:table-cell>
          <table:table-cell table:formula="of:=([.D35]-[.D33])/([.A35]-[.A33])" office:value-type="float" office:value="0.0000551550000000001" calcext:value-type="float">
            <text:p>55,16E-06</text:p>
          </table:table-cell>
          <table:table-cell table:formula="of:=[.D34]/(SQRT(ABS([.E34])))" office:value-type="float" office:value="0.000297146439532867" calcext:value-type="float">
            <text:p>297,15E-06</text:p>
          </table:table-cell>
          <table:table-cell table:formula="of:=([.A34]-0.56)*[.$E$62]+0.000105" office:value-type="float" office:value="-0.0000647919999999999" calcext:value-type="float">
            <text:p>-6,48E-05</text:p>
          </table:table-cell>
          <table:table-cell table:number-columns-repeated="5"/>
          <table:table-cell office:value-type="float" office:value="0.00000000000418" calcext:value-type="float">
            <text:p>4,18E-12</text:p>
          </table:table-cell>
          <table:table-cell office:value-type="float" office:value="0.0000065719" calcext:value-type="float">
            <text:p>6,57E-06</text:p>
          </table:table-cell>
          <table:table-cell table:formula="of:=([.N35]-[.N33])/([.A35]-[.A33])" office:value-type="float" office:value="0.000141875" calcext:value-type="float">
            <text:p>141,88E-06</text:p>
          </table:table-cell>
          <table:table-cell table:formula="of:=[.N34]/(SQRT(ABS([.O34])))" office:value-type="float" office:value="0.000551744495614164" calcext:value-type="float">
            <text:p>551,74E-06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0000118" calcext:value-type="float">
            <text:p>-1,18E-12</text:p>
          </table:table-cell>
          <table:table-cell office:value-type="float" office:value="0.0000028226" calcext:value-type="float">
            <text:p>2,82E-06</text:p>
          </table:table-cell>
          <table:table-cell table:formula="of:=([.D36]-[.D34])/([.A36]-[.A34])" office:value-type="float" office:value="0.0000677699999999999" calcext:value-type="float">
            <text:p>67,77E-06</text:p>
          </table:table-cell>
          <table:table-cell table:formula="of:=[.D35]/(SQRT(ABS([.E35])))" office:value-type="float" office:value="0.000342870873917866" calcext:value-type="float">
            <text:p>342,87E-06</text:p>
          </table:table-cell>
          <table:table-cell table:formula="of:=([.A35]-0.56)*[.$E$62]+0.000105" office:value-type="float" office:value="-0.000058728" calcext:value-type="float">
            <text:p>-5,87E-05</text:p>
          </table:table-cell>
          <table:table-cell table:number-columns-repeated="5"/>
          <table:table-cell office:value-type="float" office:value="0.0000000000016" calcext:value-type="float">
            <text:p>1,60E-12</text:p>
          </table:table-cell>
          <table:table-cell office:value-type="float" office:value="0.0000081282" calcext:value-type="float">
            <text:p>8,13E-06</text:p>
          </table:table-cell>
          <table:table-cell table:formula="of:=([.N36]-[.N34])/([.A36]-[.A34])" office:value-type="float" office:value="0.000167835" calcext:value-type="float">
            <text:p>167,84E-06</text:p>
          </table:table-cell>
          <table:table-cell table:formula="of:=[.N35]/(SQRT(ABS([.O35])))" office:value-type="float" office:value="0.000627412424584368" calcext:value-type="float">
            <text:p>627,41E-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0000171" calcext:value-type="float">
            <text:p>-1,71E-12</text:p>
          </table:table-cell>
          <table:table-cell office:value-type="float" office:value="0.0000035622" calcext:value-type="float">
            <text:p>3,56E-06</text:p>
          </table:table-cell>
          <table:table-cell table:formula="of:=([.D37]-[.D35])/([.A37]-[.A35])" office:value-type="float" office:value="0.0000832349999999999" calcext:value-type="float">
            <text:p>83,23E-06</text:p>
          </table:table-cell>
          <table:table-cell table:formula="of:=[.D36]/(SQRT(ABS([.E36])))" office:value-type="float" office:value="0.000390449892303368" calcext:value-type="float">
            <text:p>390,45E-06</text:p>
          </table:table-cell>
          <table:table-cell table:formula="of:=([.A36]-0.56)*[.$E$62]+0.000105" office:value-type="float" office:value="-0.0000526639999999999" calcext:value-type="float">
            <text:p>-5,27E-05</text:p>
          </table:table-cell>
          <table:table-cell table:number-columns-repeated="5"/>
          <table:table-cell office:value-type="float" office:value="-0.00000000000309" calcext:value-type="float">
            <text:p>-3,09E-12</text:p>
          </table:table-cell>
          <table:table-cell office:value-type="float" office:value="0.0000099286" calcext:value-type="float">
            <text:p>9,93E-06</text:p>
          </table:table-cell>
          <table:table-cell table:formula="of:=([.N37]-[.N35])/([.A37]-[.A35])" office:value-type="float" office:value="0.00020074" calcext:value-type="float">
            <text:p>200,74E-06</text:p>
          </table:table-cell>
          <table:table-cell table:formula="of:=[.N36]/(SQRT(ABS([.O36])))" office:value-type="float" office:value="0.000700762824510548" calcext:value-type="float">
            <text:p>700,76E-06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00222" calcext:value-type="float">
            <text:p>2,22E-12</text:p>
          </table:table-cell>
          <table:table-cell office:value-type="float" office:value="0.0000044873" calcext:value-type="float">
            <text:p>4,49E-06</text:p>
          </table:table-cell>
          <table:table-cell table:formula="of:=([.D38]-[.D36])/([.A38]-[.A36])" office:value-type="float" office:value="0.000100785" calcext:value-type="float">
            <text:p>100,79E-06</text:p>
          </table:table-cell>
          <table:table-cell table:formula="of:=[.D37]/(SQRT(ABS([.E37])))" office:value-type="float" office:value="0.000446979036828342" calcext:value-type="float">
            <text:p>446,98E-06</text:p>
          </table:table-cell>
          <table:table-cell table:formula="of:=([.A37]-0.56)*[.$E$62]+0.000105" office:value-type="float" office:value="-0.0000466" calcext:value-type="float">
            <text:p>-4,66E-05</text:p>
          </table:table-cell>
          <table:table-cell table:number-columns-repeated="5"/>
          <table:table-cell office:value-type="float" office:value="-0.00000000000303" calcext:value-type="float">
            <text:p>-3,03E-12</text:p>
          </table:table-cell>
          <table:table-cell office:value-type="float" office:value="0.000012143" calcext:value-type="float">
            <text:p>12,14E-06</text:p>
          </table:table-cell>
          <table:table-cell table:formula="of:=([.N38]-[.N36])/([.A38]-[.A36])" office:value-type="float" office:value="0.000235020000000001" calcext:value-type="float">
            <text:p>235,02E-06</text:p>
          </table:table-cell>
          <table:table-cell table:formula="of:=[.N37]/(SQRT(ABS([.O37])))" office:value-type="float" office:value="0.000792088273941912" calcext:value-type="float">
            <text:p>792,09E-0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00822" calcext:value-type="float">
            <text:p>8,22E-12</text:p>
          </table:table-cell>
          <table:table-cell office:value-type="float" office:value="0.0000055779" calcext:value-type="float">
            <text:p>5,58E-06</text:p>
          </table:table-cell>
          <table:table-cell table:formula="of:=([.D39]-[.D37])/([.A39]-[.A37])" office:value-type="float" office:value="0.000121205" calcext:value-type="float">
            <text:p>121,21E-06</text:p>
          </table:table-cell>
          <table:table-cell table:formula="of:=[.D38]/(SQRT(ABS([.E38])))" office:value-type="float" office:value="0.000506652810448518" calcext:value-type="float">
            <text:p>506,65E-06</text:p>
          </table:table-cell>
          <table:table-cell table:formula="of:=([.A38]-0.56)*[.$E$62]+0.000105" office:value-type="float" office:value="-0.000040536" calcext:value-type="float">
            <text:p>-4,05E-05</text:p>
          </table:table-cell>
          <table:table-cell table:number-columns-repeated="5"/>
          <table:table-cell office:value-type="float" office:value="-0.00000000000655" calcext:value-type="float">
            <text:p>-6,55E-12</text:p>
          </table:table-cell>
          <table:table-cell office:value-type="float" office:value="0.000014629" calcext:value-type="float">
            <text:p>14,63E-06</text:p>
          </table:table-cell>
          <table:table-cell table:formula="of:=([.N39]-[.N37])/([.A39]-[.A37])" office:value-type="float" office:value="0.00027125" calcext:value-type="float">
            <text:p>271,25E-06</text:p>
          </table:table-cell>
          <table:table-cell table:formula="of:=[.N38]/(SQRT(ABS([.O38])))" office:value-type="float" office:value="0.000888238853997703" calcext:value-type="float">
            <text:p>888,24E-06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0054" calcext:value-type="float">
            <text:p>5,40E-12</text:p>
          </table:table-cell>
          <table:table-cell office:value-type="float" office:value="0.0000069114" calcext:value-type="float">
            <text:p>6,91E-06</text:p>
          </table:table-cell>
          <table:table-cell table:formula="of:=([.D40]-[.D38])/([.A40]-[.A38])" office:value-type="float" office:value="0.00014394" calcext:value-type="float">
            <text:p>143,94E-06</text:p>
          </table:table-cell>
          <table:table-cell table:formula="of:=[.D39]/(SQRT(ABS([.E39])))" office:value-type="float" office:value="0.000576070027093103" calcext:value-type="float">
            <text:p>576,07E-06</text:p>
          </table:table-cell>
          <table:table-cell table:formula="of:=([.A39]-0.56)*[.$E$62]+0.000105" office:value-type="float" office:value="-0.0000344719999999999" calcext:value-type="float">
            <text:p>-3,45E-05</text:p>
          </table:table-cell>
          <table:table-cell table:number-columns-repeated="5"/>
          <table:table-cell office:value-type="float" office:value="-0.00000000000132" calcext:value-type="float">
            <text:p>-1,32E-12</text:p>
          </table:table-cell>
          <table:table-cell office:value-type="float" office:value="0.000017568" calcext:value-type="float">
            <text:p>17,57E-06</text:p>
          </table:table-cell>
          <table:table-cell table:formula="of:=([.N40]-[.N38])/([.A40]-[.A38])" office:value-type="float" office:value="0.0003176" calcext:value-type="float">
            <text:p>317,60E-06</text:p>
          </table:table-cell>
          <table:table-cell table:formula="of:=[.N39]/(SQRT(ABS([.O39])))" office:value-type="float" office:value="0.000985784705778141" calcext:value-type="float">
            <text:p>985,78E-06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-0.0000000000035" calcext:value-type="float">
            <text:p>-3,50E-12</text:p>
          </table:table-cell>
          <table:table-cell office:value-type="float" office:value="0.0000084567" calcext:value-type="float">
            <text:p>8,46E-06</text:p>
          </table:table-cell>
          <table:table-cell table:formula="of:=([.D41]-[.D39])/([.A41]-[.A39])" office:value-type="float" office:value="0.00016646" calcext:value-type="float">
            <text:p>166,46E-06</text:p>
          </table:table-cell>
          <table:table-cell table:formula="of:=[.D40]/(SQRT(ABS([.E40])))" office:value-type="float" office:value="0.00065545967633429" calcext:value-type="float">
            <text:p>655,46E-06</text:p>
          </table:table-cell>
          <table:table-cell table:formula="of:=([.A40]-0.56)*[.$E$62]+0.000105" office:value-type="float" office:value="-0.000028408" calcext:value-type="float">
            <text:p>-2,84E-05</text:p>
          </table:table-cell>
          <table:table-cell table:number-columns-repeated="5"/>
          <table:table-cell office:value-type="float" office:value="-0.00000000000217" calcext:value-type="float">
            <text:p>-2,17E-12</text:p>
          </table:table-cell>
          <table:table-cell office:value-type="float" office:value="0.000020981" calcext:value-type="float">
            <text:p>20,98E-06</text:p>
          </table:table-cell>
          <table:table-cell table:formula="of:=([.N41]-[.N39])/([.A41]-[.A39])" office:value-type="float" office:value="0.0003618" calcext:value-type="float">
            <text:p>361,80E-06</text:p>
          </table:table-cell>
          <table:table-cell table:formula="of:=[.N40]/(SQRT(ABS([.O40])))" office:value-type="float" office:value="0.00110304162747892" calcext:value-type="float">
            <text:p>1,10E-03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00831" calcext:value-type="float">
            <text:p>8,31E-12</text:p>
          </table:table-cell>
          <table:table-cell office:value-type="float" office:value="0.0000102406" calcext:value-type="float">
            <text:p>10,24E-06</text:p>
          </table:table-cell>
          <table:table-cell table:formula="of:=([.D42]-[.D40])/([.A42]-[.A40])" office:value-type="float" office:value="0.000193165" calcext:value-type="float">
            <text:p>193,17E-06</text:p>
          </table:table-cell>
          <table:table-cell table:formula="of:=[.D41]/(SQRT(ABS([.E41])))" office:value-type="float" office:value="0.000736819623243853" calcext:value-type="float">
            <text:p>736,82E-06</text:p>
          </table:table-cell>
          <table:table-cell table:formula="of:=([.A41]-0.56)*[.$E$62]+0.000105" office:value-type="float" office:value="-0.0000223439999999999" calcext:value-type="float">
            <text:p>-2,23E-05</text:p>
          </table:table-cell>
          <table:table-cell table:number-columns-repeated="5"/>
          <table:table-cell office:value-type="float" office:value="-0.00000000000511" calcext:value-type="float">
            <text:p>-5,11E-12</text:p>
          </table:table-cell>
          <table:table-cell office:value-type="float" office:value="0.000024804" calcext:value-type="float">
            <text:p>24,80E-06</text:p>
          </table:table-cell>
          <table:table-cell table:formula="of:=([.N42]-[.N40])/([.A42]-[.A40])" office:value-type="float" office:value="0.000410150000000001" calcext:value-type="float">
            <text:p>410,15E-06</text:p>
          </table:table-cell>
          <table:table-cell table:formula="of:=[.N41]/(SQRT(ABS([.O41])))" office:value-type="float" office:value="0.0012247582251139" calcext:value-type="float">
            <text:p>1,22E-03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00000475" calcext:value-type="float">
            <text:p>-4,75E-12</text:p>
          </table:table-cell>
          <table:table-cell office:value-type="float" office:value="0.00001232" calcext:value-type="float">
            <text:p>12,32E-06</text:p>
          </table:table-cell>
          <table:table-cell table:formula="of:=([.D43]-[.D41])/([.A43]-[.A41])" office:value-type="float" office:value="0.00022197" calcext:value-type="float">
            <text:p>221,97E-06</text:p>
          </table:table-cell>
          <table:table-cell table:formula="of:=[.D42]/(SQRT(ABS([.E42])))" office:value-type="float" office:value="0.000826920134893493" calcext:value-type="float">
            <text:p>826,92E-06</text:p>
          </table:table-cell>
          <table:table-cell table:formula="of:=([.A42]-0.56)*[.$E$62]+0.000105" office:value-type="float" office:value="-0.00001628" calcext:value-type="float">
            <text:p>-1,63E-05</text:p>
          </table:table-cell>
          <table:table-cell table:number-columns-repeated="5"/>
          <table:table-cell office:value-type="float" office:value="-0.00000000000298" calcext:value-type="float">
            <text:p>-2,98E-12</text:p>
          </table:table-cell>
          <table:table-cell office:value-type="float" office:value="0.000029184" calcext:value-type="float">
            <text:p>29,18E-06</text:p>
          </table:table-cell>
          <table:table-cell table:formula="of:=([.N43]-[.N41])/([.A43]-[.A41])" office:value-type="float" office:value="0.000459150000000001" calcext:value-type="float">
            <text:p>459,15E-06</text:p>
          </table:table-cell>
          <table:table-cell table:formula="of:=[.N42]/(SQRT(ABS([.O42])))" office:value-type="float" office:value="0.00136196993981337" calcext:value-type="float">
            <text:p>1,36E-03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-0.00000000000853" calcext:value-type="float">
            <text:p>-8,53E-12</text:p>
          </table:table-cell>
          <table:table-cell office:value-type="float" office:value="0.00001468" calcext:value-type="float">
            <text:p>14,68E-06</text:p>
          </table:table-cell>
          <table:table-cell table:formula="of:=([.D44]-[.D42])/([.A44]-[.A42])" office:value-type="float" office:value="0.0002484" calcext:value-type="float">
            <text:p>248,40E-06</text:p>
          </table:table-cell>
          <table:table-cell table:formula="of:=[.D43]/(SQRT(ABS([.E43])))" office:value-type="float" office:value="0.000931430081530218" calcext:value-type="float">
            <text:p>931,43E-06</text:p>
          </table:table-cell>
          <table:table-cell table:formula="of:=([.A43]-0.56)*[.$E$62]+0.000105" office:value-type="float" office:value="-0.000010216" calcext:value-type="float">
            <text:p>-1,02E-05</text:p>
          </table:table-cell>
          <table:table-cell table:number-columns-repeated="5"/>
          <table:table-cell office:value-type="float" office:value="0.0000000000036" calcext:value-type="float">
            <text:p>3,60E-12</text:p>
          </table:table-cell>
          <table:table-cell office:value-type="float" office:value="0.000033987" calcext:value-type="float">
            <text:p>33,99E-06</text:p>
          </table:table-cell>
          <table:table-cell table:formula="of:=([.N44]-[.N42])/([.A44]-[.A42])" office:value-type="float" office:value="0.000517149999999999" calcext:value-type="float">
            <text:p>517,15E-06</text:p>
          </table:table-cell>
          <table:table-cell table:formula="of:=[.N43]/(SQRT(ABS([.O43])))" office:value-type="float" office:value="0.00149452975863934" calcext:value-type="float">
            <text:p>1,49E-03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00446" calcext:value-type="float">
            <text:p>4,46E-12</text:p>
          </table:table-cell>
          <table:table-cell office:value-type="float" office:value="0.000017288" calcext:value-type="float">
            <text:p>17,29E-06</text:p>
          </table:table-cell>
          <table:table-cell table:formula="of:=([.D45]-[.D43])/([.A45]-[.A43])" office:value-type="float" office:value="0.00028445" calcext:value-type="float">
            <text:p>284,45E-06</text:p>
          </table:table-cell>
          <table:table-cell table:formula="of:=[.D44]/(SQRT(ABS([.E44])))" office:value-type="float" office:value="0.00102504229341381" calcext:value-type="float">
            <text:p>1,03E-03</text:p>
          </table:table-cell>
          <table:table-cell table:formula="of:=([.A44]-0.56)*[.$E$62]+0.000105" office:value-type="float" office:value="-0.00000415199999999998" calcext:value-type="float">
            <text:p>-4,15E-06</text:p>
          </table:table-cell>
          <table:table-cell table:number-columns-repeated="5"/>
          <table:table-cell office:value-type="float" office:value="0.0000000000072" calcext:value-type="float">
            <text:p>7,20E-12</text:p>
          </table:table-cell>
          <table:table-cell office:value-type="float" office:value="0.000039527" calcext:value-type="float">
            <text:p>39,53E-06</text:p>
          </table:table-cell>
          <table:table-cell table:formula="of:=([.N45]-[.N43])/([.A45]-[.A43])" office:value-type="float" office:value="0.0005732" calcext:value-type="float">
            <text:p>573,20E-06</text:p>
          </table:table-cell>
          <table:table-cell table:formula="of:=[.N44]/(SQRT(ABS([.O44])))" office:value-type="float" office:value="0.00165097601079076" calcext:value-type="float">
            <text:p>1,65E-03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00414" calcext:value-type="float">
            <text:p>4,14E-12</text:p>
          </table:table-cell>
          <table:table-cell office:value-type="float" office:value="0.000020369" calcext:value-type="float">
            <text:p>20,37E-06</text:p>
          </table:table-cell>
          <table:table-cell table:formula="of:=([.D46]-[.D44])/([.A46]-[.A44])" office:value-type="float" office:value="0.0003076" calcext:value-type="float">
            <text:p>307,60E-06</text:p>
          </table:table-cell>
          <table:table-cell table:formula="of:=[.D45]/(SQRT(ABS([.E45])))" office:value-type="float" office:value="0.00116138588264217" calcext:value-type="float">
            <text:p>1,16E-03</text:p>
          </table:table-cell>
          <table:table-cell table:formula="of:=([.A45]-0.56)*[.$E$62]+0.000105" office:value-type="float" office:value="0.00000191200000000002" calcext:value-type="float">
            <text:p>1,91E-06</text:p>
          </table:table-cell>
          <table:table-cell table:number-columns-repeated="5"/>
          <table:table-cell office:value-type="float" office:value="-0.00000000000178" calcext:value-type="float">
            <text:p>-1,78E-12</text:p>
          </table:table-cell>
          <table:table-cell office:value-type="float" office:value="0.000045451" calcext:value-type="float">
            <text:p>45,45E-06</text:p>
          </table:table-cell>
          <table:table-cell table:formula="of:=([.N46]-[.N44])/([.A46]-[.A44])" office:value-type="float" office:value="0.000629049999999999" calcext:value-type="float">
            <text:p>629,05E-06</text:p>
          </table:table-cell>
          <table:table-cell table:formula="of:=[.N45]/(SQRT(ABS([.O45])))" office:value-type="float" office:value="0.00181217802426754" calcext:value-type="float">
            <text:p>1,81E-03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2344" calcext:value-type="float">
            <text:p>23,44E-06</text:p>
          </table:table-cell>
          <table:table-cell table:formula="of:=([.D47]-[.D45])/([.A47]-[.A45])" office:value-type="float" office:value="0.000335049999999999" calcext:value-type="float">
            <text:p>335,05E-06</text:p>
          </table:table-cell>
          <table:table-cell table:formula="of:=[.D46]/(SQRT(ABS([.E46])))" office:value-type="float" office:value="0.00128056844563212" calcext:value-type="float">
            <text:p>1,28E-03</text:p>
          </table:table-cell>
          <table:table-cell table:formula="of:=([.A46]-0.56)*[.$E$62]+0.000105" office:value-type="float" office:value="0.00000797600000000002" calcext:value-type="float">
            <text:p>7,98E-06</text:p>
          </table:table-cell>
          <table:table-cell table:number-columns-repeated="5"/>
          <table:table-cell office:value-type="float" office:value="0.00000000000132" calcext:value-type="float">
            <text:p>1,32E-12</text:p>
          </table:table-cell>
          <table:table-cell office:value-type="float" office:value="0.000052108" calcext:value-type="float">
            <text:p>52,11E-06</text:p>
          </table:table-cell>
          <table:table-cell table:formula="of:=([.N47]-[.N45])/([.A47]-[.A45])" office:value-type="float" office:value="0.0006916" calcext:value-type="float">
            <text:p>691,60E-06</text:p>
          </table:table-cell>
          <table:table-cell table:formula="of:=[.N46]/(SQRT(ABS([.O46])))" office:value-type="float" office:value="0.00198142168728265" calcext:value-type="float">
            <text:p>1,98E-03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01128" calcext:value-type="float">
            <text:p>11,28E-12</text:p>
          </table:table-cell>
          <table:table-cell office:value-type="float" office:value="0.00002707" calcext:value-type="float">
            <text:p>27,07E-06</text:p>
          </table:table-cell>
          <table:table-cell table:formula="of:=([.D48]-[.D46])/([.A48]-[.A46])" office:value-type="float" office:value="0.000369750000000001" calcext:value-type="float">
            <text:p>369,75E-06</text:p>
          </table:table-cell>
          <table:table-cell table:formula="of:=[.D47]/(SQRT(ABS([.E47])))" office:value-type="float" office:value="0.00140777796900177" calcext:value-type="float">
            <text:p>1,41E-03</text:p>
          </table:table-cell>
          <table:table-cell table:formula="of:=([.A47]-0.56)*[.$E$62]+0.000105" office:value-type="float" office:value="0.00001404" calcext:value-type="float">
            <text:p>1,40E-05</text:p>
          </table:table-cell>
          <table:table-cell table:number-columns-repeated="5"/>
          <table:table-cell office:value-type="float" office:value="0.0000000000013" calcext:value-type="float">
            <text:p>1,30E-12</text:p>
          </table:table-cell>
          <table:table-cell office:value-type="float" office:value="0.000059283" calcext:value-type="float">
            <text:p>59,28E-06</text:p>
          </table:table-cell>
          <table:table-cell table:formula="of:=([.N48]-[.N46])/([.A48]-[.A46])" office:value-type="float" office:value="0.000744700000000002" calcext:value-type="float">
            <text:p>744,70E-06</text:p>
          </table:table-cell>
          <table:table-cell table:formula="of:=[.N47]/(SQRT(ABS([.O47])))" office:value-type="float" office:value="0.0021723985085565" calcext:value-type="float">
            <text:p>2,17E-03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00688" calcext:value-type="float">
            <text:p>6,88E-12</text:p>
          </table:table-cell>
          <table:table-cell office:value-type="float" office:value="0.000030835" calcext:value-type="float">
            <text:p>30,84E-06</text:p>
          </table:table-cell>
          <table:table-cell table:formula="of:=([.D49]-[.D47])/([.A49]-[.A47])" office:value-type="float" office:value="0.000406650000000001" calcext:value-type="float">
            <text:p>406,65E-06</text:p>
          </table:table-cell>
          <table:table-cell table:formula="of:=[.D48]/(SQRT(ABS([.E48])))" office:value-type="float" office:value="0.00152909181796849" calcext:value-type="float">
            <text:p>1,53E-03</text:p>
          </table:table-cell>
          <table:table-cell table:formula="of:=([.A48]-0.56)*[.$E$62]+0.000105" office:value-type="float" office:value="0.000020104" calcext:value-type="float">
            <text:p>2,01E-05</text:p>
          </table:table-cell>
          <table:table-cell table:number-columns-repeated="5"/>
          <table:table-cell office:value-type="float" office:value="-0.00000000000247" calcext:value-type="float">
            <text:p>-2,47E-12</text:p>
          </table:table-cell>
          <table:table-cell office:value-type="float" office:value="0.000067002" calcext:value-type="float">
            <text:p>67,00E-06</text:p>
          </table:table-cell>
          <table:table-cell table:formula="of:=([.N49]-[.N47])/([.A49]-[.A47])" office:value-type="float" office:value="0.000808550000000001" calcext:value-type="float">
            <text:p>808,55E-06</text:p>
          </table:table-cell>
          <table:table-cell table:formula="of:=[.N48]/(SQRT(ABS([.O48])))" office:value-type="float" office:value="0.00235632030557707" calcext:value-type="float">
            <text:p>2,36E-03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00743" calcext:value-type="float">
            <text:p>7,43E-12</text:p>
          </table:table-cell>
          <table:table-cell office:value-type="float" office:value="0.000035203" calcext:value-type="float">
            <text:p>35,20E-06</text:p>
          </table:table-cell>
          <table:table-cell table:formula="of:=([.D50]-[.D48])/([.A50]-[.A48])" office:value-type="float" office:value="0.0004296" calcext:value-type="float">
            <text:p>429,60E-06</text:p>
          </table:table-cell>
          <table:table-cell table:formula="of:=[.D49]/(SQRT(ABS([.E49])))" office:value-type="float" office:value="0.00169842955792155" calcext:value-type="float">
            <text:p>1,70E-03</text:p>
          </table:table-cell>
          <table:table-cell table:formula="of:=([.A49]-0.56)*[.$E$62]+0.000105" office:value-type="float" office:value="0.000026168" calcext:value-type="float">
            <text:p>2,62E-05</text:p>
          </table:table-cell>
          <table:table-cell table:number-columns-repeated="5"/>
          <table:table-cell office:value-type="float" office:value="0.0000000000003" calcext:value-type="float">
            <text:p>300,00E-15</text:p>
          </table:table-cell>
          <table:table-cell office:value-type="float" office:value="0.000075454" calcext:value-type="float">
            <text:p>75,45E-06</text:p>
          </table:table-cell>
          <table:table-cell table:formula="of:=([.N50]-[.N48])/([.A50]-[.A48])" office:value-type="float" office:value="0.000865699999999999" calcext:value-type="float">
            <text:p>865,70E-06</text:p>
          </table:table-cell>
          <table:table-cell table:formula="of:=[.N49]/(SQRT(ABS([.O49])))" office:value-type="float" office:value="0.00256447552733031" calcext:value-type="float">
            <text:p>2,56E-03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00377" calcext:value-type="float">
            <text:p>3,77E-12</text:p>
          </table:table-cell>
          <table:table-cell office:value-type="float" office:value="0.000039427" calcext:value-type="float">
            <text:p>39,43E-06</text:p>
          </table:table-cell>
          <table:table-cell table:formula="of:=([.D51]-[.D49])/([.A51]-[.A49])" office:value-type="float" office:value="0.000456199999999999" calcext:value-type="float">
            <text:p>456,20E-06</text:p>
          </table:table-cell>
          <table:table-cell table:formula="of:=[.D50]/(SQRT(ABS([.E50])))" office:value-type="float" office:value="0.00184593367402267" calcext:value-type="float">
            <text:p>1,85E-03</text:p>
          </table:table-cell>
          <table:table-cell table:formula="of:=([.A50]-0.56)*[.$E$62]+0.000105" office:value-type="float" office:value="0.000032232" calcext:value-type="float">
            <text:p>3,22E-05</text:p>
          </table:table-cell>
          <table:table-cell table:number-columns-repeated="5"/>
          <table:table-cell office:value-type="float" office:value="-0.00000000000012" calcext:value-type="float">
            <text:p>-120,00E-15</text:p>
          </table:table-cell>
          <table:table-cell office:value-type="float" office:value="0.000084316" calcext:value-type="float">
            <text:p>84,32E-06</text:p>
          </table:table-cell>
          <table:table-cell table:formula="of:=([.N51]-[.N49])/([.A51]-[.A49])" office:value-type="float" office:value="0.0009115" calcext:value-type="float">
            <text:p>911,50E-06</text:p>
          </table:table-cell>
          <table:table-cell table:formula="of:=[.N50]/(SQRT(ABS([.O50])))" office:value-type="float" office:value="0.00279274741617534" calcext:value-type="float">
            <text:p>2,79E-03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00001115" calcext:value-type="float">
            <text:p>-11,15E-12</text:p>
          </table:table-cell>
          <table:table-cell office:value-type="float" office:value="0.000044327" calcext:value-type="float">
            <text:p>44,33E-06</text:p>
          </table:table-cell>
          <table:table-cell table:formula="of:=([.D52]-[.D50])/([.A52]-[.A50])" office:value-type="float" office:value="0.000460049999999999" calcext:value-type="float">
            <text:p>460,05E-06</text:p>
          </table:table-cell>
          <table:table-cell table:formula="of:=[.D51]/(SQRT(ABS([.E51])))" office:value-type="float" office:value="0.00206664471714769" calcext:value-type="float">
            <text:p>2,07E-03</text:p>
          </table:table-cell>
          <table:table-cell table:formula="of:=([.A51]-0.56)*[.$E$62]+0.000105" office:value-type="float" office:value="0.000038296" calcext:value-type="float">
            <text:p>3,83E-05</text:p>
          </table:table-cell>
          <table:table-cell table:number-columns-repeated="5"/>
          <table:table-cell office:value-type="float" office:value="-0.00000000000106" calcext:value-type="float">
            <text:p>-1,06E-12</text:p>
          </table:table-cell>
          <table:table-cell office:value-type="float" office:value="0.000093684" calcext:value-type="float">
            <text:p>93,68E-06</text:p>
          </table:table-cell>
          <table:table-cell table:formula="of:=([.N52]-[.N50])/([.A52]-[.A50])" office:value-type="float" office:value="0.00097515" calcext:value-type="float">
            <text:p>975,15E-06</text:p>
          </table:table-cell>
          <table:table-cell table:formula="of:=[.N51]/(SQRT(ABS([.O51])))" office:value-type="float" office:value="0.0030000584273652" calcext:value-type="float">
            <text:p>3,00E-03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03683" calcext:value-type="float">
            <text:p>36,83E-12</text:p>
          </table:table-cell>
          <table:table-cell office:value-type="float" office:value="0.000048628" calcext:value-type="float">
            <text:p>48,63E-06</text:p>
          </table:table-cell>
          <table:table-cell table:formula="of:=([.D53]-[.D51])/([.A53]-[.A51])" office:value-type="float" office:value="0.00047365" calcext:value-type="float">
            <text:p>473,65E-06</text:p>
          </table:table-cell>
          <table:table-cell table:formula="of:=[.D52]/(SQRT(ABS([.E52])))" office:value-type="float" office:value="0.00223438309656863" calcext:value-type="float">
            <text:p>2,23E-03</text:p>
          </table:table-cell>
          <table:table-cell table:formula="of:=([.A52]-0.56)*[.$E$62]+0.000105" office:value-type="float" office:value="0.00004436" calcext:value-type="float">
            <text:p>4,44E-05</text:p>
          </table:table-cell>
          <table:table-cell table:number-columns-repeated="5"/>
          <table:table-cell office:value-type="float" office:value="-0.0000000000033" calcext:value-type="float">
            <text:p>-3,30E-12</text:p>
          </table:table-cell>
          <table:table-cell office:value-type="float" office:value="0.000103819" calcext:value-type="float">
            <text:p>103,82E-06</text:p>
          </table:table-cell>
          <table:table-cell table:formula="of:=([.N53]-[.N51])/([.A53]-[.A51])" office:value-type="float" office:value="0.0010423" calcext:value-type="float">
            <text:p>1,04E-03</text:p>
          </table:table-cell>
          <table:table-cell table:formula="of:=[.N52]/(SQRT(ABS([.O52])))" office:value-type="float" office:value="0.00321573662877172" calcext:value-type="float">
            <text:p>3,22E-03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-0.00000000004511" calcext:value-type="float">
            <text:p>-45,11E-12</text:p>
          </table:table-cell>
          <table:table-cell office:value-type="float" office:value="0.0000538" calcext:value-type="float">
            <text:p>53,80E-06</text:p>
          </table:table-cell>
          <table:table-cell table:formula="of:=([.D54]-[.D52])/([.A54]-[.A52])" office:value-type="float" office:value="0.000530400000000001" calcext:value-type="float">
            <text:p>530,40E-06</text:p>
          </table:table-cell>
          <table:table-cell table:formula="of:=[.D53]/(SQRT(ABS([.E53])))" office:value-type="float" office:value="0.00233604130730643" calcext:value-type="float">
            <text:p>2,34E-03</text:p>
          </table:table-cell>
          <table:table-cell table:formula="of:=([.A53]-0.56)*[.$E$62]+0.000105" office:value-type="float" office:value="0.000050424" calcext:value-type="float">
            <text:p>5,04E-05</text:p>
          </table:table-cell>
          <table:table-cell table:number-columns-repeated="5"/>
          <table:table-cell office:value-type="float" office:value="0.00000000000041" calcext:value-type="float">
            <text:p>410,00E-15</text:p>
          </table:table-cell>
          <table:table-cell office:value-type="float" office:value="0.00011453" calcext:value-type="float">
            <text:p>114,53E-06</text:p>
          </table:table-cell>
          <table:table-cell table:formula="of:=([.N54]-[.N52])/([.A54]-[.A52])" office:value-type="float" office:value="0.00109255" calcext:value-type="float">
            <text:p>1,09E-03</text:p>
          </table:table-cell>
          <table:table-cell table:formula="of:=[.N53]/(SQRT(ABS([.O53])))" office:value-type="float" office:value="0.00346496298883939" calcext:value-type="float">
            <text:p>3,46E-0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01976" calcext:value-type="float">
            <text:p>19,76E-12</text:p>
          </table:table-cell>
          <table:table-cell office:value-type="float" office:value="0.000059236" calcext:value-type="float">
            <text:p>59,24E-06</text:p>
          </table:table-cell>
          <table:table-cell table:formula="of:=([.D55]-[.D53])/([.A55]-[.A53])" office:value-type="float" office:value="0.000542150000000001" calcext:value-type="float">
            <text:p>542,15E-06</text:p>
          </table:table-cell>
          <table:table-cell table:formula="of:=[.D54]/(SQRT(ABS([.E54])))" office:value-type="float" office:value="0.00254405205519477" calcext:value-type="float">
            <text:p>2,54E-03</text:p>
          </table:table-cell>
          <table:table-cell table:formula="of:=([.A54]-0.56)*[.$E$62]+0.000105" office:value-type="float" office:value="0.000056488" calcext:value-type="float">
            <text:p>5,65E-05</text:p>
          </table:table-cell>
          <table:table-cell table:number-columns-repeated="5"/>
          <table:table-cell office:value-type="float" office:value="0.00000000000599" calcext:value-type="float">
            <text:p>5,99E-12</text:p>
          </table:table-cell>
          <table:table-cell office:value-type="float" office:value="0.00012567" calcext:value-type="float">
            <text:p>125,67E-06</text:p>
          </table:table-cell>
          <table:table-cell table:formula="of:=([.N55]-[.N53])/([.A55]-[.A53])" office:value-type="float" office:value="0.001124" calcext:value-type="float">
            <text:p>1,12E-03</text:p>
          </table:table-cell>
          <table:table-cell table:formula="of:=[.N54]/(SQRT(ABS([.O54])))" office:value-type="float" office:value="0.00374842183873944" calcext:value-type="float">
            <text:p>3,75E-03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03043" calcext:value-type="float">
            <text:p>30,43E-12</text:p>
          </table:table-cell>
          <table:table-cell office:value-type="float" office:value="0.000064643" calcext:value-type="float">
            <text:p>64,64E-06</text:p>
          </table:table-cell>
          <table:table-cell table:formula="of:=([.D56]-[.D54])/([.A56]-[.A54])" office:value-type="float" office:value="0.000547949999999999" calcext:value-type="float">
            <text:p>547,95E-06</text:p>
          </table:table-cell>
          <table:table-cell table:formula="of:=[.D55]/(SQRT(ABS([.E55])))" office:value-type="float" office:value="0.0027615380888401" calcext:value-type="float">
            <text:p>2,76E-03</text:p>
          </table:table-cell>
          <table:table-cell table:formula="of:=([.A55]-0.56)*[.$E$62]+0.000105" office:value-type="float" office:value="0.000062552" calcext:value-type="float">
            <text:p>6,26E-05</text:p>
          </table:table-cell>
          <table:table-cell table:number-columns-repeated="5"/>
          <table:table-cell office:value-type="float" office:value="0.00000000000393" calcext:value-type="float">
            <text:p>3,93E-12</text:p>
          </table:table-cell>
          <table:table-cell office:value-type="float" office:value="0.00013701" calcext:value-type="float">
            <text:p>137,01E-06</text:p>
          </table:table-cell>
          <table:table-cell table:formula="of:=([.N56]-[.N54])/([.A56]-[.A54])" office:value-type="float" office:value="0.0011835" calcext:value-type="float">
            <text:p>1,18E-03</text:p>
          </table:table-cell>
          <table:table-cell table:formula="of:=[.N55]/(SQRT(ABS([.O55])))" office:value-type="float" office:value="0.00398261325827892" calcext:value-type="float">
            <text:p>3,98E-03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-0.00000000002725" calcext:value-type="float">
            <text:p>-27,25E-12</text:p>
          </table:table-cell>
          <table:table-cell office:value-type="float" office:value="0.000070195" calcext:value-type="float">
            <text:p>70,20E-06</text:p>
          </table:table-cell>
          <table:table-cell table:formula="of:=([.D57]-[.D55])/([.A57]-[.A55])" office:value-type="float" office:value="0.00054895" calcext:value-type="float">
            <text:p>548,95E-06</text:p>
          </table:table-cell>
          <table:table-cell table:formula="of:=[.D56]/(SQRT(ABS([.E56])))" office:value-type="float" office:value="0.00299598602797258" calcext:value-type="float">
            <text:p>3,00E-03</text:p>
          </table:table-cell>
          <table:table-cell table:formula="of:=([.A56]-0.56)*[.$E$62]+0.000105" office:value-type="float" office:value="0.000068616" calcext:value-type="float">
            <text:p>6,86E-05</text:p>
          </table:table-cell>
          <table:table-cell table:number-columns-repeated="5"/>
          <table:table-cell office:value-type="float" office:value="0.0000000000041" calcext:value-type="float">
            <text:p>4,10E-12</text:p>
          </table:table-cell>
          <table:table-cell office:value-type="float" office:value="0.00014934" calcext:value-type="float">
            <text:p>149,34E-06</text:p>
          </table:table-cell>
          <table:table-cell table:formula="of:=([.N57]-[.N55])/([.A57]-[.A55])" office:value-type="float" office:value="0.001228" calcext:value-type="float">
            <text:p>1,23E-03</text:p>
          </table:table-cell>
          <table:table-cell table:formula="of:=[.N56]/(SQRT(ABS([.O56])))" office:value-type="float" office:value="0.00426164199671246" calcext:value-type="float">
            <text:p>4,26E-03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0256" calcext:value-type="float">
            <text:p>25,60E-12</text:p>
          </table:table-cell>
          <table:table-cell office:value-type="float" office:value="0.000075622" calcext:value-type="float">
            <text:p>75,62E-06</text:p>
          </table:table-cell>
          <table:table-cell table:formula="of:=([.D58]-[.D56])/([.A58]-[.A56])" office:value-type="float" office:value="0.00055585" calcext:value-type="float">
            <text:p>555,85E-06</text:p>
          </table:table-cell>
          <table:table-cell table:formula="of:=[.D57]/(SQRT(ABS([.E57])))" office:value-type="float" office:value="0.00320751986024459" calcext:value-type="float">
            <text:p>3,21E-03</text:p>
          </table:table-cell>
          <table:table-cell table:formula="of:=([.A57]-0.56)*[.$E$62]+0.000105" office:value-type="float" office:value="0.00007468" calcext:value-type="float">
            <text:p>7,47E-05</text:p>
          </table:table-cell>
          <table:table-cell table:number-columns-repeated="5"/>
          <table:table-cell office:value-type="float" office:value="0.00000000000375" calcext:value-type="float">
            <text:p>3,75E-12</text:p>
          </table:table-cell>
          <table:table-cell office:value-type="float" office:value="0.00016157" calcext:value-type="float">
            <text:p>161,57E-06</text:p>
          </table:table-cell>
          <table:table-cell table:formula="of:=([.N58]-[.N56])/([.A58]-[.A56])" office:value-type="float" office:value="0.0012725" calcext:value-type="float">
            <text:p>1,27E-03</text:p>
          </table:table-cell>
          <table:table-cell table:formula="of:=[.N57]/(SQRT(ABS([.O57])))" office:value-type="float" office:value="0.00452930774016384" calcext:value-type="float">
            <text:p>4,53E-03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001683" calcext:value-type="float">
            <text:p>16,83E-12</text:p>
          </table:table-cell>
          <table:table-cell office:value-type="float" office:value="0.000081312" calcext:value-type="float">
            <text:p>81,31E-06</text:p>
          </table:table-cell>
          <table:table-cell table:formula="of:=([.D59]-[.D57])/([.A59]-[.A57])" office:value-type="float" office:value="0.000570049999999999" calcext:value-type="float">
            <text:p>570,05E-06</text:p>
          </table:table-cell>
          <table:table-cell table:formula="of:=[.D58]/(SQRT(ABS([.E58])))" office:value-type="float" office:value="0.00340563553239746" calcext:value-type="float">
            <text:p>3,41E-03</text:p>
          </table:table-cell>
          <table:table-cell table:formula="of:=([.A58]-0.56)*[.$E$62]+0.000105" office:value-type="float" office:value="0.000080744" calcext:value-type="float">
            <text:p>8,07E-05</text:p>
          </table:table-cell>
          <table:table-cell table:number-columns-repeated="5"/>
          <table:table-cell office:value-type="float" office:value="-0.00000000000229" calcext:value-type="float">
            <text:p>-2,29E-12</text:p>
          </table:table-cell>
          <table:table-cell office:value-type="float" office:value="0.00017479" calcext:value-type="float">
            <text:p>174,79E-06</text:p>
          </table:table-cell>
          <table:table-cell table:formula="of:=([.N59]-[.N57])/([.A59]-[.A57])" office:value-type="float" office:value="0.001311" calcext:value-type="float">
            <text:p>1,31E-03</text:p>
          </table:table-cell>
          <table:table-cell table:formula="of:=[.N58]/(SQRT(ABS([.O58])))" office:value-type="float" office:value="0.00482742167997345" calcext:value-type="float">
            <text:p>4,83E-03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-0.00000000000454" calcext:value-type="float">
            <text:p>-4,54E-12</text:p>
          </table:table-cell>
          <table:table-cell office:value-type="float" office:value="0.000087023" calcext:value-type="float">
            <text:p>87,02E-06</text:p>
          </table:table-cell>
          <table:table-cell table:formula="of:=([.D60]-[.D58])/([.A60]-[.A58])" office:value-type="float" office:value="0.000575549999999999" calcext:value-type="float">
            <text:p>575,55E-06</text:p>
          </table:table-cell>
          <table:table-cell table:formula="of:=[.D59]/(SQRT(ABS([.E59])))" office:value-type="float" office:value="0.00362737555376397" calcext:value-type="float">
            <text:p>3,63E-03</text:p>
          </table:table-cell>
          <table:table-cell table:formula="of:=([.A59]-0.56)*[.$E$62]+0.000105" office:value-type="float" office:value="0.000086808" calcext:value-type="float">
            <text:p>8,68E-05</text:p>
          </table:table-cell>
          <table:table-cell table:number-columns-repeated="5"/>
          <table:table-cell office:value-type="float" office:value="-0.00000000000439" calcext:value-type="float">
            <text:p>-4,39E-12</text:p>
          </table:table-cell>
          <table:table-cell office:value-type="float" office:value="0.00018779" calcext:value-type="float">
            <text:p>187,79E-06</text:p>
          </table:table-cell>
          <table:table-cell table:formula="of:=([.N60]-[.N58])/([.A60]-[.A58])" office:value-type="float" office:value="0.0013435" calcext:value-type="float">
            <text:p>1,34E-03</text:p>
          </table:table-cell>
          <table:table-cell table:formula="of:=[.N59]/(SQRT(ABS([.O59])))" office:value-type="float" office:value="0.00512334529279526" calcext:value-type="float">
            <text:p>5,12E-03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001647" calcext:value-type="float">
            <text:p>16,47E-12</text:p>
          </table:table-cell>
          <table:table-cell office:value-type="float" office:value="0.000092823" calcext:value-type="float">
            <text:p>92,82E-06</text:p>
          </table:table-cell>
          <table:table-cell table:formula="of:=([.D61]-[.D59])/([.A61]-[.A59])" office:value-type="float" office:value="0.00058125" calcext:value-type="float">
            <text:p>581,25E-06</text:p>
          </table:table-cell>
          <table:table-cell table:formula="of:=[.D60]/(SQRT(ABS([.E60])))" office:value-type="float" office:value="0.00385011868639849" calcext:value-type="float">
            <text:p>3,85E-03</text:p>
          </table:table-cell>
          <table:table-cell table:formula="of:=([.A60]-0.56)*[.$E$62]+0.000105" office:value-type="float" office:value="0.000092872" calcext:value-type="float">
            <text:p>9,29E-05</text:p>
          </table:table-cell>
          <table:table-cell table:number-columns-repeated="5"/>
          <table:table-cell office:value-type="float" office:value="-0.0000000000015" calcext:value-type="float">
            <text:p>-1,50E-12</text:p>
          </table:table-cell>
          <table:table-cell office:value-type="float" office:value="0.00020166" calcext:value-type="float">
            <text:p>201,66E-06</text:p>
          </table:table-cell>
          <table:table-cell table:formula="of:=([.N61]-[.N59])/([.A61]-[.A59])" office:value-type="float" office:value="0.001397" calcext:value-type="float">
            <text:p>1,40E-03</text:p>
          </table:table-cell>
          <table:table-cell table:formula="of:=[.N60]/(SQRT(ABS([.O60])))" office:value-type="float" office:value="0.00539537406248713" calcext:value-type="float">
            <text:p>5,40E-03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000162" calcext:value-type="float">
            <text:p>1,62E-12</text:p>
          </table:table-cell>
          <table:table-cell office:value-type="float" office:value="0.000098648" calcext:value-type="float">
            <text:p>98,65E-06</text:p>
          </table:table-cell>
          <table:table-cell table:formula="of:=([.D62]-[.D60])/([.A62]-[.A60])" office:value-type="float" office:value="0.00058945" calcext:value-type="float">
            <text:p>589,45E-06</text:p>
          </table:table-cell>
          <table:table-cell table:formula="of:=[.D61]/(SQRT(ABS([.E61])))" office:value-type="float" office:value="0.00406316817996313" calcext:value-type="float">
            <text:p>4,06E-03</text:p>
          </table:table-cell>
          <table:table-cell table:formula="of:=([.A61]-0.56)*[.$E$62]+0.000105" office:value-type="float" office:value="0.000098936" calcext:value-type="float">
            <text:p>9,89E-05</text:p>
          </table:table-cell>
          <table:table-cell table:number-columns-repeated="5"/>
          <table:table-cell office:value-type="float" office:value="0.00000000000165" calcext:value-type="float">
            <text:p>1,65E-12</text:p>
          </table:table-cell>
          <table:table-cell office:value-type="float" office:value="0.00021573" calcext:value-type="float">
            <text:p>215,73E-06</text:p>
          </table:table-cell>
          <table:table-cell table:formula="of:=([.N62]-[.N60])/([.A62]-[.A60])" office:value-type="float" office:value="0.0014165" calcext:value-type="float">
            <text:p>1,42E-03</text:p>
          </table:table-cell>
          <table:table-cell table:formula="of:=[.N61]/(SQRT(ABS([.O61])))" office:value-type="float" office:value="0.00573194816106563" calcext:value-type="float">
            <text:p>5,73E-03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000001161" calcext:value-type="float">
            <text:p>11,61E-12</text:p>
          </table:table-cell>
          <table:table-cell office:value-type="float" office:value="0.000104612" calcext:value-type="float">
            <text:p>104,61E-06</text:p>
          </table:table-cell>
          <table:table-cell table:formula="of:=([.D63]-[.D61])/([.A63]-[.A61])" office:value-type="float" office:value="0.0006064" calcext:value-type="float">
            <text:p>606,40E-06</text:p>
          </table:table-cell>
          <table:table-cell table:formula="of:=[.D62]/(SQRT(ABS([.E62])))" office:value-type="float" office:value="0.00424817020675266" calcext:value-type="float">
            <text:p>4,25E-03</text:p>
          </table:table-cell>
          <table:table-cell table:formula="of:=([.A62]-0.56)*[.$E$62]+0.000105" office:value-type="float" office:value="0.000105" calcext:value-type="float">
            <text:p>1,05E-04</text:p>
          </table:table-cell>
          <table:table-cell table:number-columns-repeated="5"/>
          <table:table-cell office:value-type="float" office:value="0.000000000005" calcext:value-type="float">
            <text:p>5,00E-12</text:p>
          </table:table-cell>
          <table:table-cell office:value-type="float" office:value="0.00022999" calcext:value-type="float">
            <text:p>229,99E-06</text:p>
          </table:table-cell>
          <table:table-cell table:formula="of:=([.N63]-[.N61])/([.A63]-[.A61])" office:value-type="float" office:value="0.001441" calcext:value-type="float">
            <text:p>1,44E-03</text:p>
          </table:table-cell>
          <table:table-cell table:formula="of:=[.N62]/(SQRT(ABS([.O62])))" office:value-type="float" office:value="0.00605866532071418" calcext:value-type="float">
            <text:p>6,06E-0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000287" calcext:value-type="float">
            <text:p>2,87E-12</text:p>
          </table:table-cell>
          <table:table-cell office:value-type="float" office:value="0.000110776" calcext:value-type="float">
            <text:p>110,78E-06</text:p>
          </table:table-cell>
          <table:table-cell table:formula="of:=([.D64]-[.D62])/([.A64]-[.A62])" office:value-type="float" office:value="0.000587400000000003" calcext:value-type="float">
            <text:p>587,40E-06</text:p>
          </table:table-cell>
          <table:table-cell table:formula="of:=[.D63]/(SQRT(ABS([.E63])))" office:value-type="float" office:value="0.00457065780773067" calcext:value-type="float">
            <text:p>4,57E-03</text:p>
          </table:table-cell>
          <table:table-cell table:formula="of:=([.A63]-0.56)*[.$E$62]+0.000105" office:value-type="float" office:value="0.000111064" calcext:value-type="float">
            <text:p>1,11E-04</text:p>
          </table:table-cell>
          <table:table-cell table:number-columns-repeated="5"/>
          <table:table-cell office:value-type="float" office:value="-0.00000000000369" calcext:value-type="float">
            <text:p>-3,69E-12</text:p>
          </table:table-cell>
          <table:table-cell office:value-type="float" office:value="0.00024455" calcext:value-type="float">
            <text:p>244,55E-06</text:p>
          </table:table-cell>
          <table:table-cell table:formula="of:=([.N64]-[.N62])/([.A64]-[.A62])" office:value-type="float" office:value="0.00145850000000001" calcext:value-type="float">
            <text:p>1,46E-03</text:p>
          </table:table-cell>
          <table:table-cell table:formula="of:=[.N63]/(SQRT(ABS([.O63])))" office:value-type="float" office:value="0.00640345630553055" calcext:value-type="float">
            <text:p>6,40E-03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001" calcext:value-type="float">
            <text:p>10,00E-12</text:p>
          </table:table-cell>
          <table:table-cell office:value-type="float" office:value="0.00011636" calcext:value-type="float">
            <text:p>116,36E-06</text:p>
          </table:table-cell>
          <table:table-cell table:formula="of:=([.D65]-[.D63])/([.A65]-[.A63])" office:value-type="float" office:value="0.000574700000000002" calcext:value-type="float">
            <text:p>574,70E-06</text:p>
          </table:table-cell>
          <table:table-cell table:formula="of:=[.D64]/(SQRT(ABS([.E64])))" office:value-type="float" office:value="0.0048538138214387" calcext:value-type="float">
            <text:p>4,85E-03</text:p>
          </table:table-cell>
          <table:table-cell table:formula="of:=([.A64]-0.56)*[.$E$62]+0.000105" office:value-type="float" office:value="0.000117128" calcext:value-type="float">
            <text:p>1,17E-04</text:p>
          </table:table-cell>
          <table:table-cell table:number-columns-repeated="5"/>
          <table:table-cell office:value-type="float" office:value="0.00000000000329" calcext:value-type="float">
            <text:p>3,29E-12</text:p>
          </table:table-cell>
          <table:table-cell office:value-type="float" office:value="0.00025916" calcext:value-type="float">
            <text:p>259,16E-06</text:p>
          </table:table-cell>
          <table:table-cell table:formula="of:=([.N65]-[.N63])/([.A65]-[.A63])" office:value-type="float" office:value="0.00148350000000001" calcext:value-type="float">
            <text:p>1,48E-03</text:p>
          </table:table-cell>
          <table:table-cell table:formula="of:=[.N64]/(SQRT(ABS([.O64])))" office:value-type="float" office:value="0.00672859201634435" calcext:value-type="float">
            <text:p>6,73E-03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001447" calcext:value-type="float">
            <text:p>14,47E-12</text:p>
          </table:table-cell>
          <table:table-cell office:value-type="float" office:value="0.00012227" calcext:value-type="float">
            <text:p>122,27E-06</text:p>
          </table:table-cell>
          <table:table-cell table:formula="of:=([.D66]-[.D64])/([.A66]-[.A64])" office:value-type="float" office:value="0.000583999999999996" calcext:value-type="float">
            <text:p>584,00E-06</text:p>
          </table:table-cell>
          <table:table-cell table:formula="of:=[.D65]/(SQRT(ABS([.E65])))" office:value-type="float" office:value="0.00505956859997059" calcext:value-type="float">
            <text:p>5,06E-03</text:p>
          </table:table-cell>
          <table:table-cell table:formula="of:=([.A65]-0.56)*[.$E$62]+0.000105" office:value-type="float" office:value="0.000123192" calcext:value-type="float">
            <text:p>1,23E-04</text:p>
          </table:table-cell>
          <table:table-cell table:number-columns-repeated="5"/>
          <table:table-cell office:value-type="float" office:value="0.00000000000418" calcext:value-type="float">
            <text:p>4,18E-12</text:p>
          </table:table-cell>
          <table:table-cell office:value-type="float" office:value="0.00027422" calcext:value-type="float">
            <text:p>274,22E-06</text:p>
          </table:table-cell>
          <table:table-cell table:formula="of:=([.N66]-[.N64])/([.A66]-[.A64])" office:value-type="float" office:value="0.00151899999999999" calcext:value-type="float">
            <text:p>1,52E-03</text:p>
          </table:table-cell>
          <table:table-cell table:formula="of:=[.N65]/(SQRT(ABS([.O65])))" office:value-type="float" office:value="0.00703590941739748" calcext:value-type="float">
            <text:p>7,04E-03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00033" calcext:value-type="float">
            <text:p>3,30E-12</text:p>
          </table:table-cell>
          <table:table-cell office:value-type="float" office:value="0.00012804" calcext:value-type="float">
            <text:p>128,04E-06</text:p>
          </table:table-cell>
          <table:table-cell table:formula="of:=([.D67]-[.D65])/([.A67]-[.A65])" office:value-type="float" office:value="0.0005835" calcext:value-type="float">
            <text:p>583,50E-06</text:p>
          </table:table-cell>
          <table:table-cell table:formula="of:=[.D66]/(SQRT(ABS([.E66])))" office:value-type="float" office:value="0.0053006024782463" calcext:value-type="float">
            <text:p>5,30E-03</text:p>
          </table:table-cell>
          <table:table-cell table:formula="of:=([.A66]-0.56)*[.$E$62]+0.000105" office:value-type="float" office:value="0.000129256" calcext:value-type="float">
            <text:p>1,29E-04</text:p>
          </table:table-cell>
          <table:table-cell table:number-columns-repeated="5"/>
          <table:table-cell office:value-type="float" office:value="0.00000000000487" calcext:value-type="float">
            <text:p>4,87E-12</text:p>
          </table:table-cell>
          <table:table-cell office:value-type="float" office:value="0.00028954" calcext:value-type="float">
            <text:p>289,54E-06</text:p>
          </table:table-cell>
          <table:table-cell table:formula="of:=([.N67]-[.N65])/([.A67]-[.A65])" office:value-type="float" office:value="0.001545" calcext:value-type="float">
            <text:p>1,55E-03</text:p>
          </table:table-cell>
          <table:table-cell table:formula="of:=[.N66]/(SQRT(ABS([.O66])))" office:value-type="float" office:value="0.00736621394148413" calcext:value-type="float">
            <text:p>7,37E-03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000461" calcext:value-type="float">
            <text:p>4,61E-12</text:p>
          </table:table-cell>
          <table:table-cell office:value-type="float" office:value="0.00013394" calcext:value-type="float">
            <text:p>133,94E-06</text:p>
          </table:table-cell>
          <table:table-cell table:formula="of:=([.D68]-[.D66])/([.A68]-[.A66])" office:value-type="float" office:value="0.000586500000000003" calcext:value-type="float">
            <text:p>586,50E-06</text:p>
          </table:table-cell>
          <table:table-cell table:formula="of:=[.D67]/(SQRT(ABS([.E67])))" office:value-type="float" office:value="0.00553065141098568" calcext:value-type="float">
            <text:p>5,53E-03</text:p>
          </table:table-cell>
          <table:table-cell table:formula="of:=([.A67]-0.56)*[.$E$62]+0.000105" office:value-type="float" office:value="0.00013532" calcext:value-type="float">
            <text:p>1,35E-04</text:p>
          </table:table-cell>
          <table:table-cell table:number-columns-repeated="5"/>
          <table:table-cell office:value-type="float" office:value="0.00000000000768" calcext:value-type="float">
            <text:p>7,68E-12</text:p>
          </table:table-cell>
          <table:table-cell office:value-type="float" office:value="0.00030512" calcext:value-type="float">
            <text:p>305,12E-06</text:p>
          </table:table-cell>
          <table:table-cell table:formula="of:=([.N68]-[.N66])/([.A68]-[.A66])" office:value-type="float" office:value="0.00155850000000001" calcext:value-type="float">
            <text:p>1,56E-03</text:p>
          </table:table-cell>
          <table:table-cell table:formula="of:=[.N67]/(SQRT(ABS([.O67])))" office:value-type="float" office:value="0.00772889259951811" calcext:value-type="float">
            <text:p>7,73E-03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001789" calcext:value-type="float">
            <text:p>17,89E-12</text:p>
          </table:table-cell>
          <table:table-cell office:value-type="float" office:value="0.00013977" calcext:value-type="float">
            <text:p>139,77E-06</text:p>
          </table:table-cell>
          <table:table-cell table:formula="of:=([.D69]-[.D67])/([.A69]-[.A67])" office:value-type="float" office:value="0.0005755" calcext:value-type="float">
            <text:p>575,50E-06</text:p>
          </table:table-cell>
          <table:table-cell table:formula="of:=[.D68]/(SQRT(ABS([.E68])))" office:value-type="float" office:value="0.00582627931608016" calcext:value-type="float">
            <text:p>5,83E-03</text:p>
          </table:table-cell>
          <table:table-cell table:formula="of:=([.A68]-0.56)*[.$E$62]+0.000105" office:value-type="float" office:value="0.000141384" calcext:value-type="float">
            <text:p>1,41E-04</text:p>
          </table:table-cell>
          <table:table-cell table:number-columns-repeated="5"/>
          <table:table-cell office:value-type="float" office:value="0.00000000000435" calcext:value-type="float">
            <text:p>4,35E-12</text:p>
          </table:table-cell>
          <table:table-cell office:value-type="float" office:value="0.00032071" calcext:value-type="float">
            <text:p>320,71E-06</text:p>
          </table:table-cell>
          <table:table-cell table:formula="of:=([.N69]-[.N67])/([.A69]-[.A67])" office:value-type="float" office:value="0.0015595" calcext:value-type="float">
            <text:p>1,56E-03</text:p>
          </table:table-cell>
          <table:table-cell table:formula="of:=[.N68]/(SQRT(ABS([.O68])))" office:value-type="float" office:value="0.00812119263791565" calcext:value-type="float">
            <text:p>8,12E-03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00000548" calcext:value-type="float">
            <text:p>-5,48E-12</text:p>
          </table:table-cell>
          <table:table-cell office:value-type="float" office:value="0.00014545" calcext:value-type="float">
            <text:p>145,45E-06</text:p>
          </table:table-cell>
          <table:table-cell table:formula="of:=([.D70]-[.D68])/([.A70]-[.A68])" office:value-type="float" office:value="0.000563499999999999" calcext:value-type="float">
            <text:p>563,50E-06</text:p>
          </table:table-cell>
          <table:table-cell table:formula="of:=[.D69]/(SQRT(ABS([.E69])))" office:value-type="float" office:value="0.00612726643506566" calcext:value-type="float">
            <text:p>6,13E-03</text:p>
          </table:table-cell>
          <table:table-cell table:formula="of:=([.A69]-0.56)*[.$E$62]+0.000105" office:value-type="float" office:value="0.000147448" calcext:value-type="float">
            <text:p>1,47E-04</text:p>
          </table:table-cell>
          <table:table-cell table:number-columns-repeated="5"/>
          <table:table-cell office:value-type="float" office:value="0.00000000000911" calcext:value-type="float">
            <text:p>9,11E-12</text:p>
          </table:table-cell>
          <table:table-cell office:value-type="float" office:value="0.00033631" calcext:value-type="float">
            <text:p>336,31E-06</text:p>
          </table:table-cell>
          <table:table-cell table:formula="of:=([.N70]-[.N68])/([.A70]-[.A68])" office:value-type="float" office:value="0.001557" calcext:value-type="float">
            <text:p>1,56E-03</text:p>
          </table:table-cell>
          <table:table-cell table:formula="of:=[.N69]/(SQRT(ABS([.O69])))" office:value-type="float" office:value="0.00852305860607382" calcext:value-type="float">
            <text:p>8,52E-0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000611" calcext:value-type="float">
            <text:p>6,11E-12</text:p>
          </table:table-cell>
          <table:table-cell office:value-type="float" office:value="0.00015104" calcext:value-type="float">
            <text:p>151,04E-06</text:p>
          </table:table-cell>
          <table:table-cell table:formula="of:=([.D71]-[.D69])/([.A71]-[.A69])" office:value-type="float" office:value="0.000554999999999999" calcext:value-type="float">
            <text:p>555,00E-06</text:p>
          </table:table-cell>
          <table:table-cell table:formula="of:=[.D70]/(SQRT(ABS([.E70])))" office:value-type="float" office:value="0.00641129094110785" calcext:value-type="float">
            <text:p>6,41E-03</text:p>
          </table:table-cell>
          <table:table-cell table:formula="of:=([.A70]-0.56)*[.$E$62]+0.000105" office:value-type="float" office:value="0.000153512" calcext:value-type="float">
            <text:p>1,54E-04</text:p>
          </table:table-cell>
          <table:table-cell table:number-columns-repeated="5"/>
          <table:table-cell office:value-type="float" office:value="0.00000000000409" calcext:value-type="float">
            <text:p>4,09E-12</text:p>
          </table:table-cell>
          <table:table-cell office:value-type="float" office:value="0.00035185" calcext:value-type="float">
            <text:p>351,85E-06</text:p>
          </table:table-cell>
          <table:table-cell table:formula="of:=([.N71]-[.N69])/([.A71]-[.A69])" office:value-type="float" office:value="0.001573" calcext:value-type="float">
            <text:p>1,57E-03</text:p>
          </table:table-cell>
          <table:table-cell table:formula="of:=[.N70]/(SQRT(ABS([.O70])))" office:value-type="float" office:value="0.00887142109281122" calcext:value-type="float">
            <text:p>8,87E-03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001649" calcext:value-type="float">
            <text:p>16,49E-12</text:p>
          </table:table-cell>
          <table:table-cell office:value-type="float" office:value="0.00015655" calcext:value-type="float">
            <text:p>156,55E-06</text:p>
          </table:table-cell>
          <table:table-cell table:formula="of:=([.D72]-[.D70])/([.A72]-[.A70])" office:value-type="float" office:value="0.0005635" calcext:value-type="float">
            <text:p>563,50E-06</text:p>
          </table:table-cell>
          <table:table-cell table:formula="of:=[.D71]/(SQRT(ABS([.E71])))" office:value-type="float" office:value="0.00659486806744261" calcext:value-type="float">
            <text:p>6,59E-03</text:p>
          </table:table-cell>
          <table:table-cell table:formula="of:=([.A71]-0.56)*[.$E$62]+0.000105" office:value-type="float" office:value="0.000159576" calcext:value-type="float">
            <text:p>1,60E-04</text:p>
          </table:table-cell>
          <table:table-cell table:number-columns-repeated="5"/>
          <table:table-cell office:value-type="float" office:value="-0.00000000000172" calcext:value-type="float">
            <text:p>-1,72E-12</text:p>
          </table:table-cell>
          <table:table-cell office:value-type="float" office:value="0.00036777" calcext:value-type="float">
            <text:p>367,77E-06</text:p>
          </table:table-cell>
          <table:table-cell table:formula="of:=([.N72]-[.N70])/([.A72]-[.A70])" office:value-type="float" office:value="0.001582" calcext:value-type="float">
            <text:p>1,58E-03</text:p>
          </table:table-cell>
          <table:table-cell table:formula="of:=[.N71]/(SQRT(ABS([.O71])))" office:value-type="float" office:value="0.00924640815560428" calcext:value-type="float">
            <text:p>9,25E-0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000736" calcext:value-type="float">
            <text:p>7,36E-12</text:p>
          </table:table-cell>
          <table:table-cell office:value-type="float" office:value="0.00016231" calcext:value-type="float">
            <text:p>162,31E-06</text:p>
          </table:table-cell>
          <table:table-cell table:formula="of:=([.D73]-[.D71])/([.A73]-[.A71])" office:value-type="float" office:value="0.000550499999999999" calcext:value-type="float">
            <text:p>550,50E-06</text:p>
          </table:table-cell>
          <table:table-cell table:formula="of:=[.D72]/(SQRT(ABS([.E72])))" office:value-type="float" office:value="0.00691777792414668" calcext:value-type="float">
            <text:p>6,92E-03</text:p>
          </table:table-cell>
          <table:table-cell table:formula="of:=([.A72]-0.56)*[.$E$62]+0.000105" office:value-type="float" office:value="0.00016564" calcext:value-type="float">
            <text:p>1,66E-04</text:p>
          </table:table-cell>
          <table:table-cell table:number-columns-repeated="5"/>
          <table:table-cell office:value-type="float" office:value="0.00000000000434" calcext:value-type="float">
            <text:p>4,34E-12</text:p>
          </table:table-cell>
          <table:table-cell office:value-type="float" office:value="0.00038349" calcext:value-type="float">
            <text:p>383,49E-06</text:p>
          </table:table-cell>
          <table:table-cell table:formula="of:=([.N73]-[.N71])/([.A73]-[.A71])" office:value-type="float" office:value="0.001599" calcext:value-type="float">
            <text:p>1,60E-03</text:p>
          </table:table-cell>
          <table:table-cell table:formula="of:=[.N72]/(SQRT(ABS([.O72])))" office:value-type="float" office:value="0.00959024742073917" calcext:value-type="float">
            <text:p>9,59E-03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00137" calcext:value-type="float">
            <text:p>13,70E-12</text:p>
          </table:table-cell>
          <table:table-cell office:value-type="float" office:value="0.00016756" calcext:value-type="float">
            <text:p>167,56E-06</text:p>
          </table:table-cell>
          <table:table-cell table:formula="of:=([.D74]-[.D72])/([.A74]-[.A72])" office:value-type="float" office:value="0.0005285" calcext:value-type="float">
            <text:p>528,50E-06</text:p>
          </table:table-cell>
          <table:table-cell table:formula="of:=[.D73]/(SQRT(ABS([.E73])))" office:value-type="float" office:value="0.0072886627532332" calcext:value-type="float">
            <text:p>7,29E-03</text:p>
          </table:table-cell>
          <table:table-cell table:formula="of:=([.A73]-0.56)*[.$E$62]+0.000105" office:value-type="float" office:value="0.000171704" calcext:value-type="float">
            <text:p>1,72E-04</text:p>
          </table:table-cell>
          <table:table-cell table:number-columns-repeated="5"/>
          <table:table-cell office:value-type="float" office:value="0.00000000000339" calcext:value-type="float">
            <text:p>3,39E-12</text:p>
          </table:table-cell>
          <table:table-cell office:value-type="float" office:value="0.00039975" calcext:value-type="float">
            <text:p>399,75E-06</text:p>
          </table:table-cell>
          <table:table-cell table:formula="of:=([.N74]-[.N72])/([.A74]-[.A72])" office:value-type="float" office:value="0.0016085" calcext:value-type="float">
            <text:p>1,61E-03</text:p>
          </table:table-cell>
          <table:table-cell table:formula="of:=[.N73]/(SQRT(ABS([.O73])))" office:value-type="float" office:value="0.00996730940429549" calcext:value-type="float">
            <text:p>9,97E-03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00191" calcext:value-type="float">
            <text:p>19,10E-12</text:p>
          </table:table-cell>
          <table:table-cell office:value-type="float" office:value="0.00017288" calcext:value-type="float">
            <text:p>172,88E-06</text:p>
          </table:table-cell>
          <table:table-cell table:formula="of:=([.D75]-[.D73])/([.A75]-[.A73])" office:value-type="float" office:value="0.0005485" calcext:value-type="float">
            <text:p>548,50E-06</text:p>
          </table:table-cell>
          <table:table-cell table:formula="of:=[.D74]/(SQRT(ABS([.E74])))" office:value-type="float" office:value="0.00738170079687008" calcext:value-type="float">
            <text:p>7,38E-03</text:p>
          </table:table-cell>
          <table:table-cell table:formula="of:=([.A74]-0.56)*[.$E$62]+0.000105" office:value-type="float" office:value="0.000177768" calcext:value-type="float">
            <text:p>1,78E-04</text:p>
          </table:table-cell>
          <table:table-cell table:number-columns-repeated="5"/>
          <table:table-cell office:value-type="float" office:value="0.00000000000375" calcext:value-type="float">
            <text:p>3,75E-12</text:p>
          </table:table-cell>
          <table:table-cell office:value-type="float" office:value="0.00041566" calcext:value-type="float">
            <text:p>415,66E-06</text:p>
          </table:table-cell>
          <table:table-cell table:formula="of:=([.N75]-[.N73])/([.A75]-[.A73])" office:value-type="float" office:value="0.001584" calcext:value-type="float">
            <text:p>1,58E-03</text:p>
          </table:table-cell>
          <table:table-cell table:formula="of:=[.N74]/(SQRT(ABS([.O74])))" office:value-type="float" office:value="0.0104438504572661" calcext:value-type="float">
            <text:p>10,44E-03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001547" calcext:value-type="float">
            <text:p>15,47E-12</text:p>
          </table:table-cell>
          <table:table-cell office:value-type="float" office:value="0.00017853" calcext:value-type="float">
            <text:p>178,53E-06</text:p>
          </table:table-cell>
          <table:table-cell table:formula="of:=([.D76]-[.D74])/([.A76]-[.A74])" office:value-type="float" office:value="0.000543499999999999" calcext:value-type="float">
            <text:p>543,50E-06</text:p>
          </table:table-cell>
          <table:table-cell table:formula="of:=[.D75]/(SQRT(ABS([.E75])))" office:value-type="float" office:value="0.00765793068001455" calcext:value-type="float">
            <text:p>7,66E-03</text:p>
          </table:table-cell>
          <table:table-cell table:formula="of:=([.A75]-0.56)*[.$E$62]+0.000105" office:value-type="float" office:value="0.000183832" calcext:value-type="float">
            <text:p>1,84E-04</text:p>
          </table:table-cell>
          <table:table-cell table:number-columns-repeated="5"/>
          <table:table-cell office:value-type="float" office:value="0.00000000001" calcext:value-type="float">
            <text:p>10,00E-12</text:p>
          </table:table-cell>
          <table:table-cell office:value-type="float" office:value="0.00043143" calcext:value-type="float">
            <text:p>431,43E-06</text:p>
          </table:table-cell>
          <table:table-cell table:formula="of:=([.N76]-[.N74])/([.A76]-[.A74])" office:value-type="float" office:value="0.0015875" calcext:value-type="float">
            <text:p>1,59E-03</text:p>
          </table:table-cell>
          <table:table-cell table:formula="of:=[.N75]/(SQRT(ABS([.O75])))" office:value-type="float" office:value="0.0108281303204302" calcext:value-type="float">
            <text:p>10,83E-03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001287" calcext:value-type="float">
            <text:p>12,87E-12</text:p>
          </table:table-cell>
          <table:table-cell office:value-type="float" office:value="0.00018375" calcext:value-type="float">
            <text:p>183,75E-06</text:p>
          </table:table-cell>
          <table:table-cell table:formula="of:=([.D77]-[.D75])/([.A77]-[.A75])" office:value-type="float" office:value="0.000516500000000002" calcext:value-type="float">
            <text:p>516,50E-06</text:p>
          </table:table-cell>
          <table:table-cell table:formula="of:=[.D76]/(SQRT(ABS([.E76])))" office:value-type="float" office:value="0.00808522638950839" calcext:value-type="float">
            <text:p>8,09E-03</text:p>
          </table:table-cell>
          <table:table-cell table:formula="of:=([.A76]-0.56)*[.$E$62]+0.000105" office:value-type="float" office:value="0.000189896" calcext:value-type="float">
            <text:p>1,90E-04</text:p>
          </table:table-cell>
          <table:table-cell table:number-columns-repeated="5"/>
          <table:table-cell office:value-type="float" office:value="0.00000000001226" calcext:value-type="float">
            <text:p>12,26E-12</text:p>
          </table:table-cell>
          <table:table-cell office:value-type="float" office:value="0.00044741" calcext:value-type="float">
            <text:p>447,41E-06</text:p>
          </table:table-cell>
          <table:table-cell table:formula="of:=([.N77]-[.N75])/([.A77]-[.A75])" office:value-type="float" office:value="0.00160650000000001" calcext:value-type="float">
            <text:p>1,61E-03</text:p>
          </table:table-cell>
          <table:table-cell table:formula="of:=[.N76]/(SQRT(ABS([.O76])))" office:value-type="float" office:value="0.0111625989525306" calcext:value-type="float">
            <text:p>11,16E-03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002183" calcext:value-type="float">
            <text:p>21,83E-12</text:p>
          </table:table-cell>
          <table:table-cell office:value-type="float" office:value="0.00018886" calcext:value-type="float">
            <text:p>188,86E-06</text:p>
          </table:table-cell>
          <table:table-cell table:formula="of:=([.D78]-[.D76])/([.A78]-[.A76])" office:value-type="float" office:value="0.000508000000000002" calcext:value-type="float">
            <text:p>508,00E-06</text:p>
          </table:table-cell>
          <table:table-cell table:formula="of:=[.D77]/(SQRT(ABS([.E77])))" office:value-type="float" office:value="0.00837930751841634" calcext:value-type="float">
            <text:p>8,38E-03</text:p>
          </table:table-cell>
          <table:table-cell table:formula="of:=([.A77]-0.56)*[.$E$62]+0.000105" office:value-type="float" office:value="0.00019596" calcext:value-type="float">
            <text:p>1,96E-04</text:p>
          </table:table-cell>
          <table:table-cell table:number-columns-repeated="5"/>
          <table:table-cell office:value-type="float" office:value="0.00000000001124" calcext:value-type="float">
            <text:p>11,24E-12</text:p>
          </table:table-cell>
          <table:table-cell office:value-type="float" office:value="0.00046356" calcext:value-type="float">
            <text:p>463,56E-06</text:p>
          </table:table-cell>
          <table:table-cell table:formula="of:=([.N78]-[.N76])/([.A78]-[.A76])" office:value-type="float" office:value="0.00160950000000001" calcext:value-type="float">
            <text:p>1,61E-03</text:p>
          </table:table-cell>
          <table:table-cell table:formula="of:=[.N77]/(SQRT(ABS([.O77])))" office:value-type="float" office:value="0.0115547476111715" calcext:value-type="float">
            <text:p>11,55E-03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001599" calcext:value-type="float">
            <text:p>15,99E-12</text:p>
          </table:table-cell>
          <table:table-cell office:value-type="float" office:value="0.00019391" calcext:value-type="float">
            <text:p>193,91E-06</text:p>
          </table:table-cell>
          <table:table-cell table:formula="of:=([.D79]-[.D77])/([.A79]-[.A77])" office:value-type="float" office:value="0.000511499999999999" calcext:value-type="float">
            <text:p>511,50E-06</text:p>
          </table:table-cell>
          <table:table-cell table:formula="of:=[.D78]/(SQRT(ABS([.E78])))" office:value-type="float" office:value="0.00857387973354185" calcext:value-type="float">
            <text:p>8,57E-03</text:p>
          </table:table-cell>
          <table:table-cell table:formula="of:=([.A78]-0.56)*[.$E$62]+0.000105" office:value-type="float" office:value="0.000202024" calcext:value-type="float">
            <text:p>2,02E-04</text:p>
          </table:table-cell>
          <table:table-cell table:number-columns-repeated="5"/>
          <table:table-cell office:value-type="float" office:value="0.00000000001304" calcext:value-type="float">
            <text:p>13,04E-12</text:p>
          </table:table-cell>
          <table:table-cell office:value-type="float" office:value="0.0004796" calcext:value-type="float">
            <text:p>479,60E-06</text:p>
          </table:table-cell>
          <table:table-cell table:formula="of:=([.N79]-[.N77])/([.A79]-[.A77])" office:value-type="float" office:value="0.0015845" calcext:value-type="float">
            <text:p>1,58E-03</text:p>
          </table:table-cell>
          <table:table-cell table:formula="of:=[.N78]/(SQRT(ABS([.O78])))" office:value-type="float" office:value="0.0120485019606219" calcext:value-type="float">
            <text:p>12,05E-03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001598" calcext:value-type="float">
            <text:p>15,98E-12</text:p>
          </table:table-cell>
          <table:table-cell office:value-type="float" office:value="0.00019909" calcext:value-type="float">
            <text:p>199,09E-06</text:p>
          </table:table-cell>
          <table:table-cell table:formula="of:=([.D80]-[.D78])/([.A80]-[.A78])" office:value-type="float" office:value="0.000503000000000001" calcext:value-type="float">
            <text:p>503,00E-06</text:p>
          </table:table-cell>
          <table:table-cell table:formula="of:=[.D79]/(SQRT(ABS([.E79])))" office:value-type="float" office:value="0.00887698434680603" calcext:value-type="float">
            <text:p>8,88E-03</text:p>
          </table:table-cell>
          <table:table-cell table:formula="of:=([.A79]-0.56)*[.$E$62]+0.000105" office:value-type="float" office:value="0.000208088" calcext:value-type="float">
            <text:p>2,08E-04</text:p>
          </table:table-cell>
          <table:table-cell table:number-columns-repeated="5"/>
          <table:table-cell office:value-type="float" office:value="0.00000000001746" calcext:value-type="float">
            <text:p>17,46E-12</text:p>
          </table:table-cell>
          <table:table-cell office:value-type="float" office:value="0.00049525" calcext:value-type="float">
            <text:p>495,25E-06</text:p>
          </table:table-cell>
          <table:table-cell table:formula="of:=([.N80]-[.N78])/([.A80]-[.A78])" office:value-type="float" office:value="0.0015905" calcext:value-type="float">
            <text:p>1,59E-03</text:p>
          </table:table-cell>
          <table:table-cell table:formula="of:=[.N79]/(SQRT(ABS([.O79])))" office:value-type="float" office:value="0.0124181713328415" calcext:value-type="float">
            <text:p>12,42E-03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002198" calcext:value-type="float">
            <text:p>21,98E-12</text:p>
          </table:table-cell>
          <table:table-cell office:value-type="float" office:value="0.00020397" calcext:value-type="float">
            <text:p>203,97E-06</text:p>
          </table:table-cell>
          <table:table-cell table:formula="of:=([.D81]-[.D79])/([.A81]-[.A79])" office:value-type="float" office:value="0.000495000000000001" calcext:value-type="float">
            <text:p>495,00E-06</text:p>
          </table:table-cell>
          <table:table-cell table:formula="of:=[.D80]/(SQRT(ABS([.E80])))" office:value-type="float" office:value="0.00916776972977516" calcext:value-type="float">
            <text:p>9,17E-03</text:p>
          </table:table-cell>
          <table:table-cell table:formula="of:=([.A80]-0.56)*[.$E$62]+0.000105" office:value-type="float" office:value="0.000214152" calcext:value-type="float">
            <text:p>2,14E-04</text:p>
          </table:table-cell>
          <table:table-cell table:number-columns-repeated="5"/>
          <table:table-cell office:value-type="float" office:value="0.00000000001406" calcext:value-type="float">
            <text:p>14,06E-12</text:p>
          </table:table-cell>
          <table:table-cell office:value-type="float" office:value="0.00051141" calcext:value-type="float">
            <text:p>511,41E-06</text:p>
          </table:table-cell>
          <table:table-cell table:formula="of:=([.N81]-[.N79])/([.A81]-[.A79])" office:value-type="float" office:value="0.001595" calcext:value-type="float">
            <text:p>1,60E-03</text:p>
          </table:table-cell>
          <table:table-cell table:formula="of:=[.N80]/(SQRT(ABS([.O80])))" office:value-type="float" office:value="0.0128052738963729" calcext:value-type="float">
            <text:p>12,81E-03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002014" calcext:value-type="float">
            <text:p>20,14E-12</text:p>
          </table:table-cell>
          <table:table-cell office:value-type="float" office:value="0.00020899" calcext:value-type="float">
            <text:p>208,99E-06</text:p>
          </table:table-cell>
          <table:table-cell table:formula="of:=([.D82]-[.D80])/([.A82]-[.A80])" office:value-type="float" office:value="0.000492" calcext:value-type="float">
            <text:p>492,00E-06</text:p>
          </table:table-cell>
          <table:table-cell table:formula="of:=[.D81]/(SQRT(ABS([.E81])))" office:value-type="float" office:value="0.00942199684745734" calcext:value-type="float">
            <text:p>9,42E-03</text:p>
          </table:table-cell>
          <table:table-cell table:formula="of:=([.A81]-0.56)*[.$E$62]+0.000105" office:value-type="float" office:value="0.000220216" calcext:value-type="float">
            <text:p>2,20E-04</text:p>
          </table:table-cell>
          <table:table-cell table:number-columns-repeated="5"/>
          <table:table-cell office:value-type="float" office:value="0.00000000000992" calcext:value-type="float">
            <text:p>9,92E-12</text:p>
          </table:table-cell>
          <table:table-cell office:value-type="float" office:value="0.00052715" calcext:value-type="float">
            <text:p>527,15E-06</text:p>
          </table:table-cell>
          <table:table-cell table:formula="of:=([.N82]-[.N80])/([.A82]-[.A80])" office:value-type="float" office:value="0.0015525" calcext:value-type="float">
            <text:p>1,55E-03</text:p>
          </table:table-cell>
          <table:table-cell table:formula="of:=[.N81]/(SQRT(ABS([.O81])))" office:value-type="float" office:value="0.013378838350917" calcext:value-type="float">
            <text:p>13,38E-03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001833" calcext:value-type="float">
            <text:p>18,33E-12</text:p>
          </table:table-cell>
          <table:table-cell office:value-type="float" office:value="0.00021381" calcext:value-type="float">
            <text:p>213,81E-06</text:p>
          </table:table-cell>
          <table:table-cell table:formula="of:=([.D83]-[.D81])/([.A83]-[.A81])" office:value-type="float" office:value="0.000475499999999999" calcext:value-type="float">
            <text:p>475,50E-06</text:p>
          </table:table-cell>
          <table:table-cell table:formula="of:=[.D82]/(SQRT(ABS([.E82])))" office:value-type="float" office:value="0.00980511638153881" calcext:value-type="float">
            <text:p>9,81E-03</text:p>
          </table:table-cell>
          <table:table-cell table:formula="of:=([.A82]-0.56)*[.$E$62]+0.000105" office:value-type="float" office:value="0.00022628" calcext:value-type="float">
            <text:p>2,26E-04</text:p>
          </table:table-cell>
          <table:table-cell table:number-columns-repeated="5"/>
          <table:table-cell office:value-type="float" office:value="0.0000000000181" calcext:value-type="float">
            <text:p>18,10E-12</text:p>
          </table:table-cell>
          <table:table-cell office:value-type="float" office:value="0.00054246" calcext:value-type="float">
            <text:p>542,46E-06</text:p>
          </table:table-cell>
          <table:table-cell table:formula="of:=([.N83]-[.N81])/([.A83]-[.A81])" office:value-type="float" office:value="0.001591" calcext:value-type="float">
            <text:p>1,59E-03</text:p>
          </table:table-cell>
          <table:table-cell table:formula="of:=[.N82]/(SQRT(ABS([.O82])))" office:value-type="float" office:value="0.0135998033871247" calcext:value-type="float">
            <text:p>13,60E-0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001745" calcext:value-type="float">
            <text:p>17,45E-12</text:p>
          </table:table-cell>
          <table:table-cell office:value-type="float" office:value="0.0002185" calcext:value-type="float">
            <text:p>218,50E-06</text:p>
          </table:table-cell>
          <table:table-cell table:formula="of:=([.D84]-[.D82])/([.A84]-[.A82])" office:value-type="float" office:value="0.0004605" calcext:value-type="float">
            <text:p>460,50E-06</text:p>
          </table:table-cell>
          <table:table-cell table:formula="of:=[.D83]/(SQRT(ABS([.E83])))" office:value-type="float" office:value="0.0101820827922946" calcext:value-type="float">
            <text:p>10,18E-03</text:p>
          </table:table-cell>
          <table:table-cell table:formula="of:=([.A83]-0.56)*[.$E$62]+0.000105" office:value-type="float" office:value="0.000232344" calcext:value-type="float">
            <text:p>2,32E-04</text:p>
          </table:table-cell>
          <table:table-cell table:number-columns-repeated="5"/>
          <table:table-cell office:value-type="float" office:value="0.00000000002213" calcext:value-type="float">
            <text:p>22,13E-12</text:p>
          </table:table-cell>
          <table:table-cell office:value-type="float" office:value="0.00055897" calcext:value-type="float">
            <text:p>558,97E-06</text:p>
          </table:table-cell>
          <table:table-cell table:formula="of:=([.N84]-[.N82])/([.A84]-[.A82])" office:value-type="float" office:value="0.00160199999999999" calcext:value-type="float">
            <text:p>1,60E-03</text:p>
          </table:table-cell>
          <table:table-cell table:formula="of:=[.N83]/(SQRT(ABS([.O83])))" office:value-type="float" office:value="0.0139655242732673" calcext:value-type="float">
            <text:p>13,97E-03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002392" calcext:value-type="float">
            <text:p>23,92E-12</text:p>
          </table:table-cell>
          <table:table-cell office:value-type="float" office:value="0.00022302" calcext:value-type="float">
            <text:p>223,02E-06</text:p>
          </table:table-cell>
          <table:table-cell table:formula="of:=([.D85]-[.D83])/([.A85]-[.A83])" office:value-type="float" office:value="0.0004645" calcext:value-type="float">
            <text:p>464,50E-06</text:p>
          </table:table-cell>
          <table:table-cell table:formula="of:=[.D84]/(SQRT(ABS([.E84])))" office:value-type="float" office:value="0.0103478697203951" calcext:value-type="float">
            <text:p>10,35E-03</text:p>
          </table:table-cell>
          <table:table-cell table:formula="of:=([.A84]-0.56)*[.$E$62]+0.000105" office:value-type="float" office:value="0.000238408" calcext:value-type="float">
            <text:p>2,38E-04</text:p>
          </table:table-cell>
          <table:table-cell table:number-columns-repeated="5"/>
          <table:table-cell office:value-type="float" office:value="0.0000000000169" calcext:value-type="float">
            <text:p>16,90E-12</text:p>
          </table:table-cell>
          <table:table-cell office:value-type="float" office:value="0.0005745" calcext:value-type="float">
            <text:p>574,50E-06</text:p>
          </table:table-cell>
          <table:table-cell table:formula="of:=([.N85]-[.N83])/([.A85]-[.A83])" office:value-type="float" office:value="0.0015605" calcext:value-type="float">
            <text:p>1,56E-03</text:p>
          </table:table-cell>
          <table:table-cell table:formula="of:=[.N84]/(SQRT(ABS([.O84])))" office:value-type="float" office:value="0.0145431387152542" calcext:value-type="float">
            <text:p>14,54E-03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002805" calcext:value-type="float">
            <text:p>28,05E-12</text:p>
          </table:table-cell>
          <table:table-cell office:value-type="float" office:value="0.00022779" calcext:value-type="float">
            <text:p>227,79E-06</text:p>
          </table:table-cell>
          <table:table-cell table:formula="of:=([.D86]-[.D84])/([.A86]-[.A84])" office:value-type="float" office:value="0.000467499999999999" calcext:value-type="float">
            <text:p>467,50E-06</text:p>
          </table:table-cell>
          <table:table-cell table:formula="of:=[.D85]/(SQRT(ABS([.E85])))" office:value-type="float" office:value="0.0105352257703424" calcext:value-type="float">
            <text:p>10,54E-03</text:p>
          </table:table-cell>
          <table:table-cell table:formula="of:=([.A85]-0.56)*[.$E$62]+0.000105" office:value-type="float" office:value="0.000244472" calcext:value-type="float">
            <text:p>2,44E-04</text:p>
          </table:table-cell>
          <table:table-cell table:number-columns-repeated="5"/>
          <table:table-cell office:value-type="float" office:value="0.00000000001242" calcext:value-type="float">
            <text:p>12,42E-12</text:p>
          </table:table-cell>
          <table:table-cell office:value-type="float" office:value="0.00059018" calcext:value-type="float">
            <text:p>590,18E-06</text:p>
          </table:table-cell>
          <table:table-cell table:formula="of:=([.N86]-[.N84])/([.A86]-[.A84])" office:value-type="float" office:value="0.0015605" calcext:value-type="float">
            <text:p>1,56E-03</text:p>
          </table:table-cell>
          <table:table-cell table:formula="of:=[.N85]/(SQRT(ABS([.O85])))" office:value-type="float" office:value="0.014940068941634" calcext:value-type="float">
            <text:p>14,94E-03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0000002883" calcext:value-type="float">
            <text:p>28,83E-12</text:p>
          </table:table-cell>
          <table:table-cell office:value-type="float" office:value="0.00023237" calcext:value-type="float">
            <text:p>232,37E-06</text:p>
          </table:table-cell>
          <table:table-cell table:formula="of:=([.D87]-[.D85])/([.A87]-[.A85])" office:value-type="float" office:value="0.000443499999999999" calcext:value-type="float">
            <text:p>443,50E-06</text:p>
          </table:table-cell>
          <table:table-cell table:formula="of:=[.D86]/(SQRT(ABS([.E86])))" office:value-type="float" office:value="0.011034006765394" calcext:value-type="float">
            <text:p>11,03E-03</text:p>
          </table:table-cell>
          <table:table-cell table:formula="of:=([.A86]-0.56)*[.$E$62]+0.000105" office:value-type="float" office:value="0.000250536" calcext:value-type="float">
            <text:p>2,51E-04</text:p>
          </table:table-cell>
          <table:table-cell table:number-columns-repeated="5"/>
          <table:table-cell office:value-type="float" office:value="0.00000000001628" calcext:value-type="float">
            <text:p>16,28E-12</text:p>
          </table:table-cell>
          <table:table-cell office:value-type="float" office:value="0.00060571" calcext:value-type="float">
            <text:p>605,71E-06</text:p>
          </table:table-cell>
          <table:table-cell table:formula="of:=([.N87]-[.N85])/([.A87]-[.A85])" office:value-type="float" office:value="0.0015385" calcext:value-type="float">
            <text:p>1,54E-03</text:p>
          </table:table-cell>
          <table:table-cell table:formula="of:=[.N86]/(SQRT(ABS([.O86])))" office:value-type="float" office:value="0.0154424425185664" calcext:value-type="float">
            <text:p>15,44E-03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0000004182" calcext:value-type="float">
            <text:p>41,82E-12</text:p>
          </table:table-cell>
          <table:table-cell office:value-type="float" office:value="0.00023666" calcext:value-type="float">
            <text:p>236,66E-06</text:p>
          </table:table-cell>
          <table:table-cell table:formula="of:=([.D88]-[.D86])/([.A88]-[.A86])" office:value-type="float" office:value="0.0004345" calcext:value-type="float">
            <text:p>434,50E-06</text:p>
          </table:table-cell>
          <table:table-cell table:formula="of:=[.D87]/(SQRT(ABS([.E87])))" office:value-type="float" office:value="0.0113535053721198" calcext:value-type="float">
            <text:p>11,35E-03</text:p>
          </table:table-cell>
          <table:table-cell table:formula="of:=([.A87]-0.56)*[.$E$62]+0.000105" office:value-type="float" office:value="0.0002566" calcext:value-type="float">
            <text:p>2,57E-04</text:p>
          </table:table-cell>
          <table:table-cell table:number-columns-repeated="5"/>
          <table:table-cell office:value-type="float" office:value="0.00000000002616" calcext:value-type="float">
            <text:p>26,16E-12</text:p>
          </table:table-cell>
          <table:table-cell office:value-type="float" office:value="0.00062095" calcext:value-type="float">
            <text:p>620,95E-06</text:p>
          </table:table-cell>
          <table:table-cell table:formula="of:=([.N88]-[.N86])/([.A88]-[.A86])" office:value-type="float" office:value="0.0015555" calcext:value-type="float">
            <text:p>1,56E-03</text:p>
          </table:table-cell>
          <table:table-cell table:formula="of:=[.N87]/(SQRT(ABS([.O87])))" office:value-type="float" office:value="0.015744237183813" calcext:value-type="float">
            <text:p>15,74E-03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004042" calcext:value-type="float">
            <text:p>40,42E-12</text:p>
          </table:table-cell>
          <table:table-cell office:value-type="float" office:value="0.00024106" calcext:value-type="float">
            <text:p>241,06E-06</text:p>
          </table:table-cell>
          <table:table-cell table:formula="of:=([.D89]-[.D87])/([.A89]-[.A87])" office:value-type="float" office:value="0.000447" calcext:value-type="float">
            <text:p>447,00E-06</text:p>
          </table:table-cell>
          <table:table-cell table:formula="of:=[.D88]/(SQRT(ABS([.E88])))" office:value-type="float" office:value="0.0114017467557727" calcext:value-type="float">
            <text:p>11,40E-03</text:p>
          </table:table-cell>
          <table:table-cell table:formula="of:=([.A88]-0.56)*[.$E$62]+0.000105" office:value-type="float" office:value="0.000262664" calcext:value-type="float">
            <text:p>2,63E-04</text:p>
          </table:table-cell>
          <table:table-cell table:number-columns-repeated="5"/>
          <table:table-cell office:value-type="float" office:value="0.00000000002737" calcext:value-type="float">
            <text:p>27,37E-12</text:p>
          </table:table-cell>
          <table:table-cell office:value-type="float" office:value="0.00063682" calcext:value-type="float">
            <text:p>636,82E-06</text:p>
          </table:table-cell>
          <table:table-cell table:formula="of:=([.N89]-[.N87])/([.A89]-[.A87])" office:value-type="float" office:value="0.0015605" calcext:value-type="float">
            <text:p>1,56E-03</text:p>
          </table:table-cell>
          <table:table-cell table:formula="of:=[.N88]/(SQRT(ABS([.O88])))" office:value-type="float" office:value="0.0161207338496922" calcext:value-type="float">
            <text:p>16,12E-03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003609" calcext:value-type="float">
            <text:p>36,09E-12</text:p>
          </table:table-cell>
          <table:table-cell office:value-type="float" office:value="0.0002456" calcext:value-type="float">
            <text:p>245,60E-06</text:p>
          </table:table-cell>
          <table:table-cell table:formula="of:=([.D90]-[.D88])/([.A90]-[.A88])" office:value-type="float" office:value="0.000419000000000003" calcext:value-type="float">
            <text:p>419,00E-06</text:p>
          </table:table-cell>
          <table:table-cell table:formula="of:=[.D89]/(SQRT(ABS([.E89])))" office:value-type="float" office:value="0.0119983451524025" calcext:value-type="float">
            <text:p>12,00E-03</text:p>
          </table:table-cell>
          <table:table-cell table:formula="of:=([.A89]-0.56)*[.$E$62]+0.000105" office:value-type="float" office:value="0.000268728" calcext:value-type="float">
            <text:p>2,69E-04</text:p>
          </table:table-cell>
          <table:table-cell table:number-columns-repeated="5"/>
          <table:table-cell office:value-type="float" office:value="0.00000000002415" calcext:value-type="float">
            <text:p>24,15E-12</text:p>
          </table:table-cell>
          <table:table-cell office:value-type="float" office:value="0.00065216" calcext:value-type="float">
            <text:p>652,16E-06</text:p>
          </table:table-cell>
          <table:table-cell table:formula="of:=([.N90]-[.N88])/([.A90]-[.A88])" office:value-type="float" office:value="0.00153850000000001" calcext:value-type="float">
            <text:p>1,54E-03</text:p>
          </table:table-cell>
          <table:table-cell table:formula="of:=[.N89]/(SQRT(ABS([.O89])))" office:value-type="float" office:value="0.0166266749977848" calcext:value-type="float">
            <text:p>16,63E-03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0004013" calcext:value-type="float">
            <text:p>40,13E-12</text:p>
          </table:table-cell>
          <table:table-cell office:value-type="float" office:value="0.00024944" calcext:value-type="float">
            <text:p>249,44E-06</text:p>
          </table:table-cell>
          <table:table-cell table:formula="of:=([.D91]-[.D89])/([.A91]-[.A89])" office:value-type="float" office:value="0.000409000000000002" calcext:value-type="float">
            <text:p>409,00E-06</text:p>
          </table:table-cell>
          <table:table-cell table:formula="of:=[.D90]/(SQRT(ABS([.E90])))" office:value-type="float" office:value="0.0123340141929734" calcext:value-type="float">
            <text:p>12,33E-03</text:p>
          </table:table-cell>
          <table:table-cell table:formula="of:=([.A90]-0.56)*[.$E$62]+0.000105" office:value-type="float" office:value="0.000274792" calcext:value-type="float">
            <text:p>2,75E-04</text:p>
          </table:table-cell>
          <table:table-cell table:number-columns-repeated="5"/>
          <table:table-cell office:value-type="float" office:value="0.00000000003357" calcext:value-type="float">
            <text:p>33,57E-12</text:p>
          </table:table-cell>
          <table:table-cell office:value-type="float" office:value="0.00066759" calcext:value-type="float">
            <text:p>667,59E-06</text:p>
          </table:table-cell>
          <table:table-cell table:formula="of:=([.N91]-[.N89])/([.A91]-[.A89])" office:value-type="float" office:value="0.00151550000000001" calcext:value-type="float">
            <text:p>1,52E-03</text:p>
          </table:table-cell>
          <table:table-cell table:formula="of:=[.N90]/(SQRT(ABS([.O90])))" office:value-type="float" office:value="0.0171487256443159" calcext:value-type="float">
            <text:p>17,15E-03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0004107" calcext:value-type="float">
            <text:p>41,07E-12</text:p>
          </table:table-cell>
          <table:table-cell office:value-type="float" office:value="0.00025378" calcext:value-type="float">
            <text:p>253,78E-06</text:p>
          </table:table-cell>
          <table:table-cell table:formula="of:=([.D92]-[.D90])/([.A92]-[.A90])" office:value-type="float" office:value="0.000422499999999998" calcext:value-type="float">
            <text:p>422,50E-06</text:p>
          </table:table-cell>
          <table:table-cell table:formula="of:=[.D91]/(SQRT(ABS([.E91])))" office:value-type="float" office:value="0.0123465049938082" calcext:value-type="float">
            <text:p>12,35E-03</text:p>
          </table:table-cell>
          <table:table-cell table:formula="of:=([.A91]-0.56)*[.$E$62]+0.000105" office:value-type="float" office:value="0.000280856" calcext:value-type="float">
            <text:p>2,81E-04</text:p>
          </table:table-cell>
          <table:table-cell table:number-columns-repeated="5"/>
          <table:table-cell office:value-type="float" office:value="0.00000000003748" calcext:value-type="float">
            <text:p>37,48E-12</text:p>
          </table:table-cell>
          <table:table-cell office:value-type="float" office:value="0.00068247" calcext:value-type="float">
            <text:p>682,47E-06</text:p>
          </table:table-cell>
          <table:table-cell table:formula="of:=([.N92]-[.N90])/([.A92]-[.A90])" office:value-type="float" office:value="0.00147" calcext:value-type="float">
            <text:p>1,47E-03</text:p>
          </table:table-cell>
          <table:table-cell table:formula="of:=[.N91]/(SQRT(ABS([.O91])))" office:value-type="float" office:value="0.0178002006581215" calcext:value-type="float">
            <text:p>17,80E-03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0004332" calcext:value-type="float">
            <text:p>43,32E-12</text:p>
          </table:table-cell>
          <table:table-cell office:value-type="float" office:value="0.00025789" calcext:value-type="float">
            <text:p>257,89E-06</text:p>
          </table:table-cell>
          <table:table-cell table:formula="of:=([.D93]-[.D91])/([.A93]-[.A91])" office:value-type="float" office:value="0.000409999999999999" calcext:value-type="float">
            <text:p>410,00E-06</text:p>
          </table:table-cell>
          <table:table-cell table:formula="of:=[.D92]/(SQRT(ABS([.E92])))" office:value-type="float" office:value="0.0127362792839982" calcext:value-type="float">
            <text:p>12,74E-03</text:p>
          </table:table-cell>
          <table:table-cell table:formula="of:=([.A92]-0.56)*[.$E$62]+0.000105" office:value-type="float" office:value="0.00028692" calcext:value-type="float">
            <text:p>2,87E-04</text:p>
          </table:table-cell>
          <table:table-cell table:number-columns-repeated="5"/>
          <table:table-cell office:value-type="float" office:value="0.00000000003378" calcext:value-type="float">
            <text:p>33,78E-12</text:p>
          </table:table-cell>
          <table:table-cell office:value-type="float" office:value="0.00069699" calcext:value-type="float">
            <text:p>696,99E-06</text:p>
          </table:table-cell>
          <table:table-cell table:formula="of:=([.N93]-[.N91])/([.A93]-[.A91])" office:value-type="float" office:value="0.0014645" calcext:value-type="float">
            <text:p>1,46E-03</text:p>
          </table:table-cell>
          <table:table-cell table:formula="of:=[.N92]/(SQRT(ABS([.O92])))" office:value-type="float" office:value="0.0182130155813193" calcext:value-type="float">
            <text:p>18,21E-03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0004988" calcext:value-type="float">
            <text:p>49,88E-12</text:p>
          </table:table-cell>
          <table:table-cell office:value-type="float" office:value="0.00026198" calcext:value-type="float">
            <text:p>261,98E-06</text:p>
          </table:table-cell>
          <table:table-cell table:formula="of:=([.D94]-[.D92])/([.A94]-[.A92])" office:value-type="float" office:value="0.000390000000000001" calcext:value-type="float">
            <text:p>390,00E-06</text:p>
          </table:table-cell>
          <table:table-cell table:formula="of:=[.D93]/(SQRT(ABS([.E93])))" office:value-type="float" office:value="0.0132658729694289" calcext:value-type="float">
            <text:p>13,27E-03</text:p>
          </table:table-cell>
          <table:table-cell table:formula="of:=([.A93]-0.56)*[.$E$62]+0.000105" office:value-type="float" office:value="0.000292984" calcext:value-type="float">
            <text:p>2,93E-04</text:p>
          </table:table-cell>
          <table:table-cell table:number-columns-repeated="5"/>
          <table:table-cell office:value-type="float" office:value="0.00000000003696" calcext:value-type="float">
            <text:p>36,96E-12</text:p>
          </table:table-cell>
          <table:table-cell office:value-type="float" office:value="0.00071176" calcext:value-type="float">
            <text:p>711,76E-06</text:p>
          </table:table-cell>
          <table:table-cell table:formula="of:=([.N94]-[.N92])/([.A94]-[.A92])" office:value-type="float" office:value="0.001545" calcext:value-type="float">
            <text:p>1,55E-03</text:p>
          </table:table-cell>
          <table:table-cell table:formula="of:=[.N93]/(SQRT(ABS([.O93])))" office:value-type="float" office:value="0.0181079520445905" calcext:value-type="float">
            <text:p>18,11E-03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0004908" calcext:value-type="float">
            <text:p>49,08E-12</text:p>
          </table:table-cell>
          <table:table-cell office:value-type="float" office:value="0.00026569" calcext:value-type="float">
            <text:p>265,69E-06</text:p>
          </table:table-cell>
          <table:table-cell table:formula="of:=([.D95]-[.D93])/([.A95]-[.A93])" office:value-type="float" office:value="0.000394500000000001" calcext:value-type="float">
            <text:p>394,50E-06</text:p>
          </table:table-cell>
          <table:table-cell table:formula="of:=[.D94]/(SQRT(ABS([.E94])))" office:value-type="float" office:value="0.0133767837112965" calcext:value-type="float">
            <text:p>13,38E-03</text:p>
          </table:table-cell>
          <table:table-cell table:formula="of:=([.A94]-0.56)*[.$E$62]+0.000105" office:value-type="float" office:value="0.000299048" calcext:value-type="float">
            <text:p>2,99E-04</text:p>
          </table:table-cell>
          <table:table-cell table:number-columns-repeated="5"/>
          <table:table-cell office:value-type="float" office:value="0.00000000004214" calcext:value-type="float">
            <text:p>42,14E-12</text:p>
          </table:table-cell>
          <table:table-cell office:value-type="float" office:value="0.00072789" calcext:value-type="float">
            <text:p>727,89E-06</text:p>
          </table:table-cell>
          <table:table-cell table:formula="of:=([.N95]-[.N93])/([.A95]-[.A93])" office:value-type="float" office:value="0.0014855" calcext:value-type="float">
            <text:p>1,49E-03</text:p>
          </table:table-cell>
          <table:table-cell table:formula="of:=[.N94]/(SQRT(ABS([.O94])))" office:value-type="float" office:value="0.0188855407658036" calcext:value-type="float">
            <text:p>18,89E-03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000535" calcext:value-type="float">
            <text:p>53,50E-12</text:p>
          </table:table-cell>
          <table:table-cell office:value-type="float" office:value="0.00026987" calcext:value-type="float">
            <text:p>269,87E-06</text:p>
          </table:table-cell>
          <table:table-cell table:formula="of:=([.D96]-[.D94])/([.A96]-[.A94])" office:value-type="float" office:value="0.0004025" calcext:value-type="float">
            <text:p>402,50E-06</text:p>
          </table:table-cell>
          <table:table-cell table:formula="of:=[.D95]/(SQRT(ABS([.E95])))" office:value-type="float" office:value="0.0134515294473175" calcext:value-type="float">
            <text:p>13,45E-03</text:p>
          </table:table-cell>
          <table:table-cell table:formula="of:=([.A95]-0.56)*[.$E$62]+0.000105" office:value-type="float" office:value="0.000305112" calcext:value-type="float">
            <text:p>3,05E-04</text:p>
          </table:table-cell>
          <table:table-cell table:number-columns-repeated="5"/>
          <table:table-cell office:value-type="float" office:value="0.00000000003918" calcext:value-type="float">
            <text:p>39,18E-12</text:p>
          </table:table-cell>
          <table:table-cell office:value-type="float" office:value="0.00074147" calcext:value-type="float">
            <text:p>741,47E-06</text:p>
          </table:table-cell>
          <table:table-cell table:formula="of:=([.N96]-[.N94])/([.A96]-[.A94])" office:value-type="float" office:value="0.0014445" calcext:value-type="float">
            <text:p>1,44E-03</text:p>
          </table:table-cell>
          <table:table-cell table:formula="of:=[.N95]/(SQRT(ABS([.O95])))" office:value-type="float" office:value="0.0195089911179687" calcext:value-type="float">
            <text:p>19,51E-03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0005849" calcext:value-type="float">
            <text:p>58,49E-12</text:p>
          </table:table-cell>
          <table:table-cell office:value-type="float" office:value="0.00027374" calcext:value-type="float">
            <text:p>273,74E-06</text:p>
          </table:table-cell>
          <table:table-cell table:formula="of:=([.D97]-[.D95])/([.A97]-[.A95])" office:value-type="float" office:value="0.000393499999999999" calcext:value-type="float">
            <text:p>393,50E-06</text:p>
          </table:table-cell>
          <table:table-cell table:formula="of:=[.D96]/(SQRT(ABS([.E96])))" office:value-type="float" office:value="0.0137995808271053" calcext:value-type="float">
            <text:p>13,80E-03</text:p>
          </table:table-cell>
          <table:table-cell table:formula="of:=([.A96]-0.56)*[.$E$62]+0.000105" office:value-type="float" office:value="0.000311176" calcext:value-type="float">
            <text:p>3,11E-04</text:p>
          </table:table-cell>
          <table:table-cell table:number-columns-repeated="5"/>
          <table:table-cell office:value-type="float" office:value="0.00000000003896" calcext:value-type="float">
            <text:p>38,96E-12</text:p>
          </table:table-cell>
          <table:table-cell office:value-type="float" office:value="0.00075678" calcext:value-type="float">
            <text:p>756,78E-06</text:p>
          </table:table-cell>
          <table:table-cell table:formula="of:=([.N97]-[.N95])/([.A97]-[.A95])" office:value-type="float" office:value="0.001504" calcext:value-type="float">
            <text:p>1,50E-03</text:p>
          </table:table-cell>
          <table:table-cell table:formula="of:=[.N96]/(SQRT(ABS([.O96])))" office:value-type="float" office:value="0.0195139742685932" calcext:value-type="float">
            <text:p>19,51E-03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0006614" calcext:value-type="float">
            <text:p>66,14E-12</text:p>
          </table:table-cell>
          <table:table-cell office:value-type="float" office:value="0.00027774" calcext:value-type="float">
            <text:p>277,74E-06</text:p>
          </table:table-cell>
          <table:table-cell table:formula="of:=([.D98]-[.D96])/([.A98]-[.A96])" office:value-type="float" office:value="0.000372999999999999" calcext:value-type="float">
            <text:p>373,00E-06</text:p>
          </table:table-cell>
          <table:table-cell table:formula="of:=[.D97]/(SQRT(ABS([.E97])))" office:value-type="float" office:value="0.0143808320818822" calcext:value-type="float">
            <text:p>14,38E-03</text:p>
          </table:table-cell>
          <table:table-cell table:formula="of:=([.A97]-0.56)*[.$E$62]+0.000105" office:value-type="float" office:value="0.00031724" calcext:value-type="float">
            <text:p>3,17E-04</text:p>
          </table:table-cell>
          <table:table-cell table:number-columns-repeated="5"/>
          <table:table-cell office:value-type="float" office:value="0.00000000004592" calcext:value-type="float">
            <text:p>45,92E-12</text:p>
          </table:table-cell>
          <table:table-cell office:value-type="float" office:value="0.00077155" calcext:value-type="float">
            <text:p>771,55E-06</text:p>
          </table:table-cell>
          <table:table-cell table:formula="of:=([.N98]-[.N96])/([.A98]-[.A96])" office:value-type="float" office:value="0.00146" calcext:value-type="float">
            <text:p>1,46E-03</text:p>
          </table:table-cell>
          <table:table-cell table:formula="of:=[.N97]/(SQRT(ABS([.O97])))" office:value-type="float" office:value="0.020192386373724" calcext:value-type="float">
            <text:p>20,19E-03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000737" calcext:value-type="float">
            <text:p>73,70E-12</text:p>
          </table:table-cell>
          <table:table-cell office:value-type="float" office:value="0.0002812" calcext:value-type="float">
            <text:p>281,20E-06</text:p>
          </table:table-cell>
          <table:table-cell table:formula="of:=([.D99]-[.D97])/([.A99]-[.A97])" office:value-type="float" office:value="0.0003495" calcext:value-type="float">
            <text:p>349,50E-06</text:p>
          </table:table-cell>
          <table:table-cell table:formula="of:=[.D98]/(SQRT(ABS([.E98])))" office:value-type="float" office:value="0.0150415200278975" calcext:value-type="float">
            <text:p>15,04E-03</text:p>
          </table:table-cell>
          <table:table-cell table:formula="of:=([.A98]-0.56)*[.$E$62]+0.000105" office:value-type="float" office:value="0.000323304" calcext:value-type="float">
            <text:p>3,23E-04</text:p>
          </table:table-cell>
          <table:table-cell table:number-columns-repeated="5"/>
          <table:table-cell office:value-type="float" office:value="0.00000000005095" calcext:value-type="float">
            <text:p>50,95E-12</text:p>
          </table:table-cell>
          <table:table-cell office:value-type="float" office:value="0.00078598" calcext:value-type="float">
            <text:p>785,98E-06</text:p>
          </table:table-cell>
          <table:table-cell table:formula="of:=([.N99]-[.N97])/([.A99]-[.A97])" office:value-type="float" office:value="0.00144" calcext:value-type="float">
            <text:p>1,44E-03</text:p>
          </table:table-cell>
          <table:table-cell table:formula="of:=[.N98]/(SQRT(ABS([.O98])))" office:value-type="float" office:value="0.0207123916278262" calcext:value-type="float">
            <text:p>20,71E-03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0007509" calcext:value-type="float">
            <text:p>75,09E-12</text:p>
          </table:table-cell>
          <table:table-cell office:value-type="float" office:value="0.00028473" calcext:value-type="float">
            <text:p>284,73E-06</text:p>
          </table:table-cell>
          <table:table-cell table:formula="of:=([.D100]-[.D98])/([.A100]-[.A98])" office:value-type="float" office:value="0.0003545" calcext:value-type="float">
            <text:p>354,50E-06</text:p>
          </table:table-cell>
          <table:table-cell table:formula="of:=[.D99]/(SQRT(ABS([.E99])))" office:value-type="float" office:value="0.0151225527598555" calcext:value-type="float">
            <text:p>15,12E-03</text:p>
          </table:table-cell>
          <table:table-cell table:formula="of:=([.A99]-0.56)*[.$E$62]+0.000105" office:value-type="float" office:value="0.000329368" calcext:value-type="float">
            <text:p>3,29E-04</text:p>
          </table:table-cell>
          <table:table-cell table:number-columns-repeated="5"/>
          <table:table-cell office:value-type="float" office:value="0.00000000005886" calcext:value-type="float">
            <text:p>58,86E-12</text:p>
          </table:table-cell>
          <table:table-cell office:value-type="float" office:value="0.00080035" calcext:value-type="float">
            <text:p>800,35E-06</text:p>
          </table:table-cell>
          <table:table-cell table:formula="of:=([.N100]-[.N98])/([.A100]-[.A98])" office:value-type="float" office:value="0.00144599999999999" calcext:value-type="float">
            <text:p>1,45E-03</text:p>
          </table:table-cell>
          <table:table-cell table:formula="of:=[.N99]/(SQRT(ABS([.O99])))" office:value-type="float" office:value="0.0210472714759819" calcext:value-type="float">
            <text:p>21,05E-03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0007842" calcext:value-type="float">
            <text:p>78,42E-12</text:p>
          </table:table-cell>
          <table:table-cell office:value-type="float" office:value="0.00028829" calcext:value-type="float">
            <text:p>288,29E-06</text:p>
          </table:table-cell>
          <table:table-cell table:formula="of:=([.D101]-[.D99])/([.A101]-[.A99])" office:value-type="float" office:value="0.000358999999999998" calcext:value-type="float">
            <text:p>359,00E-06</text:p>
          </table:table-cell>
          <table:table-cell table:formula="of:=[.D100]/(SQRT(ABS([.E100])))" office:value-type="float" office:value="0.0152153642569198" calcext:value-type="float">
            <text:p>15,22E-03</text:p>
          </table:table-cell>
          <table:table-cell table:formula="of:=([.A100]-0.56)*[.$E$62]+0.000105" office:value-type="float" office:value="0.000335432" calcext:value-type="float">
            <text:p>3,35E-04</text:p>
          </table:table-cell>
          <table:table-cell table:number-columns-repeated="5"/>
          <table:table-cell office:value-type="float" office:value="0.00000000005944" calcext:value-type="float">
            <text:p>59,44E-12</text:p>
          </table:table-cell>
          <table:table-cell office:value-type="float" office:value="0.0008149" calcext:value-type="float">
            <text:p>814,90E-06</text:p>
          </table:table-cell>
          <table:table-cell table:formula="of:=([.N101]-[.N99])/([.A101]-[.A99])" office:value-type="float" office:value="0.001468" calcext:value-type="float">
            <text:p>1,47E-03</text:p>
          </table:table-cell>
          <table:table-cell table:formula="of:=[.N100]/(SQRT(ABS([.O100])))" office:value-type="float" office:value="0.0212687168733493" calcext:value-type="float">
            <text:p>21,27E-03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0008522" calcext:value-type="float">
            <text:p>85,22E-12</text:p>
          </table:table-cell>
          <table:table-cell office:value-type="float" office:value="0.00029191" calcext:value-type="float">
            <text:p>291,91E-06</text:p>
          </table:table-cell>
          <table:table-cell table:formula="of:=([.D102]-[.D100])/([.A102]-[.A100])" office:value-type="float" office:value="0.000356000000000002" calcext:value-type="float">
            <text:p>356,00E-06</text:p>
          </table:table-cell>
          <table:table-cell table:formula="of:=[.D101]/(SQRT(ABS([.E101])))" office:value-type="float" office:value="0.0154711990576328" calcext:value-type="float">
            <text:p>15,47E-03</text:p>
          </table:table-cell>
          <table:table-cell table:formula="of:=([.A101]-0.56)*[.$E$62]+0.000105" office:value-type="float" office:value="0.000341496" calcext:value-type="float">
            <text:p>3,41E-04</text:p>
          </table:table-cell>
          <table:table-cell table:number-columns-repeated="5"/>
          <table:table-cell office:value-type="float" office:value="0.00000000006685" calcext:value-type="float">
            <text:p>66,85E-12</text:p>
          </table:table-cell>
          <table:table-cell office:value-type="float" office:value="0.00082971" calcext:value-type="float">
            <text:p>829,71E-06</text:p>
          </table:table-cell>
          <table:table-cell table:formula="of:=([.N102]-[.N100])/([.A102]-[.A100])" office:value-type="float" office:value="0.00143750000000001" calcext:value-type="float">
            <text:p>1,44E-03</text:p>
          </table:table-cell>
          <table:table-cell table:formula="of:=[.N101]/(SQRT(ABS([.O101])))" office:value-type="float" office:value="0.0218837829032487" calcext:value-type="float">
            <text:p>21,88E-03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0008817" calcext:value-type="float">
            <text:p>88,17E-12</text:p>
          </table:table-cell>
          <table:table-cell office:value-type="float" office:value="0.00029541" calcext:value-type="float">
            <text:p>295,41E-06</text:p>
          </table:table-cell>
          <table:table-cell table:formula="of:=([.D103]-[.D101])/([.A103]-[.A101])" office:value-type="float" office:value="0.000336500000000003" calcext:value-type="float">
            <text:p>336,50E-06</text:p>
          </table:table-cell>
          <table:table-cell table:formula="of:=[.D102]/(SQRT(ABS([.E102])))" office:value-type="float" office:value="0.0161039590805599" calcext:value-type="float">
            <text:p>16,10E-03</text:p>
          </table:table-cell>
          <table:table-cell table:formula="of:=([.A102]-0.56)*[.$E$62]+0.000105" office:value-type="float" office:value="0.00034756" calcext:value-type="float">
            <text:p>3,48E-04</text:p>
          </table:table-cell>
          <table:table-cell table:number-columns-repeated="5"/>
          <table:table-cell office:value-type="float" office:value="0.00000000007105" calcext:value-type="float">
            <text:p>71,05E-12</text:p>
          </table:table-cell>
          <table:table-cell office:value-type="float" office:value="0.00084365" calcext:value-type="float">
            <text:p>843,65E-06</text:p>
          </table:table-cell>
          <table:table-cell table:formula="of:=([.N103]-[.N101])/([.A103]-[.A101])" office:value-type="float" office:value="0.00141050000000001" calcext:value-type="float">
            <text:p>1,41E-03</text:p>
          </table:table-cell>
          <table:table-cell table:formula="of:=[.N102]/(SQRT(ABS([.O102])))" office:value-type="float" office:value="0.0224634142269367" calcext:value-type="float">
            <text:p>22,46E-03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000986" calcext:value-type="float">
            <text:p>98,60E-12</text:p>
          </table:table-cell>
          <table:table-cell office:value-type="float" office:value="0.00029864" calcext:value-type="float">
            <text:p>298,64E-06</text:p>
          </table:table-cell>
          <table:table-cell table:formula="of:=([.D104]-[.D102])/([.A104]-[.A102])" office:value-type="float" office:value="0.000320499999999999" calcext:value-type="float">
            <text:p>320,50E-06</text:p>
          </table:table-cell>
          <table:table-cell table:formula="of:=[.D103]/(SQRT(ABS([.E103])))" office:value-type="float" office:value="0.0166814562191454" calcext:value-type="float">
            <text:p>16,68E-03</text:p>
          </table:table-cell>
          <table:table-cell table:formula="of:=([.A103]-0.56)*[.$E$62]+0.000105" office:value-type="float" office:value="0.000353624" calcext:value-type="float">
            <text:p>3,54E-04</text:p>
          </table:table-cell>
          <table:table-cell table:number-columns-repeated="5"/>
          <table:table-cell office:value-type="float" office:value="0.00000000007383" calcext:value-type="float">
            <text:p>73,83E-12</text:p>
          </table:table-cell>
          <table:table-cell office:value-type="float" office:value="0.00085792" calcext:value-type="float">
            <text:p>857,92E-06</text:p>
          </table:table-cell>
          <table:table-cell table:formula="of:=([.N104]-[.N102])/([.A104]-[.A102])" office:value-type="float" office:value="0.0013715" calcext:value-type="float">
            <text:p>1,37E-03</text:p>
          </table:table-cell>
          <table:table-cell table:formula="of:=[.N103]/(SQRT(ABS([.O103])))" office:value-type="float" office:value="0.023165884479522" calcext:value-type="float">
            <text:p>23,17E-03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0011036" calcext:value-type="float">
            <text:p>110,36E-12</text:p>
          </table:table-cell>
          <table:table-cell office:value-type="float" office:value="0.00030182" calcext:value-type="float">
            <text:p>301,82E-06</text:p>
          </table:table-cell>
          <table:table-cell table:formula="of:=([.D105]-[.D103])/([.A105]-[.A103])" office:value-type="float" office:value="0.000299499999999999" calcext:value-type="float">
            <text:p>299,50E-06</text:p>
          </table:table-cell>
          <table:table-cell table:formula="of:=[.D104]/(SQRT(ABS([.E104])))" office:value-type="float" office:value="0.0174401253231012" calcext:value-type="float">
            <text:p>17,44E-03</text:p>
          </table:table-cell>
          <table:table-cell table:formula="of:=([.A104]-0.56)*[.$E$62]+0.000105" office:value-type="float" office:value="0.000359688" calcext:value-type="float">
            <text:p>3,60E-04</text:p>
          </table:table-cell>
          <table:table-cell table:number-columns-repeated="5"/>
          <table:table-cell office:value-type="float" office:value="0.00000000008367" calcext:value-type="float">
            <text:p>83,67E-12</text:p>
          </table:table-cell>
          <table:table-cell office:value-type="float" office:value="0.00087108" calcext:value-type="float">
            <text:p>871,08E-06</text:p>
          </table:table-cell>
          <table:table-cell table:formula="of:=([.N105]-[.N103])/([.A105]-[.A103])" office:value-type="float" office:value="0.0013925" calcext:value-type="float">
            <text:p>1,39E-03</text:p>
          </table:table-cell>
          <table:table-cell table:formula="of:=[.N104]/(SQRT(ABS([.O104])))" office:value-type="float" office:value="0.0233432026620309" calcext:value-type="float">
            <text:p>23,34E-03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0011248" calcext:value-type="float">
            <text:p>112,48E-12</text:p>
          </table:table-cell>
          <table:table-cell office:value-type="float" office:value="0.00030463" calcext:value-type="float">
            <text:p>304,63E-06</text:p>
          </table:table-cell>
          <table:table-cell table:formula="of:=([.D106]-[.D104])/([.A106]-[.A104])" office:value-type="float" office:value="0.000304" calcext:value-type="float">
            <text:p>304,00E-06</text:p>
          </table:table-cell>
          <table:table-cell table:formula="of:=[.D105]/(SQRT(ABS([.E105])))" office:value-type="float" office:value="0.0174717287522473" calcext:value-type="float">
            <text:p>17,47E-03</text:p>
          </table:table-cell>
          <table:table-cell table:formula="of:=([.A105]-0.56)*[.$E$62]+0.000105" office:value-type="float" office:value="0.000365752" calcext:value-type="float">
            <text:p>3,66E-04</text:p>
          </table:table-cell>
          <table:table-cell table:number-columns-repeated="5"/>
          <table:table-cell office:value-type="float" office:value="0.00000000008952" calcext:value-type="float">
            <text:p>89,52E-12</text:p>
          </table:table-cell>
          <table:table-cell office:value-type="float" office:value="0.00088577" calcext:value-type="float">
            <text:p>885,77E-06</text:p>
          </table:table-cell>
          <table:table-cell table:formula="of:=([.N106]-[.N104])/([.A106]-[.A104])" office:value-type="float" office:value="0.001428" calcext:value-type="float">
            <text:p>1,43E-03</text:p>
          </table:table-cell>
          <table:table-cell table:formula="of:=[.N105]/(SQRT(ABS([.O105])))" office:value-type="float" office:value="0.0234399598488796" calcext:value-type="float">
            <text:p>23,44E-0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0012" calcext:value-type="float">
            <text:p>120,00E-12</text:p>
          </table:table-cell>
          <table:table-cell office:value-type="float" office:value="0.0003079" calcext:value-type="float">
            <text:p>307,90E-06</text:p>
          </table:table-cell>
          <table:table-cell table:number-columns-repeated="8"/>
          <table:table-cell office:value-type="float" office:value="0.00000000010093" calcext:value-type="float">
            <text:p>100,93E-12</text:p>
          </table:table-cell>
          <table:table-cell office:value-type="float" office:value="0.00089964" calcext:value-type="float">
            <text:p>899,64E-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MAX([.E7:.E105])" office:value-type="float" office:value="0.0006064" calcext:value-type="float">
            <text:p>606,40E-06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formula="of:=(0.00002037*0.000000038 + 0.00000000000198 )/2" office:value-type="float" office:value="0.00000000000137703" calcext:value-type="float">
            <text:p>1,38E-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0.000000000001/(0.000000038)" office:value-type="float" office:value="0.0000263157894736842" calcext:value-type="float">
            <text:p>26,32E-06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formula="of:=(0.39-0.355)/(0.9)" office:value-type="float" office:value="0.0388888888888889" calcext:value-type="float">
            <text:p>38,89E-03</text:p>
          </table:table-cell>
          <table:table-cell office:value-type="float" office:value="0.04" calcext:value-type="float">
            <text:p>40,00E-03</text:p>
          </table:table-cell>
          <table:table-cell/>
          <table:table-cell table:formula="of:=(0.41-0.355)/(0.9)" office:value-type="float" office:value="0.0611111111111112" calcext:value-type="float">
            <text:p>61,11E-03</text:p>
          </table:table-cell>
          <table:table-cell table:number-columns-repeated="101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16-90" table:style-name="ta1">
        <table:shapes>
          <draw:frame draw:z-index="0" draw:style-name="gr1" draw:text-style-name="P1" svg:width="159.99mm" svg:height="89.99mm" svg:x="0mm" svg:y="59.11mm">
            <loext:p draw:notify-on-update-of-ranges="'FD16-90'.A6:'FD16-90'.A106 'FD16-90'.D5:'FD16-90'.D5 'FD16-90'.D6:'FD16-90'.D106 'FD16-90'.A6:'FD16-90'.A106 'FD16-90'.E5:'FD16-90'.E5 'FD16-90'.E6:'FD16-90'.E10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9mm" svg:height="89.99mm" svg:x="289.29mm" svg:y="59.29mm">
            <loext:p draw:notify-on-update-of-ranges="'FD16-90'.A6:'FD16-90'.A106 'FD16-90'.N5:'FD16-90'.N5 'FD16-90'.N6:'FD16-90'.N106 'FD16-90'.A6:'FD16-90'.A106 'FD16-90'.O5:'FD16-90'.O5 'FD16-90'.O6:'FD16-90'.O10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99mm" svg:height="89.99mm" svg:x="146.63mm" svg:y="154.53mm">
            <loext:p draw:notify-on-update-of-ranges="'FD16-90'.A6:'FD16-90'.A106 'FD16-90'.D5:'FD16-90'.D5 'FD16-90'.D6:'FD16-90'.D106 'FD16-90'.A6:'FD16-90'.A106 'FD16-90'.N5:'FD16-90'.N5 'FD16-90'.N6:'FD16-90'.N10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ce4"/>
        <table:table-column table:style-name="co1" table:number-columns-repeated="7" table:default-cell-style-name="Default"/>
        <table:table-column table:style-name="co1" table:number-columns-repeated="2" table:default-cell-style-name="ce7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20384" calcext:value-type="float">
            <text:p>-2,04E-06</text:p>
          </table:table-cell>
          <table:table-cell office:value-type="float" office:value="0.0000020368" calcext:value-type="float">
            <text:p>2,04E-06</text:p>
          </table:table-cell>
          <table:table-cell table:number-columns-repeated="8"/>
          <table:table-cell office:value-type="float" office:value="-0.000063872" calcext:value-type="float">
            <text:p>-6,39E-05</text:p>
          </table:table-cell>
          <table:table-cell office:value-type="float" office:value="0.000061633" calcext:value-type="float">
            <text:p>6,16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18158" calcext:value-type="float">
            <text:p>-1,82E-06</text:p>
          </table:table-cell>
          <table:table-cell office:value-type="float" office:value="0.0000018158" calcext:value-type="float">
            <text:p>1,82E-06</text:p>
          </table:table-cell>
          <table:table-cell table:formula="of:=([.D8]-[.D6])/([.A8]-[.A6])" office:value-type="float" office:value="-0.000022135" calcext:value-type="float">
            <text:p>-22,14E-06</text:p>
          </table:table-cell>
          <table:table-cell table:formula="of:=[.D7]/(SQRT(ABS([.E7])))" office:value-type="float" office:value="0.00038594751466358" calcext:value-type="float">
            <text:p>0,0003859475</text:p>
          </table:table-cell>
          <table:table-cell table:number-columns-repeated="6"/>
          <table:table-cell office:value-type="float" office:value="-0.000061336" calcext:value-type="float">
            <text:p>-6,13E-05</text:p>
          </table:table-cell>
          <table:table-cell office:value-type="float" office:value="0.000060807" calcext:value-type="float">
            <text:p>6,08E-05</text:p>
          </table:table-cell>
          <table:table-cell table:formula="of:=([.N8]-[.N6])/([.A8]-[.A6])" office:value-type="float" office:value="-0.0000943999999999996" calcext:value-type="float">
            <text:p>-94,40E-06</text:p>
          </table:table-cell>
          <table:table-cell table:formula="of:=[.N7]/(SQRT(ABS([.O7])))" office:value-type="float" office:value="0.00625846143250231" calcext:value-type="float">
            <text:p>0,0062584614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15977" calcext:value-type="float">
            <text:p>-1,60E-06</text:p>
          </table:table-cell>
          <table:table-cell office:value-type="float" office:value="0.0000015941" calcext:value-type="float">
            <text:p>1,59E-06</text:p>
          </table:table-cell>
          <table:table-cell table:formula="of:=([.D9]-[.D7])/([.A9]-[.A7])" office:value-type="float" office:value="-0.000021365" calcext:value-type="float">
            <text:p>-21,37E-06</text:p>
          </table:table-cell>
          <table:table-cell table:formula="of:=[.D8]/(SQRT(ABS([.E8])))" office:value-type="float" office:value="0.000344876905630755" calcext:value-type="float">
            <text:p>0,0003448769</text:p>
          </table:table-cell>
          <table:table-cell table:number-columns-repeated="6"/>
          <table:table-cell office:value-type="float" office:value="-0.00006025" calcext:value-type="float">
            <text:p>-6,03E-05</text:p>
          </table:table-cell>
          <table:table-cell office:value-type="float" office:value="0.000059745" calcext:value-type="float">
            <text:p>5,97E-05</text:p>
          </table:table-cell>
          <table:table-cell table:formula="of:=([.N9]-[.N7])/([.A9]-[.A7])" office:value-type="float" office:value="-0.00014975" calcext:value-type="float">
            <text:p>-149,75E-06</text:p>
          </table:table-cell>
          <table:table-cell table:formula="of:=[.N8]/(SQRT(ABS([.O8])))" office:value-type="float" office:value="0.00488222904358826" calcext:value-type="float">
            <text:p>0,004882229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-0.0000013886" calcext:value-type="float">
            <text:p>-1,39E-06</text:p>
          </table:table-cell>
          <table:table-cell office:value-type="float" office:value="0.0000013885" calcext:value-type="float">
            <text:p>1,39E-06</text:p>
          </table:table-cell>
          <table:table-cell table:formula="of:=([.D10]-[.D8])/([.A10]-[.A8])" office:value-type="float" office:value="-0.00002066" calcext:value-type="float">
            <text:p>-20,66E-06</text:p>
          </table:table-cell>
          <table:table-cell table:formula="of:=[.D9]/(SQRT(ABS([.E9])))" office:value-type="float" office:value="0.000305478553519249" calcext:value-type="float">
            <text:p>0,0003054786</text:p>
          </table:table-cell>
          <table:table-cell table:number-columns-repeated="6"/>
          <table:table-cell office:value-type="float" office:value="-0.000057628" calcext:value-type="float">
            <text:p>-5,76E-05</text:p>
          </table:table-cell>
          <table:table-cell office:value-type="float" office:value="0.000057812" calcext:value-type="float">
            <text:p>5,78E-05</text:p>
          </table:table-cell>
          <table:table-cell table:formula="of:=([.N10]-[.N8])/([.A10]-[.A8])" office:value-type="float" office:value="-0.00017695" calcext:value-type="float">
            <text:p>-176,95E-06</text:p>
          </table:table-cell>
          <table:table-cell table:formula="of:=[.N9]/(SQRT(ABS([.O9])))" office:value-type="float" office:value="0.00434602990647878" calcext:value-type="float">
            <text:p>0,0043460299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11771" calcext:value-type="float">
            <text:p>-1,18E-06</text:p>
          </table:table-cell>
          <table:table-cell office:value-type="float" office:value="0.0000011809" calcext:value-type="float">
            <text:p>1,18E-06</text:p>
          </table:table-cell>
          <table:table-cell table:formula="of:=([.D11]-[.D9])/([.A11]-[.A9])" office:value-type="float" office:value="-0.000020407" calcext:value-type="float">
            <text:p>-20,41E-06</text:p>
          </table:table-cell>
          <table:table-cell table:formula="of:=[.D10]/(SQRT(ABS([.E10])))" office:value-type="float" office:value="0.000261410808536711" calcext:value-type="float">
            <text:p>0,0002614108</text:p>
          </table:table-cell>
          <table:table-cell table:number-columns-repeated="6"/>
          <table:table-cell office:value-type="float" office:value="-0.000056555" calcext:value-type="float">
            <text:p>-5,66E-05</text:p>
          </table:table-cell>
          <table:table-cell office:value-type="float" office:value="0.000056206" calcext:value-type="float">
            <text:p>5,62E-05</text:p>
          </table:table-cell>
          <table:table-cell table:formula="of:=([.N11]-[.N9])/([.A11]-[.A9])" office:value-type="float" office:value="-0.0001619" calcext:value-type="float">
            <text:p>-161,90E-06</text:p>
          </table:table-cell>
          <table:table-cell table:formula="of:=[.N10]/(SQRT(ABS([.O10])))" office:value-type="float" office:value="0.00441732399799626" calcext:value-type="float">
            <text:p>0,004417324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97979" calcext:value-type="float">
            <text:p>-9,80E-07</text:p>
          </table:table-cell>
          <table:table-cell office:value-type="float" office:value="0.00000098036" calcext:value-type="float">
            <text:p>9,80E-07</text:p>
          </table:table-cell>
          <table:table-cell table:formula="of:=([.D12]-[.D10])/([.A12]-[.A10])" office:value-type="float" office:value="-0.00002018" calcext:value-type="float">
            <text:p>-20,18E-06</text:p>
          </table:table-cell>
          <table:table-cell table:formula="of:=[.D11]/(SQRT(ABS([.E11])))" office:value-type="float" office:value="0.000218235301131736" calcext:value-type="float">
            <text:p>0,0002182353</text:p>
          </table:table-cell>
          <table:table-cell table:number-columns-repeated="6"/>
          <table:table-cell office:value-type="float" office:value="-0.000054737" calcext:value-type="float">
            <text:p>-5,47E-05</text:p>
          </table:table-cell>
          <table:table-cell office:value-type="float" office:value="0.000054574" calcext:value-type="float">
            <text:p>5,46E-05</text:p>
          </table:table-cell>
          <table:table-cell table:formula="of:=([.N12]-[.N10])/([.A12]-[.A10])" office:value-type="float" office:value="-0.0001753" calcext:value-type="float">
            <text:p>-175,30E-06</text:p>
          </table:table-cell>
          <table:table-cell table:formula="of:=[.N11]/(SQRT(ABS([.O11])))" office:value-type="float" office:value="0.00412187510705681" calcext:value-type="float">
            <text:p>0,0041218751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77902" calcext:value-type="float">
            <text:p>-7,79E-07</text:p>
          </table:table-cell>
          <table:table-cell office:value-type="float" office:value="0.0000007773" calcext:value-type="float">
            <text:p>7,77E-07</text:p>
          </table:table-cell>
          <table:table-cell table:formula="of:=([.D13]-[.D11])/([.A13]-[.A11])" office:value-type="float" office:value="-0.0000198985" calcext:value-type="float">
            <text:p>-19,90E-06</text:p>
          </table:table-cell>
          <table:table-cell table:formula="of:=[.D12]/(SQRT(ABS([.E12])))" office:value-type="float" office:value="0.000174252291505901" calcext:value-type="float">
            <text:p>0,0001742523</text:p>
          </table:table-cell>
          <table:table-cell table:number-columns-repeated="6"/>
          <table:table-cell office:value-type="float" office:value="-0.000052822" calcext:value-type="float">
            <text:p>-5,28E-05</text:p>
          </table:table-cell>
          <table:table-cell office:value-type="float" office:value="0.0000527" calcext:value-type="float">
            <text:p>5,27E-05</text:p>
          </table:table-cell>
          <table:table-cell table:formula="of:=([.N13]-[.N11])/([.A13]-[.A11])" office:value-type="float" office:value="-0.0001562" calcext:value-type="float">
            <text:p>-156,20E-06</text:p>
          </table:table-cell>
          <table:table-cell table:formula="of:=[.N12]/(SQRT(ABS([.O12])))" office:value-type="float" office:value="0.00421667472193758" calcext:value-type="float">
            <text:p>0,0042166747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58278" calcext:value-type="float">
            <text:p>-5,83E-07</text:p>
          </table:table-cell>
          <table:table-cell office:value-type="float" office:value="0.00000058239" calcext:value-type="float">
            <text:p>5,82E-07</text:p>
          </table:table-cell>
          <table:table-cell table:formula="of:=([.D14]-[.D12])/([.A14]-[.A12])" office:value-type="float" office:value="-0.0000195115" calcext:value-type="float">
            <text:p>-19,51E-06</text:p>
          </table:table-cell>
          <table:table-cell table:formula="of:=[.D13]/(SQRT(ABS([.E13])))" office:value-type="float" office:value="0.000131846492301557" calcext:value-type="float">
            <text:p>0,0001318465</text:p>
          </table:table-cell>
          <table:table-cell table:number-columns-repeated="6"/>
          <table:table-cell office:value-type="float" office:value="-0.000051629" calcext:value-type="float">
            <text:p>-5,16E-05</text:p>
          </table:table-cell>
          <table:table-cell office:value-type="float" office:value="0.00005145" calcext:value-type="float">
            <text:p>5,15E-05</text:p>
          </table:table-cell>
          <table:table-cell table:formula="of:=([.N14]-[.N12])/([.A14]-[.A12])" office:value-type="float" office:value="-0.0001612" calcext:value-type="float">
            <text:p>-161,20E-06</text:p>
          </table:table-cell>
          <table:table-cell table:formula="of:=[.N13]/(SQRT(ABS([.O13])))" office:value-type="float" office:value="0.00405231185739427" calcext:value-type="float">
            <text:p>0,0040523119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38649" calcext:value-type="float">
            <text:p>-3,86E-07</text:p>
          </table:table-cell>
          <table:table-cell office:value-type="float" office:value="0.00000038707" calcext:value-type="float">
            <text:p>3,87E-07</text:p>
          </table:table-cell>
          <table:table-cell table:formula="of:=([.D15]-[.D13])/([.A15]-[.A13])" office:value-type="float" office:value="-0.000019496" calcext:value-type="float">
            <text:p>-19,50E-06</text:p>
          </table:table-cell>
          <table:table-cell table:formula="of:=[.D14]/(SQRT(ABS([.E14])))" office:value-type="float" office:value="0.0000876630858681284" calcext:value-type="float">
            <text:p>8,76630858681284E-05</text:p>
          </table:table-cell>
          <table:table-cell table:number-columns-repeated="6"/>
          <table:table-cell office:value-type="float" office:value="-0.000050229" calcext:value-type="float">
            <text:p>-5,02E-05</text:p>
          </table:table-cell>
          <table:table-cell office:value-type="float" office:value="0.000049476" calcext:value-type="float">
            <text:p>4,95E-05</text:p>
          </table:table-cell>
          <table:table-cell table:formula="of:=([.N15]-[.N13])/([.A15]-[.A13])" office:value-type="float" office:value="-0.00014285" calcext:value-type="float">
            <text:p>-142,85E-06</text:p>
          </table:table-cell>
          <table:table-cell table:formula="of:=[.N14]/(SQRT(ABS([.O14])))" office:value-type="float" office:value="0.00413956263763958" calcext:value-type="float">
            <text:p>0,004139562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19163" calcext:value-type="float">
            <text:p>-1,92E-07</text:p>
          </table:table-cell>
          <table:table-cell office:value-type="float" office:value="0.00000019247" calcext:value-type="float">
            <text:p>1,92E-07</text:p>
          </table:table-cell>
          <table:table-cell table:formula="of:=([.D16]-[.D14])/([.A16]-[.A14])" office:value-type="float" office:value="-0.000019377793" calcext:value-type="float">
            <text:p>-19,38E-06</text:p>
          </table:table-cell>
          <table:table-cell table:formula="of:=[.D15]/(SQRT(ABS([.E15])))" office:value-type="float" office:value="0.0000437230943607712" calcext:value-type="float">
            <text:p>4,37230943607712E-05</text:p>
          </table:table-cell>
          <table:table-cell table:number-columns-repeated="6"/>
          <table:table-cell office:value-type="float" office:value="-0.000048519" calcext:value-type="float">
            <text:p>-4,85E-05</text:p>
          </table:table-cell>
          <table:table-cell office:value-type="float" office:value="0.000048593" calcext:value-type="float">
            <text:p>4,86E-05</text:p>
          </table:table-cell>
          <table:table-cell table:formula="of:=([.N16]-[.N14])/([.A16]-[.A14])" office:value-type="float" office:value="-0.0001099" calcext:value-type="float">
            <text:p>-109,90E-06</text:p>
          </table:table-cell>
          <table:table-cell table:formula="of:=[.N15]/(SQRT(ABS([.O15])))" office:value-type="float" office:value="0.0046352681790703" calcext:value-type="float">
            <text:p>0,0046352682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0010941" calcext:value-type="float">
            <text:p>1,09E-09</text:p>
          </table:table-cell>
          <table:table-cell office:value-type="float" office:value="-0.00000000048586" calcext:value-type="float">
            <text:p>-4,86E-10</text:p>
          </table:table-cell>
          <table:table-cell table:formula="of:=([.D17]-[.D15])/([.A17]-[.A15])" office:value-type="float" office:value="-0.000019304" calcext:value-type="float">
            <text:p>-19,30E-06</text:p>
          </table:table-cell>
          <table:table-cell table:formula="of:=[.D16]/(SQRT(ABS([.E16])))" office:value-type="float" office:value="-0.000000110582776863074" calcext:value-type="float">
            <text:p>-1,10582776863074E-07</text:p>
          </table:table-cell>
          <table:table-cell table:number-columns-repeated="6"/>
          <table:table-cell office:value-type="float" office:value="-0.000047447" calcext:value-type="float">
            <text:p>-4,74E-05</text:p>
          </table:table-cell>
          <table:table-cell office:value-type="float" office:value="0.000047278" calcext:value-type="float">
            <text:p>4,73E-05</text:p>
          </table:table-cell>
          <table:table-cell table:formula="of:=([.N17]-[.N15])/([.A17]-[.A15])" office:value-type="float" office:value="-0.00013365" calcext:value-type="float">
            <text:p>-133,65E-06</text:p>
          </table:table-cell>
          <table:table-cell table:formula="of:=[.N16]/(SQRT(ABS([.O16])))" office:value-type="float" office:value="0.00408954145356316" calcext:value-type="float">
            <text:p>0,0040895415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19624" calcext:value-type="float">
            <text:p>1,96E-07</text:p>
          </table:table-cell>
          <table:table-cell office:value-type="float" office:value="-0.00000019361" calcext:value-type="float">
            <text:p>-1,94E-07</text:p>
          </table:table-cell>
          <table:table-cell table:formula="of:=([.D18]-[.D16])/([.A18]-[.A16])" office:value-type="float" office:value="-0.000019445707" calcext:value-type="float">
            <text:p>-19,45E-06</text:p>
          </table:table-cell>
          <table:table-cell table:formula="of:=[.D17]/(SQRT(ABS([.E17])))" office:value-type="float" office:value="-0.0000439051955811923" calcext:value-type="float">
            <text:p>-4,39051955811923E-05</text:p>
          </table:table-cell>
          <table:table-cell table:number-columns-repeated="6"/>
          <table:table-cell office:value-type="float" office:value="-0.000045591" calcext:value-type="float">
            <text:p>-4,56E-05</text:p>
          </table:table-cell>
          <table:table-cell office:value-type="float" office:value="0.00004592" calcext:value-type="float">
            <text:p>4,59E-05</text:p>
          </table:table-cell>
          <table:table-cell table:formula="of:=([.N18]-[.N16])/([.A18]-[.A16])" office:value-type="float" office:value="-0.0001403" calcext:value-type="float">
            <text:p>-140,30E-06</text:p>
          </table:table-cell>
          <table:table-cell table:formula="of:=[.N17]/(SQRT(ABS([.O17])))" office:value-type="float" office:value="0.00387679684962435" calcext:value-type="float">
            <text:p>0,0038767968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9067" calcext:value-type="float">
            <text:p>3,91E-07</text:p>
          </table:table-cell>
          <table:table-cell office:value-type="float" office:value="-0.0000003894" calcext:value-type="float">
            <text:p>-3,89E-07</text:p>
          </table:table-cell>
          <table:table-cell table:formula="of:=([.D19]-[.D17])/([.A19]-[.A17])" office:value-type="float" office:value="-0.0000196605" calcext:value-type="float">
            <text:p>-19,66E-06</text:p>
          </table:table-cell>
          <table:table-cell table:formula="of:=[.D18]/(SQRT(ABS([.E18])))" office:value-type="float" office:value="-0.0000878210586265761" calcext:value-type="float">
            <text:p>-8,78210586265761E-05</text:p>
          </table:table-cell>
          <table:table-cell table:number-columns-repeated="6"/>
          <table:table-cell office:value-type="float" office:value="-0.000044713" calcext:value-type="float">
            <text:p>-4,47E-05</text:p>
          </table:table-cell>
          <table:table-cell office:value-type="float" office:value="0.000044472" calcext:value-type="float">
            <text:p>4,45E-05</text:p>
          </table:table-cell>
          <table:table-cell table:formula="of:=([.N19]-[.N17])/([.A19]-[.A17])" office:value-type="float" office:value="-0.00014565" calcext:value-type="float">
            <text:p>-145,65E-06</text:p>
          </table:table-cell>
          <table:table-cell table:formula="of:=[.N18]/(SQRT(ABS([.O18])))" office:value-type="float" office:value="0.00368494844834243" calcext:value-type="float">
            <text:p>0,0036849484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58782" calcext:value-type="float">
            <text:p>5,88E-07</text:p>
          </table:table-cell>
          <table:table-cell office:value-type="float" office:value="-0.00000058682" calcext:value-type="float">
            <text:p>-5,87E-07</text:p>
          </table:table-cell>
          <table:table-cell table:formula="of:=([.D20]-[.D18])/([.A20]-[.A18])" office:value-type="float" office:value="-0.000019709" calcext:value-type="float">
            <text:p>-19,71E-06</text:p>
          </table:table-cell>
          <table:table-cell table:formula="of:=[.D19]/(SQRT(ABS([.E19])))" office:value-type="float" office:value="-0.000132182089346574" calcext:value-type="float">
            <text:p>-0,0001321821</text:p>
          </table:table-cell>
          <table:table-cell table:number-columns-repeated="6"/>
          <table:table-cell office:value-type="float" office:value="-0.000043476" calcext:value-type="float">
            <text:p>-4,35E-05</text:p>
          </table:table-cell>
          <table:table-cell office:value-type="float" office:value="0.000043007" calcext:value-type="float">
            <text:p>4,30E-05</text:p>
          </table:table-cell>
          <table:table-cell table:formula="of:=([.N20]-[.N18])/([.A20]-[.A18])" office:value-type="float" office:value="-0.00010085" calcext:value-type="float">
            <text:p>-100,85E-06</text:p>
          </table:table-cell>
          <table:table-cell table:formula="of:=[.N19]/(SQRT(ABS([.O19])))" office:value-type="float" office:value="0.00428253772781787" calcext:value-type="float">
            <text:p>0,004282537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78513" calcext:value-type="float">
            <text:p>7,85E-07</text:p>
          </table:table-cell>
          <table:table-cell office:value-type="float" office:value="-0.00000078358" calcext:value-type="float">
            <text:p>-7,84E-07</text:p>
          </table:table-cell>
          <table:table-cell table:formula="of:=([.D21]-[.D19])/([.A21]-[.A19])" office:value-type="float" office:value="-0.0000201135" calcext:value-type="float">
            <text:p>-20,11E-06</text:p>
          </table:table-cell>
          <table:table-cell table:formula="of:=[.D20]/(SQRT(ABS([.E20])))" office:value-type="float" office:value="-0.00017471875150062" calcext:value-type="float">
            <text:p>-0,0001747188</text:p>
          </table:table-cell>
          <table:table-cell table:number-columns-repeated="6"/>
          <table:table-cell office:value-type="float" office:value="-0.000042105" calcext:value-type="float">
            <text:p>-4,21E-05</text:p>
          </table:table-cell>
          <table:table-cell office:value-type="float" office:value="0.000042455" calcext:value-type="float">
            <text:p>4,25E-05</text:p>
          </table:table-cell>
          <table:table-cell table:formula="of:=([.N21]-[.N19])/([.A21]-[.A19])" office:value-type="float" office:value="-0.0000777000000000003" calcext:value-type="float">
            <text:p>-77,70E-06</text:p>
          </table:table-cell>
          <table:table-cell table:formula="of:=[.N20]/(SQRT(ABS([.O20])))" office:value-type="float" office:value="0.00481635328947212" calcext:value-type="float">
            <text:p>0,0048163533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99058" calcext:value-type="float">
            <text:p>9,91E-07</text:p>
          </table:table-cell>
          <table:table-cell office:value-type="float" office:value="-0.00000098909" calcext:value-type="float">
            <text:p>-9,89E-07</text:p>
          </table:table-cell>
          <table:table-cell table:formula="of:=([.D22]-[.D20])/([.A22]-[.A20])" office:value-type="float" office:value="-0.000020451" calcext:value-type="float">
            <text:p>-20,45E-06</text:p>
          </table:table-cell>
          <table:table-cell table:formula="of:=[.D21]/(SQRT(ABS([.E21])))" office:value-type="float" office:value="-0.000218714983712897" calcext:value-type="float">
            <text:p>-0,000218715</text:p>
          </table:table-cell>
          <table:table-cell table:number-columns-repeated="6"/>
          <table:table-cell office:value-type="float" office:value="-0.000041255" calcext:value-type="float">
            <text:p>-4,13E-05</text:p>
          </table:table-cell>
          <table:table-cell office:value-type="float" office:value="0.000041453" calcext:value-type="float">
            <text:p>4,15E-05</text:p>
          </table:table-cell>
          <table:table-cell table:formula="of:=([.N22]-[.N20])/([.A22]-[.A20])" office:value-type="float" office:value="-0.0001134" calcext:value-type="float">
            <text:p>-113,40E-06</text:p>
          </table:table-cell>
          <table:table-cell table:formula="of:=[.N21]/(SQRT(ABS([.O21])))" office:value-type="float" office:value="0.00389268659125124" calcext:value-type="float">
            <text:p>0,003892686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11957" calcext:value-type="float">
            <text:p>1,20E-06</text:p>
          </table:table-cell>
          <table:table-cell office:value-type="float" office:value="-0.0000011926" calcext:value-type="float">
            <text:p>-1,19E-06</text:p>
          </table:table-cell>
          <table:table-cell table:formula="of:=([.D23]-[.D21])/([.A23]-[.A21])" office:value-type="float" office:value="-0.0000205355" calcext:value-type="float">
            <text:p>-20,54E-06</text:p>
          </table:table-cell>
          <table:table-cell table:formula="of:=[.D22]/(SQRT(ABS([.E22])))" office:value-type="float" office:value="-0.000263173504817348" calcext:value-type="float">
            <text:p>-0,0002631735</text:p>
          </table:table-cell>
          <table:table-cell table:number-columns-repeated="6"/>
          <table:table-cell office:value-type="float" office:value="-0.000040134" calcext:value-type="float">
            <text:p>-4,01E-05</text:p>
          </table:table-cell>
          <table:table-cell office:value-type="float" office:value="0.000040187" calcext:value-type="float">
            <text:p>4,02E-05</text:p>
          </table:table-cell>
          <table:table-cell table:formula="of:=([.N23]-[.N21])/([.A23]-[.A21])" office:value-type="float" office:value="-0.0001196" calcext:value-type="float">
            <text:p>-119,60E-06</text:p>
          </table:table-cell>
          <table:table-cell table:formula="of:=[.N22]/(SQRT(ABS([.O22])))" office:value-type="float" office:value="0.00367468398864283" calcext:value-type="float">
            <text:p>0,003674684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14061" calcext:value-type="float">
            <text:p>1,41E-06</text:p>
          </table:table-cell>
          <table:table-cell office:value-type="float" office:value="-0.0000013998" calcext:value-type="float">
            <text:p>-1,40E-06</text:p>
          </table:table-cell>
          <table:table-cell table:formula="of:=([.D24]-[.D22])/([.A24]-[.A22])" office:value-type="float" office:value="-0.00002128" calcext:value-type="float">
            <text:p>-21,28E-06</text:p>
          </table:table-cell>
          <table:table-cell table:formula="of:=[.D23]/(SQRT(ABS([.E23])))" office:value-type="float" office:value="-0.000303445133834966" calcext:value-type="float">
            <text:p>-0,0003034451</text:p>
          </table:table-cell>
          <table:table-cell table:number-columns-repeated="6"/>
          <table:table-cell office:value-type="float" office:value="-0.000038864" calcext:value-type="float">
            <text:p>-3,89E-05</text:p>
          </table:table-cell>
          <table:table-cell office:value-type="float" office:value="0.000039061" calcext:value-type="float">
            <text:p>3,91E-05</text:p>
          </table:table-cell>
          <table:table-cell table:formula="of:=([.N24]-[.N22])/([.A24]-[.A22])" office:value-type="float" office:value="-0.00013825" calcext:value-type="float">
            <text:p>-138,25E-06</text:p>
          </table:table-cell>
          <table:table-cell table:formula="of:=[.N23]/(SQRT(ABS([.O23])))" office:value-type="float" office:value="0.00332208536110585" calcext:value-type="float">
            <text:p>0,0033220854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16239" calcext:value-type="float">
            <text:p>1,62E-06</text:p>
          </table:table-cell>
          <table:table-cell office:value-type="float" office:value="-0.0000016182" calcext:value-type="float">
            <text:p>-1,62E-06</text:p>
          </table:table-cell>
          <table:table-cell table:formula="of:=([.D25]-[.D23])/([.A25]-[.A23])" office:value-type="float" office:value="-0.000021785" calcext:value-type="float">
            <text:p>-21,79E-06</text:p>
          </table:table-cell>
          <table:table-cell table:formula="of:=[.D24]/(SQRT(ABS([.E24])))" office:value-type="float" office:value="-0.000346699659158724" calcext:value-type="float">
            <text:p>-0,0003466997</text:p>
          </table:table-cell>
          <table:table-cell table:number-columns-repeated="6"/>
          <table:table-cell office:value-type="float" office:value="-0.000037962" calcext:value-type="float">
            <text:p>-3,80E-05</text:p>
          </table:table-cell>
          <table:table-cell office:value-type="float" office:value="0.000037422" calcext:value-type="float">
            <text:p>3,74E-05</text:p>
          </table:table-cell>
          <table:table-cell table:formula="of:=([.N25]-[.N23])/([.A25]-[.A23])" office:value-type="float" office:value="-0.0001134" calcext:value-type="float">
            <text:p>-113,40E-06</text:p>
          </table:table-cell>
          <table:table-cell table:formula="of:=[.N24]/(SQRT(ABS([.O24])))" office:value-type="float" office:value="0.00351415139116117" calcext:value-type="float">
            <text:p>0,003514151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18428" calcext:value-type="float">
            <text:p>1,84E-06</text:p>
          </table:table-cell>
          <table:table-cell office:value-type="float" office:value="-0.0000018355" calcext:value-type="float">
            <text:p>-1,84E-06</text:p>
          </table:table-cell>
          <table:table-cell table:formula="of:=([.D26]-[.D24])/([.A26]-[.A24])" office:value-type="float" office:value="-0.000022075" calcext:value-type="float">
            <text:p>-22,08E-06</text:p>
          </table:table-cell>
          <table:table-cell table:formula="of:=[.D25]/(SQRT([.E25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6535" calcext:value-type="float">
            <text:p>-3,65E-05</text:p>
          </table:table-cell>
          <table:table-cell office:value-type="float" office:value="0.000036793" calcext:value-type="float">
            <text:p>3,68E-05</text:p>
          </table:table-cell>
          <table:table-cell table:formula="of:=([.N26]-[.N24])/([.A26]-[.A24])" office:value-type="float" office:value="-0.0001018" calcext:value-type="float">
            <text:p>-101,80E-06</text:p>
          </table:table-cell>
          <table:table-cell table:formula="of:=[.N25]/(SQRT(ABS([.O25])))" office:value-type="float" office:value="0.00364662673335461" calcext:value-type="float">
            <text:p>0,0036466267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20698" calcext:value-type="float">
            <text:p>2,07E-06</text:p>
          </table:table-cell>
          <table:table-cell office:value-type="float" office:value="-0.0000020597" calcext:value-type="float">
            <text:p>-2,06E-06</text:p>
          </table:table-cell>
          <table:table-cell table:formula="of:=([.D27]-[.D25])/([.A27]-[.A25])" office:value-type="float" office:value="-0.00002264" calcext:value-type="float">
            <text:p>-22,64E-06</text:p>
          </table:table-cell>
          <table:table-cell table:formula="of:=[.D26]/(SQRT([.E26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5429" calcext:value-type="float">
            <text:p>-3,54E-05</text:p>
          </table:table-cell>
          <table:table-cell office:value-type="float" office:value="0.000035386" calcext:value-type="float">
            <text:p>3,54E-05</text:p>
          </table:table-cell>
          <table:table-cell table:formula="of:=([.N27]-[.N25])/([.A27]-[.A25])" office:value-type="float" office:value="-0.0000881500000000002" calcext:value-type="float">
            <text:p>-88,15E-06</text:p>
          </table:table-cell>
          <table:table-cell table:formula="of:=[.N26]/(SQRT(ABS([.O26])))" office:value-type="float" office:value="0.00376894946929495" calcext:value-type="float">
            <text:p>0,0037689495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23018" calcext:value-type="float">
            <text:p>2,30E-06</text:p>
          </table:table-cell>
          <table:table-cell office:value-type="float" office:value="-0.0000022883" calcext:value-type="float">
            <text:p>-2,29E-06</text:p>
          </table:table-cell>
          <table:table-cell table:formula="of:=([.D28]-[.D26])/([.A28]-[.A26])" office:value-type="float" office:value="-0.0000231" calcext:value-type="float">
            <text:p>-23,10E-06</text:p>
          </table:table-cell>
          <table:table-cell table:formula="of:=[.D27]/(SQRT([.E27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5147" calcext:value-type="float">
            <text:p>-3,51E-05</text:p>
          </table:table-cell>
          <table:table-cell office:value-type="float" office:value="0.00003503" calcext:value-type="float">
            <text:p>3,50E-05</text:p>
          </table:table-cell>
          <table:table-cell table:formula="of:=([.N28]-[.N26])/([.A28]-[.A26])" office:value-type="float" office:value="-0.0000475000000000002" calcext:value-type="float">
            <text:p>-47,50E-06</text:p>
          </table:table-cell>
          <table:table-cell table:formula="of:=[.N27]/(SQRT(ABS([.O27])))" office:value-type="float" office:value="0.00508268660827073" calcext:value-type="float">
            <text:p>0,0050826866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25405" calcext:value-type="float">
            <text:p>2,54E-06</text:p>
          </table:table-cell>
          <table:table-cell office:value-type="float" office:value="-0.0000025217" calcext:value-type="float">
            <text:p>-2,52E-06</text:p>
          </table:table-cell>
          <table:table-cell table:formula="of:=([.D29]-[.D27])/([.A29]-[.A27])" office:value-type="float" office:value="-0.00002356" calcext:value-type="float">
            <text:p>-23,56E-06</text:p>
          </table:table-cell>
          <table:table-cell table:formula="of:=[.D28]/(SQRT([.E28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4075" calcext:value-type="float">
            <text:p>-3,41E-05</text:p>
          </table:table-cell>
          <table:table-cell office:value-type="float" office:value="0.000034436" calcext:value-type="float">
            <text:p>3,44E-05</text:p>
          </table:table-cell>
          <table:table-cell table:formula="of:=([.N29]-[.N27])/([.A29]-[.A27])" office:value-type="float" office:value="-0.0001" calcext:value-type="float">
            <text:p>-100,00E-06</text:p>
          </table:table-cell>
          <table:table-cell table:formula="of:=[.N28]/(SQRT(ABS([.O28])))" office:value-type="float" office:value="0.0034436" calcext:value-type="float">
            <text:p>0,003443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27882" calcext:value-type="float">
            <text:p>2,79E-06</text:p>
          </table:table-cell>
          <table:table-cell office:value-type="float" office:value="-0.0000027595" calcext:value-type="float">
            <text:p>-2,76E-06</text:p>
          </table:table-cell>
          <table:table-cell table:formula="of:=([.D30]-[.D28])/([.A30]-[.A28])" office:value-type="float" office:value="-0.000023905" calcext:value-type="float">
            <text:p>-23,91E-06</text:p>
          </table:table-cell>
          <table:table-cell table:formula="of:=[.D29]/(SQRT([.E29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898" calcext:value-type="float">
            <text:p>-3,29E-05</text:p>
          </table:table-cell>
          <table:table-cell office:value-type="float" office:value="0.00003303" calcext:value-type="float">
            <text:p>3,30E-05</text:p>
          </table:table-cell>
          <table:table-cell table:formula="of:=([.N30]-[.N28])/([.A30]-[.A28])" office:value-type="float" office:value="-0.00007105" calcext:value-type="float">
            <text:p>-71,05E-06</text:p>
          </table:table-cell>
          <table:table-cell table:formula="of:=[.N29]/(SQRT(ABS([.O29])))" office:value-type="float" office:value="0.00391856028509861" calcext:value-type="float">
            <text:p>0,0039185603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303" calcext:value-type="float">
            <text:p>3,03E-06</text:p>
          </table:table-cell>
          <table:table-cell office:value-type="float" office:value="-0.0000029998" calcext:value-type="float">
            <text:p>-3,00E-06</text:p>
          </table:table-cell>
          <table:table-cell table:formula="of:=([.D31]-[.D29])/([.A31]-[.A29])" office:value-type="float" office:value="-0.000024195" calcext:value-type="float">
            <text:p>-24,20E-06</text:p>
          </table:table-cell>
          <table:table-cell table:formula="of:=[.D30]/(SQRT([.E30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393" calcext:value-type="float">
            <text:p>-3,24E-05</text:p>
          </table:table-cell>
          <table:table-cell office:value-type="float" office:value="0.000033015" calcext:value-type="float">
            <text:p>3,30E-05</text:p>
          </table:table-cell>
          <table:table-cell table:formula="of:=([.N31]-[.N29])/([.A31]-[.A29])" office:value-type="float" office:value="-0.0000742499999999999" calcext:value-type="float">
            <text:p>-74,25E-06</text:p>
          </table:table-cell>
          <table:table-cell table:formula="of:=[.N30]/(SQRT(ABS([.O30])))" office:value-type="float" office:value="0.00383144920758491" calcext:value-type="float">
            <text:p>0,0038314492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32912" calcext:value-type="float">
            <text:p>3,29E-06</text:p>
          </table:table-cell>
          <table:table-cell office:value-type="float" office:value="-0.0000032434" calcext:value-type="float">
            <text:p>-3,24E-06</text:p>
          </table:table-cell>
          <table:table-cell table:formula="of:=([.D32]-[.D30])/([.A32]-[.A30])" office:value-type="float" office:value="-0.000024325" calcext:value-type="float">
            <text:p>-24,33E-06</text:p>
          </table:table-cell>
          <table:table-cell table:formula="of:=[.D31]/(SQRT([.E31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113" calcext:value-type="float">
            <text:p>-3,21E-05</text:p>
          </table:table-cell>
          <table:table-cell office:value-type="float" office:value="0.000031545" calcext:value-type="float">
            <text:p>3,15E-05</text:p>
          </table:table-cell>
          <table:table-cell table:formula="of:=([.N32]-[.N30])/([.A32]-[.A30])" office:value-type="float" office:value="-0.0000956999999999997" calcext:value-type="float">
            <text:p>-95,70E-06</text:p>
          </table:table-cell>
          <table:table-cell table:formula="of:=[.N31]/(SQRT(ABS([.O31])))" office:value-type="float" office:value="0.0032245904456721" calcext:value-type="float">
            <text:p>0,0032245904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35546" calcext:value-type="float">
            <text:p>3,55E-06</text:p>
          </table:table-cell>
          <table:table-cell office:value-type="float" office:value="-0.0000034863" calcext:value-type="float">
            <text:p>-3,49E-06</text:p>
          </table:table-cell>
          <table:table-cell table:formula="of:=([.D33]-[.D31])/([.A33]-[.A31])" office:value-type="float" office:value="-0.000024445" calcext:value-type="float">
            <text:p>-24,45E-06</text:p>
          </table:table-cell>
          <table:table-cell table:formula="of:=[.D32]/(SQRT([.E32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0806" calcext:value-type="float">
            <text:p>-3,08E-05</text:p>
          </table:table-cell>
          <table:table-cell office:value-type="float" office:value="0.000031101" calcext:value-type="float">
            <text:p>3,11E-05</text:p>
          </table:table-cell>
          <table:table-cell table:formula="of:=([.N33]-[.N31])/([.A33]-[.A31])" office:value-type="float" office:value="-0.0000475000000000001" calcext:value-type="float">
            <text:p>-47,50E-06</text:p>
          </table:table-cell>
          <table:table-cell table:formula="of:=[.N32]/(SQRT(ABS([.O32])))" office:value-type="float" office:value="0.00451260737093429" calcext:value-type="float">
            <text:p>0,004512607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38189" calcext:value-type="float">
            <text:p>3,82E-06</text:p>
          </table:table-cell>
          <table:table-cell office:value-type="float" office:value="-0.0000037323" calcext:value-type="float">
            <text:p>-3,73E-06</text:p>
          </table:table-cell>
          <table:table-cell table:formula="of:=([.D34]-[.D32])/([.A34]-[.A32])" office:value-type="float" office:value="-0.0000240499999999999" calcext:value-type="float">
            <text:p>-24,05E-06</text:p>
          </table:table-cell>
          <table:table-cell table:formula="of:=[.D33]/(SQRT([.E33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0398" calcext:value-type="float">
            <text:p>-3,04E-05</text:p>
          </table:table-cell>
          <table:table-cell office:value-type="float" office:value="0.000030595" calcext:value-type="float">
            <text:p>3,06E-05</text:p>
          </table:table-cell>
          <table:table-cell table:formula="of:=([.N34]-[.N32])/([.A34]-[.A32])" office:value-type="float" office:value="-0.0000647500000000001" calcext:value-type="float">
            <text:p>-64,75E-06</text:p>
          </table:table-cell>
          <table:table-cell table:formula="of:=[.N33]/(SQRT(ABS([.O33])))" office:value-type="float" office:value="0.00380216159816134" calcext:value-type="float">
            <text:p>0,00380216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40952" calcext:value-type="float">
            <text:p>4,10E-06</text:p>
          </table:table-cell>
          <table:table-cell office:value-type="float" office:value="-0.0000039673" calcext:value-type="float">
            <text:p>-3,97E-06</text:p>
          </table:table-cell>
          <table:table-cell table:formula="of:=([.D35]-[.D33])/([.A35]-[.A33])" office:value-type="float" office:value="-0.00002347" calcext:value-type="float">
            <text:p>-23,47E-06</text:p>
          </table:table-cell>
          <table:table-cell table:formula="of:=[.D34]/(SQRT([.E34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905" calcext:value-type="float">
            <text:p>-2,91E-05</text:p>
          </table:table-cell>
          <table:table-cell office:value-type="float" office:value="0.000029806" calcext:value-type="float">
            <text:p>2,98E-05</text:p>
          </table:table-cell>
          <table:table-cell table:formula="of:=([.N35]-[.N33])/([.A35]-[.A33])" office:value-type="float" office:value="-0.0001034" calcext:value-type="float">
            <text:p>-103,40E-06</text:p>
          </table:table-cell>
          <table:table-cell table:formula="of:=[.N34]/(SQRT(ABS([.O34])))" office:value-type="float" office:value="0.00293118633768449" calcext:value-type="float">
            <text:p>0,0029311863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43757" calcext:value-type="float">
            <text:p>4,38E-06</text:p>
          </table:table-cell>
          <table:table-cell office:value-type="float" office:value="-0.0000042017" calcext:value-type="float">
            <text:p>-4,20E-06</text:p>
          </table:table-cell>
          <table:table-cell table:formula="of:=([.D36]-[.D34])/([.A36]-[.A34])" office:value-type="float" office:value="-0.0000229" calcext:value-type="float">
            <text:p>-22,90E-06</text:p>
          </table:table-cell>
          <table:table-cell table:formula="of:=[.D35]/(SQRT([.E35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8258" calcext:value-type="float">
            <text:p>-2,83E-05</text:p>
          </table:table-cell>
          <table:table-cell office:value-type="float" office:value="0.000028527" calcext:value-type="float">
            <text:p>2,85E-05</text:p>
          </table:table-cell>
          <table:table-cell table:formula="of:=([.N36]-[.N34])/([.A36]-[.A34])" office:value-type="float" office:value="-0.00008725" calcext:value-type="float">
            <text:p>-87,25E-06</text:p>
          </table:table-cell>
          <table:table-cell table:formula="of:=[.N35]/(SQRT(ABS([.O35])))" office:value-type="float" office:value="0.00305403060089037" calcext:value-type="float">
            <text:p>0,00305403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46623" calcext:value-type="float">
            <text:p>4,66E-06</text:p>
          </table:table-cell>
          <table:table-cell office:value-type="float" office:value="-0.0000044253" calcext:value-type="float">
            <text:p>-4,43E-06</text:p>
          </table:table-cell>
          <table:table-cell table:formula="of:=([.D37]-[.D35])/([.A37]-[.A35])" office:value-type="float" office:value="-0.000021535" calcext:value-type="float">
            <text:p>-21,54E-06</text:p>
          </table:table-cell>
          <table:table-cell table:formula="of:=[.D36]/(SQRT([.E36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7513" calcext:value-type="float">
            <text:p>-2,75E-05</text:p>
          </table:table-cell>
          <table:table-cell office:value-type="float" office:value="0.000028061" calcext:value-type="float">
            <text:p>2,81E-05</text:p>
          </table:table-cell>
          <table:table-cell table:formula="of:=([.N37]-[.N35])/([.A37]-[.A35])" office:value-type="float" office:value="-0.00005125" calcext:value-type="float">
            <text:p>-51,25E-06</text:p>
          </table:table-cell>
          <table:table-cell table:formula="of:=[.N36]/(SQRT(ABS([.O36])))" office:value-type="float" office:value="0.00391973050591803" calcext:value-type="float">
            <text:p>0,0039197305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49544" calcext:value-type="float">
            <text:p>4,95E-06</text:p>
          </table:table-cell>
          <table:table-cell office:value-type="float" office:value="-0.0000046324" calcext:value-type="float">
            <text:p>-4,63E-06</text:p>
          </table:table-cell>
          <table:table-cell table:formula="of:=([.D38]-[.D36])/([.A38]-[.A36])" office:value-type="float" office:value="-0.000019645" calcext:value-type="float">
            <text:p>-19,65E-06</text:p>
          </table:table-cell>
          <table:table-cell table:formula="of:=[.D37]/(SQRT([.E37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6957" calcext:value-type="float">
            <text:p>-2,70E-05</text:p>
          </table:table-cell>
          <table:table-cell office:value-type="float" office:value="0.000027502" calcext:value-type="float">
            <text:p>2,75E-05</text:p>
          </table:table-cell>
          <table:table-cell table:formula="of:=([.N38]-[.N36])/([.A38]-[.A36])" office:value-type="float" office:value="-0.0000355500000000001" calcext:value-type="float">
            <text:p>-35,55E-06</text:p>
          </table:table-cell>
          <table:table-cell table:formula="of:=[.N37]/(SQRT(ABS([.O37])))" office:value-type="float" office:value="0.0046125859861477" calcext:value-type="float">
            <text:p>0,00461258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52495" calcext:value-type="float">
            <text:p>5,25E-06</text:p>
          </table:table-cell>
          <table:table-cell office:value-type="float" office:value="-0.0000048182" calcext:value-type="float">
            <text:p>-4,82E-06</text:p>
          </table:table-cell>
          <table:table-cell table:formula="of:=([.D39]-[.D37])/([.A39]-[.A37])" office:value-type="float" office:value="-0.00001689" calcext:value-type="float">
            <text:p>-16,89E-06</text:p>
          </table:table-cell>
          <table:table-cell table:formula="of:=[.D38]/(SQRT([.E38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6602" calcext:value-type="float">
            <text:p>-2,66E-05</text:p>
          </table:table-cell>
          <table:table-cell office:value-type="float" office:value="0.00002735" calcext:value-type="float">
            <text:p>2,74E-05</text:p>
          </table:table-cell>
          <table:table-cell table:formula="of:=([.N39]-[.N37])/([.A39]-[.A37])" office:value-type="float" office:value="-0.0000298000000000001" calcext:value-type="float">
            <text:p>-29,80E-06</text:p>
          </table:table-cell>
          <table:table-cell table:formula="of:=[.N38]/(SQRT(ABS([.O38])))" office:value-type="float" office:value="0.00501013235099599" calcext:value-type="float">
            <text:p>0,0050101324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55493" calcext:value-type="float">
            <text:p>5,55E-06</text:p>
          </table:table-cell>
          <table:table-cell office:value-type="float" office:value="-0.0000049702" calcext:value-type="float">
            <text:p>-4,97E-06</text:p>
          </table:table-cell>
          <table:table-cell table:formula="of:=([.D40]-[.D38])/([.A40]-[.A38])" office:value-type="float" office:value="-0.00001285" calcext:value-type="float">
            <text:p>-12,85E-06</text:p>
          </table:table-cell>
          <table:table-cell table:formula="of:=[.D39]/(SQRT([.E39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5838" calcext:value-type="float">
            <text:p>-2,58E-05</text:p>
          </table:table-cell>
          <table:table-cell office:value-type="float" office:value="0.000026906" calcext:value-type="float">
            <text:p>2,69E-05</text:p>
          </table:table-cell>
          <table:table-cell table:formula="of:=([.N40]-[.N38])/([.A40]-[.A38])" office:value-type="float" office:value="-0.0000397999999999998" calcext:value-type="float">
            <text:p>-39,80E-06</text:p>
          </table:table-cell>
          <table:table-cell table:formula="of:=[.N39]/(SQRT(ABS([.O39])))" office:value-type="float" office:value="0.00426488771671436" calcext:value-type="float">
            <text:p>0,004264887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58642" calcext:value-type="float">
            <text:p>5,86E-06</text:p>
          </table:table-cell>
          <table:table-cell office:value-type="float" office:value="-0.0000050752" calcext:value-type="float">
            <text:p>-5,08E-06</text:p>
          </table:table-cell>
          <table:table-cell table:formula="of:=([.D41]-[.D39])/([.A41]-[.A39])" office:value-type="float" office:value="-0.00000643999999999997" calcext:value-type="float">
            <text:p>-6,44E-06</text:p>
          </table:table-cell>
          <table:table-cell table:formula="of:=[.D40]/(SQRT([.E40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5208" calcext:value-type="float">
            <text:p>-2,52E-05</text:p>
          </table:table-cell>
          <table:table-cell office:value-type="float" office:value="0.000026554" calcext:value-type="float">
            <text:p>2,66E-05</text:p>
          </table:table-cell>
          <table:table-cell table:formula="of:=([.N41]-[.N39])/([.A41]-[.A39])" office:value-type="float" office:value="-0.0000300499999999998" calcext:value-type="float">
            <text:p>-30,05E-06</text:p>
          </table:table-cell>
          <table:table-cell table:formula="of:=[.N40]/(SQRT(ABS([.O40])))" office:value-type="float" office:value="0.00484403991129613" calcext:value-type="float">
            <text:p>0,0048440399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61456" calcext:value-type="float">
            <text:p>6,15E-06</text:p>
          </table:table-cell>
          <table:table-cell office:value-type="float" office:value="-0.000005099" calcext:value-type="float">
            <text:p>-5,10E-06</text:p>
          </table:table-cell>
          <table:table-cell table:formula="of:=([.D42]-[.D40])/([.A42]-[.A40])" office:value-type="float" office:value="-0.00000190500000000003" calcext:value-type="float">
            <text:p>-1,91E-06</text:p>
          </table:table-cell>
          <table:table-cell table:formula="of:=[.D41]/(SQRT([.E41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4551" calcext:value-type="float">
            <text:p>-2,46E-05</text:p>
          </table:table-cell>
          <table:table-cell office:value-type="float" office:value="0.000026305" calcext:value-type="float">
            <text:p>2,63E-05</text:p>
          </table:table-cell>
          <table:table-cell table:formula="of:=([.N42]-[.N40])/([.A42]-[.A40])" office:value-type="float" office:value="-0.0000132500000000003" calcext:value-type="float">
            <text:p>-13,25E-06</text:p>
          </table:table-cell>
          <table:table-cell table:formula="of:=[.N41]/(SQRT(ABS([.O41])))" office:value-type="float" office:value="0.00722653926934045" calcext:value-type="float">
            <text:p>0,0072265393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65023" calcext:value-type="float">
            <text:p>6,50E-06</text:p>
          </table:table-cell>
          <table:table-cell office:value-type="float" office:value="-0.0000051133" calcext:value-type="float">
            <text:p>-5,11E-06</text:p>
          </table:table-cell>
          <table:table-cell table:formula="of:=([.D43]-[.D41])/([.A43]-[.A41])" office:value-type="float" office:value="0.00000367000000000001" calcext:value-type="float">
            <text:p>3,67E-06</text:p>
          </table:table-cell>
          <table:table-cell table:formula="of:=[.D42]/(SQRT([.E42]))" office:value-type="float" office:value="-0.00266912087344451" calcext:value-type="float">
            <text:p>-0,0026691209</text:p>
          </table:table-cell>
          <table:table-cell table:number-columns-repeated="6"/>
          <table:table-cell office:value-type="float" office:value="-0.000023966" calcext:value-type="float">
            <text:p>-2,40E-05</text:p>
          </table:table-cell>
          <table:table-cell office:value-type="float" office:value="0.000026289" calcext:value-type="float">
            <text:p>2,63E-05</text:p>
          </table:table-cell>
          <table:table-cell table:formula="of:=([.N43]-[.N41])/([.A43]-[.A41])" office:value-type="float" office:value="-0.000000850000000000002" calcext:value-type="float">
            <text:p>-850,00E-09</text:p>
          </table:table-cell>
          <table:table-cell table:formula="of:=[.N42]/(SQRT(ABS([.O42])))" office:value-type="float" office:value="0.0285144240279732" calcext:value-type="float">
            <text:p>0,02851442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6824" calcext:value-type="float">
            <text:p>6,82E-06</text:p>
          </table:table-cell>
          <table:table-cell office:value-type="float" office:value="-0.0000050256" calcext:value-type="float">
            <text:p>-5,03E-06</text:p>
          </table:table-cell>
          <table:table-cell table:formula="of:=([.D44]-[.D42])/([.A44]-[.A42])" office:value-type="float" office:value="0.00001345" calcext:value-type="float">
            <text:p>13,45E-06</text:p>
          </table:table-cell>
          <table:table-cell table:formula="of:=[.D43]/(SQRT([.E43]))" office:value-type="float" office:value="-0.00137033508397734" calcext:value-type="float">
            <text:p>-0,0013703351</text:p>
          </table:table-cell>
          <table:table-cell table:number-columns-repeated="6"/>
          <table:table-cell office:value-type="float" office:value="-0.000023326" calcext:value-type="float">
            <text:p>-2,33E-05</text:p>
          </table:table-cell>
          <table:table-cell office:value-type="float" office:value="0.000026288" calcext:value-type="float">
            <text:p>2,63E-05</text:p>
          </table:table-cell>
          <table:table-cell table:formula="of:=([.N44]-[.N42])/([.A44]-[.A42])" office:value-type="float" office:value="0.0000127000000000002" calcext:value-type="float">
            <text:p>12,70E-06</text:p>
          </table:table-cell>
          <table:table-cell table:formula="of:=[.N43]/(SQRT(ABS([.O43])))" office:value-type="float" office:value="0.00737659068125237" calcext:value-type="float">
            <text:p>0,0073765907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71631" calcext:value-type="float">
            <text:p>7,16E-06</text:p>
          </table:table-cell>
          <table:table-cell office:value-type="float" office:value="-0.0000048443" calcext:value-type="float">
            <text:p>-4,84E-06</text:p>
          </table:table-cell>
          <table:table-cell table:formula="of:=([.D45]-[.D43])/([.A45]-[.A43])" office:value-type="float" office:value="0.00002326" calcext:value-type="float">
            <text:p>23,26E-06</text:p>
          </table:table-cell>
          <table:table-cell table:formula="of:=[.D44]/(SQRT([.E44]))" office:value-type="float" office:value="-0.00100444503249397" calcext:value-type="float">
            <text:p>-0,001004445</text:p>
          </table:table-cell>
          <table:table-cell table:number-columns-repeated="6"/>
          <table:table-cell office:value-type="float" office:value="-0.000022732" calcext:value-type="float">
            <text:p>-2,27E-05</text:p>
          </table:table-cell>
          <table:table-cell office:value-type="float" office:value="0.000026543" calcext:value-type="float">
            <text:p>2,65E-05</text:p>
          </table:table-cell>
          <table:table-cell table:formula="of:=([.N45]-[.N43])/([.A45]-[.A43])" office:value-type="float" office:value="0.0000286499999999999" calcext:value-type="float">
            <text:p>28,65E-06</text:p>
          </table:table-cell>
          <table:table-cell table:formula="of:=[.N44]/(SQRT(ABS([.O44])))" office:value-type="float" office:value="0.00495892675786585" calcext:value-type="float">
            <text:p>0,0049589268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75169" calcext:value-type="float">
            <text:p>7,52E-06</text:p>
          </table:table-cell>
          <table:table-cell office:value-type="float" office:value="-0.0000045604" calcext:value-type="float">
            <text:p>-4,56E-06</text:p>
          </table:table-cell>
          <table:table-cell table:formula="of:=([.D46]-[.D44])/([.A46]-[.A44])" office:value-type="float" office:value="0.00003191" calcext:value-type="float">
            <text:p>31,91E-06</text:p>
          </table:table-cell>
          <table:table-cell table:formula="of:=[.D45]/(SQRT([.E45]))" office:value-type="float" office:value="-0.000807308518201073" calcext:value-type="float">
            <text:p>-0,0008073085</text:p>
          </table:table-cell>
          <table:table-cell table:number-columns-repeated="6"/>
          <table:table-cell office:value-type="float" office:value="-0.000022131" calcext:value-type="float">
            <text:p>-2,21E-05</text:p>
          </table:table-cell>
          <table:table-cell office:value-type="float" office:value="0.000026861" calcext:value-type="float">
            <text:p>2,69E-05</text:p>
          </table:table-cell>
          <table:table-cell table:formula="of:=([.N46]-[.N44])/([.A46]-[.A44])" office:value-type="float" office:value="0.0000457999999999998" calcext:value-type="float">
            <text:p>45,80E-06</text:p>
          </table:table-cell>
          <table:table-cell table:formula="of:=[.N45]/(SQRT(ABS([.O45])))" office:value-type="float" office:value="0.00396907620998876" calcext:value-type="float">
            <text:p>0,0039690762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78638" calcext:value-type="float">
            <text:p>7,86E-06</text:p>
          </table:table-cell>
          <table:table-cell office:value-type="float" office:value="-0.0000042061" calcext:value-type="float">
            <text:p>-4,21E-06</text:p>
          </table:table-cell>
          <table:table-cell table:formula="of:=([.D47]-[.D45])/([.A47]-[.A45])" office:value-type="float" office:value="0.00004312" calcext:value-type="float">
            <text:p>43,12E-06</text:p>
          </table:table-cell>
          <table:table-cell table:formula="of:=[.D46]/(SQRT([.E46]))" office:value-type="float" office:value="-0.000640531095045238" calcext:value-type="float">
            <text:p>-0,0006405311</text:p>
          </table:table-cell>
          <table:table-cell table:number-columns-repeated="6"/>
          <table:table-cell office:value-type="float" office:value="-0.000021631" calcext:value-type="float">
            <text:p>-2,16E-05</text:p>
          </table:table-cell>
          <table:table-cell office:value-type="float" office:value="0.000027459" calcext:value-type="float">
            <text:p>2,75E-05</text:p>
          </table:table-cell>
          <table:table-cell table:formula="of:=([.N47]-[.N45])/([.A47]-[.A45])" office:value-type="float" office:value="0.0000746499999999998" calcext:value-type="float">
            <text:p>74,65E-06</text:p>
          </table:table-cell>
          <table:table-cell table:formula="of:=[.N46]/(SQRT(ABS([.O46])))" office:value-type="float" office:value="0.00317811648525317" calcext:value-type="float">
            <text:p>0,003178116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82242" calcext:value-type="float">
            <text:p>8,22E-06</text:p>
          </table:table-cell>
          <table:table-cell office:value-type="float" office:value="-0.000003698" calcext:value-type="float">
            <text:p>-3,70E-06</text:p>
          </table:table-cell>
          <table:table-cell table:formula="of:=([.D48]-[.D46])/([.A48]-[.A46])" office:value-type="float" office:value="0.0000565950000000001" calcext:value-type="float">
            <text:p>56,60E-06</text:p>
          </table:table-cell>
          <table:table-cell table:formula="of:=[.D47]/(SQRT([.E47]))" office:value-type="float" office:value="-0.000491561515721935" calcext:value-type="float">
            <text:p>-0,0004915615</text:p>
          </table:table-cell>
          <table:table-cell table:number-columns-repeated="6"/>
          <table:table-cell office:value-type="float" office:value="-0.000021099" calcext:value-type="float">
            <text:p>-2,11E-05</text:p>
          </table:table-cell>
          <table:table-cell office:value-type="float" office:value="0.000028354" calcext:value-type="float">
            <text:p>2,84E-05</text:p>
          </table:table-cell>
          <table:table-cell table:formula="of:=([.N48]-[.N46])/([.A48]-[.A46])" office:value-type="float" office:value="0.0000979000000000004" calcext:value-type="float">
            <text:p>97,90E-06</text:p>
          </table:table-cell>
          <table:table-cell table:formula="of:=[.N47]/(SQRT(ABS([.O47])))" office:value-type="float" office:value="0.00286564896378757" calcext:value-type="float">
            <text:p>0,002865649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85875" calcext:value-type="float">
            <text:p>8,59E-06</text:p>
          </table:table-cell>
          <table:table-cell office:value-type="float" office:value="-0.0000030742" calcext:value-type="float">
            <text:p>-3,07E-06</text:p>
          </table:table-cell>
          <table:table-cell table:formula="of:=([.D49]-[.D47])/([.A49]-[.A47])" office:value-type="float" office:value="0.0000715650000000001" calcext:value-type="float">
            <text:p>71,57E-06</text:p>
          </table:table-cell>
          <table:table-cell table:formula="of:=[.D48]/(SQRT([.E48]))" office:value-type="float" office:value="-0.000363397370450991" calcext:value-type="float">
            <text:p>-0,0003633974</text:p>
          </table:table-cell>
          <table:table-cell table:number-columns-repeated="6"/>
          <table:table-cell office:value-type="float" office:value="-0.000020578" calcext:value-type="float">
            <text:p>-2,06E-05</text:p>
          </table:table-cell>
          <table:table-cell office:value-type="float" office:value="0.000029417" calcext:value-type="float">
            <text:p>2,94E-05</text:p>
          </table:table-cell>
          <table:table-cell table:formula="of:=([.N49]-[.N47])/([.A49]-[.A47])" office:value-type="float" office:value="0.00011545" calcext:value-type="float">
            <text:p>115,45E-06</text:p>
          </table:table-cell>
          <table:table-cell table:formula="of:=[.N48]/(SQRT(ABS([.O48])))" office:value-type="float" office:value="0.00273779806286024" calcext:value-type="float">
            <text:p>0,002737798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89616" calcext:value-type="float">
            <text:p>8,96E-06</text:p>
          </table:table-cell>
          <table:table-cell office:value-type="float" office:value="-0.0000022667" calcext:value-type="float">
            <text:p>-2,27E-06</text:p>
          </table:table-cell>
          <table:table-cell table:formula="of:=([.D50]-[.D48])/([.A50]-[.A48])" office:value-type="float" office:value="0.0000875049999999999" calcext:value-type="float">
            <text:p>87,50E-06</text:p>
          </table:table-cell>
          <table:table-cell table:formula="of:=[.D49]/(SQRT([.E49]))" office:value-type="float" office:value="-0.00024231349967321" calcext:value-type="float">
            <text:p>-0,0002423135</text:p>
          </table:table-cell>
          <table:table-cell table:number-columns-repeated="6"/>
          <table:table-cell office:value-type="float" office:value="-0.000019948" calcext:value-type="float">
            <text:p>-1,99E-05</text:p>
          </table:table-cell>
          <table:table-cell office:value-type="float" office:value="0.000030663" calcext:value-type="float">
            <text:p>3,07E-05</text:p>
          </table:table-cell>
          <table:table-cell table:formula="of:=([.N50]-[.N48])/([.A50]-[.A48])" office:value-type="float" office:value="0.00014305" calcext:value-type="float">
            <text:p>143,05E-06</text:p>
          </table:table-cell>
          <table:table-cell table:formula="of:=[.N49]/(SQRT(ABS([.O49])))" office:value-type="float" office:value="0.00256372071153487" calcext:value-type="float">
            <text:p>0,0025637207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93365" calcext:value-type="float">
            <text:p>9,34E-06</text:p>
          </table:table-cell>
          <table:table-cell office:value-type="float" office:value="-0.0000013241" calcext:value-type="float">
            <text:p>-1,32E-06</text:p>
          </table:table-cell>
          <table:table-cell table:formula="of:=([.D51]-[.D49])/([.A51]-[.A49])" office:value-type="float" office:value="0.0001026065" calcext:value-type="float">
            <text:p>102,61E-06</text:p>
          </table:table-cell>
          <table:table-cell table:formula="of:=[.D50]/(SQRT([.E50]))" office:value-type="float" office:value="-0.000130717384247831" calcext:value-type="float">
            <text:p>-0,0001307174</text:p>
          </table:table-cell>
          <table:table-cell table:number-columns-repeated="6"/>
          <table:table-cell office:value-type="float" office:value="-0.000019467" calcext:value-type="float">
            <text:p>-1,95E-05</text:p>
          </table:table-cell>
          <table:table-cell office:value-type="float" office:value="0.000032278" calcext:value-type="float">
            <text:p>3,23E-05</text:p>
          </table:table-cell>
          <table:table-cell table:formula="of:=([.N51]-[.N49])/([.A51]-[.A49])" office:value-type="float" office:value="0.0001724" calcext:value-type="float">
            <text:p>172,40E-06</text:p>
          </table:table-cell>
          <table:table-cell table:formula="of:=[.N50]/(SQRT(ABS([.O50])))" office:value-type="float" office:value="0.0024583175777806" calcext:value-type="float">
            <text:p>0,002458317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97232" calcext:value-type="float">
            <text:p>9,72E-06</text:p>
          </table:table-cell>
          <table:table-cell office:value-type="float" office:value="-0.00000021457" calcext:value-type="float">
            <text:p>-2,15E-07</text:p>
          </table:table-cell>
          <table:table-cell table:formula="of:=([.D52]-[.D50])/([.A52]-[.A50])" office:value-type="float" office:value="0.000114078" calcext:value-type="float">
            <text:p>114,08E-06</text:p>
          </table:table-cell>
          <table:table-cell table:formula="of:=[.D51]/(SQRT([.E51]))" office:value-type="float" office:value="-0.0000200894502276441" calcext:value-type="float">
            <text:p>-2,00894502276441E-05</text:p>
          </table:table-cell>
          <table:table-cell table:number-columns-repeated="6"/>
          <table:table-cell office:value-type="float" office:value="-0.000018772" calcext:value-type="float">
            <text:p>-1,88E-05</text:p>
          </table:table-cell>
          <table:table-cell office:value-type="float" office:value="0.000034111" calcext:value-type="float">
            <text:p>3,41E-05</text:p>
          </table:table-cell>
          <table:table-cell table:formula="of:=([.N52]-[.N50])/([.A52]-[.A50])" office:value-type="float" office:value="0.0002037" calcext:value-type="float">
            <text:p>203,70E-06</text:p>
          </table:table-cell>
          <table:table-cell table:formula="of:=[.N51]/(SQRT(ABS([.O51])))" office:value-type="float" office:value="0.00239000570100975" calcext:value-type="float">
            <text:p>0,0023900057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101108" calcext:value-type="float">
            <text:p>1,01E-05</text:p>
          </table:table-cell>
          <table:table-cell office:value-type="float" office:value="0.00000095746" calcext:value-type="float">
            <text:p>9,57E-07</text:p>
          </table:table-cell>
          <table:table-cell table:formula="of:=([.D53]-[.D51])/([.A53]-[.A51])" office:value-type="float" office:value="0.0001253785" calcext:value-type="float">
            <text:p>125,38E-06</text:p>
          </table:table-cell>
          <table:table-cell table:formula="of:=[.D52]/(SQRT([.E52]))" office:value-type="float" office:value="0.0000855084638681675" calcext:value-type="float">
            <text:p>8,55084638681675E-05</text:p>
          </table:table-cell>
          <table:table-cell table:number-columns-repeated="6"/>
          <table:table-cell office:value-type="float" office:value="-0.000018295" calcext:value-type="float">
            <text:p>-1,83E-05</text:p>
          </table:table-cell>
          <table:table-cell office:value-type="float" office:value="0.000036352" calcext:value-type="float">
            <text:p>3,64E-05</text:p>
          </table:table-cell>
          <table:table-cell table:formula="of:=([.N53]-[.N51])/([.A53]-[.A51])" office:value-type="float" office:value="0.0002307" calcext:value-type="float">
            <text:p>230,70E-06</text:p>
          </table:table-cell>
          <table:table-cell table:formula="of:=[.N52]/(SQRT(ABS([.O52])))" office:value-type="float" office:value="0.00239334062371733" calcext:value-type="float">
            <text:p>0,0023933406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105125" calcext:value-type="float">
            <text:p>1,05E-05</text:p>
          </table:table-cell>
          <table:table-cell office:value-type="float" office:value="0.000002293" calcext:value-type="float">
            <text:p>2,29E-06</text:p>
          </table:table-cell>
          <table:table-cell table:formula="of:=([.D54]-[.D52])/([.A54]-[.A52])" office:value-type="float" office:value="0.000142582" calcext:value-type="float">
            <text:p>142,58E-06</text:p>
          </table:table-cell>
          <table:table-cell table:formula="of:=[.D53]/(SQRT([.E53]))" office:value-type="float" office:value="0.000192031159218314" calcext:value-type="float">
            <text:p>0,0001920312</text:p>
          </table:table-cell>
          <table:table-cell table:number-columns-repeated="6"/>
          <table:table-cell office:value-type="float" office:value="-0.00001776" calcext:value-type="float">
            <text:p>-1,78E-05</text:p>
          </table:table-cell>
          <table:table-cell office:value-type="float" office:value="0.000038725" calcext:value-type="float">
            <text:p>3,87E-05</text:p>
          </table:table-cell>
          <table:table-cell table:formula="of:=([.N54]-[.N52])/([.A54]-[.A52])" office:value-type="float" office:value="0.00026105" calcext:value-type="float">
            <text:p>261,05E-06</text:p>
          </table:table-cell>
          <table:table-cell table:formula="of:=[.N53]/(SQRT(ABS([.O53])))" office:value-type="float" office:value="0.00239678775725809" calcext:value-type="float">
            <text:p>0,0023967878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109241" calcext:value-type="float">
            <text:p>1,09E-05</text:p>
          </table:table-cell>
          <table:table-cell office:value-type="float" office:value="0.0000038091" calcext:value-type="float">
            <text:p>3,81E-06</text:p>
          </table:table-cell>
          <table:table-cell table:formula="of:=([.D55]-[.D53])/([.A55]-[.A53])" office:value-type="float" office:value="0.0001541" calcext:value-type="float">
            <text:p>154,10E-06</text:p>
          </table:table-cell>
          <table:table-cell table:formula="of:=[.D54]/(SQRT([.E54]))" office:value-type="float" office:value="0.000306846415934904" calcext:value-type="float">
            <text:p>0,0003068464</text:p>
          </table:table-cell>
          <table:table-cell table:number-columns-repeated="6"/>
          <table:table-cell office:value-type="float" office:value="-0.000017256" calcext:value-type="float">
            <text:p>-1,73E-05</text:p>
          </table:table-cell>
          <table:table-cell office:value-type="float" office:value="0.000041573" calcext:value-type="float">
            <text:p>4,16E-05</text:p>
          </table:table-cell>
          <table:table-cell table:formula="of:=([.N55]-[.N53])/([.A55]-[.A53])" office:value-type="float" office:value="0.00029275" calcext:value-type="float">
            <text:p>292,75E-06</text:p>
          </table:table-cell>
          <table:table-cell table:formula="of:=[.N54]/(SQRT(ABS([.O54])))" office:value-type="float" office:value="0.0024297573996902" calcext:value-type="float">
            <text:p>0,0024297574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113397" calcext:value-type="float">
            <text:p>1,13E-05</text:p>
          </table:table-cell>
          <table:table-cell office:value-type="float" office:value="0.000005375" calcext:value-type="float">
            <text:p>5,38E-06</text:p>
          </table:table-cell>
          <table:table-cell table:formula="of:=([.D56]-[.D54])/([.A56]-[.A54])" office:value-type="float" office:value="0.000167815" calcext:value-type="float">
            <text:p>167,82E-06</text:p>
          </table:table-cell>
          <table:table-cell table:formula="of:=[.D55]/(SQRT([.E55]))" office:value-type="float" office:value="0.000414918768248142" calcext:value-type="float">
            <text:p>0,0004149188</text:p>
          </table:table-cell>
          <table:table-cell table:number-columns-repeated="6"/>
          <table:table-cell office:value-type="float" office:value="-0.00001676" calcext:value-type="float">
            <text:p>-1,68E-05</text:p>
          </table:table-cell>
          <table:table-cell office:value-type="float" office:value="0.00004458" calcext:value-type="float">
            <text:p>4,46E-05</text:p>
          </table:table-cell>
          <table:table-cell table:formula="of:=([.N56]-[.N54])/([.A56]-[.A54])" office:value-type="float" office:value="0.00032645" calcext:value-type="float">
            <text:p>326,45E-06</text:p>
          </table:table-cell>
          <table:table-cell table:formula="of:=[.N55]/(SQRT(ABS([.O55])))" office:value-type="float" office:value="0.00246735549957448" calcext:value-type="float">
            <text:p>0,002467355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11768" calcext:value-type="float">
            <text:p>1,18E-05</text:p>
          </table:table-cell>
          <table:table-cell office:value-type="float" office:value="0.0000071654" calcext:value-type="float">
            <text:p>7,17E-06</text:p>
          </table:table-cell>
          <table:table-cell table:formula="of:=([.D57]-[.D55])/([.A57]-[.A55])" office:value-type="float" office:value="0.00017962" calcext:value-type="float">
            <text:p>179,62E-06</text:p>
          </table:table-cell>
          <table:table-cell table:formula="of:=[.D56]/(SQRT([.E56]))" office:value-type="float" office:value="0.000534642025389256" calcext:value-type="float">
            <text:p>0,000534642</text:p>
          </table:table-cell>
          <table:table-cell table:number-columns-repeated="6"/>
          <table:table-cell office:value-type="float" office:value="-0.000016198" calcext:value-type="float">
            <text:p>-1,62E-05</text:p>
          </table:table-cell>
          <table:table-cell office:value-type="float" office:value="0.000048102" calcext:value-type="float">
            <text:p>4,81E-05</text:p>
          </table:table-cell>
          <table:table-cell table:formula="of:=([.N57]-[.N55])/([.A57]-[.A55])" office:value-type="float" office:value="0.00035895" calcext:value-type="float">
            <text:p>358,95E-06</text:p>
          </table:table-cell>
          <table:table-cell table:formula="of:=[.N56]/(SQRT(ABS([.O56])))" office:value-type="float" office:value="0.00253890327116045" calcext:value-type="float">
            <text:p>0,0025389033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12202" calcext:value-type="float">
            <text:p>1,22E-05</text:p>
          </table:table-cell>
          <table:table-cell office:value-type="float" office:value="0.0000089674" calcext:value-type="float">
            <text:p>8,97E-06</text:p>
          </table:table-cell>
          <table:table-cell table:formula="of:=([.D58]-[.D56])/([.A58]-[.A56])" office:value-type="float" office:value="0.000190545" calcext:value-type="float">
            <text:p>190,55E-06</text:p>
          </table:table-cell>
          <table:table-cell table:formula="of:=[.D57]/(SQRT([.E57]))" office:value-type="float" office:value="0.000649632529888529" calcext:value-type="float">
            <text:p>0,0006496325</text:p>
          </table:table-cell>
          <table:table-cell table:number-columns-repeated="6"/>
          <table:table-cell office:value-type="float" office:value="-0.000015725" calcext:value-type="float">
            <text:p>-1,57E-05</text:p>
          </table:table-cell>
          <table:table-cell office:value-type="float" office:value="0.000051759" calcext:value-type="float">
            <text:p>5,18E-05</text:p>
          </table:table-cell>
          <table:table-cell table:formula="of:=([.N58]-[.N56])/([.A58]-[.A56])" office:value-type="float" office:value="0.0003923" calcext:value-type="float">
            <text:p>392,30E-06</text:p>
          </table:table-cell>
          <table:table-cell table:formula="of:=[.N57]/(SQRT(ABS([.O57])))" office:value-type="float" office:value="0.00261322451056065" calcext:value-type="float">
            <text:p>0,002613224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12653" calcext:value-type="float">
            <text:p>1,27E-05</text:p>
          </table:table-cell>
          <table:table-cell office:value-type="float" office:value="0.0000109763" calcext:value-type="float">
            <text:p>1,10E-05</text:p>
          </table:table-cell>
          <table:table-cell table:formula="of:=([.D59]-[.D57])/([.A59]-[.A57])" office:value-type="float" office:value="0.00019568" calcext:value-type="float">
            <text:p>195,68E-06</text:p>
          </table:table-cell>
          <table:table-cell table:formula="of:=[.D58]/(SQRT([.E58]))" office:value-type="float" office:value="0.000784662230826806" calcext:value-type="float">
            <text:p>0,0007846622</text:p>
          </table:table-cell>
          <table:table-cell table:number-columns-repeated="6"/>
          <table:table-cell office:value-type="float" office:value="-0.000015212" calcext:value-type="float">
            <text:p>-1,52E-05</text:p>
          </table:table-cell>
          <table:table-cell office:value-type="float" office:value="0.000055948" calcext:value-type="float">
            <text:p>5,59E-05</text:p>
          </table:table-cell>
          <table:table-cell table:formula="of:=([.N59]-[.N57])/([.A59]-[.A57])" office:value-type="float" office:value="0.000423699999999999" calcext:value-type="float">
            <text:p>423,70E-06</text:p>
          </table:table-cell>
          <table:table-cell table:formula="of:=[.N58]/(SQRT(ABS([.O58])))" office:value-type="float" office:value="0.00271803681113396" calcext:value-type="float">
            <text:p>0,002718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13094" calcext:value-type="float">
            <text:p>1,31E-05</text:p>
          </table:table-cell>
          <table:table-cell office:value-type="float" office:value="0.000012881" calcext:value-type="float">
            <text:p>1,29E-05</text:p>
          </table:table-cell>
          <table:table-cell table:formula="of:=([.D60]-[.D58])/([.A60]-[.A58])" office:value-type="float" office:value="0.000204885" calcext:value-type="float">
            <text:p>204,89E-06</text:p>
          </table:table-cell>
          <table:table-cell table:formula="of:=[.D59]/(SQRT([.E59]))" office:value-type="float" office:value="0.000899900510508648" calcext:value-type="float">
            <text:p>0,0008999005</text:p>
          </table:table-cell>
          <table:table-cell table:number-columns-repeated="6"/>
          <table:table-cell office:value-type="float" office:value="-0.000014766" calcext:value-type="float">
            <text:p>-1,48E-05</text:p>
          </table:table-cell>
          <table:table-cell office:value-type="float" office:value="0.000060233" calcext:value-type="float">
            <text:p>6,02E-05</text:p>
          </table:table-cell>
          <table:table-cell table:formula="of:=([.N60]-[.N58])/([.A60]-[.A58])" office:value-type="float" office:value="0.00044945" calcext:value-type="float">
            <text:p>449,45E-06</text:p>
          </table:table-cell>
          <table:table-cell table:formula="of:=[.N59]/(SQRT(ABS([.O59])))" office:value-type="float" office:value="0.00284114763781779" calcext:value-type="float">
            <text:p>0,002841147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1355" calcext:value-type="float">
            <text:p>1,36E-05</text:p>
          </table:table-cell>
          <table:table-cell office:value-type="float" office:value="0.000015074" calcext:value-type="float">
            <text:p>1,51E-05</text:p>
          </table:table-cell>
          <table:table-cell table:formula="of:=([.D61]-[.D59])/([.A61]-[.A59])" office:value-type="float" office:value="0.00021995" calcext:value-type="float">
            <text:p>219,95E-06</text:p>
          </table:table-cell>
          <table:table-cell table:formula="of:=[.D60]/(SQRT([.E60]))" office:value-type="float" office:value="0.00101640437973806" calcext:value-type="float">
            <text:p>0,0010164044</text:p>
          </table:table-cell>
          <table:table-cell table:number-columns-repeated="6"/>
          <table:table-cell office:value-type="float" office:value="-0.00001425" calcext:value-type="float">
            <text:p>-1,43E-05</text:p>
          </table:table-cell>
          <table:table-cell office:value-type="float" office:value="0.000064937" calcext:value-type="float">
            <text:p>6,49E-05</text:p>
          </table:table-cell>
          <table:table-cell table:formula="of:=([.N61]-[.N59])/([.A61]-[.A59])" office:value-type="float" office:value="0.000487599999999999" calcext:value-type="float">
            <text:p>487,60E-06</text:p>
          </table:table-cell>
          <table:table-cell table:formula="of:=[.N60]/(SQRT(ABS([.O60])))" office:value-type="float" office:value="0.00294076534915697" calcext:value-type="float">
            <text:p>0,0029407653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14024" calcext:value-type="float">
            <text:p>1,40E-05</text:p>
          </table:table-cell>
          <table:table-cell office:value-type="float" office:value="0.00001728" calcext:value-type="float">
            <text:p>1,73E-05</text:p>
          </table:table-cell>
          <table:table-cell table:formula="of:=([.D62]-[.D60])/([.A62]-[.A60])" office:value-type="float" office:value="0.0002199" calcext:value-type="float">
            <text:p>219,90E-06</text:p>
          </table:table-cell>
          <table:table-cell table:formula="of:=[.D61]/(SQRT([.E61]))" office:value-type="float" office:value="0.00116528222930872" calcext:value-type="float">
            <text:p>0,0011652822</text:p>
          </table:table-cell>
          <table:table-cell table:number-columns-repeated="6"/>
          <table:table-cell office:value-type="float" office:value="-0.000013781" calcext:value-type="float">
            <text:p>-1,38E-05</text:p>
          </table:table-cell>
          <table:table-cell office:value-type="float" office:value="0.000069985" calcext:value-type="float">
            <text:p>7,00E-05</text:p>
          </table:table-cell>
          <table:table-cell table:formula="of:=([.N62]-[.N60])/([.A62]-[.A60])" office:value-type="float" office:value="0.000505799999999999" calcext:value-type="float">
            <text:p>505,80E-06</text:p>
          </table:table-cell>
          <table:table-cell table:formula="of:=[.N61]/(SQRT(ABS([.O61])))" office:value-type="float" office:value="0.00311182778649391" calcext:value-type="float">
            <text:p>0,0031118278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14472" calcext:value-type="float">
            <text:p>1,45E-05</text:p>
          </table:table-cell>
          <table:table-cell office:value-type="float" office:value="0.000019472" calcext:value-type="float">
            <text:p>1,95E-05</text:p>
          </table:table-cell>
          <table:table-cell table:formula="of:=([.D63]-[.D61])/([.A63]-[.A61])" office:value-type="float" office:value="0.0002253" calcext:value-type="float">
            <text:p>225,30E-06</text:p>
          </table:table-cell>
          <table:table-cell table:formula="of:=[.D62]/(SQRT([.E62]))" office:value-type="float" office:value="0.00129726877557287" calcext:value-type="float">
            <text:p>0,0012972688</text:p>
          </table:table-cell>
          <table:table-cell table:number-columns-repeated="6"/>
          <table:table-cell office:value-type="float" office:value="-0.000013334" calcext:value-type="float">
            <text:p>-1,33E-05</text:p>
          </table:table-cell>
          <table:table-cell office:value-type="float" office:value="0.000075053" calcext:value-type="float">
            <text:p>7,51E-05</text:p>
          </table:table-cell>
          <table:table-cell table:formula="of:=([.N63]-[.N61])/([.A63]-[.A61])" office:value-type="float" office:value="0.000528349999999999" calcext:value-type="float">
            <text:p>528,35E-06</text:p>
          </table:table-cell>
          <table:table-cell table:formula="of:=[.N62]/(SQRT(ABS([.O62])))" office:value-type="float" office:value="0.00326518054793285" calcext:value-type="float">
            <text:p>0,0032651805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14991" calcext:value-type="float">
            <text:p>1,50E-05</text:p>
          </table:table-cell>
          <table:table-cell office:value-type="float" office:value="0.000021786" calcext:value-type="float">
            <text:p>2,18E-05</text:p>
          </table:table-cell>
          <table:table-cell table:formula="of:=([.D64]-[.D62])/([.A64]-[.A62])" office:value-type="float" office:value="0.000226100000000001" calcext:value-type="float">
            <text:p>226,10E-06</text:p>
          </table:table-cell>
          <table:table-cell table:formula="of:=[.D63]/(SQRT([.E63]))" office:value-type="float" office:value="0.00144886265388666" calcext:value-type="float">
            <text:p>0,0014488627</text:p>
          </table:table-cell>
          <table:table-cell table:number-columns-repeated="6"/>
          <table:table-cell office:value-type="float" office:value="-0.000012887" calcext:value-type="float">
            <text:p>-1,29E-05</text:p>
          </table:table-cell>
          <table:table-cell office:value-type="float" office:value="0.000080552" calcext:value-type="float">
            <text:p>8,06E-05</text:p>
          </table:table-cell>
          <table:table-cell table:formula="of:=([.N64]-[.N62])/([.A64]-[.A62])" office:value-type="float" office:value="0.000557600000000003" calcext:value-type="float">
            <text:p>557,60E-06</text:p>
          </table:table-cell>
          <table:table-cell table:formula="of:=[.N63]/(SQRT(ABS([.O63])))" office:value-type="float" office:value="0.00341126097008507" calcext:value-type="float">
            <text:p>0,003411261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15491" calcext:value-type="float">
            <text:p>1,55E-05</text:p>
          </table:table-cell>
          <table:table-cell office:value-type="float" office:value="0.000023994" calcext:value-type="float">
            <text:p>2,40E-05</text:p>
          </table:table-cell>
          <table:table-cell table:formula="of:=([.D65]-[.D63])/([.A65]-[.A63])" office:value-type="float" office:value="0.000232050000000001" calcext:value-type="float">
            <text:p>232,05E-06</text:p>
          </table:table-cell>
          <table:table-cell table:formula="of:=[.D64]/(SQRT([.E64]))" office:value-type="float" office:value="0.00157511355209835" calcext:value-type="float">
            <text:p>0,0015751136</text:p>
          </table:table-cell>
          <table:table-cell table:number-columns-repeated="6"/>
          <table:table-cell office:value-type="float" office:value="-0.000012433" calcext:value-type="float">
            <text:p>-1,24E-05</text:p>
          </table:table-cell>
          <table:table-cell office:value-type="float" office:value="0.000086205" calcext:value-type="float">
            <text:p>8,62E-05</text:p>
          </table:table-cell>
          <table:table-cell table:formula="of:=([.N65]-[.N63])/([.A65]-[.A63])" office:value-type="float" office:value="0.000588150000000004" calcext:value-type="float">
            <text:p>588,15E-06</text:p>
          </table:table-cell>
          <table:table-cell table:formula="of:=[.N64]/(SQRT(ABS([.O64])))" office:value-type="float" office:value="0.00355458092102303" calcext:value-type="float">
            <text:p>0,0035545809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15923" calcext:value-type="float">
            <text:p>1,59E-05</text:p>
          </table:table-cell>
          <table:table-cell office:value-type="float" office:value="0.000026427" calcext:value-type="float">
            <text:p>2,64E-05</text:p>
          </table:table-cell>
          <table:table-cell table:formula="of:=([.D66]-[.D64])/([.A66]-[.A64])" office:value-type="float" office:value="0.000236599999999999" calcext:value-type="float">
            <text:p>236,60E-06</text:p>
          </table:table-cell>
          <table:table-cell table:formula="of:=[.D65]/(SQRT([.E65]))" office:value-type="float" office:value="0.00171806857613158" calcext:value-type="float">
            <text:p>0,0017180686</text:p>
          </table:table-cell>
          <table:table-cell table:number-columns-repeated="6"/>
          <table:table-cell office:value-type="float" office:value="-0.000011996" calcext:value-type="float">
            <text:p>-1,20E-05</text:p>
          </table:table-cell>
          <table:table-cell office:value-type="float" office:value="0.000092315" calcext:value-type="float">
            <text:p>9,23E-05</text:p>
          </table:table-cell>
          <table:table-cell table:formula="of:=([.N66]-[.N64])/([.A66]-[.A64])" office:value-type="float" office:value="0.000611649999999996" calcext:value-type="float">
            <text:p>611,65E-06</text:p>
          </table:table-cell>
          <table:table-cell table:formula="of:=[.N65]/(SQRT(ABS([.O65])))" office:value-type="float" office:value="0.00373268020821858" calcext:value-type="float">
            <text:p>0,0037326802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16501" calcext:value-type="float">
            <text:p>1,65E-05</text:p>
          </table:table-cell>
          <table:table-cell office:value-type="float" office:value="0.000028726" calcext:value-type="float">
            <text:p>2,87E-05</text:p>
          </table:table-cell>
          <table:table-cell table:formula="of:=([.D67]-[.D65])/([.A67]-[.A65])" office:value-type="float" office:value="0.0002377" calcext:value-type="float">
            <text:p>237,70E-06</text:p>
          </table:table-cell>
          <table:table-cell table:formula="of:=[.D66]/(SQRT([.E66]))" office:value-type="float" office:value="0.00186320467521916" calcext:value-type="float">
            <text:p>0,0018632047</text:p>
          </table:table-cell>
          <table:table-cell table:number-columns-repeated="6"/>
          <table:table-cell office:value-type="float" office:value="-0.000011574" calcext:value-type="float">
            <text:p>-1,16E-05</text:p>
          </table:table-cell>
          <table:table-cell office:value-type="float" office:value="0.000098438" calcext:value-type="float">
            <text:p>9,84E-05</text:p>
          </table:table-cell>
          <table:table-cell table:formula="of:=([.N67]-[.N65])/([.A67]-[.A65])" office:value-type="float" office:value="0.000633699999999999" calcext:value-type="float">
            <text:p>633,70E-06</text:p>
          </table:table-cell>
          <table:table-cell table:formula="of:=[.N66]/(SQRT(ABS([.O66])))" office:value-type="float" office:value="0.00391039769150508" calcext:value-type="float">
            <text:p>0,0039103977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1696" calcext:value-type="float">
            <text:p>1,70E-05</text:p>
          </table:table-cell>
          <table:table-cell office:value-type="float" office:value="0.000031181" calcext:value-type="float">
            <text:p>3,12E-05</text:p>
          </table:table-cell>
          <table:table-cell table:formula="of:=([.D68]-[.D66])/([.A68]-[.A66])" office:value-type="float" office:value="0.000237450000000001" calcext:value-type="float">
            <text:p>237,45E-06</text:p>
          </table:table-cell>
          <table:table-cell table:formula="of:=[.D67]/(SQRT([.E67]))" office:value-type="float" office:value="0.00202350346448773" calcext:value-type="float">
            <text:p>0,0020235035</text:p>
          </table:table-cell>
          <table:table-cell table:number-columns-repeated="6"/>
          <table:table-cell office:value-type="float" office:value="-0.0000112" calcext:value-type="float">
            <text:p>-1,12E-05</text:p>
          </table:table-cell>
          <table:table-cell table:style-name="Default" office:value-type="float" office:value="0.000104989" calcext:value-type="float">
            <text:p>0,000104989</text:p>
          </table:table-cell>
          <table:table-cell table:formula="of:=([.N68]-[.N66])/([.A68]-[.A66])" office:value-type="float" office:value="0.000656550000000003" calcext:value-type="float">
            <text:p>656,55E-06</text:p>
          </table:table-cell>
          <table:table-cell table:formula="of:=[.N67]/(SQRT(ABS([.O67])))" office:value-type="float" office:value="0.00409741446548395" calcext:value-type="float">
            <text:p>0,0040974145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17454" calcext:value-type="float">
            <text:p>1,75E-05</text:p>
          </table:table-cell>
          <table:table-cell office:value-type="float" office:value="0.000033475" calcext:value-type="float">
            <text:p>3,35E-05</text:p>
          </table:table-cell>
          <table:table-cell table:formula="of:=([.D69]-[.D67])/([.A69]-[.A67])" office:value-type="float" office:value="0.00024085" calcext:value-type="float">
            <text:p>240,85E-06</text:p>
          </table:table-cell>
          <table:table-cell table:formula="of:=[.D68]/(SQRT([.E68]))" office:value-type="float" office:value="0.00215698567246003" calcext:value-type="float">
            <text:p>0,0021569857</text:p>
          </table:table-cell>
          <table:table-cell table:number-columns-repeated="6"/>
          <table:table-cell office:value-type="float" office:value="-0.000010787" calcext:value-type="float">
            <text:p>-1,08E-05</text:p>
          </table:table-cell>
          <table:table-cell table:style-name="Default" office:value-type="float" office:value="0.000111569" calcext:value-type="float">
            <text:p>0,000111569</text:p>
          </table:table-cell>
          <table:table-cell table:formula="of:=([.N69]-[.N67])/([.A69]-[.A67])" office:value-type="float" office:value="0.000662549999999999" calcext:value-type="float">
            <text:p>662,55E-06</text:p>
          </table:table-cell>
          <table:table-cell table:formula="of:=[.N68]/(SQRT(ABS([.O68])))" office:value-type="float" office:value="0.00433445213394804" calcext:value-type="float">
            <text:p>0,0043344521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17927" calcext:value-type="float">
            <text:p>1,79E-05</text:p>
          </table:table-cell>
          <table:table-cell office:value-type="float" office:value="0.000035998" calcext:value-type="float">
            <text:p>3,60E-05</text:p>
          </table:table-cell>
          <table:table-cell table:formula="of:=([.D70]-[.D68])/([.A70]-[.A68])" office:value-type="float" office:value="0.0002464" calcext:value-type="float">
            <text:p>246,40E-06</text:p>
          </table:table-cell>
          <table:table-cell table:formula="of:=[.D69]/(SQRT([.E69]))" office:value-type="float" office:value="0.00229328494967146" calcext:value-type="float">
            <text:p>0,0022932849</text:p>
          </table:table-cell>
          <table:table-cell table:number-columns-repeated="6"/>
          <table:table-cell office:value-type="float" office:value="-0.000010318" calcext:value-type="float">
            <text:p>-1,03E-05</text:p>
          </table:table-cell>
          <table:table-cell table:style-name="Default" office:value-type="float" office:value="0.00011824" calcext:value-type="float">
            <text:p>0,00011824</text:p>
          </table:table-cell>
          <table:table-cell table:formula="of:=([.N70]-[.N68])/([.A70]-[.A68])" office:value-type="float" office:value="0.000685049999999999" calcext:value-type="float">
            <text:p>685,05E-06</text:p>
          </table:table-cell>
          <table:table-cell table:formula="of:=[.N69]/(SQRT(ABS([.O69])))" office:value-type="float" office:value="0.00451755330485428" calcext:value-type="float">
            <text:p>0,004517553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18617" calcext:value-type="float">
            <text:p>1,86E-05</text:p>
          </table:table-cell>
          <table:table-cell office:value-type="float" office:value="0.000038403" calcext:value-type="float">
            <text:p>3,84E-05</text:p>
          </table:table-cell>
          <table:table-cell table:formula="of:=([.D71]-[.D69])/([.A71]-[.A69])" office:value-type="float" office:value="0.0002305" calcext:value-type="float">
            <text:p>230,50E-06</text:p>
          </table:table-cell>
          <table:table-cell table:formula="of:=[.D70]/(SQRT([.E70]))" office:value-type="float" office:value="0.00252947089972151" calcext:value-type="float">
            <text:p>0,0025294709</text:p>
          </table:table-cell>
          <table:table-cell table:number-columns-repeated="6"/>
          <table:table-cell office:value-type="float" office:value="-0.0000099918" calcext:value-type="float">
            <text:p>-9,99E-06</text:p>
          </table:table-cell>
          <table:table-cell table:style-name="Default" office:value-type="float" office:value="0.00012527" calcext:value-type="float">
            <text:p>0,00012527</text:p>
          </table:table-cell>
          <table:table-cell table:formula="of:=([.N71]-[.N69])/([.A71]-[.A69])" office:value-type="float" office:value="0.000720999999999999" calcext:value-type="float">
            <text:p>721,00E-06</text:p>
          </table:table-cell>
          <table:table-cell table:formula="of:=[.N70]/(SQRT(ABS([.O70])))" office:value-type="float" office:value="0.00466529859248089" calcext:value-type="float">
            <text:p>0,0046652986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1919" calcext:value-type="float">
            <text:p>1,92E-05</text:p>
          </table:table-cell>
          <table:table-cell office:value-type="float" office:value="0.000040608" calcext:value-type="float">
            <text:p>4,06E-05</text:p>
          </table:table-cell>
          <table:table-cell table:formula="of:=([.D72]-[.D70])/([.A72]-[.A70])" office:value-type="float" office:value="0.0002262" calcext:value-type="float">
            <text:p>226,20E-06</text:p>
          </table:table-cell>
          <table:table-cell table:formula="of:=[.D71]/(SQRT([.E71]))" office:value-type="float" office:value="0.00270000954905473" calcext:value-type="float">
            <text:p>0,0027000095</text:p>
          </table:table-cell>
          <table:table-cell table:number-columns-repeated="6"/>
          <table:table-cell office:value-type="float" office:value="-0.0000096608" calcext:value-type="float">
            <text:p>-9,66E-06</text:p>
          </table:table-cell>
          <table:table-cell table:style-name="Default" office:value-type="float" office:value="0.00013266" calcext:value-type="float">
            <text:p>0,00013266</text:p>
          </table:table-cell>
          <table:table-cell table:formula="of:=([.N72]-[.N70])/([.A72]-[.A70])" office:value-type="float" office:value="0.0007345" calcext:value-type="float">
            <text:p>734,50E-06</text:p>
          </table:table-cell>
          <table:table-cell table:formula="of:=[.N71]/(SQRT(ABS([.O71])))" office:value-type="float" office:value="0.00489490303251797" calcext:value-type="float">
            <text:p>0,00489490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19762" calcext:value-type="float">
            <text:p>1,98E-05</text:p>
          </table:table-cell>
          <table:table-cell office:value-type="float" office:value="0.000042927" calcext:value-type="float">
            <text:p>4,29E-05</text:p>
          </table:table-cell>
          <table:table-cell table:formula="of:=([.D73]-[.D71])/([.A73]-[.A71])" office:value-type="float" office:value="0.000236849999999999" calcext:value-type="float">
            <text:p>236,85E-06</text:p>
          </table:table-cell>
          <table:table-cell table:formula="of:=[.D72]/(SQRT([.E72]))" office:value-type="float" office:value="0.00278929111779953" calcext:value-type="float">
            <text:p>0,0027892911</text:p>
          </table:table-cell>
          <table:table-cell table:number-columns-repeated="6"/>
          <table:table-cell office:value-type="float" office:value="-0.000009196" calcext:value-type="float">
            <text:p>-9,20E-06</text:p>
          </table:table-cell>
          <table:table-cell table:style-name="Default" office:value-type="float" office:value="0.00013996" calcext:value-type="float">
            <text:p>0,00013996</text:p>
          </table:table-cell>
          <table:table-cell table:formula="of:=([.N73]-[.N71])/([.A73]-[.A71])" office:value-type="float" office:value="0.00074" calcext:value-type="float">
            <text:p>740,00E-06</text:p>
          </table:table-cell>
          <table:table-cell table:formula="of:=[.N72]/(SQRT(ABS([.O72])))" office:value-type="float" office:value="0.00514503192541247" calcext:value-type="float">
            <text:p>0,0051450319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20475" calcext:value-type="float">
            <text:p>2,05E-05</text:p>
          </table:table-cell>
          <table:table-cell office:value-type="float" office:value="0.000045345" calcext:value-type="float">
            <text:p>4,53E-05</text:p>
          </table:table-cell>
          <table:table-cell table:formula="of:=([.D74]-[.D72])/([.A74]-[.A72])" office:value-type="float" office:value="0.0002416" calcext:value-type="float">
            <text:p>241,60E-06</text:p>
          </table:table-cell>
          <table:table-cell table:formula="of:=[.D73]/(SQRT([.E73]))" office:value-type="float" office:value="0.002917298987355" calcext:value-type="float">
            <text:p>0,002917299</text:p>
          </table:table-cell>
          <table:table-cell table:number-columns-repeated="6"/>
          <table:table-cell office:value-type="float" office:value="-0.0000087555" calcext:value-type="float">
            <text:p>-8,76E-06</text:p>
          </table:table-cell>
          <table:table-cell table:style-name="Default" office:value-type="float" office:value="0.00014746" calcext:value-type="float">
            <text:p>0,00014746</text:p>
          </table:table-cell>
          <table:table-cell table:formula="of:=([.N74]-[.N72])/([.A74]-[.A72])" office:value-type="float" office:value="0.000759999999999999" calcext:value-type="float">
            <text:p>760,00E-06</text:p>
          </table:table-cell>
          <table:table-cell table:formula="of:=[.N73]/(SQRT(ABS([.O73])))" office:value-type="float" office:value="0.00534893639206112" calcext:value-type="float">
            <text:p>0,0053489364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21083" calcext:value-type="float">
            <text:p>2,11E-05</text:p>
          </table:table-cell>
          <table:table-cell office:value-type="float" office:value="0.000047759" calcext:value-type="float">
            <text:p>4,78E-05</text:p>
          </table:table-cell>
          <table:table-cell table:formula="of:=([.D75]-[.D73])/([.A75]-[.A73])" office:value-type="float" office:value="0.00023375" calcext:value-type="float">
            <text:p>233,75E-06</text:p>
          </table:table-cell>
          <table:table-cell table:formula="of:=[.D74]/(SQRT([.E74]))" office:value-type="float" office:value="0.00312377262724705" calcext:value-type="float">
            <text:p>0,0031237726</text:p>
          </table:table-cell>
          <table:table-cell table:number-columns-repeated="6"/>
          <table:table-cell office:value-type="float" office:value="-0.0000083814" calcext:value-type="float">
            <text:p>-8,38E-06</text:p>
          </table:table-cell>
          <table:table-cell table:style-name="Default" office:value-type="float" office:value="0.00015516" calcext:value-type="float">
            <text:p>0,00015516</text:p>
          </table:table-cell>
          <table:table-cell table:formula="of:=([.N75]-[.N73])/([.A75]-[.A73])" office:value-type="float" office:value="0.000775499999999999" calcext:value-type="float">
            <text:p>775,50E-06</text:p>
          </table:table-cell>
          <table:table-cell table:formula="of:=[.N74]/(SQRT(ABS([.O74])))" office:value-type="float" office:value="0.00557171469497195" calcext:value-type="float">
            <text:p>0,0055717147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21689" calcext:value-type="float">
            <text:p>2,17E-05</text:p>
          </table:table-cell>
          <table:table-cell office:value-type="float" office:value="0.00005002" calcext:value-type="float">
            <text:p>5,00E-05</text:p>
          </table:table-cell>
          <table:table-cell table:formula="of:=([.D76]-[.D74])/([.A76]-[.A74])" office:value-type="float" office:value="0.0002573" calcext:value-type="float">
            <text:p>257,30E-06</text:p>
          </table:table-cell>
          <table:table-cell table:formula="of:=[.D75]/(SQRT([.E75]))" office:value-type="float" office:value="0.00311834236013458" calcext:value-type="float">
            <text:p>0,0031183424</text:p>
          </table:table-cell>
          <table:table-cell table:number-columns-repeated="6"/>
          <table:table-cell office:value-type="float" office:value="-0.0000080096" calcext:value-type="float">
            <text:p>-8,01E-06</text:p>
          </table:table-cell>
          <table:table-cell table:style-name="Default" office:value-type="float" office:value="0.00016297" calcext:value-type="float">
            <text:p>0,00016297</text:p>
          </table:table-cell>
          <table:table-cell table:formula="of:=([.N76]-[.N74])/([.A76]-[.A74])" office:value-type="float" office:value="0.0007875" calcext:value-type="float">
            <text:p>787,50E-06</text:p>
          </table:table-cell>
          <table:table-cell table:formula="of:=[.N75]/(SQRT(ABS([.O75])))" office:value-type="float" office:value="0.00580740861259571" calcext:value-type="float">
            <text:p>0,0058074086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22351" calcext:value-type="float">
            <text:p>2,24E-05</text:p>
          </table:table-cell>
          <table:table-cell office:value-type="float" office:value="0.000052905" calcext:value-type="float">
            <text:p>5,29E-05</text:p>
          </table:table-cell>
          <table:table-cell table:formula="of:=([.D77]-[.D75])/([.A77]-[.A75])" office:value-type="float" office:value="0.000227450000000001" calcext:value-type="float">
            <text:p>227,45E-06</text:p>
          </table:table-cell>
          <table:table-cell table:formula="of:=[.D76]/(SQRT([.E76]))" office:value-type="float" office:value="0.00350795285573712" calcext:value-type="float">
            <text:p>0,0035079529</text:p>
          </table:table-cell>
          <table:table-cell table:number-columns-repeated="6"/>
          <table:table-cell office:value-type="float" office:value="-0.0000076612" calcext:value-type="float">
            <text:p>-7,66E-06</text:p>
          </table:table-cell>
          <table:table-cell table:style-name="Default" office:value-type="float" office:value="0.00017091" calcext:value-type="float">
            <text:p>0,00017091</text:p>
          </table:table-cell>
          <table:table-cell table:formula="of:=([.N77]-[.N75])/([.A77]-[.A75])" office:value-type="float" office:value="0.000787500000000004" calcext:value-type="float">
            <text:p>787,50E-06</text:p>
          </table:table-cell>
          <table:table-cell table:formula="of:=[.N76]/(SQRT(ABS([.O76])))" office:value-type="float" office:value="0.00609034918070031" calcext:value-type="float">
            <text:p>0,0060903492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22876" calcext:value-type="float">
            <text:p>2,29E-05</text:p>
          </table:table-cell>
          <table:table-cell office:value-type="float" office:value="0.000054569" calcext:value-type="float">
            <text:p>5,46E-05</text:p>
          </table:table-cell>
          <table:table-cell table:formula="of:=([.D78]-[.D76])/([.A78]-[.A76])" office:value-type="float" office:value="0.000194900000000001" calcext:value-type="float">
            <text:p>194,90E-06</text:p>
          </table:table-cell>
          <table:table-cell table:formula="of:=[.D77]/(SQRT([.E77]))" office:value-type="float" office:value="0.00390876963329606" calcext:value-type="float">
            <text:p>0,0039087696</text:p>
          </table:table-cell>
          <table:table-cell table:number-columns-repeated="6"/>
          <table:table-cell office:value-type="float" office:value="-0.0000072994" calcext:value-type="float">
            <text:p>-7,30E-06</text:p>
          </table:table-cell>
          <table:table-cell table:style-name="Default" office:value-type="float" office:value="0.00017872" calcext:value-type="float">
            <text:p>0,00017872</text:p>
          </table:table-cell>
          <table:table-cell table:formula="of:=([.N78]-[.N76])/([.A78]-[.A76])" office:value-type="float" office:value="0.000792000000000004" calcext:value-type="float">
            <text:p>792,00E-06</text:p>
          </table:table-cell>
          <table:table-cell table:formula="of:=[.N77]/(SQRT(ABS([.O77])))" office:value-type="float" office:value="0.0063505386711791" calcext:value-type="float">
            <text:p>0,0063505387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23726" calcext:value-type="float">
            <text:p>2,37E-05</text:p>
          </table:table-cell>
          <table:table-cell office:value-type="float" office:value="0.000056803" calcext:value-type="float">
            <text:p>5,68E-05</text:p>
          </table:table-cell>
          <table:table-cell table:formula="of:=([.D79]-[.D77])/([.A79]-[.A77])" office:value-type="float" office:value="0.0002252" calcext:value-type="float">
            <text:p>225,20E-06</text:p>
          </table:table-cell>
          <table:table-cell table:formula="of:=[.D78]/(SQRT([.E78]))" office:value-type="float" office:value="0.00378518473601889" calcext:value-type="float">
            <text:p>0,0037851847</text:p>
          </table:table-cell>
          <table:table-cell table:number-columns-repeated="6"/>
          <table:table-cell office:value-type="float" office:value="-0.0000069719" calcext:value-type="float">
            <text:p>-6,97E-06</text:p>
          </table:table-cell>
          <table:table-cell table:style-name="Default" office:value-type="float" office:value="0.00018675" calcext:value-type="float">
            <text:p>0,00018675</text:p>
          </table:table-cell>
          <table:table-cell table:formula="of:=([.N79]-[.N77])/([.A79]-[.A77])" office:value-type="float" office:value="0.0008125" calcext:value-type="float">
            <text:p>812,50E-06</text:p>
          </table:table-cell>
          <table:table-cell table:formula="of:=[.N78]/(SQRT(ABS([.O78])))" office:value-type="float" office:value="0.00655162340422351" calcext:value-type="float">
            <text:p>0,006551623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24347" calcext:value-type="float">
            <text:p>2,43E-05</text:p>
          </table:table-cell>
          <table:table-cell office:value-type="float" office:value="0.000059073" calcext:value-type="float">
            <text:p>5,91E-05</text:p>
          </table:table-cell>
          <table:table-cell table:formula="of:=([.D80]-[.D78])/([.A80]-[.A78])" office:value-type="float" office:value="0.0002185" calcext:value-type="float">
            <text:p>218,50E-06</text:p>
          </table:table-cell>
          <table:table-cell table:formula="of:=[.D79]/(SQRT([.E79]))" office:value-type="float" office:value="0.00399634806346915" calcext:value-type="float">
            <text:p>0,0039963481</text:p>
          </table:table-cell>
          <table:table-cell table:number-columns-repeated="6"/>
          <table:table-cell office:value-type="float" office:value="-0.0000066377" calcext:value-type="float">
            <text:p>-6,64E-06</text:p>
          </table:table-cell>
          <table:table-cell table:style-name="Default" office:value-type="float" office:value="0.00019497" calcext:value-type="float">
            <text:p>0,00019497</text:p>
          </table:table-cell>
          <table:table-cell table:formula="of:=([.N80]-[.N78])/([.A80]-[.A78])" office:value-type="float" office:value="0.000822499999999998" calcext:value-type="float">
            <text:p>822,50E-06</text:p>
          </table:table-cell>
          <table:table-cell table:formula="of:=[.N79]/(SQRT(ABS([.O79])))" office:value-type="float" office:value="0.00679829237453984" calcext:value-type="float">
            <text:p>0,0067982924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24893" calcext:value-type="float">
            <text:p>2,49E-05</text:p>
          </table:table-cell>
          <table:table-cell office:value-type="float" office:value="0.000061173" calcext:value-type="float">
            <text:p>6,12E-05</text:p>
          </table:table-cell>
          <table:table-cell table:formula="of:=([.D81]-[.D79])/([.A81]-[.A79])" office:value-type="float" office:value="0.00021965" calcext:value-type="float">
            <text:p>219,65E-06</text:p>
          </table:table-cell>
          <table:table-cell table:formula="of:=[.D80]/(SQRT([.E80]))" office:value-type="float" office:value="0.00412756741780521" calcext:value-type="float">
            <text:p>0,0041275674</text:p>
          </table:table-cell>
          <table:table-cell table:number-columns-repeated="6"/>
          <table:table-cell office:value-type="float" office:value="-0.0000063789" calcext:value-type="float">
            <text:p>-6,38E-06</text:p>
          </table:table-cell>
          <table:table-cell table:style-name="Default" office:value-type="float" office:value="0.0002032" calcext:value-type="float">
            <text:p>0,0002032</text:p>
          </table:table-cell>
          <table:table-cell table:formula="of:=([.N81]-[.N79])/([.A81]-[.A79])" office:value-type="float" office:value="0.000833499999999999" calcext:value-type="float">
            <text:p>833,50E-06</text:p>
          </table:table-cell>
          <table:table-cell table:formula="of:=[.N80]/(SQRT(ABS([.O80])))" office:value-type="float" office:value="0.00703835068207995" calcext:value-type="float">
            <text:p>0,007038350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25855" calcext:value-type="float">
            <text:p>2,59E-05</text:p>
          </table:table-cell>
          <table:table-cell office:value-type="float" office:value="0.000063466" calcext:value-type="float">
            <text:p>6,35E-05</text:p>
          </table:table-cell>
          <table:table-cell table:formula="of:=([.D82]-[.D80])/([.A82]-[.A80])" office:value-type="float" office:value="0.00023085" calcext:value-type="float">
            <text:p>230,85E-06</text:p>
          </table:table-cell>
          <table:table-cell table:formula="of:=[.D81]/(SQRT([.E81]))" office:value-type="float" office:value="0.00417711265287317" calcext:value-type="float">
            <text:p>0,0041771127</text:p>
          </table:table-cell>
          <table:table-cell table:number-columns-repeated="6"/>
          <table:table-cell office:value-type="float" office:value="-0.0000059866" calcext:value-type="float">
            <text:p>-5,99E-06</text:p>
          </table:table-cell>
          <table:table-cell table:style-name="Default" office:value-type="float" office:value="0.00021164" calcext:value-type="float">
            <text:p>0,00021164</text:p>
          </table:table-cell>
          <table:table-cell table:formula="of:=([.N82]-[.N80])/([.A82]-[.A80])" office:value-type="float" office:value="0.0008175" calcext:value-type="float">
            <text:p>817,50E-06</text:p>
          </table:table-cell>
          <table:table-cell table:formula="of:=[.N81]/(SQRT(ABS([.O81])))" office:value-type="float" office:value="0.0074020816643942" calcext:value-type="float">
            <text:p>0,0074020817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26591" calcext:value-type="float">
            <text:p>2,66E-05</text:p>
          </table:table-cell>
          <table:table-cell office:value-type="float" office:value="0.00006579" calcext:value-type="float">
            <text:p>6,58E-05</text:p>
          </table:table-cell>
          <table:table-cell table:formula="of:=([.D83]-[.D81])/([.A83]-[.A81])" office:value-type="float" office:value="0.00021495" calcext:value-type="float">
            <text:p>214,95E-06</text:p>
          </table:table-cell>
          <table:table-cell table:formula="of:=[.D82]/(SQRT([.E82]))" office:value-type="float" office:value="0.00448736257606224" calcext:value-type="float">
            <text:p>0,0044873626</text:p>
          </table:table-cell>
          <table:table-cell table:number-columns-repeated="6"/>
          <table:table-cell office:value-type="float" office:value="-0.0000057353" calcext:value-type="float">
            <text:p>-5,74E-06</text:p>
          </table:table-cell>
          <table:table-cell table:style-name="Default" office:value-type="float" office:value="0.00021955" calcext:value-type="float">
            <text:p>0,00021955</text:p>
          </table:table-cell>
          <table:table-cell table:formula="of:=([.N83]-[.N81])/([.A83]-[.A81])" office:value-type="float" office:value="0.0008285" calcext:value-type="float">
            <text:p>828,50E-06</text:p>
          </table:table-cell>
          <table:table-cell table:formula="of:=[.N82]/(SQRT(ABS([.O82])))" office:value-type="float" office:value="0.00762758726646531" calcext:value-type="float">
            <text:p>0,0076275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2737" calcext:value-type="float">
            <text:p>2,74E-05</text:p>
          </table:table-cell>
          <table:table-cell office:value-type="float" office:value="0.000067765" calcext:value-type="float">
            <text:p>6,78E-05</text:p>
          </table:table-cell>
          <table:table-cell table:formula="of:=([.D84]-[.D82])/([.A84]-[.A82])" office:value-type="float" office:value="0.0002013" calcext:value-type="float">
            <text:p>201,30E-06</text:p>
          </table:table-cell>
          <table:table-cell table:formula="of:=[.D83]/(SQRT([.E83]))" office:value-type="float" office:value="0.0047762115578672" calcext:value-type="float">
            <text:p>0,0047762116</text:p>
          </table:table-cell>
          <table:table-cell table:number-columns-repeated="6"/>
          <table:table-cell office:value-type="float" office:value="-0.0000053586" calcext:value-type="float">
            <text:p>-5,36E-06</text:p>
          </table:table-cell>
          <table:table-cell table:style-name="Default" office:value-type="float" office:value="0.00022821" calcext:value-type="float">
            <text:p>0,00022821</text:p>
          </table:table-cell>
          <table:table-cell table:formula="of:=([.N84]-[.N82])/([.A84]-[.A82])" office:value-type="float" office:value="0.000852499999999998" calcext:value-type="float">
            <text:p>852,50E-06</text:p>
          </table:table-cell>
          <table:table-cell table:formula="of:=[.N83]/(SQRT(ABS([.O83])))" office:value-type="float" office:value="0.0078160526671836" calcext:value-type="float">
            <text:p>0,0078160527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27989" calcext:value-type="float">
            <text:p>2,80E-05</text:p>
          </table:table-cell>
          <table:table-cell office:value-type="float" office:value="0.000069816" calcext:value-type="float">
            <text:p>6,98E-05</text:p>
          </table:table-cell>
          <table:table-cell table:formula="of:=([.D85]-[.D83])/([.A85]-[.A83])" office:value-type="float" office:value="0.000194499999999999" calcext:value-type="float">
            <text:p>194,50E-06</text:p>
          </table:table-cell>
          <table:table-cell table:formula="of:=[.D84]/(SQRT([.E84]))" office:value-type="float" office:value="0.00500604973646991" calcext:value-type="float">
            <text:p>0,0050060497</text:p>
          </table:table-cell>
          <table:table-cell table:number-columns-repeated="6"/>
          <table:table-cell office:value-type="float" office:value="-0.0000050664" calcext:value-type="float">
            <text:p>-5,07E-06</text:p>
          </table:table-cell>
          <table:table-cell table:style-name="Default" office:value-type="float" office:value="0.0002366" calcext:value-type="float">
            <text:p>0,0002366</text:p>
          </table:table-cell>
          <table:table-cell table:formula="of:=([.N85]-[.N83])/([.A85]-[.A83])" office:value-type="float" office:value="0.000845999999999998" calcext:value-type="float">
            <text:p>846,00E-06</text:p>
          </table:table-cell>
          <table:table-cell table:formula="of:=[.N84]/(SQRT(ABS([.O84])))" office:value-type="float" office:value="0.00813447556216103" calcext:value-type="float">
            <text:p>0,0081344756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29084" calcext:value-type="float">
            <text:p>2,91E-05</text:p>
          </table:table-cell>
          <table:table-cell office:value-type="float" office:value="0.000071655" calcext:value-type="float">
            <text:p>7,17E-05</text:p>
          </table:table-cell>
          <table:table-cell table:formula="of:=([.D86]-[.D84])/([.A86]-[.A84])" office:value-type="float" office:value="0.0001952" calcext:value-type="float">
            <text:p>195,20E-06</text:p>
          </table:table-cell>
          <table:table-cell table:formula="of:=[.D85]/(SQRT([.E85]))" office:value-type="float" office:value="0.00512869170565753" calcext:value-type="float">
            <text:p>0,0051286917</text:p>
          </table:table-cell>
          <table:table-cell table:number-columns-repeated="6"/>
          <table:table-cell office:value-type="float" office:value="-0.0000047742" calcext:value-type="float">
            <text:p>-4,77E-06</text:p>
          </table:table-cell>
          <table:table-cell table:style-name="Default" office:value-type="float" office:value="0.00024513" calcext:value-type="float">
            <text:p>0,00024513</text:p>
          </table:table-cell>
          <table:table-cell table:formula="of:=([.N86]-[.N84])/([.A86]-[.A84])" office:value-type="float" office:value="0.0008545" calcext:value-type="float">
            <text:p>854,50E-06</text:p>
          </table:table-cell>
          <table:table-cell table:formula="of:=[.N85]/(SQRT(ABS([.O85])))" office:value-type="float" office:value="0.00838572143880009" calcext:value-type="float">
            <text:p>0,0083857214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29835" calcext:value-type="float">
            <text:p>2,98E-05</text:p>
          </table:table-cell>
          <table:table-cell office:value-type="float" office:value="0.00007372" calcext:value-type="float">
            <text:p>7,37E-05</text:p>
          </table:table-cell>
          <table:table-cell table:formula="of:=([.D87]-[.D85])/([.A87]-[.A85])" office:value-type="float" office:value="0.0001997" calcext:value-type="float">
            <text:p>199,70E-06</text:p>
          </table:table-cell>
          <table:table-cell table:formula="of:=[.D86]/(SQRT([.E86]))" office:value-type="float" office:value="0.00521670518809807" calcext:value-type="float">
            <text:p>0,0052167052</text:p>
          </table:table-cell>
          <table:table-cell table:number-columns-repeated="6"/>
          <table:table-cell office:value-type="float" office:value="-0.0000044877" calcext:value-type="float">
            <text:p>-4,49E-06</text:p>
          </table:table-cell>
          <table:table-cell table:style-name="Default" office:value-type="float" office:value="0.00025369" calcext:value-type="float">
            <text:p>0,00025369</text:p>
          </table:table-cell>
          <table:table-cell table:formula="of:=([.N87]-[.N85])/([.A87]-[.A85])" office:value-type="float" office:value="0.000860500000000001" calcext:value-type="float">
            <text:p>860,50E-06</text:p>
          </table:table-cell>
          <table:table-cell table:formula="of:=[.N86]/(SQRT(ABS([.O86])))" office:value-type="float" office:value="0.00864824354003264" calcext:value-type="float">
            <text:p>0,0086482435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3075" calcext:value-type="float">
            <text:p>3,08E-05</text:p>
          </table:table-cell>
          <table:table-cell office:value-type="float" office:value="0.000075649" calcext:value-type="float">
            <text:p>7,56E-05</text:p>
          </table:table-cell>
          <table:table-cell table:formula="of:=([.D88]-[.D86])/([.A88]-[.A86])" office:value-type="float" office:value="0.00019155" calcext:value-type="float">
            <text:p>191,55E-06</text:p>
          </table:table-cell>
          <table:table-cell table:formula="of:=[.D87]/(SQRT([.E87]))" office:value-type="float" office:value="0.00546590542971027" calcext:value-type="float">
            <text:p>0,0054659054</text:p>
          </table:table-cell>
          <table:table-cell table:number-columns-repeated="6"/>
          <table:table-cell office:value-type="float" office:value="-0.0000042067" calcext:value-type="float">
            <text:p>-4,21E-06</text:p>
          </table:table-cell>
          <table:table-cell table:style-name="Default" office:value-type="float" office:value="0.00026234" calcext:value-type="float">
            <text:p>0,00026234</text:p>
          </table:table-cell>
          <table:table-cell table:formula="of:=([.N88]-[.N86])/([.A88]-[.A86])" office:value-type="float" office:value="0.000868999999999999" calcext:value-type="float">
            <text:p>869,00E-06</text:p>
          </table:table-cell>
          <table:table-cell table:formula="of:=[.N87]/(SQRT(ABS([.O87])))" office:value-type="float" office:value="0.00889927497337754" calcext:value-type="float">
            <text:p>0,008899275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31633" calcext:value-type="float">
            <text:p>3,16E-05</text:p>
          </table:table-cell>
          <table:table-cell office:value-type="float" office:value="0.000077551" calcext:value-type="float">
            <text:p>7,76E-05</text:p>
          </table:table-cell>
          <table:table-cell table:formula="of:=([.D89]-[.D87])/([.A89]-[.A87])" office:value-type="float" office:value="0.00017515" calcext:value-type="float">
            <text:p>175,15E-06</text:p>
          </table:table-cell>
          <table:table-cell table:formula="of:=[.D88]/(SQRT([.E88]))" office:value-type="float" office:value="0.00585979376699568" calcext:value-type="float">
            <text:p>0,0058597938</text:p>
          </table:table-cell>
          <table:table-cell table:number-columns-repeated="6"/>
          <table:table-cell office:value-type="float" office:value="-0.0000039309" calcext:value-type="float">
            <text:p>-3,93E-06</text:p>
          </table:table-cell>
          <table:table-cell table:style-name="Default" office:value-type="float" office:value="0.00027107" calcext:value-type="float">
            <text:p>0,00027107</text:p>
          </table:table-cell>
          <table:table-cell table:formula="of:=([.N89]-[.N87])/([.A89]-[.A87])" office:value-type="float" office:value="0.000860499999999998" calcext:value-type="float">
            <text:p>860,50E-06</text:p>
          </table:table-cell>
          <table:table-cell table:formula="of:=[.N88]/(SQRT(ABS([.O88])))" office:value-type="float" office:value="0.00924072441324709" calcext:value-type="float">
            <text:p>0,0092407244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32541" calcext:value-type="float">
            <text:p>3,25E-05</text:p>
          </table:table-cell>
          <table:table-cell office:value-type="float" office:value="0.000079152" calcext:value-type="float">
            <text:p>7,92E-05</text:p>
          </table:table-cell>
          <table:table-cell table:formula="of:=([.D90]-[.D88])/([.A90]-[.A88])" office:value-type="float" office:value="0.000176550000000001" calcext:value-type="float">
            <text:p>176,55E-06</text:p>
          </table:table-cell>
          <table:table-cell table:formula="of:=[.D89]/(SQRT([.E89]))" office:value-type="float" office:value="0.00595700592514254" calcext:value-type="float">
            <text:p>0,0059570059</text:p>
          </table:table-cell>
          <table:table-cell table:number-columns-repeated="6"/>
          <table:table-cell office:value-type="float" office:value="-0.0000036678" calcext:value-type="float">
            <text:p>-3,67E-06</text:p>
          </table:table-cell>
          <table:table-cell table:style-name="Default" office:value-type="float" office:value="0.00027955" calcext:value-type="float">
            <text:p>0,00027955</text:p>
          </table:table-cell>
          <table:table-cell table:formula="of:=([.N90]-[.N88])/([.A90]-[.A88])" office:value-type="float" office:value="0.000864500000000004" calcext:value-type="float">
            <text:p>864,50E-06</text:p>
          </table:table-cell>
          <table:table-cell table:formula="of:=[.N89]/(SQRT(ABS([.O89])))" office:value-type="float" office:value="0.00950773345088342" calcext:value-type="float">
            <text:p>0,0095077335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33462" calcext:value-type="float">
            <text:p>3,35E-05</text:p>
          </table:table-cell>
          <table:table-cell office:value-type="float" office:value="0.000081082" calcext:value-type="float">
            <text:p>8,11E-05</text:p>
          </table:table-cell>
          <table:table-cell table:formula="of:=([.D91]-[.D89])/([.A91]-[.A89])" office:value-type="float" office:value="0.0001679" calcext:value-type="float">
            <text:p>167,90E-06</text:p>
          </table:table-cell>
          <table:table-cell table:formula="of:=[.D90]/(SQRT([.E90]))" office:value-type="float" office:value="0.0062574747317003" calcext:value-type="float">
            <text:p>0,0062574747</text:p>
          </table:table-cell>
          <table:table-cell table:number-columns-repeated="6"/>
          <table:table-cell office:value-type="float" office:value="-0.0000034067" calcext:value-type="float">
            <text:p>-3,41E-06</text:p>
          </table:table-cell>
          <table:table-cell table:style-name="Default" office:value-type="float" office:value="0.00028836" calcext:value-type="float">
            <text:p>0,00028836</text:p>
          </table:table-cell>
          <table:table-cell table:formula="of:=([.N91]-[.N89])/([.A91]-[.A89])" office:value-type="float" office:value="0.000876000000000006" calcext:value-type="float">
            <text:p>876,00E-06</text:p>
          </table:table-cell>
          <table:table-cell table:formula="of:=[.N90]/(SQRT(ABS([.O90])))" office:value-type="float" office:value="0.00974278152176375" calcext:value-type="float">
            <text:p>0,0097427815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34661" calcext:value-type="float">
            <text:p>3,47E-05</text:p>
          </table:table-cell>
          <table:table-cell office:value-type="float" office:value="0.00008251" calcext:value-type="float">
            <text:p>8,25E-05</text:p>
          </table:table-cell>
          <table:table-cell table:formula="of:=([.D92]-[.D90])/([.A92]-[.A90])" office:value-type="float" office:value="0.000162" calcext:value-type="float">
            <text:p>162,00E-06</text:p>
          </table:table-cell>
          <table:table-cell table:formula="of:=[.D91]/(SQRT([.E91]))" office:value-type="float" office:value="0.006482597835078" calcext:value-type="float">
            <text:p>0,0064825978</text:p>
          </table:table-cell>
          <table:table-cell table:number-columns-repeated="6"/>
          <table:table-cell office:value-type="float" office:value="-0.0000031554" calcext:value-type="float">
            <text:p>-3,16E-06</text:p>
          </table:table-cell>
          <table:table-cell table:style-name="Default" office:value-type="float" office:value="0.00029707" calcext:value-type="float">
            <text:p>0,00029707</text:p>
          </table:table-cell>
          <table:table-cell table:formula="of:=([.N92]-[.N90])/([.A92]-[.A90])" office:value-type="float" office:value="0.000871500000000001" calcext:value-type="float">
            <text:p>871,50E-06</text:p>
          </table:table-cell>
          <table:table-cell table:formula="of:=[.N91]/(SQRT(ABS([.O91])))" office:value-type="float" office:value="0.0100629450343996" calcext:value-type="float">
            <text:p>0,010062945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35639" calcext:value-type="float">
            <text:p>3,56E-05</text:p>
          </table:table-cell>
          <table:table-cell office:value-type="float" office:value="0.000084322" calcext:value-type="float">
            <text:p>8,43E-05</text:p>
          </table:table-cell>
          <table:table-cell table:formula="of:=([.D93]-[.D91])/([.A93]-[.A91])" office:value-type="float" office:value="0.000163549999999999" calcext:value-type="float">
            <text:p>163,55E-06</text:p>
          </table:table-cell>
          <table:table-cell table:formula="of:=[.D92]/(SQRT([.E92]))" office:value-type="float" office:value="0.00659349414114399" calcext:value-type="float">
            <text:p>0,0065934941</text:p>
          </table:table-cell>
          <table:table-cell table:number-columns-repeated="6"/>
          <table:table-cell office:value-type="float" office:value="-0.0000029068" calcext:value-type="float">
            <text:p>-2,91E-06</text:p>
          </table:table-cell>
          <table:table-cell table:style-name="Default" office:value-type="float" office:value="0.00030579" calcext:value-type="float">
            <text:p>0,00030579</text:p>
          </table:table-cell>
          <table:table-cell table:formula="of:=([.N93]-[.N91])/([.A93]-[.A91])" office:value-type="float" office:value="0.000878999999999999" calcext:value-type="float">
            <text:p>879,00E-06</text:p>
          </table:table-cell>
          <table:table-cell table:formula="of:=[.N92]/(SQRT(ABS([.O92])))" office:value-type="float" office:value="0.0103140407133275" calcext:value-type="float">
            <text:p>0,0103140407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36517" calcext:value-type="float">
            <text:p>3,65E-05</text:p>
          </table:table-cell>
          <table:table-cell office:value-type="float" office:value="0.000085781" calcext:value-type="float">
            <text:p>8,58E-05</text:p>
          </table:table-cell>
          <table:table-cell table:formula="of:=([.D94]-[.D92])/([.A94]-[.A92])" office:value-type="float" office:value="0.0001454" calcext:value-type="float">
            <text:p>145,40E-06</text:p>
          </table:table-cell>
          <table:table-cell table:formula="of:=[.D93]/(SQRT([.E93]))" office:value-type="float" office:value="0.00711391876337785" calcext:value-type="float">
            <text:p>0,0071139188</text:p>
          </table:table-cell>
          <table:table-cell table:number-columns-repeated="6"/>
          <table:table-cell office:value-type="float" office:value="-0.0000026658" calcext:value-type="float">
            <text:p>-2,67E-06</text:p>
          </table:table-cell>
          <table:table-cell table:style-name="Default" office:value-type="float" office:value="0.00031465" calcext:value-type="float">
            <text:p>0,00031465</text:p>
          </table:table-cell>
          <table:table-cell table:formula="of:=([.N94]-[.N92])/([.A94]-[.A92])" office:value-type="float" office:value="0.0008835" calcext:value-type="float">
            <text:p>883,50E-06</text:p>
          </table:table-cell>
          <table:table-cell table:formula="of:=[.N93]/(SQRT(ABS([.O93])))" office:value-type="float" office:value="0.0105858188820473" calcext:value-type="float">
            <text:p>0,0105858189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37892" calcext:value-type="float">
            <text:p>3,79E-05</text:p>
          </table:table-cell>
          <table:table-cell office:value-type="float" office:value="0.00008723" calcext:value-type="float">
            <text:p>8,72E-05</text:p>
          </table:table-cell>
          <table:table-cell table:formula="of:=([.D95]-[.D93])/([.A95]-[.A93])" office:value-type="float" office:value="0.000133050000000001" calcext:value-type="float">
            <text:p>133,05E-06</text:p>
          </table:table-cell>
          <table:table-cell table:formula="of:=[.D94]/(SQRT([.E94]))" office:value-type="float" office:value="0.00756237889794052" calcext:value-type="float">
            <text:p>0,0075623789</text:p>
          </table:table-cell>
          <table:table-cell table:number-columns-repeated="6"/>
          <table:table-cell office:value-type="float" office:value="-0.0000024349" calcext:value-type="float">
            <text:p>-2,43E-06</text:p>
          </table:table-cell>
          <table:table-cell table:style-name="Default" office:value-type="float" office:value="0.00032346" calcext:value-type="float">
            <text:p>0,00032346</text:p>
          </table:table-cell>
          <table:table-cell table:formula="of:=([.N95]-[.N93])/([.A95]-[.A93])" office:value-type="float" office:value="0.000872999999999997" calcext:value-type="float">
            <text:p>873,00E-06</text:p>
          </table:table-cell>
          <table:table-cell table:formula="of:=[.N94]/(SQRT(ABS([.O94])))" office:value-type="float" office:value="0.0109474623524707" calcext:value-type="float">
            <text:p>0,0109474624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39563" calcext:value-type="float">
            <text:p>3,96E-05</text:p>
          </table:table-cell>
          <table:table-cell office:value-type="float" office:value="0.000088442" calcext:value-type="float">
            <text:p>8,84E-05</text:p>
          </table:table-cell>
          <table:table-cell table:formula="of:=([.D96]-[.D94])/([.A96]-[.A94])" office:value-type="float" office:value="0.00010975" calcext:value-type="float">
            <text:p>109,75E-06</text:p>
          </table:table-cell>
          <table:table-cell table:formula="of:=[.D95]/(SQRT([.E95]))" office:value-type="float" office:value="0.00844221271235438" calcext:value-type="float">
            <text:p>0,0084422127</text:p>
          </table:table-cell>
          <table:table-cell table:number-columns-repeated="6"/>
          <table:table-cell office:value-type="float" office:value="-0.00000221" calcext:value-type="float">
            <text:p>-2,21E-06</text:p>
          </table:table-cell>
          <table:table-cell table:style-name="Default" office:value-type="float" office:value="0.00033211" calcext:value-type="float">
            <text:p>0,00033211</text:p>
          </table:table-cell>
          <table:table-cell table:formula="of:=([.N96]-[.N94])/([.A96]-[.A94])" office:value-type="float" office:value="0.000875499999999999" calcext:value-type="float">
            <text:p>875,50E-06</text:p>
          </table:table-cell>
          <table:table-cell table:formula="of:=[.N95]/(SQRT(ABS([.O95])))" office:value-type="float" office:value="0.0112241607364461" calcext:value-type="float">
            <text:p>0,0112241607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40401" calcext:value-type="float">
            <text:p>4,04E-05</text:p>
          </table:table-cell>
          <table:table-cell office:value-type="float" office:value="0.000089425" calcext:value-type="float">
            <text:p>8,94E-05</text:p>
          </table:table-cell>
          <table:table-cell table:formula="of:=([.D97]-[.D95])/([.A97]-[.A95])" office:value-type="float" office:value="0.00010525" calcext:value-type="float">
            <text:p>105,25E-06</text:p>
          </table:table-cell>
          <table:table-cell table:formula="of:=[.D96]/(SQRT([.E96]))" office:value-type="float" office:value="0.00871661564834914" calcext:value-type="float">
            <text:p>0,0087166156</text:p>
          </table:table-cell>
          <table:table-cell table:number-columns-repeated="6"/>
          <table:table-cell office:value-type="float" office:value="-0.0000019825" calcext:value-type="float">
            <text:p>-1,98E-06</text:p>
          </table:table-cell>
          <table:table-cell table:style-name="Default" office:value-type="float" office:value="0.00034097" calcext:value-type="float">
            <text:p>0,00034097</text:p>
          </table:table-cell>
          <table:table-cell table:formula="of:=([.N97]-[.N95])/([.A97]-[.A95])" office:value-type="float" office:value="0.000878999999999999" calcext:value-type="float">
            <text:p>879,00E-06</text:p>
          </table:table-cell>
          <table:table-cell table:formula="of:=[.N96]/(SQRT(ABS([.O96])))" office:value-type="float" office:value="0.0115006326630148" calcext:value-type="float">
            <text:p>0,011500632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42034" calcext:value-type="float">
            <text:p>4,20E-05</text:p>
          </table:table-cell>
          <table:table-cell office:value-type="float" office:value="0.000090547" calcext:value-type="float">
            <text:p>9,05E-05</text:p>
          </table:table-cell>
          <table:table-cell table:formula="of:=([.D98]-[.D96])/([.A98]-[.A96])" office:value-type="float" office:value="0.00012425" calcext:value-type="float">
            <text:p>124,25E-06</text:p>
          </table:table-cell>
          <table:table-cell table:formula="of:=[.D97]/(SQRT([.E97]))" office:value-type="float" office:value="0.008123176078952" calcext:value-type="float">
            <text:p>0,0081231761</text:p>
          </table:table-cell>
          <table:table-cell table:number-columns-repeated="6"/>
          <table:table-cell office:value-type="float" office:value="-0.0000017886" calcext:value-type="float">
            <text:p>-1,79E-06</text:p>
          </table:table-cell>
          <table:table-cell table:style-name="Default" office:value-type="float" office:value="0.00034969" calcext:value-type="float">
            <text:p>0,00034969</text:p>
          </table:table-cell>
          <table:table-cell table:formula="of:=([.N98]-[.N96])/([.A98]-[.A96])" office:value-type="float" office:value="0.000875999999999998" calcext:value-type="float">
            <text:p>876,00E-06</text:p>
          </table:table-cell>
          <table:table-cell table:formula="of:=[.N97]/(SQRT(ABS([.O97])))" office:value-type="float" office:value="0.0118149301926258" calcext:value-type="float">
            <text:p>0,0118149302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42295" calcext:value-type="float">
            <text:p>4,23E-05</text:p>
          </table:table-cell>
          <table:table-cell office:value-type="float" office:value="0.00009191" calcext:value-type="float">
            <text:p>9,19E-05</text:p>
          </table:table-cell>
          <table:table-cell table:formula="of:=([.D99]-[.D97])/([.A99]-[.A97])" office:value-type="float" office:value="0.00012665" calcext:value-type="float">
            <text:p>126,65E-06</text:p>
          </table:table-cell>
          <table:table-cell table:formula="of:=[.D98]/(SQRT([.E98]))" office:value-type="float" office:value="0.00816695512058021" calcext:value-type="float">
            <text:p>0,0081669551</text:p>
          </table:table-cell>
          <table:table-cell table:number-columns-repeated="6"/>
          <table:table-cell office:value-type="float" office:value="-0.0000015597" calcext:value-type="float">
            <text:p>-1,56E-06</text:p>
          </table:table-cell>
          <table:table-cell table:style-name="Default" office:value-type="float" office:value="0.00035849" calcext:value-type="float">
            <text:p>0,00035849</text:p>
          </table:table-cell>
          <table:table-cell table:formula="of:=([.N99]-[.N97])/([.A99]-[.A97])" office:value-type="float" office:value="0.000889" calcext:value-type="float">
            <text:p>889,00E-06</text:p>
          </table:table-cell>
          <table:table-cell table:formula="of:=[.N98]/(SQRT(ABS([.O98])))" office:value-type="float" office:value="0.0120233687017463" calcext:value-type="float">
            <text:p>0,012023368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4429" calcext:value-type="float">
            <text:p>4,43E-05</text:p>
          </table:table-cell>
          <table:table-cell office:value-type="float" office:value="0.00009308" calcext:value-type="float">
            <text:p>9,31E-05</text:p>
          </table:table-cell>
          <table:table-cell table:formula="of:=([.D100]-[.D98])/([.A100]-[.A98])" office:value-type="float" office:value="0.000118149999999999" calcext:value-type="float">
            <text:p>118,15E-06</text:p>
          </table:table-cell>
          <table:table-cell table:formula="of:=[.D99]/(SQRT([.E99]))" office:value-type="float" office:value="0.00856326751721026" calcext:value-type="float">
            <text:p>0,0085632675</text:p>
          </table:table-cell>
          <table:table-cell table:number-columns-repeated="6"/>
          <table:table-cell office:value-type="float" office:value="-0.0000013503" calcext:value-type="float">
            <text:p>-1,35E-06</text:p>
          </table:table-cell>
          <table:table-cell table:style-name="Default" office:value-type="float" office:value="0.00036747" calcext:value-type="float">
            <text:p>0,00036747</text:p>
          </table:table-cell>
          <table:table-cell table:formula="of:=([.N100]-[.N98])/([.A100]-[.A98])" office:value-type="float" office:value="0.000891500000000001" calcext:value-type="float">
            <text:p>891,50E-06</text:p>
          </table:table-cell>
          <table:table-cell table:formula="of:=[.N99]/(SQRT(ABS([.O99])))" office:value-type="float" office:value="0.0123072554692149" calcext:value-type="float">
            <text:p>0,0123072555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46004" calcext:value-type="float">
            <text:p>4,60E-05</text:p>
          </table:table-cell>
          <table:table-cell office:value-type="float" office:value="0.000094273" calcext:value-type="float">
            <text:p>9,43E-05</text:p>
          </table:table-cell>
          <table:table-cell table:formula="of:=([.D101]-[.D99])/([.A101]-[.A99])" office:value-type="float" office:value="0.0000731999999999998" calcext:value-type="float">
            <text:p>73,20E-06</text:p>
          </table:table-cell>
          <table:table-cell table:formula="of:=[.D100]/(SQRT([.E100]))" office:value-type="float" office:value="0.0110187362347223" calcext:value-type="float">
            <text:p>0,0110187362</text:p>
          </table:table-cell>
          <table:table-cell table:number-columns-repeated="6"/>
          <table:table-cell office:value-type="float" office:value="-0.0000011492" calcext:value-type="float">
            <text:p>-1,15E-06</text:p>
          </table:table-cell>
          <table:table-cell table:style-name="Default" office:value-type="float" office:value="0.00037632" calcext:value-type="float">
            <text:p>0,00037632</text:p>
          </table:table-cell>
          <table:table-cell table:formula="of:=([.N101]-[.N99])/([.A101]-[.A99])" office:value-type="float" office:value="0.000879499999999999" calcext:value-type="float">
            <text:p>879,50E-06</text:p>
          </table:table-cell>
          <table:table-cell table:formula="of:=[.N100]/(SQRT(ABS([.O100])))" office:value-type="float" office:value="0.0126893500533101" calcext:value-type="float">
            <text:p>0,0126893501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47248" calcext:value-type="float">
            <text:p>4,72E-05</text:p>
          </table:table-cell>
          <table:table-cell office:value-type="float" office:value="0.000094544" calcext:value-type="float">
            <text:p>9,45E-05</text:p>
          </table:table-cell>
          <table:table-cell table:formula="of:=([.D102]-[.D100])/([.A102]-[.A100])" office:value-type="float" office:value="0.0000335500000000005" calcext:value-type="float">
            <text:p>33,55E-06</text:p>
          </table:table-cell>
          <table:table-cell table:formula="of:=[.D101]/(SQRT([.E101]))" office:value-type="float" office:value="0.0163225388282673" calcext:value-type="float">
            <text:p>0,0163225388</text:p>
          </table:table-cell>
          <table:table-cell table:number-columns-repeated="6"/>
          <table:table-cell office:value-type="float" office:value="-0.00000094867" calcext:value-type="float">
            <text:p>-9,49E-07</text:p>
          </table:table-cell>
          <table:table-cell table:style-name="Default" office:value-type="float" office:value="0.00038506" calcext:value-type="float">
            <text:p>0,00038506</text:p>
          </table:table-cell>
          <table:table-cell table:formula="of:=([.N102]-[.N100])/([.A102]-[.A100])" office:value-type="float" office:value="0.000876000000000003" calcext:value-type="float">
            <text:p>876,00E-06</text:p>
          </table:table-cell>
          <table:table-cell table:formula="of:=[.N101]/(SQRT(ABS([.O101])))" office:value-type="float" office:value="0.0130099717463253" calcext:value-type="float">
            <text:p>0,0130099717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489" calcext:value-type="float">
            <text:p>4,89E-05</text:p>
          </table:table-cell>
          <table:table-cell office:value-type="float" office:value="0.000094944" calcext:value-type="float">
            <text:p>9,49E-05</text:p>
          </table:table-cell>
          <table:table-cell table:formula="of:=([.D103]-[.D101])/([.A103]-[.A101])" office:value-type="float" office:value="0.0000840000000000009" calcext:value-type="float">
            <text:p>84,00E-06</text:p>
          </table:table-cell>
          <table:table-cell table:formula="of:=[.D102]/(SQRT([.E102]))" office:value-type="float" office:value="0.010359239685283" calcext:value-type="float">
            <text:p>0,0103592397</text:p>
          </table:table-cell>
          <table:table-cell table:number-columns-repeated="6"/>
          <table:table-cell office:value-type="float" office:value="-0.00000075173" calcext:value-type="float">
            <text:p>-7,52E-07</text:p>
          </table:table-cell>
          <table:table-cell table:style-name="Default" office:value-type="float" office:value="0.00039384" calcext:value-type="float">
            <text:p>0,00039384</text:p>
          </table:table-cell>
          <table:table-cell table:formula="of:=([.N103]-[.N101])/([.A103]-[.A101])" office:value-type="float" office:value="0.000876000000000003" calcext:value-type="float">
            <text:p>876,00E-06</text:p>
          </table:table-cell>
          <table:table-cell table:formula="of:=[.N102]/(SQRT(ABS([.O102])))" office:value-type="float" office:value="0.0133066204554427" calcext:value-type="float">
            <text:p>0,0133066205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50053" calcext:value-type="float">
            <text:p>5,01E-05</text:p>
          </table:table-cell>
          <table:table-cell office:value-type="float" office:value="0.000096224" calcext:value-type="float">
            <text:p>9,62E-05</text:p>
          </table:table-cell>
          <table:table-cell table:formula="of:=([.D104]-[.D102])/([.A104]-[.A102])" office:value-type="float" office:value="0.000101099999999999" calcext:value-type="float">
            <text:p>101,10E-06</text:p>
          </table:table-cell>
          <table:table-cell table:formula="of:=[.D103]/(SQRT([.E103]))" office:value-type="float" office:value="0.00956990945222779" calcext:value-type="float">
            <text:p>0,0095699095</text:p>
          </table:table-cell>
          <table:table-cell table:number-columns-repeated="6"/>
          <table:table-cell office:value-type="float" office:value="-0.00000055521" calcext:value-type="float">
            <text:p>-5,55E-07</text:p>
          </table:table-cell>
          <table:table-cell table:style-name="Default" office:value-type="float" office:value="0.00040258" calcext:value-type="float">
            <text:p>0,00040258</text:p>
          </table:table-cell>
          <table:table-cell table:formula="of:=([.N104]-[.N102])/([.A104]-[.A102])" office:value-type="float" office:value="0.000876499999999998" calcext:value-type="float">
            <text:p>876,50E-06</text:p>
          </table:table-cell>
          <table:table-cell table:formula="of:=[.N103]/(SQRT(ABS([.O103])))" office:value-type="float" office:value="0.0135980375249291" calcext:value-type="float">
            <text:p>0,0135980375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51775" calcext:value-type="float">
            <text:p>5,18E-05</text:p>
          </table:table-cell>
          <table:table-cell office:value-type="float" office:value="0.000096966" calcext:value-type="float">
            <text:p>9,70E-05</text:p>
          </table:table-cell>
          <table:table-cell table:formula="of:=([.D105]-[.D103])/([.A105]-[.A103])" office:value-type="float" office:value="0.0000522999999999994" calcext:value-type="float">
            <text:p>52,30E-06</text:p>
          </table:table-cell>
          <table:table-cell table:formula="of:=[.D104]/(SQRT([.E104]))" office:value-type="float" office:value="0.0134081430952221" calcext:value-type="float">
            <text:p>0,0134081431</text:p>
          </table:table-cell>
          <table:table-cell table:number-columns-repeated="6"/>
          <table:table-cell office:value-type="float" office:value="-0.0000003601" calcext:value-type="float">
            <text:p>-3,60E-07</text:p>
          </table:table-cell>
          <table:table-cell table:style-name="Default" office:value-type="float" office:value="0.00041137" calcext:value-type="float">
            <text:p>0,00041137</text:p>
          </table:table-cell>
          <table:table-cell table:formula="of:=([.N105]-[.N103])/([.A105]-[.A103])" office:value-type="float" office:value="0.000873999999999999" calcext:value-type="float">
            <text:p>874,00E-06</text:p>
          </table:table-cell>
          <table:table-cell table:formula="of:=[.N104]/(SQRT(ABS([.O104])))" office:value-type="float" office:value="0.0139147978168478" calcext:value-type="float">
            <text:p>0,013914797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53376" calcext:value-type="float">
            <text:p>5,34E-05</text:p>
          </table:table-cell>
          <table:table-cell office:value-type="float" office:value="0.00009727" calcext:value-type="float">
            <text:p>9,73E-05</text:p>
          </table:table-cell>
          <table:table-cell table:formula="of:=([.D106]-[.D104])/([.A106]-[.A104])" office:value-type="float" office:value="0.0000369000000000002" calcext:value-type="float">
            <text:p>36,90E-06</text:p>
          </table:table-cell>
          <table:table-cell table:formula="of:=[.D105]/(SQRT([.E105]))" office:value-type="float" office:value="0.0160127429776842" calcext:value-type="float">
            <text:p>0,016012743</text:p>
          </table:table-cell>
          <table:table-cell table:number-columns-repeated="6"/>
          <table:table-cell office:value-type="float" office:value="-0.00000016369" calcext:value-type="float">
            <text:p>-1,64E-07</text:p>
          </table:table-cell>
          <table:table-cell table:style-name="Default" office:value-type="float" office:value="0.00042006" calcext:value-type="float">
            <text:p>0,00042006</text:p>
          </table:table-cell>
          <table:table-cell table:formula="of:=([.N106]-[.N104])/([.A106]-[.A104])" office:value-type="float" office:value="0.0008685" calcext:value-type="float">
            <text:p>868,50E-06</text:p>
          </table:table-cell>
          <table:table-cell table:formula="of:=[.N105]/(SQRT(ABS([.O105])))" office:value-type="float" office:value="0.0142536607060543" calcext:value-type="float">
            <text:p>0,01425366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55404" calcext:value-type="float">
            <text:p>5,54E-05</text:p>
          </table:table-cell>
          <table:table-cell office:value-type="float" office:value="0.000097704" calcext:value-type="float">
            <text:p>9,77E-05</text:p>
          </table:table-cell>
          <table:table-cell table:number-columns-repeated="8"/>
          <table:table-cell office:value-type="float" office:value="0.000000033892" calcext:value-type="float">
            <text:p>3,39E-08</text:p>
          </table:table-cell>
          <table:table-cell table:style-name="Default" office:value-type="float" office:value="0.00042874" calcext:value-type="float">
            <text:p>0,00042874</text:p>
          </table:table-cell>
          <table:table-cell table:number-columns-repeated="1010"/>
        </table:table-row>
      </table:table>
      <table:table table:name="BULK40" table:style-name="ta1">
        <table:shapes>
          <draw:frame draw:z-index="0" draw:style-name="gr1" draw:text-style-name="P1" svg:width="159.99mm" svg:height="89.99mm" svg:x="206.82mm" svg:y="0mm">
            <loext:p draw:notify-on-update-of-ranges="BULK40.A6:BULK40.A106 BULK40.D5:BULK40.D5 BULK40.D6:BULK40.D106 BULK40.A6:BULK40.A106 BULK40.E5:BULK40.E5 BULK40.E6:BULK40.E106 BULK40.A7:BULK40.A106 BULK40.G7:BULK40.G10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9.99mm" svg:height="89.99mm" svg:x="210.71mm" svg:y="103.81mm">
            <loext:p draw:notify-on-update-of-ranges="BULK40.A6:BULK40.A106 BULK40.C5:BULK40.C5 BULK40.C6:BULK40.C106 BULK40.A6:BULK40.A106 BULK40.D5:BULK40.D5 BULK40.D6:BULK40.D106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office:value-type="float" office:value="0.0003724" calcext:value-type="float">
            <text:p>0,0003724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/>
          <table:table-cell office:value-type="float" office:value="0.000071852" calcext:value-type="float">
            <text:p>0,000071852</text:p>
          </table:table-cell>
          <table:table-cell table:number-columns-repeated="5"/>
          <table:table-cell table:style-name="ce6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16008" calcext:value-type="float">
            <text:p>-1,60E-08</text:p>
          </table:table-cell>
          <table:table-cell office:value-type="float" office:value="0.000000080076" calcext:value-type="float">
            <text:p>8,01E-08</text:p>
          </table:table-cell>
          <table:table-cell table:number-columns-repeated="9"/>
          <table:table-cell table:style-name="ce7"/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0.00000001598" calcext:value-type="float">
            <text:p>1,60E-08</text:p>
          </table:table-cell>
          <table:table-cell office:value-type="float" office:value="0.00000008018" calcext:value-type="float">
            <text:p>8,02E-08</text:p>
          </table:table-cell>
          <table:table-cell table:formula="of:=([.D8]-[.D6])/([.A8]-[.A6])" office:value-type="float" office:value="-0.0000000956500000000006" calcext:value-type="float">
            <text:p>-95,65E-09</text:p>
          </table:table-cell>
          <table:table-cell table:formula="of:=[.C7]/(SQRT(ABS([.E7])))" office:value-type="float" office:value="0.0000516695034323448" calcext:value-type="float">
            <text:p>5,16695034323448E-05</text:p>
          </table:table-cell>
          <table:table-cell table:formula="of:=([.A7]-0.66)*[.$G$2] + [.$G$3]" office:value-type="float" office:value="-0.000170208" calcext:value-type="float">
            <text:p>-0,000170208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45818" calcext:value-type="float">
            <text:p>4,58E-08</text:p>
          </table:table-cell>
          <table:table-cell office:value-type="float" office:value="0.000000078163" calcext:value-type="float">
            <text:p>7,82E-08</text:p>
          </table:table-cell>
          <table:table-cell table:formula="of:=([.D9]-[.D7])/([.A9]-[.A7])" office:value-type="float" office:value="-0.000000182000000000001" calcext:value-type="float">
            <text:p>-182,00E-09</text:p>
          </table:table-cell>
          <table:table-cell table:formula="of:=[.C8]/(SQRT(ABS([.E8])))" office:value-type="float" office:value="0.0001073990485357" calcext:value-type="float">
            <text:p>0,000107399</text:p>
          </table:table-cell>
          <table:table-cell table:formula="of:=([.A8]-0.66)*[.$G$2] + [.$G$3]" office:value-type="float" office:value="-0.000166484" calcext:value-type="float">
            <text:p>-0,000166484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78265" calcext:value-type="float">
            <text:p>7,83E-08</text:p>
          </table:table-cell>
          <table:table-cell office:value-type="float" office:value="0.00000007654" calcext:value-type="float">
            <text:p>7,65E-08</text:p>
          </table:table-cell>
          <table:table-cell table:formula="of:=([.D10]-[.D8])/([.A10]-[.A8])" office:value-type="float" office:value="-0.00000012695" calcext:value-type="float">
            <text:p>-126,95E-09</text:p>
          </table:table-cell>
          <table:table-cell table:formula="of:=[.C9]/(SQRT(ABS([.E9])))" office:value-type="float" office:value="0.000219660130345341" calcext:value-type="float">
            <text:p>0,0002196601</text:p>
          </table:table-cell>
          <table:table-cell table:formula="of:=([.A9]-0.66)*[.$G$2] + [.$G$3]" office:value-type="float" office:value="-0.00016276" calcext:value-type="float">
            <text:p>-0,0001627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111128" calcext:value-type="float">
            <text:p>1,11E-07</text:p>
          </table:table-cell>
          <table:table-cell office:value-type="float" office:value="0.000000075624" calcext:value-type="float">
            <text:p>7,56E-08</text:p>
          </table:table-cell>
          <table:table-cell table:formula="of:=([.D11]-[.D9])/([.A11]-[.A9])" office:value-type="float" office:value="-0.0000001428" calcext:value-type="float">
            <text:p>-142,80E-09</text:p>
          </table:table-cell>
          <table:table-cell table:formula="of:=[.C10]/(SQRT(ABS([.E10])))" office:value-type="float" office:value="0.00029407587275323" calcext:value-type="float">
            <text:p>0,0002940759</text:p>
          </table:table-cell>
          <table:table-cell table:formula="of:=([.A10]-0.66)*[.$G$2] + [.$G$3]" office:value-type="float" office:value="-0.000159036" calcext:value-type="float">
            <text:p>-0,00015903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14397" calcext:value-type="float">
            <text:p>1,44E-07</text:p>
          </table:table-cell>
          <table:table-cell office:value-type="float" office:value="0.000000073684" calcext:value-type="float">
            <text:p>7,37E-08</text:p>
          </table:table-cell>
          <table:table-cell table:formula="of:=([.D12]-[.D10])/([.A12]-[.A10])" office:value-type="float" office:value="-0.00000019315" calcext:value-type="float">
            <text:p>-193,15E-09</text:p>
          </table:table-cell>
          <table:table-cell table:formula="of:=[.C11]/(SQRT(ABS([.E11])))" office:value-type="float" office:value="0.000327585483544756" calcext:value-type="float">
            <text:p>0,0003275855</text:p>
          </table:table-cell>
          <table:table-cell table:formula="of:=([.A11]-0.66)*[.$G$2] + [.$G$3]" office:value-type="float" office:value="-0.000155312" calcext:value-type="float">
            <text:p>-0,000155312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18005" calcext:value-type="float">
            <text:p>1,80E-07</text:p>
          </table:table-cell>
          <table:table-cell office:value-type="float" office:value="0.000000071761" calcext:value-type="float">
            <text:p>7,18E-08</text:p>
          </table:table-cell>
          <table:table-cell table:formula="of:=([.D13]-[.D11])/([.A13]-[.A11])" office:value-type="float" office:value="-0.00000016545" calcext:value-type="float">
            <text:p>-165,45E-09</text:p>
          </table:table-cell>
          <table:table-cell table:formula="of:=[.C12]/(SQRT(ABS([.E12])))" office:value-type="float" office:value="0.000442649257386674" calcext:value-type="float">
            <text:p>0,0004426493</text:p>
          </table:table-cell>
          <table:table-cell table:formula="of:=([.A12]-0.66)*[.$G$2] + [.$G$3]" office:value-type="float" office:value="-0.000151588" calcext:value-type="float">
            <text:p>-0,000151588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0.00000021656" calcext:value-type="float">
            <text:p>2,17E-07</text:p>
          </table:table-cell>
          <table:table-cell office:value-type="float" office:value="0.000000070375" calcext:value-type="float">
            <text:p>7,04E-08</text:p>
          </table:table-cell>
          <table:table-cell table:formula="of:=([.D14]-[.D12])/([.A14]-[.A12])" office:value-type="float" office:value="-0.0000001461" calcext:value-type="float">
            <text:p>-146,10E-09</text:p>
          </table:table-cell>
          <table:table-cell table:formula="of:=[.C13]/(SQRT(ABS([.E13])))" office:value-type="float" office:value="0.0005665694259684" calcext:value-type="float">
            <text:p>0,0005665694</text:p>
          </table:table-cell>
          <table:table-cell table:formula="of:=([.A13]-0.66)*[.$G$2] + [.$G$3]" office:value-type="float" office:value="-0.000147864" calcext:value-type="float">
            <text:p>-0,000147864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25675" calcext:value-type="float">
            <text:p>2,57E-07</text:p>
          </table:table-cell>
          <table:table-cell office:value-type="float" office:value="0.000000068839" calcext:value-type="float">
            <text:p>6,88E-08</text:p>
          </table:table-cell>
          <table:table-cell table:formula="of:=([.D15]-[.D13])/([.A15]-[.A13])" office:value-type="float" office:value="-0.0000001283" calcext:value-type="float">
            <text:p>-128,30E-09</text:p>
          </table:table-cell>
          <table:table-cell table:formula="of:=[.C14]/(SQRT(ABS([.E14])))" office:value-type="float" office:value="0.000716798559827115" calcext:value-type="float">
            <text:p>0,0007167986</text:p>
          </table:table-cell>
          <table:table-cell table:formula="of:=([.A14]-0.66)*[.$G$2] + [.$G$3]" office:value-type="float" office:value="-0.00014414" calcext:value-type="float">
            <text:p>-0,00014414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29812" calcext:value-type="float">
            <text:p>2,98E-07</text:p>
          </table:table-cell>
          <table:table-cell office:value-type="float" office:value="0.000000067809" calcext:value-type="float">
            <text:p>6,78E-08</text:p>
          </table:table-cell>
          <table:table-cell table:formula="of:=([.D16]-[.D14])/([.A16]-[.A14])" office:value-type="float" office:value="-0.00000016005" calcext:value-type="float">
            <text:p>-160,05E-09</text:p>
          </table:table-cell>
          <table:table-cell table:formula="of:=[.C15]/(SQRT(ABS([.E15])))" office:value-type="float" office:value="0.000745183574161595" calcext:value-type="float">
            <text:p>0,0007451836</text:p>
          </table:table-cell>
          <table:table-cell table:formula="of:=([.A15]-0.66)*[.$G$2] + [.$G$3]" office:value-type="float" office:value="-0.000140416" calcext:value-type="float">
            <text:p>-0,00014041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34114" calcext:value-type="float">
            <text:p>3,41E-07</text:p>
          </table:table-cell>
          <table:table-cell office:value-type="float" office:value="0.000000065638" calcext:value-type="float">
            <text:p>6,56E-08</text:p>
          </table:table-cell>
          <table:table-cell table:formula="of:=([.D17]-[.D15])/([.A17]-[.A15])" office:value-type="float" office:value="-0.000000172149999999999" calcext:value-type="float">
            <text:p>-172,15E-09</text:p>
          </table:table-cell>
          <table:table-cell table:formula="of:=[.C16]/(SQRT(ABS([.E16])))" office:value-type="float" office:value="0.000822203141095923" calcext:value-type="float">
            <text:p>0,0008222031</text:p>
          </table:table-cell>
          <table:table-cell table:formula="of:=([.A16]-0.66)*[.$G$2] + [.$G$3]" office:value-type="float" office:value="-0.000136692" calcext:value-type="float">
            <text:p>-0,000136692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3884" calcext:value-type="float">
            <text:p>3,88E-07</text:p>
          </table:table-cell>
          <table:table-cell office:value-type="float" office:value="0.000000064366" calcext:value-type="float">
            <text:p>6,44E-08</text:p>
          </table:table-cell>
          <table:table-cell table:formula="of:=([.D18]-[.D16])/([.A18]-[.A16])" office:value-type="float" office:value="-0.00000011865" calcext:value-type="float">
            <text:p>-118,65E-09</text:p>
          </table:table-cell>
          <table:table-cell table:formula="of:=[.C17]/(SQRT(ABS([.E17])))" office:value-type="float" office:value="0.00112757477048866" calcext:value-type="float">
            <text:p>0,0011275748</text:p>
          </table:table-cell>
          <table:table-cell table:formula="of:=([.A17]-0.66)*[.$G$2] + [.$G$3]" office:value-type="float" office:value="-0.000132968" calcext:value-type="float">
            <text:p>-0,000132968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43745" calcext:value-type="float">
            <text:p>4,37E-07</text:p>
          </table:table-cell>
          <table:table-cell office:value-type="float" office:value="0.000000063265" calcext:value-type="float">
            <text:p>6,33E-08</text:p>
          </table:table-cell>
          <table:table-cell table:formula="of:=([.D19]-[.D17])/([.A19]-[.A17])" office:value-type="float" office:value="-0.0000001712" calcext:value-type="float">
            <text:p>-171,20E-09</text:p>
          </table:table-cell>
          <table:table-cell table:formula="of:=[.C18]/(SQRT(ABS([.E18])))" office:value-type="float" office:value="0.00105724719283256" calcext:value-type="float">
            <text:p>0,0010572472</text:p>
          </table:table-cell>
          <table:table-cell table:formula="of:=([.A18]-0.66)*[.$G$2] + [.$G$3]" office:value-type="float" office:value="-0.000129244" calcext:value-type="float">
            <text:p>-0,000129244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48813" calcext:value-type="float">
            <text:p>4,88E-07</text:p>
          </table:table-cell>
          <table:table-cell office:value-type="float" office:value="0.000000060942" calcext:value-type="float">
            <text:p>6,09E-08</text:p>
          </table:table-cell>
          <table:table-cell table:formula="of:=([.D20]-[.D18])/([.A20]-[.A18])" office:value-type="float" office:value="-0.0000001716" calcext:value-type="float">
            <text:p>-171,60E-09</text:p>
          </table:table-cell>
          <table:table-cell table:formula="of:=[.C19]/(SQRT(ABS([.E19])))" office:value-type="float" office:value="0.00117835692394528" calcext:value-type="float">
            <text:p>0,0011783569</text:p>
          </table:table-cell>
          <table:table-cell table:formula="of:=([.A19]-0.66)*[.$G$2] + [.$G$3]" office:value-type="float" office:value="-0.00012552" calcext:value-type="float">
            <text:p>-0,00012552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54471" calcext:value-type="float">
            <text:p>5,45E-07</text:p>
          </table:table-cell>
          <table:table-cell office:value-type="float" office:value="0.000000059833" calcext:value-type="float">
            <text:p>5,98E-08</text:p>
          </table:table-cell>
          <table:table-cell table:formula="of:=([.D21]-[.D19])/([.A21]-[.A19])" office:value-type="float" office:value="-0.00000014625" calcext:value-type="float">
            <text:p>-146,25E-09</text:p>
          </table:table-cell>
          <table:table-cell table:formula="of:=[.C20]/(SQRT(ABS([.E20])))" office:value-type="float" office:value="0.0014243522662816" calcext:value-type="float">
            <text:p>0,0014243523</text:p>
          </table:table-cell>
          <table:table-cell table:formula="of:=([.A20]-0.66)*[.$G$2] + [.$G$3]" office:value-type="float" office:value="-0.000121796" calcext:value-type="float">
            <text:p>-0,00012179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60077" calcext:value-type="float">
            <text:p>6,01E-07</text:p>
          </table:table-cell>
          <table:table-cell office:value-type="float" office:value="0.000000058017" calcext:value-type="float">
            <text:p>5,80E-08</text:p>
          </table:table-cell>
          <table:table-cell table:formula="of:=([.D22]-[.D20])/([.A22]-[.A20])" office:value-type="float" office:value="-0.0000001745" calcext:value-type="float">
            <text:p>-174,50E-09</text:p>
          </table:table-cell>
          <table:table-cell table:formula="of:=[.C21]/(SQRT(ABS([.E21])))" office:value-type="float" office:value="0.00143817098285678" calcext:value-type="float">
            <text:p>0,001438171</text:p>
          </table:table-cell>
          <table:table-cell table:formula="of:=([.A21]-0.66)*[.$G$2] + [.$G$3]" office:value-type="float" office:value="-0.000118072" calcext:value-type="float">
            <text:p>-0,000118072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66235" calcext:value-type="float">
            <text:p>6,62E-07</text:p>
          </table:table-cell>
          <table:table-cell office:value-type="float" office:value="0.000000056343" calcext:value-type="float">
            <text:p>5,63E-08</text:p>
          </table:table-cell>
          <table:table-cell table:formula="of:=([.D23]-[.D21])/([.A23]-[.A21])" office:value-type="float" office:value="-0.00000010975" calcext:value-type="float">
            <text:p>-109,75E-09</text:p>
          </table:table-cell>
          <table:table-cell table:formula="of:=[.C22]/(SQRT(ABS([.E22])))" office:value-type="float" office:value="0.0019993336532324" calcext:value-type="float">
            <text:p>0,0019993337</text:p>
          </table:table-cell>
          <table:table-cell table:formula="of:=([.A22]-0.66)*[.$G$2] + [.$G$3]" office:value-type="float" office:value="-0.000114348" calcext:value-type="float">
            <text:p>-0,000114348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72737" calcext:value-type="float">
            <text:p>7,27E-07</text:p>
          </table:table-cell>
          <table:table-cell office:value-type="float" office:value="0.000000055822" calcext:value-type="float">
            <text:p>5,58E-08</text:p>
          </table:table-cell>
          <table:table-cell table:formula="of:=([.D24]-[.D22])/([.A24]-[.A22])" office:value-type="float" office:value="-0.00000013015" calcext:value-type="float">
            <text:p>-130,15E-09</text:p>
          </table:table-cell>
          <table:table-cell table:formula="of:=[.C23]/(SQRT(ABS([.E23])))" office:value-type="float" office:value="0.00201619855251168" calcext:value-type="float">
            <text:p>0,0020161986</text:p>
          </table:table-cell>
          <table:table-cell table:formula="of:=([.A23]-0.66)*[.$G$2] + [.$G$3]" office:value-type="float" office:value="-0.000110624" calcext:value-type="float">
            <text:p>-0,000110624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79332" calcext:value-type="float">
            <text:p>7,93E-07</text:p>
          </table:table-cell>
          <table:table-cell office:value-type="float" office:value="0.00000005374" calcext:value-type="float">
            <text:p>5,37E-08</text:p>
          </table:table-cell>
          <table:table-cell table:formula="of:=([.D25]-[.D23])/([.A25]-[.A23])" office:value-type="float" office:value="-0.000000113" calcext:value-type="float">
            <text:p>-113,00E-09</text:p>
          </table:table-cell>
          <table:table-cell table:formula="of:=[.C24]/(SQRT(ABS([.E24])))" office:value-type="float" office:value="0.00235998466771681" calcext:value-type="float">
            <text:p>0,0023599847</text:p>
          </table:table-cell>
          <table:table-cell table:formula="of:=([.A24]-0.66)*[.$G$2] + [.$G$3]" office:value-type="float" office:value="-0.0001069" calcext:value-type="float">
            <text:p>-0,0001069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86508" calcext:value-type="float">
            <text:p>8,65E-07</text:p>
          </table:table-cell>
          <table:table-cell office:value-type="float" office:value="0.000000053562" calcext:value-type="float">
            <text:p>5,36E-08</text:p>
          </table:table-cell>
          <table:table-cell table:formula="of:=([.D26]-[.D24])/([.A26]-[.A24])" office:value-type="float" office:value="0.00000000890000000000016" calcext:value-type="float">
            <text:p>8,90E-09</text:p>
          </table:table-cell>
          <table:table-cell table:formula="of:=[.C25]/(SQRT([.E25]))" office:value-type="float" office:value="0.00916982966035894" calcext:value-type="float">
            <text:p>0,0091698297</text:p>
          </table:table-cell>
          <table:table-cell table:formula="of:=([.A25]-0.66)*[.$G$2] + [.$G$3]" office:value-type="float" office:value="-0.000103176" calcext:value-type="float">
            <text:p>-0,00010317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9402" calcext:value-type="float">
            <text:p>9,40E-07</text:p>
          </table:table-cell>
          <table:table-cell office:value-type="float" office:value="0.000000053918" calcext:value-type="float">
            <text:p>5,39E-08</text:p>
          </table:table-cell>
          <table:table-cell table:formula="of:=([.D27]-[.D25])/([.A27]-[.A25])" office:value-type="float" office:value="-0.0000000243000000000004" calcext:value-type="float">
            <text:p>-24,30E-09</text:p>
          </table:table-cell>
          <table:table-cell table:formula="of:=[.C26]/(SQRT([.E26]))" office:value-type="string" office:string-value="" calcext:value-type="error">
            <text:p>Err :502</text:p>
          </table:table-cell>
          <table:table-cell table:formula="of:=([.A26]-0.66)*[.$G$2] + [.$G$3]" office:value-type="float" office:value="-0.000099452" calcext:value-type="float">
            <text:p>-0,000099452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101569" calcext:value-type="float">
            <text:p>1,02E-06</text:p>
          </table:table-cell>
          <table:table-cell office:value-type="float" office:value="0.000000053076" calcext:value-type="float">
            <text:p>5,31E-08</text:p>
          </table:table-cell>
          <table:table-cell table:formula="of:=([.D28]-[.D26])/([.A28]-[.A26])" office:value-type="float" office:value="0.0000000678499999999999" calcext:value-type="float">
            <text:p>67,85E-09</text:p>
          </table:table-cell>
          <table:table-cell table:formula="of:=[.C27]/(SQRT([.E27]))" office:value-type="float" office:value="0.003899296416515" calcext:value-type="float">
            <text:p>0,0038992964</text:p>
          </table:table-cell>
          <table:table-cell table:formula="of:=([.A27]-0.66)*[.$G$2] + [.$G$3]" office:value-type="float" office:value="-0.000095728" calcext:value-type="float">
            <text:p>-0,000095728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109839" calcext:value-type="float">
            <text:p>1,10E-06</text:p>
          </table:table-cell>
          <table:table-cell office:value-type="float" office:value="0.000000055275" calcext:value-type="float">
            <text:p>5,53E-08</text:p>
          </table:table-cell>
          <table:table-cell table:formula="of:=([.D29]-[.D27])/([.A29]-[.A27])" office:value-type="float" office:value="0.00000022855" calcext:value-type="float">
            <text:p>228,55E-09</text:p>
          </table:table-cell>
          <table:table-cell table:formula="of:=[.C28]/(SQRT([.E28]))" office:value-type="float" office:value="0.00229755521678698" calcext:value-type="float">
            <text:p>0,0022975552</text:p>
          </table:table-cell>
          <table:table-cell table:formula="of:=([.A28]-0.66)*[.$G$2] + [.$G$3]" office:value-type="float" office:value="-0.000092004" calcext:value-type="float">
            <text:p>-0,000092004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1185" calcext:value-type="float">
            <text:p>1,19E-06</text:p>
          </table:table-cell>
          <table:table-cell office:value-type="float" office:value="0.000000057647" calcext:value-type="float">
            <text:p>5,76E-08</text:p>
          </table:table-cell>
          <table:table-cell table:formula="of:=([.D30]-[.D28])/([.A30]-[.A28])" office:value-type="float" office:value="0.000000411150000000001" calcext:value-type="float">
            <text:p>411,15E-09</text:p>
          </table:table-cell>
          <table:table-cell table:formula="of:=[.C29]/(SQRT([.E29]))" office:value-type="float" office:value="0.00184806908904905" calcext:value-type="float">
            <text:p>0,0018480691</text:p>
          </table:table-cell>
          <table:table-cell table:formula="of:=([.A29]-0.66)*[.$G$2] + [.$G$3]" office:value-type="float" office:value="-0.00008828" calcext:value-type="float">
            <text:p>-0,00008828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1271" calcext:value-type="float">
            <text:p>1,27E-06</text:p>
          </table:table-cell>
          <table:table-cell office:value-type="float" office:value="0.000000063498" calcext:value-type="float">
            <text:p>6,35E-08</text:p>
          </table:table-cell>
          <table:table-cell table:formula="of:=([.D31]-[.D29])/([.A31]-[.A29])" office:value-type="float" office:value="0.0000006505" calcext:value-type="float">
            <text:p>650,50E-09</text:p>
          </table:table-cell>
          <table:table-cell table:formula="of:=[.C30]/(SQRT([.E30]))" office:value-type="float" office:value="0.00157587548718626" calcext:value-type="float">
            <text:p>0,0015758755</text:p>
          </table:table-cell>
          <table:table-cell table:formula="of:=([.A30]-0.66)*[.$G$2] + [.$G$3]" office:value-type="float" office:value="-0.000084556" calcext:value-type="float">
            <text:p>-0,00008455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1361" calcext:value-type="float">
            <text:p>1,36E-06</text:p>
          </table:table-cell>
          <table:table-cell office:value-type="float" office:value="0.000000070657" calcext:value-type="float">
            <text:p>7,07E-08</text:p>
          </table:table-cell>
          <table:table-cell table:formula="of:=([.D32]-[.D30])/([.A32]-[.A30])" office:value-type="float" office:value="0.000000986799999999999" calcext:value-type="float">
            <text:p>986,80E-09</text:p>
          </table:table-cell>
          <table:table-cell table:formula="of:=[.C31]/(SQRT([.E31]))" office:value-type="float" office:value="0.00137007251737928" calcext:value-type="float">
            <text:p>0,0013700725</text:p>
          </table:table-cell>
          <table:table-cell table:formula="of:=([.A31]-0.66)*[.$G$2] + [.$G$3]" office:value-type="float" office:value="-0.000080832" calcext:value-type="float">
            <text:p>-0,000080832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14596" calcext:value-type="float">
            <text:p>1,46E-06</text:p>
          </table:table-cell>
          <table:table-cell office:value-type="float" office:value="0.000000083234" calcext:value-type="float">
            <text:p>8,32E-08</text:p>
          </table:table-cell>
          <table:table-cell table:formula="of:=([.D33]-[.D31])/([.A33]-[.A31])" office:value-type="float" office:value="0.00000144895" calcext:value-type="float">
            <text:p>1,45E-06</text:p>
          </table:table-cell>
          <table:table-cell table:formula="of:=[.C32]/(SQRT([.E32]))" office:value-type="float" office:value="0.00121257093775938" calcext:value-type="float">
            <text:p>0,0012125709</text:p>
          </table:table-cell>
          <table:table-cell table:formula="of:=([.A32]-0.66)*[.$G$2] + [.$G$3]" office:value-type="float" office:value="-0.000077108" calcext:value-type="float">
            <text:p>-0,000077108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15606" calcext:value-type="float">
            <text:p>1,56E-06</text:p>
          </table:table-cell>
          <table:table-cell office:value-type="float" office:value="0.000000099636" calcext:value-type="float">
            <text:p>9,96E-08</text:p>
          </table:table-cell>
          <table:table-cell table:formula="of:=([.D34]-[.D32])/([.A34]-[.A32])" office:value-type="float" office:value="0.0000020708" calcext:value-type="float">
            <text:p>2,07E-06</text:p>
          </table:table-cell>
          <table:table-cell table:formula="of:=[.C33]/(SQRT([.E33]))" office:value-type="float" office:value="0.00108448244034429" calcext:value-type="float">
            <text:p>0,0010844824</text:p>
          </table:table-cell>
          <table:table-cell table:formula="of:=([.A33]-0.66)*[.$G$2] + [.$G$3]" office:value-type="float" office:value="-0.000073384" calcext:value-type="float">
            <text:p>-0,000073384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16643" calcext:value-type="float">
            <text:p>1,66E-06</text:p>
          </table:table-cell>
          <table:table-cell office:value-type="float" office:value="0.00000012465" calcext:value-type="float">
            <text:p>1,25E-07</text:p>
          </table:table-cell>
          <table:table-cell table:formula="of:=([.D35]-[.D33])/([.A35]-[.A33])" office:value-type="float" office:value="0.00000298670000000001" calcext:value-type="float">
            <text:p>2,99E-06</text:p>
          </table:table-cell>
          <table:table-cell table:formula="of:=[.C34]/(SQRT([.E34]))" office:value-type="float" office:value="0.000963021121045362" calcext:value-type="float">
            <text:p>0,0009630211</text:p>
          </table:table-cell>
          <table:table-cell table:formula="of:=([.A34]-0.66)*[.$G$2] + [.$G$3]" office:value-type="float" office:value="-0.00006966" calcext:value-type="float">
            <text:p>-0,0000696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17678" calcext:value-type="float">
            <text:p>1,77E-06</text:p>
          </table:table-cell>
          <table:table-cell office:value-type="float" office:value="0.00000015937" calcext:value-type="float">
            <text:p>1,59E-07</text:p>
          </table:table-cell>
          <table:table-cell table:formula="of:=([.D36]-[.D34])/([.A36]-[.A34])" office:value-type="float" office:value="0.000004049" calcext:value-type="float">
            <text:p>4,05E-06</text:p>
          </table:table-cell>
          <table:table-cell table:formula="of:=[.C35]/(SQRT([.E35]))" office:value-type="float" office:value="0.000878535350211224" calcext:value-type="float">
            <text:p>0,0008785354</text:p>
          </table:table-cell>
          <table:table-cell table:formula="of:=([.A35]-0.66)*[.$G$2] + [.$G$3]" office:value-type="float" office:value="-0.000065936" calcext:value-type="float">
            <text:p>-0,00006593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18792" calcext:value-type="float">
            <text:p>1,88E-06</text:p>
          </table:table-cell>
          <table:table-cell office:value-type="float" office:value="0.00000020563" calcext:value-type="float">
            <text:p>2,06E-07</text:p>
          </table:table-cell>
          <table:table-cell table:formula="of:=([.D37]-[.D35])/([.A37]-[.A35])" office:value-type="float" office:value="0.00000547649999999999" calcext:value-type="float">
            <text:p>5,48E-06</text:p>
          </table:table-cell>
          <table:table-cell table:formula="of:=[.C36]/(SQRT([.E36]))" office:value-type="float" office:value="0.000803010932122124" calcext:value-type="float">
            <text:p>0,0008030109</text:p>
          </table:table-cell>
          <table:table-cell table:formula="of:=([.A36]-0.66)*[.$G$2] + [.$G$3]" office:value-type="float" office:value="-0.000062212" calcext:value-type="float">
            <text:p>-0,000062212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19956" calcext:value-type="float">
            <text:p>2,00E-06</text:p>
          </table:table-cell>
          <table:table-cell office:value-type="float" office:value="0.0000002689" calcext:value-type="float">
            <text:p>2,69E-07</text:p>
          </table:table-cell>
          <table:table-cell table:formula="of:=([.D38]-[.D36])/([.A38]-[.A36])" office:value-type="float" office:value="0.00000713300000000001" calcext:value-type="float">
            <text:p>7,13E-06</text:p>
          </table:table-cell>
          <table:table-cell table:formula="of:=[.C37]/(SQRT([.E37]))" office:value-type="float" office:value="0.000747200894715971" calcext:value-type="float">
            <text:p>0,0007472009</text:p>
          </table:table-cell>
          <table:table-cell table:formula="of:=([.A37]-0.66)*[.$G$2] + [.$G$3]" office:value-type="float" office:value="-0.000058488" calcext:value-type="float">
            <text:p>-0,000058488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21143" calcext:value-type="float">
            <text:p>2,11E-06</text:p>
          </table:table-cell>
          <table:table-cell office:value-type="float" office:value="0.00000034829" calcext:value-type="float">
            <text:p>3,48E-07</text:p>
          </table:table-cell>
          <table:table-cell table:formula="of:=([.D39]-[.D37])/([.A39]-[.A37])" office:value-type="float" office:value="0.00000945399999999999" calcext:value-type="float">
            <text:p>9,45E-06</text:p>
          </table:table-cell>
          <table:table-cell table:formula="of:=[.C38]/(SQRT([.E38]))" office:value-type="float" office:value="0.000687636325311175" calcext:value-type="float">
            <text:p>0,0006876363</text:p>
          </table:table-cell>
          <table:table-cell table:formula="of:=([.A38]-0.66)*[.$G$2] + [.$G$3]" office:value-type="float" office:value="-0.000054764" calcext:value-type="float">
            <text:p>-0,000054764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22393" calcext:value-type="float">
            <text:p>2,24E-06</text:p>
          </table:table-cell>
          <table:table-cell office:value-type="float" office:value="0.00000045798" calcext:value-type="float">
            <text:p>4,58E-07</text:p>
          </table:table-cell>
          <table:table-cell table:formula="of:=([.D40]-[.D38])/([.A40]-[.A38])" office:value-type="float" office:value="0.000012985" calcext:value-type="float">
            <text:p>12,99E-06</text:p>
          </table:table-cell>
          <table:table-cell table:formula="of:=[.C39]/(SQRT([.E39]))" office:value-type="float" office:value="0.000621428694736178" calcext:value-type="float">
            <text:p>0,0006214287</text:p>
          </table:table-cell>
          <table:table-cell table:formula="of:=([.A39]-0.66)*[.$G$2] + [.$G$3]" office:value-type="float" office:value="-0.00005104" calcext:value-type="float">
            <text:p>-0,00005104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23606" calcext:value-type="float">
            <text:p>2,36E-06</text:p>
          </table:table-cell>
          <table:table-cell office:value-type="float" office:value="0.00000060799" calcext:value-type="float">
            <text:p>6,08E-07</text:p>
          </table:table-cell>
          <table:table-cell table:formula="of:=([.D41]-[.D39])/([.A41]-[.A39])" office:value-type="float" office:value="0.0000166585" calcext:value-type="float">
            <text:p>16,66E-06</text:p>
          </table:table-cell>
          <table:table-cell table:formula="of:=[.C40]/(SQRT([.E40]))" office:value-type="float" office:value="0.000578368266269165" calcext:value-type="float">
            <text:p>0,0005783683</text:p>
          </table:table-cell>
          <table:table-cell table:formula="of:=([.A40]-0.66)*[.$G$2] + [.$G$3]" office:value-type="float" office:value="-0.000047316" calcext:value-type="float">
            <text:p>-0,00004731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2501" calcext:value-type="float">
            <text:p>2,50E-06</text:p>
          </table:table-cell>
          <table:table-cell office:value-type="float" office:value="0.00000079115" calcext:value-type="float">
            <text:p>7,91E-07</text:p>
          </table:table-cell>
          <table:table-cell table:formula="of:=([.D42]-[.D40])/([.A42]-[.A40])" office:value-type="float" office:value="0.0000209395" calcext:value-type="float">
            <text:p>20,94E-06</text:p>
          </table:table-cell>
          <table:table-cell table:formula="of:=[.C41]/(SQRT([.E41]))" office:value-type="float" office:value="0.000546550804758351" calcext:value-type="float">
            <text:p>0,0005465508</text:p>
          </table:table-cell>
          <table:table-cell table:formula="of:=([.A41]-0.66)*[.$G$2] + [.$G$3]" office:value-type="float" office:value="-0.000043592" calcext:value-type="float">
            <text:p>-0,000043592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26393" calcext:value-type="float">
            <text:p>2,64E-06</text:p>
          </table:table-cell>
          <table:table-cell office:value-type="float" office:value="0.00000102678" calcext:value-type="float">
            <text:p>1,03E-06</text:p>
          </table:table-cell>
          <table:table-cell table:formula="of:=([.D43]-[.D41])/([.A43]-[.A41])" office:value-type="float" office:value="0.0000270575" calcext:value-type="float">
            <text:p>27,06E-06</text:p>
          </table:table-cell>
          <table:table-cell table:formula="of:=[.C42]/(SQRT([.E42]))" office:value-type="float" office:value="0.000507393529020684" calcext:value-type="float">
            <text:p>0,0005073935</text:p>
          </table:table-cell>
          <table:table-cell table:formula="of:=([.A42]-0.66)*[.$G$2] + [.$G$3]" office:value-type="float" office:value="-0.000039868" calcext:value-type="float">
            <text:p>-0,000039868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27781" calcext:value-type="float">
            <text:p>2,78E-06</text:p>
          </table:table-cell>
          <table:table-cell office:value-type="float" office:value="0.0000013323" calcext:value-type="float">
            <text:p>1,33E-06</text:p>
          </table:table-cell>
          <table:table-cell table:formula="of:=([.D44]-[.D42])/([.A44]-[.A42])" office:value-type="float" office:value="0.000033981" calcext:value-type="float">
            <text:p>33,98E-06</text:p>
          </table:table-cell>
          <table:table-cell table:formula="of:=[.C43]/(SQRT([.E43]))" office:value-type="float" office:value="0.000476573398207074" calcext:value-type="float">
            <text:p>0,0004765734</text:p>
          </table:table-cell>
          <table:table-cell table:formula="of:=([.A43]-0.66)*[.$G$2] + [.$G$3]" office:value-type="float" office:value="-0.000036144" calcext:value-type="float">
            <text:p>-0,000036144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29309" calcext:value-type="float">
            <text:p>2,93E-06</text:p>
          </table:table-cell>
          <table:table-cell office:value-type="float" office:value="0.0000017064" calcext:value-type="float">
            <text:p>1,71E-06</text:p>
          </table:table-cell>
          <table:table-cell table:formula="of:=([.D45]-[.D43])/([.A45]-[.A43])" office:value-type="float" office:value="0.00004233" calcext:value-type="float">
            <text:p>42,33E-06</text:p>
          </table:table-cell>
          <table:table-cell table:formula="of:=[.C44]/(SQRT([.E44]))" office:value-type="float" office:value="0.000450481402737275" calcext:value-type="float">
            <text:p>0,0004504814</text:p>
          </table:table-cell>
          <table:table-cell table:formula="of:=([.A44]-0.66)*[.$G$2] + [.$G$3]" office:value-type="float" office:value="-0.00003242" calcext:value-type="float">
            <text:p>-0,00003242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30677" calcext:value-type="float">
            <text:p>3,07E-06</text:p>
          </table:table-cell>
          <table:table-cell office:value-type="float" office:value="0.0000021789" calcext:value-type="float">
            <text:p>2,18E-06</text:p>
          </table:table-cell>
          <table:table-cell table:formula="of:=([.D46]-[.D44])/([.A46]-[.A44])" office:value-type="float" office:value="0.000053275" calcext:value-type="float">
            <text:p>53,28E-06</text:p>
          </table:table-cell>
          <table:table-cell table:formula="of:=[.C45]/(SQRT([.E45]))" office:value-type="float" office:value="0.000420292032503164" calcext:value-type="float">
            <text:p>0,000420292</text:p>
          </table:table-cell>
          <table:table-cell table:formula="of:=([.A45]-0.66)*[.$G$2] + [.$G$3]" office:value-type="float" office:value="-0.000028696" calcext:value-type="float">
            <text:p>-0,00002869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32246" calcext:value-type="float">
            <text:p>3,22E-06</text:p>
          </table:table-cell>
          <table:table-cell office:value-type="float" office:value="0.0000027719" calcext:value-type="float">
            <text:p>2,77E-06</text:p>
          </table:table-cell>
          <table:table-cell table:formula="of:=([.D47]-[.D45])/([.A47]-[.A45])" office:value-type="float" office:value="0.0000638999999999999" calcext:value-type="float">
            <text:p>63,90E-06</text:p>
          </table:table-cell>
          <table:table-cell table:formula="of:=[.C46]/(SQRT([.E46]))" office:value-type="float" office:value="0.000403390271851095" calcext:value-type="float">
            <text:p>0,0004033903</text:p>
          </table:table-cell>
          <table:table-cell table:formula="of:=([.A46]-0.66)*[.$G$2] + [.$G$3]" office:value-type="float" office:value="-0.000024972" calcext:value-type="float">
            <text:p>-0,000024972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33839" calcext:value-type="float">
            <text:p>3,38E-06</text:p>
          </table:table-cell>
          <table:table-cell office:value-type="float" office:value="0.0000034569" calcext:value-type="float">
            <text:p>3,46E-06</text:p>
          </table:table-cell>
          <table:table-cell table:formula="of:=([.D48]-[.D46])/([.A48]-[.A46])" office:value-type="float" office:value="0.0000761600000000001" calcext:value-type="float">
            <text:p>76,16E-06</text:p>
          </table:table-cell>
          <table:table-cell table:formula="of:=[.C47]/(SQRT([.E47]))" office:value-type="float" office:value="0.00038775200551172" calcext:value-type="float">
            <text:p>0,000387752</text:p>
          </table:table-cell>
          <table:table-cell table:formula="of:=([.A47]-0.66)*[.$G$2] + [.$G$3]" office:value-type="float" office:value="-0.000021248" calcext:value-type="float">
            <text:p>-0,000021248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35466" calcext:value-type="float">
            <text:p>3,55E-06</text:p>
          </table:table-cell>
          <table:table-cell office:value-type="float" office:value="0.0000042951" calcext:value-type="float">
            <text:p>4,30E-06</text:p>
          </table:table-cell>
          <table:table-cell table:formula="of:=([.D49]-[.D47])/([.A49]-[.A47])" office:value-type="float" office:value="0.0000896050000000001" calcext:value-type="float">
            <text:p>89,61E-06</text:p>
          </table:table-cell>
          <table:table-cell table:formula="of:=[.C48]/(SQRT([.E48]))" office:value-type="float" office:value="0.000374667556229488" calcext:value-type="float">
            <text:p>0,0003746676</text:p>
          </table:table-cell>
          <table:table-cell table:formula="of:=([.A48]-0.66)*[.$G$2] + [.$G$3]" office:value-type="float" office:value="-0.000017524" calcext:value-type="float">
            <text:p>-0,000017524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37131" calcext:value-type="float">
            <text:p>3,71E-06</text:p>
          </table:table-cell>
          <table:table-cell office:value-type="float" office:value="0.000005249" calcext:value-type="float">
            <text:p>5,25E-06</text:p>
          </table:table-cell>
          <table:table-cell table:formula="of:=([.D50]-[.D48])/([.A50]-[.A48])" office:value-type="float" office:value="0.000108015" calcext:value-type="float">
            <text:p>108,02E-06</text:p>
          </table:table-cell>
          <table:table-cell table:formula="of:=[.C49]/(SQRT([.E49]))" office:value-type="float" office:value="0.000357268404643531" calcext:value-type="float">
            <text:p>0,0003572684</text:p>
          </table:table-cell>
          <table:table-cell table:formula="of:=([.A49]-0.66)*[.$G$2] + [.$G$3]" office:value-type="float" office:value="-0.0000138" calcext:value-type="float">
            <text:p>-0,0000138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38815" calcext:value-type="float">
            <text:p>3,88E-06</text:p>
          </table:table-cell>
          <table:table-cell office:value-type="float" office:value="0.0000064554" calcext:value-type="float">
            <text:p>6,46E-06</text:p>
          </table:table-cell>
          <table:table-cell table:formula="of:=([.D51]-[.D49])/([.A51]-[.A49])" office:value-type="float" office:value="0.00012425" calcext:value-type="float">
            <text:p>124,25E-06</text:p>
          </table:table-cell>
          <table:table-cell table:formula="of:=[.C50]/(SQRT([.E50]))" office:value-type="float" office:value="0.00034821814030782" calcext:value-type="float">
            <text:p>0,0003482181</text:p>
          </table:table-cell>
          <table:table-cell table:formula="of:=([.A50]-0.66)*[.$G$2] + [.$G$3]" office:value-type="float" office:value="-0.000010076" calcext:value-type="float">
            <text:p>-0,000010076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40759" calcext:value-type="float">
            <text:p>4,08E-06</text:p>
          </table:table-cell>
          <table:table-cell office:value-type="float" office:value="0.000007734" calcext:value-type="float">
            <text:p>7,73E-06</text:p>
          </table:table-cell>
          <table:table-cell table:formula="of:=([.D52]-[.D50])/([.A52]-[.A50])" office:value-type="float" office:value="0.000140235" calcext:value-type="float">
            <text:p>140,24E-06</text:p>
          </table:table-cell>
          <table:table-cell table:formula="of:=[.C51]/(SQRT([.E51]))" office:value-type="float" office:value="0.000344187672009997" calcext:value-type="float">
            <text:p>0,0003441877</text:p>
          </table:table-cell>
          <table:table-cell table:formula="of:=([.A51]-0.66)*[.$G$2] + [.$G$3]" office:value-type="float" office:value="-0.00000635200000000001" calcext:value-type="float">
            <text:p>-0,000006352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42545" calcext:value-type="float">
            <text:p>4,25E-06</text:p>
          </table:table-cell>
          <table:table-cell office:value-type="float" office:value="0.0000092601" calcext:value-type="float">
            <text:p>9,26E-06</text:p>
          </table:table-cell>
          <table:table-cell table:formula="of:=([.D53]-[.D51])/([.A53]-[.A51])" office:value-type="float" office:value="0.000164465" calcext:value-type="float">
            <text:p>164,47E-06</text:p>
          </table:table-cell>
          <table:table-cell table:formula="of:=[.C52]/(SQRT([.E52]))" office:value-type="float" office:value="0.000331750650652707" calcext:value-type="float">
            <text:p>0,0003317507</text:p>
          </table:table-cell>
          <table:table-cell table:formula="of:=([.A52]-0.66)*[.$G$2] + [.$G$3]" office:value-type="float" office:value="-0.000002628" calcext:value-type="float">
            <text:p>-0,000002628</text:p>
          </table:table-cell>
          <table:table-cell table:number-columns-repeated="1017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44443" calcext:value-type="float">
            <text:p>4,44E-06</text:p>
          </table:table-cell>
          <table:table-cell office:value-type="float" office:value="0.0000110233" calcext:value-type="float">
            <text:p>1,10E-05</text:p>
          </table:table-cell>
          <table:table-cell table:formula="of:=([.D54]-[.D52])/([.A54]-[.A52])" office:value-type="float" office:value="0.000181245" calcext:value-type="float">
            <text:p>181,25E-06</text:p>
          </table:table-cell>
          <table:table-cell table:formula="of:=[.C53]/(SQRT([.E53]))" office:value-type="float" office:value="0.000330118869979235" calcext:value-type="float">
            <text:p>0,0003301189</text:p>
          </table:table-cell>
          <table:table-cell table:formula="of:=([.A53]-0.66)*[.$G$2] + [.$G$3]" office:value-type="float" office:value="0.000001096" calcext:value-type="float">
            <text:p>0,000001096</text:p>
          </table:table-cell>
          <table:table-cell table:number-columns-repeated="1017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46358" calcext:value-type="float">
            <text:p>4,64E-06</text:p>
          </table:table-cell>
          <table:table-cell office:value-type="float" office:value="0.000012885" calcext:value-type="float">
            <text:p>1,29E-05</text:p>
          </table:table-cell>
          <table:table-cell table:formula="of:=([.D55]-[.D53])/([.A55]-[.A53])" office:value-type="float" office:value="0.000201485" calcext:value-type="float">
            <text:p>201,49E-06</text:p>
          </table:table-cell>
          <table:table-cell table:formula="of:=[.C54]/(SQRT([.E54]))" office:value-type="float" office:value="0.000326590337319407" calcext:value-type="float">
            <text:p>0,0003265903</text:p>
          </table:table-cell>
          <table:table-cell table:formula="of:=([.A54]-0.66)*[.$G$2] + [.$G$3]" office:value-type="float" office:value="0.00000481999999999998" calcext:value-type="float">
            <text:p>0,00000482</text:p>
          </table:table-cell>
          <table:table-cell table:number-columns-repeated="1017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48136" calcext:value-type="float">
            <text:p>4,81E-06</text:p>
          </table:table-cell>
          <table:table-cell office:value-type="float" office:value="0.000015053" calcext:value-type="float">
            <text:p>1,51E-05</text:p>
          </table:table-cell>
          <table:table-cell table:formula="of:=([.D56]-[.D54])/([.A56]-[.A54])" office:value-type="float" office:value="0.0002198" calcext:value-type="float">
            <text:p>219,80E-06</text:p>
          </table:table-cell>
          <table:table-cell table:formula="of:=[.C55]/(SQRT([.E55]))" office:value-type="float" office:value="0.000324680461379831" calcext:value-type="float">
            <text:p>0,0003246805</text:p>
          </table:table-cell>
          <table:table-cell table:formula="of:=([.A55]-0.66)*[.$G$2] + [.$G$3]" office:value-type="float" office:value="0.00000854399999999999" calcext:value-type="float">
            <text:p>0,000008544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5041" calcext:value-type="float">
            <text:p>5,04E-06</text:p>
          </table:table-cell>
          <table:table-cell office:value-type="float" office:value="0.000017281" calcext:value-type="float">
            <text:p>1,73E-05</text:p>
          </table:table-cell>
          <table:table-cell table:formula="of:=([.D57]-[.D55])/([.A57]-[.A55])" office:value-type="float" office:value="0.0002297" calcext:value-type="float">
            <text:p>229,70E-06</text:p>
          </table:table-cell>
          <table:table-cell table:formula="of:=[.C56]/(SQRT([.E56]))" office:value-type="float" office:value="0.000332610687433316" calcext:value-type="float">
            <text:p>0,0003326107</text:p>
          </table:table-cell>
          <table:table-cell table:formula="of:=([.A56]-0.66)*[.$G$2] + [.$G$3]" office:value-type="float" office:value="0.000012268" calcext:value-type="float">
            <text:p>0,000012268</text:p>
          </table:table-cell>
          <table:table-cell table:number-columns-repeated="1017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52443" calcext:value-type="float">
            <text:p>5,24E-06</text:p>
          </table:table-cell>
          <table:table-cell office:value-type="float" office:value="0.000019647" calcext:value-type="float">
            <text:p>1,96E-05</text:p>
          </table:table-cell>
          <table:table-cell table:formula="of:=([.D58]-[.D56])/([.A58]-[.A56])" office:value-type="float" office:value="0.0002552" calcext:value-type="float">
            <text:p>255,20E-06</text:p>
          </table:table-cell>
          <table:table-cell table:formula="of:=[.C57]/(SQRT([.E57]))" office:value-type="float" office:value="0.000328282092131305" calcext:value-type="float">
            <text:p>0,0003282821</text:p>
          </table:table-cell>
          <table:table-cell table:formula="of:=([.A57]-0.66)*[.$G$2] + [.$G$3]" office:value-type="float" office:value="0.000015992" calcext:value-type="float">
            <text:p>0,000015992</text:p>
          </table:table-cell>
          <table:table-cell table:number-columns-repeated="1017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54594" calcext:value-type="float">
            <text:p>5,46E-06</text:p>
          </table:table-cell>
          <table:table-cell office:value-type="float" office:value="0.000022385" calcext:value-type="float">
            <text:p>2,24E-05</text:p>
          </table:table-cell>
          <table:table-cell table:formula="of:=([.D59]-[.D57])/([.A59]-[.A57])" office:value-type="float" office:value="0.00027635" calcext:value-type="float">
            <text:p>276,35E-06</text:p>
          </table:table-cell>
          <table:table-cell table:formula="of:=[.C58]/(SQRT([.E58]))" office:value-type="float" office:value="0.000328409098734668" calcext:value-type="float">
            <text:p>0,0003284091</text:p>
          </table:table-cell>
          <table:table-cell table:formula="of:=([.A58]-0.66)*[.$G$2] + [.$G$3]" office:value-type="float" office:value="0.000019716" calcext:value-type="float">
            <text:p>0,000019716</text:p>
          </table:table-cell>
          <table:table-cell table:number-columns-repeated="1017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56765" calcext:value-type="float">
            <text:p>5,68E-06</text:p>
          </table:table-cell>
          <table:table-cell office:value-type="float" office:value="0.000025174" calcext:value-type="float">
            <text:p>2,52E-05</text:p>
          </table:table-cell>
          <table:table-cell table:formula="of:=([.D60]-[.D58])/([.A60]-[.A58])" office:value-type="float" office:value="0.0002915" calcext:value-type="float">
            <text:p>291,50E-06</text:p>
          </table:table-cell>
          <table:table-cell table:formula="of:=[.C59]/(SQRT([.E59]))" office:value-type="float" office:value="0.000332476812794986" calcext:value-type="float">
            <text:p>0,0003324768</text:p>
          </table:table-cell>
          <table:table-cell table:formula="of:=([.A59]-0.66)*[.$G$2] + [.$G$3]" office:value-type="float" office:value="0.00002344" calcext:value-type="float">
            <text:p>0,00002344</text:p>
          </table:table-cell>
          <table:table-cell table:number-columns-repeated="1017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58778" calcext:value-type="float">
            <text:p>5,88E-06</text:p>
          </table:table-cell>
          <table:table-cell office:value-type="float" office:value="0.000028215" calcext:value-type="float">
            <text:p>2,82E-05</text:p>
          </table:table-cell>
          <table:table-cell table:formula="of:=([.D61]-[.D59])/([.A61]-[.A59])" office:value-type="float" office:value="0.00031905" calcext:value-type="float">
            <text:p>319,05E-06</text:p>
          </table:table-cell>
          <table:table-cell table:formula="of:=[.C60]/(SQRT([.E60]))" office:value-type="float" office:value="0.00032906783208504" calcext:value-type="float">
            <text:p>0,0003290678</text:p>
          </table:table-cell>
          <table:table-cell table:formula="of:=([.A60]-0.66)*[.$G$2] + [.$G$3]" office:value-type="float" office:value="0.000027164" calcext:value-type="float">
            <text:p>0,000027164</text:p>
          </table:table-cell>
          <table:table-cell table:number-columns-repeated="1017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61036" calcext:value-type="float">
            <text:p>6,10E-06</text:p>
          </table:table-cell>
          <table:table-cell office:value-type="float" office:value="0.000031555" calcext:value-type="float">
            <text:p>3,16E-05</text:p>
          </table:table-cell>
          <table:table-cell table:formula="of:=([.D62]-[.D60])/([.A62]-[.A60])" office:value-type="float" office:value="0.00032955" calcext:value-type="float">
            <text:p>329,55E-06</text:p>
          </table:table-cell>
          <table:table-cell table:formula="of:=[.C61]/(SQRT([.E61]))" office:value-type="float" office:value="0.000336221441937468" calcext:value-type="float">
            <text:p>0,0003362214</text:p>
          </table:table-cell>
          <table:table-cell table:formula="of:=([.A61]-0.66)*[.$G$2] + [.$G$3]" office:value-type="float" office:value="0.000030888" calcext:value-type="float">
            <text:p>0,000030888</text:p>
          </table:table-cell>
          <table:table-cell table:number-columns-repeated="1017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63616" calcext:value-type="float">
            <text:p>6,36E-06</text:p>
          </table:table-cell>
          <table:table-cell office:value-type="float" office:value="0.000034806" calcext:value-type="float">
            <text:p>3,48E-05</text:p>
          </table:table-cell>
          <table:table-cell table:formula="of:=([.D63]-[.D61])/([.A63]-[.A61])" office:value-type="float" office:value="0.00033685" calcext:value-type="float">
            <text:p>336,85E-06</text:p>
          </table:table-cell>
          <table:table-cell table:formula="of:=[.C62]/(SQRT([.E62]))" office:value-type="float" office:value="0.000346615582112801" calcext:value-type="float">
            <text:p>0,0003466156</text:p>
          </table:table-cell>
          <table:table-cell table:formula="of:=([.A62]-0.66)*[.$G$2] + [.$G$3]" office:value-type="float" office:value="0.000034612" calcext:value-type="float">
            <text:p>0,000034612</text:p>
          </table:table-cell>
          <table:table-cell table:number-columns-repeated="1017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65865" calcext:value-type="float">
            <text:p>6,59E-06</text:p>
          </table:table-cell>
          <table:table-cell office:value-type="float" office:value="0.000038292" calcext:value-type="float">
            <text:p>3,83E-05</text:p>
          </table:table-cell>
          <table:table-cell table:formula="of:=([.D64]-[.D62])/([.A64]-[.A62])" office:value-type="float" office:value="0.000349000000000002" calcext:value-type="float">
            <text:p>349,00E-06</text:p>
          </table:table-cell>
          <table:table-cell table:formula="of:=[.C63]/(SQRT([.E63]))" office:value-type="float" office:value="0.000352567261765421" calcext:value-type="float">
            <text:p>0,0003525673</text:p>
          </table:table-cell>
          <table:table-cell table:formula="of:=([.A63]-0.66)*[.$G$2] + [.$G$3]" office:value-type="float" office:value="0.000038336" calcext:value-type="float">
            <text:p>0,000038336</text:p>
          </table:table-cell>
          <table:table-cell table:number-columns-repeated="1017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68339" calcext:value-type="float">
            <text:p>6,83E-06</text:p>
          </table:table-cell>
          <table:table-cell office:value-type="float" office:value="0.000041786" calcext:value-type="float">
            <text:p>4,18E-05</text:p>
          </table:table-cell>
          <table:table-cell table:formula="of:=([.D65]-[.D63])/([.A65]-[.A63])" office:value-type="float" office:value="0.000356750000000002" calcext:value-type="float">
            <text:p>356,75E-06</text:p>
          </table:table-cell>
          <table:table-cell table:formula="of:=[.C64]/(SQRT([.E64]))" office:value-type="float" office:value="0.00036181505072623" calcext:value-type="float">
            <text:p>0,0003618151</text:p>
          </table:table-cell>
          <table:table-cell table:formula="of:=([.A64]-0.66)*[.$G$2] + [.$G$3]" office:value-type="float" office:value="0.00004206" calcext:value-type="float">
            <text:p>0,00004206</text:p>
          </table:table-cell>
          <table:table-cell table:number-columns-repeated="1017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71054" calcext:value-type="float">
            <text:p>7,11E-06</text:p>
          </table:table-cell>
          <table:table-cell office:value-type="float" office:value="0.000045427" calcext:value-type="float">
            <text:p>4,54E-05</text:p>
          </table:table-cell>
          <table:table-cell table:formula="of:=([.D66]-[.D64])/([.A66]-[.A64])" office:value-type="float" office:value="0.000365999999999997" calcext:value-type="float">
            <text:p>366,00E-06</text:p>
          </table:table-cell>
          <table:table-cell table:formula="of:=[.C65]/(SQRT([.E65]))" office:value-type="float" office:value="0.000371405207699101" calcext:value-type="float">
            <text:p>0,0003714052</text:p>
          </table:table-cell>
          <table:table-cell table:formula="of:=([.A65]-0.66)*[.$G$2] + [.$G$3]" office:value-type="float" office:value="0.000045784" calcext:value-type="float">
            <text:p>0,000045784</text:p>
          </table:table-cell>
          <table:table-cell table:number-columns-repeated="1017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73436" calcext:value-type="float">
            <text:p>7,34E-06</text:p>
          </table:table-cell>
          <table:table-cell office:value-type="float" office:value="0.000049106" calcext:value-type="float">
            <text:p>4,91E-05</text:p>
          </table:table-cell>
          <table:table-cell table:formula="of:=([.D67]-[.D65])/([.A67]-[.A65])" office:value-type="float" office:value="0.00036815" calcext:value-type="float">
            <text:p>368,15E-06</text:p>
          </table:table-cell>
          <table:table-cell table:formula="of:=[.C66]/(SQRT([.E66]))" office:value-type="float" office:value="0.000382733617939021" calcext:value-type="float">
            <text:p>0,0003827336</text:p>
          </table:table-cell>
          <table:table-cell table:formula="of:=([.A66]-0.66)*[.$G$2] + [.$G$3]" office:value-type="float" office:value="0.000049508" calcext:value-type="float">
            <text:p>0,000049508</text:p>
          </table:table-cell>
          <table:table-cell table:number-columns-repeated="1017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76185" calcext:value-type="float">
            <text:p>7,62E-06</text:p>
          </table:table-cell>
          <table:table-cell office:value-type="float" office:value="0.00005279" calcext:value-type="float">
            <text:p>5,28E-05</text:p>
          </table:table-cell>
          <table:table-cell table:formula="of:=([.D68]-[.D66])/([.A68]-[.A66])" office:value-type="float" office:value="0.000372750000000002" calcext:value-type="float">
            <text:p>372,75E-06</text:p>
          </table:table-cell>
          <table:table-cell table:formula="of:=[.C67]/(SQRT([.E67]))" office:value-type="float" office:value="0.000394603239086789" calcext:value-type="float">
            <text:p>0,0003946032</text:p>
          </table:table-cell>
          <table:table-cell table:formula="of:=([.A67]-0.66)*[.$G$2] + [.$G$3]" office:value-type="float" office:value="0.000053232" calcext:value-type="float">
            <text:p>0,000053232</text:p>
          </table:table-cell>
          <table:table-cell table:number-columns-repeated="1017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78839" calcext:value-type="float">
            <text:p>7,88E-06</text:p>
          </table:table-cell>
          <table:table-cell office:value-type="float" office:value="0.000056561" calcext:value-type="float">
            <text:p>5,66E-05</text:p>
          </table:table-cell>
          <table:table-cell table:formula="of:=([.D69]-[.D67])/([.A69]-[.A67])" office:value-type="float" office:value="0.0003761" calcext:value-type="float">
            <text:p>376,10E-06</text:p>
          </table:table-cell>
          <table:table-cell table:formula="of:=[.C68]/(SQRT([.E68]))" office:value-type="float" office:value="0.000406527042315769" calcext:value-type="float">
            <text:p>0,000406527</text:p>
          </table:table-cell>
          <table:table-cell table:formula="of:=([.A68]-0.66)*[.$G$2] + [.$G$3]" office:value-type="float" office:value="0.000056956" calcext:value-type="float">
            <text:p>0,000056956</text:p>
          </table:table-cell>
          <table:table-cell table:number-columns-repeated="1017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81877" calcext:value-type="float">
            <text:p>8,19E-06</text:p>
          </table:table-cell>
          <table:table-cell office:value-type="float" office:value="0.000060312" calcext:value-type="float">
            <text:p>6,03E-05</text:p>
          </table:table-cell>
          <table:table-cell table:formula="of:=([.D70]-[.D68])/([.A70]-[.A68])" office:value-type="float" office:value="0.00038435" calcext:value-type="float">
            <text:p>384,35E-06</text:p>
          </table:table-cell>
          <table:table-cell table:formula="of:=[.C69]/(SQRT([.E69]))" office:value-type="float" office:value="0.000417636530180521" calcext:value-type="float">
            <text:p>0,0004176365</text:p>
          </table:table-cell>
          <table:table-cell table:formula="of:=([.A69]-0.66)*[.$G$2] + [.$G$3]" office:value-type="float" office:value="0.00006068" calcext:value-type="float">
            <text:p>0,00006068</text:p>
          </table:table-cell>
          <table:table-cell table:number-columns-repeated="1017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82466" calcext:value-type="float">
            <text:p>8,25E-06</text:p>
          </table:table-cell>
          <table:table-cell office:value-type="float" office:value="0.000064248" calcext:value-type="float">
            <text:p>6,42E-05</text:p>
          </table:table-cell>
          <table:table-cell table:formula="of:=([.D71]-[.D69])/([.A71]-[.A69])" office:value-type="float" office:value="0.000384049999999999" calcext:value-type="float">
            <text:p>384,05E-06</text:p>
          </table:table-cell>
          <table:table-cell table:formula="of:=[.C70]/(SQRT([.E70]))" office:value-type="float" office:value="0.000420805148740619" calcext:value-type="float">
            <text:p>0,0004208051</text:p>
          </table:table-cell>
          <table:table-cell table:formula="of:=([.A70]-0.66)*[.$G$2] + [.$G$3]" office:value-type="float" office:value="0.000064404" calcext:value-type="float">
            <text:p>0,000064404</text:p>
          </table:table-cell>
          <table:table-cell table:number-columns-repeated="1017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85295" calcext:value-type="float">
            <text:p>8,53E-06</text:p>
          </table:table-cell>
          <table:table-cell office:value-type="float" office:value="0.000067993" calcext:value-type="float">
            <text:p>6,80E-05</text:p>
          </table:table-cell>
          <table:table-cell table:formula="of:=([.D72]-[.D70])/([.A72]-[.A70])" office:value-type="float" office:value="0.000380199999999999" calcext:value-type="float">
            <text:p>380,20E-06</text:p>
          </table:table-cell>
          <table:table-cell table:formula="of:=[.C71]/(SQRT([.E71]))" office:value-type="float" office:value="0.000437439017317439" calcext:value-type="float">
            <text:p>0,000437439</text:p>
          </table:table-cell>
          <table:table-cell table:formula="of:=([.A71]-0.66)*[.$G$2] + [.$G$3]" office:value-type="float" office:value="0.000068128" calcext:value-type="float">
            <text:p>0,000068128</text:p>
          </table:table-cell>
          <table:table-cell table:number-columns-repeated="1017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88353" calcext:value-type="float">
            <text:p>8,84E-06</text:p>
          </table:table-cell>
          <table:table-cell office:value-type="float" office:value="0.000071852" calcext:value-type="float">
            <text:p>7,19E-05</text:p>
          </table:table-cell>
          <table:table-cell table:formula="of:=([.D73]-[.D71])/([.A73]-[.A71])" office:value-type="float" office:value="0.0003724" calcext:value-type="float">
            <text:p>372,40E-06</text:p>
          </table:table-cell>
          <table:table-cell table:formula="of:=[.C72]/(SQRT([.E72]))" office:value-type="float" office:value="0.000457842879471213" calcext:value-type="float">
            <text:p>0,0004578429</text:p>
          </table:table-cell>
          <table:table-cell table:formula="of:=([.A72]-0.66)*[.$G$2] + [.$G$3]" office:value-type="float" office:value="0.000071852" calcext:value-type="float">
            <text:p>0,000071852</text:p>
          </table:table-cell>
          <table:table-cell table:number-columns-repeated="1017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91373" calcext:value-type="float">
            <text:p>9,14E-06</text:p>
          </table:table-cell>
          <table:table-cell office:value-type="float" office:value="0.000075441" calcext:value-type="float">
            <text:p>7,54E-05</text:p>
          </table:table-cell>
          <table:table-cell table:formula="of:=([.D74]-[.D72])/([.A74]-[.A72])" office:value-type="float" office:value="0.00035855" calcext:value-type="float">
            <text:p>358,55E-06</text:p>
          </table:table-cell>
          <table:table-cell table:formula="of:=[.C73]/(SQRT([.E73]))" office:value-type="float" office:value="0.000482550778583548" calcext:value-type="float">
            <text:p>0,0004825508</text:p>
          </table:table-cell>
          <table:table-cell table:formula="of:=([.A73]-0.66)*[.$G$2] + [.$G$3]" office:value-type="float" office:value="0.000075576" calcext:value-type="float">
            <text:p>0,000075576</text:p>
          </table:table-cell>
          <table:table-cell table:number-columns-repeated="1017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94484" calcext:value-type="float">
            <text:p>9,45E-06</text:p>
          </table:table-cell>
          <table:table-cell office:value-type="float" office:value="0.000079023" calcext:value-type="float">
            <text:p>7,90E-05</text:p>
          </table:table-cell>
          <table:table-cell table:formula="of:=([.D75]-[.D73])/([.A75]-[.A73])" office:value-type="float" office:value="0.0003833" calcext:value-type="float">
            <text:p>383,30E-06</text:p>
          </table:table-cell>
          <table:table-cell table:formula="of:=[.C74]/(SQRT([.E74]))" office:value-type="float" office:value="0.000482601715452703" calcext:value-type="float">
            <text:p>0,0004826017</text:p>
          </table:table-cell>
          <table:table-cell table:formula="of:=([.A74]-0.66)*[.$G$2] + [.$G$3]" office:value-type="float" office:value="0.0000793" calcext:value-type="float">
            <text:p>0,0000793</text:p>
          </table:table-cell>
          <table:table-cell table:number-columns-repeated="1017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97831" calcext:value-type="float">
            <text:p>9,78E-06</text:p>
          </table:table-cell>
          <table:table-cell office:value-type="float" office:value="0.000083107" calcext:value-type="float">
            <text:p>8,31E-05</text:p>
          </table:table-cell>
          <table:table-cell table:formula="of:=([.D76]-[.D74])/([.A76]-[.A74])" office:value-type="float" office:value="0.00038575" calcext:value-type="float">
            <text:p>385,75E-06</text:p>
          </table:table-cell>
          <table:table-cell table:formula="of:=[.C75]/(SQRT([.E75]))" office:value-type="float" office:value="0.000498108009770248" calcext:value-type="float">
            <text:p>0,000498108</text:p>
          </table:table-cell>
          <table:table-cell table:formula="of:=([.A75]-0.66)*[.$G$2] + [.$G$3]" office:value-type="float" office:value="0.000083024" calcext:value-type="float">
            <text:p>0,000083024</text:p>
          </table:table-cell>
          <table:table-cell table:number-columns-repeated="1017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101172" calcext:value-type="float">
            <text:p>1,01E-05</text:p>
          </table:table-cell>
          <table:table-cell office:value-type="float" office:value="0.000086738" calcext:value-type="float">
            <text:p>8,67E-05</text:p>
          </table:table-cell>
          <table:table-cell table:formula="of:=([.D77]-[.D75])/([.A77]-[.A75])" office:value-type="float" office:value="0.000366350000000001" calcext:value-type="float">
            <text:p>366,35E-06</text:p>
          </table:table-cell>
          <table:table-cell table:formula="of:=[.C76]/(SQRT([.E76]))" office:value-type="float" office:value="0.00052858183880188" calcext:value-type="float">
            <text:p>0,0005285818</text:p>
          </table:table-cell>
          <table:table-cell table:formula="of:=([.A76]-0.66)*[.$G$2] + [.$G$3]" office:value-type="float" office:value="0.000086748" calcext:value-type="float">
            <text:p>0,000086748</text:p>
          </table:table-cell>
          <table:table-cell table:number-columns-repeated="1017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104366" calcext:value-type="float">
            <text:p>1,04E-05</text:p>
          </table:table-cell>
          <table:table-cell office:value-type="float" office:value="0.000090434" calcext:value-type="float">
            <text:p>9,04E-05</text:p>
          </table:table-cell>
          <table:table-cell table:formula="of:=([.D78]-[.D76])/([.A78]-[.A76])" office:value-type="float" office:value="0.000368100000000002" calcext:value-type="float">
            <text:p>368,10E-06</text:p>
          </table:table-cell>
          <table:table-cell table:formula="of:=[.C77]/(SQRT([.E77]))" office:value-type="float" office:value="0.000543971479288955" calcext:value-type="float">
            <text:p>0,0005439715</text:p>
          </table:table-cell>
          <table:table-cell table:formula="of:=([.A77]-0.66)*[.$G$2] + [.$G$3]" office:value-type="float" office:value="0.000090472" calcext:value-type="float">
            <text:p>0,000090472</text:p>
          </table:table-cell>
          <table:table-cell table:number-columns-repeated="1017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108019" calcext:value-type="float">
            <text:p>1,08E-05</text:p>
          </table:table-cell>
          <table:table-cell office:value-type="float" office:value="0.0000941" calcext:value-type="float">
            <text:p>9,41E-05</text:p>
          </table:table-cell>
          <table:table-cell table:formula="of:=([.D79]-[.D77])/([.A79]-[.A77])" office:value-type="float" office:value="0.0003692" calcext:value-type="float">
            <text:p>369,20E-06</text:p>
          </table:table-cell>
          <table:table-cell table:formula="of:=[.C78]/(SQRT([.E78]))" office:value-type="float" office:value="0.000562172123317319" calcext:value-type="float">
            <text:p>0,0005621721</text:p>
          </table:table-cell>
          <table:table-cell table:formula="of:=([.A78]-0.66)*[.$G$2] + [.$G$3]" office:value-type="float" office:value="0.000094196" calcext:value-type="float">
            <text:p>0,000094196</text:p>
          </table:table-cell>
          <table:table-cell table:number-columns-repeated="1017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1115" calcext:value-type="float">
            <text:p>1,12E-05</text:p>
          </table:table-cell>
          <table:table-cell office:value-type="float" office:value="0.000097818" calcext:value-type="float">
            <text:p>9,78E-05</text:p>
          </table:table-cell>
          <table:table-cell table:formula="of:=([.D80]-[.D78])/([.A80]-[.A78])" office:value-type="float" office:value="0.000366499999999999" calcext:value-type="float">
            <text:p>366,50E-06</text:p>
          </table:table-cell>
          <table:table-cell table:formula="of:=[.C79]/(SQRT([.E79]))" office:value-type="float" office:value="0.000582422142885962" calcext:value-type="float">
            <text:p>0,0005824221</text:p>
          </table:table-cell>
          <table:table-cell table:formula="of:=([.A79]-0.66)*[.$G$2] + [.$G$3]" office:value-type="float" office:value="0.00009792" calcext:value-type="float">
            <text:p>0,00009792</text:p>
          </table:table-cell>
          <table:table-cell table:number-columns-repeated="1017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11517" calcext:value-type="float">
            <text:p>1,15E-05</text:p>
          </table:table-cell>
          <table:table-cell table:style-name="Default" office:value-type="float" office:value="0.00010143" calcext:value-type="float">
            <text:p>0,00010143</text:p>
          </table:table-cell>
          <table:table-cell table:formula="of:=([.D81]-[.D79])/([.A81]-[.A79])" office:value-type="float" office:value="0.000356449999999999" calcext:value-type="float">
            <text:p>356,45E-06</text:p>
          </table:table-cell>
          <table:table-cell table:formula="of:=[.C80]/(SQRT([.E80]))" office:value-type="float" office:value="0.000610014358178016" calcext:value-type="float">
            <text:p>0,0006100144</text:p>
          </table:table-cell>
          <table:table-cell table:formula="of:=([.A80]-0.66)*[.$G$2] + [.$G$3]" office:value-type="float" office:value="0.000101644" calcext:value-type="float">
            <text:p>0,000101644</text:p>
          </table:table-cell>
          <table:table-cell table:number-columns-repeated="1017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11892" calcext:value-type="float">
            <text:p>1,19E-05</text:p>
          </table:table-cell>
          <table:table-cell table:style-name="Default" office:value-type="float" office:value="0.000104947" calcext:value-type="float">
            <text:p>0,000104947</text:p>
          </table:table-cell>
          <table:table-cell table:formula="of:=([.D82]-[.D80])/([.A82]-[.A80])" office:value-type="float" office:value="0.0003408" calcext:value-type="float">
            <text:p>340,80E-06</text:p>
          </table:table-cell>
          <table:table-cell table:formula="of:=[.C81]/(SQRT([.E81]))" office:value-type="float" office:value="0.000644176841260924" calcext:value-type="float">
            <text:p>0,0006441768</text:p>
          </table:table-cell>
          <table:table-cell table:formula="of:=([.A81]-0.66)*[.$G$2] + [.$G$3]" office:value-type="float" office:value="0.000105368" calcext:value-type="float">
            <text:p>0,000105368</text:p>
          </table:table-cell>
          <table:table-cell table:number-columns-repeated="1017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12287" calcext:value-type="float">
            <text:p>1,23E-05</text:p>
          </table:table-cell>
          <table:table-cell table:style-name="Default" office:value-type="float" office:value="0.000108246" calcext:value-type="float">
            <text:p>0,000108246</text:p>
          </table:table-cell>
          <table:table-cell table:formula="of:=([.D83]-[.D81])/([.A83]-[.A81])" office:value-type="float" office:value="0.00033465" calcext:value-type="float">
            <text:p>334,65E-06</text:p>
          </table:table-cell>
          <table:table-cell table:formula="of:=[.C82]/(SQRT([.E82]))" office:value-type="float" office:value="0.000671661482347964" calcext:value-type="float">
            <text:p>0,0006716615</text:p>
          </table:table-cell>
          <table:table-cell table:formula="of:=([.A82]-0.66)*[.$G$2] + [.$G$3]" office:value-type="float" office:value="0.000109092" calcext:value-type="float">
            <text:p>0,000109092</text:p>
          </table:table-cell>
          <table:table-cell table:number-columns-repeated="1017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12929" calcext:value-type="float">
            <text:p>1,29E-05</text:p>
          </table:table-cell>
          <table:table-cell table:style-name="Default" office:value-type="float" office:value="0.00011164" calcext:value-type="float">
            <text:p>0,00011164</text:p>
          </table:table-cell>
          <table:table-cell table:formula="of:=([.D84]-[.D82])/([.A84]-[.A82])" office:value-type="float" office:value="0.000362699999999999" calcext:value-type="float">
            <text:p>362,70E-06</text:p>
          </table:table-cell>
          <table:table-cell table:formula="of:=[.C83]/(SQRT([.E83]))" office:value-type="float" office:value="0.000678877097560746" calcext:value-type="float">
            <text:p>0,0006788771</text:p>
          </table:table-cell>
          <table:table-cell table:formula="of:=([.A83]-0.66)*[.$G$2] + [.$G$3]" office:value-type="float" office:value="0.000112816" calcext:value-type="float">
            <text:p>0,000112816</text:p>
          </table:table-cell>
          <table:table-cell table:number-columns-repeated="1017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13085" calcext:value-type="float">
            <text:p>1,31E-05</text:p>
          </table:table-cell>
          <table:table-cell table:style-name="Default" office:value-type="float" office:value="0.0001155" calcext:value-type="float">
            <text:p>0,0001155</text:p>
          </table:table-cell>
          <table:table-cell table:formula="of:=([.D85]-[.D83])/([.A85]-[.A83])" office:value-type="float" office:value="0.000361499999999999" calcext:value-type="float">
            <text:p>361,50E-06</text:p>
          </table:table-cell>
          <table:table-cell table:formula="of:=[.C84]/(SQRT([.E84]))" office:value-type="float" office:value="0.000688207777255508" calcext:value-type="float">
            <text:p>0,0006882078</text:p>
          </table:table-cell>
          <table:table-cell table:formula="of:=([.A84]-0.66)*[.$G$2] + [.$G$3]" office:value-type="float" office:value="0.00011654" calcext:value-type="float">
            <text:p>0,00011654</text:p>
          </table:table-cell>
          <table:table-cell table:number-columns-repeated="1017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13488" calcext:value-type="float">
            <text:p>1,35E-05</text:p>
          </table:table-cell>
          <table:table-cell table:style-name="Default" office:value-type="float" office:value="0.00011887" calcext:value-type="float">
            <text:p>0,00011887</text:p>
          </table:table-cell>
          <table:table-cell table:formula="of:=([.D86]-[.D84])/([.A86]-[.A84])" office:value-type="float" office:value="0.0003195" calcext:value-type="float">
            <text:p>319,50E-06</text:p>
          </table:table-cell>
          <table:table-cell table:formula="of:=[.C85]/(SQRT([.E85]))" office:value-type="float" office:value="0.000754591877380383" calcext:value-type="float">
            <text:p>0,0007545919</text:p>
          </table:table-cell>
          <table:table-cell table:formula="of:=([.A85]-0.66)*[.$G$2] + [.$G$3]" office:value-type="float" office:value="0.000120264" calcext:value-type="float">
            <text:p>0,000120264</text:p>
          </table:table-cell>
          <table:table-cell table:number-columns-repeated="1017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13967" calcext:value-type="float">
            <text:p>1,40E-05</text:p>
          </table:table-cell>
          <table:table-cell table:style-name="Default" office:value-type="float" office:value="0.00012189" calcext:value-type="float">
            <text:p>0,00012189</text:p>
          </table:table-cell>
          <table:table-cell table:formula="of:=([.D87]-[.D85])/([.A87]-[.A85])" office:value-type="float" office:value="0.000317999999999999" calcext:value-type="float">
            <text:p>318,00E-06</text:p>
          </table:table-cell>
          <table:table-cell table:formula="of:=[.C86]/(SQRT([.E86]))" office:value-type="float" office:value="0.00078323046762036" calcext:value-type="float">
            <text:p>0,0007832305</text:p>
          </table:table-cell>
          <table:table-cell table:formula="of:=([.A86]-0.66)*[.$G$2] + [.$G$3]" office:value-type="float" office:value="0.000123988" calcext:value-type="float">
            <text:p>0,000123988</text:p>
          </table:table-cell>
          <table:table-cell table:number-columns-repeated="1017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14389" calcext:value-type="float">
            <text:p>1,44E-05</text:p>
          </table:table-cell>
          <table:table-cell table:style-name="Default" office:value-type="float" office:value="0.00012523" calcext:value-type="float">
            <text:p>0,00012523</text:p>
          </table:table-cell>
          <table:table-cell table:formula="of:=([.D88]-[.D86])/([.A88]-[.A86])" office:value-type="float" office:value="0.000327" calcext:value-type="float">
            <text:p>327,00E-06</text:p>
          </table:table-cell>
          <table:table-cell table:formula="of:=[.C87]/(SQRT([.E87]))" office:value-type="float" office:value="0.000795713518207466" calcext:value-type="float">
            <text:p>0,0007957135</text:p>
          </table:table-cell>
          <table:table-cell table:formula="of:=([.A87]-0.66)*[.$G$2] + [.$G$3]" office:value-type="float" office:value="0.000127712" calcext:value-type="float">
            <text:p>0,000127712</text:p>
          </table:table-cell>
          <table:table-cell table:number-columns-repeated="1017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1485" calcext:value-type="float">
            <text:p>1,49E-05</text:p>
          </table:table-cell>
          <table:table-cell table:style-name="Default" office:value-type="float" office:value="0.00012843" calcext:value-type="float">
            <text:p>0,00012843</text:p>
          </table:table-cell>
          <table:table-cell table:formula="of:=([.D89]-[.D87])/([.A89]-[.A87])" office:value-type="float" office:value="0.0003245" calcext:value-type="float">
            <text:p>324,50E-06</text:p>
          </table:table-cell>
          <table:table-cell table:formula="of:=[.C88]/(SQRT([.E88]))" office:value-type="float" office:value="0.000824364161755253" calcext:value-type="float">
            <text:p>0,0008243642</text:p>
          </table:table-cell>
          <table:table-cell table:formula="of:=([.A88]-0.66)*[.$G$2] + [.$G$3]" office:value-type="float" office:value="0.000131436" calcext:value-type="float">
            <text:p>0,000131436</text:p>
          </table:table-cell>
          <table:table-cell table:number-columns-repeated="1017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15385" calcext:value-type="float">
            <text:p>1,54E-05</text:p>
          </table:table-cell>
          <table:table-cell table:style-name="Default" office:value-type="float" office:value="0.00013172" calcext:value-type="float">
            <text:p>0,00013172</text:p>
          </table:table-cell>
          <table:table-cell table:formula="of:=([.D90]-[.D88])/([.A90]-[.A88])" office:value-type="float" office:value="0.000330000000000001" calcext:value-type="float">
            <text:p>330,00E-06</text:p>
          </table:table-cell>
          <table:table-cell table:formula="of:=[.C89]/(SQRT([.E89]))" office:value-type="float" office:value="0.000846916376323452" calcext:value-type="float">
            <text:p>0,0008469164</text:p>
          </table:table-cell>
          <table:table-cell table:formula="of:=([.A89]-0.66)*[.$G$2] + [.$G$3]" office:value-type="float" office:value="0.00013516" calcext:value-type="float">
            <text:p>0,00013516</text:p>
          </table:table-cell>
          <table:table-cell table:number-columns-repeated="1017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15782" calcext:value-type="float">
            <text:p>1,58E-05</text:p>
          </table:table-cell>
          <table:table-cell table:style-name="Default" office:value-type="float" office:value="0.00013503" calcext:value-type="float">
            <text:p>0,00013503</text:p>
          </table:table-cell>
          <table:table-cell table:formula="of:=([.D91]-[.D89])/([.A91]-[.A89])" office:value-type="float" office:value="0.000315500000000002" calcext:value-type="float">
            <text:p>315,50E-06</text:p>
          </table:table-cell>
          <table:table-cell table:formula="of:=[.C90]/(SQRT([.E90]))" office:value-type="float" office:value="0.000888510076087507" calcext:value-type="float">
            <text:p>0,0008885101</text:p>
          </table:table-cell>
          <table:table-cell table:formula="of:=([.A90]-0.66)*[.$G$2] + [.$G$3]" office:value-type="float" office:value="0.000138884" calcext:value-type="float">
            <text:p>0,000138884</text:p>
          </table:table-cell>
          <table:table-cell table:number-columns-repeated="1017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16265" calcext:value-type="float">
            <text:p>1,63E-05</text:p>
          </table:table-cell>
          <table:table-cell table:style-name="Default" office:value-type="float" office:value="0.00013803" calcext:value-type="float">
            <text:p>0,00013803</text:p>
          </table:table-cell>
          <table:table-cell table:formula="of:=([.D92]-[.D90])/([.A92]-[.A90])" office:value-type="float" office:value="0.000301999999999999" calcext:value-type="float">
            <text:p>302,00E-06</text:p>
          </table:table-cell>
          <table:table-cell table:formula="of:=[.C91]/(SQRT([.E91]))" office:value-type="float" office:value="0.000935945576685183" calcext:value-type="float">
            <text:p>0,0009359456</text:p>
          </table:table-cell>
          <table:table-cell table:formula="of:=([.A91]-0.66)*[.$G$2] + [.$G$3]" office:value-type="float" office:value="0.000142608" calcext:value-type="float">
            <text:p>0,000142608</text:p>
          </table:table-cell>
          <table:table-cell table:number-columns-repeated="1017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17173" calcext:value-type="float">
            <text:p>1,72E-05</text:p>
          </table:table-cell>
          <table:table-cell table:style-name="Default" office:value-type="float" office:value="0.00014107" calcext:value-type="float">
            <text:p>0,00014107</text:p>
          </table:table-cell>
          <table:table-cell table:formula="of:=([.D93]-[.D91])/([.A93]-[.A91])" office:value-type="float" office:value="0.000308499999999999" calcext:value-type="float">
            <text:p>308,50E-06</text:p>
          </table:table-cell>
          <table:table-cell table:formula="of:=[.C92]/(SQRT([.E92]))" office:value-type="float" office:value="0.000977729200228229" calcext:value-type="float">
            <text:p>0,0009777292</text:p>
          </table:table-cell>
          <table:table-cell table:formula="of:=([.A92]-0.66)*[.$G$2] + [.$G$3]" office:value-type="float" office:value="0.000146332" calcext:value-type="float">
            <text:p>0,000146332</text:p>
          </table:table-cell>
          <table:table-cell table:number-columns-repeated="1017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17574" calcext:value-type="float">
            <text:p>1,76E-05</text:p>
          </table:table-cell>
          <table:table-cell table:style-name="Default" office:value-type="float" office:value="0.0001442" calcext:value-type="float">
            <text:p>0,0001442</text:p>
          </table:table-cell>
          <table:table-cell table:formula="of:=([.D94]-[.D92])/([.A94]-[.A92])" office:value-type="float" office:value="0.0002975" calcext:value-type="float">
            <text:p>297,50E-06</text:p>
          </table:table-cell>
          <table:table-cell table:formula="of:=[.C93]/(SQRT([.E93]))" office:value-type="float" office:value="0.00101888961805561" calcext:value-type="float">
            <text:p>0,0010188896</text:p>
          </table:table-cell>
          <table:table-cell table:formula="of:=([.A93]-0.66)*[.$G$2] + [.$G$3]" office:value-type="float" office:value="0.000150056" calcext:value-type="float">
            <text:p>0,000150056</text:p>
          </table:table-cell>
          <table:table-cell table:number-columns-repeated="1017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17942" calcext:value-type="float">
            <text:p>1,79E-05</text:p>
          </table:table-cell>
          <table:table-cell table:style-name="Default" office:value-type="float" office:value="0.00014702" calcext:value-type="float">
            <text:p>0,00014702</text:p>
          </table:table-cell>
          <table:table-cell table:formula="of:=([.D95]-[.D93])/([.A95]-[.A93])" office:value-type="float" office:value="0.000277500000000001" calcext:value-type="float">
            <text:p>277,50E-06</text:p>
          </table:table-cell>
          <table:table-cell table:formula="of:=[.C94]/(SQRT([.E94]))" office:value-type="float" office:value="0.00107705866403171" calcext:value-type="float">
            <text:p>0,0010770587</text:p>
          </table:table-cell>
          <table:table-cell table:formula="of:=([.A94]-0.66)*[.$G$2] + [.$G$3]" office:value-type="float" office:value="0.00015378" calcext:value-type="float">
            <text:p>0,00015378</text:p>
          </table:table-cell>
          <table:table-cell table:number-columns-repeated="1017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18427" calcext:value-type="float">
            <text:p>1,84E-05</text:p>
          </table:table-cell>
          <table:table-cell table:style-name="Default" office:value-type="float" office:value="0.00014975" calcext:value-type="float">
            <text:p>0,00014975</text:p>
          </table:table-cell>
          <table:table-cell table:formula="of:=([.D96]-[.D94])/([.A96]-[.A94])" office:value-type="float" office:value="0.0002855" calcext:value-type="float">
            <text:p>285,50E-06</text:p>
          </table:table-cell>
          <table:table-cell table:formula="of:=[.C95]/(SQRT([.E95]))" office:value-type="float" office:value="0.00109056506023848" calcext:value-type="float">
            <text:p>0,0010905651</text:p>
          </table:table-cell>
          <table:table-cell table:formula="of:=([.A95]-0.66)*[.$G$2] + [.$G$3]" office:value-type="float" office:value="0.000157504" calcext:value-type="float">
            <text:p>0,000157504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19022" calcext:value-type="float">
            <text:p>1,90E-05</text:p>
          </table:table-cell>
          <table:table-cell table:style-name="Default" office:value-type="float" office:value="0.00015273" calcext:value-type="float">
            <text:p>0,00015273</text:p>
          </table:table-cell>
          <table:table-cell table:formula="of:=([.D97]-[.D95])/([.A97]-[.A95])" office:value-type="float" office:value="0.0002935" calcext:value-type="float">
            <text:p>293,50E-06</text:p>
          </table:table-cell>
          <table:table-cell table:formula="of:=[.C96]/(SQRT([.E96]))" office:value-type="float" office:value="0.0011103301287857" calcext:value-type="float">
            <text:p>0,0011103301</text:p>
          </table:table-cell>
          <table:table-cell table:formula="of:=([.A96]-0.66)*[.$G$2] + [.$G$3]" office:value-type="float" office:value="0.000161228" calcext:value-type="float">
            <text:p>0,000161228</text:p>
          </table:table-cell>
          <table:table-cell table:number-columns-repeated="1017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19685" calcext:value-type="float">
            <text:p>1,97E-05</text:p>
          </table:table-cell>
          <table:table-cell table:style-name="Default" office:value-type="float" office:value="0.00015562" calcext:value-type="float">
            <text:p>0,00015562</text:p>
          </table:table-cell>
          <table:table-cell table:formula="of:=([.D98]-[.D96])/([.A98]-[.A96])" office:value-type="float" office:value="0.0002855" calcext:value-type="float">
            <text:p>285,50E-06</text:p>
          </table:table-cell>
          <table:table-cell table:formula="of:=[.C97]/(SQRT([.E97]))" office:value-type="float" office:value="0.00116501726872494" calcext:value-type="float">
            <text:p>0,0011650173</text:p>
          </table:table-cell>
          <table:table-cell table:formula="of:=([.A97]-0.66)*[.$G$2] + [.$G$3]" office:value-type="float" office:value="0.000164952" calcext:value-type="float">
            <text:p>0,000164952</text:p>
          </table:table-cell>
          <table:table-cell table:number-columns-repeated="1017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20065" calcext:value-type="float">
            <text:p>2,01E-05</text:p>
          </table:table-cell>
          <table:table-cell table:style-name="Default" office:value-type="float" office:value="0.00015844" calcext:value-type="float">
            <text:p>0,00015844</text:p>
          </table:table-cell>
          <table:table-cell table:formula="of:=([.D99]-[.D97])/([.A99]-[.A97])" office:value-type="float" office:value="0.0002715" calcext:value-type="float">
            <text:p>271,50E-06</text:p>
          </table:table-cell>
          <table:table-cell table:formula="of:=[.C98]/(SQRT([.E98]))" office:value-type="float" office:value="0.00121773908940753" calcext:value-type="float">
            <text:p>0,0012177391</text:p>
          </table:table-cell>
          <table:table-cell table:formula="of:=([.A98]-0.66)*[.$G$2] + [.$G$3]" office:value-type="float" office:value="0.000168676" calcext:value-type="float">
            <text:p>0,000168676</text:p>
          </table:table-cell>
          <table:table-cell table:number-columns-repeated="1017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21012" calcext:value-type="float">
            <text:p>2,10E-05</text:p>
          </table:table-cell>
          <table:table-cell table:style-name="Default" office:value-type="float" office:value="0.00016105" calcext:value-type="float">
            <text:p>0,00016105</text:p>
          </table:table-cell>
          <table:table-cell table:formula="of:=([.D100]-[.D98])/([.A100]-[.A98])" office:value-type="float" office:value="0.000262499999999999" calcext:value-type="float">
            <text:p>262,50E-06</text:p>
          </table:table-cell>
          <table:table-cell table:formula="of:=[.C99]/(SQRT([.E99]))" office:value-type="float" office:value="0.00129688879576139" calcext:value-type="float">
            <text:p>0,0012968888</text:p>
          </table:table-cell>
          <table:table-cell table:formula="of:=([.A99]-0.66)*[.$G$2] + [.$G$3]" office:value-type="float" office:value="0.0001724" calcext:value-type="float">
            <text:p>0,0001724</text:p>
          </table:table-cell>
          <table:table-cell table:number-columns-repeated="1017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2154" calcext:value-type="float">
            <text:p>2,15E-05</text:p>
          </table:table-cell>
          <table:table-cell table:style-name="Default" office:value-type="float" office:value="0.00016369" calcext:value-type="float">
            <text:p>0,00016369</text:p>
          </table:table-cell>
          <table:table-cell table:formula="of:=([.D101]-[.D99])/([.A101]-[.A99])" office:value-type="float" office:value="0.000257999999999999" calcext:value-type="float">
            <text:p>258,00E-06</text:p>
          </table:table-cell>
          <table:table-cell table:formula="of:=[.C100]/(SQRT([.E100]))" office:value-type="float" office:value="0.00134102182490955" calcext:value-type="float">
            <text:p>0,0013410218</text:p>
          </table:table-cell>
          <table:table-cell table:formula="of:=([.A100]-0.66)*[.$G$2] + [.$G$3]" office:value-type="float" office:value="0.000176124" calcext:value-type="float">
            <text:p>0,000176124</text:p>
          </table:table-cell>
          <table:table-cell table:number-columns-repeated="1017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2185" calcext:value-type="float">
            <text:p>2,19E-05</text:p>
          </table:table-cell>
          <table:table-cell table:style-name="Default" office:value-type="float" office:value="0.00016621" calcext:value-type="float">
            <text:p>0,00016621</text:p>
          </table:table-cell>
          <table:table-cell table:formula="of:=([.D102]-[.D100])/([.A102]-[.A100])" office:value-type="float" office:value="0.000261500000000001" calcext:value-type="float">
            <text:p>261,50E-06</text:p>
          </table:table-cell>
          <table:table-cell table:formula="of:=[.C101]/(SQRT([.E101]))" office:value-type="float" office:value="0.00135118742481528" calcext:value-type="float">
            <text:p>0,0013511874</text:p>
          </table:table-cell>
          <table:table-cell table:formula="of:=([.A101]-0.66)*[.$G$2] + [.$G$3]" office:value-type="float" office:value="0.000179848" calcext:value-type="float">
            <text:p>0,000179848</text:p>
          </table:table-cell>
          <table:table-cell table:number-columns-repeated="1017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22404" calcext:value-type="float">
            <text:p>2,24E-05</text:p>
          </table:table-cell>
          <table:table-cell table:style-name="Default" office:value-type="float" office:value="0.00016892" calcext:value-type="float">
            <text:p>0,00016892</text:p>
          </table:table-cell>
          <table:table-cell table:formula="of:=([.D103]-[.D101])/([.A103]-[.A101])" office:value-type="float" office:value="0.000258500000000001" calcext:value-type="float">
            <text:p>258,50E-06</text:p>
          </table:table-cell>
          <table:table-cell table:formula="of:=[.C102]/(SQRT([.E102]))" office:value-type="float" office:value="0.00139346251456474" calcext:value-type="float">
            <text:p>0,0013934625</text:p>
          </table:table-cell>
          <table:table-cell table:formula="of:=([.A102]-0.66)*[.$G$2] + [.$G$3]" office:value-type="float" office:value="0.000183572" calcext:value-type="float">
            <text:p>0,000183572</text:p>
          </table:table-cell>
          <table:table-cell table:number-columns-repeated="1017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23484" calcext:value-type="float">
            <text:p>2,35E-05</text:p>
          </table:table-cell>
          <table:table-cell table:style-name="Default" office:value-type="float" office:value="0.00017138" calcext:value-type="float">
            <text:p>0,00017138</text:p>
          </table:table-cell>
          <table:table-cell table:formula="of:=([.D104]-[.D102])/([.A104]-[.A102])" office:value-type="float" office:value="0.000244499999999999" calcext:value-type="float">
            <text:p>244,50E-06</text:p>
          </table:table-cell>
          <table:table-cell table:formula="of:=[.C103]/(SQRT([.E103]))" office:value-type="float" office:value="0.00150187102940201" calcext:value-type="float">
            <text:p>0,001501871</text:p>
          </table:table-cell>
          <table:table-cell table:formula="of:=([.A103]-0.66)*[.$G$2] + [.$G$3]" office:value-type="float" office:value="0.000187296" calcext:value-type="float">
            <text:p>0,000187296</text:p>
          </table:table-cell>
          <table:table-cell table:number-columns-repeated="1017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24069" calcext:value-type="float">
            <text:p>2,41E-05</text:p>
          </table:table-cell>
          <table:table-cell table:style-name="Default" office:value-type="float" office:value="0.00017381" calcext:value-type="float">
            <text:p>0,00017381</text:p>
          </table:table-cell>
          <table:table-cell table:formula="of:=([.D105]-[.D103])/([.A105]-[.A103])" office:value-type="float" office:value="0.0002535" calcext:value-type="float">
            <text:p>253,50E-06</text:p>
          </table:table-cell>
          <table:table-cell table:formula="of:=[.C104]/(SQRT([.E104]))" office:value-type="float" office:value="0.00151171201587303" calcext:value-type="float">
            <text:p>0,001511712</text:p>
          </table:table-cell>
          <table:table-cell table:formula="of:=([.A104]-0.66)*[.$G$2] + [.$G$3]" office:value-type="float" office:value="0.00019102" calcext:value-type="float">
            <text:p>0,00019102</text:p>
          </table:table-cell>
          <table:table-cell table:number-columns-repeated="1017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24233" calcext:value-type="float">
            <text:p>2,42E-05</text:p>
          </table:table-cell>
          <table:table-cell table:style-name="Default" office:value-type="float" office:value="0.00017645" calcext:value-type="float">
            <text:p>0,00017645</text:p>
          </table:table-cell>
          <table:table-cell table:formula="of:=([.D106]-[.D104])/([.A106]-[.A104])" office:value-type="float" office:value="0.000239000000000001" calcext:value-type="float">
            <text:p>239,00E-06</text:p>
          </table:table-cell>
          <table:table-cell table:formula="of:=[.C105]/(SQRT([.E105]))" office:value-type="float" office:value="0.00156750246274489" calcext:value-type="float">
            <text:p>0,0015675025</text:p>
          </table:table-cell>
          <table:table-cell table:formula="of:=([.A105]-0.66)*[.$G$2] + [.$G$3]" office:value-type="float" office:value="0.000194744" calcext:value-type="float">
            <text:p>0,00019474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25086" calcext:value-type="float">
            <text:p>2,51E-05</text:p>
          </table:table-cell>
          <table:table-cell table:style-name="Default" office:value-type="float" office:value="0.00017859" calcext:value-type="float">
            <text:p>0,00017859</text:p>
          </table:table-cell>
          <table:table-cell table:number-columns-repeated="1020"/>
        </table:table-row>
      </table:table>
      <table:table table:name="DIBL-11-30" table:style-name="ta1">
        <table:shapes>
          <draw:frame draw:z-index="0" draw:style-name="gr1" draw:text-style-name="P1" svg:width="159.99mm" svg:height="89.99mm" svg:x="135.21mm" svg:y="83.28mm">
            <loext:p draw:notify-on-update-of-ranges="'DIBL-11-30'.A6:'DIBL-11-30'.A106 'DIBL-11-30'.D5:'DIBL-11-30'.D5 'DIBL-11-30'.D6:'DIBL-11-30'.D106 'DIBL-11-30'.A6:'DIBL-11-30'.A106 'DIBL-11-30'.G5:'DIBL-11-30'.G5 'DIBL-11-30'.G6:'DIBL-11-30'.G106 'DIBL-11-30'.A6:'DIBL-11-30'.A106 'DIBL-11-30'.J5:'DIBL-11-30'.J5 'DIBL-11-30'.J6:'DIBL-11-30'.J106 'DIBL-11-30'.A6:'DIBL-11-30'.A106 'DIBL-11-30'.M5:'DIBL-11-30'.M5 'DIBL-11-30'.M6:'DIBL-11-30'.M106 'DIBL-11-30'.A6:'DIBL-11-30'.A106 'DIBL-11-30'.P5:'DIBL-11-30'.P5 'DIBL-11-30'.P6:'DIBL-11-30'.P106 'DIBL-11-30'.A6:'DIBL-11-30'.A106 'DIBL-11-30'.S5:'DIBL-11-30'.S5 'DIBL-11-30'.S6:'DIBL-11-30'.S10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3" table:default-cell-style-name="Default"/>
        <table:table-column table:style-name="co7" table:default-cell-style-name="ce7"/>
        <table:table-column table:style-name="co6" table:default-cell-style-name="ce7"/>
        <table:table-column table:style-name="co7" table:default-cell-style-name="Default"/>
        <table:table-column table:style-name="co7" table:number-columns-repeated="2" table:default-cell-style-name="ce7"/>
        <table:table-column table:style-name="co7" table:default-cell-style-name="Default"/>
        <table:table-column table:style-name="co7" table:default-cell-style-name="ce7"/>
        <table:table-column table:style-name="co7" table:number-columns-repeated="2" table:default-cell-style-name="Default"/>
        <table:table-column table:style-name="co7" table:default-cell-style-name="ce7"/>
        <table:table-column table:style-name="co7" table:number-columns-repeated="2" table:default-cell-style-name="Default"/>
        <table:table-column table:style-name="co7" table:default-cell-style-name="ce7"/>
        <table:table-column table:style-name="co7" table:default-cell-style-name="Default"/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2">
            <text:p>Vg = 0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2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4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6</text:p>
          </table:table-cell>
          <table:covered-table-cell/>
          <table:table-cell/>
          <table:table-cell table:style-name="ce6" office:value-type="string" calcext:value-type="string" table:number-columns-spanned="2" table:number-rows-spanned="2">
            <text:p>Vg = 0,8</text:p>
          </table:table-cell>
          <table:covered-table-cell/>
          <table:table-cell/>
          <table:table-cell table:style-name="ce6" office:value-type="string" calcext:value-type="string" table:number-columns-spanned="2" table:number-rows-spanned="2">
            <text:p>Vg = 1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style-name="Default"/>
          <table:covered-table-cell/>
          <table:table-cell/>
          <table:covered-table-cell table:style-name="Default"/>
          <table:covered-table-cell/>
          <table:table-cell/>
          <table:covered-table-cell table:style-name="Default"/>
          <table:covered-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6319" calcext:value-type="float">
            <text:p>-6,32E-11</text:p>
          </table:table-cell>
          <table:table-cell office:value-type="float" office:value="-0.0000000006391" calcext:value-type="float">
            <text:p>-6,39E-10</text:p>
          </table:table-cell>
          <table:table-cell/>
          <table:table-cell office:value-type="float" office:value="0.00000058803" calcext:value-type="float">
            <text:p>5,88E-07</text:p>
          </table:table-cell>
          <table:table-cell office:value-type="float" office:value="-0.000000078553" calcext:value-type="float">
            <text:p>-7,86E-08</text:p>
          </table:table-cell>
          <table:table-cell/>
          <table:table-cell office:value-type="float" office:value="0.0000016915" calcext:value-type="float">
            <text:p>1,69E-06</text:p>
          </table:table-cell>
          <table:table-cell office:value-type="float" office:value="-0.00000024626" calcext:value-type="float">
            <text:p>-2,46E-07</text:p>
          </table:table-cell>
          <table:table-cell/>
          <table:table-cell office:value-type="float" office:value="0.0000035174" calcext:value-type="float">
            <text:p>3,52E-06</text:p>
          </table:table-cell>
          <table:table-cell table:style-name="ce7" office:value-type="float" office:value="-0.00000034989" calcext:value-type="float">
            <text:p>-3,50E-07</text:p>
          </table:table-cell>
          <table:table-cell/>
          <table:table-cell office:value-type="float" office:value="0.0000071201" calcext:value-type="float">
            <text:p>7,12E-06</text:p>
          </table:table-cell>
          <table:table-cell table:style-name="ce7" office:value-type="float" office:value="-0.0000012947" calcext:value-type="float">
            <text:p>-1,29E-06</text:p>
          </table:table-cell>
          <table:table-cell/>
          <table:table-cell office:value-type="float" office:value="0.000015621" calcext:value-type="float">
            <text:p>1,56E-05</text:p>
          </table:table-cell>
          <table:table-cell table:style-name="ce7" office:value-type="float" office:value="-0.0000030825" calcext:value-type="float">
            <text:p>-3,08E-0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24148" calcext:value-type="float">
            <text:p>-2,41E-09</text:p>
          </table:table-cell>
          <table:table-cell office:value-type="float" office:value="0.00000020963" calcext:value-type="float">
            <text:p>2,10E-07</text:p>
          </table:table-cell>
          <table:table-cell/>
          <table:table-cell office:value-type="float" office:value="0.00000057625" calcext:value-type="float">
            <text:p>5,76E-07</text:p>
          </table:table-cell>
          <table:table-cell office:value-type="float" office:value="0.00000022131" calcext:value-type="float">
            <text:p>2,21E-07</text:p>
          </table:table-cell>
          <table:table-cell/>
          <table:table-cell office:value-type="float" office:value="0.0000016823" calcext:value-type="float">
            <text:p>1,68E-06</text:p>
          </table:table-cell>
          <table:table-cell office:value-type="float" office:value="0.0000031149" calcext:value-type="float">
            <text:p>3,11E-06</text:p>
          </table:table-cell>
          <table:table-cell/>
          <table:table-cell office:value-type="float" office:value="0.0000034936" calcext:value-type="float">
            <text:p>3,49E-06</text:p>
          </table:table-cell>
          <table:table-cell table:style-name="ce7" office:value-type="float" office:value="0.000012488" calcext:value-type="float">
            <text:p>1,25E-05</text:p>
          </table:table-cell>
          <table:table-cell/>
          <table:table-cell office:value-type="float" office:value="0.0000070835" calcext:value-type="float">
            <text:p>7,08E-06</text:p>
          </table:table-cell>
          <table:table-cell table:style-name="ce7" office:value-type="float" office:value="0.00002087" calcext:value-type="float">
            <text:p>2,09E-05</text:p>
          </table:table-cell>
          <table:table-cell/>
          <table:table-cell office:value-type="float" office:value="0.000015769" calcext:value-type="float">
            <text:p>1,58E-05</text:p>
          </table:table-cell>
          <table:table-cell table:style-name="ce7" office:value-type="float" office:value="0.000025039" calcext:value-type="float">
            <text:p>2,50E-05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00044989" calcext:value-type="float">
            <text:p>-4,50E-09</text:p>
          </table:table-cell>
          <table:table-cell office:value-type="float" office:value="0.00000041978" calcext:value-type="float">
            <text:p>4,20E-07</text:p>
          </table:table-cell>
          <table:table-cell/>
          <table:table-cell office:value-type="float" office:value="0.0000005823" calcext:value-type="float">
            <text:p>5,82E-07</text:p>
          </table:table-cell>
          <table:table-cell office:value-type="float" office:value="0.0000004997" calcext:value-type="float">
            <text:p>5,00E-07</text:p>
          </table:table-cell>
          <table:table-cell/>
          <table:table-cell office:value-type="float" office:value="0.0000016752" calcext:value-type="float">
            <text:p>1,68E-06</text:p>
          </table:table-cell>
          <table:table-cell office:value-type="float" office:value="0.0000060857" calcext:value-type="float">
            <text:p>6,09E-06</text:p>
          </table:table-cell>
          <table:table-cell/>
          <table:table-cell office:value-type="float" office:value="0.0000034771" calcext:value-type="float">
            <text:p>3,48E-06</text:p>
          </table:table-cell>
          <table:table-cell table:style-name="ce7" office:value-type="float" office:value="0.000024936" calcext:value-type="float">
            <text:p>2,49E-05</text:p>
          </table:table-cell>
          <table:table-cell/>
          <table:table-cell office:value-type="float" office:value="0.0000070343" calcext:value-type="float">
            <text:p>7,03E-06</text:p>
          </table:table-cell>
          <table:table-cell table:style-name="ce7" office:value-type="float" office:value="0.000042487" calcext:value-type="float">
            <text:p>4,25E-05</text:p>
          </table:table-cell>
          <table:table-cell/>
          <table:table-cell office:value-type="float" office:value="0.000015495" calcext:value-type="float">
            <text:p>1,55E-05</text:p>
          </table:table-cell>
          <table:table-cell table:style-name="ce7" office:value-type="float" office:value="0.000052969" calcext:value-type="float">
            <text:p>5,30E-05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-0.000000006718" calcext:value-type="float">
            <text:p>-6,72E-09</text:p>
          </table:table-cell>
          <table:table-cell office:value-type="float" office:value="0.00000063197" calcext:value-type="float">
            <text:p>6,32E-07</text:p>
          </table:table-cell>
          <table:table-cell/>
          <table:table-cell office:value-type="float" office:value="0.00000056643" calcext:value-type="float">
            <text:p>5,66E-07</text:p>
          </table:table-cell>
          <table:table-cell office:value-type="float" office:value="0.00000077248" calcext:value-type="float">
            <text:p>7,72E-07</text:p>
          </table:table-cell>
          <table:table-cell/>
          <table:table-cell office:value-type="float" office:value="0.0000016576" calcext:value-type="float">
            <text:p>1,66E-06</text:p>
          </table:table-cell>
          <table:table-cell office:value-type="float" office:value="0.0000087625" calcext:value-type="float">
            <text:p>8,76E-06</text:p>
          </table:table-cell>
          <table:table-cell/>
          <table:table-cell office:value-type="float" office:value="0.0000034592" calcext:value-type="float">
            <text:p>3,46E-06</text:p>
          </table:table-cell>
          <table:table-cell table:style-name="ce7" office:value-type="float" office:value="0.000036888" calcext:value-type="float">
            <text:p>3,69E-05</text:p>
          </table:table-cell>
          <table:table-cell/>
          <table:table-cell office:value-type="float" office:value="0.0000069854" calcext:value-type="float">
            <text:p>6,99E-06</text:p>
          </table:table-cell>
          <table:table-cell table:style-name="ce7" office:value-type="float" office:value="0.000063636" calcext:value-type="float">
            <text:p>6,36E-05</text:p>
          </table:table-cell>
          <table:table-cell/>
          <table:table-cell office:value-type="float" office:value="0.000015471" calcext:value-type="float">
            <text:p>1,55E-05</text:p>
          </table:table-cell>
          <table:table-cell table:style-name="ce7" office:value-type="float" office:value="0.000080861" calcext:value-type="float">
            <text:p>8,09E-05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89145" calcext:value-type="float">
            <text:p>-8,91E-09</text:p>
          </table:table-cell>
          <table:table-cell office:value-type="float" office:value="0.00000084479" calcext:value-type="float">
            <text:p>8,45E-07</text:p>
          </table:table-cell>
          <table:table-cell/>
          <table:table-cell office:value-type="float" office:value="0.00000056229" calcext:value-type="float">
            <text:p>5,62E-07</text:p>
          </table:table-cell>
          <table:table-cell office:value-type="float" office:value="0.00000103105" calcext:value-type="float">
            <text:p>1,03E-06</text:p>
          </table:table-cell>
          <table:table-cell/>
          <table:table-cell office:value-type="float" office:value="0.0000016414" calcext:value-type="float">
            <text:p>1,64E-06</text:p>
          </table:table-cell>
          <table:table-cell office:value-type="float" office:value="0.0000110625" calcext:value-type="float">
            <text:p>1,11E-05</text:p>
          </table:table-cell>
          <table:table-cell/>
          <table:table-cell office:value-type="float" office:value="0.0000035618" calcext:value-type="float">
            <text:p>3,56E-06</text:p>
          </table:table-cell>
          <table:table-cell table:style-name="ce7" office:value-type="float" office:value="0.000048235" calcext:value-type="float">
            <text:p>4,82E-05</text:p>
          </table:table-cell>
          <table:table-cell/>
          <table:table-cell office:value-type="float" office:value="0.000006929" calcext:value-type="float">
            <text:p>6,93E-06</text:p>
          </table:table-cell>
          <table:table-cell table:style-name="ce7" office:value-type="float" office:value="0.000084201" calcext:value-type="float">
            <text:p>8,42E-05</text:p>
          </table:table-cell>
          <table:table-cell/>
          <table:table-cell office:value-type="float" office:value="0.000015099" calcext:value-type="float">
            <text:p>1,51E-05</text:p>
          </table:table-cell>
          <table:table-cell office:value-type="float" office:value="0.000107954" calcext:value-type="float">
            <text:p>0,00010795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10993" calcext:value-type="float">
            <text:p>-1,10E-08</text:p>
          </table:table-cell>
          <table:table-cell office:value-type="float" office:value="0.0000010599" calcext:value-type="float">
            <text:p>1,06E-06</text:p>
          </table:table-cell>
          <table:table-cell/>
          <table:table-cell office:value-type="float" office:value="0.00000055757" calcext:value-type="float">
            <text:p>5,58E-07</text:p>
          </table:table-cell>
          <table:table-cell office:value-type="float" office:value="0.0000012911" calcext:value-type="float">
            <text:p>1,29E-06</text:p>
          </table:table-cell>
          <table:table-cell/>
          <table:table-cell office:value-type="float" office:value="0.0000016388" calcext:value-type="float">
            <text:p>1,64E-06</text:p>
          </table:table-cell>
          <table:table-cell office:value-type="float" office:value="0.000013172" calcext:value-type="float">
            <text:p>1,32E-05</text:p>
          </table:table-cell>
          <table:table-cell/>
          <table:table-cell office:value-type="float" office:value="0.0000034326" calcext:value-type="float">
            <text:p>3,43E-06</text:p>
          </table:table-cell>
          <table:table-cell table:style-name="ce7" office:value-type="float" office:value="0.000059102" calcext:value-type="float">
            <text:p>5,91E-05</text:p>
          </table:table-cell>
          <table:table-cell/>
          <table:table-cell office:value-type="float" office:value="0.0000068885" calcext:value-type="float">
            <text:p>6,89E-06</text:p>
          </table:table-cell>
          <table:table-cell office:value-type="float" office:value="0.000104402" calcext:value-type="float">
            <text:p>0,000104402</text:p>
          </table:table-cell>
          <table:table-cell/>
          <table:table-cell office:value-type="float" office:value="0.000014834" calcext:value-type="float">
            <text:p>1,48E-05</text:p>
          </table:table-cell>
          <table:table-cell office:value-type="float" office:value="0.00013493" calcext:value-type="float">
            <text:p>0,00013493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013352" calcext:value-type="float">
            <text:p>-1,34E-08</text:p>
          </table:table-cell>
          <table:table-cell office:value-type="float" office:value="0.0000012806" calcext:value-type="float">
            <text:p>1,28E-06</text:p>
          </table:table-cell>
          <table:table-cell/>
          <table:table-cell office:value-type="float" office:value="0.0000005513" calcext:value-type="float">
            <text:p>5,51E-07</text:p>
          </table:table-cell>
          <table:table-cell office:value-type="float" office:value="0.0000015481" calcext:value-type="float">
            <text:p>1,55E-06</text:p>
          </table:table-cell>
          <table:table-cell/>
          <table:table-cell office:value-type="float" office:value="0.0000016406" calcext:value-type="float">
            <text:p>1,64E-06</text:p>
          </table:table-cell>
          <table:table-cell office:value-type="float" office:value="0.000015026" calcext:value-type="float">
            <text:p>1,50E-05</text:p>
          </table:table-cell>
          <table:table-cell/>
          <table:table-cell office:value-type="float" office:value="0.0000034042" calcext:value-type="float">
            <text:p>3,40E-06</text:p>
          </table:table-cell>
          <table:table-cell table:style-name="ce7" office:value-type="float" office:value="0.000069225" calcext:value-type="float">
            <text:p>6,92E-05</text:p>
          </table:table-cell>
          <table:table-cell/>
          <table:table-cell office:value-type="float" office:value="0.0000068421" calcext:value-type="float">
            <text:p>6,84E-06</text:p>
          </table:table-cell>
          <table:table-cell office:value-type="float" office:value="0.00012387" calcext:value-type="float">
            <text:p>0,00012387</text:p>
          </table:table-cell>
          <table:table-cell/>
          <table:table-cell office:value-type="float" office:value="0.00001508" calcext:value-type="float">
            <text:p>1,51E-05</text:p>
          </table:table-cell>
          <table:table-cell office:value-type="float" office:value="0.00016094" calcext:value-type="float">
            <text:p>0,00016094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15855" calcext:value-type="float">
            <text:p>-1,59E-08</text:p>
          </table:table-cell>
          <table:table-cell office:value-type="float" office:value="0.000001506" calcext:value-type="float">
            <text:p>1,51E-06</text:p>
          </table:table-cell>
          <table:table-cell/>
          <table:table-cell office:value-type="float" office:value="0.00000054935" calcext:value-type="float">
            <text:p>5,49E-07</text:p>
          </table:table-cell>
          <table:table-cell office:value-type="float" office:value="0.0000018009" calcext:value-type="float">
            <text:p>1,80E-06</text:p>
          </table:table-cell>
          <table:table-cell/>
          <table:table-cell office:value-type="float" office:value="0.0000016381" calcext:value-type="float">
            <text:p>1,64E-06</text:p>
          </table:table-cell>
          <table:table-cell office:value-type="float" office:value="0.000016757" calcext:value-type="float">
            <text:p>1,68E-05</text:p>
          </table:table-cell>
          <table:table-cell/>
          <table:table-cell office:value-type="float" office:value="0.0000034727" calcext:value-type="float">
            <text:p>3,47E-06</text:p>
          </table:table-cell>
          <table:table-cell table:style-name="ce7" office:value-type="float" office:value="0.000079178" calcext:value-type="float">
            <text:p>7,92E-05</text:p>
          </table:table-cell>
          <table:table-cell/>
          <table:table-cell office:value-type="float" office:value="0.0000068109" calcext:value-type="float">
            <text:p>6,81E-06</text:p>
          </table:table-cell>
          <table:table-cell office:value-type="float" office:value="0.00014288" calcext:value-type="float">
            <text:p>0,00014288</text:p>
          </table:table-cell>
          <table:table-cell/>
          <table:table-cell office:value-type="float" office:value="0.00001445" calcext:value-type="float">
            <text:p>1,45E-05</text:p>
          </table:table-cell>
          <table:table-cell office:value-type="float" office:value="0.00018697" calcext:value-type="float">
            <text:p>0,00018697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018014" calcext:value-type="float">
            <text:p>-1,80E-08</text:p>
          </table:table-cell>
          <table:table-cell office:value-type="float" office:value="0.0000017313" calcext:value-type="float">
            <text:p>1,73E-06</text:p>
          </table:table-cell>
          <table:table-cell/>
          <table:table-cell office:value-type="float" office:value="0.0000005447" calcext:value-type="float">
            <text:p>5,45E-07</text:p>
          </table:table-cell>
          <table:table-cell office:value-type="float" office:value="0.0000020545" calcext:value-type="float">
            <text:p>2,05E-06</text:p>
          </table:table-cell>
          <table:table-cell/>
          <table:table-cell office:value-type="float" office:value="0.0000016176" calcext:value-type="float">
            <text:p>1,62E-06</text:p>
          </table:table-cell>
          <table:table-cell office:value-type="float" office:value="0.00001824" calcext:value-type="float">
            <text:p>1,82E-05</text:p>
          </table:table-cell>
          <table:table-cell/>
          <table:table-cell office:value-type="float" office:value="0.0000033715" calcext:value-type="float">
            <text:p>3,37E-06</text:p>
          </table:table-cell>
          <table:table-cell table:style-name="ce7" office:value-type="float" office:value="0.000088223" calcext:value-type="float">
            <text:p>8,82E-05</text:p>
          </table:table-cell>
          <table:table-cell/>
          <table:table-cell office:value-type="float" office:value="0.0000067707" calcext:value-type="float">
            <text:p>6,77E-06</text:p>
          </table:table-cell>
          <table:table-cell office:value-type="float" office:value="0.000161" calcext:value-type="float">
            <text:p>0,000161</text:p>
          </table:table-cell>
          <table:table-cell/>
          <table:table-cell office:value-type="float" office:value="0.000014363" calcext:value-type="float">
            <text:p>1,44E-05</text:p>
          </table:table-cell>
          <table:table-cell office:value-type="float" office:value="0.00021183" calcext:value-type="float">
            <text:p>0,00021183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018673" calcext:value-type="float">
            <text:p>-1,87E-08</text:p>
          </table:table-cell>
          <table:table-cell office:value-type="float" office:value="0.0000019671" calcext:value-type="float">
            <text:p>1,97E-06</text:p>
          </table:table-cell>
          <table:table-cell/>
          <table:table-cell office:value-type="float" office:value="0.00000053891" calcext:value-type="float">
            <text:p>5,39E-07</text:p>
          </table:table-cell>
          <table:table-cell office:value-type="float" office:value="0.0000023166" calcext:value-type="float">
            <text:p>2,32E-06</text:p>
          </table:table-cell>
          <table:table-cell/>
          <table:table-cell office:value-type="float" office:value="0.0000016143" calcext:value-type="float">
            <text:p>1,61E-06</text:p>
          </table:table-cell>
          <table:table-cell office:value-type="float" office:value="0.000019611" calcext:value-type="float">
            <text:p>1,96E-05</text:p>
          </table:table-cell>
          <table:table-cell/>
          <table:table-cell office:value-type="float" office:value="0.0000033532" calcext:value-type="float">
            <text:p>3,35E-06</text:p>
          </table:table-cell>
          <table:table-cell table:style-name="ce7" office:value-type="float" office:value="0.000096946" calcext:value-type="float">
            <text:p>9,69E-05</text:p>
          </table:table-cell>
          <table:table-cell/>
          <table:table-cell office:value-type="float" office:value="0.0000067472" calcext:value-type="float">
            <text:p>6,75E-06</text:p>
          </table:table-cell>
          <table:table-cell office:value-type="float" office:value="0.00017868" calcext:value-type="float">
            <text:p>0,00017868</text:p>
          </table:table-cell>
          <table:table-cell/>
          <table:table-cell office:value-type="float" office:value="0.000014345" calcext:value-type="float">
            <text:p>1,43E-05</text:p>
          </table:table-cell>
          <table:table-cell office:value-type="float" office:value="0.00023639" calcext:value-type="float">
            <text:p>0,0002363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21219" calcext:value-type="float">
            <text:p>-2,12E-08</text:p>
          </table:table-cell>
          <table:table-cell office:value-type="float" office:value="0.0000022012" calcext:value-type="float">
            <text:p>2,20E-06</text:p>
          </table:table-cell>
          <table:table-cell/>
          <table:table-cell office:value-type="float" office:value="0.00000053419" calcext:value-type="float">
            <text:p>5,34E-07</text:p>
          </table:table-cell>
          <table:table-cell office:value-type="float" office:value="0.0000025793" calcext:value-type="float">
            <text:p>2,58E-06</text:p>
          </table:table-cell>
          <table:table-cell/>
          <table:table-cell office:value-type="float" office:value="0.0000016042" calcext:value-type="float">
            <text:p>1,60E-06</text:p>
          </table:table-cell>
          <table:table-cell office:value-type="float" office:value="0.000020901" calcext:value-type="float">
            <text:p>2,09E-05</text:p>
          </table:table-cell>
          <table:table-cell/>
          <table:table-cell office:value-type="float" office:value="0.0000033387" calcext:value-type="float">
            <text:p>3,34E-06</text:p>
          </table:table-cell>
          <table:table-cell office:value-type="float" office:value="0.000104972" calcext:value-type="float">
            <text:p>0,000104972</text:p>
          </table:table-cell>
          <table:table-cell/>
          <table:table-cell office:value-type="float" office:value="0.000006696" calcext:value-type="float">
            <text:p>6,70E-06</text:p>
          </table:table-cell>
          <table:table-cell office:value-type="float" office:value="0.00019577" calcext:value-type="float">
            <text:p>0,00019577</text:p>
          </table:table-cell>
          <table:table-cell/>
          <table:table-cell office:value-type="float" office:value="0.000014428" calcext:value-type="float">
            <text:p>1,44E-05</text:p>
          </table:table-cell>
          <table:table-cell office:value-type="float" office:value="0.00026025" calcext:value-type="float">
            <text:p>0,00026025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-0.000000023639" calcext:value-type="float">
            <text:p>-2,36E-08</text:p>
          </table:table-cell>
          <table:table-cell office:value-type="float" office:value="0.0000024455" calcext:value-type="float">
            <text:p>2,45E-06</text:p>
          </table:table-cell>
          <table:table-cell/>
          <table:table-cell office:value-type="float" office:value="0.0000005324" calcext:value-type="float">
            <text:p>5,32E-07</text:p>
          </table:table-cell>
          <table:table-cell office:value-type="float" office:value="0.000002844" calcext:value-type="float">
            <text:p>2,84E-06</text:p>
          </table:table-cell>
          <table:table-cell/>
          <table:table-cell office:value-type="float" office:value="0.0000015894" calcext:value-type="float">
            <text:p>1,59E-06</text:p>
          </table:table-cell>
          <table:table-cell office:value-type="float" office:value="0.000022137" calcext:value-type="float">
            <text:p>2,21E-05</text:p>
          </table:table-cell>
          <table:table-cell/>
          <table:table-cell office:value-type="float" office:value="0.0000033236" calcext:value-type="float">
            <text:p>3,32E-06</text:p>
          </table:table-cell>
          <table:table-cell office:value-type="float" office:value="0.000112699" calcext:value-type="float">
            <text:p>0,000112699</text:p>
          </table:table-cell>
          <table:table-cell/>
          <table:table-cell office:value-type="float" office:value="0.0000066718" calcext:value-type="float">
            <text:p>6,67E-06</text:p>
          </table:table-cell>
          <table:table-cell office:value-type="float" office:value="0.00021215" calcext:value-type="float">
            <text:p>0,00021215</text:p>
          </table:table-cell>
          <table:table-cell/>
          <table:table-cell office:value-type="float" office:value="0.000014335" calcext:value-type="float">
            <text:p>1,43E-05</text:p>
          </table:table-cell>
          <table:table-cell office:value-type="float" office:value="0.0002834" calcext:value-type="float">
            <text:p>0,0002834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26117" calcext:value-type="float">
            <text:p>-2,61E-08</text:p>
          </table:table-cell>
          <table:table-cell office:value-type="float" office:value="0.0000026901" calcext:value-type="float">
            <text:p>2,69E-06</text:p>
          </table:table-cell>
          <table:table-cell/>
          <table:table-cell office:value-type="float" office:value="0.00000052815" calcext:value-type="float">
            <text:p>5,28E-07</text:p>
          </table:table-cell>
          <table:table-cell office:value-type="float" office:value="0.0000031183" calcext:value-type="float">
            <text:p>3,12E-06</text:p>
          </table:table-cell>
          <table:table-cell/>
          <table:table-cell office:value-type="float" office:value="0.0000015854" calcext:value-type="float">
            <text:p>1,59E-06</text:p>
          </table:table-cell>
          <table:table-cell office:value-type="float" office:value="0.000023257" calcext:value-type="float">
            <text:p>2,33E-05</text:p>
          </table:table-cell>
          <table:table-cell/>
          <table:table-cell office:value-type="float" office:value="0.000003308" calcext:value-type="float">
            <text:p>3,31E-06</text:p>
          </table:table-cell>
          <table:table-cell office:value-type="float" office:value="0.00011979" calcext:value-type="float">
            <text:p>0,00011979</text:p>
          </table:table-cell>
          <table:table-cell/>
          <table:table-cell office:value-type="float" office:value="0.0000066515" calcext:value-type="float">
            <text:p>6,65E-06</text:p>
          </table:table-cell>
          <table:table-cell office:value-type="float" office:value="0.00022758" calcext:value-type="float">
            <text:p>0,00022758</text:p>
          </table:table-cell>
          <table:table-cell/>
          <table:table-cell office:value-type="float" office:value="0.000014208" calcext:value-type="float">
            <text:p>1,42E-05</text:p>
          </table:table-cell>
          <table:table-cell office:value-type="float" office:value="0.00030565" calcext:value-type="float">
            <text:p>0,00030565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29428" calcext:value-type="float">
            <text:p>-2,94E-08</text:p>
          </table:table-cell>
          <table:table-cell office:value-type="float" office:value="0.0000029408" calcext:value-type="float">
            <text:p>2,94E-06</text:p>
          </table:table-cell>
          <table:table-cell/>
          <table:table-cell office:value-type="float" office:value="0.00000052613" calcext:value-type="float">
            <text:p>5,26E-07</text:p>
          </table:table-cell>
          <table:table-cell office:value-type="float" office:value="0.0000033942" calcext:value-type="float">
            <text:p>3,39E-06</text:p>
          </table:table-cell>
          <table:table-cell/>
          <table:table-cell office:value-type="float" office:value="0.0000015856" calcext:value-type="float">
            <text:p>1,59E-06</text:p>
          </table:table-cell>
          <table:table-cell office:value-type="float" office:value="0.000024412" calcext:value-type="float">
            <text:p>2,44E-05</text:p>
          </table:table-cell>
          <table:table-cell/>
          <table:table-cell office:value-type="float" office:value="0.0000032922" calcext:value-type="float">
            <text:p>3,29E-06</text:p>
          </table:table-cell>
          <table:table-cell office:value-type="float" office:value="0.00012629" calcext:value-type="float">
            <text:p>0,00012629</text:p>
          </table:table-cell>
          <table:table-cell/>
          <table:table-cell office:value-type="float" office:value="0.0000066169" calcext:value-type="float">
            <text:p>6,62E-06</text:p>
          </table:table-cell>
          <table:table-cell office:value-type="float" office:value="0.00024248" calcext:value-type="float">
            <text:p>0,00024248</text:p>
          </table:table-cell>
          <table:table-cell/>
          <table:table-cell office:value-type="float" office:value="0.000014414" calcext:value-type="float">
            <text:p>1,44E-05</text:p>
          </table:table-cell>
          <table:table-cell office:value-type="float" office:value="0.00032763" calcext:value-type="float">
            <text:p>0,00032763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-0.000000032384" calcext:value-type="float">
            <text:p>-3,24E-08</text:p>
          </table:table-cell>
          <table:table-cell office:value-type="float" office:value="0.0000032023" calcext:value-type="float">
            <text:p>3,20E-06</text:p>
          </table:table-cell>
          <table:table-cell/>
          <table:table-cell office:value-type="float" office:value="0.00000052039" calcext:value-type="float">
            <text:p>5,20E-07</text:p>
          </table:table-cell>
          <table:table-cell office:value-type="float" office:value="0.0000036737" calcext:value-type="float">
            <text:p>3,67E-06</text:p>
          </table:table-cell>
          <table:table-cell/>
          <table:table-cell office:value-type="float" office:value="0.000001566" calcext:value-type="float">
            <text:p>1,57E-06</text:p>
          </table:table-cell>
          <table:table-cell office:value-type="float" office:value="0.000025452" calcext:value-type="float">
            <text:p>2,55E-05</text:p>
          </table:table-cell>
          <table:table-cell/>
          <table:table-cell office:value-type="float" office:value="0.0000033094" calcext:value-type="float">
            <text:p>3,31E-06</text:p>
          </table:table-cell>
          <table:table-cell office:value-type="float" office:value="0.00013226" calcext:value-type="float">
            <text:p>0,00013226</text:p>
          </table:table-cell>
          <table:table-cell/>
          <table:table-cell office:value-type="float" office:value="0.0000065523" calcext:value-type="float">
            <text:p>6,55E-06</text:p>
          </table:table-cell>
          <table:table-cell office:value-type="float" office:value="0.0002567" calcext:value-type="float">
            <text:p>0,0002567</text:p>
          </table:table-cell>
          <table:table-cell/>
          <table:table-cell office:value-type="float" office:value="0.000014183" calcext:value-type="float">
            <text:p>1,42E-05</text:p>
          </table:table-cell>
          <table:table-cell office:value-type="float" office:value="0.00034852" calcext:value-type="float">
            <text:p>0,00034852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-0.000000034963" calcext:value-type="float">
            <text:p>-3,50E-08</text:p>
          </table:table-cell>
          <table:table-cell office:value-type="float" office:value="0.0000034633" calcext:value-type="float">
            <text:p>3,46E-06</text:p>
          </table:table-cell>
          <table:table-cell/>
          <table:table-cell office:value-type="float" office:value="0.00000051914" calcext:value-type="float">
            <text:p>5,19E-07</text:p>
          </table:table-cell>
          <table:table-cell office:value-type="float" office:value="0.0000039535" calcext:value-type="float">
            <text:p>3,95E-06</text:p>
          </table:table-cell>
          <table:table-cell/>
          <table:table-cell office:value-type="float" office:value="0.0000017442" calcext:value-type="float">
            <text:p>1,74E-06</text:p>
          </table:table-cell>
          <table:table-cell office:value-type="float" office:value="0.000026319" calcext:value-type="float">
            <text:p>2,63E-05</text:p>
          </table:table-cell>
          <table:table-cell/>
          <table:table-cell office:value-type="float" office:value="0.000003263" calcext:value-type="float">
            <text:p>3,26E-06</text:p>
          </table:table-cell>
          <table:table-cell office:value-type="float" office:value="0.0001382" calcext:value-type="float">
            <text:p>0,0001382</text:p>
          </table:table-cell>
          <table:table-cell/>
          <table:table-cell office:value-type="float" office:value="0.0000065589" calcext:value-type="float">
            <text:p>6,56E-06</text:p>
          </table:table-cell>
          <table:table-cell office:value-type="float" office:value="0.00027029" calcext:value-type="float">
            <text:p>0,00027029</text:p>
          </table:table-cell>
          <table:table-cell/>
          <table:table-cell office:value-type="float" office:value="0.00001382" calcext:value-type="float">
            <text:p>1,38E-05</text:p>
          </table:table-cell>
          <table:table-cell office:value-type="float" office:value="0.0003688" calcext:value-type="float">
            <text:p>0,0003688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-0.000000037516" calcext:value-type="float">
            <text:p>-3,75E-08</text:p>
          </table:table-cell>
          <table:table-cell office:value-type="float" office:value="0.000003731" calcext:value-type="float">
            <text:p>3,73E-06</text:p>
          </table:table-cell>
          <table:table-cell/>
          <table:table-cell office:value-type="float" office:value="0.00000051264" calcext:value-type="float">
            <text:p>5,13E-07</text:p>
          </table:table-cell>
          <table:table-cell office:value-type="float" office:value="0.0000042439" calcext:value-type="float">
            <text:p>4,24E-06</text:p>
          </table:table-cell>
          <table:table-cell/>
          <table:table-cell office:value-type="float" office:value="0.0000015518" calcext:value-type="float">
            <text:p>1,55E-06</text:p>
          </table:table-cell>
          <table:table-cell office:value-type="float" office:value="0.000027376" calcext:value-type="float">
            <text:p>2,74E-05</text:p>
          </table:table-cell>
          <table:table-cell/>
          <table:table-cell office:value-type="float" office:value="0.0000033087" calcext:value-type="float">
            <text:p>3,31E-06</text:p>
          </table:table-cell>
          <table:table-cell office:value-type="float" office:value="0.00014348" calcext:value-type="float">
            <text:p>0,00014348</text:p>
          </table:table-cell>
          <table:table-cell/>
          <table:table-cell office:value-type="float" office:value="0.0000065319" calcext:value-type="float">
            <text:p>6,53E-06</text:p>
          </table:table-cell>
          <table:table-cell office:value-type="float" office:value="0.00028331" calcext:value-type="float">
            <text:p>0,00028331</text:p>
          </table:table-cell>
          <table:table-cell/>
          <table:table-cell office:value-type="float" office:value="0.000013693" calcext:value-type="float">
            <text:p>1,37E-05</text:p>
          </table:table-cell>
          <table:table-cell office:value-type="float" office:value="0.00038859" calcext:value-type="float">
            <text:p>0,00038859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40369" calcext:value-type="float">
            <text:p>-4,04E-08</text:p>
          </table:table-cell>
          <table:table-cell office:value-type="float" office:value="0.0000040031" calcext:value-type="float">
            <text:p>4,00E-06</text:p>
          </table:table-cell>
          <table:table-cell/>
          <table:table-cell office:value-type="float" office:value="0.00000051089" calcext:value-type="float">
            <text:p>5,11E-07</text:p>
          </table:table-cell>
          <table:table-cell office:value-type="float" office:value="0.0000045388" calcext:value-type="float">
            <text:p>4,54E-06</text:p>
          </table:table-cell>
          <table:table-cell/>
          <table:table-cell office:value-type="float" office:value="0.0000015475" calcext:value-type="float">
            <text:p>1,55E-06</text:p>
          </table:table-cell>
          <table:table-cell office:value-type="float" office:value="0.000028333" calcext:value-type="float">
            <text:p>2,83E-05</text:p>
          </table:table-cell>
          <table:table-cell/>
          <table:table-cell office:value-type="float" office:value="0.0000032409" calcext:value-type="float">
            <text:p>3,24E-06</text:p>
          </table:table-cell>
          <table:table-cell office:value-type="float" office:value="0.00014849" calcext:value-type="float">
            <text:p>0,00014849</text:p>
          </table:table-cell>
          <table:table-cell/>
          <table:table-cell office:value-type="float" office:value="0.0000064698" calcext:value-type="float">
            <text:p>6,47E-06</text:p>
          </table:table-cell>
          <table:table-cell office:value-type="float" office:value="0.00029573" calcext:value-type="float">
            <text:p>0,00029573</text:p>
          </table:table-cell>
          <table:table-cell/>
          <table:table-cell office:value-type="float" office:value="0.000014093" calcext:value-type="float">
            <text:p>1,41E-05</text:p>
          </table:table-cell>
          <table:table-cell office:value-type="float" office:value="0.00040721" calcext:value-type="float">
            <text:p>0,00040721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43721" calcext:value-type="float">
            <text:p>-4,37E-08</text:p>
          </table:table-cell>
          <table:table-cell office:value-type="float" office:value="0.0000042778" calcext:value-type="float">
            <text:p>4,28E-06</text:p>
          </table:table-cell>
          <table:table-cell/>
          <table:table-cell office:value-type="float" office:value="0.0000005097" calcext:value-type="float">
            <text:p>5,10E-07</text:p>
          </table:table-cell>
          <table:table-cell office:value-type="float" office:value="0.0000048326" calcext:value-type="float">
            <text:p>4,83E-06</text:p>
          </table:table-cell>
          <table:table-cell/>
          <table:table-cell office:value-type="float" office:value="0.0000015401" calcext:value-type="float">
            <text:p>1,54E-06</text:p>
          </table:table-cell>
          <table:table-cell office:value-type="float" office:value="0.000029262" calcext:value-type="float">
            <text:p>2,93E-05</text:p>
          </table:table-cell>
          <table:table-cell/>
          <table:table-cell office:value-type="float" office:value="0.000003295" calcext:value-type="float">
            <text:p>3,30E-06</text:p>
          </table:table-cell>
          <table:table-cell office:value-type="float" office:value="0.00015313" calcext:value-type="float">
            <text:p>0,00015313</text:p>
          </table:table-cell>
          <table:table-cell/>
          <table:table-cell office:value-type="float" office:value="0.0000064494" calcext:value-type="float">
            <text:p>6,45E-06</text:p>
          </table:table-cell>
          <table:table-cell office:value-type="float" office:value="0.00030746" calcext:value-type="float">
            <text:p>0,00030746</text:p>
          </table:table-cell>
          <table:table-cell/>
          <table:table-cell office:value-type="float" office:value="0.000013536" calcext:value-type="float">
            <text:p>1,35E-05</text:p>
          </table:table-cell>
          <table:table-cell office:value-type="float" office:value="0.00042532" calcext:value-type="float">
            <text:p>0,00042532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4664" calcext:value-type="float">
            <text:p>-4,66E-08</text:p>
          </table:table-cell>
          <table:table-cell office:value-type="float" office:value="0.0000045573" calcext:value-type="float">
            <text:p>4,56E-06</text:p>
          </table:table-cell>
          <table:table-cell/>
          <table:table-cell office:value-type="float" office:value="0.00000050745" calcext:value-type="float">
            <text:p>5,07E-07</text:p>
          </table:table-cell>
          <table:table-cell office:value-type="float" office:value="0.0000051397" calcext:value-type="float">
            <text:p>5,14E-06</text:p>
          </table:table-cell>
          <table:table-cell/>
          <table:table-cell office:value-type="float" office:value="0.0000015336" calcext:value-type="float">
            <text:p>1,53E-06</text:p>
          </table:table-cell>
          <table:table-cell office:value-type="float" office:value="0.000030145" calcext:value-type="float">
            <text:p>3,01E-05</text:p>
          </table:table-cell>
          <table:table-cell/>
          <table:table-cell office:value-type="float" office:value="0.0000032153" calcext:value-type="float">
            <text:p>3,22E-06</text:p>
          </table:table-cell>
          <table:table-cell office:value-type="float" office:value="0.00015763" calcext:value-type="float">
            <text:p>0,00015763</text:p>
          </table:table-cell>
          <table:table-cell/>
          <table:table-cell office:value-type="float" office:value="0.0000064416" calcext:value-type="float">
            <text:p>6,44E-06</text:p>
          </table:table-cell>
          <table:table-cell office:value-type="float" office:value="0.00031837" calcext:value-type="float">
            <text:p>0,00031837</text:p>
          </table:table-cell>
          <table:table-cell/>
          <table:table-cell office:value-type="float" office:value="0.000013845" calcext:value-type="float">
            <text:p>1,38E-05</text:p>
          </table:table-cell>
          <table:table-cell office:value-type="float" office:value="0.00044279" calcext:value-type="float">
            <text:p>0,0004427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49755" calcext:value-type="float">
            <text:p>-4,98E-08</text:p>
          </table:table-cell>
          <table:table-cell office:value-type="float" office:value="0.0000048485" calcext:value-type="float">
            <text:p>4,85E-06</text:p>
          </table:table-cell>
          <table:table-cell/>
          <table:table-cell office:value-type="float" office:value="0.00000050509" calcext:value-type="float">
            <text:p>5,05E-07</text:p>
          </table:table-cell>
          <table:table-cell office:value-type="float" office:value="0.0000054432" calcext:value-type="float">
            <text:p>5,44E-06</text:p>
          </table:table-cell>
          <table:table-cell/>
          <table:table-cell office:value-type="float" office:value="0.000001529" calcext:value-type="float">
            <text:p>1,53E-06</text:p>
          </table:table-cell>
          <table:table-cell office:value-type="float" office:value="0.000030998" calcext:value-type="float">
            <text:p>3,10E-05</text:p>
          </table:table-cell>
          <table:table-cell/>
          <table:table-cell office:value-type="float" office:value="0.0000032042" calcext:value-type="float">
            <text:p>3,20E-06</text:p>
          </table:table-cell>
          <table:table-cell office:value-type="float" office:value="0.00016178" calcext:value-type="float">
            <text:p>0,00016178</text:p>
          </table:table-cell>
          <table:table-cell/>
          <table:table-cell office:value-type="float" office:value="0.0000064147" calcext:value-type="float">
            <text:p>6,41E-06</text:p>
          </table:table-cell>
          <table:table-cell office:value-type="float" office:value="0.00032877" calcext:value-type="float">
            <text:p>0,00032877</text:p>
          </table:table-cell>
          <table:table-cell/>
          <table:table-cell office:value-type="float" office:value="0.00001347" calcext:value-type="float">
            <text:p>1,35E-05</text:p>
          </table:table-cell>
          <table:table-cell office:value-type="float" office:value="0.00045926" calcext:value-type="float">
            <text:p>0,0004592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-0.00000005284" calcext:value-type="float">
            <text:p>-5,28E-08</text:p>
          </table:table-cell>
          <table:table-cell office:value-type="float" office:value="0.0000051355" calcext:value-type="float">
            <text:p>5,14E-06</text:p>
          </table:table-cell>
          <table:table-cell/>
          <table:table-cell office:value-type="float" office:value="0.0000005032" calcext:value-type="float">
            <text:p>5,03E-07</text:p>
          </table:table-cell>
          <table:table-cell office:value-type="float" office:value="0.0000057579" calcext:value-type="float">
            <text:p>5,76E-06</text:p>
          </table:table-cell>
          <table:table-cell/>
          <table:table-cell office:value-type="float" office:value="0.0000015255" calcext:value-type="float">
            <text:p>1,53E-06</text:p>
          </table:table-cell>
          <table:table-cell office:value-type="float" office:value="0.000031921" calcext:value-type="float">
            <text:p>3,19E-05</text:p>
          </table:table-cell>
          <table:table-cell/>
          <table:table-cell office:value-type="float" office:value="0.0000033046" calcext:value-type="float">
            <text:p>3,30E-06</text:p>
          </table:table-cell>
          <table:table-cell office:value-type="float" office:value="0.00016563" calcext:value-type="float">
            <text:p>0,00016563</text:p>
          </table:table-cell>
          <table:table-cell/>
          <table:table-cell office:value-type="float" office:value="0.0000063798" calcext:value-type="float">
            <text:p>6,38E-06</text:p>
          </table:table-cell>
          <table:table-cell office:value-type="float" office:value="0.00033863" calcext:value-type="float">
            <text:p>0,00033863</text:p>
          </table:table-cell>
          <table:table-cell/>
          <table:table-cell office:value-type="float" office:value="0.000013239" calcext:value-type="float">
            <text:p>1,32E-05</text:p>
          </table:table-cell>
          <table:table-cell office:value-type="float" office:value="0.00047503" calcext:value-type="float">
            <text:p>0,00047503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-0.000000056763" calcext:value-type="float">
            <text:p>-5,68E-08</text:p>
          </table:table-cell>
          <table:table-cell office:value-type="float" office:value="0.0000054305" calcext:value-type="float">
            <text:p>5,43E-06</text:p>
          </table:table-cell>
          <table:table-cell/>
          <table:table-cell office:value-type="float" office:value="0.00000049934" calcext:value-type="float">
            <text:p>4,99E-07</text:p>
          </table:table-cell>
          <table:table-cell office:value-type="float" office:value="0.0000060811" calcext:value-type="float">
            <text:p>6,08E-06</text:p>
          </table:table-cell>
          <table:table-cell/>
          <table:table-cell office:value-type="float" office:value="0.0000015117" calcext:value-type="float">
            <text:p>1,51E-06</text:p>
          </table:table-cell>
          <table:table-cell office:value-type="float" office:value="0.00003283" calcext:value-type="float">
            <text:p>3,28E-05</text:p>
          </table:table-cell>
          <table:table-cell/>
          <table:table-cell office:value-type="float" office:value="0.0000031964" calcext:value-type="float">
            <text:p>3,20E-06</text:p>
          </table:table-cell>
          <table:table-cell office:value-type="float" office:value="0.00016934" calcext:value-type="float">
            <text:p>0,00016934</text:p>
          </table:table-cell>
          <table:table-cell/>
          <table:table-cell office:value-type="float" office:value="0.0000063503" calcext:value-type="float">
            <text:p>6,35E-06</text:p>
          </table:table-cell>
          <table:table-cell office:value-type="float" office:value="0.00034811" calcext:value-type="float">
            <text:p>0,00034811</text:p>
          </table:table-cell>
          <table:table-cell/>
          <table:table-cell office:value-type="float" office:value="0.000013284" calcext:value-type="float">
            <text:p>1,33E-05</text:p>
          </table:table-cell>
          <table:table-cell office:value-type="float" office:value="0.00049025" calcext:value-type="float">
            <text:p>0,00049025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-0.000000059907" calcext:value-type="float">
            <text:p>-5,99E-08</text:p>
          </table:table-cell>
          <table:table-cell office:value-type="float" office:value="0.0000057379" calcext:value-type="float">
            <text:p>5,74E-06</text:p>
          </table:table-cell>
          <table:table-cell/>
          <table:table-cell office:value-type="float" office:value="0.00000049831" calcext:value-type="float">
            <text:p>4,98E-07</text:p>
          </table:table-cell>
          <table:table-cell office:value-type="float" office:value="0.0000063972" calcext:value-type="float">
            <text:p>6,40E-06</text:p>
          </table:table-cell>
          <table:table-cell/>
          <table:table-cell office:value-type="float" office:value="0.0000015098" calcext:value-type="float">
            <text:p>1,51E-06</text:p>
          </table:table-cell>
          <table:table-cell office:value-type="float" office:value="0.000033776" calcext:value-type="float">
            <text:p>3,38E-05</text:p>
          </table:table-cell>
          <table:table-cell/>
          <table:table-cell office:value-type="float" office:value="0.0000031803" calcext:value-type="float">
            <text:p>3,18E-06</text:p>
          </table:table-cell>
          <table:table-cell office:value-type="float" office:value="0.00017291" calcext:value-type="float">
            <text:p>0,00017291</text:p>
          </table:table-cell>
          <table:table-cell/>
          <table:table-cell office:value-type="float" office:value="0.0000063368" calcext:value-type="float">
            <text:p>6,34E-06</text:p>
          </table:table-cell>
          <table:table-cell office:value-type="float" office:value="0.00035675" calcext:value-type="float">
            <text:p>0,00035675</text:p>
          </table:table-cell>
          <table:table-cell/>
          <table:table-cell office:value-type="float" office:value="0.000013196" calcext:value-type="float">
            <text:p>1,32E-05</text:p>
          </table:table-cell>
          <table:table-cell office:value-type="float" office:value="0.00050491" calcext:value-type="float">
            <text:p>0,00050491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-0.000000063958" calcext:value-type="float">
            <text:p>-6,40E-08</text:p>
          </table:table-cell>
          <table:table-cell office:value-type="float" office:value="0.0000060399" calcext:value-type="float">
            <text:p>6,04E-06</text:p>
          </table:table-cell>
          <table:table-cell/>
          <table:table-cell office:value-type="float" office:value="0.00000049661" calcext:value-type="float">
            <text:p>4,97E-07</text:p>
          </table:table-cell>
          <table:table-cell office:value-type="float" office:value="0.0000067233" calcext:value-type="float">
            <text:p>6,72E-06</text:p>
          </table:table-cell>
          <table:table-cell/>
          <table:table-cell office:value-type="float" office:value="0.0000015072" calcext:value-type="float">
            <text:p>1,51E-06</text:p>
          </table:table-cell>
          <table:table-cell office:value-type="float" office:value="0.000034586" calcext:value-type="float">
            <text:p>3,46E-05</text:p>
          </table:table-cell>
          <table:table-cell/>
          <table:table-cell office:value-type="float" office:value="0.000003173" calcext:value-type="float">
            <text:p>3,17E-06</text:p>
          </table:table-cell>
          <table:table-cell office:value-type="float" office:value="0.00017629" calcext:value-type="float">
            <text:p>0,00017629</text:p>
          </table:table-cell>
          <table:table-cell/>
          <table:table-cell office:value-type="float" office:value="0.0000063467" calcext:value-type="float">
            <text:p>6,35E-06</text:p>
          </table:table-cell>
          <table:table-cell office:value-type="float" office:value="0.00036535" calcext:value-type="float">
            <text:p>0,00036535</text:p>
          </table:table-cell>
          <table:table-cell/>
          <table:table-cell office:value-type="float" office:value="0.000013649" calcext:value-type="float">
            <text:p>1,36E-05</text:p>
          </table:table-cell>
          <table:table-cell office:value-type="float" office:value="0.00051873" calcext:value-type="float">
            <text:p>0,0005187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-0.000000067937" calcext:value-type="float">
            <text:p>-6,79E-08</text:p>
          </table:table-cell>
          <table:table-cell office:value-type="float" office:value="0.00000636" calcext:value-type="float">
            <text:p>6,36E-06</text:p>
          </table:table-cell>
          <table:table-cell/>
          <table:table-cell office:value-type="float" office:value="0.00000049266" calcext:value-type="float">
            <text:p>4,93E-07</text:p>
          </table:table-cell>
          <table:table-cell office:value-type="float" office:value="0.0000070546" calcext:value-type="float">
            <text:p>7,05E-06</text:p>
          </table:table-cell>
          <table:table-cell/>
          <table:table-cell office:value-type="float" office:value="0.0000014992" calcext:value-type="float">
            <text:p>1,50E-06</text:p>
          </table:table-cell>
          <table:table-cell office:value-type="float" office:value="0.000035479" calcext:value-type="float">
            <text:p>3,55E-05</text:p>
          </table:table-cell>
          <table:table-cell/>
          <table:table-cell office:value-type="float" office:value="0.000003183" calcext:value-type="float">
            <text:p>3,18E-06</text:p>
          </table:table-cell>
          <table:table-cell office:value-type="float" office:value="0.0001796" calcext:value-type="float">
            <text:p>0,0001796</text:p>
          </table:table-cell>
          <table:table-cell/>
          <table:table-cell office:value-type="float" office:value="0.0000063165" calcext:value-type="float">
            <text:p>6,32E-06</text:p>
          </table:table-cell>
          <table:table-cell office:value-type="float" office:value="0.00037278" calcext:value-type="float">
            <text:p>0,00037278</text:p>
          </table:table-cell>
          <table:table-cell/>
          <table:table-cell office:value-type="float" office:value="0.000013611" calcext:value-type="float">
            <text:p>1,36E-05</text:p>
          </table:table-cell>
          <table:table-cell office:value-type="float" office:value="0.00053196" calcext:value-type="float">
            <text:p>0,00053196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-0.000000071978" calcext:value-type="float">
            <text:p>-7,20E-08</text:p>
          </table:table-cell>
          <table:table-cell office:value-type="float" office:value="0.0000066743" calcext:value-type="float">
            <text:p>6,67E-06</text:p>
          </table:table-cell>
          <table:table-cell/>
          <table:table-cell office:value-type="float" office:value="0.00000049151" calcext:value-type="float">
            <text:p>4,92E-07</text:p>
          </table:table-cell>
          <table:table-cell office:value-type="float" office:value="0.0000073897" calcext:value-type="float">
            <text:p>7,39E-06</text:p>
          </table:table-cell>
          <table:table-cell/>
          <table:table-cell office:value-type="float" office:value="0.0000014921" calcext:value-type="float">
            <text:p>1,49E-06</text:p>
          </table:table-cell>
          <table:table-cell office:value-type="float" office:value="0.000036311" calcext:value-type="float">
            <text:p>3,63E-05</text:p>
          </table:table-cell>
          <table:table-cell/>
          <table:table-cell office:value-type="float" office:value="0.000003154" calcext:value-type="float">
            <text:p>3,15E-06</text:p>
          </table:table-cell>
          <table:table-cell office:value-type="float" office:value="0.00018261" calcext:value-type="float">
            <text:p>0,00018261</text:p>
          </table:table-cell>
          <table:table-cell/>
          <table:table-cell office:value-type="float" office:value="0.0000062967" calcext:value-type="float">
            <text:p>6,30E-06</text:p>
          </table:table-cell>
          <table:table-cell office:value-type="float" office:value="0.00038045" calcext:value-type="float">
            <text:p>0,00038045</text:p>
          </table:table-cell>
          <table:table-cell/>
          <table:table-cell office:value-type="float" office:value="0.00001306" calcext:value-type="float">
            <text:p>1,31E-05</text:p>
          </table:table-cell>
          <table:table-cell office:value-type="float" office:value="0.00054466" calcext:value-type="float">
            <text:p>0,0005446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-0.000000075922" calcext:value-type="float">
            <text:p>-7,59E-08</text:p>
          </table:table-cell>
          <table:table-cell office:value-type="float" office:value="0.0000070018" calcext:value-type="float">
            <text:p>7,00E-06</text:p>
          </table:table-cell>
          <table:table-cell/>
          <table:table-cell office:value-type="float" office:value="0.00000049037" calcext:value-type="float">
            <text:p>4,90E-07</text:p>
          </table:table-cell>
          <table:table-cell office:value-type="float" office:value="0.0000077664" calcext:value-type="float">
            <text:p>7,77E-06</text:p>
          </table:table-cell>
          <table:table-cell/>
          <table:table-cell office:value-type="float" office:value="0.0000014915" calcext:value-type="float">
            <text:p>1,49E-06</text:p>
          </table:table-cell>
          <table:table-cell office:value-type="float" office:value="0.000037227" calcext:value-type="float">
            <text:p>3,72E-05</text:p>
          </table:table-cell>
          <table:table-cell/>
          <table:table-cell office:value-type="float" office:value="0.0000031313" calcext:value-type="float">
            <text:p>3,13E-06</text:p>
          </table:table-cell>
          <table:table-cell office:value-type="float" office:value="0.00018522" calcext:value-type="float">
            <text:p>0,00018522</text:p>
          </table:table-cell>
          <table:table-cell/>
          <table:table-cell office:value-type="float" office:value="0.0000062776" calcext:value-type="float">
            <text:p>6,28E-06</text:p>
          </table:table-cell>
          <table:table-cell office:value-type="float" office:value="0.00038733" calcext:value-type="float">
            <text:p>0,00038733</text:p>
          </table:table-cell>
          <table:table-cell/>
          <table:table-cell office:value-type="float" office:value="0.00001307" calcext:value-type="float">
            <text:p>1,31E-05</text:p>
          </table:table-cell>
          <table:table-cell office:value-type="float" office:value="0.00055619" calcext:value-type="float">
            <text:p>0,00055619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-0.000000080502" calcext:value-type="float">
            <text:p>-8,05E-08</text:p>
          </table:table-cell>
          <table:table-cell office:value-type="float" office:value="0.0000073406" calcext:value-type="float">
            <text:p>7,34E-06</text:p>
          </table:table-cell>
          <table:table-cell/>
          <table:table-cell office:value-type="float" office:value="0.00000048832" calcext:value-type="float">
            <text:p>4,88E-07</text:p>
          </table:table-cell>
          <table:table-cell office:value-type="float" office:value="0.0000081099" calcext:value-type="float">
            <text:p>8,11E-06</text:p>
          </table:table-cell>
          <table:table-cell/>
          <table:table-cell office:value-type="float" office:value="0.000001483" calcext:value-type="float">
            <text:p>1,48E-06</text:p>
          </table:table-cell>
          <table:table-cell office:value-type="float" office:value="0.000038158" calcext:value-type="float">
            <text:p>3,82E-05</text:p>
          </table:table-cell>
          <table:table-cell/>
          <table:table-cell office:value-type="float" office:value="0.000003126" calcext:value-type="float">
            <text:p>3,13E-06</text:p>
          </table:table-cell>
          <table:table-cell office:value-type="float" office:value="0.00018845" calcext:value-type="float">
            <text:p>0,00018845</text:p>
          </table:table-cell>
          <table:table-cell/>
          <table:table-cell office:value-type="float" office:value="0.0000062839" calcext:value-type="float">
            <text:p>6,28E-06</text:p>
          </table:table-cell>
          <table:table-cell office:value-type="float" office:value="0.00039391" calcext:value-type="float">
            <text:p>0,00039391</text:p>
          </table:table-cell>
          <table:table-cell/>
          <table:table-cell office:value-type="float" office:value="0.000012992" calcext:value-type="float">
            <text:p>1,30E-05</text:p>
          </table:table-cell>
          <table:table-cell office:value-type="float" office:value="0.00056804" calcext:value-type="float">
            <text:p>0,00056804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84622" calcext:value-type="float">
            <text:p>-8,46E-08</text:p>
          </table:table-cell>
          <table:table-cell office:value-type="float" office:value="0.0000076689" calcext:value-type="float">
            <text:p>7,67E-06</text:p>
          </table:table-cell>
          <table:table-cell/>
          <table:table-cell office:value-type="float" office:value="0.00000048456" calcext:value-type="float">
            <text:p>4,85E-07</text:p>
          </table:table-cell>
          <table:table-cell office:value-type="float" office:value="0.0000084684" calcext:value-type="float">
            <text:p>8,47E-06</text:p>
          </table:table-cell>
          <table:table-cell/>
          <table:table-cell office:value-type="float" office:value="0.0000014788" calcext:value-type="float">
            <text:p>1,48E-06</text:p>
          </table:table-cell>
          <table:table-cell office:value-type="float" office:value="0.000038925" calcext:value-type="float">
            <text:p>3,89E-05</text:p>
          </table:table-cell>
          <table:table-cell/>
          <table:table-cell office:value-type="float" office:value="0.0000031509" calcext:value-type="float">
            <text:p>3,15E-06</text:p>
          </table:table-cell>
          <table:table-cell office:value-type="float" office:value="0.00019109" calcext:value-type="float">
            <text:p>0,00019109</text:p>
          </table:table-cell>
          <table:table-cell/>
          <table:table-cell office:value-type="float" office:value="0.0000062473" calcext:value-type="float">
            <text:p>6,25E-06</text:p>
          </table:table-cell>
          <table:table-cell office:value-type="float" office:value="0.00040095" calcext:value-type="float">
            <text:p>0,00040095</text:p>
          </table:table-cell>
          <table:table-cell/>
          <table:table-cell office:value-type="float" office:value="0.000013011" calcext:value-type="float">
            <text:p>1,30E-05</text:p>
          </table:table-cell>
          <table:table-cell office:value-type="float" office:value="0.00057905" calcext:value-type="float">
            <text:p>0,0005790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90698" calcext:value-type="float">
            <text:p>-9,07E-08</text:p>
          </table:table-cell>
          <table:table-cell office:value-type="float" office:value="0.0000079998" calcext:value-type="float">
            <text:p>8,00E-06</text:p>
          </table:table-cell>
          <table:table-cell/>
          <table:table-cell office:value-type="float" office:value="0.00000048179" calcext:value-type="float">
            <text:p>4,82E-07</text:p>
          </table:table-cell>
          <table:table-cell office:value-type="float" office:value="0.0000088303" calcext:value-type="float">
            <text:p>8,83E-06</text:p>
          </table:table-cell>
          <table:table-cell/>
          <table:table-cell office:value-type="float" office:value="0.0000014775" calcext:value-type="float">
            <text:p>1,48E-06</text:p>
          </table:table-cell>
          <table:table-cell office:value-type="float" office:value="0.000039765" calcext:value-type="float">
            <text:p>3,98E-05</text:p>
          </table:table-cell>
          <table:table-cell/>
          <table:table-cell office:value-type="float" office:value="0.0000031082" calcext:value-type="float">
            <text:p>3,11E-06</text:p>
          </table:table-cell>
          <table:table-cell office:value-type="float" office:value="0.00019365" calcext:value-type="float">
            <text:p>0,00019365</text:p>
          </table:table-cell>
          <table:table-cell/>
          <table:table-cell office:value-type="float" office:value="0.0000062511" calcext:value-type="float">
            <text:p>6,25E-06</text:p>
          </table:table-cell>
          <table:table-cell office:value-type="float" office:value="0.00040633" calcext:value-type="float">
            <text:p>0,00040633</text:p>
          </table:table-cell>
          <table:table-cell/>
          <table:table-cell office:value-type="float" office:value="0.000012943" calcext:value-type="float">
            <text:p>1,29E-05</text:p>
          </table:table-cell>
          <table:table-cell office:value-type="float" office:value="0.00058771" calcext:value-type="float">
            <text:p>0,00058771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-0.00000009635" calcext:value-type="float">
            <text:p>-9,64E-08</text:p>
          </table:table-cell>
          <table:table-cell office:value-type="float" office:value="0.000008352" calcext:value-type="float">
            <text:p>8,35E-06</text:p>
          </table:table-cell>
          <table:table-cell/>
          <table:table-cell office:value-type="float" office:value="0.00000047462" calcext:value-type="float">
            <text:p>4,75E-07</text:p>
          </table:table-cell>
          <table:table-cell office:value-type="float" office:value="0.0000091638" calcext:value-type="float">
            <text:p>9,16E-06</text:p>
          </table:table-cell>
          <table:table-cell/>
          <table:table-cell office:value-type="float" office:value="0.000001449" calcext:value-type="float">
            <text:p>1,45E-06</text:p>
          </table:table-cell>
          <table:table-cell office:value-type="float" office:value="0.000040675" calcext:value-type="float">
            <text:p>4,07E-05</text:p>
          </table:table-cell>
          <table:table-cell/>
          <table:table-cell office:value-type="float" office:value="0.0000030987" calcext:value-type="float">
            <text:p>3,10E-06</text:p>
          </table:table-cell>
          <table:table-cell office:value-type="float" office:value="0.00019623" calcext:value-type="float">
            <text:p>0,00019623</text:p>
          </table:table-cell>
          <table:table-cell/>
          <table:table-cell office:value-type="float" office:value="0.0000062381" calcext:value-type="float">
            <text:p>6,24E-06</text:p>
          </table:table-cell>
          <table:table-cell office:value-type="float" office:value="0.00041169" calcext:value-type="float">
            <text:p>0,00041169</text:p>
          </table:table-cell>
          <table:table-cell/>
          <table:table-cell office:value-type="float" office:value="0.000013345" calcext:value-type="float">
            <text:p>1,33E-05</text:p>
          </table:table-cell>
          <table:table-cell office:value-type="float" office:value="0.0005976" calcext:value-type="float">
            <text:p>0,000597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-0.000000102301" calcext:value-type="float">
            <text:p>-1,02E-07</text:p>
          </table:table-cell>
          <table:table-cell office:value-type="float" office:value="0.0000087025" calcext:value-type="float">
            <text:p>8,70E-06</text:p>
          </table:table-cell>
          <table:table-cell/>
          <table:table-cell office:value-type="float" office:value="0.00000047571" calcext:value-type="float">
            <text:p>4,76E-07</text:p>
          </table:table-cell>
          <table:table-cell office:value-type="float" office:value="0.0000095369" calcext:value-type="float">
            <text:p>9,54E-06</text:p>
          </table:table-cell>
          <table:table-cell/>
          <table:table-cell office:value-type="float" office:value="0.000001481" calcext:value-type="float">
            <text:p>1,48E-06</text:p>
          </table:table-cell>
          <table:table-cell office:value-type="float" office:value="0.000041582" calcext:value-type="float">
            <text:p>4,16E-05</text:p>
          </table:table-cell>
          <table:table-cell/>
          <table:table-cell office:value-type="float" office:value="0.0000031013" calcext:value-type="float">
            <text:p>3,10E-06</text:p>
          </table:table-cell>
          <table:table-cell office:value-type="float" office:value="0.00019868" calcext:value-type="float">
            <text:p>0,00019868</text:p>
          </table:table-cell>
          <table:table-cell/>
          <table:table-cell office:value-type="float" office:value="0.0000062412" calcext:value-type="float">
            <text:p>6,24E-06</text:p>
          </table:table-cell>
          <table:table-cell office:value-type="float" office:value="0.00041601" calcext:value-type="float">
            <text:p>0,00041601</text:p>
          </table:table-cell>
          <table:table-cell/>
          <table:table-cell office:value-type="float" office:value="0.000012941" calcext:value-type="float">
            <text:p>1,29E-05</text:p>
          </table:table-cell>
          <table:table-cell office:value-type="float" office:value="0.00060687" calcext:value-type="float">
            <text:p>0,00060687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-0.000000108308" calcext:value-type="float">
            <text:p>-1,08E-07</text:p>
          </table:table-cell>
          <table:table-cell office:value-type="float" office:value="0.0000090581" calcext:value-type="float">
            <text:p>9,06E-06</text:p>
          </table:table-cell>
          <table:table-cell/>
          <table:table-cell office:value-type="float" office:value="0.00000048068" calcext:value-type="float">
            <text:p>4,81E-07</text:p>
          </table:table-cell>
          <table:table-cell office:value-type="float" office:value="0.0000098913" calcext:value-type="float">
            <text:p>9,89E-06</text:p>
          </table:table-cell>
          <table:table-cell/>
          <table:table-cell office:value-type="float" office:value="0.0000014672" calcext:value-type="float">
            <text:p>1,47E-06</text:p>
          </table:table-cell>
          <table:table-cell office:value-type="float" office:value="0.000042501" calcext:value-type="float">
            <text:p>4,25E-05</text:p>
          </table:table-cell>
          <table:table-cell/>
          <table:table-cell office:value-type="float" office:value="0.0000031315" calcext:value-type="float">
            <text:p>3,13E-06</text:p>
          </table:table-cell>
          <table:table-cell office:value-type="float" office:value="0.00020063" calcext:value-type="float">
            <text:p>0,00020063</text:p>
          </table:table-cell>
          <table:table-cell/>
          <table:table-cell office:value-type="float" office:value="0.0000062329" calcext:value-type="float">
            <text:p>6,23E-06</text:p>
          </table:table-cell>
          <table:table-cell office:value-type="float" office:value="0.00042206" calcext:value-type="float">
            <text:p>0,00042206</text:p>
          </table:table-cell>
          <table:table-cell/>
          <table:table-cell office:value-type="float" office:value="0.000012951" calcext:value-type="float">
            <text:p>1,30E-05</text:p>
          </table:table-cell>
          <table:table-cell office:value-type="float" office:value="0.00061706" calcext:value-type="float">
            <text:p>0,0006170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-0.000000114592" calcext:value-type="float">
            <text:p>-1,15E-07</text:p>
          </table:table-cell>
          <table:table-cell office:value-type="float" office:value="0.000009432" calcext:value-type="float">
            <text:p>9,43E-06</text:p>
          </table:table-cell>
          <table:table-cell/>
          <table:table-cell office:value-type="float" office:value="0.00000046805" calcext:value-type="float">
            <text:p>4,68E-07</text:p>
          </table:table-cell>
          <table:table-cell office:value-type="float" office:value="0.0000102944" calcext:value-type="float">
            <text:p>1,03E-05</text:p>
          </table:table-cell>
          <table:table-cell/>
          <table:table-cell office:value-type="float" office:value="0.0000014653" calcext:value-type="float">
            <text:p>1,47E-06</text:p>
          </table:table-cell>
          <table:table-cell office:value-type="float" office:value="0.00004325" calcext:value-type="float">
            <text:p>4,33E-05</text:p>
          </table:table-cell>
          <table:table-cell/>
          <table:table-cell office:value-type="float" office:value="0.0000030895" calcext:value-type="float">
            <text:p>3,09E-06</text:p>
          </table:table-cell>
          <table:table-cell office:value-type="float" office:value="0.00020345" calcext:value-type="float">
            <text:p>0,00020345</text:p>
          </table:table-cell>
          <table:table-cell/>
          <table:table-cell office:value-type="float" office:value="0.0000062249" calcext:value-type="float">
            <text:p>6,22E-06</text:p>
          </table:table-cell>
          <table:table-cell office:value-type="float" office:value="0.00042682" calcext:value-type="float">
            <text:p>0,00042682</text:p>
          </table:table-cell>
          <table:table-cell/>
          <table:table-cell office:value-type="float" office:value="0.000012871" calcext:value-type="float">
            <text:p>1,29E-05</text:p>
          </table:table-cell>
          <table:table-cell office:value-type="float" office:value="0.00062532" calcext:value-type="float">
            <text:p>0,0006253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-0.00000012063" calcext:value-type="float">
            <text:p>-1,21E-07</text:p>
          </table:table-cell>
          <table:table-cell office:value-type="float" office:value="0.0000097975" calcext:value-type="float">
            <text:p>9,80E-06</text:p>
          </table:table-cell>
          <table:table-cell/>
          <table:table-cell office:value-type="float" office:value="0.00000046501" calcext:value-type="float">
            <text:p>4,65E-07</text:p>
          </table:table-cell>
          <table:table-cell office:value-type="float" office:value="0.0000106996" calcext:value-type="float">
            <text:p>1,07E-05</text:p>
          </table:table-cell>
          <table:table-cell/>
          <table:table-cell office:value-type="float" office:value="0.0000014705" calcext:value-type="float">
            <text:p>1,47E-06</text:p>
          </table:table-cell>
          <table:table-cell office:value-type="float" office:value="0.000044202" calcext:value-type="float">
            <text:p>4,42E-05</text:p>
          </table:table-cell>
          <table:table-cell/>
          <table:table-cell office:value-type="float" office:value="0.000003077" calcext:value-type="float">
            <text:p>3,08E-06</text:p>
          </table:table-cell>
          <table:table-cell office:value-type="float" office:value="0.00020527" calcext:value-type="float">
            <text:p>0,00020527</text:p>
          </table:table-cell>
          <table:table-cell/>
          <table:table-cell office:value-type="float" office:value="0.0000061835" calcext:value-type="float">
            <text:p>6,18E-06</text:p>
          </table:table-cell>
          <table:table-cell office:value-type="float" office:value="0.00043198" calcext:value-type="float">
            <text:p>0,00043198</text:p>
          </table:table-cell>
          <table:table-cell/>
          <table:table-cell office:value-type="float" office:value="0.00001289" calcext:value-type="float">
            <text:p>1,29E-05</text:p>
          </table:table-cell>
          <table:table-cell office:value-type="float" office:value="0.00063253" calcext:value-type="float">
            <text:p>0,00063253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1269" calcext:value-type="float">
            <text:p>-1,27E-07</text:p>
          </table:table-cell>
          <table:table-cell office:value-type="float" office:value="0.0000101564" calcext:value-type="float">
            <text:p>1,02E-05</text:p>
          </table:table-cell>
          <table:table-cell/>
          <table:table-cell office:value-type="float" office:value="0.00000046226" calcext:value-type="float">
            <text:p>4,62E-07</text:p>
          </table:table-cell>
          <table:table-cell office:value-type="float" office:value="0.0000110803" calcext:value-type="float">
            <text:p>1,11E-05</text:p>
          </table:table-cell>
          <table:table-cell/>
          <table:table-cell office:value-type="float" office:value="0.000001459" calcext:value-type="float">
            <text:p>1,46E-06</text:p>
          </table:table-cell>
          <table:table-cell office:value-type="float" office:value="0.000045017" calcext:value-type="float">
            <text:p>4,50E-05</text:p>
          </table:table-cell>
          <table:table-cell/>
          <table:table-cell office:value-type="float" office:value="0.0000032221" calcext:value-type="float">
            <text:p>3,22E-06</text:p>
          </table:table-cell>
          <table:table-cell office:value-type="float" office:value="0.00020798" calcext:value-type="float">
            <text:p>0,00020798</text:p>
          </table:table-cell>
          <table:table-cell/>
          <table:table-cell office:value-type="float" office:value="0.0000061656" calcext:value-type="float">
            <text:p>6,17E-06</text:p>
          </table:table-cell>
          <table:table-cell office:value-type="float" office:value="0.00043683" calcext:value-type="float">
            <text:p>0,00043683</text:p>
          </table:table-cell>
          <table:table-cell/>
          <table:table-cell office:value-type="float" office:value="0.000013279" calcext:value-type="float">
            <text:p>1,33E-05</text:p>
          </table:table-cell>
          <table:table-cell office:value-type="float" office:value="0.00064021" calcext:value-type="float">
            <text:p>0,00064021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-0.0000001356" calcext:value-type="float">
            <text:p>-1,36E-07</text:p>
          </table:table-cell>
          <table:table-cell office:value-type="float" office:value="0.0000105466" calcext:value-type="float">
            <text:p>1,05E-05</text:p>
          </table:table-cell>
          <table:table-cell/>
          <table:table-cell office:value-type="float" office:value="0.00000046" calcext:value-type="float">
            <text:p>4,60E-07</text:p>
          </table:table-cell>
          <table:table-cell office:value-type="float" office:value="0.000011484" calcext:value-type="float">
            <text:p>1,15E-05</text:p>
          </table:table-cell>
          <table:table-cell/>
          <table:table-cell office:value-type="float" office:value="0.0000014567" calcext:value-type="float">
            <text:p>1,46E-06</text:p>
          </table:table-cell>
          <table:table-cell office:value-type="float" office:value="0.000046065" calcext:value-type="float">
            <text:p>4,61E-05</text:p>
          </table:table-cell>
          <table:table-cell/>
          <table:table-cell office:value-type="float" office:value="0.0000031096" calcext:value-type="float">
            <text:p>3,11E-06</text:p>
          </table:table-cell>
          <table:table-cell office:value-type="float" office:value="0.00021" calcext:value-type="float">
            <text:p>0,00021</text:p>
          </table:table-cell>
          <table:table-cell/>
          <table:table-cell office:value-type="float" office:value="0.0000061494" calcext:value-type="float">
            <text:p>6,15E-06</text:p>
          </table:table-cell>
          <table:table-cell office:value-type="float" office:value="0.00044087" calcext:value-type="float">
            <text:p>0,00044087</text:p>
          </table:table-cell>
          <table:table-cell/>
          <table:table-cell office:value-type="float" office:value="0.000012768" calcext:value-type="float">
            <text:p>1,28E-05</text:p>
          </table:table-cell>
          <table:table-cell office:value-type="float" office:value="0.0006478" calcext:value-type="float">
            <text:p>0,0006478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-0.0000001263" calcext:value-type="float">
            <text:p>-1,26E-07</text:p>
          </table:table-cell>
          <table:table-cell office:value-type="float" office:value="0.0000109293" calcext:value-type="float">
            <text:p>1,09E-05</text:p>
          </table:table-cell>
          <table:table-cell/>
          <table:table-cell office:value-type="float" office:value="0.00000046" calcext:value-type="float">
            <text:p>4,60E-07</text:p>
          </table:table-cell>
          <table:table-cell office:value-type="float" office:value="0.000011926" calcext:value-type="float">
            <text:p>1,19E-05</text:p>
          </table:table-cell>
          <table:table-cell/>
          <table:table-cell office:value-type="float" office:value="0.0000014553" calcext:value-type="float">
            <text:p>1,46E-06</text:p>
          </table:table-cell>
          <table:table-cell office:value-type="float" office:value="0.000046836" calcext:value-type="float">
            <text:p>4,68E-05</text:p>
          </table:table-cell>
          <table:table-cell/>
          <table:table-cell office:value-type="float" office:value="0.000003086" calcext:value-type="float">
            <text:p>3,09E-06</text:p>
          </table:table-cell>
          <table:table-cell office:value-type="float" office:value="0.0002117" calcext:value-type="float">
            <text:p>0,0002117</text:p>
          </table:table-cell>
          <table:table-cell/>
          <table:table-cell office:value-type="float" office:value="0.0000061575" calcext:value-type="float">
            <text:p>6,16E-06</text:p>
          </table:table-cell>
          <table:table-cell office:value-type="float" office:value="0.00044463" calcext:value-type="float">
            <text:p>0,00044463</text:p>
          </table:table-cell>
          <table:table-cell/>
          <table:table-cell office:value-type="float" office:value="0.000013268" calcext:value-type="float">
            <text:p>1,33E-05</text:p>
          </table:table-cell>
          <table:table-cell office:value-type="float" office:value="0.00065404" calcext:value-type="float">
            <text:p>0,0006540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-0.00000013236" calcext:value-type="float">
            <text:p>-1,32E-07</text:p>
          </table:table-cell>
          <table:table-cell office:value-type="float" office:value="0.0000113202" calcext:value-type="float">
            <text:p>1,13E-05</text:p>
          </table:table-cell>
          <table:table-cell/>
          <table:table-cell office:value-type="float" office:value="0.00000045618" calcext:value-type="float">
            <text:p>4,56E-07</text:p>
          </table:table-cell>
          <table:table-cell office:value-type="float" office:value="0.000012341" calcext:value-type="float">
            <text:p>1,23E-05</text:p>
          </table:table-cell>
          <table:table-cell/>
          <table:table-cell office:value-type="float" office:value="0.0000014506" calcext:value-type="float">
            <text:p>1,45E-06</text:p>
          </table:table-cell>
          <table:table-cell office:value-type="float" office:value="0.000047752" calcext:value-type="float">
            <text:p>4,78E-05</text:p>
          </table:table-cell>
          <table:table-cell/>
          <table:table-cell office:value-type="float" office:value="0.0000030631" calcext:value-type="float">
            <text:p>3,06E-06</text:p>
          </table:table-cell>
          <table:table-cell office:value-type="float" office:value="0.00021424" calcext:value-type="float">
            <text:p>0,00021424</text:p>
          </table:table-cell>
          <table:table-cell/>
          <table:table-cell office:value-type="float" office:value="0.0000061404" calcext:value-type="float">
            <text:p>6,14E-06</text:p>
          </table:table-cell>
          <table:table-cell office:value-type="float" office:value="0.00044868" calcext:value-type="float">
            <text:p>0,00044868</text:p>
          </table:table-cell>
          <table:table-cell/>
          <table:table-cell office:value-type="float" office:value="0.000012872" calcext:value-type="float">
            <text:p>1,29E-05</text:p>
          </table:table-cell>
          <table:table-cell office:value-type="float" office:value="0.00066121" calcext:value-type="float">
            <text:p>0,0006612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15799" calcext:value-type="float">
            <text:p>-1,58E-07</text:p>
          </table:table-cell>
          <table:table-cell office:value-type="float" office:value="0.000011741" calcext:value-type="float">
            <text:p>1,17E-05</text:p>
          </table:table-cell>
          <table:table-cell/>
          <table:table-cell office:value-type="float" office:value="0.00000045256" calcext:value-type="float">
            <text:p>4,53E-07</text:p>
          </table:table-cell>
          <table:table-cell office:value-type="float" office:value="0.000012769" calcext:value-type="float">
            <text:p>1,28E-05</text:p>
          </table:table-cell>
          <table:table-cell/>
          <table:table-cell office:value-type="float" office:value="0.0000014523" calcext:value-type="float">
            <text:p>1,45E-06</text:p>
          </table:table-cell>
          <table:table-cell office:value-type="float" office:value="0.000048638" calcext:value-type="float">
            <text:p>4,86E-05</text:p>
          </table:table-cell>
          <table:table-cell/>
          <table:table-cell office:value-type="float" office:value="0.0000030415" calcext:value-type="float">
            <text:p>3,04E-06</text:p>
          </table:table-cell>
          <table:table-cell office:value-type="float" office:value="0.00021574" calcext:value-type="float">
            <text:p>0,00021574</text:p>
          </table:table-cell>
          <table:table-cell/>
          <table:table-cell office:value-type="float" office:value="0.0000061547" calcext:value-type="float">
            <text:p>6,15E-06</text:p>
          </table:table-cell>
          <table:table-cell office:value-type="float" office:value="0.00045244" calcext:value-type="float">
            <text:p>0,00045244</text:p>
          </table:table-cell>
          <table:table-cell/>
          <table:table-cell office:value-type="float" office:value="0.000012864" calcext:value-type="float">
            <text:p>1,29E-05</text:p>
          </table:table-cell>
          <table:table-cell office:value-type="float" office:value="0.00066726" calcext:value-type="float">
            <text:p>0,00066726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-0.00000016548" calcext:value-type="float">
            <text:p>-1,65E-07</text:p>
          </table:table-cell>
          <table:table-cell office:value-type="float" office:value="0.000012153" calcext:value-type="float">
            <text:p>1,22E-05</text:p>
          </table:table-cell>
          <table:table-cell/>
          <table:table-cell office:value-type="float" office:value="0.00000044848" calcext:value-type="float">
            <text:p>4,48E-07</text:p>
          </table:table-cell>
          <table:table-cell office:value-type="float" office:value="0.000013199" calcext:value-type="float">
            <text:p>1,32E-05</text:p>
          </table:table-cell>
          <table:table-cell/>
          <table:table-cell office:value-type="float" office:value="0.0000014473" calcext:value-type="float">
            <text:p>1,45E-06</text:p>
          </table:table-cell>
          <table:table-cell office:value-type="float" office:value="0.00004944" calcext:value-type="float">
            <text:p>4,94E-05</text:p>
          </table:table-cell>
          <table:table-cell/>
          <table:table-cell office:value-type="float" office:value="0.0000030369" calcext:value-type="float">
            <text:p>3,04E-06</text:p>
          </table:table-cell>
          <table:table-cell office:value-type="float" office:value="0.00021828" calcext:value-type="float">
            <text:p>0,00021828</text:p>
          </table:table-cell>
          <table:table-cell/>
          <table:table-cell office:value-type="float" office:value="0.0000061542" calcext:value-type="float">
            <text:p>6,15E-06</text:p>
          </table:table-cell>
          <table:table-cell office:value-type="float" office:value="0.00045625" calcext:value-type="float">
            <text:p>0,00045625</text:p>
          </table:table-cell>
          <table:table-cell/>
          <table:table-cell office:value-type="float" office:value="0.000012845" calcext:value-type="float">
            <text:p>1,28E-05</text:p>
          </table:table-cell>
          <table:table-cell office:value-type="float" office:value="0.00067315" calcext:value-type="float">
            <text:p>0,00067315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-0.000000172" calcext:value-type="float">
            <text:p>-1,72E-07</text:p>
          </table:table-cell>
          <table:table-cell office:value-type="float" office:value="0.000012596" calcext:value-type="float">
            <text:p>1,26E-05</text:p>
          </table:table-cell>
          <table:table-cell/>
          <table:table-cell office:value-type="float" office:value="0.00000044604" calcext:value-type="float">
            <text:p>4,46E-07</text:p>
          </table:table-cell>
          <table:table-cell office:value-type="float" office:value="0.000013629" calcext:value-type="float">
            <text:p>1,36E-05</text:p>
          </table:table-cell>
          <table:table-cell/>
          <table:table-cell office:value-type="float" office:value="0.0000014444" calcext:value-type="float">
            <text:p>1,44E-06</text:p>
          </table:table-cell>
          <table:table-cell office:value-type="float" office:value="0.000050389" calcext:value-type="float">
            <text:p>5,04E-05</text:p>
          </table:table-cell>
          <table:table-cell/>
          <table:table-cell office:value-type="float" office:value="0.0000030405" calcext:value-type="float">
            <text:p>3,04E-06</text:p>
          </table:table-cell>
          <table:table-cell office:value-type="float" office:value="0.00022041" calcext:value-type="float">
            <text:p>0,00022041</text:p>
          </table:table-cell>
          <table:table-cell/>
          <table:table-cell office:value-type="float" office:value="0.0000061345" calcext:value-type="float">
            <text:p>6,13E-06</text:p>
          </table:table-cell>
          <table:table-cell office:value-type="float" office:value="0.00045937" calcext:value-type="float">
            <text:p>0,00045937</text:p>
          </table:table-cell>
          <table:table-cell/>
          <table:table-cell office:value-type="float" office:value="0.000013253" calcext:value-type="float">
            <text:p>1,33E-05</text:p>
          </table:table-cell>
          <table:table-cell office:value-type="float" office:value="0.00067881" calcext:value-type="float">
            <text:p>0,00067881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-0.00000018309" calcext:value-type="float">
            <text:p>-1,83E-07</text:p>
          </table:table-cell>
          <table:table-cell office:value-type="float" office:value="0.000012965" calcext:value-type="float">
            <text:p>1,30E-05</text:p>
          </table:table-cell>
          <table:table-cell/>
          <table:table-cell office:value-type="float" office:value="0.00000043538" calcext:value-type="float">
            <text:p>4,35E-07</text:p>
          </table:table-cell>
          <table:table-cell office:value-type="float" office:value="0.000014071" calcext:value-type="float">
            <text:p>1,41E-05</text:p>
          </table:table-cell>
          <table:table-cell/>
          <table:table-cell office:value-type="float" office:value="0.0000014479" calcext:value-type="float">
            <text:p>1,45E-06</text:p>
          </table:table-cell>
          <table:table-cell office:value-type="float" office:value="0.000051387" calcext:value-type="float">
            <text:p>5,14E-05</text:p>
          </table:table-cell>
          <table:table-cell/>
          <table:table-cell office:value-type="float" office:value="0.0000030414" calcext:value-type="float">
            <text:p>3,04E-06</text:p>
          </table:table-cell>
          <table:table-cell office:value-type="float" office:value="0.00022213" calcext:value-type="float">
            <text:p>0,00022213</text:p>
          </table:table-cell>
          <table:table-cell/>
          <table:table-cell office:value-type="float" office:value="0.0000061256" calcext:value-type="float">
            <text:p>6,13E-06</text:p>
          </table:table-cell>
          <table:table-cell office:value-type="float" office:value="0.00046367" calcext:value-type="float">
            <text:p>0,00046367</text:p>
          </table:table-cell>
          <table:table-cell/>
          <table:table-cell office:value-type="float" office:value="0.000013014" calcext:value-type="float">
            <text:p>1,30E-05</text:p>
          </table:table-cell>
          <table:table-cell office:value-type="float" office:value="0.00068385" calcext:value-type="float">
            <text:p>0,00068385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-0.0000001898" calcext:value-type="float">
            <text:p>-1,90E-07</text:p>
          </table:table-cell>
          <table:table-cell office:value-type="float" office:value="0.000013424" calcext:value-type="float">
            <text:p>1,34E-05</text:p>
          </table:table-cell>
          <table:table-cell/>
          <table:table-cell office:value-type="float" office:value="0.00000043124" calcext:value-type="float">
            <text:p>4,31E-07</text:p>
          </table:table-cell>
          <table:table-cell office:value-type="float" office:value="0.000014513" calcext:value-type="float">
            <text:p>1,45E-05</text:p>
          </table:table-cell>
          <table:table-cell/>
          <table:table-cell office:value-type="float" office:value="0.0000014448" calcext:value-type="float">
            <text:p>1,44E-06</text:p>
          </table:table-cell>
          <table:table-cell office:value-type="float" office:value="0.0000522" calcext:value-type="float">
            <text:p>5,22E-05</text:p>
          </table:table-cell>
          <table:table-cell/>
          <table:table-cell office:value-type="float" office:value="0.0000030217" calcext:value-type="float">
            <text:p>3,02E-06</text:p>
          </table:table-cell>
          <table:table-cell office:value-type="float" office:value="0.00022398" calcext:value-type="float">
            <text:p>0,00022398</text:p>
          </table:table-cell>
          <table:table-cell/>
          <table:table-cell office:value-type="float" office:value="0.000006125" calcext:value-type="float">
            <text:p>6,13E-06</text:p>
          </table:table-cell>
          <table:table-cell office:value-type="float" office:value="0.00046617" calcext:value-type="float">
            <text:p>0,00046617</text:p>
          </table:table-cell>
          <table:table-cell/>
          <table:table-cell office:value-type="float" office:value="0.000013181" calcext:value-type="float">
            <text:p>1,32E-05</text:p>
          </table:table-cell>
          <table:table-cell office:value-type="float" office:value="0.00068904" calcext:value-type="float">
            <text:p>0,0006890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19926" calcext:value-type="float">
            <text:p>-1,99E-07</text:p>
          </table:table-cell>
          <table:table-cell office:value-type="float" office:value="0.000013888" calcext:value-type="float">
            <text:p>1,39E-05</text:p>
          </table:table-cell>
          <table:table-cell/>
          <table:table-cell office:value-type="float" office:value="0.00000043264" calcext:value-type="float">
            <text:p>4,33E-07</text:p>
          </table:table-cell>
          <table:table-cell office:value-type="float" office:value="0.000014975" calcext:value-type="float">
            <text:p>1,50E-05</text:p>
          </table:table-cell>
          <table:table-cell/>
          <table:table-cell office:value-type="float" office:value="0.0000014385" calcext:value-type="float">
            <text:p>1,44E-06</text:p>
          </table:table-cell>
          <table:table-cell office:value-type="float" office:value="0.000053001" calcext:value-type="float">
            <text:p>5,30E-05</text:p>
          </table:table-cell>
          <table:table-cell/>
          <table:table-cell office:value-type="float" office:value="0.0000030503" calcext:value-type="float">
            <text:p>3,05E-06</text:p>
          </table:table-cell>
          <table:table-cell office:value-type="float" office:value="0.00022608" calcext:value-type="float">
            <text:p>0,00022608</text:p>
          </table:table-cell>
          <table:table-cell/>
          <table:table-cell office:value-type="float" office:value="0.0000061189" calcext:value-type="float">
            <text:p>6,12E-06</text:p>
          </table:table-cell>
          <table:table-cell office:value-type="float" office:value="0.00047004" calcext:value-type="float">
            <text:p>0,00047004</text:p>
          </table:table-cell>
          <table:table-cell/>
          <table:table-cell office:value-type="float" office:value="0.000012604" calcext:value-type="float">
            <text:p>1,26E-05</text:p>
          </table:table-cell>
          <table:table-cell office:value-type="float" office:value="0.00069465" calcext:value-type="float">
            <text:p>0,00069465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-0.00000020222" calcext:value-type="float">
            <text:p>-2,02E-07</text:p>
          </table:table-cell>
          <table:table-cell office:value-type="float" office:value="0.000014299" calcext:value-type="float">
            <text:p>1,43E-05</text:p>
          </table:table-cell>
          <table:table-cell/>
          <table:table-cell office:value-type="float" office:value="0.00000043027" calcext:value-type="float">
            <text:p>4,30E-07</text:p>
          </table:table-cell>
          <table:table-cell office:value-type="float" office:value="0.000015437" calcext:value-type="float">
            <text:p>1,54E-05</text:p>
          </table:table-cell>
          <table:table-cell/>
          <table:table-cell office:value-type="float" office:value="0.0000014378" calcext:value-type="float">
            <text:p>1,44E-06</text:p>
          </table:table-cell>
          <table:table-cell office:value-type="float" office:value="0.000053932" calcext:value-type="float">
            <text:p>5,39E-05</text:p>
          </table:table-cell>
          <table:table-cell/>
          <table:table-cell office:value-type="float" office:value="0.0000030607" calcext:value-type="float">
            <text:p>3,06E-06</text:p>
          </table:table-cell>
          <table:table-cell office:value-type="float" office:value="0.00022804" calcext:value-type="float">
            <text:p>0,00022804</text:p>
          </table:table-cell>
          <table:table-cell/>
          <table:table-cell office:value-type="float" office:value="0.0000061006" calcext:value-type="float">
            <text:p>6,10E-06</text:p>
          </table:table-cell>
          <table:table-cell office:value-type="float" office:value="0.00047261" calcext:value-type="float">
            <text:p>0,00047261</text:p>
          </table:table-cell>
          <table:table-cell/>
          <table:table-cell office:value-type="float" office:value="0.000013175" calcext:value-type="float">
            <text:p>1,32E-05</text:p>
          </table:table-cell>
          <table:table-cell office:value-type="float" office:value="0.0006993" calcext:value-type="float">
            <text:p>0,0006993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-0.00000021486" calcext:value-type="float">
            <text:p>-2,15E-07</text:p>
          </table:table-cell>
          <table:table-cell office:value-type="float" office:value="0.000014744" calcext:value-type="float">
            <text:p>1,47E-05</text:p>
          </table:table-cell>
          <table:table-cell/>
          <table:table-cell office:value-type="float" office:value="0.00000042809" calcext:value-type="float">
            <text:p>4,28E-07</text:p>
          </table:table-cell>
          <table:table-cell office:value-type="float" office:value="0.000015899" calcext:value-type="float">
            <text:p>1,59E-05</text:p>
          </table:table-cell>
          <table:table-cell/>
          <table:table-cell office:value-type="float" office:value="0.0000014338" calcext:value-type="float">
            <text:p>1,43E-06</text:p>
          </table:table-cell>
          <table:table-cell office:value-type="float" office:value="0.000054919" calcext:value-type="float">
            <text:p>5,49E-05</text:p>
          </table:table-cell>
          <table:table-cell/>
          <table:table-cell office:value-type="float" office:value="0.000003016" calcext:value-type="float">
            <text:p>3,02E-06</text:p>
          </table:table-cell>
          <table:table-cell office:value-type="float" office:value="0.00022954" calcext:value-type="float">
            <text:p>0,00022954</text:p>
          </table:table-cell>
          <table:table-cell/>
          <table:table-cell office:value-type="float" office:value="0.0000060702" calcext:value-type="float">
            <text:p>6,07E-06</text:p>
          </table:table-cell>
          <table:table-cell office:value-type="float" office:value="0.0004756" calcext:value-type="float">
            <text:p>0,0004756</text:p>
          </table:table-cell>
          <table:table-cell/>
          <table:table-cell office:value-type="float" office:value="0.000013056" calcext:value-type="float">
            <text:p>1,31E-05</text:p>
          </table:table-cell>
          <table:table-cell office:value-type="float" office:value="0.00070384" calcext:value-type="float">
            <text:p>0,00070384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-0.00000022491" calcext:value-type="float">
            <text:p>-2,25E-07</text:p>
          </table:table-cell>
          <table:table-cell office:value-type="float" office:value="0.000015209" calcext:value-type="float">
            <text:p>1,52E-05</text:p>
          </table:table-cell>
          <table:table-cell/>
          <table:table-cell office:value-type="float" office:value="0.00000042111" calcext:value-type="float">
            <text:p>4,21E-07</text:p>
          </table:table-cell>
          <table:table-cell office:value-type="float" office:value="0.00001639" calcext:value-type="float">
            <text:p>1,64E-05</text:p>
          </table:table-cell>
          <table:table-cell/>
          <table:table-cell office:value-type="float" office:value="0.0000014305" calcext:value-type="float">
            <text:p>1,43E-06</text:p>
          </table:table-cell>
          <table:table-cell office:value-type="float" office:value="0.000055808" calcext:value-type="float">
            <text:p>5,58E-05</text:p>
          </table:table-cell>
          <table:table-cell/>
          <table:table-cell office:value-type="float" office:value="0.0000030153" calcext:value-type="float">
            <text:p>3,02E-06</text:p>
          </table:table-cell>
          <table:table-cell office:value-type="float" office:value="0.00023176" calcext:value-type="float">
            <text:p>0,00023176</text:p>
          </table:table-cell>
          <table:table-cell/>
          <table:table-cell office:value-type="float" office:value="0.0000060709" calcext:value-type="float">
            <text:p>6,07E-06</text:p>
          </table:table-cell>
          <table:table-cell office:value-type="float" office:value="0.00047951" calcext:value-type="float">
            <text:p>0,00047951</text:p>
          </table:table-cell>
          <table:table-cell/>
          <table:table-cell office:value-type="float" office:value="0.000013068" calcext:value-type="float">
            <text:p>1,31E-05</text:p>
          </table:table-cell>
          <table:table-cell office:value-type="float" office:value="0.00070839" calcext:value-type="float">
            <text:p>0,00070839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-0.00000023293" calcext:value-type="float">
            <text:p>-2,33E-07</text:p>
          </table:table-cell>
          <table:table-cell office:value-type="float" office:value="0.000015624" calcext:value-type="float">
            <text:p>1,56E-05</text:p>
          </table:table-cell>
          <table:table-cell/>
          <table:table-cell office:value-type="float" office:value="0.00000042749" calcext:value-type="float">
            <text:p>4,27E-07</text:p>
          </table:table-cell>
          <table:table-cell office:value-type="float" office:value="0.000016864" calcext:value-type="float">
            <text:p>1,69E-05</text:p>
          </table:table-cell>
          <table:table-cell/>
          <table:table-cell office:value-type="float" office:value="0.0000014308" calcext:value-type="float">
            <text:p>1,43E-06</text:p>
          </table:table-cell>
          <table:table-cell office:value-type="float" office:value="0.000056752" calcext:value-type="float">
            <text:p>5,68E-05</text:p>
          </table:table-cell>
          <table:table-cell/>
          <table:table-cell office:value-type="float" office:value="0.0000030089" calcext:value-type="float">
            <text:p>3,01E-06</text:p>
          </table:table-cell>
          <table:table-cell office:value-type="float" office:value="0.00023356" calcext:value-type="float">
            <text:p>0,00023356</text:p>
          </table:table-cell>
          <table:table-cell/>
          <table:table-cell office:value-type="float" office:value="0.000006057" calcext:value-type="float">
            <text:p>6,06E-06</text:p>
          </table:table-cell>
          <table:table-cell office:value-type="float" office:value="0.00048175" calcext:value-type="float">
            <text:p>0,00048175</text:p>
          </table:table-cell>
          <table:table-cell/>
          <table:table-cell office:value-type="float" office:value="0.000012643" calcext:value-type="float">
            <text:p>1,26E-05</text:p>
          </table:table-cell>
          <table:table-cell office:value-type="float" office:value="0.00071228" calcext:value-type="float">
            <text:p>0,0007122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-0.00000024434" calcext:value-type="float">
            <text:p>-2,44E-07</text:p>
          </table:table-cell>
          <table:table-cell office:value-type="float" office:value="0.000016136" calcext:value-type="float">
            <text:p>1,61E-05</text:p>
          </table:table-cell>
          <table:table-cell/>
          <table:table-cell office:value-type="float" office:value="0.0000004111" calcext:value-type="float">
            <text:p>4,11E-07</text:p>
          </table:table-cell>
          <table:table-cell office:value-type="float" office:value="0.000017344" calcext:value-type="float">
            <text:p>1,73E-05</text:p>
          </table:table-cell>
          <table:table-cell/>
          <table:table-cell office:value-type="float" office:value="0.0000014292" calcext:value-type="float">
            <text:p>1,43E-06</text:p>
          </table:table-cell>
          <table:table-cell office:value-type="float" office:value="0.000057598" calcext:value-type="float">
            <text:p>5,76E-05</text:p>
          </table:table-cell>
          <table:table-cell/>
          <table:table-cell office:value-type="float" office:value="0.0000030576" calcext:value-type="float">
            <text:p>3,06E-06</text:p>
          </table:table-cell>
          <table:table-cell office:value-type="float" office:value="0.00023553" calcext:value-type="float">
            <text:p>0,00023553</text:p>
          </table:table-cell>
          <table:table-cell/>
          <table:table-cell office:value-type="float" office:value="0.0000060817" calcext:value-type="float">
            <text:p>6,08E-06</text:p>
          </table:table-cell>
          <table:table-cell office:value-type="float" office:value="0.00048439" calcext:value-type="float">
            <text:p>0,00048439</text:p>
          </table:table-cell>
          <table:table-cell/>
          <table:table-cell office:value-type="float" office:value="0.000012761" calcext:value-type="float">
            <text:p>1,28E-05</text:p>
          </table:table-cell>
          <table:table-cell office:value-type="float" office:value="0.00071696" calcext:value-type="float">
            <text:p>0,00071696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-0.0000002532" calcext:value-type="float">
            <text:p>-2,53E-07</text:p>
          </table:table-cell>
          <table:table-cell office:value-type="float" office:value="0.0000166" calcext:value-type="float">
            <text:p>1,66E-05</text:p>
          </table:table-cell>
          <table:table-cell/>
          <table:table-cell office:value-type="float" office:value="0.00000041294" calcext:value-type="float">
            <text:p>4,13E-07</text:p>
          </table:table-cell>
          <table:table-cell office:value-type="float" office:value="0.000017848" calcext:value-type="float">
            <text:p>1,78E-05</text:p>
          </table:table-cell>
          <table:table-cell/>
          <table:table-cell office:value-type="float" office:value="0.0000014283" calcext:value-type="float">
            <text:p>1,43E-06</text:p>
          </table:table-cell>
          <table:table-cell office:value-type="float" office:value="0.000058601" calcext:value-type="float">
            <text:p>5,86E-05</text:p>
          </table:table-cell>
          <table:table-cell/>
          <table:table-cell office:value-type="float" office:value="0.0000029997" calcext:value-type="float">
            <text:p>3,00E-06</text:p>
          </table:table-cell>
          <table:table-cell office:value-type="float" office:value="0.00023728" calcext:value-type="float">
            <text:p>0,00023728</text:p>
          </table:table-cell>
          <table:table-cell/>
          <table:table-cell office:value-type="float" office:value="0.0000060642" calcext:value-type="float">
            <text:p>6,06E-06</text:p>
          </table:table-cell>
          <table:table-cell office:value-type="float" office:value="0.00048707" calcext:value-type="float">
            <text:p>0,00048707</text:p>
          </table:table-cell>
          <table:table-cell/>
          <table:table-cell office:value-type="float" office:value="0.000012992" calcext:value-type="float">
            <text:p>1,30E-05</text:p>
          </table:table-cell>
          <table:table-cell office:value-type="float" office:value="0.00072053" calcext:value-type="float">
            <text:p>0,00072053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-0.00000026547" calcext:value-type="float">
            <text:p>-2,65E-07</text:p>
          </table:table-cell>
          <table:table-cell office:value-type="float" office:value="0.000017079" calcext:value-type="float">
            <text:p>1,71E-05</text:p>
          </table:table-cell>
          <table:table-cell/>
          <table:table-cell office:value-type="float" office:value="0.00000040342" calcext:value-type="float">
            <text:p>4,03E-07</text:p>
          </table:table-cell>
          <table:table-cell office:value-type="float" office:value="0.000018319" calcext:value-type="float">
            <text:p>1,83E-05</text:p>
          </table:table-cell>
          <table:table-cell/>
          <table:table-cell office:value-type="float" office:value="0.0000014335" calcext:value-type="float">
            <text:p>1,43E-06</text:p>
          </table:table-cell>
          <table:table-cell office:value-type="float" office:value="0.000059544" calcext:value-type="float">
            <text:p>5,95E-05</text:p>
          </table:table-cell>
          <table:table-cell/>
          <table:table-cell office:value-type="float" office:value="0.0000029994" calcext:value-type="float">
            <text:p>3,00E-06</text:p>
          </table:table-cell>
          <table:table-cell office:value-type="float" office:value="0.00023927" calcext:value-type="float">
            <text:p>0,00023927</text:p>
          </table:table-cell>
          <table:table-cell/>
          <table:table-cell office:value-type="float" office:value="0.0000060723" calcext:value-type="float">
            <text:p>6,07E-06</text:p>
          </table:table-cell>
          <table:table-cell office:value-type="float" office:value="0.00049015" calcext:value-type="float">
            <text:p>0,00049015</text:p>
          </table:table-cell>
          <table:table-cell/>
          <table:table-cell office:value-type="float" office:value="0.000012533" calcext:value-type="float">
            <text:p>1,25E-05</text:p>
          </table:table-cell>
          <table:table-cell office:value-type="float" office:value="0.00072301" calcext:value-type="float">
            <text:p>0,00072301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-0.00000027431" calcext:value-type="float">
            <text:p>-2,74E-07</text:p>
          </table:table-cell>
          <table:table-cell office:value-type="float" office:value="0.00001759" calcext:value-type="float">
            <text:p>1,76E-05</text:p>
          </table:table-cell>
          <table:table-cell/>
          <table:table-cell office:value-type="float" office:value="0.00000039672" calcext:value-type="float">
            <text:p>3,97E-07</text:p>
          </table:table-cell>
          <table:table-cell office:value-type="float" office:value="0.00001882" calcext:value-type="float">
            <text:p>1,88E-05</text:p>
          </table:table-cell>
          <table:table-cell/>
          <table:table-cell office:value-type="float" office:value="0.0000014243" calcext:value-type="float">
            <text:p>1,42E-06</text:p>
          </table:table-cell>
          <table:table-cell office:value-type="float" office:value="0.000060547" calcext:value-type="float">
            <text:p>6,05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4048" calcext:value-type="float">
            <text:p>0,00024048</text:p>
          </table:table-cell>
          <table:table-cell/>
          <table:table-cell office:value-type="float" office:value="0.0000060474" calcext:value-type="float">
            <text:p>6,05E-06</text:p>
          </table:table-cell>
          <table:table-cell office:value-type="float" office:value="0.00049254" calcext:value-type="float">
            <text:p>0,00049254</text:p>
          </table:table-cell>
          <table:table-cell/>
          <table:table-cell office:value-type="float" office:value="0.000012757" calcext:value-type="float">
            <text:p>1,28E-05</text:p>
          </table:table-cell>
          <table:table-cell office:value-type="float" office:value="0.0007287" calcext:value-type="float">
            <text:p>0,0007287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-0.00000028823" calcext:value-type="float">
            <text:p>-2,88E-07</text:p>
          </table:table-cell>
          <table:table-cell office:value-type="float" office:value="0.000018076" calcext:value-type="float">
            <text:p>1,81E-05</text:p>
          </table:table-cell>
          <table:table-cell/>
          <table:table-cell office:value-type="float" office:value="0.00000039054" calcext:value-type="float">
            <text:p>3,91E-07</text:p>
          </table:table-cell>
          <table:table-cell office:value-type="float" office:value="0.000019396" calcext:value-type="float">
            <text:p>1,94E-05</text:p>
          </table:table-cell>
          <table:table-cell/>
          <table:table-cell office:value-type="float" office:value="0.000001418" calcext:value-type="float">
            <text:p>1,42E-06</text:p>
          </table:table-cell>
          <table:table-cell office:value-type="float" office:value="0.00006141" calcext:value-type="float">
            <text:p>6,14E-05</text:p>
          </table:table-cell>
          <table:table-cell/>
          <table:table-cell office:value-type="float" office:value="0.0000030236" calcext:value-type="float">
            <text:p>3,02E-06</text:p>
          </table:table-cell>
          <table:table-cell office:value-type="float" office:value="0.00024241" calcext:value-type="float">
            <text:p>0,00024241</text:p>
          </table:table-cell>
          <table:table-cell/>
          <table:table-cell office:value-type="float" office:value="0.0000060412" calcext:value-type="float">
            <text:p>6,04E-06</text:p>
          </table:table-cell>
          <table:table-cell office:value-type="float" office:value="0.00049522" calcext:value-type="float">
            <text:p>0,00049522</text:p>
          </table:table-cell>
          <table:table-cell/>
          <table:table-cell office:value-type="float" office:value="0.000012872" calcext:value-type="float">
            <text:p>1,29E-05</text:p>
          </table:table-cell>
          <table:table-cell office:value-type="float" office:value="0.00073211" calcext:value-type="float">
            <text:p>0,0007321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-0.00000029626" calcext:value-type="float">
            <text:p>-2,96E-07</text:p>
          </table:table-cell>
          <table:table-cell office:value-type="float" office:value="0.000018574" calcext:value-type="float">
            <text:p>1,86E-05</text:p>
          </table:table-cell>
          <table:table-cell/>
          <table:table-cell office:value-type="float" office:value="0.00000038655" calcext:value-type="float">
            <text:p>3,87E-07</text:p>
          </table:table-cell>
          <table:table-cell office:value-type="float" office:value="0.000019894" calcext:value-type="float">
            <text:p>1,99E-05</text:p>
          </table:table-cell>
          <table:table-cell/>
          <table:table-cell office:value-type="float" office:value="0.0000014176" calcext:value-type="float">
            <text:p>1,42E-06</text:p>
          </table:table-cell>
          <table:table-cell office:value-type="float" office:value="0.000062362" calcext:value-type="float">
            <text:p>6,24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4405" calcext:value-type="float">
            <text:p>0,00024405</text:p>
          </table:table-cell>
          <table:table-cell/>
          <table:table-cell office:value-type="float" office:value="0.000006044" calcext:value-type="float">
            <text:p>6,04E-06</text:p>
          </table:table-cell>
          <table:table-cell office:value-type="float" office:value="0.00049795" calcext:value-type="float">
            <text:p>0,00049795</text:p>
          </table:table-cell>
          <table:table-cell/>
          <table:table-cell office:value-type="float" office:value="0.000012521" calcext:value-type="float">
            <text:p>1,25E-05</text:p>
          </table:table-cell>
          <table:table-cell office:value-type="float" office:value="0.0007357" calcext:value-type="float">
            <text:p>0,0007357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-0.00000030901" calcext:value-type="float">
            <text:p>-3,09E-07</text:p>
          </table:table-cell>
          <table:table-cell office:value-type="float" office:value="0.000019102" calcext:value-type="float">
            <text:p>1,91E-05</text:p>
          </table:table-cell>
          <table:table-cell/>
          <table:table-cell office:value-type="float" office:value="0.00000037357" calcext:value-type="float">
            <text:p>3,74E-07</text:p>
          </table:table-cell>
          <table:table-cell office:value-type="float" office:value="0.000020438" calcext:value-type="float">
            <text:p>2,04E-05</text:p>
          </table:table-cell>
          <table:table-cell/>
          <table:table-cell office:value-type="float" office:value="0.0000014163" calcext:value-type="float">
            <text:p>1,42E-06</text:p>
          </table:table-cell>
          <table:table-cell office:value-type="float" office:value="0.000063417" calcext:value-type="float">
            <text:p>6,34E-05</text:p>
          </table:table-cell>
          <table:table-cell/>
          <table:table-cell office:value-type="float" office:value="0.0000030236" calcext:value-type="float">
            <text:p>3,02E-06</text:p>
          </table:table-cell>
          <table:table-cell office:value-type="float" office:value="0.00024605" calcext:value-type="float">
            <text:p>0,00024605</text:p>
          </table:table-cell>
          <table:table-cell/>
          <table:table-cell office:value-type="float" office:value="0.0000059705" calcext:value-type="float">
            <text:p>5,97E-06</text:p>
          </table:table-cell>
          <table:table-cell office:value-type="float" office:value="0.00050047" calcext:value-type="float">
            <text:p>0,00050047</text:p>
          </table:table-cell>
          <table:table-cell/>
          <table:table-cell office:value-type="float" office:value="0.00001269" calcext:value-type="float">
            <text:p>1,27E-05</text:p>
          </table:table-cell>
          <table:table-cell office:value-type="float" office:value="0.00073933" calcext:value-type="float">
            <text:p>0,00073933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-0.00000031147" calcext:value-type="float">
            <text:p>-3,11E-07</text:p>
          </table:table-cell>
          <table:table-cell office:value-type="float" office:value="0.000019636" calcext:value-type="float">
            <text:p>1,96E-05</text:p>
          </table:table-cell>
          <table:table-cell/>
          <table:table-cell office:value-type="float" office:value="0.00000036754" calcext:value-type="float">
            <text:p>3,68E-07</text:p>
          </table:table-cell>
          <table:table-cell office:value-type="float" office:value="0.000021006" calcext:value-type="float">
            <text:p>2,10E-05</text:p>
          </table:table-cell>
          <table:table-cell/>
          <table:table-cell office:value-type="float" office:value="0.0000014128" calcext:value-type="float">
            <text:p>1,41E-06</text:p>
          </table:table-cell>
          <table:table-cell office:value-type="float" office:value="0.000064402" calcext:value-type="float">
            <text:p>6,44E-05</text:p>
          </table:table-cell>
          <table:table-cell/>
          <table:table-cell office:value-type="float" office:value="0.0000030217" calcext:value-type="float">
            <text:p>3,02E-06</text:p>
          </table:table-cell>
          <table:table-cell office:value-type="float" office:value="0.00024786" calcext:value-type="float">
            <text:p>0,00024786</text:p>
          </table:table-cell>
          <table:table-cell/>
          <table:table-cell office:value-type="float" office:value="0.0000059922" calcext:value-type="float">
            <text:p>5,99E-06</text:p>
          </table:table-cell>
          <table:table-cell office:value-type="float" office:value="0.00050303" calcext:value-type="float">
            <text:p>0,00050303</text:p>
          </table:table-cell>
          <table:table-cell/>
          <table:table-cell office:value-type="float" office:value="0.000012711" calcext:value-type="float">
            <text:p>1,27E-05</text:p>
          </table:table-cell>
          <table:table-cell office:value-type="float" office:value="0.00074194" calcext:value-type="float">
            <text:p>0,00074194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-0.00000033391" calcext:value-type="float">
            <text:p>-3,34E-07</text:p>
          </table:table-cell>
          <table:table-cell office:value-type="float" office:value="0.000020136" calcext:value-type="float">
            <text:p>2,01E-05</text:p>
          </table:table-cell>
          <table:table-cell/>
          <table:table-cell office:value-type="float" office:value="0.00000035933" calcext:value-type="float">
            <text:p>3,59E-07</text:p>
          </table:table-cell>
          <table:table-cell office:value-type="float" office:value="0.000021604" calcext:value-type="float">
            <text:p>2,16E-05</text:p>
          </table:table-cell>
          <table:table-cell/>
          <table:table-cell office:value-type="float" office:value="0.0000014095" calcext:value-type="float">
            <text:p>1,41E-06</text:p>
          </table:table-cell>
          <table:table-cell office:value-type="float" office:value="0.000065321" calcext:value-type="float">
            <text:p>6,53E-05</text:p>
          </table:table-cell>
          <table:table-cell/>
          <table:table-cell office:value-type="float" office:value="0.0000030115" calcext:value-type="float">
            <text:p>3,01E-06</text:p>
          </table:table-cell>
          <table:table-cell office:value-type="float" office:value="0.00024958" calcext:value-type="float">
            <text:p>0,00024958</text:p>
          </table:table-cell>
          <table:table-cell/>
          <table:table-cell office:value-type="float" office:value="0.0000059965" calcext:value-type="float">
            <text:p>6,00E-06</text:p>
          </table:table-cell>
          <table:table-cell office:value-type="float" office:value="0.00050536" calcext:value-type="float">
            <text:p>0,00050536</text:p>
          </table:table-cell>
          <table:table-cell/>
          <table:table-cell office:value-type="float" office:value="0.000012522" calcext:value-type="float">
            <text:p>1,25E-05</text:p>
          </table:table-cell>
          <table:table-cell office:value-type="float" office:value="0.00074569" calcext:value-type="float">
            <text:p>0,00074569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-0.00000034987" calcext:value-type="float">
            <text:p>-3,50E-07</text:p>
          </table:table-cell>
          <table:table-cell office:value-type="float" office:value="0.00002062" calcext:value-type="float">
            <text:p>2,06E-05</text:p>
          </table:table-cell>
          <table:table-cell/>
          <table:table-cell office:value-type="float" office:value="0.00000035573" calcext:value-type="float">
            <text:p>3,56E-07</text:p>
          </table:table-cell>
          <table:table-cell office:value-type="float" office:value="0.000022103" calcext:value-type="float">
            <text:p>2,21E-05</text:p>
          </table:table-cell>
          <table:table-cell/>
          <table:table-cell office:value-type="float" office:value="0.000001408" calcext:value-type="float">
            <text:p>1,41E-06</text:p>
          </table:table-cell>
          <table:table-cell office:value-type="float" office:value="0.00006651" calcext:value-type="float">
            <text:p>6,65E-05</text:p>
          </table:table-cell>
          <table:table-cell/>
          <table:table-cell office:value-type="float" office:value="0.0000030031" calcext:value-type="float">
            <text:p>3,00E-06</text:p>
          </table:table-cell>
          <table:table-cell office:value-type="float" office:value="0.00025126" calcext:value-type="float">
            <text:p>0,00025126</text:p>
          </table:table-cell>
          <table:table-cell/>
          <table:table-cell office:value-type="float" office:value="0.0000060003" calcext:value-type="float">
            <text:p>6,00E-06</text:p>
          </table:table-cell>
          <table:table-cell office:value-type="float" office:value="0.00050762" calcext:value-type="float">
            <text:p>0,00050762</text:p>
          </table:table-cell>
          <table:table-cell/>
          <table:table-cell office:value-type="float" office:value="0.000012777" calcext:value-type="float">
            <text:p>1,28E-05</text:p>
          </table:table-cell>
          <table:table-cell office:value-type="float" office:value="0.00074848" calcext:value-type="float">
            <text:p>0,0007484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-0.00000036549" calcext:value-type="float">
            <text:p>-3,65E-07</text:p>
          </table:table-cell>
          <table:table-cell office:value-type="float" office:value="0.000021143" calcext:value-type="float">
            <text:p>2,11E-05</text:p>
          </table:table-cell>
          <table:table-cell/>
          <table:table-cell office:value-type="float" office:value="0.00000034607" calcext:value-type="float">
            <text:p>3,46E-07</text:p>
          </table:table-cell>
          <table:table-cell office:value-type="float" office:value="0.00002267" calcext:value-type="float">
            <text:p>2,27E-05</text:p>
          </table:table-cell>
          <table:table-cell/>
          <table:table-cell office:value-type="float" office:value="0.0000014034" calcext:value-type="float">
            <text:p>1,40E-06</text:p>
          </table:table-cell>
          <table:table-cell office:value-type="float" office:value="0.000067403" calcext:value-type="float">
            <text:p>6,74E-05</text:p>
          </table:table-cell>
          <table:table-cell/>
          <table:table-cell office:value-type="float" office:value="0.0000029933" calcext:value-type="float">
            <text:p>2,99E-06</text:p>
          </table:table-cell>
          <table:table-cell office:value-type="float" office:value="0.00025294" calcext:value-type="float">
            <text:p>0,00025294</text:p>
          </table:table-cell>
          <table:table-cell/>
          <table:table-cell office:value-type="float" office:value="0.0000059972" calcext:value-type="float">
            <text:p>6,00E-06</text:p>
          </table:table-cell>
          <table:table-cell office:value-type="float" office:value="0.00051011" calcext:value-type="float">
            <text:p>0,00051011</text:p>
          </table:table-cell>
          <table:table-cell/>
          <table:table-cell office:value-type="float" office:value="0.000013025" calcext:value-type="float">
            <text:p>1,30E-05</text:p>
          </table:table-cell>
          <table:table-cell office:value-type="float" office:value="0.00075193" calcext:value-type="float">
            <text:p>0,00075193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-0.00000037816" calcext:value-type="float">
            <text:p>-3,78E-07</text:p>
          </table:table-cell>
          <table:table-cell office:value-type="float" office:value="0.000021748" calcext:value-type="float">
            <text:p>2,17E-05</text:p>
          </table:table-cell>
          <table:table-cell/>
          <table:table-cell office:value-type="float" office:value="0.00000033665" calcext:value-type="float">
            <text:p>3,37E-07</text:p>
          </table:table-cell>
          <table:table-cell office:value-type="float" office:value="0.000023214" calcext:value-type="float">
            <text:p>2,32E-05</text:p>
          </table:table-cell>
          <table:table-cell/>
          <table:table-cell office:value-type="float" office:value="0.0000014006" calcext:value-type="float">
            <text:p>1,40E-06</text:p>
          </table:table-cell>
          <table:table-cell office:value-type="float" office:value="0.000068217" calcext:value-type="float">
            <text:p>6,82E-05</text:p>
          </table:table-cell>
          <table:table-cell/>
          <table:table-cell office:value-type="float" office:value="0.0000029888" calcext:value-type="float">
            <text:p>2,99E-06</text:p>
          </table:table-cell>
          <table:table-cell office:value-type="float" office:value="0.00025479" calcext:value-type="float">
            <text:p>0,00025479</text:p>
          </table:table-cell>
          <table:table-cell/>
          <table:table-cell office:value-type="float" office:value="0.0000059922" calcext:value-type="float">
            <text:p>5,99E-06</text:p>
          </table:table-cell>
          <table:table-cell office:value-type="float" office:value="0.00051349" calcext:value-type="float">
            <text:p>0,00051349</text:p>
          </table:table-cell>
          <table:table-cell/>
          <table:table-cell office:value-type="float" office:value="0.000012946" calcext:value-type="float">
            <text:p>1,29E-05</text:p>
          </table:table-cell>
          <table:table-cell office:value-type="float" office:value="0.00075571" calcext:value-type="float">
            <text:p>0,00075571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-0.00000039394" calcext:value-type="float">
            <text:p>-3,94E-07</text:p>
          </table:table-cell>
          <table:table-cell office:value-type="float" office:value="0.000022323" calcext:value-type="float">
            <text:p>2,23E-05</text:p>
          </table:table-cell>
          <table:table-cell/>
          <table:table-cell office:value-type="float" office:value="0.00000032902" calcext:value-type="float">
            <text:p>3,29E-07</text:p>
          </table:table-cell>
          <table:table-cell office:value-type="float" office:value="0.000023814" calcext:value-type="float">
            <text:p>2,38E-05</text:p>
          </table:table-cell>
          <table:table-cell/>
          <table:table-cell office:value-type="float" office:value="0.0000013977" calcext:value-type="float">
            <text:p>1,40E-06</text:p>
          </table:table-cell>
          <table:table-cell office:value-type="float" office:value="0.000069314" calcext:value-type="float">
            <text:p>6,93E-05</text:p>
          </table:table-cell>
          <table:table-cell/>
          <table:table-cell office:value-type="float" office:value="0.000002993" calcext:value-type="float">
            <text:p>2,99E-06</text:p>
          </table:table-cell>
          <table:table-cell office:value-type="float" office:value="0.00025659" calcext:value-type="float">
            <text:p>0,00025659</text:p>
          </table:table-cell>
          <table:table-cell/>
          <table:table-cell office:value-type="float" office:value="0.0000059885" calcext:value-type="float">
            <text:p>5,99E-06</text:p>
          </table:table-cell>
          <table:table-cell office:value-type="float" office:value="0.00051527" calcext:value-type="float">
            <text:p>0,00051527</text:p>
          </table:table-cell>
          <table:table-cell/>
          <table:table-cell office:value-type="float" office:value="0.000012994" calcext:value-type="float">
            <text:p>1,30E-05</text:p>
          </table:table-cell>
          <table:table-cell office:value-type="float" office:value="0.00075725" calcext:value-type="float">
            <text:p>0,00075725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40879" calcext:value-type="float">
            <text:p>-4,09E-07</text:p>
          </table:table-cell>
          <table:table-cell office:value-type="float" office:value="0.000022892" calcext:value-type="float">
            <text:p>2,29E-05</text:p>
          </table:table-cell>
          <table:table-cell/>
          <table:table-cell office:value-type="float" office:value="0.00000031785" calcext:value-type="float">
            <text:p>3,18E-07</text:p>
          </table:table-cell>
          <table:table-cell office:value-type="float" office:value="0.000024372" calcext:value-type="float">
            <text:p>2,44E-05</text:p>
          </table:table-cell>
          <table:table-cell/>
          <table:table-cell office:value-type="float" office:value="0.0000013926" calcext:value-type="float">
            <text:p>1,39E-06</text:p>
          </table:table-cell>
          <table:table-cell office:value-type="float" office:value="0.000070482" calcext:value-type="float">
            <text:p>7,05E-05</text:p>
          </table:table-cell>
          <table:table-cell/>
          <table:table-cell office:value-type="float" office:value="0.0000029903" calcext:value-type="float">
            <text:p>2,99E-06</text:p>
          </table:table-cell>
          <table:table-cell office:value-type="float" office:value="0.00025818" calcext:value-type="float">
            <text:p>0,00025818</text:p>
          </table:table-cell>
          <table:table-cell/>
          <table:table-cell office:value-type="float" office:value="0.0000060466" calcext:value-type="float">
            <text:p>6,05E-06</text:p>
          </table:table-cell>
          <table:table-cell office:value-type="float" office:value="0.00051735" calcext:value-type="float">
            <text:p>0,00051735</text:p>
          </table:table-cell>
          <table:table-cell/>
          <table:table-cell office:value-type="float" office:value="0.000013093" calcext:value-type="float">
            <text:p>1,31E-05</text:p>
          </table:table-cell>
          <table:table-cell office:value-type="float" office:value="0.00076003" calcext:value-type="float">
            <text:p>0,00076003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-0.00000041875" calcext:value-type="float">
            <text:p>-4,19E-07</text:p>
          </table:table-cell>
          <table:table-cell office:value-type="float" office:value="0.000023427" calcext:value-type="float">
            <text:p>2,34E-05</text:p>
          </table:table-cell>
          <table:table-cell/>
          <table:table-cell office:value-type="float" office:value="0.00000031136" calcext:value-type="float">
            <text:p>3,11E-07</text:p>
          </table:table-cell>
          <table:table-cell office:value-type="float" office:value="0.000024991" calcext:value-type="float">
            <text:p>2,50E-05</text:p>
          </table:table-cell>
          <table:table-cell/>
          <table:table-cell office:value-type="float" office:value="0.0000013878" calcext:value-type="float">
            <text:p>1,39E-06</text:p>
          </table:table-cell>
          <table:table-cell office:value-type="float" office:value="0.000071426" calcext:value-type="float">
            <text:p>7,14E-05</text:p>
          </table:table-cell>
          <table:table-cell/>
          <table:table-cell office:value-type="float" office:value="0.0000030484" calcext:value-type="float">
            <text:p>3,05E-06</text:p>
          </table:table-cell>
          <table:table-cell office:value-type="float" office:value="0.00025995" calcext:value-type="float">
            <text:p>0,00025995</text:p>
          </table:table-cell>
          <table:table-cell/>
          <table:table-cell office:value-type="float" office:value="0.0000060458" calcext:value-type="float">
            <text:p>6,05E-06</text:p>
          </table:table-cell>
          <table:table-cell office:value-type="float" office:value="0.000519" calcext:value-type="float">
            <text:p>0,000519</text:p>
          </table:table-cell>
          <table:table-cell/>
          <table:table-cell office:value-type="float" office:value="0.000013073" calcext:value-type="float">
            <text:p>1,31E-05</text:p>
          </table:table-cell>
          <table:table-cell office:value-type="float" office:value="0.00076347" calcext:value-type="float">
            <text:p>0,0007634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-0.00000043606" calcext:value-type="float">
            <text:p>-4,36E-07</text:p>
          </table:table-cell>
          <table:table-cell office:value-type="float" office:value="0.000024052" calcext:value-type="float">
            <text:p>2,41E-05</text:p>
          </table:table-cell>
          <table:table-cell/>
          <table:table-cell office:value-type="float" office:value="0.00000030807" calcext:value-type="float">
            <text:p>3,08E-07</text:p>
          </table:table-cell>
          <table:table-cell office:value-type="float" office:value="0.000025562" calcext:value-type="float">
            <text:p>2,56E-05</text:p>
          </table:table-cell>
          <table:table-cell/>
          <table:table-cell office:value-type="float" office:value="0.0000013902" calcext:value-type="float">
            <text:p>1,39E-06</text:p>
          </table:table-cell>
          <table:table-cell office:value-type="float" office:value="0.000072574" calcext:value-type="float">
            <text:p>7,26E-05</text:p>
          </table:table-cell>
          <table:table-cell/>
          <table:table-cell office:value-type="float" office:value="0.000002994" calcext:value-type="float">
            <text:p>2,99E-06</text:p>
          </table:table-cell>
          <table:table-cell office:value-type="float" office:value="0.00026142" calcext:value-type="float">
            <text:p>0,00026142</text:p>
          </table:table-cell>
          <table:table-cell/>
          <table:table-cell office:value-type="float" office:value="0.0000060498" calcext:value-type="float">
            <text:p>6,05E-06</text:p>
          </table:table-cell>
          <table:table-cell office:value-type="float" office:value="0.00052155" calcext:value-type="float">
            <text:p>0,00052155</text:p>
          </table:table-cell>
          <table:table-cell/>
          <table:table-cell office:value-type="float" office:value="0.000013126" calcext:value-type="float">
            <text:p>1,31E-05</text:p>
          </table:table-cell>
          <table:table-cell office:value-type="float" office:value="0.00076588" calcext:value-type="float">
            <text:p>0,00076588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-0.00000045403" calcext:value-type="float">
            <text:p>-4,54E-07</text:p>
          </table:table-cell>
          <table:table-cell office:value-type="float" office:value="0.000024613" calcext:value-type="float">
            <text:p>2,46E-05</text:p>
          </table:table-cell>
          <table:table-cell/>
          <table:table-cell office:value-type="float" office:value="0.00000030134" calcext:value-type="float">
            <text:p>3,01E-07</text:p>
          </table:table-cell>
          <table:table-cell office:value-type="float" office:value="0.000026218" calcext:value-type="float">
            <text:p>2,62E-05</text:p>
          </table:table-cell>
          <table:table-cell/>
          <table:table-cell office:value-type="float" office:value="0.0000013926" calcext:value-type="float">
            <text:p>1,39E-06</text:p>
          </table:table-cell>
          <table:table-cell office:value-type="float" office:value="0.000073634" calcext:value-type="float">
            <text:p>7,36E-05</text:p>
          </table:table-cell>
          <table:table-cell/>
          <table:table-cell office:value-type="float" office:value="0.0000029928" calcext:value-type="float">
            <text:p>2,99E-06</text:p>
          </table:table-cell>
          <table:table-cell office:value-type="float" office:value="0.00026331" calcext:value-type="float">
            <text:p>0,00026331</text:p>
          </table:table-cell>
          <table:table-cell/>
          <table:table-cell office:value-type="float" office:value="0.0000060615" calcext:value-type="float">
            <text:p>6,06E-06</text:p>
          </table:table-cell>
          <table:table-cell office:value-type="float" office:value="0.00052333" calcext:value-type="float">
            <text:p>0,00052333</text:p>
          </table:table-cell>
          <table:table-cell/>
          <table:table-cell office:value-type="float" office:value="0.000012137" calcext:value-type="float">
            <text:p>1,21E-05</text:p>
          </table:table-cell>
          <table:table-cell office:value-type="float" office:value="0.00076865" calcext:value-type="float">
            <text:p>0,00076865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-0.00000047131" calcext:value-type="float">
            <text:p>-4,71E-07</text:p>
          </table:table-cell>
          <table:table-cell office:value-type="float" office:value="0.000025218" calcext:value-type="float">
            <text:p>2,52E-05</text:p>
          </table:table-cell>
          <table:table-cell/>
          <table:table-cell office:value-type="float" office:value="0.00000028597" calcext:value-type="float">
            <text:p>2,86E-07</text:p>
          </table:table-cell>
          <table:table-cell office:value-type="float" office:value="0.000026888" calcext:value-type="float">
            <text:p>2,69E-05</text:p>
          </table:table-cell>
          <table:table-cell/>
          <table:table-cell office:value-type="float" office:value="0.000001373" calcext:value-type="float">
            <text:p>1,37E-06</text:p>
          </table:table-cell>
          <table:table-cell office:value-type="float" office:value="0.000074594" calcext:value-type="float">
            <text:p>7,46E-05</text:p>
          </table:table-cell>
          <table:table-cell/>
          <table:table-cell office:value-type="float" office:value="0.0000030003" calcext:value-type="float">
            <text:p>3,00E-06</text:p>
          </table:table-cell>
          <table:table-cell office:value-type="float" office:value="0.00026505" calcext:value-type="float">
            <text:p>0,00026505</text:p>
          </table:table-cell>
          <table:table-cell/>
          <table:table-cell office:value-type="float" office:value="0.0000060206" calcext:value-type="float">
            <text:p>6,02E-06</text:p>
          </table:table-cell>
          <table:table-cell office:value-type="float" office:value="0.0005258" calcext:value-type="float">
            <text:p>0,0005258</text:p>
          </table:table-cell>
          <table:table-cell/>
          <table:table-cell office:value-type="float" office:value="0.000012107" calcext:value-type="float">
            <text:p>1,21E-05</text:p>
          </table:table-cell>
          <table:table-cell office:value-type="float" office:value="0.00077276" calcext:value-type="float">
            <text:p>0,0007727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-0.00000049546" calcext:value-type="float">
            <text:p>-4,95E-07</text:p>
          </table:table-cell>
          <table:table-cell office:value-type="float" office:value="0.000025834" calcext:value-type="float">
            <text:p>2,58E-05</text:p>
          </table:table-cell>
          <table:table-cell/>
          <table:table-cell office:value-type="float" office:value="0.0000002748" calcext:value-type="float">
            <text:p>2,75E-07</text:p>
          </table:table-cell>
          <table:table-cell office:value-type="float" office:value="0.000027482" calcext:value-type="float">
            <text:p>2,75E-05</text:p>
          </table:table-cell>
          <table:table-cell/>
          <table:table-cell office:value-type="float" office:value="0.0000013725" calcext:value-type="float">
            <text:p>1,37E-06</text:p>
          </table:table-cell>
          <table:table-cell office:value-type="float" office:value="0.000075682" calcext:value-type="float">
            <text:p>7,57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6688" calcext:value-type="float">
            <text:p>0,00026688</text:p>
          </table:table-cell>
          <table:table-cell/>
          <table:table-cell office:value-type="float" office:value="0.00000599" calcext:value-type="float">
            <text:p>5,99E-06</text:p>
          </table:table-cell>
          <table:table-cell office:value-type="float" office:value="0.00052777" calcext:value-type="float">
            <text:p>0,00052777</text:p>
          </table:table-cell>
          <table:table-cell/>
          <table:table-cell office:value-type="float" office:value="0.000012132" calcext:value-type="float">
            <text:p>1,21E-05</text:p>
          </table:table-cell>
          <table:table-cell office:value-type="float" office:value="0.00077424" calcext:value-type="float">
            <text:p>0,00077424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-0.00000051126" calcext:value-type="float">
            <text:p>-5,11E-07</text:p>
          </table:table-cell>
          <table:table-cell office:value-type="float" office:value="0.000026456" calcext:value-type="float">
            <text:p>2,65E-05</text:p>
          </table:table-cell>
          <table:table-cell/>
          <table:table-cell office:value-type="float" office:value="0.0000002596" calcext:value-type="float">
            <text:p>2,60E-07</text:p>
          </table:table-cell>
          <table:table-cell office:value-type="float" office:value="0.000028165" calcext:value-type="float">
            <text:p>2,82E-05</text:p>
          </table:table-cell>
          <table:table-cell/>
          <table:table-cell office:value-type="float" office:value="0.0000013696" calcext:value-type="float">
            <text:p>1,37E-06</text:p>
          </table:table-cell>
          <table:table-cell office:value-type="float" office:value="0.000076802" calcext:value-type="float">
            <text:p>7,68E-05</text:p>
          </table:table-cell>
          <table:table-cell/>
          <table:table-cell office:value-type="float" office:value="0.0000030228" calcext:value-type="float">
            <text:p>3,02E-06</text:p>
          </table:table-cell>
          <table:table-cell office:value-type="float" office:value="0.00026867" calcext:value-type="float">
            <text:p>0,00026867</text:p>
          </table:table-cell>
          <table:table-cell/>
          <table:table-cell office:value-type="float" office:value="0.0000060242" calcext:value-type="float">
            <text:p>6,02E-06</text:p>
          </table:table-cell>
          <table:table-cell office:value-type="float" office:value="0.00053018" calcext:value-type="float">
            <text:p>0,00053018</text:p>
          </table:table-cell>
          <table:table-cell/>
          <table:table-cell office:value-type="float" office:value="0.000012152" calcext:value-type="float">
            <text:p>1,22E-05</text:p>
          </table:table-cell>
          <table:table-cell office:value-type="float" office:value="0.00077674" calcext:value-type="float">
            <text:p>0,0007767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-0.00000053084" calcext:value-type="float">
            <text:p>-5,31E-07</text:p>
          </table:table-cell>
          <table:table-cell office:value-type="float" office:value="0.000027088" calcext:value-type="float">
            <text:p>2,71E-05</text:p>
          </table:table-cell>
          <table:table-cell/>
          <table:table-cell office:value-type="float" office:value="0.0000002569" calcext:value-type="float">
            <text:p>2,57E-07</text:p>
          </table:table-cell>
          <table:table-cell office:value-type="float" office:value="0.000028869" calcext:value-type="float">
            <text:p>2,89E-05</text:p>
          </table:table-cell>
          <table:table-cell/>
          <table:table-cell office:value-type="float" office:value="0.0000013583" calcext:value-type="float">
            <text:p>1,36E-06</text:p>
          </table:table-cell>
          <table:table-cell office:value-type="float" office:value="0.00007773" calcext:value-type="float">
            <text:p>7,77E-05</text:p>
          </table:table-cell>
          <table:table-cell/>
          <table:table-cell office:value-type="float" office:value="0.0000030023" calcext:value-type="float">
            <text:p>3,00E-06</text:p>
          </table:table-cell>
          <table:table-cell office:value-type="float" office:value="0.00027041" calcext:value-type="float">
            <text:p>0,00027041</text:p>
          </table:table-cell>
          <table:table-cell/>
          <table:table-cell office:value-type="float" office:value="0.0000060377" calcext:value-type="float">
            <text:p>6,04E-06</text:p>
          </table:table-cell>
          <table:table-cell office:value-type="float" office:value="0.00053318" calcext:value-type="float">
            <text:p>0,00053318</text:p>
          </table:table-cell>
          <table:table-cell/>
          <table:table-cell office:value-type="float" office:value="0.000012125" calcext:value-type="float">
            <text:p>1,21E-05</text:p>
          </table:table-cell>
          <table:table-cell office:value-type="float" office:value="0.00078054" calcext:value-type="float">
            <text:p>0,00078054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-0.00000055705" calcext:value-type="float">
            <text:p>-5,57E-07</text:p>
          </table:table-cell>
          <table:table-cell office:value-type="float" office:value="0.000027753" calcext:value-type="float">
            <text:p>2,78E-05</text:p>
          </table:table-cell>
          <table:table-cell/>
          <table:table-cell office:value-type="float" office:value="0.00000024759" calcext:value-type="float">
            <text:p>2,48E-07</text:p>
          </table:table-cell>
          <table:table-cell office:value-type="float" office:value="0.00002951" calcext:value-type="float">
            <text:p>2,95E-05</text:p>
          </table:table-cell>
          <table:table-cell/>
          <table:table-cell office:value-type="float" office:value="0.0000013536" calcext:value-type="float">
            <text:p>1,35E-06</text:p>
          </table:table-cell>
          <table:table-cell office:value-type="float" office:value="0.00007892" calcext:value-type="float">
            <text:p>7,89E-05</text:p>
          </table:table-cell>
          <table:table-cell/>
          <table:table-cell office:value-type="float" office:value="0.0000030164" calcext:value-type="float">
            <text:p>3,02E-06</text:p>
          </table:table-cell>
          <table:table-cell office:value-type="float" office:value="0.00027208" calcext:value-type="float">
            <text:p>0,00027208</text:p>
          </table:table-cell>
          <table:table-cell/>
          <table:table-cell office:value-type="float" office:value="0.0000060808" calcext:value-type="float">
            <text:p>6,08E-06</text:p>
          </table:table-cell>
          <table:table-cell office:value-type="float" office:value="0.00053443" calcext:value-type="float">
            <text:p>0,00053443</text:p>
          </table:table-cell>
          <table:table-cell/>
          <table:table-cell office:value-type="float" office:value="0.000012111" calcext:value-type="float">
            <text:p>1,21E-05</text:p>
          </table:table-cell>
          <table:table-cell office:value-type="float" office:value="0.00078238" calcext:value-type="float">
            <text:p>0,00078238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-0.00000057905" calcext:value-type="float">
            <text:p>-5,79E-07</text:p>
          </table:table-cell>
          <table:table-cell office:value-type="float" office:value="0.000028445" calcext:value-type="float">
            <text:p>2,84E-05</text:p>
          </table:table-cell>
          <table:table-cell/>
          <table:table-cell office:value-type="float" office:value="0.00000024446" calcext:value-type="float">
            <text:p>2,44E-07</text:p>
          </table:table-cell>
          <table:table-cell office:value-type="float" office:value="0.000030174" calcext:value-type="float">
            <text:p>3,02E-05</text:p>
          </table:table-cell>
          <table:table-cell/>
          <table:table-cell office:value-type="float" office:value="0.0000013537" calcext:value-type="float">
            <text:p>1,35E-06</text:p>
          </table:table-cell>
          <table:table-cell office:value-type="float" office:value="0.000080139" calcext:value-type="float">
            <text:p>8,01E-05</text:p>
          </table:table-cell>
          <table:table-cell/>
          <table:table-cell office:value-type="float" office:value="0.0000030035" calcext:value-type="float">
            <text:p>3,00E-06</text:p>
          </table:table-cell>
          <table:table-cell office:value-type="float" office:value="0.00027377" calcext:value-type="float">
            <text:p>0,00027377</text:p>
          </table:table-cell>
          <table:table-cell/>
          <table:table-cell office:value-type="float" office:value="0.0000060559" calcext:value-type="float">
            <text:p>6,06E-06</text:p>
          </table:table-cell>
          <table:table-cell office:value-type="float" office:value="0.00053652" calcext:value-type="float">
            <text:p>0,00053652</text:p>
          </table:table-cell>
          <table:table-cell/>
          <table:table-cell office:value-type="float" office:value="0.00001241" calcext:value-type="float">
            <text:p>1,24E-05</text:p>
          </table:table-cell>
          <table:table-cell office:value-type="float" office:value="0.0007833" calcext:value-type="float">
            <text:p>0,0007833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-0.00000060637" calcext:value-type="float">
            <text:p>-6,06E-07</text:p>
          </table:table-cell>
          <table:table-cell office:value-type="float" office:value="0.000029132" calcext:value-type="float">
            <text:p>2,91E-05</text:p>
          </table:table-cell>
          <table:table-cell/>
          <table:table-cell office:value-type="float" office:value="0.0000002233" calcext:value-type="float">
            <text:p>2,23E-07</text:p>
          </table:table-cell>
          <table:table-cell office:value-type="float" office:value="0.000030787" calcext:value-type="float">
            <text:p>3,08E-05</text:p>
          </table:table-cell>
          <table:table-cell/>
          <table:table-cell office:value-type="float" office:value="0.0000013502" calcext:value-type="float">
            <text:p>1,35E-06</text:p>
          </table:table-cell>
          <table:table-cell office:value-type="float" office:value="0.000080969" calcext:value-type="float">
            <text:p>8,10E-05</text:p>
          </table:table-cell>
          <table:table-cell/>
          <table:table-cell office:value-type="float" office:value="0.0000030193" calcext:value-type="float">
            <text:p>3,02E-06</text:p>
          </table:table-cell>
          <table:table-cell office:value-type="float" office:value="0.00027531" calcext:value-type="float">
            <text:p>0,00027531</text:p>
          </table:table-cell>
          <table:table-cell/>
          <table:table-cell office:value-type="float" office:value="0.0000057089" calcext:value-type="float">
            <text:p>5,71E-06</text:p>
          </table:table-cell>
          <table:table-cell office:value-type="float" office:value="0.00053992" calcext:value-type="float">
            <text:p>0,00053992</text:p>
          </table:table-cell>
          <table:table-cell/>
          <table:table-cell office:value-type="float" office:value="0.000012099" calcext:value-type="float">
            <text:p>1,21E-05</text:p>
          </table:table-cell>
          <table:table-cell office:value-type="float" office:value="0.00078739" calcext:value-type="float">
            <text:p>0,00078739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-0.0000006266" calcext:value-type="float">
            <text:p>-6,27E-07</text:p>
          </table:table-cell>
          <table:table-cell office:value-type="float" office:value="0.000029813" calcext:value-type="float">
            <text:p>2,98E-05</text:p>
          </table:table-cell>
          <table:table-cell/>
          <table:table-cell office:value-type="float" office:value="0.00000021359" calcext:value-type="float">
            <text:p>2,14E-07</text:p>
          </table:table-cell>
          <table:table-cell office:value-type="float" office:value="0.000031492" calcext:value-type="float">
            <text:p>3,15E-05</text:p>
          </table:table-cell>
          <table:table-cell/>
          <table:table-cell office:value-type="float" office:value="0.0000013509" calcext:value-type="float">
            <text:p>1,35E-06</text:p>
          </table:table-cell>
          <table:table-cell office:value-type="float" office:value="0.000082296" calcext:value-type="float">
            <text:p>8,23E-05</text:p>
          </table:table-cell>
          <table:table-cell/>
          <table:table-cell office:value-type="float" office:value="0.0000030088" calcext:value-type="float">
            <text:p>3,01E-06</text:p>
          </table:table-cell>
          <table:table-cell office:value-type="float" office:value="0.00027708" calcext:value-type="float">
            <text:p>0,00027708</text:p>
          </table:table-cell>
          <table:table-cell/>
          <table:table-cell office:value-type="float" office:value="0.000005719" calcext:value-type="float">
            <text:p>5,72E-06</text:p>
          </table:table-cell>
          <table:table-cell office:value-type="float" office:value="0.00054079" calcext:value-type="float">
            <text:p>0,00054079</text:p>
          </table:table-cell>
          <table:table-cell/>
          <table:table-cell office:value-type="float" office:value="0.000012217" calcext:value-type="float">
            <text:p>1,22E-05</text:p>
          </table:table-cell>
          <table:table-cell office:value-type="float" office:value="0.00079056" calcext:value-type="float">
            <text:p>0,0007905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-0.00000065431" calcext:value-type="float">
            <text:p>-6,54E-07</text:p>
          </table:table-cell>
          <table:table-cell office:value-type="float" office:value="0.000030595" calcext:value-type="float">
            <text:p>3,06E-05</text:p>
          </table:table-cell>
          <table:table-cell/>
          <table:table-cell office:value-type="float" office:value="0.00000020852" calcext:value-type="float">
            <text:p>2,09E-07</text:p>
          </table:table-cell>
          <table:table-cell office:value-type="float" office:value="0.00003211" calcext:value-type="float">
            <text:p>3,21E-05</text:p>
          </table:table-cell>
          <table:table-cell/>
          <table:table-cell office:value-type="float" office:value="0.0000013399" calcext:value-type="float">
            <text:p>1,34E-06</text:p>
          </table:table-cell>
          <table:table-cell office:value-type="float" office:value="0.000083364" calcext:value-type="float">
            <text:p>8,34E-05</text:p>
          </table:table-cell>
          <table:table-cell/>
          <table:table-cell office:value-type="float" office:value="0.0000029935" calcext:value-type="float">
            <text:p>2,99E-06</text:p>
          </table:table-cell>
          <table:table-cell office:value-type="float" office:value="0.00027886" calcext:value-type="float">
            <text:p>0,00027886</text:p>
          </table:table-cell>
          <table:table-cell/>
          <table:table-cell office:value-type="float" office:value="0.0000057922" calcext:value-type="float">
            <text:p>5,79E-06</text:p>
          </table:table-cell>
          <table:table-cell office:value-type="float" office:value="0.00054368" calcext:value-type="float">
            <text:p>0,00054368</text:p>
          </table:table-cell>
          <table:table-cell/>
          <table:table-cell office:value-type="float" office:value="0.000012161" calcext:value-type="float">
            <text:p>1,22E-05</text:p>
          </table:table-cell>
          <table:table-cell office:value-type="float" office:value="0.00079274" calcext:value-type="float">
            <text:p>0,00079274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-0.00000067814" calcext:value-type="float">
            <text:p>-6,78E-07</text:p>
          </table:table-cell>
          <table:table-cell office:value-type="float" office:value="0.00003126" calcext:value-type="float">
            <text:p>3,13E-05</text:p>
          </table:table-cell>
          <table:table-cell/>
          <table:table-cell office:value-type="float" office:value="0.00000019158" calcext:value-type="float">
            <text:p>1,92E-07</text:p>
          </table:table-cell>
          <table:table-cell office:value-type="float" office:value="0.000032896" calcext:value-type="float">
            <text:p>3,29E-05</text:p>
          </table:table-cell>
          <table:table-cell/>
          <table:table-cell office:value-type="float" office:value="0.0000013345" calcext:value-type="float">
            <text:p>1,33E-06</text:p>
          </table:table-cell>
          <table:table-cell office:value-type="float" office:value="0.000084693" calcext:value-type="float">
            <text:p>8,47E-05</text:p>
          </table:table-cell>
          <table:table-cell/>
          <table:table-cell office:value-type="float" office:value="0.000002987" calcext:value-type="float">
            <text:p>2,99E-06</text:p>
          </table:table-cell>
          <table:table-cell office:value-type="float" office:value="0.00028033" calcext:value-type="float">
            <text:p>0,00028033</text:p>
          </table:table-cell>
          <table:table-cell/>
          <table:table-cell office:value-type="float" office:value="0.0000057807" calcext:value-type="float">
            <text:p>5,78E-06</text:p>
          </table:table-cell>
          <table:table-cell office:value-type="float" office:value="0.00054656" calcext:value-type="float">
            <text:p>0,00054656</text:p>
          </table:table-cell>
          <table:table-cell/>
          <table:table-cell office:value-type="float" office:value="0.000012218" calcext:value-type="float">
            <text:p>1,22E-05</text:p>
          </table:table-cell>
          <table:table-cell office:value-type="float" office:value="0.0007946" calcext:value-type="float">
            <text:p>0,000794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-0.00000071038" calcext:value-type="float">
            <text:p>-7,10E-07</text:p>
          </table:table-cell>
          <table:table-cell office:value-type="float" office:value="0.000031961" calcext:value-type="float">
            <text:p>3,20E-05</text:p>
          </table:table-cell>
          <table:table-cell/>
          <table:table-cell office:value-type="float" office:value="0.0000001804" calcext:value-type="float">
            <text:p>1,80E-07</text:p>
          </table:table-cell>
          <table:table-cell office:value-type="float" office:value="0.00003381" calcext:value-type="float">
            <text:p>3,38E-05</text:p>
          </table:table-cell>
          <table:table-cell/>
          <table:table-cell office:value-type="float" office:value="0.0000013229" calcext:value-type="float">
            <text:p>1,32E-06</text:p>
          </table:table-cell>
          <table:table-cell office:value-type="float" office:value="0.000085767" calcext:value-type="float">
            <text:p>8,58E-05</text:p>
          </table:table-cell>
          <table:table-cell/>
          <table:table-cell office:value-type="float" office:value="0.0000030006" calcext:value-type="float">
            <text:p>3,00E-06</text:p>
          </table:table-cell>
          <table:table-cell office:value-type="float" office:value="0.00028173" calcext:value-type="float">
            <text:p>0,00028173</text:p>
          </table:table-cell>
          <table:table-cell/>
          <table:table-cell office:value-type="float" office:value="0.0000061094" calcext:value-type="float">
            <text:p>6,11E-06</text:p>
          </table:table-cell>
          <table:table-cell office:value-type="float" office:value="0.00054874" calcext:value-type="float">
            <text:p>0,00054874</text:p>
          </table:table-cell>
          <table:table-cell/>
          <table:table-cell office:value-type="float" office:value="0.000012185" calcext:value-type="float">
            <text:p>1,22E-05</text:p>
          </table:table-cell>
          <table:table-cell office:value-type="float" office:value="0.0007973" calcext:value-type="float">
            <text:p>0,0007973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-0.00000073926" calcext:value-type="float">
            <text:p>-7,39E-07</text:p>
          </table:table-cell>
          <table:table-cell office:value-type="float" office:value="0.000032777" calcext:value-type="float">
            <text:p>3,28E-05</text:p>
          </table:table-cell>
          <table:table-cell/>
          <table:table-cell office:value-type="float" office:value="0.00000016853" calcext:value-type="float">
            <text:p>1,69E-07</text:p>
          </table:table-cell>
          <table:table-cell office:value-type="float" office:value="0.000034506" calcext:value-type="float">
            <text:p>3,45E-05</text:p>
          </table:table-cell>
          <table:table-cell/>
          <table:table-cell office:value-type="float" office:value="0.0000013301" calcext:value-type="float">
            <text:p>1,33E-06</text:p>
          </table:table-cell>
          <table:table-cell office:value-type="float" office:value="0.000086975" calcext:value-type="float">
            <text:p>8,70E-05</text:p>
          </table:table-cell>
          <table:table-cell/>
          <table:table-cell office:value-type="float" office:value="0.000003051" calcext:value-type="float">
            <text:p>3,05E-06</text:p>
          </table:table-cell>
          <table:table-cell office:value-type="float" office:value="0.00028396" calcext:value-type="float">
            <text:p>0,00028396</text:p>
          </table:table-cell>
          <table:table-cell/>
          <table:table-cell office:value-type="float" office:value="0.0000059185" calcext:value-type="float">
            <text:p>5,92E-06</text:p>
          </table:table-cell>
          <table:table-cell office:value-type="float" office:value="0.00055005" calcext:value-type="float">
            <text:p>0,00055005</text:p>
          </table:table-cell>
          <table:table-cell/>
          <table:table-cell office:value-type="float" office:value="0.000012425" calcext:value-type="float">
            <text:p>1,24E-05</text:p>
          </table:table-cell>
          <table:table-cell office:value-type="float" office:value="0.00079863" calcext:value-type="float">
            <text:p>0,00079863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-0.00000077446" calcext:value-type="float">
            <text:p>-7,74E-07</text:p>
          </table:table-cell>
          <table:table-cell office:value-type="float" office:value="0.000033444" calcext:value-type="float">
            <text:p>3,34E-05</text:p>
          </table:table-cell>
          <table:table-cell/>
          <table:table-cell office:value-type="float" office:value="0.00000019044" calcext:value-type="float">
            <text:p>1,90E-07</text:p>
          </table:table-cell>
          <table:table-cell office:value-type="float" office:value="0.0000352" calcext:value-type="float">
            <text:p>3,52E-05</text:p>
          </table:table-cell>
          <table:table-cell/>
          <table:table-cell office:value-type="float" office:value="0.0000013112" calcext:value-type="float">
            <text:p>1,31E-06</text:p>
          </table:table-cell>
          <table:table-cell office:value-type="float" office:value="0.000088242" calcext:value-type="float">
            <text:p>8,82E-05</text:p>
          </table:table-cell>
          <table:table-cell/>
          <table:table-cell office:value-type="float" office:value="0.000003019" calcext:value-type="float">
            <text:p>3,02E-06</text:p>
          </table:table-cell>
          <table:table-cell office:value-type="float" office:value="0.00028542" calcext:value-type="float">
            <text:p>0,00028542</text:p>
          </table:table-cell>
          <table:table-cell/>
          <table:table-cell office:value-type="float" office:value="0.0000061098" calcext:value-type="float">
            <text:p>6,11E-06</text:p>
          </table:table-cell>
          <table:table-cell office:value-type="float" office:value="0.00055087" calcext:value-type="float">
            <text:p>0,00055087</text:p>
          </table:table-cell>
          <table:table-cell/>
          <table:table-cell office:value-type="float" office:value="0.000012879" calcext:value-type="float">
            <text:p>1,29E-05</text:p>
          </table:table-cell>
          <table:table-cell office:value-type="float" office:value="0.00080145" calcext:value-type="float">
            <text:p>0,0008014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-0.00000083183" calcext:value-type="float">
            <text:p>-8,32E-07</text:p>
          </table:table-cell>
          <table:table-cell office:value-type="float" office:value="0.000034235" calcext:value-type="float">
            <text:p>3,42E-05</text:p>
          </table:table-cell>
          <table:table-cell/>
          <table:table-cell office:value-type="float" office:value="0.00000017863" calcext:value-type="float">
            <text:p>1,79E-07</text:p>
          </table:table-cell>
          <table:table-cell office:value-type="float" office:value="0.000035714" calcext:value-type="float">
            <text:p>3,57E-05</text:p>
          </table:table-cell>
          <table:table-cell/>
          <table:table-cell office:value-type="float" office:value="0.0000013079" calcext:value-type="float">
            <text:p>1,31E-06</text:p>
          </table:table-cell>
          <table:table-cell office:value-type="float" office:value="0.000089338" calcext:value-type="float">
            <text:p>8,93E-05</text:p>
          </table:table-cell>
          <table:table-cell/>
          <table:table-cell office:value-type="float" office:value="0.0000031" calcext:value-type="float">
            <text:p>3,10E-06</text:p>
          </table:table-cell>
          <table:table-cell office:value-type="float" office:value="0.00028796" calcext:value-type="float">
            <text:p>0,00028796</text:p>
          </table:table-cell>
          <table:table-cell/>
          <table:table-cell office:value-type="float" office:value="0.0000061229" calcext:value-type="float">
            <text:p>6,12E-06</text:p>
          </table:table-cell>
          <table:table-cell office:value-type="float" office:value="0.00055304" calcext:value-type="float">
            <text:p>0,00055304</text:p>
          </table:table-cell>
          <table:table-cell/>
          <table:table-cell office:value-type="float" office:value="0.000012241" calcext:value-type="float">
            <text:p>1,22E-05</text:p>
          </table:table-cell>
          <table:table-cell office:value-type="float" office:value="0.00080358" calcext:value-type="float">
            <text:p>0,00080358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-0.00000084973" calcext:value-type="float">
            <text:p>-8,50E-07</text:p>
          </table:table-cell>
          <table:table-cell office:value-type="float" office:value="0.000035052" calcext:value-type="float">
            <text:p>3,51E-05</text:p>
          </table:table-cell>
          <table:table-cell/>
          <table:table-cell office:value-type="float" office:value="0.00000015709" calcext:value-type="float">
            <text:p>1,57E-07</text:p>
          </table:table-cell>
          <table:table-cell office:value-type="float" office:value="0.000036841" calcext:value-type="float">
            <text:p>3,68E-05</text:p>
          </table:table-cell>
          <table:table-cell/>
          <table:table-cell office:value-type="float" office:value="0.0000014115" calcext:value-type="float">
            <text:p>1,41E-06</text:p>
          </table:table-cell>
          <table:table-cell office:value-type="float" office:value="0.000090712" calcext:value-type="float">
            <text:p>9,07E-05</text:p>
          </table:table-cell>
          <table:table-cell/>
          <table:table-cell office:value-type="float" office:value="0.0000030336" calcext:value-type="float">
            <text:p>3,03E-06</text:p>
          </table:table-cell>
          <table:table-cell office:value-type="float" office:value="0.00028964" calcext:value-type="float">
            <text:p>0,00028964</text:p>
          </table:table-cell>
          <table:table-cell/>
          <table:table-cell office:value-type="float" office:value="0.0000061358" calcext:value-type="float">
            <text:p>6,14E-06</text:p>
          </table:table-cell>
          <table:table-cell office:value-type="float" office:value="0.0005568" calcext:value-type="float">
            <text:p>0,0005568</text:p>
          </table:table-cell>
          <table:table-cell/>
          <table:table-cell office:value-type="float" office:value="0.0000125" calcext:value-type="float">
            <text:p>1,25E-05</text:p>
          </table:table-cell>
          <table:table-cell office:value-type="float" office:value="0.0008065" calcext:value-type="float">
            <text:p>0,0008065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-0.00000091385" calcext:value-type="float">
            <text:p>-9,14E-07</text:p>
          </table:table-cell>
          <table:table-cell office:value-type="float" office:value="0.000035847" calcext:value-type="float">
            <text:p>3,58E-05</text:p>
          </table:table-cell>
          <table:table-cell/>
          <table:table-cell office:value-type="float" office:value="0.00000015536" calcext:value-type="float">
            <text:p>1,55E-07</text:p>
          </table:table-cell>
          <table:table-cell office:value-type="float" office:value="0.000037641" calcext:value-type="float">
            <text:p>3,76E-05</text:p>
          </table:table-cell>
          <table:table-cell/>
          <table:table-cell office:value-type="float" office:value="0.0000012968" calcext:value-type="float">
            <text:p>1,30E-06</text:p>
          </table:table-cell>
          <table:table-cell office:value-type="float" office:value="0.000092001" calcext:value-type="float">
            <text:p>9,20E-05</text:p>
          </table:table-cell>
          <table:table-cell/>
          <table:table-cell office:value-type="float" office:value="0.0000029808" calcext:value-type="float">
            <text:p>2,98E-06</text:p>
          </table:table-cell>
          <table:table-cell office:value-type="float" office:value="0.00029196" calcext:value-type="float">
            <text:p>0,00029196</text:p>
          </table:table-cell>
          <table:table-cell/>
          <table:table-cell office:value-type="float" office:value="0.0000061586" calcext:value-type="float">
            <text:p>6,16E-06</text:p>
          </table:table-cell>
          <table:table-cell office:value-type="float" office:value="0.00055772" calcext:value-type="float">
            <text:p>0,00055772</text:p>
          </table:table-cell>
          <table:table-cell/>
          <table:table-cell office:value-type="float" office:value="0.000012573" calcext:value-type="float">
            <text:p>1,26E-05</text:p>
          </table:table-cell>
          <table:table-cell office:value-type="float" office:value="0.00080836" calcext:value-type="float">
            <text:p>0,0008083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-0.00000093165" calcext:value-type="float">
            <text:p>-9,32E-07</text:p>
          </table:table-cell>
          <table:table-cell office:value-type="float" office:value="0.000036714" calcext:value-type="float">
            <text:p>3,67E-05</text:p>
          </table:table-cell>
          <table:table-cell/>
          <table:table-cell office:value-type="float" office:value="0.00000012485" calcext:value-type="float">
            <text:p>1,25E-07</text:p>
          </table:table-cell>
          <table:table-cell office:value-type="float" office:value="0.000038503" calcext:value-type="float">
            <text:p>3,85E-05</text:p>
          </table:table-cell>
          <table:table-cell/>
          <table:table-cell office:value-type="float" office:value="0.0000012961" calcext:value-type="float">
            <text:p>1,30E-06</text:p>
          </table:table-cell>
          <table:table-cell office:value-type="float" office:value="0.000093154" calcext:value-type="float">
            <text:p>9,32E-05</text:p>
          </table:table-cell>
          <table:table-cell/>
          <table:table-cell office:value-type="float" office:value="0.0000030096" calcext:value-type="float">
            <text:p>3,01E-06</text:p>
          </table:table-cell>
          <table:table-cell office:value-type="float" office:value="0.00029372" calcext:value-type="float">
            <text:p>0,00029372</text:p>
          </table:table-cell>
          <table:table-cell/>
          <table:table-cell office:value-type="float" office:value="0.0000058291" calcext:value-type="float">
            <text:p>5,83E-06</text:p>
          </table:table-cell>
          <table:table-cell office:value-type="float" office:value="0.00056043" calcext:value-type="float">
            <text:p>0,00056043</text:p>
          </table:table-cell>
          <table:table-cell/>
          <table:table-cell office:value-type="float" office:value="0.000012408" calcext:value-type="float">
            <text:p>1,24E-05</text:p>
          </table:table-cell>
          <table:table-cell office:value-type="float" office:value="0.00081106" calcext:value-type="float">
            <text:p>0,0008110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-0.0000009714" calcext:value-type="float">
            <text:p>-9,71E-07</text:p>
          </table:table-cell>
          <table:table-cell office:value-type="float" office:value="0.000037474" calcext:value-type="float">
            <text:p>3,75E-05</text:p>
          </table:table-cell>
          <table:table-cell/>
          <table:table-cell office:value-type="float" office:value="0.00000010456" calcext:value-type="float">
            <text:p>1,05E-07</text:p>
          </table:table-cell>
          <table:table-cell office:value-type="float" office:value="0.000039178" calcext:value-type="float">
            <text:p>3,92E-05</text:p>
          </table:table-cell>
          <table:table-cell/>
          <table:table-cell office:value-type="float" office:value="0.0000012836" calcext:value-type="float">
            <text:p>1,28E-06</text:p>
          </table:table-cell>
          <table:table-cell office:value-type="float" office:value="0.00009452" calcext:value-type="float">
            <text:p>9,45E-05</text:p>
          </table:table-cell>
          <table:table-cell/>
          <table:table-cell office:value-type="float" office:value="0.0000032651" calcext:value-type="float">
            <text:p>3,27E-06</text:p>
          </table:table-cell>
          <table:table-cell office:value-type="float" office:value="0.00029525" calcext:value-type="float">
            <text:p>0,00029525</text:p>
          </table:table-cell>
          <table:table-cell/>
          <table:table-cell office:value-type="float" office:value="0.0000058885" calcext:value-type="float">
            <text:p>5,89E-06</text:p>
          </table:table-cell>
          <table:table-cell office:value-type="float" office:value="0.00056219" calcext:value-type="float">
            <text:p>0,00056219</text:p>
          </table:table-cell>
          <table:table-cell/>
          <table:table-cell office:value-type="float" office:value="0.000013077" calcext:value-type="float">
            <text:p>1,31E-05</text:p>
          </table:table-cell>
          <table:table-cell office:value-type="float" office:value="0.00081313" calcext:value-type="float">
            <text:p>0,00081313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-0.00000102678" calcext:value-type="float">
            <text:p>-1,03E-06</text:p>
          </table:table-cell>
          <table:table-cell office:value-type="float" office:value="0.000038331" calcext:value-type="float">
            <text:p>3,83E-05</text:p>
          </table:table-cell>
          <table:table-cell/>
          <table:table-cell office:value-type="float" office:value="0.000000098292" calcext:value-type="float">
            <text:p>9,83E-08</text:p>
          </table:table-cell>
          <table:table-cell office:value-type="float" office:value="0.000040145" calcext:value-type="float">
            <text:p>4,01E-05</text:p>
          </table:table-cell>
          <table:table-cell/>
          <table:table-cell office:value-type="float" office:value="0.0000012716" calcext:value-type="float">
            <text:p>1,27E-06</text:p>
          </table:table-cell>
          <table:table-cell office:value-type="float" office:value="0.000095764" calcext:value-type="float">
            <text:p>9,58E-05</text:p>
          </table:table-cell>
          <table:table-cell/>
          <table:table-cell office:value-type="float" office:value="0.0000032554" calcext:value-type="float">
            <text:p>3,26E-06</text:p>
          </table:table-cell>
          <table:table-cell office:value-type="float" office:value="0.00029707" calcext:value-type="float">
            <text:p>0,00029707</text:p>
          </table:table-cell>
          <table:table-cell/>
          <table:table-cell office:value-type="float" office:value="0.000005902" calcext:value-type="float">
            <text:p>5,90E-06</text:p>
          </table:table-cell>
          <table:table-cell office:value-type="float" office:value="0.00056383" calcext:value-type="float">
            <text:p>0,00056383</text:p>
          </table:table-cell>
          <table:table-cell/>
          <table:table-cell office:value-type="float" office:value="0.000012674" calcext:value-type="float">
            <text:p>1,27E-05</text:p>
          </table:table-cell>
          <table:table-cell office:value-type="float" office:value="0.00081517" calcext:value-type="float">
            <text:p>0,00081517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-0.00000107199" calcext:value-type="float">
            <text:p>-1,07E-06</text:p>
          </table:table-cell>
          <table:table-cell office:value-type="float" office:value="0.000039255" calcext:value-type="float">
            <text:p>3,93E-05</text:p>
          </table:table-cell>
          <table:table-cell/>
          <table:table-cell office:value-type="float" office:value="0.000000073267" calcext:value-type="float">
            <text:p>7,33E-08</text:p>
          </table:table-cell>
          <table:table-cell office:value-type="float" office:value="0.000041035" calcext:value-type="float">
            <text:p>4,10E-05</text:p>
          </table:table-cell>
          <table:table-cell/>
          <table:table-cell office:value-type="float" office:value="0.0000012682" calcext:value-type="float">
            <text:p>1,27E-06</text:p>
          </table:table-cell>
          <table:table-cell office:value-type="float" office:value="0.000097167" calcext:value-type="float">
            <text:p>9,72E-05</text:p>
          </table:table-cell>
          <table:table-cell/>
          <table:table-cell office:value-type="float" office:value="0.0000032648" calcext:value-type="float">
            <text:p>3,26E-06</text:p>
          </table:table-cell>
          <table:table-cell office:value-type="float" office:value="0.00029888" calcext:value-type="float">
            <text:p>0,00029888</text:p>
          </table:table-cell>
          <table:table-cell/>
          <table:table-cell office:value-type="float" office:value="0.0000058562" calcext:value-type="float">
            <text:p>5,86E-06</text:p>
          </table:table-cell>
          <table:table-cell office:value-type="float" office:value="0.00056594" calcext:value-type="float">
            <text:p>0,00056594</text:p>
          </table:table-cell>
          <table:table-cell/>
          <table:table-cell office:value-type="float" office:value="0.000012603" calcext:value-type="float">
            <text:p>1,26E-05</text:p>
          </table:table-cell>
          <table:table-cell office:value-type="float" office:value="0.00081753" calcext:value-type="float">
            <text:p>0,00081753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-0.000001119" calcext:value-type="float">
            <text:p>-1,12E-06</text:p>
          </table:table-cell>
          <table:table-cell office:value-type="float" office:value="0.00004007" calcext:value-type="float">
            <text:p>4,01E-05</text:p>
          </table:table-cell>
          <table:table-cell/>
          <table:table-cell office:value-type="float" office:value="0.00000005205" calcext:value-type="float">
            <text:p>5,21E-08</text:p>
          </table:table-cell>
          <table:table-cell office:value-type="float" office:value="0.000041911" calcext:value-type="float">
            <text:p>4,19E-05</text:p>
          </table:table-cell>
          <table:table-cell/>
          <table:table-cell office:value-type="float" office:value="0.0000012728" calcext:value-type="float">
            <text:p>1,27E-06</text:p>
          </table:table-cell>
          <table:table-cell office:value-type="float" office:value="0.00009854" calcext:value-type="float">
            <text:p>9,85E-05</text:p>
          </table:table-cell>
          <table:table-cell/>
          <table:table-cell office:value-type="float" office:value="0.0000032667" calcext:value-type="float">
            <text:p>3,27E-06</text:p>
          </table:table-cell>
          <table:table-cell office:value-type="float" office:value="0.00030121" calcext:value-type="float">
            <text:p>0,00030121</text:p>
          </table:table-cell>
          <table:table-cell/>
          <table:table-cell office:value-type="float" office:value="0.0000059311" calcext:value-type="float">
            <text:p>5,93E-06</text:p>
          </table:table-cell>
          <table:table-cell office:value-type="float" office:value="0.00056863" calcext:value-type="float">
            <text:p>0,00056863</text:p>
          </table:table-cell>
          <table:table-cell/>
          <table:table-cell office:value-type="float" office:value="0.000013074" calcext:value-type="float">
            <text:p>1,31E-05</text:p>
          </table:table-cell>
          <table:table-cell office:value-type="float" office:value="0.00081932" calcext:value-type="float">
            <text:p>0,00081932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-0.0000012094" calcext:value-type="float">
            <text:p>-1,21E-06</text:p>
          </table:table-cell>
          <table:table-cell office:value-type="float" office:value="0.000041012" calcext:value-type="float">
            <text:p>4,10E-05</text:p>
          </table:table-cell>
          <table:table-cell/>
          <table:table-cell office:value-type="float" office:value="0.000000036947" calcext:value-type="float">
            <text:p>3,69E-08</text:p>
          </table:table-cell>
          <table:table-cell office:value-type="float" office:value="0.000042556" calcext:value-type="float">
            <text:p>4,26E-05</text:p>
          </table:table-cell>
          <table:table-cell/>
          <table:table-cell office:value-type="float" office:value="0.000001256" calcext:value-type="float">
            <text:p>1,26E-06</text:p>
          </table:table-cell>
          <table:table-cell office:value-type="float" office:value="0.000099906" calcext:value-type="float">
            <text:p>9,99E-05</text:p>
          </table:table-cell>
          <table:table-cell/>
          <table:table-cell office:value-type="float" office:value="0.000003228" calcext:value-type="float">
            <text:p>3,23E-06</text:p>
          </table:table-cell>
          <table:table-cell office:value-type="float" office:value="0.00030319" calcext:value-type="float">
            <text:p>0,00030319</text:p>
          </table:table-cell>
          <table:table-cell/>
          <table:table-cell office:value-type="float" office:value="0.0000059119" calcext:value-type="float">
            <text:p>5,91E-06</text:p>
          </table:table-cell>
          <table:table-cell office:value-type="float" office:value="0.00057141" calcext:value-type="float">
            <text:p>0,00057141</text:p>
          </table:table-cell>
          <table:table-cell/>
          <table:table-cell office:value-type="float" office:value="0.000012744" calcext:value-type="float">
            <text:p>1,27E-05</text:p>
          </table:table-cell>
          <table:table-cell office:value-type="float" office:value="0.00082173" calcext:value-type="float">
            <text:p>0,00082173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-0.0000012439" calcext:value-type="float">
            <text:p>-1,24E-06</text:p>
          </table:table-cell>
          <table:table-cell office:value-type="float" office:value="0.000042" calcext:value-type="float">
            <text:p>4,20E-05</text:p>
          </table:table-cell>
          <table:table-cell/>
          <table:table-cell office:value-type="float" office:value="0.000000016038" calcext:value-type="float">
            <text:p>1,60E-08</text:p>
          </table:table-cell>
          <table:table-cell office:value-type="float" office:value="0.000043829" calcext:value-type="float">
            <text:p>4,38E-05</text:p>
          </table:table-cell>
          <table:table-cell/>
          <table:table-cell office:value-type="float" office:value="0.0000012797" calcext:value-type="float">
            <text:p>1,28E-06</text:p>
          </table:table-cell>
          <table:table-cell table:style-name="Default" office:value-type="float" office:value="0.000101213" calcext:value-type="float">
            <text:p>0,000101213</text:p>
          </table:table-cell>
          <table:table-cell/>
          <table:table-cell office:value-type="float" office:value="0.0000030085" calcext:value-type="float">
            <text:p>3,01E-06</text:p>
          </table:table-cell>
          <table:table-cell office:value-type="float" office:value="0.00030451" calcext:value-type="float">
            <text:p>0,00030451</text:p>
          </table:table-cell>
          <table:table-cell/>
          <table:table-cell office:value-type="float" office:value="0.000005939" calcext:value-type="float">
            <text:p>5,94E-06</text:p>
          </table:table-cell>
          <table:table-cell office:value-type="float" office:value="0.00057378" calcext:value-type="float">
            <text:p>0,00057378</text:p>
          </table:table-cell>
          <table:table-cell/>
          <table:table-cell office:value-type="float" office:value="0.000012776" calcext:value-type="float">
            <text:p>1,28E-05</text:p>
          </table:table-cell>
          <table:table-cell office:value-type="float" office:value="0.00082414" calcext:value-type="float">
            <text:p>0,0008241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-0.0000012951" calcext:value-type="float">
            <text:p>-1,30E-06</text:p>
          </table:table-cell>
          <table:table-cell office:value-type="float" office:value="0.000043003" calcext:value-type="float">
            <text:p>4,30E-05</text:p>
          </table:table-cell>
          <table:table-cell/>
          <table:table-cell office:value-type="float" office:value="-0.000000005269" calcext:value-type="float">
            <text:p>-5,27E-09</text:p>
          </table:table-cell>
          <table:table-cell office:value-type="float" office:value="0.000044862" calcext:value-type="float">
            <text:p>4,49E-05</text:p>
          </table:table-cell>
          <table:table-cell/>
          <table:table-cell office:value-type="float" office:value="0.0000012675" calcext:value-type="float">
            <text:p>1,27E-06</text:p>
          </table:table-cell>
          <table:table-cell table:style-name="Default" office:value-type="float" office:value="0.000102491" calcext:value-type="float">
            <text:p>0,000102491</text:p>
          </table:table-cell>
          <table:table-cell/>
          <table:table-cell office:value-type="float" office:value="0.0000030401" calcext:value-type="float">
            <text:p>3,04E-06</text:p>
          </table:table-cell>
          <table:table-cell office:value-type="float" office:value="0.00030638" calcext:value-type="float">
            <text:p>0,00030638</text:p>
          </table:table-cell>
          <table:table-cell/>
          <table:table-cell office:value-type="float" office:value="0.0000061756" calcext:value-type="float">
            <text:p>6,18E-06</text:p>
          </table:table-cell>
          <table:table-cell office:value-type="float" office:value="0.00057487" calcext:value-type="float">
            <text:p>0,00057487</text:p>
          </table:table-cell>
          <table:table-cell/>
          <table:table-cell office:value-type="float" office:value="0.000013242" calcext:value-type="float">
            <text:p>1,32E-05</text:p>
          </table:table-cell>
          <table:table-cell office:value-type="float" office:value="0.00082611" calcext:value-type="float">
            <text:p>0,00082611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-0.0000013541" calcext:value-type="float">
            <text:p>-1,35E-06</text:p>
          </table:table-cell>
          <table:table-cell office:value-type="float" office:value="0.000043905" calcext:value-type="float">
            <text:p>4,39E-05</text:p>
          </table:table-cell>
          <table:table-cell/>
          <table:table-cell office:value-type="float" office:value="-0.000000050185" calcext:value-type="float">
            <text:p>-5,02E-08</text:p>
          </table:table-cell>
          <table:table-cell office:value-type="float" office:value="0.000045746" calcext:value-type="float">
            <text:p>4,57E-05</text:p>
          </table:table-cell>
          <table:table-cell/>
          <table:table-cell office:value-type="float" office:value="0.000001255" calcext:value-type="float">
            <text:p>1,26E-06</text:p>
          </table:table-cell>
          <table:table-cell table:style-name="Default" office:value-type="float" office:value="0.000104013" calcext:value-type="float">
            <text:p>0,000104013</text:p>
          </table:table-cell>
          <table:table-cell/>
          <table:table-cell office:value-type="float" office:value="0.0000030624" calcext:value-type="float">
            <text:p>3,06E-06</text:p>
          </table:table-cell>
          <table:table-cell office:value-type="float" office:value="0.00030775" calcext:value-type="float">
            <text:p>0,00030775</text:p>
          </table:table-cell>
          <table:table-cell/>
          <table:table-cell office:value-type="float" office:value="0.0000061964" calcext:value-type="float">
            <text:p>6,20E-06</text:p>
          </table:table-cell>
          <table:table-cell office:value-type="float" office:value="0.00057698" calcext:value-type="float">
            <text:p>0,00057698</text:p>
          </table:table-cell>
          <table:table-cell/>
          <table:table-cell office:value-type="float" office:value="0.000012957" calcext:value-type="float">
            <text:p>1,30E-05</text:p>
          </table:table-cell>
          <table:table-cell office:value-type="float" office:value="0.00082844" calcext:value-type="float">
            <text:p>0,00082844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-0.0000014045" calcext:value-type="float">
            <text:p>-1,40E-06</text:p>
          </table:table-cell>
          <table:table-cell office:value-type="float" office:value="0.000044584" calcext:value-type="float">
            <text:p>4,46E-05</text:p>
          </table:table-cell>
          <table:table-cell/>
          <table:table-cell office:value-type="float" office:value="-0.000000053925" calcext:value-type="float">
            <text:p>-5,39E-08</text:p>
          </table:table-cell>
          <table:table-cell office:value-type="float" office:value="0.000046935" calcext:value-type="float">
            <text:p>4,69E-05</text:p>
          </table:table-cell>
          <table:table-cell/>
          <table:table-cell office:value-type="float" office:value="0.0000012224" calcext:value-type="float">
            <text:p>1,22E-06</text:p>
          </table:table-cell>
          <table:table-cell table:style-name="Default" office:value-type="float" office:value="0.000104202" calcext:value-type="float">
            <text:p>0,000104202</text:p>
          </table:table-cell>
          <table:table-cell/>
          <table:table-cell office:value-type="float" office:value="0.000003021" calcext:value-type="float">
            <text:p>3,02E-06</text:p>
          </table:table-cell>
          <table:table-cell office:value-type="float" office:value="0.00030923" calcext:value-type="float">
            <text:p>0,00030923</text:p>
          </table:table-cell>
          <table:table-cell/>
          <table:table-cell office:value-type="float" office:value="0.0000062363" calcext:value-type="float">
            <text:p>6,24E-06</text:p>
          </table:table-cell>
          <table:table-cell office:value-type="float" office:value="0.00057894" calcext:value-type="float">
            <text:p>0,00057894</text:p>
          </table:table-cell>
          <table:table-cell/>
          <table:table-cell office:value-type="float" office:value="0.000013074" calcext:value-type="float">
            <text:p>1,31E-05</text:p>
          </table:table-cell>
          <table:table-cell office:value-type="float" office:value="0.00082988" calcext:value-type="float">
            <text:p>0,00082988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-0.0000014781" calcext:value-type="float">
            <text:p>-1,48E-06</text:p>
          </table:table-cell>
          <table:table-cell office:value-type="float" office:value="0.000045439" calcext:value-type="float">
            <text:p>4,54E-05</text:p>
          </table:table-cell>
          <table:table-cell/>
          <table:table-cell office:value-type="float" office:value="-0.000000091221" calcext:value-type="float">
            <text:p>-9,12E-08</text:p>
          </table:table-cell>
          <table:table-cell office:value-type="float" office:value="0.00004776" calcext:value-type="float">
            <text:p>4,78E-05</text:p>
          </table:table-cell>
          <table:table-cell/>
          <table:table-cell office:value-type="float" office:value="0.0000012175" calcext:value-type="float">
            <text:p>1,22E-06</text:p>
          </table:table-cell>
          <table:table-cell table:style-name="Default" office:value-type="float" office:value="0.000106504" calcext:value-type="float">
            <text:p>0,000106504</text:p>
          </table:table-cell>
          <table:table-cell/>
          <table:table-cell office:value-type="float" office:value="0.0000032722" calcext:value-type="float">
            <text:p>3,27E-06</text:p>
          </table:table-cell>
          <table:table-cell office:value-type="float" office:value="0.00031201" calcext:value-type="float">
            <text:p>0,00031201</text:p>
          </table:table-cell>
          <table:table-cell/>
          <table:table-cell office:value-type="float" office:value="0.0000062526" calcext:value-type="float">
            <text:p>6,25E-06</text:p>
          </table:table-cell>
          <table:table-cell office:value-type="float" office:value="0.00058158" calcext:value-type="float">
            <text:p>0,00058158</text:p>
          </table:table-cell>
          <table:table-cell/>
          <table:table-cell office:value-type="float" office:value="0.000013162" calcext:value-type="float">
            <text:p>1,32E-05</text:p>
          </table:table-cell>
          <table:table-cell office:value-type="float" office:value="0.00083125" calcext:value-type="float">
            <text:p>0,0008312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-0.0000015503" calcext:value-type="float">
            <text:p>-1,55E-06</text:p>
          </table:table-cell>
          <table:table-cell office:value-type="float" office:value="0.000046527" calcext:value-type="float">
            <text:p>4,65E-05</text:p>
          </table:table-cell>
          <table:table-cell/>
          <table:table-cell office:value-type="float" office:value="-0.000000113907" calcext:value-type="float">
            <text:p>-1,14E-07</text:p>
          </table:table-cell>
          <table:table-cell office:value-type="float" office:value="0.000048848" calcext:value-type="float">
            <text:p>4,88E-05</text:p>
          </table:table-cell>
          <table:table-cell/>
          <table:table-cell office:value-type="float" office:value="0.0000011751" calcext:value-type="float">
            <text:p>1,18E-06</text:p>
          </table:table-cell>
          <table:table-cell table:style-name="Default" office:value-type="float" office:value="0.000108241" calcext:value-type="float">
            <text:p>0,000108241</text:p>
          </table:table-cell>
          <table:table-cell/>
          <table:table-cell office:value-type="float" office:value="0.0000032747" calcext:value-type="float">
            <text:p>3,27E-06</text:p>
          </table:table-cell>
          <table:table-cell office:value-type="float" office:value="0.00031334" calcext:value-type="float">
            <text:p>0,00031334</text:p>
          </table:table-cell>
          <table:table-cell/>
          <table:table-cell office:value-type="float" office:value="0.0000063126" calcext:value-type="float">
            <text:p>6,31E-06</text:p>
          </table:table-cell>
          <table:table-cell office:value-type="float" office:value="0.00058347" calcext:value-type="float">
            <text:p>0,00058347</text:p>
          </table:table-cell>
          <table:table-cell/>
          <table:table-cell office:value-type="float" office:value="0.000013047" calcext:value-type="float">
            <text:p>1,30E-05</text:p>
          </table:table-cell>
          <table:table-cell office:value-type="float" office:value="0.00083314" calcext:value-type="float">
            <text:p>0,00083314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-0.0000016557" calcext:value-type="float">
            <text:p>-1,66E-06</text:p>
          </table:table-cell>
          <table:table-cell office:value-type="float" office:value="0.000047648" calcext:value-type="float">
            <text:p>4,76E-05</text:p>
          </table:table-cell>
          <table:table-cell/>
          <table:table-cell office:value-type="float" office:value="-0.00000021594" calcext:value-type="float">
            <text:p>-2,16E-07</text:p>
          </table:table-cell>
          <table:table-cell office:value-type="float" office:value="0.000050081" calcext:value-type="float">
            <text:p>5,01E-05</text:p>
          </table:table-cell>
          <table:table-cell/>
          <table:table-cell office:value-type="float" office:value="0.0000011664" calcext:value-type="float">
            <text:p>1,17E-06</text:p>
          </table:table-cell>
          <table:table-cell table:style-name="Default" office:value-type="float" office:value="0.00010949" calcext:value-type="float">
            <text:p>0,00010949</text:p>
          </table:table-cell>
          <table:table-cell/>
          <table:table-cell office:value-type="float" office:value="0.0000032676" calcext:value-type="float">
            <text:p>3,27E-06</text:p>
          </table:table-cell>
          <table:table-cell office:value-type="float" office:value="0.00031608" calcext:value-type="float">
            <text:p>0,00031608</text:p>
          </table:table-cell>
          <table:table-cell/>
          <table:table-cell office:value-type="float" office:value="0.0000063973" calcext:value-type="float">
            <text:p>6,40E-06</text:p>
          </table:table-cell>
          <table:table-cell office:value-type="float" office:value="0.00058502" calcext:value-type="float">
            <text:p>0,00058502</text:p>
          </table:table-cell>
          <table:table-cell/>
          <table:table-cell office:value-type="float" office:value="0.000013192" calcext:value-type="float">
            <text:p>1,32E-05</text:p>
          </table:table-cell>
          <table:table-cell office:value-type="float" office:value="0.0008358" calcext:value-type="float">
            <text:p>0,0008358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-0.0000017453" calcext:value-type="float">
            <text:p>-1,75E-06</text:p>
          </table:table-cell>
          <table:table-cell office:value-type="float" office:value="0.000049097" calcext:value-type="float">
            <text:p>4,91E-05</text:p>
          </table:table-cell>
          <table:table-cell/>
          <table:table-cell office:value-type="float" office:value="-0.00000025842" calcext:value-type="float">
            <text:p>-2,58E-07</text:p>
          </table:table-cell>
          <table:table-cell office:value-type="float" office:value="0.000050836" calcext:value-type="float">
            <text:p>5,08E-05</text:p>
          </table:table-cell>
          <table:table-cell/>
          <table:table-cell office:value-type="float" office:value="0.0000013697" calcext:value-type="float">
            <text:p>1,37E-06</text:p>
          </table:table-cell>
          <table:table-cell table:style-name="Default" office:value-type="float" office:value="0.000111255" calcext:value-type="float">
            <text:p>0,000111255</text:p>
          </table:table-cell>
          <table:table-cell/>
          <table:table-cell office:value-type="float" office:value="0.0000032697" calcext:value-type="float">
            <text:p>3,27E-06</text:p>
          </table:table-cell>
          <table:table-cell office:value-type="float" office:value="0.00031769" calcext:value-type="float">
            <text:p>0,00031769</text:p>
          </table:table-cell>
          <table:table-cell/>
          <table:table-cell office:value-type="float" office:value="0.000006093" calcext:value-type="float">
            <text:p>6,09E-06</text:p>
          </table:table-cell>
          <table:table-cell office:value-type="float" office:value="0.00058783" calcext:value-type="float">
            <text:p>0,00058783</text:p>
          </table:table-cell>
          <table:table-cell/>
          <table:table-cell office:value-type="float" office:value="0.000013264" calcext:value-type="float">
            <text:p>1,33E-05</text:p>
          </table:table-cell>
          <table:table-cell office:value-type="float" office:value="0.00083734" calcext:value-type="float">
            <text:p>0,00083734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-0.00000182" calcext:value-type="float">
            <text:p>-1,82E-06</text:p>
          </table:table-cell>
          <table:table-cell office:value-type="float" office:value="0.000049903" calcext:value-type="float">
            <text:p>4,99E-05</text:p>
          </table:table-cell>
          <table:table-cell/>
          <table:table-cell office:value-type="float" office:value="-0.00000029279" calcext:value-type="float">
            <text:p>-2,93E-07</text:p>
          </table:table-cell>
          <table:table-cell office:value-type="float" office:value="0.000052036" calcext:value-type="float">
            <text:p>5,20E-05</text:p>
          </table:table-cell>
          <table:table-cell/>
          <table:table-cell office:value-type="float" office:value="0.0000013512" calcext:value-type="float">
            <text:p>1,35E-06</text:p>
          </table:table-cell>
          <table:table-cell table:style-name="Default" office:value-type="float" office:value="0.000112854" calcext:value-type="float">
            <text:p>0,000112854</text:p>
          </table:table-cell>
          <table:table-cell/>
          <table:table-cell office:value-type="float" office:value="0.0000032661" calcext:value-type="float">
            <text:p>3,27E-06</text:p>
          </table:table-cell>
          <table:table-cell office:value-type="float" office:value="0.00032023" calcext:value-type="float">
            <text:p>0,00032023</text:p>
          </table:table-cell>
          <table:table-cell/>
          <table:table-cell office:value-type="float" office:value="0.000006476" calcext:value-type="float">
            <text:p>6,48E-06</text:p>
          </table:table-cell>
          <table:table-cell office:value-type="float" office:value="0.00058959" calcext:value-type="float">
            <text:p>0,00058959</text:p>
          </table:table-cell>
          <table:table-cell/>
          <table:table-cell office:value-type="float" office:value="0.000013314" calcext:value-type="float">
            <text:p>1,33E-05</text:p>
          </table:table-cell>
          <table:table-cell office:value-type="float" office:value="0.00083974" calcext:value-type="float">
            <text:p>0,00083974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-0.0000020715" calcext:value-type="float">
            <text:p>-2,07E-06</text:p>
          </table:table-cell>
          <table:table-cell office:value-type="float" office:value="0.000051284" calcext:value-type="float">
            <text:p>5,13E-05</text:p>
          </table:table-cell>
          <table:table-cell/>
          <table:table-cell office:value-type="float" office:value="-0.00000037007" calcext:value-type="float">
            <text:p>-3,70E-07</text:p>
          </table:table-cell>
          <table:table-cell office:value-type="float" office:value="0.000054172" calcext:value-type="float">
            <text:p>5,42E-05</text:p>
          </table:table-cell>
          <table:table-cell/>
          <table:table-cell office:value-type="float" office:value="0.0000013446" calcext:value-type="float">
            <text:p>1,34E-06</text:p>
          </table:table-cell>
          <table:table-cell table:style-name="Default" office:value-type="float" office:value="0.000113702" calcext:value-type="float">
            <text:p>0,000113702</text:p>
          </table:table-cell>
          <table:table-cell/>
          <table:table-cell office:value-type="float" office:value="0.0000032708" calcext:value-type="float">
            <text:p>3,27E-06</text:p>
          </table:table-cell>
          <table:table-cell office:value-type="float" office:value="0.00032229" calcext:value-type="float">
            <text:p>0,00032229</text:p>
          </table:table-cell>
          <table:table-cell/>
          <table:table-cell office:value-type="float" office:value="0.0000063234" calcext:value-type="float">
            <text:p>6,32E-06</text:p>
          </table:table-cell>
          <table:table-cell office:value-type="float" office:value="0.00059258" calcext:value-type="float">
            <text:p>0,00059258</text:p>
          </table:table-cell>
          <table:table-cell/>
          <table:table-cell office:value-type="float" office:value="0.000013319" calcext:value-type="float">
            <text:p>1,33E-05</text:p>
          </table:table-cell>
          <table:table-cell office:value-type="float" office:value="0.00084131" calcext:value-type="float">
            <text:p>0,0008413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-0.0000021971" calcext:value-type="float">
            <text:p>-2,20E-06</text:p>
          </table:table-cell>
          <table:table-cell office:value-type="float" office:value="0.000052842" calcext:value-type="float">
            <text:p>5,28E-05</text:p>
          </table:table-cell>
          <table:table-cell/>
          <table:table-cell office:value-type="float" office:value="-0.00000039676" calcext:value-type="float">
            <text:p>-3,97E-07</text:p>
          </table:table-cell>
          <table:table-cell office:value-type="float" office:value="0.000055159" calcext:value-type="float">
            <text:p>5,52E-05</text:p>
          </table:table-cell>
          <table:table-cell/>
          <table:table-cell office:value-type="float" office:value="0.000001323" calcext:value-type="float">
            <text:p>1,32E-06</text:p>
          </table:table-cell>
          <table:table-cell table:style-name="Default" office:value-type="float" office:value="0.00011485" calcext:value-type="float">
            <text:p>0,00011485</text:p>
          </table:table-cell>
          <table:table-cell/>
          <table:table-cell office:value-type="float" office:value="0.0000032048" calcext:value-type="float">
            <text:p>3,20E-06</text:p>
          </table:table-cell>
          <table:table-cell office:value-type="float" office:value="0.00032321" calcext:value-type="float">
            <text:p>0,00032321</text:p>
          </table:table-cell>
          <table:table-cell/>
          <table:table-cell office:value-type="float" office:value="0.0000064529" calcext:value-type="float">
            <text:p>6,45E-06</text:p>
          </table:table-cell>
          <table:table-cell office:value-type="float" office:value="0.00059464" calcext:value-type="float">
            <text:p>0,00059464</text:p>
          </table:table-cell>
          <table:table-cell/>
          <table:table-cell office:value-type="float" office:value="0.000013428" calcext:value-type="float">
            <text:p>1,34E-05</text:p>
          </table:table-cell>
          <table:table-cell office:value-type="float" office:value="0.00084479" calcext:value-type="float">
            <text:p>0,00084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0000022417" calcext:value-type="float">
            <text:p>-2,24E-06</text:p>
          </table:table-cell>
          <table:table-cell office:value-type="float" office:value="0.000054172" calcext:value-type="float">
            <text:p>5,42E-05</text:p>
          </table:table-cell>
          <table:table-cell/>
          <table:table-cell office:value-type="float" office:value="-0.00000042495" calcext:value-type="float">
            <text:p>-4,25E-07</text:p>
          </table:table-cell>
          <table:table-cell office:value-type="float" office:value="0.000056614" calcext:value-type="float">
            <text:p>5,66E-05</text:p>
          </table:table-cell>
          <table:table-cell/>
          <table:table-cell office:value-type="float" office:value="0.0000011224" calcext:value-type="float">
            <text:p>1,12E-06</text:p>
          </table:table-cell>
          <table:table-cell table:style-name="Default" office:value-type="float" office:value="0.00011754" calcext:value-type="float">
            <text:p>0,00011754</text:p>
          </table:table-cell>
          <table:table-cell/>
          <table:table-cell office:value-type="float" office:value="0.0000032436" calcext:value-type="float">
            <text:p>3,24E-06</text:p>
          </table:table-cell>
          <table:table-cell office:value-type="float" office:value="0.00032573" calcext:value-type="float">
            <text:p>0,00032573</text:p>
          </table:table-cell>
          <table:table-cell/>
          <table:table-cell office:value-type="float" office:value="0.000006417" calcext:value-type="float">
            <text:p>6,42E-06</text:p>
          </table:table-cell>
          <table:table-cell office:value-type="float" office:value="0.00059596" calcext:value-type="float">
            <text:p>0,00059596</text:p>
          </table:table-cell>
          <table:table-cell/>
          <table:table-cell office:value-type="float" office:value="0.000013318" calcext:value-type="float">
            <text:p>1,33E-05</text:p>
          </table:table-cell>
          <table:table-cell office:value-type="float" office:value="0.00084632" calcext:value-type="float">
            <text:p>0,00084632</text:p>
          </table:table-cell>
        </table:table-row>
      </table:table>
      <table:table table:name="DIBL-1-10" table:style-name="ta1">
        <table:shapes>
          <draw:frame draw:z-index="0" draw:style-name="gr1" draw:text-style-name="P1" svg:width="159.99mm" svg:height="89.99mm" svg:x="97.09mm" svg:y="114.9mm">
            <loext:p draw:notify-on-update-of-ranges="'DIBL-1-10'.A6:'DIBL-1-10'.A106 'DIBL-1-10'.D5:'DIBL-1-10'.D5 'DIBL-1-10'.D6:'DIBL-1-10'.D106 'DIBL-1-10'.A6:'DIBL-1-10'.A106 'DIBL-1-10'.G5:'DIBL-1-10'.G5 'DIBL-1-10'.G6:'DIBL-1-10'.G106 'DIBL-1-10'.A6:'DIBL-1-10'.A106 'DIBL-1-10'.J5:'DIBL-1-10'.J5 'DIBL-1-10'.J6:'DIBL-1-10'.J106 'DIBL-1-10'.A6:'DIBL-1-10'.A106 'DIBL-1-10'.M5:'DIBL-1-10'.M5 'DIBL-1-10'.M6:'DIBL-1-10'.M106 'DIBL-1-10'.A6:'DIBL-1-10'.A106 'DIBL-1-10'.P5:'DIBL-1-10'.P5 'DIBL-1-10'.P6:'DIBL-1-10'.P106 'DIBL-1-10'.A6:'DIBL-1-10'.A106 'DIBL-1-10'.S5:'DIBL-1-10'.S5 'DIBL-1-10'.S6:'DIBL-1-10'.S106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3" table:default-cell-style-name="Default"/>
        <table:table-column table:style-name="co7" table:default-cell-style-name="ce7"/>
        <table:table-column table:style-name="co6" table:default-cell-style-name="ce7"/>
        <table:table-column table:style-name="co7" table:default-cell-style-name="Default"/>
        <table:table-column table:style-name="co7" table:number-columns-repeated="2" table:default-cell-style-name="ce7"/>
        <table:table-column table:style-name="co7" table:default-cell-style-name="Default"/>
        <table:table-column table:style-name="co7" table:number-columns-repeated="2" table:default-cell-style-name="ce7"/>
        <table:table-column table:style-name="co7" table:default-cell-style-name="Default"/>
        <table:table-column table:style-name="co7" table:number-columns-repeated="2" table:default-cell-style-name="ce7"/>
        <table:table-column table:style-name="co7" table:default-cell-style-name="Default"/>
        <table:table-column table:style-name="co7" table:number-columns-repeated="2" table:default-cell-style-name="ce7"/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2">
            <text:p>Vg = 0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2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4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6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8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1</text:p>
          </table:table-cell>
          <table:covered-table-cell table:style-name="Default"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1102" calcext:value-type="float">
            <text:p>-1,10E-11</text:p>
          </table:table-cell>
          <table:table-cell office:value-type="float" office:value="0.00000000000141" calcext:value-type="float">
            <text:p>1,41E-12</text:p>
          </table:table-cell>
          <table:table-cell/>
          <table:table-cell office:value-type="float" office:value="0.00000000002808" calcext:value-type="float">
            <text:p>2,81E-11</text:p>
          </table:table-cell>
          <table:table-cell office:value-type="float" office:value="-0.00000000001702" calcext:value-type="float">
            <text:p>-1,70E-11</text:p>
          </table:table-cell>
          <table:table-cell/>
          <table:table-cell office:value-type="float" office:value="0.00000000045468" calcext:value-type="float">
            <text:p>4,55E-10</text:p>
          </table:table-cell>
          <table:table-cell office:value-type="float" office:value="-0.00000000025381" calcext:value-type="float">
            <text:p>-2,54E-10</text:p>
          </table:table-cell>
          <table:table-cell/>
          <table:table-cell office:value-type="float" office:value="0.0000000027744" calcext:value-type="float">
            <text:p>2,77E-09</text:p>
          </table:table-cell>
          <table:table-cell office:value-type="float" office:value="-0.0000000014479" calcext:value-type="float">
            <text:p>-1,45E-09</text:p>
          </table:table-cell>
          <table:table-cell/>
          <table:table-cell office:value-type="float" office:value="0.000000010694" calcext:value-type="float">
            <text:p>1,07E-08</text:p>
          </table:table-cell>
          <table:table-cell office:value-type="float" office:value="-0.0000000036837" calcext:value-type="float">
            <text:p>-3,68E-09</text:p>
          </table:table-cell>
          <table:table-cell/>
          <table:table-cell office:value-type="float" office:value="0.000000033885" calcext:value-type="float">
            <text:p>3,39E-08</text:p>
          </table:table-cell>
          <table:table-cell office:value-type="float" office:value="-0.000000018531" calcext:value-type="float">
            <text:p>-1,85E-0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043" calcext:value-type="float">
            <text:p>-4,30E-13</text:p>
          </table:table-cell>
          <table:table-cell office:value-type="float" office:value="0.00000000000052" calcext:value-type="float">
            <text:p>5,20E-13</text:p>
          </table:table-cell>
          <table:table-cell/>
          <table:table-cell office:value-type="float" office:value="0.00000000002298" calcext:value-type="float">
            <text:p>2,30E-11</text:p>
          </table:table-cell>
          <table:table-cell office:value-type="float" office:value="-0.00000000000593" calcext:value-type="float">
            <text:p>-5,93E-12</text:p>
          </table:table-cell>
          <table:table-cell/>
          <table:table-cell office:value-type="float" office:value="0.00000000043053" calcext:value-type="float">
            <text:p>4,31E-10</text:p>
          </table:table-cell>
          <table:table-cell office:value-type="float" office:value="0.0000000068615" calcext:value-type="float">
            <text:p>6,86E-09</text:p>
          </table:table-cell>
          <table:table-cell/>
          <table:table-cell office:value-type="float" office:value="0.00000000267" calcext:value-type="float">
            <text:p>2,67E-09</text:p>
          </table:table-cell>
          <table:table-cell office:value-type="float" office:value="0.00000007871" calcext:value-type="float">
            <text:p>7,87E-08</text:p>
          </table:table-cell>
          <table:table-cell/>
          <table:table-cell office:value-type="float" office:value="0.000000010325" calcext:value-type="float">
            <text:p>1,03E-08</text:p>
          </table:table-cell>
          <table:table-cell office:value-type="float" office:value="0.00000017771" calcext:value-type="float">
            <text:p>1,78E-07</text:p>
          </table:table-cell>
          <table:table-cell/>
          <table:table-cell office:value-type="float" office:value="0.000000032986" calcext:value-type="float">
            <text:p>3,30E-08</text:p>
          </table:table-cell>
          <table:table-cell office:value-type="float" office:value="0.00000026717" calcext:value-type="float">
            <text:p>2,67E-07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0000624" calcext:value-type="float">
            <text:p>6,24E-12</text:p>
          </table:table-cell>
          <table:table-cell office:value-type="float" office:value="0.00000000000323" calcext:value-type="float">
            <text:p>3,23E-12</text:p>
          </table:table-cell>
          <table:table-cell/>
          <table:table-cell office:value-type="float" office:value="0.00000000002606" calcext:value-type="float">
            <text:p>2,61E-11</text:p>
          </table:table-cell>
          <table:table-cell office:value-type="float" office:value="0.00000000000401" calcext:value-type="float">
            <text:p>4,01E-12</text:p>
          </table:table-cell>
          <table:table-cell/>
          <table:table-cell office:value-type="float" office:value="0.00000000041238" calcext:value-type="float">
            <text:p>4,12E-10</text:p>
          </table:table-cell>
          <table:table-cell office:value-type="float" office:value="0.000000012222" calcext:value-type="float">
            <text:p>1,22E-08</text:p>
          </table:table-cell>
          <table:table-cell/>
          <table:table-cell office:value-type="float" office:value="0.0000000025717" calcext:value-type="float">
            <text:p>2,57E-09</text:p>
          </table:table-cell>
          <table:table-cell office:value-type="float" office:value="0.00000015355" calcext:value-type="float">
            <text:p>1,54E-07</text:p>
          </table:table-cell>
          <table:table-cell/>
          <table:table-cell office:value-type="float" office:value="0.000000010047" calcext:value-type="float">
            <text:p>1,00E-08</text:p>
          </table:table-cell>
          <table:table-cell office:value-type="float" office:value="0.00000035437" calcext:value-type="float">
            <text:p>3,54E-07</text:p>
          </table:table-cell>
          <table:table-cell/>
          <table:table-cell office:value-type="float" office:value="0.000000032092" calcext:value-type="float">
            <text:p>3,21E-08</text:p>
          </table:table-cell>
          <table:table-cell office:value-type="float" office:value="0.00000054536" calcext:value-type="float">
            <text:p>5,45E-07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0072" calcext:value-type="float">
            <text:p>7,20E-13</text:p>
          </table:table-cell>
          <table:table-cell office:value-type="float" office:value="-0.00000000000379" calcext:value-type="float">
            <text:p>-3,79E-12</text:p>
          </table:table-cell>
          <table:table-cell/>
          <table:table-cell office:value-type="float" office:value="0.00000000002032" calcext:value-type="float">
            <text:p>2,03E-11</text:p>
          </table:table-cell>
          <table:table-cell office:value-type="float" office:value="0.00000000001233" calcext:value-type="float">
            <text:p>1,23E-11</text:p>
          </table:table-cell>
          <table:table-cell/>
          <table:table-cell office:value-type="float" office:value="0.00000000039581" calcext:value-type="float">
            <text:p>3,96E-10</text:p>
          </table:table-cell>
          <table:table-cell office:value-type="float" office:value="0.000000016356" calcext:value-type="float">
            <text:p>1,64E-08</text:p>
          </table:table-cell>
          <table:table-cell/>
          <table:table-cell office:value-type="float" office:value="0.0000000024755" calcext:value-type="float">
            <text:p>2,48E-09</text:p>
          </table:table-cell>
          <table:table-cell office:value-type="float" office:value="0.00000022365" calcext:value-type="float">
            <text:p>2,24E-07</text:p>
          </table:table-cell>
          <table:table-cell/>
          <table:table-cell office:value-type="float" office:value="0.0000000097872" calcext:value-type="float">
            <text:p>9,79E-09</text:p>
          </table:table-cell>
          <table:table-cell office:value-type="float" office:value="0.00000052686" calcext:value-type="float">
            <text:p>5,27E-07</text:p>
          </table:table-cell>
          <table:table-cell/>
          <table:table-cell office:value-type="float" office:value="0.000000031181" calcext:value-type="float">
            <text:p>3,12E-08</text:p>
          </table:table-cell>
          <table:table-cell office:value-type="float" office:value="0.00000082033" calcext:value-type="float">
            <text:p>8,20E-07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001186" calcext:value-type="float">
            <text:p>-1,19E-11</text:p>
          </table:table-cell>
          <table:table-cell office:value-type="float" office:value="0.00000000000263" calcext:value-type="float">
            <text:p>2,63E-12</text:p>
          </table:table-cell>
          <table:table-cell/>
          <table:table-cell office:value-type="float" office:value="0.00000000001366" calcext:value-type="float">
            <text:p>1,37E-11</text:p>
          </table:table-cell>
          <table:table-cell office:value-type="float" office:value="0.00000000001509" calcext:value-type="float">
            <text:p>1,51E-11</text:p>
          </table:table-cell>
          <table:table-cell/>
          <table:table-cell office:value-type="float" office:value="0.00000000038401" calcext:value-type="float">
            <text:p>3,84E-10</text:p>
          </table:table-cell>
          <table:table-cell office:value-type="float" office:value="0.00000001948" calcext:value-type="float">
            <text:p>1,95E-08</text:p>
          </table:table-cell>
          <table:table-cell/>
          <table:table-cell office:value-type="float" office:value="0.0000000023916" calcext:value-type="float">
            <text:p>2,39E-09</text:p>
          </table:table-cell>
          <table:table-cell office:value-type="float" office:value="0.00000028807" calcext:value-type="float">
            <text:p>2,88E-07</text:p>
          </table:table-cell>
          <table:table-cell/>
          <table:table-cell office:value-type="float" office:value="0.000000009514" calcext:value-type="float">
            <text:p>9,51E-09</text:p>
          </table:table-cell>
          <table:table-cell office:value-type="float" office:value="0.00000069145" calcext:value-type="float">
            <text:p>6,91E-07</text:p>
          </table:table-cell>
          <table:table-cell/>
          <table:table-cell office:value-type="float" office:value="0.000000030378" calcext:value-type="float">
            <text:p>3,04E-08</text:p>
          </table:table-cell>
          <table:table-cell office:value-type="float" office:value="0.00000108761" calcext:value-type="float">
            <text:p>1,09E-0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00000023" calcext:value-type="float">
            <text:p>2,30E-13</text:p>
          </table:table-cell>
          <table:table-cell office:value-type="float" office:value="-0.00000000000152" calcext:value-type="float">
            <text:p>-1,52E-12</text:p>
          </table:table-cell>
          <table:table-cell/>
          <table:table-cell office:value-type="float" office:value="0.00000000001824" calcext:value-type="float">
            <text:p>1,82E-11</text:p>
          </table:table-cell>
          <table:table-cell office:value-type="float" office:value="0.00000000001785" calcext:value-type="float">
            <text:p>1,79E-11</text:p>
          </table:table-cell>
          <table:table-cell/>
          <table:table-cell office:value-type="float" office:value="0.000000000374" calcext:value-type="float">
            <text:p>3,74E-10</text:p>
          </table:table-cell>
          <table:table-cell office:value-type="float" office:value="0.000000021657" calcext:value-type="float">
            <text:p>2,17E-08</text:p>
          </table:table-cell>
          <table:table-cell/>
          <table:table-cell office:value-type="float" office:value="0.0000000023096" calcext:value-type="float">
            <text:p>2,31E-09</text:p>
          </table:table-cell>
          <table:table-cell office:value-type="float" office:value="0.00000034806" calcext:value-type="float">
            <text:p>3,48E-07</text:p>
          </table:table-cell>
          <table:table-cell/>
          <table:table-cell office:value-type="float" office:value="0.0000000092393" calcext:value-type="float">
            <text:p>9,24E-09</text:p>
          </table:table-cell>
          <table:table-cell office:value-type="float" office:value="0.00000085241" calcext:value-type="float">
            <text:p>8,52E-07</text:p>
          </table:table-cell>
          <table:table-cell/>
          <table:table-cell office:value-type="float" office:value="0.000000029691" calcext:value-type="float">
            <text:p>2,97E-08</text:p>
          </table:table-cell>
          <table:table-cell office:value-type="float" office:value="0.0000013518" calcext:value-type="float">
            <text:p>1,35E-06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00000232" calcext:value-type="float">
            <text:p>2,32E-12</text:p>
          </table:table-cell>
          <table:table-cell office:value-type="float" office:value="0.00000000000348" calcext:value-type="float">
            <text:p>3,48E-12</text:p>
          </table:table-cell>
          <table:table-cell/>
          <table:table-cell office:value-type="float" office:value="0.00000000001892" calcext:value-type="float">
            <text:p>1,89E-11</text:p>
          </table:table-cell>
          <table:table-cell office:value-type="float" office:value="0.00000000002135" calcext:value-type="float">
            <text:p>2,14E-11</text:p>
          </table:table-cell>
          <table:table-cell/>
          <table:table-cell office:value-type="float" office:value="0.0000000003648" calcext:value-type="float">
            <text:p>3,65E-10</text:p>
          </table:table-cell>
          <table:table-cell office:value-type="float" office:value="0.00000002325" calcext:value-type="float">
            <text:p>2,33E-08</text:p>
          </table:table-cell>
          <table:table-cell/>
          <table:table-cell office:value-type="float" office:value="0.0000000022305" calcext:value-type="float">
            <text:p>2,23E-09</text:p>
          </table:table-cell>
          <table:table-cell office:value-type="float" office:value="0.00000040267" calcext:value-type="float">
            <text:p>4,03E-07</text:p>
          </table:table-cell>
          <table:table-cell/>
          <table:table-cell office:value-type="float" office:value="0.0000000089905" calcext:value-type="float">
            <text:p>8,99E-09</text:p>
          </table:table-cell>
          <table:table-cell office:value-type="float" office:value="0.000001006" calcext:value-type="float">
            <text:p>1,01E-06</text:p>
          </table:table-cell>
          <table:table-cell/>
          <table:table-cell office:value-type="float" office:value="0.000000028881" calcext:value-type="float">
            <text:p>2,89E-08</text:p>
          </table:table-cell>
          <table:table-cell office:value-type="float" office:value="0.0000016081" calcext:value-type="float">
            <text:p>1,61E-06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737" calcext:value-type="float">
            <text:p>-7,37E-12</text:p>
          </table:table-cell>
          <table:table-cell office:value-type="float" office:value="-0.00000000000194" calcext:value-type="float">
            <text:p>-1,94E-12</text:p>
          </table:table-cell>
          <table:table-cell/>
          <table:table-cell office:value-type="float" office:value="0.00000000001681" calcext:value-type="float">
            <text:p>1,68E-11</text:p>
          </table:table-cell>
          <table:table-cell office:value-type="float" office:value="0.00000000002589" calcext:value-type="float">
            <text:p>2,59E-11</text:p>
          </table:table-cell>
          <table:table-cell/>
          <table:table-cell office:value-type="float" office:value="0.00000000035575" calcext:value-type="float">
            <text:p>3,56E-10</text:p>
          </table:table-cell>
          <table:table-cell office:value-type="float" office:value="0.000000024464" calcext:value-type="float">
            <text:p>2,45E-08</text:p>
          </table:table-cell>
          <table:table-cell/>
          <table:table-cell office:value-type="float" office:value="0.0000000021562" calcext:value-type="float">
            <text:p>2,16E-09</text:p>
          </table:table-cell>
          <table:table-cell office:value-type="float" office:value="0.00000045288" calcext:value-type="float">
            <text:p>4,53E-07</text:p>
          </table:table-cell>
          <table:table-cell/>
          <table:table-cell office:value-type="float" office:value="0.0000000087334" calcext:value-type="float">
            <text:p>8,73E-09</text:p>
          </table:table-cell>
          <table:table-cell office:value-type="float" office:value="0.0000011556" calcext:value-type="float">
            <text:p>1,16E-06</text:p>
          </table:table-cell>
          <table:table-cell/>
          <table:table-cell office:value-type="float" office:value="0.000000028175" calcext:value-type="float">
            <text:p>2,82E-08</text:p>
          </table:table-cell>
          <table:table-cell office:value-type="float" office:value="0.0000018614" calcext:value-type="float">
            <text:p>1,86E-06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00000125" calcext:value-type="float">
            <text:p>1,25E-12</text:p>
          </table:table-cell>
          <table:table-cell office:value-type="float" office:value="0.00000000000373" calcext:value-type="float">
            <text:p>3,73E-12</text:p>
          </table:table-cell>
          <table:table-cell/>
          <table:table-cell office:value-type="float" office:value="0.00000000002137" calcext:value-type="float">
            <text:p>2,14E-11</text:p>
          </table:table-cell>
          <table:table-cell office:value-type="float" office:value="0.00000000002204" calcext:value-type="float">
            <text:p>2,20E-11</text:p>
          </table:table-cell>
          <table:table-cell/>
          <table:table-cell office:value-type="float" office:value="0.00000000034926" calcext:value-type="float">
            <text:p>3,49E-10</text:p>
          </table:table-cell>
          <table:table-cell office:value-type="float" office:value="0.000000025219" calcext:value-type="float">
            <text:p>2,52E-08</text:p>
          </table:table-cell>
          <table:table-cell/>
          <table:table-cell office:value-type="float" office:value="0.0000000020889" calcext:value-type="float">
            <text:p>2,09E-09</text:p>
          </table:table-cell>
          <table:table-cell office:value-type="float" office:value="0.0000004979" calcext:value-type="float">
            <text:p>4,98E-07</text:p>
          </table:table-cell>
          <table:table-cell/>
          <table:table-cell office:value-type="float" office:value="0.0000000085145" calcext:value-type="float">
            <text:p>8,51E-09</text:p>
          </table:table-cell>
          <table:table-cell office:value-type="float" office:value="0.0000012978" calcext:value-type="float">
            <text:p>1,30E-06</text:p>
          </table:table-cell>
          <table:table-cell/>
          <table:table-cell office:value-type="float" office:value="0.000000027499" calcext:value-type="float">
            <text:p>2,75E-08</text:p>
          </table:table-cell>
          <table:table-cell office:value-type="float" office:value="0.0000021069" calcext:value-type="float">
            <text:p>2,11E-06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0000148" calcext:value-type="float">
            <text:p>1,48E-11</text:p>
          </table:table-cell>
          <table:table-cell office:value-type="float" office:value="-0.00000000000373" calcext:value-type="float">
            <text:p>-3,73E-12</text:p>
          </table:table-cell>
          <table:table-cell/>
          <table:table-cell office:value-type="float" office:value="0.00000000001254" calcext:value-type="float">
            <text:p>1,25E-11</text:p>
          </table:table-cell>
          <table:table-cell office:value-type="float" office:value="0.00000000002622" calcext:value-type="float">
            <text:p>2,62E-11</text:p>
          </table:table-cell>
          <table:table-cell/>
          <table:table-cell office:value-type="float" office:value="0.00000000034474" calcext:value-type="float">
            <text:p>3,45E-10</text:p>
          </table:table-cell>
          <table:table-cell office:value-type="float" office:value="0.000000025783" calcext:value-type="float">
            <text:p>2,58E-08</text:p>
          </table:table-cell>
          <table:table-cell/>
          <table:table-cell office:value-type="float" office:value="0.0000000020331" calcext:value-type="float">
            <text:p>2,03E-09</text:p>
          </table:table-cell>
          <table:table-cell office:value-type="float" office:value="0.00000053869" calcext:value-type="float">
            <text:p>5,39E-07</text:p>
          </table:table-cell>
          <table:table-cell/>
          <table:table-cell office:value-type="float" office:value="0.0000000083041" calcext:value-type="float">
            <text:p>8,30E-09</text:p>
          </table:table-cell>
          <table:table-cell office:value-type="float" office:value="0.0000014355" calcext:value-type="float">
            <text:p>1,44E-06</text:p>
          </table:table-cell>
          <table:table-cell/>
          <table:table-cell office:value-type="float" office:value="0.000000026853" calcext:value-type="float">
            <text:p>2,69E-08</text:p>
          </table:table-cell>
          <table:table-cell office:value-type="float" office:value="0.0000023488" calcext:value-type="float">
            <text:p>2,35E-0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0589" calcext:value-type="float">
            <text:p>-5,89E-12</text:p>
          </table:table-cell>
          <table:table-cell office:value-type="float" office:value="0.00000000000728" calcext:value-type="float">
            <text:p>7,28E-12</text:p>
          </table:table-cell>
          <table:table-cell/>
          <table:table-cell office:value-type="float" office:value="0.00000000001514" calcext:value-type="float">
            <text:p>1,51E-11</text:p>
          </table:table-cell>
          <table:table-cell office:value-type="float" office:value="0.00000000002584" calcext:value-type="float">
            <text:p>2,58E-11</text:p>
          </table:table-cell>
          <table:table-cell/>
          <table:table-cell office:value-type="float" office:value="0.00000000034236" calcext:value-type="float">
            <text:p>3,42E-10</text:p>
          </table:table-cell>
          <table:table-cell office:value-type="float" office:value="0.000000026183" calcext:value-type="float">
            <text:p>2,62E-08</text:p>
          </table:table-cell>
          <table:table-cell/>
          <table:table-cell office:value-type="float" office:value="0.0000000019756" calcext:value-type="float">
            <text:p>1,98E-09</text:p>
          </table:table-cell>
          <table:table-cell office:value-type="float" office:value="0.0000005748" calcext:value-type="float">
            <text:p>5,75E-07</text:p>
          </table:table-cell>
          <table:table-cell/>
          <table:table-cell office:value-type="float" office:value="0.000000008084" calcext:value-type="float">
            <text:p>8,08E-09</text:p>
          </table:table-cell>
          <table:table-cell office:value-type="float" office:value="0.0000015666" calcext:value-type="float">
            <text:p>1,57E-06</text:p>
          </table:table-cell>
          <table:table-cell/>
          <table:table-cell office:value-type="float" office:value="0.000000026238" calcext:value-type="float">
            <text:p>2,62E-08</text:p>
          </table:table-cell>
          <table:table-cell office:value-type="float" office:value="0.0000025835" calcext:value-type="float">
            <text:p>2,58E-06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0097" calcext:value-type="float">
            <text:p>9,70E-13</text:p>
          </table:table-cell>
          <table:table-cell office:value-type="float" office:value="-0.00000000000442" calcext:value-type="float">
            <text:p>-4,42E-12</text:p>
          </table:table-cell>
          <table:table-cell/>
          <table:table-cell office:value-type="float" office:value="0.00000000001834" calcext:value-type="float">
            <text:p>1,83E-11</text:p>
          </table:table-cell>
          <table:table-cell office:value-type="float" office:value="0.00000000002704" calcext:value-type="float">
            <text:p>2,70E-11</text:p>
          </table:table-cell>
          <table:table-cell/>
          <table:table-cell office:value-type="float" office:value="0.00000000034009" calcext:value-type="float">
            <text:p>3,40E-10</text:p>
          </table:table-cell>
          <table:table-cell office:value-type="float" office:value="0.000000026474" calcext:value-type="float">
            <text:p>2,65E-08</text:p>
          </table:table-cell>
          <table:table-cell/>
          <table:table-cell office:value-type="float" office:value="0.0000000019246" calcext:value-type="float">
            <text:p>1,92E-09</text:p>
          </table:table-cell>
          <table:table-cell office:value-type="float" office:value="0.00000060714" calcext:value-type="float">
            <text:p>6,07E-07</text:p>
          </table:table-cell>
          <table:table-cell/>
          <table:table-cell office:value-type="float" office:value="0.0000000078884" calcext:value-type="float">
            <text:p>7,89E-09</text:p>
          </table:table-cell>
          <table:table-cell office:value-type="float" office:value="0.0000016928" calcext:value-type="float">
            <text:p>1,69E-06</text:p>
          </table:table-cell>
          <table:table-cell/>
          <table:table-cell office:value-type="float" office:value="0.000000025632" calcext:value-type="float">
            <text:p>2,56E-08</text:p>
          </table:table-cell>
          <table:table-cell office:value-type="float" office:value="0.0000028145" calcext:value-type="float">
            <text:p>2,81E-0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0000161" calcext:value-type="float">
            <text:p>-1,61E-12</text:p>
          </table:table-cell>
          <table:table-cell office:value-type="float" office:value="0.00000000000238" calcext:value-type="float">
            <text:p>2,38E-12</text:p>
          </table:table-cell>
          <table:table-cell/>
          <table:table-cell office:value-type="float" office:value="0.00000000001357" calcext:value-type="float">
            <text:p>1,36E-11</text:p>
          </table:table-cell>
          <table:table-cell office:value-type="float" office:value="0.00000000002537" calcext:value-type="float">
            <text:p>2,54E-11</text:p>
          </table:table-cell>
          <table:table-cell/>
          <table:table-cell office:value-type="float" office:value="0.00000000034257" calcext:value-type="float">
            <text:p>3,43E-10</text:p>
          </table:table-cell>
          <table:table-cell office:value-type="float" office:value="0.00000002664" calcext:value-type="float">
            <text:p>2,66E-08</text:p>
          </table:table-cell>
          <table:table-cell/>
          <table:table-cell office:value-type="float" office:value="0.0000000018779" calcext:value-type="float">
            <text:p>1,88E-09</text:p>
          </table:table-cell>
          <table:table-cell office:value-type="float" office:value="0.00000063526" calcext:value-type="float">
            <text:p>6,35E-07</text:p>
          </table:table-cell>
          <table:table-cell/>
          <table:table-cell office:value-type="float" office:value="0.000000007706" calcext:value-type="float">
            <text:p>7,71E-09</text:p>
          </table:table-cell>
          <table:table-cell office:value-type="float" office:value="0.0000018124" calcext:value-type="float">
            <text:p>1,81E-06</text:p>
          </table:table-cell>
          <table:table-cell/>
          <table:table-cell office:value-type="float" office:value="0.000000025053" calcext:value-type="float">
            <text:p>2,51E-08</text:p>
          </table:table-cell>
          <table:table-cell office:value-type="float" office:value="0.0000030378" calcext:value-type="float">
            <text:p>3,04E-06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0000011" calcext:value-type="float">
            <text:p>-1,10E-13</text:p>
          </table:table-cell>
          <table:table-cell office:value-type="float" office:value="-0.0000000000015" calcext:value-type="float">
            <text:p>-1,50E-12</text:p>
          </table:table-cell>
          <table:table-cell/>
          <table:table-cell office:value-type="float" office:value="0.00000000001459" calcext:value-type="float">
            <text:p>1,46E-11</text:p>
          </table:table-cell>
          <table:table-cell office:value-type="float" office:value="0.000000000026" calcext:value-type="float">
            <text:p>2,60E-11</text:p>
          </table:table-cell>
          <table:table-cell/>
          <table:table-cell office:value-type="float" office:value="0.00000000034142" calcext:value-type="float">
            <text:p>3,41E-10</text:p>
          </table:table-cell>
          <table:table-cell office:value-type="float" office:value="0.000000026842" calcext:value-type="float">
            <text:p>2,68E-08</text:p>
          </table:table-cell>
          <table:table-cell/>
          <table:table-cell office:value-type="float" office:value="0.0000000018407" calcext:value-type="float">
            <text:p>1,84E-09</text:p>
          </table:table-cell>
          <table:table-cell office:value-type="float" office:value="0.00000065975" calcext:value-type="float">
            <text:p>6,60E-07</text:p>
          </table:table-cell>
          <table:table-cell/>
          <table:table-cell office:value-type="float" office:value="0.0000000075209" calcext:value-type="float">
            <text:p>7,52E-09</text:p>
          </table:table-cell>
          <table:table-cell office:value-type="float" office:value="0.0000019273" calcext:value-type="float">
            <text:p>1,93E-06</text:p>
          </table:table-cell>
          <table:table-cell/>
          <table:table-cell office:value-type="float" office:value="0.00000002451" calcext:value-type="float">
            <text:p>2,45E-08</text:p>
          </table:table-cell>
          <table:table-cell office:value-type="float" office:value="0.0000032566" calcext:value-type="float">
            <text:p>3,26E-06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-0.00000000000262" calcext:value-type="float">
            <text:p>-2,62E-12</text:p>
          </table:table-cell>
          <table:table-cell office:value-type="float" office:value="0.00000000000395" calcext:value-type="float">
            <text:p>3,95E-12</text:p>
          </table:table-cell>
          <table:table-cell/>
          <table:table-cell office:value-type="float" office:value="0.00000000002108" calcext:value-type="float">
            <text:p>2,11E-11</text:p>
          </table:table-cell>
          <table:table-cell office:value-type="float" office:value="0.00000000002602" calcext:value-type="float">
            <text:p>2,60E-11</text:p>
          </table:table-cell>
          <table:table-cell/>
          <table:table-cell office:value-type="float" office:value="0.00000000033701" calcext:value-type="float">
            <text:p>3,37E-10</text:p>
          </table:table-cell>
          <table:table-cell office:value-type="float" office:value="0.000000026923" calcext:value-type="float">
            <text:p>2,69E-08</text:p>
          </table:table-cell>
          <table:table-cell/>
          <table:table-cell office:value-type="float" office:value="0.0000000018093" calcext:value-type="float">
            <text:p>1,81E-09</text:p>
          </table:table-cell>
          <table:table-cell office:value-type="float" office:value="0.00000068063" calcext:value-type="float">
            <text:p>6,81E-07</text:p>
          </table:table-cell>
          <table:table-cell/>
          <table:table-cell office:value-type="float" office:value="0.0000000073477" calcext:value-type="float">
            <text:p>7,35E-09</text:p>
          </table:table-cell>
          <table:table-cell office:value-type="float" office:value="0.0000020359" calcext:value-type="float">
            <text:p>2,04E-06</text:p>
          </table:table-cell>
          <table:table-cell/>
          <table:table-cell office:value-type="float" office:value="0.000000024058" calcext:value-type="float">
            <text:p>2,41E-08</text:p>
          </table:table-cell>
          <table:table-cell office:value-type="float" office:value="0.0000034692" calcext:value-type="float">
            <text:p>3,47E-06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00000892" calcext:value-type="float">
            <text:p>8,92E-12</text:p>
          </table:table-cell>
          <table:table-cell office:value-type="float" office:value="-0.00000000000223" calcext:value-type="float">
            <text:p>-2,23E-12</text:p>
          </table:table-cell>
          <table:table-cell/>
          <table:table-cell office:value-type="float" office:value="0.00000000001499" calcext:value-type="float">
            <text:p>1,50E-11</text:p>
          </table:table-cell>
          <table:table-cell office:value-type="float" office:value="0.00000000002875" calcext:value-type="float">
            <text:p>2,88E-11</text:p>
          </table:table-cell>
          <table:table-cell/>
          <table:table-cell office:value-type="float" office:value="0.00000000034091" calcext:value-type="float">
            <text:p>3,41E-10</text:p>
          </table:table-cell>
          <table:table-cell office:value-type="float" office:value="0.000000026918" calcext:value-type="float">
            <text:p>2,69E-08</text:p>
          </table:table-cell>
          <table:table-cell/>
          <table:table-cell office:value-type="float" office:value="0.0000000017813" calcext:value-type="float">
            <text:p>1,78E-09</text:p>
          </table:table-cell>
          <table:table-cell office:value-type="float" office:value="0.00000069822" calcext:value-type="float">
            <text:p>6,98E-07</text:p>
          </table:table-cell>
          <table:table-cell/>
          <table:table-cell office:value-type="float" office:value="0.0000000071855" calcext:value-type="float">
            <text:p>7,19E-09</text:p>
          </table:table-cell>
          <table:table-cell office:value-type="float" office:value="0.0000021402" calcext:value-type="float">
            <text:p>2,14E-06</text:p>
          </table:table-cell>
          <table:table-cell/>
          <table:table-cell office:value-type="float" office:value="0.0000000235" calcext:value-type="float">
            <text:p>2,35E-08</text:p>
          </table:table-cell>
          <table:table-cell office:value-type="float" office:value="0.0000036778" calcext:value-type="float">
            <text:p>3,68E-06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00000086" calcext:value-type="float">
            <text:p>8,60E-13</text:p>
          </table:table-cell>
          <table:table-cell office:value-type="float" office:value="-0.00000000000012" calcext:value-type="float">
            <text:p>-1,20E-13</text:p>
          </table:table-cell>
          <table:table-cell/>
          <table:table-cell office:value-type="float" office:value="0.00000000001326" calcext:value-type="float">
            <text:p>1,33E-11</text:p>
          </table:table-cell>
          <table:table-cell office:value-type="float" office:value="0.00000000002514" calcext:value-type="float">
            <text:p>2,51E-11</text:p>
          </table:table-cell>
          <table:table-cell/>
          <table:table-cell office:value-type="float" office:value="0.00000000034242" calcext:value-type="float">
            <text:p>3,42E-10</text:p>
          </table:table-cell>
          <table:table-cell office:value-type="float" office:value="0.000000026967" calcext:value-type="float">
            <text:p>2,70E-08</text:p>
          </table:table-cell>
          <table:table-cell/>
          <table:table-cell office:value-type="float" office:value="0.0000000017559" calcext:value-type="float">
            <text:p>1,76E-09</text:p>
          </table:table-cell>
          <table:table-cell office:value-type="float" office:value="0.00000071294" calcext:value-type="float">
            <text:p>7,13E-07</text:p>
          </table:table-cell>
          <table:table-cell/>
          <table:table-cell office:value-type="float" office:value="0.0000000070476" calcext:value-type="float">
            <text:p>7,05E-09</text:p>
          </table:table-cell>
          <table:table-cell office:value-type="float" office:value="0.0000022372" calcext:value-type="float">
            <text:p>2,24E-06</text:p>
          </table:table-cell>
          <table:table-cell/>
          <table:table-cell office:value-type="float" office:value="0.000000023045" calcext:value-type="float">
            <text:p>2,30E-08</text:p>
          </table:table-cell>
          <table:table-cell office:value-type="float" office:value="0.0000038781" calcext:value-type="float">
            <text:p>3,88E-06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0000418" calcext:value-type="float">
            <text:p>-4,18E-12</text:p>
          </table:table-cell>
          <table:table-cell office:value-type="float" office:value="0.00000000000122" calcext:value-type="float">
            <text:p>1,22E-12</text:p>
          </table:table-cell>
          <table:table-cell/>
          <table:table-cell office:value-type="float" office:value="0.00000000001494" calcext:value-type="float">
            <text:p>1,49E-11</text:p>
          </table:table-cell>
          <table:table-cell office:value-type="float" office:value="0.00000000002577" calcext:value-type="float">
            <text:p>2,58E-11</text:p>
          </table:table-cell>
          <table:table-cell/>
          <table:table-cell office:value-type="float" office:value="0.00000000033726" calcext:value-type="float">
            <text:p>3,37E-10</text:p>
          </table:table-cell>
          <table:table-cell office:value-type="float" office:value="0.000000027099" calcext:value-type="float">
            <text:p>2,71E-08</text:p>
          </table:table-cell>
          <table:table-cell/>
          <table:table-cell office:value-type="float" office:value="0.0000000017343" calcext:value-type="float">
            <text:p>1,73E-09</text:p>
          </table:table-cell>
          <table:table-cell office:value-type="float" office:value="0.00000072503" calcext:value-type="float">
            <text:p>7,25E-07</text:p>
          </table:table-cell>
          <table:table-cell/>
          <table:table-cell office:value-type="float" office:value="0.000000006893" calcext:value-type="float">
            <text:p>6,89E-09</text:p>
          </table:table-cell>
          <table:table-cell office:value-type="float" office:value="0.0000023297" calcext:value-type="float">
            <text:p>2,33E-06</text:p>
          </table:table-cell>
          <table:table-cell/>
          <table:table-cell office:value-type="float" office:value="0.000000022529" calcext:value-type="float">
            <text:p>2,25E-08</text:p>
          </table:table-cell>
          <table:table-cell office:value-type="float" office:value="0.0000040748" calcext:value-type="float">
            <text:p>4,07E-06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0000285" calcext:value-type="float">
            <text:p>-2,85E-12</text:p>
          </table:table-cell>
          <table:table-cell office:value-type="float" office:value="0.0000000000039" calcext:value-type="float">
            <text:p>3,90E-12</text:p>
          </table:table-cell>
          <table:table-cell/>
          <table:table-cell office:value-type="float" office:value="0.00000000001657" calcext:value-type="float">
            <text:p>1,66E-11</text:p>
          </table:table-cell>
          <table:table-cell office:value-type="float" office:value="0.00000000002852" calcext:value-type="float">
            <text:p>2,85E-11</text:p>
          </table:table-cell>
          <table:table-cell/>
          <table:table-cell office:value-type="float" office:value="0.00000000033366" calcext:value-type="float">
            <text:p>3,34E-10</text:p>
          </table:table-cell>
          <table:table-cell office:value-type="float" office:value="0.000000027006" calcext:value-type="float">
            <text:p>2,70E-08</text:p>
          </table:table-cell>
          <table:table-cell/>
          <table:table-cell office:value-type="float" office:value="0.00000000172" calcext:value-type="float">
            <text:p>1,72E-09</text:p>
          </table:table-cell>
          <table:table-cell office:value-type="float" office:value="0.00000073481" calcext:value-type="float">
            <text:p>7,35E-07</text:p>
          </table:table-cell>
          <table:table-cell/>
          <table:table-cell office:value-type="float" office:value="0.0000000067463" calcext:value-type="float">
            <text:p>6,75E-09</text:p>
          </table:table-cell>
          <table:table-cell office:value-type="float" office:value="0.0000024164" calcext:value-type="float">
            <text:p>2,42E-06</text:p>
          </table:table-cell>
          <table:table-cell/>
          <table:table-cell office:value-type="float" office:value="0.000000022098" calcext:value-type="float">
            <text:p>2,21E-08</text:p>
          </table:table-cell>
          <table:table-cell office:value-type="float" office:value="0.000004264" calcext:value-type="float">
            <text:p>4,26E-06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0000093" calcext:value-type="float">
            <text:p>9,30E-12</text:p>
          </table:table-cell>
          <table:table-cell office:value-type="float" office:value="-0.00000000000047" calcext:value-type="float">
            <text:p>-4,70E-13</text:p>
          </table:table-cell>
          <table:table-cell/>
          <table:table-cell office:value-type="float" office:value="0.00000000001438" calcext:value-type="float">
            <text:p>1,44E-11</text:p>
          </table:table-cell>
          <table:table-cell office:value-type="float" office:value="0.00000000002721" calcext:value-type="float">
            <text:p>2,72E-11</text:p>
          </table:table-cell>
          <table:table-cell/>
          <table:table-cell office:value-type="float" office:value="0.00000000033908" calcext:value-type="float">
            <text:p>3,39E-10</text:p>
          </table:table-cell>
          <table:table-cell office:value-type="float" office:value="0.000000027006" calcext:value-type="float">
            <text:p>2,70E-08</text:p>
          </table:table-cell>
          <table:table-cell/>
          <table:table-cell office:value-type="float" office:value="0.0000000017074" calcext:value-type="float">
            <text:p>1,71E-09</text:p>
          </table:table-cell>
          <table:table-cell office:value-type="float" office:value="0.00000074259" calcext:value-type="float">
            <text:p>7,43E-07</text:p>
          </table:table-cell>
          <table:table-cell/>
          <table:table-cell office:value-type="float" office:value="0.0000000066296" calcext:value-type="float">
            <text:p>6,63E-09</text:p>
          </table:table-cell>
          <table:table-cell office:value-type="float" office:value="0.0000024984" calcext:value-type="float">
            <text:p>2,50E-06</text:p>
          </table:table-cell>
          <table:table-cell/>
          <table:table-cell office:value-type="float" office:value="0.000000021692" calcext:value-type="float">
            <text:p>2,17E-08</text:p>
          </table:table-cell>
          <table:table-cell office:value-type="float" office:value="0.0000044495" calcext:value-type="float">
            <text:p>4,45E-0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000055" calcext:value-type="float">
            <text:p>-5,50E-12</text:p>
          </table:table-cell>
          <table:table-cell office:value-type="float" office:value="0.00000000000179" calcext:value-type="float">
            <text:p>1,79E-12</text:p>
          </table:table-cell>
          <table:table-cell/>
          <table:table-cell office:value-type="float" office:value="0.00000000001486" calcext:value-type="float">
            <text:p>1,49E-11</text:p>
          </table:table-cell>
          <table:table-cell office:value-type="float" office:value="0.00000000002795" calcext:value-type="float">
            <text:p>2,80E-11</text:p>
          </table:table-cell>
          <table:table-cell/>
          <table:table-cell office:value-type="float" office:value="0.00000000034209" calcext:value-type="float">
            <text:p>3,42E-10</text:p>
          </table:table-cell>
          <table:table-cell office:value-type="float" office:value="0.000000027126" calcext:value-type="float">
            <text:p>2,71E-08</text:p>
          </table:table-cell>
          <table:table-cell/>
          <table:table-cell office:value-type="float" office:value="0.0000000016979" calcext:value-type="float">
            <text:p>1,70E-09</text:p>
          </table:table-cell>
          <table:table-cell office:value-type="float" office:value="0.00000074872" calcext:value-type="float">
            <text:p>7,49E-07</text:p>
          </table:table-cell>
          <table:table-cell/>
          <table:table-cell office:value-type="float" office:value="0.0000000065175" calcext:value-type="float">
            <text:p>6,52E-09</text:p>
          </table:table-cell>
          <table:table-cell office:value-type="float" office:value="0.0000025746" calcext:value-type="float">
            <text:p>2,57E-06</text:p>
          </table:table-cell>
          <table:table-cell/>
          <table:table-cell office:value-type="float" office:value="0.000000021271" calcext:value-type="float">
            <text:p>2,13E-08</text:p>
          </table:table-cell>
          <table:table-cell office:value-type="float" office:value="0.0000046274" calcext:value-type="float">
            <text:p>4,63E-0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00000499" calcext:value-type="float">
            <text:p>4,99E-12</text:p>
          </table:table-cell>
          <table:table-cell office:value-type="float" office:value="0.00000000000181" calcext:value-type="float">
            <text:p>1,81E-12</text:p>
          </table:table-cell>
          <table:table-cell/>
          <table:table-cell office:value-type="float" office:value="0.0000000000106" calcext:value-type="float">
            <text:p>1,06E-11</text:p>
          </table:table-cell>
          <table:table-cell office:value-type="float" office:value="0.00000000002602" calcext:value-type="float">
            <text:p>2,60E-11</text:p>
          </table:table-cell>
          <table:table-cell/>
          <table:table-cell office:value-type="float" office:value="0.00000000033538" calcext:value-type="float">
            <text:p>3,35E-10</text:p>
          </table:table-cell>
          <table:table-cell office:value-type="float" office:value="0.000000027038" calcext:value-type="float">
            <text:p>2,70E-08</text:p>
          </table:table-cell>
          <table:table-cell/>
          <table:table-cell office:value-type="float" office:value="0.0000000016876" calcext:value-type="float">
            <text:p>1,69E-09</text:p>
          </table:table-cell>
          <table:table-cell office:value-type="float" office:value="0.00000075353" calcext:value-type="float">
            <text:p>7,54E-07</text:p>
          </table:table-cell>
          <table:table-cell/>
          <table:table-cell office:value-type="float" office:value="0.0000000064075" calcext:value-type="float">
            <text:p>6,41E-09</text:p>
          </table:table-cell>
          <table:table-cell office:value-type="float" office:value="0.0000026459" calcext:value-type="float">
            <text:p>2,65E-06</text:p>
          </table:table-cell>
          <table:table-cell/>
          <table:table-cell office:value-type="float" office:value="0.000000020902" calcext:value-type="float">
            <text:p>2,09E-08</text:p>
          </table:table-cell>
          <table:table-cell office:value-type="float" office:value="0.000004801" calcext:value-type="float">
            <text:p>4,80E-06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00000274" calcext:value-type="float">
            <text:p>2,74E-12</text:p>
          </table:table-cell>
          <table:table-cell office:value-type="float" office:value="0.00000000000228" calcext:value-type="float">
            <text:p>2,28E-12</text:p>
          </table:table-cell>
          <table:table-cell/>
          <table:table-cell office:value-type="float" office:value="0.00000000002025" calcext:value-type="float">
            <text:p>2,03E-11</text:p>
          </table:table-cell>
          <table:table-cell office:value-type="float" office:value="0.00000000003012" calcext:value-type="float">
            <text:p>3,01E-11</text:p>
          </table:table-cell>
          <table:table-cell/>
          <table:table-cell office:value-type="float" office:value="0.00000000033618" calcext:value-type="float">
            <text:p>3,36E-10</text:p>
          </table:table-cell>
          <table:table-cell office:value-type="float" office:value="0.000000027029" calcext:value-type="float">
            <text:p>2,70E-08</text:p>
          </table:table-cell>
          <table:table-cell/>
          <table:table-cell office:value-type="float" office:value="0.0000000016833" calcext:value-type="float">
            <text:p>1,68E-09</text:p>
          </table:table-cell>
          <table:table-cell office:value-type="float" office:value="0.00000075693" calcext:value-type="float">
            <text:p>7,57E-07</text:p>
          </table:table-cell>
          <table:table-cell/>
          <table:table-cell office:value-type="float" office:value="0.0000000062929" calcext:value-type="float">
            <text:p>6,29E-09</text:p>
          </table:table-cell>
          <table:table-cell office:value-type="float" office:value="0.0000027117" calcext:value-type="float">
            <text:p>2,71E-06</text:p>
          </table:table-cell>
          <table:table-cell/>
          <table:table-cell office:value-type="float" office:value="0.000000020514" calcext:value-type="float">
            <text:p>2,05E-08</text:p>
          </table:table-cell>
          <table:table-cell office:value-type="float" office:value="0.0000049679" calcext:value-type="float">
            <text:p>4,97E-06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-0.00000000000111" calcext:value-type="float">
            <text:p>-1,11E-12</text:p>
          </table:table-cell>
          <table:table-cell office:value-type="float" office:value="0.00000000000137" calcext:value-type="float">
            <text:p>1,37E-12</text:p>
          </table:table-cell>
          <table:table-cell/>
          <table:table-cell office:value-type="float" office:value="0.00000000001956" calcext:value-type="float">
            <text:p>1,96E-11</text:p>
          </table:table-cell>
          <table:table-cell office:value-type="float" office:value="0.00000000002735" calcext:value-type="float">
            <text:p>2,74E-11</text:p>
          </table:table-cell>
          <table:table-cell/>
          <table:table-cell office:value-type="float" office:value="0.00000000033761" calcext:value-type="float">
            <text:p>3,38E-10</text:p>
          </table:table-cell>
          <table:table-cell office:value-type="float" office:value="0.000000027089" calcext:value-type="float">
            <text:p>2,71E-08</text:p>
          </table:table-cell>
          <table:table-cell/>
          <table:table-cell office:value-type="float" office:value="0.0000000016749" calcext:value-type="float">
            <text:p>1,67E-09</text:p>
          </table:table-cell>
          <table:table-cell office:value-type="float" office:value="0.00000075961" calcext:value-type="float">
            <text:p>7,60E-07</text:p>
          </table:table-cell>
          <table:table-cell/>
          <table:table-cell office:value-type="float" office:value="0.0000000062028" calcext:value-type="float">
            <text:p>6,20E-09</text:p>
          </table:table-cell>
          <table:table-cell office:value-type="float" office:value="0.0000027735" calcext:value-type="float">
            <text:p>2,77E-06</text:p>
          </table:table-cell>
          <table:table-cell/>
          <table:table-cell office:value-type="float" office:value="0.000000020189" calcext:value-type="float">
            <text:p>2,02E-08</text:p>
          </table:table-cell>
          <table:table-cell office:value-type="float" office:value="0.0000051301" calcext:value-type="float">
            <text:p>5,13E-06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-0.00000000000345" calcext:value-type="float">
            <text:p>-3,45E-12</text:p>
          </table:table-cell>
          <table:table-cell office:value-type="float" office:value="0.00000000000125" calcext:value-type="float">
            <text:p>1,25E-12</text:p>
          </table:table-cell>
          <table:table-cell/>
          <table:table-cell office:value-type="float" office:value="0.00000000000752" calcext:value-type="float">
            <text:p>7,52E-12</text:p>
          </table:table-cell>
          <table:table-cell office:value-type="float" office:value="0.00000000002914" calcext:value-type="float">
            <text:p>2,91E-11</text:p>
          </table:table-cell>
          <table:table-cell/>
          <table:table-cell office:value-type="float" office:value="0.00000000033642" calcext:value-type="float">
            <text:p>3,36E-10</text:p>
          </table:table-cell>
          <table:table-cell office:value-type="float" office:value="0.000000027058" calcext:value-type="float">
            <text:p>2,71E-08</text:p>
          </table:table-cell>
          <table:table-cell/>
          <table:table-cell office:value-type="float" office:value="0.000000001665" calcext:value-type="float">
            <text:p>1,67E-09</text:p>
          </table:table-cell>
          <table:table-cell office:value-type="float" office:value="0.00000076148" calcext:value-type="float">
            <text:p>7,61E-07</text:p>
          </table:table-cell>
          <table:table-cell/>
          <table:table-cell office:value-type="float" office:value="0.0000000061264" calcext:value-type="float">
            <text:p>6,13E-09</text:p>
          </table:table-cell>
          <table:table-cell office:value-type="float" office:value="0.000002829" calcext:value-type="float">
            <text:p>2,83E-06</text:p>
          </table:table-cell>
          <table:table-cell/>
          <table:table-cell office:value-type="float" office:value="0.000000019853" calcext:value-type="float">
            <text:p>1,99E-08</text:p>
          </table:table-cell>
          <table:table-cell office:value-type="float" office:value="0.0000052855" calcext:value-type="float">
            <text:p>5,29E-0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0000071" calcext:value-type="float">
            <text:p>7,10E-12</text:p>
          </table:table-cell>
          <table:table-cell office:value-type="float" office:value="-0.00000000000007" calcext:value-type="float">
            <text:p>-7,00E-14</text:p>
          </table:table-cell>
          <table:table-cell/>
          <table:table-cell office:value-type="float" office:value="0.00000000001636" calcext:value-type="float">
            <text:p>1,64E-11</text:p>
          </table:table-cell>
          <table:table-cell office:value-type="float" office:value="0.00000000002561" calcext:value-type="float">
            <text:p>2,56E-11</text:p>
          </table:table-cell>
          <table:table-cell/>
          <table:table-cell office:value-type="float" office:value="0.00000000033577" calcext:value-type="float">
            <text:p>3,36E-10</text:p>
          </table:table-cell>
          <table:table-cell office:value-type="float" office:value="0.000000027053" calcext:value-type="float">
            <text:p>2,71E-08</text:p>
          </table:table-cell>
          <table:table-cell/>
          <table:table-cell office:value-type="float" office:value="0.0000000016681" calcext:value-type="float">
            <text:p>1,67E-09</text:p>
          </table:table-cell>
          <table:table-cell office:value-type="float" office:value="0.00000076289" calcext:value-type="float">
            <text:p>7,63E-07</text:p>
          </table:table-cell>
          <table:table-cell/>
          <table:table-cell office:value-type="float" office:value="0.0000000060474" calcext:value-type="float">
            <text:p>6,05E-09</text:p>
          </table:table-cell>
          <table:table-cell office:value-type="float" office:value="0.00000288" calcext:value-type="float">
            <text:p>2,88E-06</text:p>
          </table:table-cell>
          <table:table-cell/>
          <table:table-cell office:value-type="float" office:value="0.000000019532" calcext:value-type="float">
            <text:p>1,95E-08</text:p>
          </table:table-cell>
          <table:table-cell office:value-type="float" office:value="0.0000054362" calcext:value-type="float">
            <text:p>5,44E-06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0000017" calcext:value-type="float">
            <text:p>1,70E-12</text:p>
          </table:table-cell>
          <table:table-cell office:value-type="float" office:value="0.00000000000375" calcext:value-type="float">
            <text:p>3,75E-12</text:p>
          </table:table-cell>
          <table:table-cell/>
          <table:table-cell office:value-type="float" office:value="0.00000000001747" calcext:value-type="float">
            <text:p>1,75E-11</text:p>
          </table:table-cell>
          <table:table-cell office:value-type="float" office:value="0.00000000003013" calcext:value-type="float">
            <text:p>3,01E-11</text:p>
          </table:table-cell>
          <table:table-cell/>
          <table:table-cell office:value-type="float" office:value="0.00000000033528" calcext:value-type="float">
            <text:p>3,35E-10</text:p>
          </table:table-cell>
          <table:table-cell office:value-type="float" office:value="0.000000027064" calcext:value-type="float">
            <text:p>2,71E-08</text:p>
          </table:table-cell>
          <table:table-cell/>
          <table:table-cell office:value-type="float" office:value="0.0000000016686" calcext:value-type="float">
            <text:p>1,67E-09</text:p>
          </table:table-cell>
          <table:table-cell office:value-type="float" office:value="0.00000076396" calcext:value-type="float">
            <text:p>7,64E-07</text:p>
          </table:table-cell>
          <table:table-cell/>
          <table:table-cell office:value-type="float" office:value="0.0000000059631" calcext:value-type="float">
            <text:p>5,96E-09</text:p>
          </table:table-cell>
          <table:table-cell office:value-type="float" office:value="0.000002927" calcext:value-type="float">
            <text:p>2,93E-06</text:p>
          </table:table-cell>
          <table:table-cell/>
          <table:table-cell office:value-type="float" office:value="0.00000001921" calcext:value-type="float">
            <text:p>1,92E-08</text:p>
          </table:table-cell>
          <table:table-cell office:value-type="float" office:value="0.0000055802" calcext:value-type="float">
            <text:p>5,58E-0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-0.00000000000075" calcext:value-type="float">
            <text:p>-7,50E-13</text:p>
          </table:table-cell>
          <table:table-cell office:value-type="float" office:value="-0.00000000000046" calcext:value-type="float">
            <text:p>-4,60E-13</text:p>
          </table:table-cell>
          <table:table-cell/>
          <table:table-cell office:value-type="float" office:value="0.00000000000869" calcext:value-type="float">
            <text:p>8,69E-12</text:p>
          </table:table-cell>
          <table:table-cell office:value-type="float" office:value="0.00000000002706" calcext:value-type="float">
            <text:p>2,71E-11</text:p>
          </table:table-cell>
          <table:table-cell/>
          <table:table-cell office:value-type="float" office:value="0.00000000033742" calcext:value-type="float">
            <text:p>3,37E-10</text:p>
          </table:table-cell>
          <table:table-cell office:value-type="float" office:value="0.000000027097" calcext:value-type="float">
            <text:p>2,71E-08</text:p>
          </table:table-cell>
          <table:table-cell/>
          <table:table-cell office:value-type="float" office:value="0.0000000016688" calcext:value-type="float">
            <text:p>1,67E-09</text:p>
          </table:table-cell>
          <table:table-cell office:value-type="float" office:value="0.0000007644" calcext:value-type="float">
            <text:p>7,64E-07</text:p>
          </table:table-cell>
          <table:table-cell/>
          <table:table-cell office:value-type="float" office:value="0.0000000058977" calcext:value-type="float">
            <text:p>5,90E-09</text:p>
          </table:table-cell>
          <table:table-cell office:value-type="float" office:value="0.000002969" calcext:value-type="float">
            <text:p>2,97E-06</text:p>
          </table:table-cell>
          <table:table-cell/>
          <table:table-cell office:value-type="float" office:value="0.000000018939" calcext:value-type="float">
            <text:p>1,89E-08</text:p>
          </table:table-cell>
          <table:table-cell office:value-type="float" office:value="0.0000057194" calcext:value-type="float">
            <text:p>5,72E-06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0609" calcext:value-type="float">
            <text:p>6,09E-12</text:p>
          </table:table-cell>
          <table:table-cell office:value-type="float" office:value="-0.00000000000083" calcext:value-type="float">
            <text:p>-8,30E-13</text:p>
          </table:table-cell>
          <table:table-cell/>
          <table:table-cell office:value-type="float" office:value="0.00000000001482" calcext:value-type="float">
            <text:p>1,48E-11</text:p>
          </table:table-cell>
          <table:table-cell office:value-type="float" office:value="0.00000000002821" calcext:value-type="float">
            <text:p>2,82E-11</text:p>
          </table:table-cell>
          <table:table-cell/>
          <table:table-cell office:value-type="float" office:value="0.00000000033305" calcext:value-type="float">
            <text:p>3,33E-10</text:p>
          </table:table-cell>
          <table:table-cell office:value-type="float" office:value="0.00000002706" calcext:value-type="float">
            <text:p>2,71E-08</text:p>
          </table:table-cell>
          <table:table-cell/>
          <table:table-cell office:value-type="float" office:value="0.0000000016616" calcext:value-type="float">
            <text:p>1,66E-09</text:p>
          </table:table-cell>
          <table:table-cell office:value-type="float" office:value="0.00000076514" calcext:value-type="float">
            <text:p>7,65E-07</text:p>
          </table:table-cell>
          <table:table-cell/>
          <table:table-cell office:value-type="float" office:value="0.0000000058425" calcext:value-type="float">
            <text:p>5,84E-09</text:p>
          </table:table-cell>
          <table:table-cell office:value-type="float" office:value="0.0000030067" calcext:value-type="float">
            <text:p>3,01E-06</text:p>
          </table:table-cell>
          <table:table-cell/>
          <table:table-cell office:value-type="float" office:value="0.000000018638" calcext:value-type="float">
            <text:p>1,86E-08</text:p>
          </table:table-cell>
          <table:table-cell office:value-type="float" office:value="0.0000058524" calcext:value-type="float">
            <text:p>5,85E-06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0000319" calcext:value-type="float">
            <text:p>-3,19E-12</text:p>
          </table:table-cell>
          <table:table-cell office:value-type="float" office:value="0.00000000000292" calcext:value-type="float">
            <text:p>2,92E-12</text:p>
          </table:table-cell>
          <table:table-cell/>
          <table:table-cell office:value-type="float" office:value="0.00000000001946" calcext:value-type="float">
            <text:p>1,95E-11</text:p>
          </table:table-cell>
          <table:table-cell office:value-type="float" office:value="0.00000000002526" calcext:value-type="float">
            <text:p>2,53E-11</text:p>
          </table:table-cell>
          <table:table-cell/>
          <table:table-cell office:value-type="float" office:value="0.00000000033337" calcext:value-type="float">
            <text:p>3,33E-10</text:p>
          </table:table-cell>
          <table:table-cell office:value-type="float" office:value="0.000000027068" calcext:value-type="float">
            <text:p>2,71E-08</text:p>
          </table:table-cell>
          <table:table-cell/>
          <table:table-cell office:value-type="float" office:value="0.0000000016591" calcext:value-type="float">
            <text:p>1,66E-09</text:p>
          </table:table-cell>
          <table:table-cell office:value-type="float" office:value="0.00000076532" calcext:value-type="float">
            <text:p>7,65E-07</text:p>
          </table:table-cell>
          <table:table-cell/>
          <table:table-cell office:value-type="float" office:value="0.0000000057911" calcext:value-type="float">
            <text:p>5,79E-09</text:p>
          </table:table-cell>
          <table:table-cell office:value-type="float" office:value="0.0000030406" calcext:value-type="float">
            <text:p>3,04E-06</text:p>
          </table:table-cell>
          <table:table-cell/>
          <table:table-cell office:value-type="float" office:value="0.000000018396" calcext:value-type="float">
            <text:p>1,84E-08</text:p>
          </table:table-cell>
          <table:table-cell office:value-type="float" office:value="0.0000059808" calcext:value-type="float">
            <text:p>5,98E-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0000515" calcext:value-type="float">
            <text:p>-5,15E-12</text:p>
          </table:table-cell>
          <table:table-cell office:value-type="float" office:value="0.00000000000314" calcext:value-type="float">
            <text:p>3,14E-12</text:p>
          </table:table-cell>
          <table:table-cell/>
          <table:table-cell office:value-type="float" office:value="0.00000000001206" calcext:value-type="float">
            <text:p>1,21E-11</text:p>
          </table:table-cell>
          <table:table-cell office:value-type="float" office:value="0.00000000002928" calcext:value-type="float">
            <text:p>2,93E-11</text:p>
          </table:table-cell>
          <table:table-cell/>
          <table:table-cell office:value-type="float" office:value="0.0000000003335" calcext:value-type="float">
            <text:p>3,34E-10</text:p>
          </table:table-cell>
          <table:table-cell office:value-type="float" office:value="0.000000027146" calcext:value-type="float">
            <text:p>2,71E-08</text:p>
          </table:table-cell>
          <table:table-cell/>
          <table:table-cell office:value-type="float" office:value="0.0000000016559" calcext:value-type="float">
            <text:p>1,66E-09</text:p>
          </table:table-cell>
          <table:table-cell office:value-type="float" office:value="0.00000076611" calcext:value-type="float">
            <text:p>7,66E-07</text:p>
          </table:table-cell>
          <table:table-cell/>
          <table:table-cell office:value-type="float" office:value="0.0000000057363" calcext:value-type="float">
            <text:p>5,74E-09</text:p>
          </table:table-cell>
          <table:table-cell office:value-type="float" office:value="0.0000030709" calcext:value-type="float">
            <text:p>3,07E-06</text:p>
          </table:table-cell>
          <table:table-cell/>
          <table:table-cell office:value-type="float" office:value="0.000000018134" calcext:value-type="float">
            <text:p>1,81E-08</text:p>
          </table:table-cell>
          <table:table-cell office:value-type="float" office:value="0.0000061018" calcext:value-type="float">
            <text:p>6,10E-06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00071" calcext:value-type="float">
            <text:p>7,10E-13</text:p>
          </table:table-cell>
          <table:table-cell office:value-type="float" office:value="-0.0000000000012" calcext:value-type="float">
            <text:p>-1,20E-12</text:p>
          </table:table-cell>
          <table:table-cell/>
          <table:table-cell office:value-type="float" office:value="0.00000000001806" calcext:value-type="float">
            <text:p>1,81E-11</text:p>
          </table:table-cell>
          <table:table-cell office:value-type="float" office:value="0.0000000000284" calcext:value-type="float">
            <text:p>2,84E-11</text:p>
          </table:table-cell>
          <table:table-cell/>
          <table:table-cell office:value-type="float" office:value="0.00000000033653" calcext:value-type="float">
            <text:p>3,37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572" calcext:value-type="float">
            <text:p>1,66E-09</text:p>
          </table:table-cell>
          <table:table-cell office:value-type="float" office:value="0.00000076582" calcext:value-type="float">
            <text:p>7,66E-07</text:p>
          </table:table-cell>
          <table:table-cell/>
          <table:table-cell office:value-type="float" office:value="0.000000005697" calcext:value-type="float">
            <text:p>5,70E-09</text:p>
          </table:table-cell>
          <table:table-cell office:value-type="float" office:value="0.0000030962" calcext:value-type="float">
            <text:p>3,10E-06</text:p>
          </table:table-cell>
          <table:table-cell/>
          <table:table-cell office:value-type="float" office:value="0.000000017896" calcext:value-type="float">
            <text:p>1,79E-08</text:p>
          </table:table-cell>
          <table:table-cell office:value-type="float" office:value="0.0000062185" calcext:value-type="float">
            <text:p>6,22E-0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00416" calcext:value-type="float">
            <text:p>4,16E-12</text:p>
          </table:table-cell>
          <table:table-cell office:value-type="float" office:value="0.00000000000475" calcext:value-type="float">
            <text:p>4,75E-12</text:p>
          </table:table-cell>
          <table:table-cell/>
          <table:table-cell office:value-type="float" office:value="0.00000000001397" calcext:value-type="float">
            <text:p>1,40E-11</text:p>
          </table:table-cell>
          <table:table-cell office:value-type="float" office:value="0.00000000002713" calcext:value-type="float">
            <text:p>2,71E-11</text:p>
          </table:table-cell>
          <table:table-cell/>
          <table:table-cell office:value-type="float" office:value="0.00000000033704" calcext:value-type="float">
            <text:p>3,37E-10</text:p>
          </table:table-cell>
          <table:table-cell office:value-type="float" office:value="0.000000027071" calcext:value-type="float">
            <text:p>2,71E-08</text:p>
          </table:table-cell>
          <table:table-cell/>
          <table:table-cell office:value-type="float" office:value="0.0000000016566" calcext:value-type="float">
            <text:p>1,66E-09</text:p>
          </table:table-cell>
          <table:table-cell office:value-type="float" office:value="0.00000076598" calcext:value-type="float">
            <text:p>7,66E-07</text:p>
          </table:table-cell>
          <table:table-cell/>
          <table:table-cell office:value-type="float" office:value="0.0000000056572" calcext:value-type="float">
            <text:p>5,66E-09</text:p>
          </table:table-cell>
          <table:table-cell office:value-type="float" office:value="0.0000031186" calcext:value-type="float">
            <text:p>3,12E-06</text:p>
          </table:table-cell>
          <table:table-cell/>
          <table:table-cell office:value-type="float" office:value="0.000000017701" calcext:value-type="float">
            <text:p>1,77E-08</text:p>
          </table:table-cell>
          <table:table-cell office:value-type="float" office:value="0.0000063284" calcext:value-type="float">
            <text:p>6,33E-06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00229" calcext:value-type="float">
            <text:p>2,29E-12</text:p>
          </table:table-cell>
          <table:table-cell office:value-type="float" office:value="0.00000000000254" calcext:value-type="float">
            <text:p>2,54E-12</text:p>
          </table:table-cell>
          <table:table-cell/>
          <table:table-cell office:value-type="float" office:value="0.00000000001081" calcext:value-type="float">
            <text:p>1,08E-11</text:p>
          </table:table-cell>
          <table:table-cell office:value-type="float" office:value="0.00000000002739" calcext:value-type="float">
            <text:p>2,74E-11</text:p>
          </table:table-cell>
          <table:table-cell/>
          <table:table-cell office:value-type="float" office:value="0.00000000033729" calcext:value-type="float">
            <text:p>3,37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02" calcext:value-type="float">
            <text:p>7,66E-07</text:p>
          </table:table-cell>
          <table:table-cell/>
          <table:table-cell office:value-type="float" office:value="0.0000000056278" calcext:value-type="float">
            <text:p>5,63E-09</text:p>
          </table:table-cell>
          <table:table-cell office:value-type="float" office:value="0.0000031375" calcext:value-type="float">
            <text:p>3,14E-06</text:p>
          </table:table-cell>
          <table:table-cell/>
          <table:table-cell office:value-type="float" office:value="0.000000017482" calcext:value-type="float">
            <text:p>1,75E-08</text:p>
          </table:table-cell>
          <table:table-cell office:value-type="float" office:value="0.0000064347" calcext:value-type="float">
            <text:p>6,43E-0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000000533" calcext:value-type="float">
            <text:p>5,33E-12</text:p>
          </table:table-cell>
          <table:table-cell office:value-type="float" office:value="0.00000000000447" calcext:value-type="float">
            <text:p>4,47E-12</text:p>
          </table:table-cell>
          <table:table-cell/>
          <table:table-cell office:value-type="float" office:value="0.00000000001704" calcext:value-type="float">
            <text:p>1,70E-11</text:p>
          </table:table-cell>
          <table:table-cell office:value-type="float" office:value="0.00000000002907" calcext:value-type="float">
            <text:p>2,91E-11</text:p>
          </table:table-cell>
          <table:table-cell/>
          <table:table-cell office:value-type="float" office:value="0.00000000033546" calcext:value-type="float">
            <text:p>3,35E-10</text:p>
          </table:table-cell>
          <table:table-cell office:value-type="float" office:value="0.00000002708" calcext:value-type="float">
            <text:p>2,71E-08</text:p>
          </table:table-cell>
          <table:table-cell/>
          <table:table-cell office:value-type="float" office:value="0.0000000016564" calcext:value-type="float">
            <text:p>1,66E-09</text:p>
          </table:table-cell>
          <table:table-cell office:value-type="float" office:value="0.00000076606" calcext:value-type="float">
            <text:p>7,66E-07</text:p>
          </table:table-cell>
          <table:table-cell/>
          <table:table-cell office:value-type="float" office:value="0.0000000055981" calcext:value-type="float">
            <text:p>5,60E-09</text:p>
          </table:table-cell>
          <table:table-cell office:value-type="float" office:value="0.0000031537" calcext:value-type="float">
            <text:p>3,15E-06</text:p>
          </table:table-cell>
          <table:table-cell/>
          <table:table-cell office:value-type="float" office:value="0.00000001728" calcext:value-type="float">
            <text:p>1,73E-08</text:p>
          </table:table-cell>
          <table:table-cell office:value-type="float" office:value="0.0000065329" calcext:value-type="float">
            <text:p>6,53E-0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-0.00000000000083" calcext:value-type="float">
            <text:p>-8,30E-13</text:p>
          </table:table-cell>
          <table:table-cell office:value-type="float" office:value="0.00000000000094" calcext:value-type="float">
            <text:p>9,40E-13</text:p>
          </table:table-cell>
          <table:table-cell/>
          <table:table-cell office:value-type="float" office:value="0.00000000002121" calcext:value-type="float">
            <text:p>2,12E-11</text:p>
          </table:table-cell>
          <table:table-cell office:value-type="float" office:value="0.00000000002975" calcext:value-type="float">
            <text:p>2,98E-11</text:p>
          </table:table-cell>
          <table:table-cell/>
          <table:table-cell office:value-type="float" office:value="0.00000000033554" calcext:value-type="float">
            <text:p>3,36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76" calcext:value-type="float">
            <text:p>1,66E-09</text:p>
          </table:table-cell>
          <table:table-cell office:value-type="float" office:value="0.00000076623" calcext:value-type="float">
            <text:p>7,66E-07</text:p>
          </table:table-cell>
          <table:table-cell/>
          <table:table-cell office:value-type="float" office:value="0.0000000055713" calcext:value-type="float">
            <text:p>5,57E-09</text:p>
          </table:table-cell>
          <table:table-cell office:value-type="float" office:value="0.0000031671" calcext:value-type="float">
            <text:p>3,17E-06</text:p>
          </table:table-cell>
          <table:table-cell/>
          <table:table-cell office:value-type="float" office:value="0.00000001709" calcext:value-type="float">
            <text:p>1,71E-08</text:p>
          </table:table-cell>
          <table:table-cell office:value-type="float" office:value="0.0000066274" calcext:value-type="float">
            <text:p>6,63E-06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00000499" calcext:value-type="float">
            <text:p>-4,99E-12</text:p>
          </table:table-cell>
          <table:table-cell office:value-type="float" office:value="0.0000000000027" calcext:value-type="float">
            <text:p>2,70E-12</text:p>
          </table:table-cell>
          <table:table-cell/>
          <table:table-cell office:value-type="float" office:value="0.0000000000191" calcext:value-type="float">
            <text:p>1,91E-11</text:p>
          </table:table-cell>
          <table:table-cell office:value-type="float" office:value="0.00000000002862" calcext:value-type="float">
            <text:p>2,86E-11</text:p>
          </table:table-cell>
          <table:table-cell/>
          <table:table-cell office:value-type="float" office:value="0.00000000033874" calcext:value-type="float">
            <text:p>3,39E-10</text:p>
          </table:table-cell>
          <table:table-cell office:value-type="float" office:value="0.000000027165" calcext:value-type="float">
            <text:p>2,72E-08</text:p>
          </table:table-cell>
          <table:table-cell/>
          <table:table-cell office:value-type="float" office:value="0.0000000016577" calcext:value-type="float">
            <text:p>1,66E-09</text:p>
          </table:table-cell>
          <table:table-cell office:value-type="float" office:value="0.00000076603" calcext:value-type="float">
            <text:p>7,66E-07</text:p>
          </table:table-cell>
          <table:table-cell/>
          <table:table-cell office:value-type="float" office:value="0.0000000055569" calcext:value-type="float">
            <text:p>5,56E-09</text:p>
          </table:table-cell>
          <table:table-cell office:value-type="float" office:value="0.0000031782" calcext:value-type="float">
            <text:p>3,18E-06</text:p>
          </table:table-cell>
          <table:table-cell/>
          <table:table-cell office:value-type="float" office:value="0.000000016948" calcext:value-type="float">
            <text:p>1,69E-08</text:p>
          </table:table-cell>
          <table:table-cell office:value-type="float" office:value="0.0000067156" calcext:value-type="float">
            <text:p>6,72E-06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000000882" calcext:value-type="float">
            <text:p>8,82E-12</text:p>
          </table:table-cell>
          <table:table-cell office:value-type="float" office:value="-0.00000000000003" calcext:value-type="float">
            <text:p>-3,00E-14</text:p>
          </table:table-cell>
          <table:table-cell/>
          <table:table-cell office:value-type="float" office:value="0.00000000003606" calcext:value-type="float">
            <text:p>3,61E-11</text:p>
          </table:table-cell>
          <table:table-cell office:value-type="float" office:value="0.00000000002256" calcext:value-type="float">
            <text:p>2,26E-11</text:p>
          </table:table-cell>
          <table:table-cell/>
          <table:table-cell office:value-type="float" office:value="0.00000000033421" calcext:value-type="float">
            <text:p>3,34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76" calcext:value-type="float">
            <text:p>1,66E-09</text:p>
          </table:table-cell>
          <table:table-cell office:value-type="float" office:value="0.00000076626" calcext:value-type="float">
            <text:p>7,66E-07</text:p>
          </table:table-cell>
          <table:table-cell/>
          <table:table-cell office:value-type="float" office:value="0.0000000055422" calcext:value-type="float">
            <text:p>5,54E-09</text:p>
          </table:table-cell>
          <table:table-cell office:value-type="float" office:value="0.0000031865" calcext:value-type="float">
            <text:p>3,19E-06</text:p>
          </table:table-cell>
          <table:table-cell/>
          <table:table-cell office:value-type="float" office:value="0.000000016782" calcext:value-type="float">
            <text:p>1,68E-08</text:p>
          </table:table-cell>
          <table:table-cell office:value-type="float" office:value="0.0000068" calcext:value-type="float">
            <text:p>6,80E-06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-0.00000000000029" calcext:value-type="float">
            <text:p>-2,90E-13</text:p>
          </table:table-cell>
          <table:table-cell office:value-type="float" office:value="0.0000000000061" calcext:value-type="float">
            <text:p>6,10E-12</text:p>
          </table:table-cell>
          <table:table-cell/>
          <table:table-cell office:value-type="float" office:value="0.00000000003238" calcext:value-type="float">
            <text:p>3,24E-11</text:p>
          </table:table-cell>
          <table:table-cell office:value-type="float" office:value="0.00000000003336" calcext:value-type="float">
            <text:p>3,34E-11</text:p>
          </table:table-cell>
          <table:table-cell/>
          <table:table-cell office:value-type="float" office:value="0.00000000033312" calcext:value-type="float">
            <text:p>3,33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651" calcext:value-type="float">
            <text:p>1,67E-09</text:p>
          </table:table-cell>
          <table:table-cell office:value-type="float" office:value="0.0000007661" calcext:value-type="float">
            <text:p>7,66E-07</text:p>
          </table:table-cell>
          <table:table-cell/>
          <table:table-cell office:value-type="float" office:value="0.0000000055367" calcext:value-type="float">
            <text:p>5,54E-09</text:p>
          </table:table-cell>
          <table:table-cell office:value-type="float" office:value="0.0000031942" calcext:value-type="float">
            <text:p>3,19E-06</text:p>
          </table:table-cell>
          <table:table-cell/>
          <table:table-cell office:value-type="float" office:value="0.000000016648" calcext:value-type="float">
            <text:p>1,66E-08</text:p>
          </table:table-cell>
          <table:table-cell office:value-type="float" office:value="0.0000068782" calcext:value-type="float">
            <text:p>6,88E-06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-0.00000000000453" calcext:value-type="float">
            <text:p>-4,53E-12</text:p>
          </table:table-cell>
          <table:table-cell office:value-type="float" office:value="-0.00000000000197" calcext:value-type="float">
            <text:p>-1,97E-12</text:p>
          </table:table-cell>
          <table:table-cell/>
          <table:table-cell office:value-type="float" office:value="-0.0000000000002" calcext:value-type="float">
            <text:p>-2,00E-13</text:p>
          </table:table-cell>
          <table:table-cell office:value-type="float" office:value="0.00000000002539" calcext:value-type="float">
            <text:p>2,54E-11</text:p>
          </table:table-cell>
          <table:table-cell/>
          <table:table-cell office:value-type="float" office:value="0.00000000033289" calcext:value-type="float">
            <text:p>3,33E-10</text:p>
          </table:table-cell>
          <table:table-cell office:value-type="float" office:value="0.000000027059" calcext:value-type="float">
            <text:p>2,71E-08</text:p>
          </table:table-cell>
          <table:table-cell/>
          <table:table-cell office:value-type="float" office:value="0.0000000016673" calcext:value-type="float">
            <text:p>1,67E-09</text:p>
          </table:table-cell>
          <table:table-cell office:value-type="float" office:value="0.00000076627" calcext:value-type="float">
            <text:p>7,66E-07</text:p>
          </table:table-cell>
          <table:table-cell/>
          <table:table-cell office:value-type="float" office:value="0.0000000055247" calcext:value-type="float">
            <text:p>5,52E-09</text:p>
          </table:table-cell>
          <table:table-cell office:value-type="float" office:value="0.0000031994" calcext:value-type="float">
            <text:p>3,20E-06</text:p>
          </table:table-cell>
          <table:table-cell/>
          <table:table-cell office:value-type="float" office:value="0.000000016486" calcext:value-type="float">
            <text:p>1,65E-08</text:p>
          </table:table-cell>
          <table:table-cell office:value-type="float" office:value="0.0000069506" calcext:value-type="float">
            <text:p>6,95E-0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0000011" calcext:value-type="float">
            <text:p>-1,10E-12</text:p>
          </table:table-cell>
          <table:table-cell office:value-type="float" office:value="0.00000000000121" calcext:value-type="float">
            <text:p>1,21E-12</text:p>
          </table:table-cell>
          <table:table-cell/>
          <table:table-cell office:value-type="float" office:value="0.00000000000933" calcext:value-type="float">
            <text:p>9,33E-12</text:p>
          </table:table-cell>
          <table:table-cell office:value-type="float" office:value="0.00000000002685" calcext:value-type="float">
            <text:p>2,69E-11</text:p>
          </table:table-cell>
          <table:table-cell/>
          <table:table-cell office:value-type="float" office:value="0.00000000033363" calcext:value-type="float">
            <text:p>3,34E-10</text:p>
          </table:table-cell>
          <table:table-cell office:value-type="float" office:value="0.000000027069" calcext:value-type="float">
            <text:p>2,71E-08</text:p>
          </table:table-cell>
          <table:table-cell/>
          <table:table-cell office:value-type="float" office:value="0.0000000016606" calcext:value-type="float">
            <text:p>1,66E-09</text:p>
          </table:table-cell>
          <table:table-cell office:value-type="float" office:value="0.00000076648" calcext:value-type="float">
            <text:p>7,66E-07</text:p>
          </table:table-cell>
          <table:table-cell/>
          <table:table-cell office:value-type="float" office:value="0.000000005512" calcext:value-type="float">
            <text:p>5,51E-09</text:p>
          </table:table-cell>
          <table:table-cell office:value-type="float" office:value="0.000003204" calcext:value-type="float">
            <text:p>3,20E-06</text:p>
          </table:table-cell>
          <table:table-cell/>
          <table:table-cell office:value-type="float" office:value="0.000000016334" calcext:value-type="float">
            <text:p>1,63E-08</text:p>
          </table:table-cell>
          <table:table-cell office:value-type="float" office:value="0.0000070187" calcext:value-type="float">
            <text:p>7,02E-06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-0.00000000000191" calcext:value-type="float">
            <text:p>-1,91E-12</text:p>
          </table:table-cell>
          <table:table-cell office:value-type="float" office:value="0.00000000000202" calcext:value-type="float">
            <text:p>2,02E-12</text:p>
          </table:table-cell>
          <table:table-cell/>
          <table:table-cell office:value-type="float" office:value="0.00000000002427" calcext:value-type="float">
            <text:p>2,43E-11</text:p>
          </table:table-cell>
          <table:table-cell office:value-type="float" office:value="0.00000000003058" calcext:value-type="float">
            <text:p>3,06E-11</text:p>
          </table:table-cell>
          <table:table-cell/>
          <table:table-cell office:value-type="float" office:value="0.00000000033133" calcext:value-type="float">
            <text:p>3,31E-10</text:p>
          </table:table-cell>
          <table:table-cell office:value-type="float" office:value="0.000000027069" calcext:value-type="float">
            <text:p>2,71E-08</text:p>
          </table:table-cell>
          <table:table-cell/>
          <table:table-cell office:value-type="float" office:value="0.000000001657" calcext:value-type="float">
            <text:p>1,66E-09</text:p>
          </table:table-cell>
          <table:table-cell office:value-type="float" office:value="0.00000076643" calcext:value-type="float">
            <text:p>7,66E-07</text:p>
          </table:table-cell>
          <table:table-cell/>
          <table:table-cell office:value-type="float" office:value="0.0000000055133" calcext:value-type="float">
            <text:p>5,51E-09</text:p>
          </table:table-cell>
          <table:table-cell office:value-type="float" office:value="0.0000032071" calcext:value-type="float">
            <text:p>3,21E-06</text:p>
          </table:table-cell>
          <table:table-cell/>
          <table:table-cell office:value-type="float" office:value="0.000000016257" calcext:value-type="float">
            <text:p>1,63E-08</text:p>
          </table:table-cell>
          <table:table-cell office:value-type="float" office:value="0.000007082" calcext:value-type="float">
            <text:p>7,08E-06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-0.00000000000358" calcext:value-type="float">
            <text:p>-3,58E-12</text:p>
          </table:table-cell>
          <table:table-cell office:value-type="float" office:value="0.0000000000031" calcext:value-type="float">
            <text:p>3,10E-12</text:p>
          </table:table-cell>
          <table:table-cell/>
          <table:table-cell office:value-type="float" office:value="0.00000000000635" calcext:value-type="float">
            <text:p>6,35E-12</text:p>
          </table:table-cell>
          <table:table-cell office:value-type="float" office:value="0.00000000002641" calcext:value-type="float">
            <text:p>2,64E-11</text:p>
          </table:table-cell>
          <table:table-cell/>
          <table:table-cell office:value-type="float" office:value="0.00000000033034" calcext:value-type="float">
            <text:p>3,30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59" calcext:value-type="float">
            <text:p>1,66E-09</text:p>
          </table:table-cell>
          <table:table-cell office:value-type="float" office:value="0.00000076633" calcext:value-type="float">
            <text:p>7,66E-07</text:p>
          </table:table-cell>
          <table:table-cell/>
          <table:table-cell office:value-type="float" office:value="0.0000000055161" calcext:value-type="float">
            <text:p>5,52E-09</text:p>
          </table:table-cell>
          <table:table-cell office:value-type="float" office:value="0.0000032096" calcext:value-type="float">
            <text:p>3,21E-06</text:p>
          </table:table-cell>
          <table:table-cell/>
          <table:table-cell office:value-type="float" office:value="0.000000016118" calcext:value-type="float">
            <text:p>1,61E-08</text:p>
          </table:table-cell>
          <table:table-cell office:value-type="float" office:value="0.0000071393" calcext:value-type="float">
            <text:p>7,14E-06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00053" calcext:value-type="float">
            <text:p>5,30E-13</text:p>
          </table:table-cell>
          <table:table-cell office:value-type="float" office:value="-0.00000000000014" calcext:value-type="float">
            <text:p>-1,40E-13</text:p>
          </table:table-cell>
          <table:table-cell/>
          <table:table-cell office:value-type="float" office:value="0.00000000000987" calcext:value-type="float">
            <text:p>9,87E-12</text:p>
          </table:table-cell>
          <table:table-cell office:value-type="float" office:value="0.00000000003067" calcext:value-type="float">
            <text:p>3,07E-11</text:p>
          </table:table-cell>
          <table:table-cell/>
          <table:table-cell office:value-type="float" office:value="0.00000000033389" calcext:value-type="float">
            <text:p>3,34E-10</text:p>
          </table:table-cell>
          <table:table-cell office:value-type="float" office:value="0.000000027067" calcext:value-type="float">
            <text:p>2,71E-08</text:p>
          </table:table-cell>
          <table:table-cell/>
          <table:table-cell office:value-type="float" office:value="0.0000000016622" calcext:value-type="float">
            <text:p>1,66E-09</text:p>
          </table:table-cell>
          <table:table-cell office:value-type="float" office:value="0.00000076635" calcext:value-type="float">
            <text:p>7,66E-07</text:p>
          </table:table-cell>
          <table:table-cell/>
          <table:table-cell office:value-type="float" office:value="0.0000000054979" calcext:value-type="float">
            <text:p>5,50E-09</text:p>
          </table:table-cell>
          <table:table-cell office:value-type="float" office:value="0.0000032112" calcext:value-type="float">
            <text:p>3,21E-06</text:p>
          </table:table-cell>
          <table:table-cell/>
          <table:table-cell office:value-type="float" office:value="0.000000015999" calcext:value-type="float">
            <text:p>1,60E-08</text:p>
          </table:table-cell>
          <table:table-cell office:value-type="float" office:value="0.0000071923" calcext:value-type="float">
            <text:p>7,19E-06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-0.00000000000657" calcext:value-type="float">
            <text:p>-6,57E-12</text:p>
          </table:table-cell>
          <table:table-cell office:value-type="float" office:value="0.00000000000263" calcext:value-type="float">
            <text:p>2,63E-12</text:p>
          </table:table-cell>
          <table:table-cell/>
          <table:table-cell office:value-type="float" office:value="0.00000000002533" calcext:value-type="float">
            <text:p>2,53E-11</text:p>
          </table:table-cell>
          <table:table-cell office:value-type="float" office:value="0.00000000002483" calcext:value-type="float">
            <text:p>2,48E-11</text:p>
          </table:table-cell>
          <table:table-cell/>
          <table:table-cell office:value-type="float" office:value="0.00000000033537" calcext:value-type="float">
            <text:p>3,35E-10</text:p>
          </table:table-cell>
          <table:table-cell office:value-type="float" office:value="0.000000027055" calcext:value-type="float">
            <text:p>2,71E-08</text:p>
          </table:table-cell>
          <table:table-cell/>
          <table:table-cell office:value-type="float" office:value="0.0000000016614" calcext:value-type="float">
            <text:p>1,66E-09</text:p>
          </table:table-cell>
          <table:table-cell office:value-type="float" office:value="0.00000076648" calcext:value-type="float">
            <text:p>7,66E-07</text:p>
          </table:table-cell>
          <table:table-cell/>
          <table:table-cell office:value-type="float" office:value="0.0000000055017" calcext:value-type="float">
            <text:p>5,50E-09</text:p>
          </table:table-cell>
          <table:table-cell office:value-type="float" office:value="0.0000032136" calcext:value-type="float">
            <text:p>3,21E-06</text:p>
          </table:table-cell>
          <table:table-cell/>
          <table:table-cell office:value-type="float" office:value="0.000000015883" calcext:value-type="float">
            <text:p>1,59E-08</text:p>
          </table:table-cell>
          <table:table-cell office:value-type="float" office:value="0.0000072412" calcext:value-type="float">
            <text:p>7,24E-0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00000325" calcext:value-type="float">
            <text:p>-3,25E-12</text:p>
          </table:table-cell>
          <table:table-cell office:value-type="float" office:value="0.0000000000022" calcext:value-type="float">
            <text:p>2,20E-12</text:p>
          </table:table-cell>
          <table:table-cell/>
          <table:table-cell office:value-type="float" office:value="0.00000000000751" calcext:value-type="float">
            <text:p>7,51E-12</text:p>
          </table:table-cell>
          <table:table-cell office:value-type="float" office:value="0.00000000003133" calcext:value-type="float">
            <text:p>3,13E-11</text:p>
          </table:table-cell>
          <table:table-cell/>
          <table:table-cell office:value-type="float" office:value="0.00000000033757" calcext:value-type="float">
            <text:p>3,38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615" calcext:value-type="float">
            <text:p>1,66E-09</text:p>
          </table:table-cell>
          <table:table-cell office:value-type="float" office:value="0.00000076646" calcext:value-type="float">
            <text:p>7,66E-07</text:p>
          </table:table-cell>
          <table:table-cell/>
          <table:table-cell office:value-type="float" office:value="0.0000000055012" calcext:value-type="float">
            <text:p>5,50E-09</text:p>
          </table:table-cell>
          <table:table-cell office:value-type="float" office:value="0.0000032139" calcext:value-type="float">
            <text:p>3,21E-06</text:p>
          </table:table-cell>
          <table:table-cell/>
          <table:table-cell office:value-type="float" office:value="0.00000001582" calcext:value-type="float">
            <text:p>1,58E-08</text:p>
          </table:table-cell>
          <table:table-cell office:value-type="float" office:value="0.0000072857" calcext:value-type="float">
            <text:p>7,29E-06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-0.00000000000074" calcext:value-type="float">
            <text:p>-7,40E-13</text:p>
          </table:table-cell>
          <table:table-cell office:value-type="float" office:value="0.00000000000319" calcext:value-type="float">
            <text:p>3,19E-12</text:p>
          </table:table-cell>
          <table:table-cell/>
          <table:table-cell office:value-type="float" office:value="0.00000000000733" calcext:value-type="float">
            <text:p>7,33E-12</text:p>
          </table:table-cell>
          <table:table-cell office:value-type="float" office:value="0.00000000002471" calcext:value-type="float">
            <text:p>2,47E-11</text:p>
          </table:table-cell>
          <table:table-cell/>
          <table:table-cell office:value-type="float" office:value="0.00000000033722" calcext:value-type="float">
            <text:p>3,37E-10</text:p>
          </table:table-cell>
          <table:table-cell office:value-type="float" office:value="0.000000027126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69" calcext:value-type="float">
            <text:p>7,67E-07</text:p>
          </table:table-cell>
          <table:table-cell/>
          <table:table-cell office:value-type="float" office:value="0.0000000055001" calcext:value-type="float">
            <text:p>5,50E-09</text:p>
          </table:table-cell>
          <table:table-cell office:value-type="float" office:value="0.0000032144" calcext:value-type="float">
            <text:p>3,21E-06</text:p>
          </table:table-cell>
          <table:table-cell/>
          <table:table-cell office:value-type="float" office:value="0.000000015735" calcext:value-type="float">
            <text:p>1,57E-08</text:p>
          </table:table-cell>
          <table:table-cell office:value-type="float" office:value="0.0000073245" calcext:value-type="float">
            <text:p>7,32E-06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00000023" calcext:value-type="float">
            <text:p>2,30E-12</text:p>
          </table:table-cell>
          <table:table-cell office:value-type="float" office:value="0.00000000000481" calcext:value-type="float">
            <text:p>4,81E-12</text:p>
          </table:table-cell>
          <table:table-cell/>
          <table:table-cell office:value-type="float" office:value="0.0000000000086" calcext:value-type="float">
            <text:p>8,60E-12</text:p>
          </table:table-cell>
          <table:table-cell office:value-type="float" office:value="0.00000000002524" calcext:value-type="float">
            <text:p>2,52E-11</text:p>
          </table:table-cell>
          <table:table-cell/>
          <table:table-cell office:value-type="float" office:value="0.00000000034035" calcext:value-type="float">
            <text:p>3,40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625" calcext:value-type="float">
            <text:p>1,66E-09</text:p>
          </table:table-cell>
          <table:table-cell office:value-type="float" office:value="0.00000076658" calcext:value-type="float">
            <text:p>7,67E-07</text:p>
          </table:table-cell>
          <table:table-cell/>
          <table:table-cell office:value-type="float" office:value="0.0000000054919" calcext:value-type="float">
            <text:p>5,49E-09</text:p>
          </table:table-cell>
          <table:table-cell office:value-type="float" office:value="0.0000032157" calcext:value-type="float">
            <text:p>3,22E-06</text:p>
          </table:table-cell>
          <table:table-cell/>
          <table:table-cell office:value-type="float" office:value="0.000000015677" calcext:value-type="float">
            <text:p>1,57E-08</text:p>
          </table:table-cell>
          <table:table-cell office:value-type="float" office:value="0.0000073602" calcext:value-type="float">
            <text:p>7,36E-06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-0.00000000000137" calcext:value-type="float">
            <text:p>-1,37E-12</text:p>
          </table:table-cell>
          <table:table-cell office:value-type="float" office:value="0.0000000000024" calcext:value-type="float">
            <text:p>2,40E-12</text:p>
          </table:table-cell>
          <table:table-cell/>
          <table:table-cell office:value-type="float" office:value="0.00000000001757" calcext:value-type="float">
            <text:p>1,76E-11</text:p>
          </table:table-cell>
          <table:table-cell office:value-type="float" office:value="0.00000000003392" calcext:value-type="float">
            <text:p>3,39E-11</text:p>
          </table:table-cell>
          <table:table-cell/>
          <table:table-cell office:value-type="float" office:value="0.00000000034079" calcext:value-type="float">
            <text:p>3,41E-10</text:p>
          </table:table-cell>
          <table:table-cell office:value-type="float" office:value="0.000000027062" calcext:value-type="float">
            <text:p>2,71E-08</text:p>
          </table:table-cell>
          <table:table-cell/>
          <table:table-cell office:value-type="float" office:value="0.000000001659" calcext:value-type="float">
            <text:p>1,66E-09</text:p>
          </table:table-cell>
          <table:table-cell office:value-type="float" office:value="0.00000076677" calcext:value-type="float">
            <text:p>7,67E-07</text:p>
          </table:table-cell>
          <table:table-cell/>
          <table:table-cell office:value-type="float" office:value="0.0000000054874" calcext:value-type="float">
            <text:p>5,49E-09</text:p>
          </table:table-cell>
          <table:table-cell office:value-type="float" office:value="0.0000032154" calcext:value-type="float">
            <text:p>3,22E-06</text:p>
          </table:table-cell>
          <table:table-cell/>
          <table:table-cell office:value-type="float" office:value="0.000000015624" calcext:value-type="float">
            <text:p>1,56E-08</text:p>
          </table:table-cell>
          <table:table-cell office:value-type="float" office:value="0.0000073906" calcext:value-type="float">
            <text:p>7,39E-06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00703" calcext:value-type="float">
            <text:p>7,03E-12</text:p>
          </table:table-cell>
          <table:table-cell office:value-type="float" office:value="0.0000000000045" calcext:value-type="float">
            <text:p>4,50E-12</text:p>
          </table:table-cell>
          <table:table-cell/>
          <table:table-cell office:value-type="float" office:value="0.00000000001304" calcext:value-type="float">
            <text:p>1,30E-11</text:p>
          </table:table-cell>
          <table:table-cell office:value-type="float" office:value="0.00000000002386" calcext:value-type="float">
            <text:p>2,39E-11</text:p>
          </table:table-cell>
          <table:table-cell/>
          <table:table-cell office:value-type="float" office:value="0.00000000033847" calcext:value-type="float">
            <text:p>3,38E-10</text:p>
          </table:table-cell>
          <table:table-cell office:value-type="float" office:value="0.000000027204" calcext:value-type="float">
            <text:p>2,72E-08</text:p>
          </table:table-cell>
          <table:table-cell/>
          <table:table-cell office:value-type="float" office:value="0.0000000016577" calcext:value-type="float">
            <text:p>1,66E-09</text:p>
          </table:table-cell>
          <table:table-cell office:value-type="float" office:value="0.00000076666" calcext:value-type="float">
            <text:p>7,67E-07</text:p>
          </table:table-cell>
          <table:table-cell/>
          <table:table-cell office:value-type="float" office:value="0.000000005491" calcext:value-type="float">
            <text:p>5,49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564" calcext:value-type="float">
            <text:p>1,56E-08</text:p>
          </table:table-cell>
          <table:table-cell office:value-type="float" office:value="0.0000074197" calcext:value-type="float">
            <text:p>7,42E-0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000000251" calcext:value-type="float">
            <text:p>2,51E-12</text:p>
          </table:table-cell>
          <table:table-cell office:value-type="float" office:value="0.00000000000428" calcext:value-type="float">
            <text:p>4,28E-12</text:p>
          </table:table-cell>
          <table:table-cell/>
          <table:table-cell office:value-type="float" office:value="0.00000000001957" calcext:value-type="float">
            <text:p>1,96E-11</text:p>
          </table:table-cell>
          <table:table-cell office:value-type="float" office:value="0.00000000003216" calcext:value-type="float">
            <text:p>3,22E-11</text:p>
          </table:table-cell>
          <table:table-cell/>
          <table:table-cell office:value-type="float" office:value="0.00000000033798" calcext:value-type="float">
            <text:p>3,38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89" calcext:value-type="float">
            <text:p>1,66E-09</text:p>
          </table:table-cell>
          <table:table-cell office:value-type="float" office:value="0.00000076662" calcext:value-type="float">
            <text:p>7,67E-07</text:p>
          </table:table-cell>
          <table:table-cell/>
          <table:table-cell office:value-type="float" office:value="0.0000000054886" calcext:value-type="float">
            <text:p>5,49E-09</text:p>
          </table:table-cell>
          <table:table-cell office:value-type="float" office:value="0.0000032166" calcext:value-type="float">
            <text:p>3,22E-06</text:p>
          </table:table-cell>
          <table:table-cell/>
          <table:table-cell office:value-type="float" office:value="0.000000015494" calcext:value-type="float">
            <text:p>1,55E-08</text:p>
          </table:table-cell>
          <table:table-cell office:value-type="float" office:value="0.0000074437" calcext:value-type="float">
            <text:p>7,44E-06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-0.00000000000882" calcext:value-type="float">
            <text:p>-8,82E-12</text:p>
          </table:table-cell>
          <table:table-cell office:value-type="float" office:value="0.00000000000387" calcext:value-type="float">
            <text:p>3,87E-12</text:p>
          </table:table-cell>
          <table:table-cell/>
          <table:table-cell office:value-type="float" office:value="0.00000000000532" calcext:value-type="float">
            <text:p>5,32E-12</text:p>
          </table:table-cell>
          <table:table-cell office:value-type="float" office:value="0.00000000002475" calcext:value-type="float">
            <text:p>2,48E-11</text:p>
          </table:table-cell>
          <table:table-cell/>
          <table:table-cell office:value-type="float" office:value="0.00000000033883" calcext:value-type="float">
            <text:p>3,39E-10</text:p>
          </table:table-cell>
          <table:table-cell office:value-type="float" office:value="0.000000027067" calcext:value-type="float">
            <text:p>2,71E-08</text:p>
          </table:table-cell>
          <table:table-cell/>
          <table:table-cell office:value-type="float" office:value="0.0000000016602" calcext:value-type="float">
            <text:p>1,66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843" calcext:value-type="float">
            <text:p>5,48E-09</text:p>
          </table:table-cell>
          <table:table-cell office:value-type="float" office:value="0.0000032172" calcext:value-type="float">
            <text:p>3,22E-06</text:p>
          </table:table-cell>
          <table:table-cell/>
          <table:table-cell office:value-type="float" office:value="0.00000001546" calcext:value-type="float">
            <text:p>1,55E-08</text:p>
          </table:table-cell>
          <table:table-cell office:value-type="float" office:value="0.0000074643" calcext:value-type="float">
            <text:p>7,46E-06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-0.00000000000743" calcext:value-type="float">
            <text:p>-7,43E-12</text:p>
          </table:table-cell>
          <table:table-cell office:value-type="float" office:value="0.00000000000064" calcext:value-type="float">
            <text:p>6,40E-13</text:p>
          </table:table-cell>
          <table:table-cell/>
          <table:table-cell office:value-type="float" office:value="0.00000000001799" calcext:value-type="float">
            <text:p>1,80E-11</text:p>
          </table:table-cell>
          <table:table-cell office:value-type="float" office:value="0.00000000003329" calcext:value-type="float">
            <text:p>3,33E-11</text:p>
          </table:table-cell>
          <table:table-cell/>
          <table:table-cell office:value-type="float" office:value="0.00000000033759" calcext:value-type="float">
            <text:p>3,38E-10</text:p>
          </table:table-cell>
          <table:table-cell office:value-type="float" office:value="0.000000027121" calcext:value-type="float">
            <text:p>2,71E-08</text:p>
          </table:table-cell>
          <table:table-cell/>
          <table:table-cell office:value-type="float" office:value="0.0000000016615" calcext:value-type="float">
            <text:p>1,66E-09</text:p>
          </table:table-cell>
          <table:table-cell office:value-type="float" office:value="0.00000076661" calcext:value-type="float">
            <text:p>7,67E-07</text:p>
          </table:table-cell>
          <table:table-cell/>
          <table:table-cell office:value-type="float" office:value="0.0000000054811" calcext:value-type="float">
            <text:p>5,48E-09</text:p>
          </table:table-cell>
          <table:table-cell office:value-type="float" office:value="0.0000032165" calcext:value-type="float">
            <text:p>3,22E-06</text:p>
          </table:table-cell>
          <table:table-cell/>
          <table:table-cell office:value-type="float" office:value="0.000000015412" calcext:value-type="float">
            <text:p>1,54E-08</text:p>
          </table:table-cell>
          <table:table-cell office:value-type="float" office:value="0.0000074816" calcext:value-type="float">
            <text:p>7,48E-06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000000002" calcext:value-type="float">
            <text:p>2,00E-14</text:p>
          </table:table-cell>
          <table:table-cell office:value-type="float" office:value="0.00000000000617" calcext:value-type="float">
            <text:p>6,17E-12</text:p>
          </table:table-cell>
          <table:table-cell/>
          <table:table-cell office:value-type="float" office:value="0.00000000001691" calcext:value-type="float">
            <text:p>1,69E-11</text:p>
          </table:table-cell>
          <table:table-cell office:value-type="float" office:value="0.00000000002556" calcext:value-type="float">
            <text:p>2,56E-11</text:p>
          </table:table-cell>
          <table:table-cell/>
          <table:table-cell office:value-type="float" office:value="0.00000000033226" calcext:value-type="float">
            <text:p>3,32E-10</text:p>
          </table:table-cell>
          <table:table-cell office:value-type="float" office:value="0.00000002707" calcext:value-type="float">
            <text:p>2,71E-08</text:p>
          </table:table-cell>
          <table:table-cell/>
          <table:table-cell office:value-type="float" office:value="0.0000000016582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28" calcext:value-type="float">
            <text:p>5,48E-09</text:p>
          </table:table-cell>
          <table:table-cell office:value-type="float" office:value="0.0000032167" calcext:value-type="float">
            <text:p>3,22E-06</text:p>
          </table:table-cell>
          <table:table-cell/>
          <table:table-cell office:value-type="float" office:value="0.000000015423" calcext:value-type="float">
            <text:p>1,54E-08</text:p>
          </table:table-cell>
          <table:table-cell office:value-type="float" office:value="0.0000074969" calcext:value-type="float">
            <text:p>7,50E-06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-0.00000000000032" calcext:value-type="float">
            <text:p>-3,20E-13</text:p>
          </table:table-cell>
          <table:table-cell office:value-type="float" office:value="0.00000000000274" calcext:value-type="float">
            <text:p>2,74E-12</text:p>
          </table:table-cell>
          <table:table-cell/>
          <table:table-cell office:value-type="float" office:value="0.00000000000214" calcext:value-type="float">
            <text:p>2,14E-12</text:p>
          </table:table-cell>
          <table:table-cell office:value-type="float" office:value="0.00000000003221" calcext:value-type="float">
            <text:p>3,22E-11</text:p>
          </table:table-cell>
          <table:table-cell/>
          <table:table-cell office:value-type="float" office:value="0.00000000033334" calcext:value-type="float">
            <text:p>3,33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71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72" calcext:value-type="float">
            <text:p>5,49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66" calcext:value-type="float">
            <text:p>1,54E-08</text:p>
          </table:table-cell>
          <table:table-cell office:value-type="float" office:value="0.00000751" calcext:value-type="float">
            <text:p>7,51E-0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-0.00000000000463" calcext:value-type="float">
            <text:p>-4,63E-12</text:p>
          </table:table-cell>
          <table:table-cell office:value-type="float" office:value="0.00000000000311" calcext:value-type="float">
            <text:p>3,11E-12</text:p>
          </table:table-cell>
          <table:table-cell/>
          <table:table-cell office:value-type="float" office:value="0.00000000000768" calcext:value-type="float">
            <text:p>7,68E-12</text:p>
          </table:table-cell>
          <table:table-cell office:value-type="float" office:value="0.00000000002539" calcext:value-type="float">
            <text:p>2,54E-11</text:p>
          </table:table-cell>
          <table:table-cell/>
          <table:table-cell office:value-type="float" office:value="0.00000000033852" calcext:value-type="float">
            <text:p>3,39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82" calcext:value-type="float">
            <text:p>1,66E-09</text:p>
          </table:table-cell>
          <table:table-cell office:value-type="float" office:value="0.0000007668" calcext:value-type="float">
            <text:p>7,67E-07</text:p>
          </table:table-cell>
          <table:table-cell/>
          <table:table-cell office:value-type="float" office:value="0.0000000054911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364" calcext:value-type="float">
            <text:p>1,54E-08</text:p>
          </table:table-cell>
          <table:table-cell office:value-type="float" office:value="0.0000075207" calcext:value-type="float">
            <text:p>7,52E-06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-0.00000000000017" calcext:value-type="float">
            <text:p>-1,70E-13</text:p>
          </table:table-cell>
          <table:table-cell office:value-type="float" office:value="0.00000000000362" calcext:value-type="float">
            <text:p>3,62E-12</text:p>
          </table:table-cell>
          <table:table-cell/>
          <table:table-cell office:value-type="float" office:value="0.0000000000211" calcext:value-type="float">
            <text:p>2,11E-11</text:p>
          </table:table-cell>
          <table:table-cell office:value-type="float" office:value="0.00000000003221" calcext:value-type="float">
            <text:p>3,22E-11</text:p>
          </table:table-cell>
          <table:table-cell/>
          <table:table-cell office:value-type="float" office:value="0.00000000033896" calcext:value-type="float">
            <text:p>3,39E-10</text:p>
          </table:table-cell>
          <table:table-cell office:value-type="float" office:value="0.000000027095" calcext:value-type="float">
            <text:p>2,71E-08</text:p>
          </table:table-cell>
          <table:table-cell/>
          <table:table-cell office:value-type="float" office:value="0.0000000016597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67" calcext:value-type="float">
            <text:p>5,49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337" calcext:value-type="float">
            <text:p>1,53E-08</text:p>
          </table:table-cell>
          <table:table-cell office:value-type="float" office:value="0.0000075281" calcext:value-type="float">
            <text:p>7,53E-06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000444" calcext:value-type="float">
            <text:p>4,44E-12</text:p>
          </table:table-cell>
          <table:table-cell office:value-type="float" office:value="0.0000000000037" calcext:value-type="float">
            <text:p>3,70E-12</text:p>
          </table:table-cell>
          <table:table-cell/>
          <table:table-cell office:value-type="float" office:value="0.00000000000827" calcext:value-type="float">
            <text:p>8,27E-12</text:p>
          </table:table-cell>
          <table:table-cell office:value-type="float" office:value="0.0000000000287" calcext:value-type="float">
            <text:p>2,87E-11</text:p>
          </table:table-cell>
          <table:table-cell/>
          <table:table-cell office:value-type="float" office:value="0.00000000033701" calcext:value-type="float">
            <text:p>3,37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37" calcext:value-type="float">
            <text:p>1,65E-09</text:p>
          </table:table-cell>
          <table:table-cell office:value-type="float" office:value="0.00000076684" calcext:value-type="float">
            <text:p>7,67E-07</text:p>
          </table:table-cell>
          <table:table-cell/>
          <table:table-cell office:value-type="float" office:value="0.0000000054916" calcext:value-type="float">
            <text:p>5,49E-09</text:p>
          </table:table-cell>
          <table:table-cell office:value-type="float" office:value="0.000003217" calcext:value-type="float">
            <text:p>3,22E-06</text:p>
          </table:table-cell>
          <table:table-cell/>
          <table:table-cell office:value-type="float" office:value="0.000000015352" calcext:value-type="float">
            <text:p>1,54E-08</text:p>
          </table:table-cell>
          <table:table-cell office:value-type="float" office:value="0.0000075365" calcext:value-type="float">
            <text:p>7,54E-06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-0.00000000000524" calcext:value-type="float">
            <text:p>-5,24E-12</text:p>
          </table:table-cell>
          <table:table-cell office:value-type="float" office:value="0.00000000000407" calcext:value-type="float">
            <text:p>4,07E-12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office:value-type="float" office:value="0.0000000000296" calcext:value-type="float">
            <text:p>2,96E-11</text:p>
          </table:table-cell>
          <table:table-cell/>
          <table:table-cell office:value-type="float" office:value="0.00000000033933" calcext:value-type="float">
            <text:p>3,39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25" calcext:value-type="float">
            <text:p>1,65E-09</text:p>
          </table:table-cell>
          <table:table-cell office:value-type="float" office:value="0.00000076679" calcext:value-type="float">
            <text:p>7,67E-07</text:p>
          </table:table-cell>
          <table:table-cell/>
          <table:table-cell office:value-type="float" office:value="0.0000000054847" calcext:value-type="float">
            <text:p>5,48E-09</text:p>
          </table:table-cell>
          <table:table-cell office:value-type="float" office:value="0.0000032174" calcext:value-type="float">
            <text:p>3,22E-06</text:p>
          </table:table-cell>
          <table:table-cell/>
          <table:table-cell office:value-type="float" office:value="0.000000015344" calcext:value-type="float">
            <text:p>1,53E-08</text:p>
          </table:table-cell>
          <table:table-cell office:value-type="float" office:value="0.0000075399" calcext:value-type="float">
            <text:p>7,54E-06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-0.00000000000688" calcext:value-type="float">
            <text:p>-6,88E-12</text:p>
          </table:table-cell>
          <table:table-cell office:value-type="float" office:value="0.00000000000556" calcext:value-type="float">
            <text:p>5,56E-12</text:p>
          </table:table-cell>
          <table:table-cell/>
          <table:table-cell office:value-type="float" office:value="0.000000000019" calcext:value-type="float">
            <text:p>1,90E-11</text:p>
          </table:table-cell>
          <table:table-cell office:value-type="float" office:value="0.00000000002873" calcext:value-type="float">
            <text:p>2,87E-11</text:p>
          </table:table-cell>
          <table:table-cell/>
          <table:table-cell office:value-type="float" office:value="0.00000000034092" calcext:value-type="float">
            <text:p>3,41E-10</text:p>
          </table:table-cell>
          <table:table-cell office:value-type="float" office:value="0.000000027062" calcext:value-type="float">
            <text:p>2,71E-08</text:p>
          </table:table-cell>
          <table:table-cell/>
          <table:table-cell office:value-type="float" office:value="0.0000000016555" calcext:value-type="float">
            <text:p>1,66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871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31" calcext:value-type="float">
            <text:p>1,53E-08</text:p>
          </table:table-cell>
          <table:table-cell office:value-type="float" office:value="0.0000075445" calcext:value-type="float">
            <text:p>7,54E-0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000108" calcext:value-type="float">
            <text:p>1,08E-12</text:p>
          </table:table-cell>
          <table:table-cell office:value-type="float" office:value="0.00000000000268" calcext:value-type="float">
            <text:p>2,68E-12</text:p>
          </table:table-cell>
          <table:table-cell/>
          <table:table-cell office:value-type="float" office:value="0.00000000000768" calcext:value-type="float">
            <text:p>7,68E-12</text:p>
          </table:table-cell>
          <table:table-cell office:value-type="float" office:value="0.00000000002957" calcext:value-type="float">
            <text:p>2,96E-11</text:p>
          </table:table-cell>
          <table:table-cell/>
          <table:table-cell office:value-type="float" office:value="0.00000000033854" calcext:value-type="float">
            <text:p>3,39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54" calcext:value-type="float">
            <text:p>1,66E-09</text:p>
          </table:table-cell>
          <table:table-cell office:value-type="float" office:value="0.00000076674" calcext:value-type="float">
            <text:p>7,67E-07</text:p>
          </table:table-cell>
          <table:table-cell/>
          <table:table-cell office:value-type="float" office:value="0.0000000054835" calcext:value-type="float">
            <text:p>5,48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02" calcext:value-type="float">
            <text:p>1,53E-08</text:p>
          </table:table-cell>
          <table:table-cell office:value-type="float" office:value="0.0000075477" calcext:value-type="float">
            <text:p>7,55E-06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-0.00000000000884" calcext:value-type="float">
            <text:p>-8,84E-12</text:p>
          </table:table-cell>
          <table:table-cell office:value-type="float" office:value="0.00000000000667" calcext:value-type="float">
            <text:p>6,67E-12</text:p>
          </table:table-cell>
          <table:table-cell/>
          <table:table-cell office:value-type="float" office:value="0.00000000001008" calcext:value-type="float">
            <text:p>1,01E-11</text:p>
          </table:table-cell>
          <table:table-cell office:value-type="float" office:value="0.00000000003201" calcext:value-type="float">
            <text:p>3,20E-11</text:p>
          </table:table-cell>
          <table:table-cell/>
          <table:table-cell office:value-type="float" office:value="0.00000000033324" calcext:value-type="float">
            <text:p>3,33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85" calcext:value-type="float">
            <text:p>7,67E-07</text:p>
          </table:table-cell>
          <table:table-cell/>
          <table:table-cell office:value-type="float" office:value="0.0000000054837" calcext:value-type="float">
            <text:p>5,48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302" calcext:value-type="float">
            <text:p>1,53E-08</text:p>
          </table:table-cell>
          <table:table-cell office:value-type="float" office:value="0.0000075509" calcext:value-type="float">
            <text:p>7,55E-06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000327" calcext:value-type="float">
            <text:p>3,27E-12</text:p>
          </table:table-cell>
          <table:table-cell office:value-type="float" office:value="0.00000000000607" calcext:value-type="float">
            <text:p>6,07E-12</text:p>
          </table:table-cell>
          <table:table-cell/>
          <table:table-cell office:value-type="float" office:value="0.00000000001407" calcext:value-type="float">
            <text:p>1,41E-11</text:p>
          </table:table-cell>
          <table:table-cell office:value-type="float" office:value="0.00000000002814" calcext:value-type="float">
            <text:p>2,81E-11</text:p>
          </table:table-cell>
          <table:table-cell/>
          <table:table-cell office:value-type="float" office:value="0.00000000033439" calcext:value-type="float">
            <text:p>3,34E-10</text:p>
          </table:table-cell>
          <table:table-cell office:value-type="float" office:value="0.00000002708" calcext:value-type="float">
            <text:p>2,71E-08</text:p>
          </table:table-cell>
          <table:table-cell/>
          <table:table-cell office:value-type="float" office:value="0.0000000016545" calcext:value-type="float">
            <text:p>1,65E-09</text:p>
          </table:table-cell>
          <table:table-cell office:value-type="float" office:value="0.00000076674" calcext:value-type="float">
            <text:p>7,67E-07</text:p>
          </table:table-cell>
          <table:table-cell/>
          <table:table-cell office:value-type="float" office:value="0.0000000054816" calcext:value-type="float">
            <text:p>5,48E-09</text:p>
          </table:table-cell>
          <table:table-cell office:value-type="float" office:value="0.000003218" calcext:value-type="float">
            <text:p>3,22E-06</text:p>
          </table:table-cell>
          <table:table-cell/>
          <table:table-cell office:value-type="float" office:value="0.000000015266" calcext:value-type="float">
            <text:p>1,53E-08</text:p>
          </table:table-cell>
          <table:table-cell office:value-type="float" office:value="0.0000075523" calcext:value-type="float">
            <text:p>7,55E-06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00000246" calcext:value-type="float">
            <text:p>-2,46E-12</text:p>
          </table:table-cell>
          <table:table-cell office:value-type="float" office:value="0.00000000000498" calcext:value-type="float">
            <text:p>4,98E-12</text:p>
          </table:table-cell>
          <table:table-cell/>
          <table:table-cell office:value-type="float" office:value="0.00000000001644" calcext:value-type="float">
            <text:p>1,64E-11</text:p>
          </table:table-cell>
          <table:table-cell office:value-type="float" office:value="0.00000000002899" calcext:value-type="float">
            <text:p>2,90E-11</text:p>
          </table:table-cell>
          <table:table-cell/>
          <table:table-cell office:value-type="float" office:value="0.0000000003348" calcext:value-type="float">
            <text:p>3,35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25" calcext:value-type="float">
            <text:p>1,65E-09</text:p>
          </table:table-cell>
          <table:table-cell office:value-type="float" office:value="0.00000076669" calcext:value-type="float">
            <text:p>7,67E-07</text:p>
          </table:table-cell>
          <table:table-cell/>
          <table:table-cell office:value-type="float" office:value="0.0000000054818" calcext:value-type="float">
            <text:p>5,48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284" calcext:value-type="float">
            <text:p>1,53E-08</text:p>
          </table:table-cell>
          <table:table-cell office:value-type="float" office:value="0.000007554" calcext:value-type="float">
            <text:p>7,55E-06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-0.00000000000741" calcext:value-type="float">
            <text:p>-7,41E-12</text:p>
          </table:table-cell>
          <table:table-cell office:value-type="float" office:value="0.00000000000321" calcext:value-type="float">
            <text:p>3,21E-12</text:p>
          </table:table-cell>
          <table:table-cell/>
          <table:table-cell office:value-type="float" office:value="0.00000000001372" calcext:value-type="float">
            <text:p>1,37E-11</text:p>
          </table:table-cell>
          <table:table-cell office:value-type="float" office:value="0.00000000003179" calcext:value-type="float">
            <text:p>3,18E-11</text:p>
          </table:table-cell>
          <table:table-cell/>
          <table:table-cell office:value-type="float" office:value="0.00000000033409" calcext:value-type="float">
            <text:p>3,34E-10</text:p>
          </table:table-cell>
          <table:table-cell office:value-type="float" office:value="0.000000027091" calcext:value-type="float">
            <text:p>2,71E-08</text:p>
          </table:table-cell>
          <table:table-cell/>
          <table:table-cell office:value-type="float" office:value="0.0000000016562" calcext:value-type="float">
            <text:p>1,66E-09</text:p>
          </table:table-cell>
          <table:table-cell office:value-type="float" office:value="0.00000076671" calcext:value-type="float">
            <text:p>7,67E-07</text:p>
          </table:table-cell>
          <table:table-cell/>
          <table:table-cell office:value-type="float" office:value="0.0000000054937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276" calcext:value-type="float">
            <text:p>1,53E-08</text:p>
          </table:table-cell>
          <table:table-cell office:value-type="float" office:value="0.0000075547" calcext:value-type="float">
            <text:p>7,55E-06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-0.00000000000243" calcext:value-type="float">
            <text:p>-2,43E-12</text:p>
          </table:table-cell>
          <table:table-cell office:value-type="float" office:value="0.00000000000875" calcext:value-type="float">
            <text:p>8,75E-12</text:p>
          </table:table-cell>
          <table:table-cell/>
          <table:table-cell office:value-type="float" office:value="0.00000000002142" calcext:value-type="float">
            <text:p>2,14E-11</text:p>
          </table:table-cell>
          <table:table-cell office:value-type="float" office:value="0.00000000003032" calcext:value-type="float">
            <text:p>3,03E-11</text:p>
          </table:table-cell>
          <table:table-cell/>
          <table:table-cell office:value-type="float" office:value="0.00000000033435" calcext:value-type="float">
            <text:p>3,34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36" calcext:value-type="float">
            <text:p>1,65E-09</text:p>
          </table:table-cell>
          <table:table-cell office:value-type="float" office:value="0.00000076644" calcext:value-type="float">
            <text:p>7,66E-07</text:p>
          </table:table-cell>
          <table:table-cell/>
          <table:table-cell office:value-type="float" office:value="0.0000000054997" calcext:value-type="float">
            <text:p>5,50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256" calcext:value-type="float">
            <text:p>1,53E-08</text:p>
          </table:table-cell>
          <table:table-cell office:value-type="float" office:value="0.0000075568" calcext:value-type="float">
            <text:p>7,56E-0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000339" calcext:value-type="float">
            <text:p>3,39E-12</text:p>
          </table:table-cell>
          <table:table-cell office:value-type="float" office:value="0.00000000000635" calcext:value-type="float">
            <text:p>6,35E-12</text:p>
          </table:table-cell>
          <table:table-cell/>
          <table:table-cell office:value-type="float" office:value="0.0000000000011" calcext:value-type="float">
            <text:p>1,10E-12</text:p>
          </table:table-cell>
          <table:table-cell office:value-type="float" office:value="0.0000000000295" calcext:value-type="float">
            <text:p>2,95E-11</text:p>
          </table:table-cell>
          <table:table-cell/>
          <table:table-cell office:value-type="float" office:value="0.00000000033765" calcext:value-type="float">
            <text:p>3,38E-10</text:p>
          </table:table-cell>
          <table:table-cell office:value-type="float" office:value="0.000000027055" calcext:value-type="float">
            <text:p>2,71E-08</text:p>
          </table:table-cell>
          <table:table-cell/>
          <table:table-cell office:value-type="float" office:value="0.0000000016567" calcext:value-type="float">
            <text:p>1,66E-09</text:p>
          </table:table-cell>
          <table:table-cell office:value-type="float" office:value="0.00000076658" calcext:value-type="float">
            <text:p>7,67E-07</text:p>
          </table:table-cell>
          <table:table-cell/>
          <table:table-cell office:value-type="float" office:value="0.0000000054977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75" calcext:value-type="float">
            <text:p>1,53E-08</text:p>
          </table:table-cell>
          <table:table-cell office:value-type="float" office:value="0.000007557" calcext:value-type="float">
            <text:p>7,56E-06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-0.0000000000037" calcext:value-type="float">
            <text:p>-3,70E-12</text:p>
          </table:table-cell>
          <table:table-cell office:value-type="float" office:value="0.00000000000702" calcext:value-type="float">
            <text:p>7,02E-12</text:p>
          </table:table-cell>
          <table:table-cell/>
          <table:table-cell office:value-type="float" office:value="0.00000000000831" calcext:value-type="float">
            <text:p>8,31E-12</text:p>
          </table:table-cell>
          <table:table-cell office:value-type="float" office:value="0.00000000002955" calcext:value-type="float">
            <text:p>2,96E-11</text:p>
          </table:table-cell>
          <table:table-cell/>
          <table:table-cell office:value-type="float" office:value="0.00000000034223" calcext:value-type="float">
            <text:p>3,42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07" calcext:value-type="float">
            <text:p>1,65E-09</text:p>
          </table:table-cell>
          <table:table-cell office:value-type="float" office:value="0.00000076638" calcext:value-type="float">
            <text:p>7,66E-07</text:p>
          </table:table-cell>
          <table:table-cell/>
          <table:table-cell office:value-type="float" office:value="0.0000000054906" calcext:value-type="float">
            <text:p>5,49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79" calcext:value-type="float">
            <text:p>1,53E-08</text:p>
          </table:table-cell>
          <table:table-cell office:value-type="float" office:value="0.0000075577" calcext:value-type="float">
            <text:p>7,56E-0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-0.00000000001102" calcext:value-type="float">
            <text:p>-1,10E-11</text:p>
          </table:table-cell>
          <table:table-cell office:value-type="float" office:value="0.00000000000544" calcext:value-type="float">
            <text:p>5,44E-12</text:p>
          </table:table-cell>
          <table:table-cell/>
          <table:table-cell office:value-type="float" office:value="0.00000000002419" calcext:value-type="float">
            <text:p>2,42E-11</text:p>
          </table:table-cell>
          <table:table-cell office:value-type="float" office:value="0.00000000003204" calcext:value-type="float">
            <text:p>3,20E-11</text:p>
          </table:table-cell>
          <table:table-cell/>
          <table:table-cell office:value-type="float" office:value="0.00000000033877" calcext:value-type="float">
            <text:p>3,39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35" calcext:value-type="float">
            <text:p>1,65E-09</text:p>
          </table:table-cell>
          <table:table-cell office:value-type="float" office:value="0.00000076638" calcext:value-type="float">
            <text:p>7,66E-07</text:p>
          </table:table-cell>
          <table:table-cell/>
          <table:table-cell office:value-type="float" office:value="0.0000000054829" calcext:value-type="float">
            <text:p>5,48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83" calcext:value-type="float">
            <text:p>1,53E-08</text:p>
          </table:table-cell>
          <table:table-cell office:value-type="float" office:value="0.0000075572" calcext:value-type="float">
            <text:p>7,56E-06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-0.00000000000062" calcext:value-type="float">
            <text:p>-6,20E-13</text:p>
          </table:table-cell>
          <table:table-cell office:value-type="float" office:value="0.00000000000717" calcext:value-type="float">
            <text:p>7,17E-12</text:p>
          </table:table-cell>
          <table:table-cell/>
          <table:table-cell office:value-type="float" office:value="0.00000000000589" calcext:value-type="float">
            <text:p>5,89E-12</text:p>
          </table:table-cell>
          <table:table-cell office:value-type="float" office:value="0.00000000003043" calcext:value-type="float">
            <text:p>3,04E-11</text:p>
          </table:table-cell>
          <table:table-cell/>
          <table:table-cell office:value-type="float" office:value="0.00000000033981" calcext:value-type="float">
            <text:p>3,40E-10</text:p>
          </table:table-cell>
          <table:table-cell office:value-type="float" office:value="0.000000027064" calcext:value-type="float">
            <text:p>2,71E-08</text:p>
          </table:table-cell>
          <table:table-cell/>
          <table:table-cell office:value-type="float" office:value="0.0000000016566" calcext:value-type="float">
            <text:p>1,66E-09</text:p>
          </table:table-cell>
          <table:table-cell office:value-type="float" office:value="0.00000076668" calcext:value-type="float">
            <text:p>7,67E-07</text:p>
          </table:table-cell>
          <table:table-cell/>
          <table:table-cell office:value-type="float" office:value="0.0000000054945" calcext:value-type="float">
            <text:p>5,49E-09</text:p>
          </table:table-cell>
          <table:table-cell office:value-type="float" office:value="0.000003218" calcext:value-type="float">
            <text:p>3,22E-06</text:p>
          </table:table-cell>
          <table:table-cell/>
          <table:table-cell office:value-type="float" office:value="0.000000015274" calcext:value-type="float">
            <text:p>1,53E-08</text:p>
          </table:table-cell>
          <table:table-cell office:value-type="float" office:value="0.0000075575" calcext:value-type="float">
            <text:p>7,56E-0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-0.00000000000084" calcext:value-type="float">
            <text:p>-8,40E-13</text:p>
          </table:table-cell>
          <table:table-cell office:value-type="float" office:value="0.00000000000533" calcext:value-type="float">
            <text:p>5,33E-12</text:p>
          </table:table-cell>
          <table:table-cell/>
          <table:table-cell office:value-type="float" office:value="0.00000000000883" calcext:value-type="float">
            <text:p>8,83E-12</text:p>
          </table:table-cell>
          <table:table-cell office:value-type="float" office:value="0.00000000003136" calcext:value-type="float">
            <text:p>3,14E-11</text:p>
          </table:table-cell>
          <table:table-cell/>
          <table:table-cell office:value-type="float" office:value="0.00000000033895" calcext:value-type="float">
            <text:p>3,39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62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985" calcext:value-type="float">
            <text:p>5,50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17" calcext:value-type="float">
            <text:p>1,53E-08</text:p>
          </table:table-cell>
          <table:table-cell office:value-type="float" office:value="0.0000075589" calcext:value-type="float">
            <text:p>7,56E-06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-0.00000000000975" calcext:value-type="float">
            <text:p>-9,75E-12</text:p>
          </table:table-cell>
          <table:table-cell office:value-type="float" office:value="0.00000000000969" calcext:value-type="float">
            <text:p>9,69E-12</text:p>
          </table:table-cell>
          <table:table-cell/>
          <table:table-cell office:value-type="float" office:value="0.00000000001711" calcext:value-type="float">
            <text:p>1,71E-11</text:p>
          </table:table-cell>
          <table:table-cell office:value-type="float" office:value="0.0000000000287" calcext:value-type="float">
            <text:p>2,87E-11</text:p>
          </table:table-cell>
          <table:table-cell/>
          <table:table-cell office:value-type="float" office:value="0.00000000033871" calcext:value-type="float">
            <text:p>3,39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87" calcext:value-type="float">
            <text:p>5,49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96" calcext:value-type="float">
            <text:p>1,53E-08</text:p>
          </table:table-cell>
          <table:table-cell office:value-type="float" office:value="0.0000075593" calcext:value-type="float">
            <text:p>7,56E-06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-0.00000000000609" calcext:value-type="float">
            <text:p>-6,09E-12</text:p>
          </table:table-cell>
          <table:table-cell office:value-type="float" office:value="0.00000000000319" calcext:value-type="float">
            <text:p>3,19E-12</text:p>
          </table:table-cell>
          <table:table-cell/>
          <table:table-cell office:value-type="float" office:value="0.00000000001292" calcext:value-type="float">
            <text:p>1,29E-11</text:p>
          </table:table-cell>
          <table:table-cell office:value-type="float" office:value="0.00000000003323" calcext:value-type="float">
            <text:p>3,32E-11</text:p>
          </table:table-cell>
          <table:table-cell/>
          <table:table-cell office:value-type="float" office:value="0.00000000033575" calcext:value-type="float">
            <text:p>3,36E-10</text:p>
          </table:table-cell>
          <table:table-cell office:value-type="float" office:value="0.000000027077" calcext:value-type="float">
            <text:p>2,71E-08</text:p>
          </table:table-cell>
          <table:table-cell/>
          <table:table-cell office:value-type="float" office:value="0.0000000016573" calcext:value-type="float">
            <text:p>1,66E-09</text:p>
          </table:table-cell>
          <table:table-cell office:value-type="float" office:value="0.00000076676" calcext:value-type="float">
            <text:p>7,67E-07</text:p>
          </table:table-cell>
          <table:table-cell/>
          <table:table-cell office:value-type="float" office:value="0.0000000054811" calcext:value-type="float">
            <text:p>5,48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71" calcext:value-type="float">
            <text:p>1,53E-08</text:p>
          </table:table-cell>
          <table:table-cell office:value-type="float" office:value="0.00000756" calcext:value-type="float">
            <text:p>7,56E-06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-0.00000000000038" calcext:value-type="float">
            <text:p>-3,80E-13</text:p>
          </table:table-cell>
          <table:table-cell office:value-type="float" office:value="0.00000000000993" calcext:value-type="float">
            <text:p>9,93E-12</text:p>
          </table:table-cell>
          <table:table-cell/>
          <table:table-cell office:value-type="float" office:value="0.00000000000738" calcext:value-type="float">
            <text:p>7,38E-12</text:p>
          </table:table-cell>
          <table:table-cell office:value-type="float" office:value="0.00000000003058" calcext:value-type="float">
            <text:p>3,06E-11</text:p>
          </table:table-cell>
          <table:table-cell/>
          <table:table-cell office:value-type="float" office:value="0.00000000033284" calcext:value-type="float">
            <text:p>3,33E-10</text:p>
          </table:table-cell>
          <table:table-cell office:value-type="float" office:value="0.00000002707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76" calcext:value-type="float">
            <text:p>7,67E-07</text:p>
          </table:table-cell>
          <table:table-cell/>
          <table:table-cell office:value-type="float" office:value="0.0000000054726" calcext:value-type="float">
            <text:p>5,47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303" calcext:value-type="float">
            <text:p>1,53E-08</text:p>
          </table:table-cell>
          <table:table-cell office:value-type="float" office:value="0.0000075585" calcext:value-type="float">
            <text:p>7,56E-06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-0.00000000000483" calcext:value-type="float">
            <text:p>-4,83E-12</text:p>
          </table:table-cell>
          <table:table-cell office:value-type="float" office:value="0.00000000000896" calcext:value-type="float">
            <text:p>8,96E-12</text:p>
          </table:table-cell>
          <table:table-cell/>
          <table:table-cell office:value-type="float" office:value="0.00000000001603" calcext:value-type="float">
            <text:p>1,60E-11</text:p>
          </table:table-cell>
          <table:table-cell office:value-type="float" office:value="0.00000000003044" calcext:value-type="float">
            <text:p>3,04E-11</text:p>
          </table:table-cell>
          <table:table-cell/>
          <table:table-cell office:value-type="float" office:value="0.00000000033491" calcext:value-type="float">
            <text:p>3,35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722" calcext:value-type="float">
            <text:p>5,47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91" calcext:value-type="float">
            <text:p>1,53E-08</text:p>
          </table:table-cell>
          <table:table-cell office:value-type="float" office:value="0.0000075596" calcext:value-type="float">
            <text:p>7,56E-0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-0.00000000001136" calcext:value-type="float">
            <text:p>-1,14E-11</text:p>
          </table:table-cell>
          <table:table-cell office:value-type="float" office:value="0.00000000000746" calcext:value-type="float">
            <text:p>7,46E-12</text:p>
          </table:table-cell>
          <table:table-cell/>
          <table:table-cell office:value-type="float" office:value="0.00000000001067" calcext:value-type="float">
            <text:p>1,07E-11</text:p>
          </table:table-cell>
          <table:table-cell office:value-type="float" office:value="0.00000000002971" calcext:value-type="float">
            <text:p>2,97E-11</text:p>
          </table:table-cell>
          <table:table-cell/>
          <table:table-cell office:value-type="float" office:value="0.00000000033201" calcext:value-type="float">
            <text:p>3,32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495" calcext:value-type="float">
            <text:p>1,65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778" calcext:value-type="float">
            <text:p>5,48E-09</text:p>
          </table:table-cell>
          <table:table-cell office:value-type="float" office:value="0.0000032187" calcext:value-type="float">
            <text:p>3,22E-06</text:p>
          </table:table-cell>
          <table:table-cell/>
          <table:table-cell office:value-type="float" office:value="0.000000015292" calcext:value-type="float">
            <text:p>1,53E-08</text:p>
          </table:table-cell>
          <table:table-cell office:value-type="float" office:value="0.0000075595" calcext:value-type="float">
            <text:p>7,56E-06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-0.00000000000813" calcext:value-type="float">
            <text:p>-8,13E-12</text:p>
          </table:table-cell>
          <table:table-cell office:value-type="float" office:value="0.00000000000628" calcext:value-type="float">
            <text:p>6,28E-12</text:p>
          </table:table-cell>
          <table:table-cell/>
          <table:table-cell office:value-type="float" office:value="0.00000000001093" calcext:value-type="float">
            <text:p>1,09E-11</text:p>
          </table:table-cell>
          <table:table-cell office:value-type="float" office:value="0.00000000003278" calcext:value-type="float">
            <text:p>3,28E-11</text:p>
          </table:table-cell>
          <table:table-cell/>
          <table:table-cell office:value-type="float" office:value="0.0000000003319" calcext:value-type="float">
            <text:p>3,32E-10</text:p>
          </table:table-cell>
          <table:table-cell office:value-type="float" office:value="0.000000027068" calcext:value-type="float">
            <text:p>2,71E-08</text:p>
          </table:table-cell>
          <table:table-cell/>
          <table:table-cell office:value-type="float" office:value="0.0000000016501" calcext:value-type="float">
            <text:p>1,65E-09</text:p>
          </table:table-cell>
          <table:table-cell office:value-type="float" office:value="0.00000076664" calcext:value-type="float">
            <text:p>7,67E-07</text:p>
          </table:table-cell>
          <table:table-cell/>
          <table:table-cell office:value-type="float" office:value="0.0000000054822" calcext:value-type="float">
            <text:p>5,48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93" calcext:value-type="float">
            <text:p>1,53E-08</text:p>
          </table:table-cell>
          <table:table-cell office:value-type="float" office:value="0.0000075582" calcext:value-type="float">
            <text:p>7,56E-0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-0.00000000000645" calcext:value-type="float">
            <text:p>-6,45E-12</text:p>
          </table:table-cell>
          <table:table-cell office:value-type="float" office:value="0.00000000001208" calcext:value-type="float">
            <text:p>1,21E-11</text:p>
          </table:table-cell>
          <table:table-cell/>
          <table:table-cell office:value-type="float" office:value="0.00000000001541" calcext:value-type="float">
            <text:p>1,54E-11</text:p>
          </table:table-cell>
          <table:table-cell office:value-type="float" office:value="0.00000000003184" calcext:value-type="float">
            <text:p>3,18E-11</text:p>
          </table:table-cell>
          <table:table-cell/>
          <table:table-cell office:value-type="float" office:value="0.00000000033264" calcext:value-type="float">
            <text:p>3,33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19" calcext:value-type="float">
            <text:p>1,65E-09</text:p>
          </table:table-cell>
          <table:table-cell office:value-type="float" office:value="0.00000076656" calcext:value-type="float">
            <text:p>7,67E-07</text:p>
          </table:table-cell>
          <table:table-cell/>
          <table:table-cell office:value-type="float" office:value="0.0000000054865" calcext:value-type="float">
            <text:p>5,49E-09</text:p>
          </table:table-cell>
          <table:table-cell office:value-type="float" office:value="0.0000032189" calcext:value-type="float">
            <text:p>3,22E-06</text:p>
          </table:table-cell>
          <table:table-cell/>
          <table:table-cell office:value-type="float" office:value="0.000000015297" calcext:value-type="float">
            <text:p>1,53E-08</text:p>
          </table:table-cell>
          <table:table-cell office:value-type="float" office:value="0.0000075602" calcext:value-type="float">
            <text:p>7,56E-06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-0.000000000005" calcext:value-type="float">
            <text:p>-5,00E-12</text:p>
          </table:table-cell>
          <table:table-cell office:value-type="float" office:value="0.00000000000838" calcext:value-type="float">
            <text:p>8,38E-12</text:p>
          </table:table-cell>
          <table:table-cell/>
          <table:table-cell office:value-type="float" office:value="0.00000000000848" calcext:value-type="float">
            <text:p>8,48E-12</text:p>
          </table:table-cell>
          <table:table-cell office:value-type="float" office:value="0.00000000003098" calcext:value-type="float">
            <text:p>3,10E-11</text:p>
          </table:table-cell>
          <table:table-cell/>
          <table:table-cell office:value-type="float" office:value="0.00000000033717" calcext:value-type="float">
            <text:p>3,37E-10</text:p>
          </table:table-cell>
          <table:table-cell office:value-type="float" office:value="0.000000027073" calcext:value-type="float">
            <text:p>2,71E-08</text:p>
          </table:table-cell>
          <table:table-cell/>
          <table:table-cell office:value-type="float" office:value="0.0000000016497" calcext:value-type="float">
            <text:p>1,65E-09</text:p>
          </table:table-cell>
          <table:table-cell office:value-type="float" office:value="0.0000007667" calcext:value-type="float">
            <text:p>7,67E-07</text:p>
          </table:table-cell>
          <table:table-cell/>
          <table:table-cell office:value-type="float" office:value="0.0000000054899" calcext:value-type="float">
            <text:p>5,49E-09</text:p>
          </table:table-cell>
          <table:table-cell office:value-type="float" office:value="0.0000032191" calcext:value-type="float">
            <text:p>3,22E-06</text:p>
          </table:table-cell>
          <table:table-cell/>
          <table:table-cell office:value-type="float" office:value="0.000000015282" calcext:value-type="float">
            <text:p>1,53E-08</text:p>
          </table:table-cell>
          <table:table-cell office:value-type="float" office:value="0.0000075603" calcext:value-type="float">
            <text:p>7,56E-06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-0.00000000001112" calcext:value-type="float">
            <text:p>-1,11E-11</text:p>
          </table:table-cell>
          <table:table-cell office:value-type="float" office:value="0.00000000001114" calcext:value-type="float">
            <text:p>1,11E-11</text:p>
          </table:table-cell>
          <table:table-cell/>
          <table:table-cell office:value-type="float" office:value="0.00000000000818" calcext:value-type="float">
            <text:p>8,18E-12</text:p>
          </table:table-cell>
          <table:table-cell office:value-type="float" office:value="0.00000000003192" calcext:value-type="float">
            <text:p>3,19E-11</text:p>
          </table:table-cell>
          <table:table-cell/>
          <table:table-cell office:value-type="float" office:value="0.0000000003362" calcext:value-type="float">
            <text:p>3,36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498" calcext:value-type="float">
            <text:p>1,65E-09</text:p>
          </table:table-cell>
          <table:table-cell office:value-type="float" office:value="0.00000076675" calcext:value-type="float">
            <text:p>7,67E-07</text:p>
          </table:table-cell>
          <table:table-cell/>
          <table:table-cell office:value-type="float" office:value="0.0000000054874" calcext:value-type="float">
            <text:p>5,49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86" calcext:value-type="float">
            <text:p>1,53E-08</text:p>
          </table:table-cell>
          <table:table-cell office:value-type="float" office:value="0.0000075592" calcext:value-type="float">
            <text:p>7,56E-0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-0.00000000000836" calcext:value-type="float">
            <text:p>-8,36E-12</text:p>
          </table:table-cell>
          <table:table-cell office:value-type="float" office:value="0.00000000000842" calcext:value-type="float">
            <text:p>8,42E-12</text:p>
          </table:table-cell>
          <table:table-cell/>
          <table:table-cell office:value-type="float" office:value="0.00000000001979" calcext:value-type="float">
            <text:p>1,98E-11</text:p>
          </table:table-cell>
          <table:table-cell office:value-type="float" office:value="0.00000000003305" calcext:value-type="float">
            <text:p>3,31E-11</text:p>
          </table:table-cell>
          <table:table-cell/>
          <table:table-cell office:value-type="float" office:value="0.00000000033498" calcext:value-type="float">
            <text:p>3,35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14" calcext:value-type="float">
            <text:p>1,65E-09</text:p>
          </table:table-cell>
          <table:table-cell office:value-type="float" office:value="0.00000076667" calcext:value-type="float">
            <text:p>7,67E-07</text:p>
          </table:table-cell>
          <table:table-cell/>
          <table:table-cell office:value-type="float" office:value="0.0000000054952" calcext:value-type="float">
            <text:p>5,50E-09</text:p>
          </table:table-cell>
          <table:table-cell office:value-type="float" office:value="0.0000032187" calcext:value-type="float">
            <text:p>3,22E-06</text:p>
          </table:table-cell>
          <table:table-cell/>
          <table:table-cell office:value-type="float" office:value="0.000000015269" calcext:value-type="float">
            <text:p>1,53E-08</text:p>
          </table:table-cell>
          <table:table-cell office:value-type="float" office:value="0.0000075604" calcext:value-type="float">
            <text:p>7,56E-06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-0.00000000000824" calcext:value-type="float">
            <text:p>-8,24E-12</text:p>
          </table:table-cell>
          <table:table-cell office:value-type="float" office:value="0.0000000000115" calcext:value-type="float">
            <text:p>1,15E-11</text:p>
          </table:table-cell>
          <table:table-cell/>
          <table:table-cell office:value-type="float" office:value="0.00000000000821" calcext:value-type="float">
            <text:p>8,21E-12</text:p>
          </table:table-cell>
          <table:table-cell office:value-type="float" office:value="0.00000000003376" calcext:value-type="float">
            <text:p>3,38E-11</text:p>
          </table:table-cell>
          <table:table-cell/>
          <table:table-cell office:value-type="float" office:value="0.00000000033521" calcext:value-type="float">
            <text:p>3,35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53" calcext:value-type="float">
            <text:p>1,66E-09</text:p>
          </table:table-cell>
          <table:table-cell office:value-type="float" office:value="0.00000076664" calcext:value-type="float">
            <text:p>7,67E-07</text:p>
          </table:table-cell>
          <table:table-cell/>
          <table:table-cell office:value-type="float" office:value="0.0000000054894" calcext:value-type="float">
            <text:p>5,49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3" calcext:value-type="float">
            <text:p>1,53E-08</text:p>
          </table:table-cell>
          <table:table-cell office:value-type="float" office:value="0.0000075593" calcext:value-type="float">
            <text:p>7,56E-06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-0.00000000000809" calcext:value-type="float">
            <text:p>-8,09E-12</text:p>
          </table:table-cell>
          <table:table-cell office:value-type="float" office:value="0.00000000001157" calcext:value-type="float">
            <text:p>1,16E-11</text:p>
          </table:table-cell>
          <table:table-cell/>
          <table:table-cell office:value-type="float" office:value="0.00000000000797" calcext:value-type="float">
            <text:p>7,97E-12</text:p>
          </table:table-cell>
          <table:table-cell office:value-type="float" office:value="0.00000000003167" calcext:value-type="float">
            <text:p>3,17E-11</text:p>
          </table:table-cell>
          <table:table-cell/>
          <table:table-cell office:value-type="float" office:value="0.0000000003378" calcext:value-type="float">
            <text:p>3,38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68" calcext:value-type="float">
            <text:p>1,66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973" calcext:value-type="float">
            <text:p>5,50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316" calcext:value-type="float">
            <text:p>1,53E-08</text:p>
          </table:table-cell>
          <table:table-cell office:value-type="float" office:value="0.0000075611" calcext:value-type="float">
            <text:p>7,56E-0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-0.00000000001422" calcext:value-type="float">
            <text:p>-1,42E-11</text:p>
          </table:table-cell>
          <table:table-cell office:value-type="float" office:value="0.00000000000889" calcext:value-type="float">
            <text:p>8,89E-12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office:value-type="float" office:value="0.00000000003235" calcext:value-type="float">
            <text:p>3,24E-11</text:p>
          </table:table-cell>
          <table:table-cell/>
          <table:table-cell office:value-type="float" office:value="0.00000000033978" calcext:value-type="float">
            <text:p>3,40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4" calcext:value-type="float">
            <text:p>1,65E-09</text:p>
          </table:table-cell>
          <table:table-cell office:value-type="float" office:value="0.00000076688" calcext:value-type="float">
            <text:p>7,67E-07</text:p>
          </table:table-cell>
          <table:table-cell/>
          <table:table-cell office:value-type="float" office:value="0.0000000055032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315" calcext:value-type="float">
            <text:p>1,53E-08</text:p>
          </table:table-cell>
          <table:table-cell office:value-type="float" office:value="0.0000075613" calcext:value-type="float">
            <text:p>7,56E-0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-0.00000000001299" calcext:value-type="float">
            <text:p>-1,30E-11</text:p>
          </table:table-cell>
          <table:table-cell office:value-type="float" office:value="0.00000000001099" calcext:value-type="float">
            <text:p>1,10E-11</text:p>
          </table:table-cell>
          <table:table-cell/>
          <table:table-cell office:value-type="float" office:value="0.00000000001145" calcext:value-type="float">
            <text:p>1,15E-11</text:p>
          </table:table-cell>
          <table:table-cell office:value-type="float" office:value="0.00000000003426" calcext:value-type="float">
            <text:p>3,43E-11</text:p>
          </table:table-cell>
          <table:table-cell/>
          <table:table-cell office:value-type="float" office:value="0.00000000033995" calcext:value-type="float">
            <text:p>3,40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49" calcext:value-type="float">
            <text:p>1,65E-09</text:p>
          </table:table-cell>
          <table:table-cell office:value-type="float" office:value="0.00000076693" calcext:value-type="float">
            <text:p>7,67E-07</text:p>
          </table:table-cell>
          <table:table-cell/>
          <table:table-cell office:value-type="float" office:value="0.0000000054993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06" calcext:value-type="float">
            <text:p>7,56E-06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-0.00000000000707" calcext:value-type="float">
            <text:p>-7,07E-12</text:p>
          </table:table-cell>
          <table:table-cell office:value-type="float" office:value="0.0000000000121" calcext:value-type="float">
            <text:p>1,21E-11</text:p>
          </table:table-cell>
          <table:table-cell/>
          <table:table-cell office:value-type="float" office:value="0.0000000000088" calcext:value-type="float">
            <text:p>8,80E-12</text:p>
          </table:table-cell>
          <table:table-cell office:value-type="float" office:value="0.00000000003281" calcext:value-type="float">
            <text:p>3,28E-11</text:p>
          </table:table-cell>
          <table:table-cell/>
          <table:table-cell office:value-type="float" office:value="0.00000000033723" calcext:value-type="float">
            <text:p>3,37E-10</text:p>
          </table:table-cell>
          <table:table-cell office:value-type="float" office:value="0.000000027075" calcext:value-type="float">
            <text:p>2,71E-08</text:p>
          </table:table-cell>
          <table:table-cell/>
          <table:table-cell office:value-type="float" office:value="0.0000000016526" calcext:value-type="float">
            <text:p>1,65E-09</text:p>
          </table:table-cell>
          <table:table-cell office:value-type="float" office:value="0.00000076695" calcext:value-type="float">
            <text:p>7,67E-07</text:p>
          </table:table-cell>
          <table:table-cell/>
          <table:table-cell office:value-type="float" office:value="0.0000000054954" calcext:value-type="float">
            <text:p>5,50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93" calcext:value-type="float">
            <text:p>1,53E-08</text:p>
          </table:table-cell>
          <table:table-cell office:value-type="float" office:value="0.0000075623" calcext:value-type="float">
            <text:p>7,56E-06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-0.00000000000942" calcext:value-type="float">
            <text:p>-9,42E-12</text:p>
          </table:table-cell>
          <table:table-cell office:value-type="float" office:value="0.00000000001178" calcext:value-type="float">
            <text:p>1,18E-11</text:p>
          </table:table-cell>
          <table:table-cell/>
          <table:table-cell office:value-type="float" office:value="0.00000000000639" calcext:value-type="float">
            <text:p>6,39E-12</text:p>
          </table:table-cell>
          <table:table-cell office:value-type="float" office:value="0.00000000003285" calcext:value-type="float">
            <text:p>3,29E-11</text:p>
          </table:table-cell>
          <table:table-cell/>
          <table:table-cell office:value-type="float" office:value="0.00000000033612" calcext:value-type="float">
            <text:p>3,36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54" calcext:value-type="float">
            <text:p>1,65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927" calcext:value-type="float">
            <text:p>5,49E-09</text:p>
          </table:table-cell>
          <table:table-cell office:value-type="float" office:value="0.0000032194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13" calcext:value-type="float">
            <text:p>7,56E-06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-0.00000000001706" calcext:value-type="float">
            <text:p>-1,71E-11</text:p>
          </table:table-cell>
          <table:table-cell office:value-type="float" office:value="0.00000000001268" calcext:value-type="float">
            <text:p>1,27E-11</text:p>
          </table:table-cell>
          <table:table-cell/>
          <table:table-cell office:value-type="float" office:value="0.00000000000806" calcext:value-type="float">
            <text:p>8,06E-12</text:p>
          </table:table-cell>
          <table:table-cell office:value-type="float" office:value="0.00000000003131" calcext:value-type="float">
            <text:p>3,13E-11</text:p>
          </table:table-cell>
          <table:table-cell/>
          <table:table-cell office:value-type="float" office:value="0.00000000033607" calcext:value-type="float">
            <text:p>3,36E-10</text:p>
          </table:table-cell>
          <table:table-cell office:value-type="float" office:value="0.000000027091" calcext:value-type="float">
            <text:p>2,71E-08</text:p>
          </table:table-cell>
          <table:table-cell/>
          <table:table-cell office:value-type="float" office:value="0.0000000016527" calcext:value-type="float">
            <text:p>1,65E-09</text:p>
          </table:table-cell>
          <table:table-cell office:value-type="float" office:value="0.00000076679" calcext:value-type="float">
            <text:p>7,67E-07</text:p>
          </table:table-cell>
          <table:table-cell/>
          <table:table-cell office:value-type="float" office:value="0.0000000054899" calcext:value-type="float">
            <text:p>5,49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9" calcext:value-type="float">
            <text:p>1,53E-08</text:p>
          </table:table-cell>
          <table:table-cell office:value-type="float" office:value="0.0000075625" calcext:value-type="float">
            <text:p>7,56E-06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-0.00000000000945" calcext:value-type="float">
            <text:p>-9,45E-12</text:p>
          </table:table-cell>
          <table:table-cell office:value-type="float" office:value="0.00000000001081" calcext:value-type="float">
            <text:p>1,08E-11</text:p>
          </table:table-cell>
          <table:table-cell/>
          <table:table-cell office:value-type="float" office:value="0.00000000001145" calcext:value-type="float">
            <text:p>1,15E-11</text:p>
          </table:table-cell>
          <table:table-cell office:value-type="float" office:value="0.00000000003556" calcext:value-type="float">
            <text:p>3,56E-11</text:p>
          </table:table-cell>
          <table:table-cell/>
          <table:table-cell office:value-type="float" office:value="0.00000000033103" calcext:value-type="float">
            <text:p>3,31E-10</text:p>
          </table:table-cell>
          <table:table-cell office:value-type="float" office:value="0.000000027093" calcext:value-type="float">
            <text:p>2,71E-08</text:p>
          </table:table-cell>
          <table:table-cell/>
          <table:table-cell office:value-type="float" office:value="0.0000000016473" calcext:value-type="float">
            <text:p>1,65E-09</text:p>
          </table:table-cell>
          <table:table-cell office:value-type="float" office:value="0.0000007669" calcext:value-type="float">
            <text:p>7,67E-07</text:p>
          </table:table-cell>
          <table:table-cell/>
          <table:table-cell office:value-type="float" office:value="0.0000000054819" calcext:value-type="float">
            <text:p>5,48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271" calcext:value-type="float">
            <text:p>1,53E-08</text:p>
          </table:table-cell>
          <table:table-cell office:value-type="float" office:value="0.0000075608" calcext:value-type="float">
            <text:p>7,56E-06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-0.0000000000137" calcext:value-type="float">
            <text:p>-1,37E-11</text:p>
          </table:table-cell>
          <table:table-cell office:value-type="float" office:value="0.00000000001499" calcext:value-type="float">
            <text:p>1,50E-11</text:p>
          </table:table-cell>
          <table:table-cell/>
          <table:table-cell office:value-type="float" office:value="0.0000000000084" calcext:value-type="float">
            <text:p>8,40E-12</text:p>
          </table:table-cell>
          <table:table-cell office:value-type="float" office:value="0.00000000003336" calcext:value-type="float">
            <text:p>3,34E-11</text:p>
          </table:table-cell>
          <table:table-cell/>
          <table:table-cell office:value-type="float" office:value="0.00000000033002" calcext:value-type="float">
            <text:p>3,30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498" calcext:value-type="float">
            <text:p>1,65E-09</text:p>
          </table:table-cell>
          <table:table-cell office:value-type="float" office:value="0.00000076706" calcext:value-type="float">
            <text:p>7,67E-07</text:p>
          </table:table-cell>
          <table:table-cell/>
          <table:table-cell office:value-type="float" office:value="0.0000000054842" calcext:value-type="float">
            <text:p>5,48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298" calcext:value-type="float">
            <text:p>1,53E-08</text:p>
          </table:table-cell>
          <table:table-cell office:value-type="float" office:value="0.0000075605" calcext:value-type="float">
            <text:p>7,56E-0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-0.00000000001109" calcext:value-type="float">
            <text:p>-1,11E-11</text:p>
          </table:table-cell>
          <table:table-cell office:value-type="float" office:value="0.00000000001477" calcext:value-type="float">
            <text:p>1,48E-11</text:p>
          </table:table-cell>
          <table:table-cell/>
          <table:table-cell office:value-type="float" office:value="0.0000000000062" calcext:value-type="float">
            <text:p>6,20E-12</text:p>
          </table:table-cell>
          <table:table-cell office:value-type="float" office:value="0.00000000003349" calcext:value-type="float">
            <text:p>3,35E-11</text:p>
          </table:table-cell>
          <table:table-cell/>
          <table:table-cell office:value-type="float" office:value="0.00000000033391" calcext:value-type="float">
            <text:p>3,34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485" calcext:value-type="float">
            <text:p>1,65E-09</text:p>
          </table:table-cell>
          <table:table-cell office:value-type="float" office:value="0.00000076685" calcext:value-type="float">
            <text:p>7,67E-07</text:p>
          </table:table-cell>
          <table:table-cell/>
          <table:table-cell office:value-type="float" office:value="0.0000000054829" calcext:value-type="float">
            <text:p>5,48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99" calcext:value-type="float">
            <text:p>1,53E-08</text:p>
          </table:table-cell>
          <table:table-cell office:value-type="float" office:value="0.0000075602" calcext:value-type="float">
            <text:p>7,56E-06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-0.00000000001165" calcext:value-type="float">
            <text:p>-1,17E-11</text:p>
          </table:table-cell>
          <table:table-cell office:value-type="float" office:value="0.00000000001245" calcext:value-type="float">
            <text:p>1,25E-11</text:p>
          </table:table-cell>
          <table:table-cell/>
          <table:table-cell office:value-type="float" office:value="0.00000000001104" calcext:value-type="float">
            <text:p>1,10E-11</text:p>
          </table:table-cell>
          <table:table-cell office:value-type="float" office:value="0.00000000003444" calcext:value-type="float">
            <text:p>3,44E-11</text:p>
          </table:table-cell>
          <table:table-cell/>
          <table:table-cell office:value-type="float" office:value="0.00000000033467" calcext:value-type="float">
            <text:p>3,35E-10</text:p>
          </table:table-cell>
          <table:table-cell office:value-type="float" office:value="0.000000027089" calcext:value-type="float">
            <text:p>2,71E-08</text:p>
          </table:table-cell>
          <table:table-cell/>
          <table:table-cell office:value-type="float" office:value="0.0000000016469" calcext:value-type="float">
            <text:p>1,65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84" calcext:value-type="float">
            <text:p>5,49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22" calcext:value-type="float">
            <text:p>7,56E-06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-0.00000000001123" calcext:value-type="float">
            <text:p>-1,12E-11</text:p>
          </table:table-cell>
          <table:table-cell office:value-type="float" office:value="0.00000000001537" calcext:value-type="float">
            <text:p>1,54E-11</text:p>
          </table:table-cell>
          <table:table-cell/>
          <table:table-cell office:value-type="float" office:value="0.00000000000998" calcext:value-type="float">
            <text:p>9,98E-12</text:p>
          </table:table-cell>
          <table:table-cell office:value-type="float" office:value="0.00000000003526" calcext:value-type="float">
            <text:p>3,53E-11</text:p>
          </table:table-cell>
          <table:table-cell/>
          <table:table-cell office:value-type="float" office:value="0.00000000033211" calcext:value-type="float">
            <text:p>3,32E-10</text:p>
          </table:table-cell>
          <table:table-cell office:value-type="float" office:value="0.000000027088" calcext:value-type="float">
            <text:p>2,71E-08</text:p>
          </table:table-cell>
          <table:table-cell/>
          <table:table-cell office:value-type="float" office:value="0.0000000016459" calcext:value-type="float">
            <text:p>1,65E-09</text:p>
          </table:table-cell>
          <table:table-cell office:value-type="float" office:value="0.00000076699" calcext:value-type="float">
            <text:p>7,67E-07</text:p>
          </table:table-cell>
          <table:table-cell/>
          <table:table-cell office:value-type="float" office:value="0.0000000054833" calcext:value-type="float">
            <text:p>5,48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277" calcext:value-type="float">
            <text:p>1,53E-08</text:p>
          </table:table-cell>
          <table:table-cell office:value-type="float" office:value="0.0000075612" calcext:value-type="float">
            <text:p>7,56E-06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-0.00000000001533" calcext:value-type="float">
            <text:p>-1,53E-11</text:p>
          </table:table-cell>
          <table:table-cell office:value-type="float" office:value="0.00000000001675" calcext:value-type="float">
            <text:p>1,68E-11</text:p>
          </table:table-cell>
          <table:table-cell/>
          <table:table-cell office:value-type="float" office:value="0.00000000000359" calcext:value-type="float">
            <text:p>3,59E-12</text:p>
          </table:table-cell>
          <table:table-cell office:value-type="float" office:value="0.00000000003684" calcext:value-type="float">
            <text:p>3,68E-11</text:p>
          </table:table-cell>
          <table:table-cell/>
          <table:table-cell office:value-type="float" office:value="0.00000000033369" calcext:value-type="float">
            <text:p>3,34E-10</text:p>
          </table:table-cell>
          <table:table-cell office:value-type="float" office:value="0.000000027085" calcext:value-type="float">
            <text:p>2,71E-08</text:p>
          </table:table-cell>
          <table:table-cell/>
          <table:table-cell office:value-type="float" office:value="0.0000000016418" calcext:value-type="float">
            <text:p>1,64E-09</text:p>
          </table:table-cell>
          <table:table-cell office:value-type="float" office:value="0.00000076699" calcext:value-type="float">
            <text:p>7,67E-07</text:p>
          </table:table-cell>
          <table:table-cell/>
          <table:table-cell office:value-type="float" office:value="0.000000005469" calcext:value-type="float">
            <text:p>5,47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92" calcext:value-type="float">
            <text:p>1,53E-08</text:p>
          </table:table-cell>
          <table:table-cell office:value-type="float" office:value="0.0000075621" calcext:value-type="float">
            <text:p>7,56E-06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-0.00000000001636" calcext:value-type="float">
            <text:p>-1,64E-11</text:p>
          </table:table-cell>
          <table:table-cell office:value-type="float" office:value="0.00000000001528" calcext:value-type="float">
            <text:p>1,53E-11</text:p>
          </table:table-cell>
          <table:table-cell/>
          <table:table-cell office:value-type="float" office:value="0.00000000001009" calcext:value-type="float">
            <text:p>1,01E-11</text:p>
          </table:table-cell>
          <table:table-cell office:value-type="float" office:value="0.00000000003408" calcext:value-type="float">
            <text:p>3,41E-11</text:p>
          </table:table-cell>
          <table:table-cell/>
          <table:table-cell office:value-type="float" office:value="0.00000000033489" calcext:value-type="float">
            <text:p>3,35E-10</text:p>
          </table:table-cell>
          <table:table-cell office:value-type="float" office:value="0.000000027094" calcext:value-type="float">
            <text:p>2,71E-08</text:p>
          </table:table-cell>
          <table:table-cell/>
          <table:table-cell office:value-type="float" office:value="0.0000000016482" calcext:value-type="float">
            <text:p>1,65E-09</text:p>
          </table:table-cell>
          <table:table-cell office:value-type="float" office:value="0.00000076705" calcext:value-type="float">
            <text:p>7,67E-07</text:p>
          </table:table-cell>
          <table:table-cell/>
          <table:table-cell office:value-type="float" office:value="0.0000000054691" calcext:value-type="float">
            <text:p>5,47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294" calcext:value-type="float">
            <text:p>1,53E-08</text:p>
          </table:table-cell>
          <table:table-cell office:value-type="float" office:value="0.0000075623" calcext:value-type="float">
            <text:p>7,56E-06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-0.00000000001715" calcext:value-type="float">
            <text:p>-1,72E-11</text:p>
          </table:table-cell>
          <table:table-cell office:value-type="float" office:value="0.00000000001773" calcext:value-type="float">
            <text:p>1,77E-11</text:p>
          </table:table-cell>
          <table:table-cell/>
          <table:table-cell office:value-type="float" office:value="0.00000000000583" calcext:value-type="float">
            <text:p>5,83E-12</text:p>
          </table:table-cell>
          <table:table-cell office:value-type="float" office:value="0.0000000000365" calcext:value-type="float">
            <text:p>3,65E-11</text:p>
          </table:table-cell>
          <table:table-cell/>
          <table:table-cell office:value-type="float" office:value="0.00000000033629" calcext:value-type="float">
            <text:p>3,36E-10</text:p>
          </table:table-cell>
          <table:table-cell office:value-type="float" office:value="0.000000027108" calcext:value-type="float">
            <text:p>2,71E-08</text:p>
          </table:table-cell>
          <table:table-cell/>
          <table:table-cell office:value-type="float" office:value="0.0000000016516" calcext:value-type="float">
            <text:p>1,65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713" calcext:value-type="float">
            <text:p>5,47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305" calcext:value-type="float">
            <text:p>1,53E-08</text:p>
          </table:table-cell>
          <table:table-cell office:value-type="float" office:value="0.0000075619" calcext:value-type="float">
            <text:p>7,56E-06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-0.00000000001277" calcext:value-type="float">
            <text:p>-1,28E-11</text:p>
          </table:table-cell>
          <table:table-cell office:value-type="float" office:value="0.00000000001512" calcext:value-type="float">
            <text:p>1,51E-11</text:p>
          </table:table-cell>
          <table:table-cell/>
          <table:table-cell office:value-type="float" office:value="0.00000000000741" calcext:value-type="float">
            <text:p>7,41E-12</text:p>
          </table:table-cell>
          <table:table-cell office:value-type="float" office:value="0.00000000003642" calcext:value-type="float">
            <text:p>3,64E-11</text:p>
          </table:table-cell>
          <table:table-cell/>
          <table:table-cell office:value-type="float" office:value="0.00000000033636" calcext:value-type="float">
            <text:p>3,36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14" calcext:value-type="float">
            <text:p>1,65E-09</text:p>
          </table:table-cell>
          <table:table-cell office:value-type="float" office:value="0.00000076708" calcext:value-type="float">
            <text:p>7,67E-07</text:p>
          </table:table-cell>
          <table:table-cell/>
          <table:table-cell office:value-type="float" office:value="0.0000000054715" calcext:value-type="float">
            <text:p>5,47E-09</text:p>
          </table:table-cell>
          <table:table-cell office:value-type="float" office:value="0.0000032192" calcext:value-type="float">
            <text:p>3,22E-06</text:p>
          </table:table-cell>
          <table:table-cell/>
          <table:table-cell office:value-type="float" office:value="0.000000015314" calcext:value-type="float">
            <text:p>1,53E-08</text:p>
          </table:table-cell>
          <table:table-cell office:value-type="float" office:value="0.0000075624" calcext:value-type="float">
            <text:p>7,56E-06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-0.00000000000549" calcext:value-type="float">
            <text:p>-5,49E-12</text:p>
          </table:table-cell>
          <table:table-cell office:value-type="float" office:value="0.00000000001995" calcext:value-type="float">
            <text:p>2,00E-11</text:p>
          </table:table-cell>
          <table:table-cell/>
          <table:table-cell office:value-type="float" office:value="0.00000000001006" calcext:value-type="float">
            <text:p>1,01E-11</text:p>
          </table:table-cell>
          <table:table-cell office:value-type="float" office:value="0.00000000003736" calcext:value-type="float">
            <text:p>3,74E-11</text:p>
          </table:table-cell>
          <table:table-cell/>
          <table:table-cell office:value-type="float" office:value="0.00000000033505" calcext:value-type="float">
            <text:p>3,35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42" calcext:value-type="float">
            <text:p>1,65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775" calcext:value-type="float">
            <text:p>5,48E-09</text:p>
          </table:table-cell>
          <table:table-cell office:value-type="float" office:value="0.0000032198" calcext:value-type="float">
            <text:p>3,22E-06</text:p>
          </table:table-cell>
          <table:table-cell/>
          <table:table-cell office:value-type="float" office:value="0.000000015261" calcext:value-type="float">
            <text:p>1,53E-08</text:p>
          </table:table-cell>
          <table:table-cell office:value-type="float" office:value="0.0000075625" calcext:value-type="float">
            <text:p>7,56E-06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-0.0000000000102" calcext:value-type="float">
            <text:p>-1,02E-11</text:p>
          </table:table-cell>
          <table:table-cell office:value-type="float" office:value="0.00000000001777" calcext:value-type="float">
            <text:p>1,78E-11</text:p>
          </table:table-cell>
          <table:table-cell/>
          <table:table-cell office:value-type="float" office:value="0.00000000000141" calcext:value-type="float">
            <text:p>1,41E-12</text:p>
          </table:table-cell>
          <table:table-cell office:value-type="float" office:value="0.00000000003501" calcext:value-type="float">
            <text:p>3,50E-11</text:p>
          </table:table-cell>
          <table:table-cell/>
          <table:table-cell office:value-type="float" office:value="0.00000000033574" calcext:value-type="float">
            <text:p>3,36E-10</text:p>
          </table:table-cell>
          <table:table-cell office:value-type="float" office:value="0.000000027093" calcext:value-type="float">
            <text:p>2,71E-08</text:p>
          </table:table-cell>
          <table:table-cell/>
          <table:table-cell office:value-type="float" office:value="0.0000000016616" calcext:value-type="float">
            <text:p>1,66E-09</text:p>
          </table:table-cell>
          <table:table-cell office:value-type="float" office:value="0.00000076719" calcext:value-type="float">
            <text:p>7,67E-07</text:p>
          </table:table-cell>
          <table:table-cell/>
          <table:table-cell office:value-type="float" office:value="0.0000000054823" calcext:value-type="float">
            <text:p>5,48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57" calcext:value-type="float">
            <text:p>1,53E-08</text:p>
          </table:table-cell>
          <table:table-cell office:value-type="float" office:value="0.0000075621" calcext:value-type="float">
            <text:p>7,56E-06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-0.00000000002701" calcext:value-type="float">
            <text:p>-2,70E-11</text:p>
          </table:table-cell>
          <table:table-cell office:value-type="float" office:value="0.00000000001761" calcext:value-type="float">
            <text:p>1,76E-11</text:p>
          </table:table-cell>
          <table:table-cell/>
          <table:table-cell office:value-type="float" office:value="0.00000000000949" calcext:value-type="float">
            <text:p>9,49E-12</text:p>
          </table:table-cell>
          <table:table-cell office:value-type="float" office:value="0.0000000000369" calcext:value-type="float">
            <text:p>3,69E-11</text:p>
          </table:table-cell>
          <table:table-cell/>
          <table:table-cell office:value-type="float" office:value="0.00000000033507" calcext:value-type="float">
            <text:p>3,35E-10</text:p>
          </table:table-cell>
          <table:table-cell office:value-type="float" office:value="0.000000027088" calcext:value-type="float">
            <text:p>2,71E-08</text:p>
          </table:table-cell>
          <table:table-cell/>
          <table:table-cell office:value-type="float" office:value="0.0000000016617" calcext:value-type="float">
            <text:p>1,66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824" calcext:value-type="float">
            <text:p>5,48E-09</text:p>
          </table:table-cell>
          <table:table-cell office:value-type="float" office:value="0.0000032183" calcext:value-type="float">
            <text:p>3,22E-06</text:p>
          </table:table-cell>
          <table:table-cell/>
          <table:table-cell office:value-type="float" office:value="0.000000015276" calcext:value-type="float">
            <text:p>1,53E-08</text:p>
          </table:table-cell>
          <table:table-cell office:value-type="float" office:value="0.0000075631" calcext:value-type="float">
            <text:p>7,5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00000000001591" calcext:value-type="float">
            <text:p>-1,59E-11</text:p>
          </table:table-cell>
          <table:table-cell office:value-type="float" office:value="0.00000000001715" calcext:value-type="float">
            <text:p>1,72E-11</text:p>
          </table:table-cell>
          <table:table-cell/>
          <table:table-cell office:value-type="float" office:value="0.00000000000753" calcext:value-type="float">
            <text:p>7,53E-12</text:p>
          </table:table-cell>
          <table:table-cell office:value-type="float" office:value="0.00000000003727" calcext:value-type="float">
            <text:p>3,73E-11</text:p>
          </table:table-cell>
          <table:table-cell/>
          <table:table-cell office:value-type="float" office:value="0.00000000033513" calcext:value-type="float">
            <text:p>3,35E-10</text:p>
          </table:table-cell>
          <table:table-cell office:value-type="float" office:value="0.000000027107" calcext:value-type="float">
            <text:p>2,71E-08</text:p>
          </table:table-cell>
          <table:table-cell/>
          <table:table-cell office:value-type="float" office:value="0.000000001658" calcext:value-type="float">
            <text:p>1,66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776" calcext:value-type="float">
            <text:p>5,48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245" calcext:value-type="float">
            <text:p>1,52E-08</text:p>
          </table:table-cell>
          <table:table-cell office:value-type="float" office:value="0.0000075631" calcext:value-type="float">
            <text:p>7,5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3:56:10.883485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3:57:23.887375446</meta:creation-date>
    <dc:date>2016-01-08T16:01:32.344712368</dc:date>
    <meta:editing-duration>PT1H54M14S</meta:editing-duration>
    <meta:editing-cycles>40</meta:editing-cycles>
    <meta:generator>LibreOffice/5.0.4.2$Linux_X86_64 LibreOffice_project/00m0$Build-2</meta:generator>
    <meta:document-statistic meta:table-count="7" meta:cell-count="7131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cm" svg:height="9cm" xlink:href=".." xlink:type="simple" chart:class="chart:scatter" chart:style-name="ch1">
        <chart:plot-area chart:style-name="ch2" table:cell-range-address="'FD1-10'.A7:'FD1-10'.A105 'FD1-10'.F7:'FD1-10'.F105" svg:x="0.168cm" svg:y="0.18cm" svg:width="8.064cm" svg:height="8.64cm">
          <chartooo:coordinate-region svg:x="2.427cm" svg:y="0.388cm" svg:width="5.552cm" svg:height="8.2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D1-10'.F7:'FD1-10'.F105" chart:class="chart:scatter">
            <chart:domain table:cell-range-address="'FD1-10'.A7:'FD1-1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00979795897113271">
                <text:p>0.0000000979795897113271</text:p>
                <draw:g>
                  <svg:desc>'FD1-10'.F7:'FD1-10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00000182818106031783">
                <text:p>-0.000000182818106031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390583712363478">
                <text:p>0.000000390583712363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130855980647553">
                <text:p>0.0000000130855980647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0.000000222831082381179">
                <text:p>-0.000000222831082381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26155775464779">
                <text:p>0.00000026155775464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16950961398938">
                <text:p>0.000000016950961398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0.000000237843450039007">
                <text:p>-0.000000237843450039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39967734150132">
                <text:p>0.0000003996773415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0.000000860389582755226">
                <text:p>-0.000000860389582755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52180732117783">
                <text:p>0.00000052180732117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-0.000000161679665190542">
                <text:p>-0.000000161679665190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173543730147356">
                <text:p>0.000000173543730147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299792459331784">
                <text:p>0.000000029979245933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653954595158565">
                <text:p>0.000000653954595158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-0.000000198638525346326">
                <text:p>-0.000000198638525346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740499007107747">
                <text:p>0.000000740499007107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1530660390119">
                <text:p>0.0000011530660390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552524977940446">
                <text:p>0.000000552524977940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816057265303822">
                <text:p>0.000000816057265303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07032407663859">
                <text:p>0.00000107032407663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05972001710734">
                <text:p>0.00000105972001710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47252592208705">
                <text:p>0.00000147252592208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76861560220071">
                <text:p>0.0000017686156022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05912049650631">
                <text:p>0.00000205912049650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1665667146152">
                <text:p>0.00000261665667146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4869368639524">
                <text:p>0.0000030486936863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75037278814228">
                <text:p>0.00000375037278814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46969699645461">
                <text:p>0.00000446969699645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38885244559355">
                <text:p>0.00000538885244559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47592339631885">
                <text:p>0.00000647592339631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75938893649343">
                <text:p>0.0000077593889364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29843253208068">
                <text:p>0.00000929843253208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1722116865304">
                <text:p>0.0000111722116865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3118291825403">
                <text:p>0.0000133118291825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5899376071586">
                <text:p>0.000015899376071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88705964060853">
                <text:p>0.0000188705964060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4010786221414">
                <text:p>0.0000224010786221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4174185979211">
                <text:p>0.0000264174185979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04530073309">
                <text:p>0.00003104530073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3141271235711">
                <text:p>0.0000363141271235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2492530045836">
                <text:p>0.0000422492530045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0098688938869">
                <text:p>0.0000490098688938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3631543882237">
                <text:p>0.0000563631543882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45670085384117">
                <text:p>0.0000645670085384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34000167349801">
                <text:p>0.00007340001673498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32725346118725">
                <text:p>0.0000832725346118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37685925393978">
                <text:p>0.00009376859253939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4753628059429">
                <text:p>0.000104753628059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6942254957736">
                <text:p>0.000116942254957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29718640295813">
                <text:p>0.000129718640295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3238032099865">
                <text:p>0.0001432380320998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7232299892825">
                <text:p>0.000157232299892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1962600588293">
                <text:p>0.000171962600588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7565072254778">
                <text:p>0.000187565072254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3665853333289">
                <text:p>0.000203665853333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0304196052517">
                <text:p>0.000220304196052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6811935971005">
                <text:p>0.000236811935971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4930104570845">
                <text:p>0.000254930104570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2850783437545">
                <text:p>0.000272850783437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1014014608468">
                <text:p>0.0002910140146084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0425723256566">
                <text:p>0.000310425723256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29590964871997">
                <text:p>0.000329590964871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48203738994437">
                <text:p>0.000348203738994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67506439008878">
                <text:p>0.000367506439008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388440827769138">
                <text:p>0.000388440827769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0821740205116">
                <text:p>0.00040821740205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28391262760171">
                <text:p>0.000428391262760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49310616843">
                <text:p>0.0004493106168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470313449749417">
                <text:p>0.000470313449749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489958665583294">
                <text:p>0.000489958665583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12982429590533">
                <text:p>0.000512982429590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35389342702349">
                <text:p>0.000535389342702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553041029498609">
                <text:p>0.00055304102949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576533160792361">
                <text:p>0.000576533160792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599050895045599">
                <text:p>0.000599050895045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21707869015775">
                <text:p>0.000621707869015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64457014299892">
                <text:p>0.00064457014299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664916442299274">
                <text:p>0.000664916442299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68609772889929">
                <text:p>0.00068609772889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709087116426429">
                <text:p>0.0007090871164264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732908739412019">
                <text:p>0.000732908739412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755076919840432">
                <text:p>0.000755076919840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780938224571764">
                <text:p>0.000780938224571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806267442686831">
                <text:p>0.0008062674426868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828592347943045">
                <text:p>0.000828592347943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0849662940211654">
                <text:p>0.0008496629402116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087251042852017">
                <text:p>0.00087251042852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0896047495459881">
                <text:p>0.000896047495459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0919273740025087">
                <text:p>0.000919273740025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0946064679053776">
                <text:p>0.0009460646790537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0972844142763049">
                <text:p>0.0009728441427630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0994815382706405">
                <text:p>0.000994815382706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01794405374349">
                <text:p>0.00101794405374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04656583065106">
                <text:p>0.00104656583065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07201497111509">
                <text:p>0.00107201497111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10045201481793">
                <text:p>0.00110045201481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1246689859253">
                <text:p>0.0011246689859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1452599784652">
                <text:p>0.0011452599784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6-90'.A6:'FD16-90'.A106 'FD16-90'.D5:'FD16-90'.E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E6:'FD16-90'.E106" chart:label-cell-address="'FD16-90'.E5:'FD16-90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d(Id)/d(Vg) (S)</text:p>
                <draw:g>
                  <svg:desc>'FD16-90'.E5:'FD16-90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NaN">
                <text:p>NaN</text:p>
                <draw:g>
                  <svg:desc>'FD16-90'.E6:'FD16-90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-0.000022135">
                <text:p>-0.000022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-0.000021365">
                <text:p>-0.000021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-0.00002066">
                <text:p>-0.00002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-0.000020407">
                <text:p>-0.000020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-0.00002018">
                <text:p>-0.00002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-0.0000198985">
                <text:p>-0.0000198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-0.0000195115">
                <text:p>-0.0000195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-0.000019496">
                <text:p>-0.000019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-0.000019377793">
                <text:p>-0.000019377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-0.000019304">
                <text:p>-0.0000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-0.000019445707">
                <text:p>-0.000019445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-0.0000196605">
                <text:p>-0.0000196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-0.000019709">
                <text:p>-0.000019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-0.0000201135">
                <text:p>-0.0000201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-0.000020451">
                <text:p>-0.000020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-0.0000205355">
                <text:p>-0.0000205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-0.00002128">
                <text:p>-0.00002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-0.000021785">
                <text:p>-0.000021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-0.000022075">
                <text:p>-0.000022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-0.00002264">
                <text:p>-0.00002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-0.0000231">
                <text:p>-0.0000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-0.00002356">
                <text:p>-0.00002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-0.000023905">
                <text:p>-0.000023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-0.000024195">
                <text:p>-0.000024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-0.000024325">
                <text:p>-0.000024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-0.000024445">
                <text:p>-0.000024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-0.0000240499999999999">
                <text:p>-0.00002404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-0.00002347">
                <text:p>-0.00002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-0.0000229">
                <text:p>-0.0000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-0.000021535">
                <text:p>-0.000021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-0.000019645">
                <text:p>-0.000019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-0.00001689">
                <text:p>-0.00001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-0.00001285">
                <text:p>-0.00001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-0.00000643999999999997">
                <text:p>-0.00000643999999999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-0.00000190500000000003">
                <text:p>-0.000001905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0367000000000001">
                <text:p>0.00000367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1345">
                <text:p>0.00001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326">
                <text:p>0.00002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3191">
                <text:p>0.00003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4312">
                <text:p>0.00004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565950000000001">
                <text:p>0.000056595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715650000000001">
                <text:p>0.00007156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875049999999999">
                <text:p>0.000087504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1026065">
                <text:p>0.0001026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114078">
                <text:p>0.000114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1253785">
                <text:p>0.0001253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142582">
                <text:p>0.000142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1541">
                <text:p>0.0001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167815">
                <text:p>0.000167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17962">
                <text:p>0.00017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190545">
                <text:p>0.000190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19568">
                <text:p>0.00019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204885">
                <text:p>0.000204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21995">
                <text:p>0.00021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2199">
                <text:p>0.00021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2253">
                <text:p>0.00022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226100000000001">
                <text:p>0.0002261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232050000000001">
                <text:p>0.00023205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236599999999999">
                <text:p>0.0002365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2377">
                <text:p>0.00023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237450000000001">
                <text:p>0.0002374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24085">
                <text:p>0.000240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2464">
                <text:p>0.000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2305">
                <text:p>0.0002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2262">
                <text:p>0.0002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236849999999999">
                <text:p>0.00023684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2416">
                <text:p>0.0002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23375">
                <text:p>0.00023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2573">
                <text:p>0.00025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227450000000001">
                <text:p>0.0002274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94900000000001">
                <text:p>0.0001949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2252">
                <text:p>0.00022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2185">
                <text:p>0.0002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1965">
                <text:p>0.000219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3085">
                <text:p>0.00023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495">
                <text:p>0.00021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013">
                <text:p>0.0002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194499999999999">
                <text:p>0.0001944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1952">
                <text:p>0.0001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1997">
                <text:p>0.0001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19155">
                <text:p>0.00019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17515">
                <text:p>0.00017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176550000000001">
                <text:p>0.0001765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1679">
                <text:p>0.0001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163549999999999">
                <text:p>0.00016354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1454">
                <text:p>0.00014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133050000000001">
                <text:p>0.00013305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10975">
                <text:p>0.00010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10525">
                <text:p>0.000105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12425">
                <text:p>0.00012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12665">
                <text:p>0.00012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118149999999999">
                <text:p>0.00011814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0731999999999998">
                <text:p>0.000073199999999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0335500000000005">
                <text:p>0.0000335500000000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0840000000000009">
                <text:p>0.0000840000000000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101099999999999">
                <text:p>0.0001010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0522999999999994">
                <text:p>0.00005229999999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0369000000000002">
                <text:p>0.000036900000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6-90'.A6:'FD16-90'.A106 'FD16-90'.N5:'FD16-90'.O106" chart:data-source-has-labels="row" svg:x="0.32cm" svg:y="0.18cm" svg:width="11.742cm" svg:height="8.64cm">
          <chartooo:coordinate-region svg:x="2.166cm" svg:y="0.339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N6:'FD16-90'.N106" chart:label-cell-address="'FD16-90'.N5:'FD16-90'.N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O6:'FD16-90'.O106" chart:label-cell-address="'FD16-90'.O5:'FD16-9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  <table:table-cell office:value-type="string">
                <text:p>d(Id)/d(Vg) (S)</text:p>
                <draw:g>
                  <svg:desc>'FD16-90'.O5:'FD16-9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  <table:table-cell office:value-type="float" office:value="NaN">
                <text:p>NaN</text:p>
                <draw:g>
                  <svg:desc>'FD16-90'.O6:'FD16-9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60807">
                <text:p>0.000060807</text:p>
              </table:table-cell>
              <table:table-cell office:value-type="float" office:value="-0.0000943999999999996">
                <text:p>-0.0000943999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59745">
                <text:p>0.000059745</text:p>
              </table:table-cell>
              <table:table-cell office:value-type="float" office:value="-0.00014975">
                <text:p>-0.00014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57812">
                <text:p>0.000057812</text:p>
              </table:table-cell>
              <table:table-cell office:value-type="float" office:value="-0.00017695">
                <text:p>-0.00017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56206">
                <text:p>0.000056206</text:p>
              </table:table-cell>
              <table:table-cell office:value-type="float" office:value="-0.0001619">
                <text:p>-0.0001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54574">
                <text:p>0.000054574</text:p>
              </table:table-cell>
              <table:table-cell office:value-type="float" office:value="-0.0001753">
                <text:p>-0.0001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527">
                <text:p>0.0000527</text:p>
              </table:table-cell>
              <table:table-cell office:value-type="float" office:value="-0.0001562">
                <text:p>-0.0001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5145">
                <text:p>0.00005145</text:p>
              </table:table-cell>
              <table:table-cell office:value-type="float" office:value="-0.0001612">
                <text:p>-0.0001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49476">
                <text:p>0.000049476</text:p>
              </table:table-cell>
              <table:table-cell office:value-type="float" office:value="-0.00014285">
                <text:p>-0.0001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48593">
                <text:p>0.000048593</text:p>
              </table:table-cell>
              <table:table-cell office:value-type="float" office:value="-0.0001099">
                <text:p>-0.0001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47278">
                <text:p>0.000047278</text:p>
              </table:table-cell>
              <table:table-cell office:value-type="float" office:value="-0.00013365">
                <text:p>-0.00013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4592">
                <text:p>0.00004592</text:p>
              </table:table-cell>
              <table:table-cell office:value-type="float" office:value="-0.0001403">
                <text:p>-0.0001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44472">
                <text:p>0.000044472</text:p>
              </table:table-cell>
              <table:table-cell office:value-type="float" office:value="-0.00014565">
                <text:p>-0.00014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43007">
                <text:p>0.000043007</text:p>
              </table:table-cell>
              <table:table-cell office:value-type="float" office:value="-0.00010085">
                <text:p>-0.00010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42455">
                <text:p>0.000042455</text:p>
              </table:table-cell>
              <table:table-cell office:value-type="float" office:value="-0.0000777000000000003">
                <text:p>-0.0000777000000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41453">
                <text:p>0.000041453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40187">
                <text:p>0.000040187</text:p>
              </table:table-cell>
              <table:table-cell office:value-type="float" office:value="-0.0001196">
                <text:p>-0.0001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39061">
                <text:p>0.000039061</text:p>
              </table:table-cell>
              <table:table-cell office:value-type="float" office:value="-0.00013825">
                <text:p>-0.00013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37422">
                <text:p>0.000037422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36793">
                <text:p>0.000036793</text:p>
              </table:table-cell>
              <table:table-cell office:value-type="float" office:value="-0.0001018">
                <text:p>-0.0001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35386">
                <text:p>0.000035386</text:p>
              </table:table-cell>
              <table:table-cell office:value-type="float" office:value="-0.0000881500000000002">
                <text:p>-0.00008815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3503">
                <text:p>0.00003503</text:p>
              </table:table-cell>
              <table:table-cell office:value-type="float" office:value="-0.0000475000000000002">
                <text:p>-0.00004750000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34436">
                <text:p>0.000034436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3303">
                <text:p>0.00003303</text:p>
              </table:table-cell>
              <table:table-cell office:value-type="float" office:value="-0.00007105">
                <text:p>-0.00007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33015">
                <text:p>0.000033015</text:p>
              </table:table-cell>
              <table:table-cell office:value-type="float" office:value="-0.0000742499999999999">
                <text:p>-0.00007424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31545">
                <text:p>0.000031545</text:p>
              </table:table-cell>
              <table:table-cell office:value-type="float" office:value="-0.0000956999999999997">
                <text:p>-0.000095699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31101">
                <text:p>0.000031101</text:p>
              </table:table-cell>
              <table:table-cell office:value-type="float" office:value="-0.0000475000000000001">
                <text:p>-0.0000475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30595">
                <text:p>0.000030595</text:p>
              </table:table-cell>
              <table:table-cell office:value-type="float" office:value="-0.0000647500000000001">
                <text:p>-0.00006475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29806">
                <text:p>0.000029806</text:p>
              </table:table-cell>
              <table:table-cell office:value-type="float" office:value="-0.0001034">
                <text:p>-0.0001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28527">
                <text:p>0.000028527</text:p>
              </table:table-cell>
              <table:table-cell office:value-type="float" office:value="-0.00008725">
                <text:p>-0.00008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28061">
                <text:p>0.000028061</text:p>
              </table:table-cell>
              <table:table-cell office:value-type="float" office:value="-0.00005125">
                <text:p>-0.00005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27502">
                <text:p>0.000027502</text:p>
              </table:table-cell>
              <table:table-cell office:value-type="float" office:value="-0.0000355500000000001">
                <text:p>-0.00003555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2735">
                <text:p>0.00002735</text:p>
              </table:table-cell>
              <table:table-cell office:value-type="float" office:value="-0.0000298000000000001">
                <text:p>-0.00002980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26906">
                <text:p>0.000026906</text:p>
              </table:table-cell>
              <table:table-cell office:value-type="float" office:value="-0.0000397999999999998">
                <text:p>-0.000039799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6554">
                <text:p>0.000026554</text:p>
              </table:table-cell>
              <table:table-cell office:value-type="float" office:value="-0.0000300499999999998">
                <text:p>-0.000030049999999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6305">
                <text:p>0.000026305</text:p>
              </table:table-cell>
              <table:table-cell office:value-type="float" office:value="-0.0000132500000000003">
                <text:p>-0.00001325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6289">
                <text:p>0.000026289</text:p>
              </table:table-cell>
              <table:table-cell office:value-type="float" office:value="-0.000000850000000000002">
                <text:p>-0.00000085000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6288">
                <text:p>0.000026288</text:p>
              </table:table-cell>
              <table:table-cell office:value-type="float" office:value="0.0000127000000000002">
                <text:p>0.00001270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6543">
                <text:p>0.000026543</text:p>
              </table:table-cell>
              <table:table-cell office:value-type="float" office:value="0.0000286499999999999">
                <text:p>0.0000286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6861">
                <text:p>0.000026861</text:p>
              </table:table-cell>
              <table:table-cell office:value-type="float" office:value="0.0000457999999999998">
                <text:p>0.000045799999999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7459">
                <text:p>0.000027459</text:p>
              </table:table-cell>
              <table:table-cell office:value-type="float" office:value="0.0000746499999999998">
                <text:p>0.00007464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8354">
                <text:p>0.000028354</text:p>
              </table:table-cell>
              <table:table-cell office:value-type="float" office:value="0.0000979000000000004">
                <text:p>0.0000979000000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29417">
                <text:p>0.000029417</text:p>
              </table:table-cell>
              <table:table-cell office:value-type="float" office:value="0.00011545">
                <text:p>0.00011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0663">
                <text:p>0.000030663</text:p>
              </table:table-cell>
              <table:table-cell office:value-type="float" office:value="0.00014305">
                <text:p>0.00014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2278">
                <text:p>0.000032278</text:p>
              </table:table-cell>
              <table:table-cell office:value-type="float" office:value="0.0001724">
                <text:p>0.0001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34111">
                <text:p>0.000034111</text:p>
              </table:table-cell>
              <table:table-cell office:value-type="float" office:value="0.0002037">
                <text:p>0.000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36352">
                <text:p>0.000036352</text:p>
              </table:table-cell>
              <table:table-cell office:value-type="float" office:value="0.0002307">
                <text:p>0.0002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38725">
                <text:p>0.000038725</text:p>
              </table:table-cell>
              <table:table-cell office:value-type="float" office:value="0.00026105">
                <text:p>0.00026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41573">
                <text:p>0.000041573</text:p>
              </table:table-cell>
              <table:table-cell office:value-type="float" office:value="0.00029275">
                <text:p>0.00029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4458">
                <text:p>0.00004458</text:p>
              </table:table-cell>
              <table:table-cell office:value-type="float" office:value="0.00032645">
                <text:p>0.000326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48102">
                <text:p>0.000048102</text:p>
              </table:table-cell>
              <table:table-cell office:value-type="float" office:value="0.00035895">
                <text:p>0.00035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51759">
                <text:p>0.000051759</text:p>
              </table:table-cell>
              <table:table-cell office:value-type="float" office:value="0.0003923">
                <text:p>0.0003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55948">
                <text:p>0.000055948</text:p>
              </table:table-cell>
              <table:table-cell office:value-type="float" office:value="0.000423699999999999">
                <text:p>0.0004236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60233">
                <text:p>0.000060233</text:p>
              </table:table-cell>
              <table:table-cell office:value-type="float" office:value="0.00044945">
                <text:p>0.00044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64937">
                <text:p>0.000064937</text:p>
              </table:table-cell>
              <table:table-cell office:value-type="float" office:value="0.000487599999999999">
                <text:p>0.0004875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69985">
                <text:p>0.000069985</text:p>
              </table:table-cell>
              <table:table-cell office:value-type="float" office:value="0.000505799999999999">
                <text:p>0.0005057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75053">
                <text:p>0.000075053</text:p>
              </table:table-cell>
              <table:table-cell office:value-type="float" office:value="0.000528349999999999">
                <text:p>0.00052834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80552">
                <text:p>0.000080552</text:p>
              </table:table-cell>
              <table:table-cell office:value-type="float" office:value="0.000557600000000003">
                <text:p>0.00055760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86205">
                <text:p>0.000086205</text:p>
              </table:table-cell>
              <table:table-cell office:value-type="float" office:value="0.000588150000000004">
                <text:p>0.000588150000000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92315">
                <text:p>0.000092315</text:p>
              </table:table-cell>
              <table:table-cell office:value-type="float" office:value="0.000611649999999996">
                <text:p>0.000611649999999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98438">
                <text:p>0.000098438</text:p>
              </table:table-cell>
              <table:table-cell office:value-type="float" office:value="0.000633699999999999">
                <text:p>0.0006336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04989">
                <text:p>0.000104989</text:p>
              </table:table-cell>
              <table:table-cell office:value-type="float" office:value="0.000656550000000003">
                <text:p>0.000656550000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11569">
                <text:p>0.000111569</text:p>
              </table:table-cell>
              <table:table-cell office:value-type="float" office:value="0.000662549999999999">
                <text:p>0.00066254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1824">
                <text:p>0.00011824</text:p>
              </table:table-cell>
              <table:table-cell office:value-type="float" office:value="0.000685049999999999">
                <text:p>0.00068504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2527">
                <text:p>0.00012527</text:p>
              </table:table-cell>
              <table:table-cell office:value-type="float" office:value="0.000720999999999999">
                <text:p>0.000720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266">
                <text:p>0.00013266</text:p>
              </table:table-cell>
              <table:table-cell office:value-type="float" office:value="0.0007345">
                <text:p>0.0007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3996">
                <text:p>0.00013996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746">
                <text:p>0.00014746</text:p>
              </table:table-cell>
              <table:table-cell office:value-type="float" office:value="0.000759999999999999">
                <text:p>0.000759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516">
                <text:p>0.00015516</text:p>
              </table:table-cell>
              <table:table-cell office:value-type="float" office:value="0.000775499999999999">
                <text:p>0.0007754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6297">
                <text:p>0.00016297</text:p>
              </table:table-cell>
              <table:table-cell office:value-type="float" office:value="0.0007875">
                <text:p>0.0007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7091">
                <text:p>0.00017091</text:p>
              </table:table-cell>
              <table:table-cell office:value-type="float" office:value="0.000787500000000004">
                <text:p>0.000787500000000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7872">
                <text:p>0.00017872</text:p>
              </table:table-cell>
              <table:table-cell office:value-type="float" office:value="0.000792000000000004">
                <text:p>0.000792000000000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8675">
                <text:p>0.00018675</text:p>
              </table:table-cell>
              <table:table-cell office:value-type="float" office:value="0.0008125">
                <text:p>0.000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497">
                <text:p>0.00019497</text:p>
              </table:table-cell>
              <table:table-cell office:value-type="float" office:value="0.000822499999999998">
                <text:p>0.00082249999999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2">
                <text:p>0.0002032</text:p>
              </table:table-cell>
              <table:table-cell office:value-type="float" office:value="0.000833499999999999">
                <text:p>0.0008334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1164">
                <text:p>0.00021164</text:p>
              </table:table-cell>
              <table:table-cell office:value-type="float" office:value="0.0008175">
                <text:p>0.0008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955">
                <text:p>0.00021955</text:p>
              </table:table-cell>
              <table:table-cell office:value-type="float" office:value="0.0008285">
                <text:p>0.0008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2821">
                <text:p>0.00022821</text:p>
              </table:table-cell>
              <table:table-cell office:value-type="float" office:value="0.000852499999999998">
                <text:p>0.000852499999999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845999999999998">
                <text:p>0.000845999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4513">
                <text:p>0.00024513</text:p>
              </table:table-cell>
              <table:table-cell office:value-type="float" office:value="0.0008545">
                <text:p>0.0008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5369">
                <text:p>0.00025369</text:p>
              </table:table-cell>
              <table:table-cell office:value-type="float" office:value="0.000860500000000001">
                <text:p>0.0008605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6234">
                <text:p>0.00026234</text:p>
              </table:table-cell>
              <table:table-cell office:value-type="float" office:value="0.000868999999999999">
                <text:p>0.00086899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7107">
                <text:p>0.00027107</text:p>
              </table:table-cell>
              <table:table-cell office:value-type="float" office:value="0.000860499999999998">
                <text:p>0.0008604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7955">
                <text:p>0.00027955</text:p>
              </table:table-cell>
              <table:table-cell office:value-type="float" office:value="0.000864500000000004">
                <text:p>0.000864500000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8836">
                <text:p>0.00028836</text:p>
              </table:table-cell>
              <table:table-cell office:value-type="float" office:value="0.000876000000000006">
                <text:p>0.000876000000000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9707">
                <text:p>0.00029707</text:p>
              </table:table-cell>
              <table:table-cell office:value-type="float" office:value="0.000871500000000001">
                <text:p>0.0008715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30579">
                <text:p>0.00030579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31465">
                <text:p>0.00031465</text:p>
              </table:table-cell>
              <table:table-cell office:value-type="float" office:value="0.0008835">
                <text:p>0.0008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32346">
                <text:p>0.00032346</text:p>
              </table:table-cell>
              <table:table-cell office:value-type="float" office:value="0.000872999999999997">
                <text:p>0.00087299999999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33211">
                <text:p>0.00033211</text:p>
              </table:table-cell>
              <table:table-cell office:value-type="float" office:value="0.000875499999999999">
                <text:p>0.00087549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34097">
                <text:p>0.00034097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34969">
                <text:p>0.00034969</text:p>
              </table:table-cell>
              <table:table-cell office:value-type="float" office:value="0.000875999999999998">
                <text:p>0.00087599999999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35849">
                <text:p>0.00035849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36747">
                <text:p>0.00036747</text:p>
              </table:table-cell>
              <table:table-cell office:value-type="float" office:value="0.000891500000000001">
                <text:p>0.0008915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37632">
                <text:p>0.00037632</text:p>
              </table:table-cell>
              <table:table-cell office:value-type="float" office:value="0.000879499999999999">
                <text:p>0.0008794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38506">
                <text:p>0.00038506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39384">
                <text:p>0.00039384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40258">
                <text:p>0.00040258</text:p>
              </table:table-cell>
              <table:table-cell office:value-type="float" office:value="0.000876499999999998">
                <text:p>0.0008764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41137">
                <text:p>0.00041137</text:p>
              </table:table-cell>
              <table:table-cell office:value-type="float" office:value="0.000873999999999999">
                <text:p>0.000873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42006">
                <text:p>0.00042006</text:p>
              </table:table-cell>
              <table:table-cell office:value-type="float" office:value="0.0008685">
                <text:p>0.00086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42874">
                <text:p>0.000428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16-90'.A6:'FD16-90'.A106 'FD16-90'.D5:'FD16-90'.D106 'FD16-90'.N5:'FD16-90'.N106" chart:data-source-has-labels="row" svg:x="0.32cm" svg:y="0.18cm" svg:width="13.159cm" svg:height="8.64cm">
          <chartooo:coordinate-region svg:x="2.166cm" svg:y="0.388cm" svg:width="11.06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N6:'FD16-90'.N106" chart:label-cell-address="'FD16-90'.N5:'FD16-9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0.000060807">
                <text:p>0.00006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0.000059745">
                <text:p>0.00005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0.000057812">
                <text:p>0.000057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0.000056206">
                <text:p>0.00005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0.000054574">
                <text:p>0.000054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0.0000527">
                <text:p>0.0000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0.00005145">
                <text:p>0.00005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0.000049476">
                <text:p>0.000049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0.000048593">
                <text:p>0.000048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0.000047278">
                <text:p>0.000047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0.00004592">
                <text:p>0.00004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0.000044472">
                <text:p>0.000044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0.000043007">
                <text:p>0.000043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0.000042455">
                <text:p>0.000042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0.000041453">
                <text:p>0.000041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0.000040187">
                <text:p>0.000040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0.000039061">
                <text:p>0.000039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0.000037422">
                <text:p>0.000037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0.000036793">
                <text:p>0.000036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0.000035386">
                <text:p>0.000035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0.00003503">
                <text:p>0.00003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0.000034436">
                <text:p>0.000034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0.00003303">
                <text:p>0.00003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0.000033015">
                <text:p>0.000033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0.000031545">
                <text:p>0.000031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0.000031101">
                <text:p>0.000031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0.000030595">
                <text:p>0.000030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0.000029806">
                <text:p>0.000029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0.000028527">
                <text:p>0.000028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0.000028061">
                <text:p>0.000028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0.000027502">
                <text:p>0.000027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0.00002735">
                <text:p>0.000027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0.000026906">
                <text:p>0.000026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0.000026554">
                <text:p>0.000026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0.000026305">
                <text:p>0.000026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26289">
                <text:p>0.00002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26288">
                <text:p>0.000026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6543">
                <text:p>0.000026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26861">
                <text:p>0.000026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27459">
                <text:p>0.000027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28354">
                <text:p>0.000028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29417">
                <text:p>0.000029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30663">
                <text:p>0.000030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032278">
                <text:p>0.000032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034111">
                <text:p>0.000034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036352">
                <text:p>0.000036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038725">
                <text:p>0.000038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041573">
                <text:p>0.000041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04458">
                <text:p>0.00004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048102">
                <text:p>0.000048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051759">
                <text:p>0.000051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055948">
                <text:p>0.000055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060233">
                <text:p>0.000060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064937">
                <text:p>0.000064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069985">
                <text:p>0.000069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075053">
                <text:p>0.000075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080552">
                <text:p>0.000080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086205">
                <text:p>0.000086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092315">
                <text:p>0.000092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098438">
                <text:p>0.000098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104989">
                <text:p>0.0001049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111569">
                <text:p>0.000111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11824">
                <text:p>0.00011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12527">
                <text:p>0.000125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13266">
                <text:p>0.00013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13996">
                <text:p>0.00013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14746">
                <text:p>0.00014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15516">
                <text:p>0.00015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16297">
                <text:p>0.00016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17091">
                <text:p>0.00017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7872">
                <text:p>0.00017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18675">
                <text:p>0.00018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19497">
                <text:p>0.00019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032">
                <text:p>0.0002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1164">
                <text:p>0.00021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955">
                <text:p>0.000219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2821">
                <text:p>0.00022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2366">
                <text:p>0.0002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24513">
                <text:p>0.000245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25369">
                <text:p>0.00025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26234">
                <text:p>0.00026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27107">
                <text:p>0.000271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27955">
                <text:p>0.00027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28836">
                <text:p>0.00028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29707">
                <text:p>0.00029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30579">
                <text:p>0.00030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31465">
                <text:p>0.00031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32346">
                <text:p>0.00032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33211">
                <text:p>0.00033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34097">
                <text:p>0.00034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34969">
                <text:p>0.00034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35849">
                <text:p>0.000358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36747">
                <text:p>0.00036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37632">
                <text:p>0.00037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38506">
                <text:p>0.00038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39384">
                <text:p>0.00039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40258">
                <text:p>0.000402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41137">
                <text:p>0.00041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42006">
                <text:p>0.00042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0.00042874">
                <text:p>0.000428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43cm" svg:y="4.192cm" style:legend-expansion="high" chart:style-name="ch2"/>
        <chart:plot-area chart:style-name="ch3" table:cell-range-address="'FD1-10'.A7:'FD1-10'.A105 'FD1-10'.P7:'FD1-10'.P105" svg:x="0.32cm" svg:y="0.18cm" svg:width="12.303cm" svg:height="8.64cm">
          <chartooo:coordinate-region svg:x="1.693cm" svg:y="0.388cm" svg:width="10.67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-10'.P7:'FD1-10'.P105" chart:class="chart:scatter">
            <chart:domain table:cell-range-address="'FD1-10'.A7:'FD1-1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142061086318044">
                <text:p>0.00000142061086318044</text:p>
                <draw:g>
                  <svg:desc>'FD1-10'.P7:'FD1-10'.P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189217195462842">
                <text:p>0.00000189217195462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268756550307771">
                <text:p>0.00000268756550307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232386937078206">
                <text:p>0.00000232386937078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164048773235279">
                <text:p>0.00000164048773235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20968299053986">
                <text:p>0.0000020968299053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527219618674981">
                <text:p>0.00000527219618674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164234970950343">
                <text:p>0.0000016423497095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164867306516998">
                <text:p>0.00000164867306516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329678303477472">
                <text:p>0.00000329678303477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599094012959269">
                <text:p>0.0000059909401295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318622757408289">
                <text:p>0.0000031862275740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291232178541764">
                <text:p>0.00000291232178541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169248076989447">
                <text:p>0.00000169248076989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14393214213115">
                <text:p>0.0000014393214213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11376519027593">
                <text:p>0.0000011376519027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113242278144349">
                <text:p>0.00000113242278144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09723116766437">
                <text:p>0.00000109723116766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104710293734833">
                <text:p>0.00000104710293734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115928493991895">
                <text:p>0.00000115928493991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28195437081417">
                <text:p>0.00000128195437081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4001872934622">
                <text:p>0.0000014001872934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61986661933261">
                <text:p>0.00000161986661933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89598086044911">
                <text:p>0.00000189598086044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25963642940821">
                <text:p>0.00000225963642940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8754388295639">
                <text:p>0.00000268754388295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19978744572312">
                <text:p>0.00000319978744572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82336510805144">
                <text:p>0.00000382336510805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58919198183391">
                <text:p>0.00000458919198183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4783924956498">
                <text:p>0.0000054783924956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58219518939386">
                <text:p>0.00000658219518939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86743718322463">
                <text:p>0.00000786743718322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42235114895747">
                <text:p>0.00000942235114895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2977024735367">
                <text:p>0.00001129770247353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4671615901701">
                <text:p>0.0000134671615901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60679504951344">
                <text:p>0.0000160679504951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90516323340974">
                <text:p>0.0000190516323340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6344210880063">
                <text:p>0.0000226344210880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6903479692488">
                <text:p>0.0000266903479692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4091982784622">
                <text:p>0.0000314091982784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6923725796637">
                <text:p>0.0000366923725796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6591819221044">
                <text:p>0.0000426591819221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5230530988345">
                <text:p>0.0000495230530988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8957462602098">
                <text:p>0.0000568957462602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52678160737706">
                <text:p>0.0000652678160737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43148938676514">
                <text:p>0.0000743148938676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40669114113225">
                <text:p>0.0000840669114113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43686918899157">
                <text:p>0.0000943686918899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5568464984733">
                <text:p>0.000105568464984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8036947770438">
                <text:p>0.000118036947770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30704135317835">
                <text:p>0.000130704135317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4036804868588">
                <text:p>0.000144036804868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8171409505779">
                <text:p>0.00015817140950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371793875868">
                <text:p>0.00017371793875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9141502089044">
                <text:p>0.000189141502089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5887274966582">
                <text:p>0.000205887274966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2768665147362">
                <text:p>0.000222768665147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9893182089984">
                <text:p>0.000239893182089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8963392069284">
                <text:p>0.000258963392069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7854783726851">
                <text:p>0.000277854783726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7764225927713">
                <text:p>0.000297764225927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8215585404771">
                <text:p>0.000318215585404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39260333218255">
                <text:p>0.000339260333218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60882689037645">
                <text:p>0.000360882689037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82118214510362">
                <text:p>0.000382118214510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405780822881074">
                <text:p>0.000405780822881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28872260448478">
                <text:p>0.000428872260448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52594542463284">
                <text:p>0.00045259454246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77201860445941">
                <text:p>0.000477201860445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502411763161811">
                <text:p>0.0005024117631618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527016312292211">
                <text:p>0.000527016312292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54180426842952">
                <text:p>0.000554180426842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80829833546516">
                <text:p>0.000580829833546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605257201538322">
                <text:p>0.000605257201538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635168208817423">
                <text:p>0.000635168208817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663787294311926">
                <text:p>0.000663787294311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91505158350651">
                <text:p>0.000691505158350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720938765133123">
                <text:p>0.0007209387651331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750532036592581">
                <text:p>0.000750532036592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780723890168192">
                <text:p>0.000780723890168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810300181470367">
                <text:p>0.0008103001814703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842547512314497">
                <text:p>0.000842547512314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872673761614001">
                <text:p>0.000872673761614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905697057885599">
                <text:p>0.0009056970578855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939787214343318">
                <text:p>0.000939787214343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971862518579701">
                <text:p>0.000971862518579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100466100035021">
                <text:p>0.00100466100035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103871448971203">
                <text:p>0.00103871448971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107240038627518">
                <text:p>0.00107240038627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11062868179943">
                <text:p>0.0011062868179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114331245826266">
                <text:p>0.00114331245826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117735640263016">
                <text:p>0.00117735640263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121420169551021">
                <text:p>0.00121420169551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25173588642013">
                <text:p>0.00125173588642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28829815115604">
                <text:p>0.00128829815115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32404260410964">
                <text:p>0.001324042604109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36322178137867">
                <text:p>0.001363221781378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40078351779168">
                <text:p>0.00140078351779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43539145304912">
                <text:p>0.001435391453049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9.923cm" svg:y="5.769cm" style:legend-expansion="custom" chartooo:width="3.408cm" chartooo:height="1.13cm" style:legend-expansion-aspect-ratio="3.01592920353982" chart:style-name="ch2"/>
        <chart:plot-area chart:style-name="ch3" table:cell-range-address="BULK40.A6:BULK40.A106 BULK40.D5:BULK40.E106 BULK40.G7:BULK40.G105" chart:data-source-has-labels="both" svg:x="0.32cm" svg:y="0.18cm" svg:width="15.36cm" svg:height="8.64cm">
          <chartooo:coordinate-region svg:x="2.018cm" svg:y="0.389cm" svg:width="11.52cm" svg:height="8.2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ULK40.D6:BULK40.D106" chart:label-cell-address="BULK40.D5:BULK40.D5" chart:class="chart:scatter">
            <chart:domain table:cell-range-address="BULK40.A6:BULK40.A106"/>
            <chart:data-point chart:repeated="101"/>
          </chart:series>
          <chart:series chart:attached-axis="secondary-y" chart:style-name="ch8" chart:values-cell-range-address="BULK40.E6:BULK40.E106" chart:label-cell-address="BULK40.E5:BULK40.E5" chart:class="chart:scatter">
            <chart:data-point chart:repeated="101"/>
          </chart:series>
          <chart:series chart:attached-axis="primary-y" chart:style-name="ch9" chart:values-cell-range-address="BULK40.G7:BULK40.G105" chart:class="chart:scatter">
            <chart:domain table:cell-range-address="BULK40.A7:BULK40.A106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BULK40.D5:BULK40.D5</svg:desc>
                </draw:g>
              </table:table-cell>
              <table:table-cell office:value-type="string">
                <text:p>d(Id)/d(Vg) (S)</text:p>
                <draw:g>
                  <svg:desc>BULK40.E5:BULK40.E5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0.000000080076">
                <text:p>0.000000080076</text:p>
                <draw:g>
                  <svg:desc>BULK40.D6:BULK40.D106</svg:desc>
                </draw:g>
              </table:table-cell>
              <table:table-cell office:value-type="float" office:value="NaN">
                <text:p>NaN</text:p>
                <draw:g>
                  <svg:desc>BULK40.E6:BULK40.E106</svg:desc>
                </draw:g>
              </table:table-cell>
              <table:table-cell office:value-type="float" office:value="0.01">
                <text:p>0.01</text:p>
                <draw:g>
                  <svg:desc>BULK40.A7:BULK40.A106</svg:desc>
                </draw:g>
              </table:table-cell>
              <table:table-cell office:value-type="float" office:value="-0.000170208">
                <text:p>-0.000170208</text:p>
                <draw:g>
                  <svg:desc>BULK40.G7:BULK40.G105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.00000008018">
                <text:p>0.00000008018</text:p>
              </table:table-cell>
              <table:table-cell office:value-type="float" office:value="-0.0000000956500000000006">
                <text:p>-0.0000000956500000000006</text:p>
              </table:table-cell>
              <table:table-cell office:value-type="float" office:value="0.02">
                <text:p>0.02</text:p>
              </table:table-cell>
              <table:table-cell office:value-type="float" office:value="-0.000166484">
                <text:p>-0.000166484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.000000078163">
                <text:p>0.000000078163</text:p>
              </table:table-cell>
              <table:table-cell office:value-type="float" office:value="-0.000000182000000000001">
                <text:p>-0.000000182000000000001</text:p>
              </table:table-cell>
              <table:table-cell office:value-type="float" office:value="0.03">
                <text:p>0.03</text:p>
              </table:table-cell>
              <table:table-cell office:value-type="float" office:value="-0.00016276">
                <text:p>-0.00016276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.00000007654">
                <text:p>0.00000007654</text:p>
              </table:table-cell>
              <table:table-cell office:value-type="float" office:value="-0.00000012695">
                <text:p>-0.00000012695</text:p>
              </table:table-cell>
              <table:table-cell office:value-type="float" office:value="0.04">
                <text:p>0.04</text:p>
              </table:table-cell>
              <table:table-cell office:value-type="float" office:value="-0.000159036">
                <text:p>-0.000159036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.000000075624">
                <text:p>0.000000075624</text:p>
              </table:table-cell>
              <table:table-cell office:value-type="float" office:value="-0.0000001428">
                <text:p>-0.0000001428</text:p>
              </table:table-cell>
              <table:table-cell office:value-type="float" office:value="0.05">
                <text:p>0.05</text:p>
              </table:table-cell>
              <table:table-cell office:value-type="float" office:value="-0.000155312">
                <text:p>-0.000155312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.000000073684">
                <text:p>0.000000073684</text:p>
              </table:table-cell>
              <table:table-cell office:value-type="float" office:value="-0.00000019315">
                <text:p>-0.00000019315</text:p>
              </table:table-cell>
              <table:table-cell office:value-type="float" office:value="0.06">
                <text:p>0.06</text:p>
              </table:table-cell>
              <table:table-cell office:value-type="float" office:value="-0.000151588">
                <text:p>-0.000151588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0.000000071761">
                <text:p>0.000000071761</text:p>
              </table:table-cell>
              <table:table-cell office:value-type="float" office:value="-0.00000016545">
                <text:p>-0.00000016545</text:p>
              </table:table-cell>
              <table:table-cell office:value-type="float" office:value="0.07">
                <text:p>0.07</text:p>
              </table:table-cell>
              <table:table-cell office:value-type="float" office:value="-0.000147864">
                <text:p>-0.000147864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.000000070375">
                <text:p>0.000000070375</text:p>
              </table:table-cell>
              <table:table-cell office:value-type="float" office:value="-0.0000001461">
                <text:p>-0.0000001461</text:p>
              </table:table-cell>
              <table:table-cell office:value-type="float" office:value="0.08">
                <text:p>0.08</text:p>
              </table:table-cell>
              <table:table-cell office:value-type="float" office:value="-0.00014414">
                <text:p>-0.00014414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00000068839">
                <text:p>0.000000068839</text:p>
              </table:table-cell>
              <table:table-cell office:value-type="float" office:value="-0.0000001283">
                <text:p>-0.0000001283</text:p>
              </table:table-cell>
              <table:table-cell office:value-type="float" office:value="0.09">
                <text:p>0.09</text:p>
              </table:table-cell>
              <table:table-cell office:value-type="float" office:value="-0.000140416">
                <text:p>-0.000140416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.000000067809">
                <text:p>0.000000067809</text:p>
              </table:table-cell>
              <table:table-cell office:value-type="float" office:value="-0.00000016005">
                <text:p>-0.00000016005</text:p>
              </table:table-cell>
              <table:table-cell office:value-type="float" office:value="0.1">
                <text:p>0.1</text:p>
              </table:table-cell>
              <table:table-cell office:value-type="float" office:value="-0.000136692">
                <text:p>-0.000136692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.000000065638">
                <text:p>0.000000065638</text:p>
              </table:table-cell>
              <table:table-cell office:value-type="float" office:value="-0.000000172149999999999">
                <text:p>-0.000000172149999999999</text:p>
              </table:table-cell>
              <table:table-cell office:value-type="float" office:value="0.11">
                <text:p>0.11</text:p>
              </table:table-cell>
              <table:table-cell office:value-type="float" office:value="-0.000132968">
                <text:p>-0.000132968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0.000000064366">
                <text:p>0.000000064366</text:p>
              </table:table-cell>
              <table:table-cell office:value-type="float" office:value="-0.00000011865">
                <text:p>-0.00000011865</text:p>
              </table:table-cell>
              <table:table-cell office:value-type="float" office:value="0.12">
                <text:p>0.12</text:p>
              </table:table-cell>
              <table:table-cell office:value-type="float" office:value="-0.000129244">
                <text:p>-0.00012924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000000063265">
                <text:p>0.000000063265</text:p>
              </table:table-cell>
              <table:table-cell office:value-type="float" office:value="-0.0000001712">
                <text:p>-0.0000001712</text:p>
              </table:table-cell>
              <table:table-cell office:value-type="float" office:value="0.13">
                <text:p>0.13</text:p>
              </table:table-cell>
              <table:table-cell office:value-type="float" office:value="-0.00012552">
                <text:p>-0.00012552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0.000000060942">
                <text:p>0.000000060942</text:p>
              </table:table-cell>
              <table:table-cell office:value-type="float" office:value="-0.0000001716">
                <text:p>-0.0000001716</text:p>
              </table:table-cell>
              <table:table-cell office:value-type="float" office:value="0.14">
                <text:p>0.14</text:p>
              </table:table-cell>
              <table:table-cell office:value-type="float" office:value="-0.000121796">
                <text:p>-0.000121796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0.000000059833">
                <text:p>0.000000059833</text:p>
              </table:table-cell>
              <table:table-cell office:value-type="float" office:value="-0.00000014625">
                <text:p>-0.00000014625</text:p>
              </table:table-cell>
              <table:table-cell office:value-type="float" office:value="0.15">
                <text:p>0.15</text:p>
              </table:table-cell>
              <table:table-cell office:value-type="float" office:value="-0.000118072">
                <text:p>-0.000118072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000000058017">
                <text:p>0.000000058017</text:p>
              </table:table-cell>
              <table:table-cell office:value-type="float" office:value="-0.0000001745">
                <text:p>-0.0000001745</text:p>
              </table:table-cell>
              <table:table-cell office:value-type="float" office:value="0.16">
                <text:p>0.16</text:p>
              </table:table-cell>
              <table:table-cell office:value-type="float" office:value="-0.000114348">
                <text:p>-0.000114348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0.000000056343">
                <text:p>0.000000056343</text:p>
              </table:table-cell>
              <table:table-cell office:value-type="float" office:value="-0.00000010975">
                <text:p>-0.00000010975</text:p>
              </table:table-cell>
              <table:table-cell office:value-type="float" office:value="0.17">
                <text:p>0.17</text:p>
              </table:table-cell>
              <table:table-cell office:value-type="float" office:value="-0.000110624">
                <text:p>-0.000110624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.000000055822">
                <text:p>0.000000055822</text:p>
              </table:table-cell>
              <table:table-cell office:value-type="float" office:value="-0.00000013015">
                <text:p>-0.00000013015</text:p>
              </table:table-cell>
              <table:table-cell office:value-type="float" office:value="0.18">
                <text:p>0.18</text:p>
              </table:table-cell>
              <table:table-cell office:value-type="float" office:value="-0.0001069">
                <text:p>-0.0001069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00000005374">
                <text:p>0.00000005374</text:p>
              </table:table-cell>
              <table:table-cell office:value-type="float" office:value="-0.000000113">
                <text:p>-0.000000113</text:p>
              </table:table-cell>
              <table:table-cell office:value-type="float" office:value="0.19">
                <text:p>0.19</text:p>
              </table:table-cell>
              <table:table-cell office:value-type="float" office:value="-0.000103176">
                <text:p>-0.000103176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.000000053562">
                <text:p>0.000000053562</text:p>
              </table:table-cell>
              <table:table-cell office:value-type="float" office:value="0.00000000890000000000016">
                <text:p>0.00000000890000000000016</text:p>
              </table:table-cell>
              <table:table-cell office:value-type="float" office:value="0.2">
                <text:p>0.2</text:p>
              </table:table-cell>
              <table:table-cell office:value-type="float" office:value="-0.000099452">
                <text:p>-0.000099452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.000000053918">
                <text:p>0.000000053918</text:p>
              </table:table-cell>
              <table:table-cell office:value-type="float" office:value="-0.0000000243000000000004">
                <text:p>-0.0000000243000000000004</text:p>
              </table:table-cell>
              <table:table-cell office:value-type="float" office:value="0.21">
                <text:p>0.21</text:p>
              </table:table-cell>
              <table:table-cell office:value-type="float" office:value="-0.000095728">
                <text:p>-0.000095728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.000000053076">
                <text:p>0.000000053076</text:p>
              </table:table-cell>
              <table:table-cell office:value-type="float" office:value="0.0000000678499999999999">
                <text:p>0.0000000678499999999999</text:p>
              </table:table-cell>
              <table:table-cell office:value-type="float" office:value="0.22">
                <text:p>0.22</text:p>
              </table:table-cell>
              <table:table-cell office:value-type="float" office:value="-0.000092004">
                <text:p>-0.000092004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.000000055275">
                <text:p>0.000000055275</text:p>
              </table:table-cell>
              <table:table-cell office:value-type="float" office:value="0.00000022855">
                <text:p>0.00000022855</text:p>
              </table:table-cell>
              <table:table-cell office:value-type="float" office:value="0.23">
                <text:p>0.23</text:p>
              </table:table-cell>
              <table:table-cell office:value-type="float" office:value="-0.00008828">
                <text:p>-0.00008828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.000000057647">
                <text:p>0.000000057647</text:p>
              </table:table-cell>
              <table:table-cell office:value-type="float" office:value="0.000000411150000000001">
                <text:p>0.000000411150000000001</text:p>
              </table:table-cell>
              <table:table-cell office:value-type="float" office:value="0.24">
                <text:p>0.24</text:p>
              </table:table-cell>
              <table:table-cell office:value-type="float" office:value="-0.000084556">
                <text:p>-0.000084556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000000063498">
                <text:p>0.000000063498</text:p>
              </table:table-cell>
              <table:table-cell office:value-type="float" office:value="0.0000006505">
                <text:p>0.0000006505</text:p>
              </table:table-cell>
              <table:table-cell office:value-type="float" office:value="0.25">
                <text:p>0.25</text:p>
              </table:table-cell>
              <table:table-cell office:value-type="float" office:value="-0.000080832">
                <text:p>-0.000080832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000000070657">
                <text:p>0.000000070657</text:p>
              </table:table-cell>
              <table:table-cell office:value-type="float" office:value="0.000000986799999999999">
                <text:p>0.000000986799999999999</text:p>
              </table:table-cell>
              <table:table-cell office:value-type="float" office:value="0.26">
                <text:p>0.26</text:p>
              </table:table-cell>
              <table:table-cell office:value-type="float" office:value="-0.000077108">
                <text:p>-0.000077108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.000000083234">
                <text:p>0.000000083234</text:p>
              </table:table-cell>
              <table:table-cell office:value-type="float" office:value="0.00000144895">
                <text:p>0.00000144895</text:p>
              </table:table-cell>
              <table:table-cell office:value-type="float" office:value="0.27">
                <text:p>0.27</text:p>
              </table:table-cell>
              <table:table-cell office:value-type="float" office:value="-0.000073384">
                <text:p>-0.000073384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.000000099636">
                <text:p>0.000000099636</text:p>
              </table:table-cell>
              <table:table-cell office:value-type="float" office:value="0.0000020708">
                <text:p>0.0000020708</text:p>
              </table:table-cell>
              <table:table-cell office:value-type="float" office:value="0.28">
                <text:p>0.28</text:p>
              </table:table-cell>
              <table:table-cell office:value-type="float" office:value="-0.00006966">
                <text:p>-0.00006966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.00000012465">
                <text:p>0.00000012465</text:p>
              </table:table-cell>
              <table:table-cell office:value-type="float" office:value="0.00000298670000000001">
                <text:p>0.00000298670000000001</text:p>
              </table:table-cell>
              <table:table-cell office:value-type="float" office:value="0.29">
                <text:p>0.29</text:p>
              </table:table-cell>
              <table:table-cell office:value-type="float" office:value="-0.000065936">
                <text:p>-0.000065936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.00000015937">
                <text:p>0.00000015937</text:p>
              </table:table-cell>
              <table:table-cell office:value-type="float" office:value="0.000004049">
                <text:p>0.000004049</text:p>
              </table:table-cell>
              <table:table-cell office:value-type="float" office:value="0.3">
                <text:p>0.3</text:p>
              </table:table-cell>
              <table:table-cell office:value-type="float" office:value="-0.000062212">
                <text:p>-0.000062212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00000020563">
                <text:p>0.00000020563</text:p>
              </table:table-cell>
              <table:table-cell office:value-type="float" office:value="0.00000547649999999999">
                <text:p>0.00000547649999999999</text:p>
              </table:table-cell>
              <table:table-cell office:value-type="float" office:value="0.31">
                <text:p>0.31</text:p>
              </table:table-cell>
              <table:table-cell office:value-type="float" office:value="-0.000058488">
                <text:p>-0.000058488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.0000002689">
                <text:p>0.0000002689</text:p>
              </table:table-cell>
              <table:table-cell office:value-type="float" office:value="0.00000713300000000001">
                <text:p>0.00000713300000000001</text:p>
              </table:table-cell>
              <table:table-cell office:value-type="float" office:value="0.32">
                <text:p>0.32</text:p>
              </table:table-cell>
              <table:table-cell office:value-type="float" office:value="-0.000054764">
                <text:p>-0.000054764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.00000034829">
                <text:p>0.00000034829</text:p>
              </table:table-cell>
              <table:table-cell office:value-type="float" office:value="0.00000945399999999999">
                <text:p>0.00000945399999999999</text:p>
              </table:table-cell>
              <table:table-cell office:value-type="float" office:value="0.33">
                <text:p>0.33</text:p>
              </table:table-cell>
              <table:table-cell office:value-type="float" office:value="-0.00005104">
                <text:p>-0.00005104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0.00000045798">
                <text:p>0.00000045798</text:p>
              </table:table-cell>
              <table:table-cell office:value-type="float" office:value="0.000012985">
                <text:p>0.000012985</text:p>
              </table:table-cell>
              <table:table-cell office:value-type="float" office:value="0.34">
                <text:p>0.34</text:p>
              </table:table-cell>
              <table:table-cell office:value-type="float" office:value="-0.000047316">
                <text:p>-0.000047316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0.00000060799">
                <text:p>0.00000060799</text:p>
              </table:table-cell>
              <table:table-cell office:value-type="float" office:value="0.0000166585">
                <text:p>0.0000166585</text:p>
              </table:table-cell>
              <table:table-cell office:value-type="float" office:value="0.35">
                <text:p>0.35</text:p>
              </table:table-cell>
              <table:table-cell office:value-type="float" office:value="-0.000043592">
                <text:p>-0.000043592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0.00000079115">
                <text:p>0.00000079115</text:p>
              </table:table-cell>
              <table:table-cell office:value-type="float" office:value="0.0000209395">
                <text:p>0.0000209395</text:p>
              </table:table-cell>
              <table:table-cell office:value-type="float" office:value="0.36">
                <text:p>0.36</text:p>
              </table:table-cell>
              <table:table-cell office:value-type="float" office:value="-0.000039868">
                <text:p>-0.000039868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0.00000102678">
                <text:p>0.00000102678</text:p>
              </table:table-cell>
              <table:table-cell office:value-type="float" office:value="0.0000270575">
                <text:p>0.0000270575</text:p>
              </table:table-cell>
              <table:table-cell office:value-type="float" office:value="0.37">
                <text:p>0.37</text:p>
              </table:table-cell>
              <table:table-cell office:value-type="float" office:value="-0.000036144">
                <text:p>-0.000036144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0.0000013323">
                <text:p>0.0000013323</text:p>
              </table:table-cell>
              <table:table-cell office:value-type="float" office:value="0.000033981">
                <text:p>0.000033981</text:p>
              </table:table-cell>
              <table:table-cell office:value-type="float" office:value="0.38">
                <text:p>0.38</text:p>
              </table:table-cell>
              <table:table-cell office:value-type="float" office:value="-0.00003242">
                <text:p>-0.00003242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0.0000017064">
                <text:p>0.0000017064</text:p>
              </table:table-cell>
              <table:table-cell office:value-type="float" office:value="0.00004233">
                <text:p>0.00004233</text:p>
              </table:table-cell>
              <table:table-cell office:value-type="float" office:value="0.39">
                <text:p>0.39</text:p>
              </table:table-cell>
              <table:table-cell office:value-type="float" office:value="-0.000028696">
                <text:p>-0.000028696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0.0000021789">
                <text:p>0.0000021789</text:p>
              </table:table-cell>
              <table:table-cell office:value-type="float" office:value="0.000053275">
                <text:p>0.000053275</text:p>
              </table:table-cell>
              <table:table-cell office:value-type="float" office:value="0.4">
                <text:p>0.4</text:p>
              </table:table-cell>
              <table:table-cell office:value-type="float" office:value="-0.000024972">
                <text:p>-0.000024972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0000027719">
                <text:p>0.0000027719</text:p>
              </table:table-cell>
              <table:table-cell office:value-type="float" office:value="0.0000638999999999999">
                <text:p>0.0000638999999999999</text:p>
              </table:table-cell>
              <table:table-cell office:value-type="float" office:value="0.41">
                <text:p>0.41</text:p>
              </table:table-cell>
              <table:table-cell office:value-type="float" office:value="-0.000021248">
                <text:p>-0.000021248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0.0000034569">
                <text:p>0.0000034569</text:p>
              </table:table-cell>
              <table:table-cell office:value-type="float" office:value="0.0000761600000000001">
                <text:p>0.0000761600000000001</text:p>
              </table:table-cell>
              <table:table-cell office:value-type="float" office:value="0.42">
                <text:p>0.42</text:p>
              </table:table-cell>
              <table:table-cell office:value-type="float" office:value="-0.000017524">
                <text:p>-0.000017524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0.0000042951">
                <text:p>0.0000042951</text:p>
              </table:table-cell>
              <table:table-cell office:value-type="float" office:value="0.0000896050000000001">
                <text:p>0.0000896050000000001</text:p>
              </table:table-cell>
              <table:table-cell office:value-type="float" office:value="0.43">
                <text:p>0.43</text:p>
              </table:table-cell>
              <table:table-cell office:value-type="float" office:value="-0.0000138">
                <text:p>-0.0000138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0.000005249">
                <text:p>0.000005249</text:p>
              </table:table-cell>
              <table:table-cell office:value-type="float" office:value="0.000108015">
                <text:p>0.000108015</text:p>
              </table:table-cell>
              <table:table-cell office:value-type="float" office:value="0.44">
                <text:p>0.44</text:p>
              </table:table-cell>
              <table:table-cell office:value-type="float" office:value="-0.000010076">
                <text:p>-0.000010076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0.0000064554">
                <text:p>0.0000064554</text:p>
              </table:table-cell>
              <table:table-cell office:value-type="float" office:value="0.00012425">
                <text:p>0.00012425</text:p>
              </table:table-cell>
              <table:table-cell office:value-type="float" office:value="0.45">
                <text:p>0.45</text:p>
              </table:table-cell>
              <table:table-cell office:value-type="float" office:value="-0.00000635200000000001">
                <text:p>-0.00000635200000000001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0.000007734">
                <text:p>0.000007734</text:p>
              </table:table-cell>
              <table:table-cell office:value-type="float" office:value="0.000140235">
                <text:p>0.000140235</text:p>
              </table:table-cell>
              <table:table-cell office:value-type="float" office:value="0.46">
                <text:p>0.46</text:p>
              </table:table-cell>
              <table:table-cell office:value-type="float" office:value="-0.000002628">
                <text:p>-0.000002628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0.0000092601">
                <text:p>0.0000092601</text:p>
              </table:table-cell>
              <table:table-cell office:value-type="float" office:value="0.000164465">
                <text:p>0.000164465</text:p>
              </table:table-cell>
              <table:table-cell office:value-type="float" office:value="0.47">
                <text:p>0.47</text:p>
              </table:table-cell>
              <table:table-cell office:value-type="float" office:value="0.000001096">
                <text:p>0.000001096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0.0000110233">
                <text:p>0.0000110233</text:p>
              </table:table-cell>
              <table:table-cell office:value-type="float" office:value="0.000181245">
                <text:p>0.000181245</text:p>
              </table:table-cell>
              <table:table-cell office:value-type="float" office:value="0.48">
                <text:p>0.48</text:p>
              </table:table-cell>
              <table:table-cell office:value-type="float" office:value="0.00000481999999999998">
                <text:p>0.00000481999999999998</text:p>
              </table:table-cell>
            </table:table-row>
            <table:table-row>
              <table:table-cell office:value-type="string"/>
              <table:table-cell office:value-type="float" office:value="0.48">
                <text:p>0.48</text:p>
              </table:table-cell>
              <table:table-cell office:value-type="float" office:value="0.000012885">
                <text:p>0.000012885</text:p>
              </table:table-cell>
              <table:table-cell office:value-type="float" office:value="0.000201485">
                <text:p>0.000201485</text:p>
              </table:table-cell>
              <table:table-cell office:value-type="float" office:value="0.49">
                <text:p>0.49</text:p>
              </table:table-cell>
              <table:table-cell office:value-type="float" office:value="0.00000854399999999999">
                <text:p>0.00000854399999999999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0.000015053">
                <text:p>0.000015053</text:p>
              </table:table-cell>
              <table:table-cell office:value-type="float" office:value="0.0002198">
                <text:p>0.0002198</text:p>
              </table:table-cell>
              <table:table-cell office:value-type="float" office:value="0.5">
                <text:p>0.5</text:p>
              </table:table-cell>
              <table:table-cell office:value-type="float" office:value="0.000012268">
                <text:p>0.000012268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000017281">
                <text:p>0.000017281</text:p>
              </table:table-cell>
              <table:table-cell office:value-type="float" office:value="0.0002297">
                <text:p>0.0002297</text:p>
              </table:table-cell>
              <table:table-cell office:value-type="float" office:value="0.51">
                <text:p>0.51</text:p>
              </table:table-cell>
              <table:table-cell office:value-type="float" office:value="0.000015992">
                <text:p>0.000015992</text:p>
              </table:table-cell>
            </table:table-row>
            <table:table-row>
              <table:table-cell office:value-type="string"/>
              <table:table-cell office:value-type="float" office:value="0.51">
                <text:p>0.51</text:p>
              </table:table-cell>
              <table:table-cell office:value-type="float" office:value="0.000019647">
                <text:p>0.000019647</text:p>
              </table:table-cell>
              <table:table-cell office:value-type="float" office:value="0.0002552">
                <text:p>0.0002552</text:p>
              </table:table-cell>
              <table:table-cell office:value-type="float" office:value="0.52">
                <text:p>0.52</text:p>
              </table:table-cell>
              <table:table-cell office:value-type="float" office:value="0.000019716">
                <text:p>0.000019716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0.000022385">
                <text:p>0.000022385</text:p>
              </table:table-cell>
              <table:table-cell office:value-type="float" office:value="0.00027635">
                <text:p>0.00027635</text:p>
              </table:table-cell>
              <table:table-cell office:value-type="float" office:value="0.53">
                <text:p>0.53</text:p>
              </table:table-cell>
              <table:table-cell office:value-type="float" office:value="0.00002344">
                <text:p>0.00002344</text:p>
              </table:table-cell>
            </table:table-row>
            <table:table-row>
              <table:table-cell office:value-type="string"/>
              <table:table-cell office:value-type="float" office:value="0.53">
                <text:p>0.53</text:p>
              </table:table-cell>
              <table:table-cell office:value-type="float" office:value="0.000025174">
                <text:p>0.000025174</text:p>
              </table:table-cell>
              <table:table-cell office:value-type="float" office:value="0.0002915">
                <text:p>0.0002915</text:p>
              </table:table-cell>
              <table:table-cell office:value-type="float" office:value="0.54">
                <text:p>0.54</text:p>
              </table:table-cell>
              <table:table-cell office:value-type="float" office:value="0.000027164">
                <text:p>0.000027164</text:p>
              </table:table-cell>
            </table:table-row>
            <table:table-row>
              <table:table-cell office:value-type="string"/>
              <table:table-cell office:value-type="float" office:value="0.54">
                <text:p>0.54</text:p>
              </table:table-cell>
              <table:table-cell office:value-type="float" office:value="0.000028215">
                <text:p>0.000028215</text:p>
              </table:table-cell>
              <table:table-cell office:value-type="float" office:value="0.00031905">
                <text:p>0.00031905</text:p>
              </table:table-cell>
              <table:table-cell office:value-type="float" office:value="0.55">
                <text:p>0.55</text:p>
              </table:table-cell>
              <table:table-cell office:value-type="float" office:value="0.000030888">
                <text:p>0.000030888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0.000031555">
                <text:p>0.000031555</text:p>
              </table:table-cell>
              <table:table-cell office:value-type="float" office:value="0.00032955">
                <text:p>0.00032955</text:p>
              </table:table-cell>
              <table:table-cell office:value-type="float" office:value="0.56">
                <text:p>0.56</text:p>
              </table:table-cell>
              <table:table-cell office:value-type="float" office:value="0.000034612">
                <text:p>0.000034612</text:p>
              </table:table-cell>
            </table:table-row>
            <table:table-row>
              <table:table-cell office:value-type="string"/>
              <table:table-cell office:value-type="float" office:value="0.56">
                <text:p>0.56</text:p>
              </table:table-cell>
              <table:table-cell office:value-type="float" office:value="0.000034806">
                <text:p>0.000034806</text:p>
              </table:table-cell>
              <table:table-cell office:value-type="float" office:value="0.00033685">
                <text:p>0.00033685</text:p>
              </table:table-cell>
              <table:table-cell office:value-type="float" office:value="0.57">
                <text:p>0.57</text:p>
              </table:table-cell>
              <table:table-cell office:value-type="float" office:value="0.000038336">
                <text:p>0.000038336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0.000038292">
                <text:p>0.000038292</text:p>
              </table:table-cell>
              <table:table-cell office:value-type="float" office:value="0.000349000000000002">
                <text:p>0.000349000000000002</text:p>
              </table:table-cell>
              <table:table-cell office:value-type="float" office:value="0.58">
                <text:p>0.58</text:p>
              </table:table-cell>
              <table:table-cell office:value-type="float" office:value="0.00004206">
                <text:p>0.00004206</text:p>
              </table:table-cell>
            </table:table-row>
            <table:table-row>
              <table:table-cell office:value-type="string"/>
              <table:table-cell office:value-type="float" office:value="0.58">
                <text:p>0.58</text:p>
              </table:table-cell>
              <table:table-cell office:value-type="float" office:value="0.000041786">
                <text:p>0.000041786</text:p>
              </table:table-cell>
              <table:table-cell office:value-type="float" office:value="0.000356750000000002">
                <text:p>0.000356750000000002</text:p>
              </table:table-cell>
              <table:table-cell office:value-type="float" office:value="0.59">
                <text:p>0.59</text:p>
              </table:table-cell>
              <table:table-cell office:value-type="float" office:value="0.000045784">
                <text:p>0.000045784</text:p>
              </table:table-cell>
            </table:table-row>
            <table:table-row>
              <table:table-cell office:value-type="string"/>
              <table:table-cell office:value-type="float" office:value="0.59">
                <text:p>0.59</text:p>
              </table:table-cell>
              <table:table-cell office:value-type="float" office:value="0.000045427">
                <text:p>0.000045427</text:p>
              </table:table-cell>
              <table:table-cell office:value-type="float" office:value="0.000365999999999997">
                <text:p>0.000365999999999997</text:p>
              </table:table-cell>
              <table:table-cell office:value-type="float" office:value="0.6">
                <text:p>0.6</text:p>
              </table:table-cell>
              <table:table-cell office:value-type="float" office:value="0.000049508">
                <text:p>0.000049508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.000049106">
                <text:p>0.000049106</text:p>
              </table:table-cell>
              <table:table-cell office:value-type="float" office:value="0.00036815">
                <text:p>0.00036815</text:p>
              </table:table-cell>
              <table:table-cell office:value-type="float" office:value="0.61">
                <text:p>0.61</text:p>
              </table:table-cell>
              <table:table-cell office:value-type="float" office:value="0.000053232">
                <text:p>0.000053232</text:p>
              </table:table-cell>
            </table:table-row>
            <table:table-row>
              <table:table-cell office:value-type="string"/>
              <table:table-cell office:value-type="float" office:value="0.61">
                <text:p>0.61</text:p>
              </table:table-cell>
              <table:table-cell office:value-type="float" office:value="0.00005279">
                <text:p>0.00005279</text:p>
              </table:table-cell>
              <table:table-cell office:value-type="float" office:value="0.000372750000000002">
                <text:p>0.000372750000000002</text:p>
              </table:table-cell>
              <table:table-cell office:value-type="float" office:value="0.62">
                <text:p>0.62</text:p>
              </table:table-cell>
              <table:table-cell office:value-type="float" office:value="0.000056956">
                <text:p>0.000056956</text:p>
              </table:table-cell>
            </table:table-row>
            <table:table-row>
              <table:table-cell office:value-type="string"/>
              <table:table-cell office:value-type="float" office:value="0.62">
                <text:p>0.62</text:p>
              </table:table-cell>
              <table:table-cell office:value-type="float" office:value="0.000056561">
                <text:p>0.000056561</text:p>
              </table:table-cell>
              <table:table-cell office:value-type="float" office:value="0.0003761">
                <text:p>0.0003761</text:p>
              </table:table-cell>
              <table:table-cell office:value-type="float" office:value="0.63">
                <text:p>0.63</text:p>
              </table:table-cell>
              <table:table-cell office:value-type="float" office:value="0.00006068">
                <text:p>0.00006068</text:p>
              </table:table-cell>
            </table:table-row>
            <table:table-row>
              <table:table-cell office:value-type="string"/>
              <table:table-cell office:value-type="float" office:value="0.63">
                <text:p>0.63</text:p>
              </table:table-cell>
              <table:table-cell office:value-type="float" office:value="0.000060312">
                <text:p>0.000060312</text:p>
              </table:table-cell>
              <table:table-cell office:value-type="float" office:value="0.00038435">
                <text:p>0.00038435</text:p>
              </table:table-cell>
              <table:table-cell office:value-type="float" office:value="0.64">
                <text:p>0.64</text:p>
              </table:table-cell>
              <table:table-cell office:value-type="float" office:value="0.000064404">
                <text:p>0.000064404</text:p>
              </table:table-cell>
            </table:table-row>
            <table:table-row>
              <table:table-cell office:value-type="string"/>
              <table:table-cell office:value-type="float" office:value="0.64">
                <text:p>0.64</text:p>
              </table:table-cell>
              <table:table-cell office:value-type="float" office:value="0.000064248">
                <text:p>0.000064248</text:p>
              </table:table-cell>
              <table:table-cell office:value-type="float" office:value="0.000384049999999999">
                <text:p>0.000384049999999999</text:p>
              </table:table-cell>
              <table:table-cell office:value-type="float" office:value="0.65">
                <text:p>0.65</text:p>
              </table:table-cell>
              <table:table-cell office:value-type="float" office:value="0.000068128">
                <text:p>0.000068128</text:p>
              </table:table-cell>
            </table:table-row>
            <table:table-row>
              <table:table-cell office:value-type="string"/>
              <table:table-cell office:value-type="float" office:value="0.65">
                <text:p>0.65</text:p>
              </table:table-cell>
              <table:table-cell office:value-type="float" office:value="0.000067993">
                <text:p>0.000067993</text:p>
              </table:table-cell>
              <table:table-cell office:value-type="float" office:value="0.000380199999999999">
                <text:p>0.000380199999999999</text:p>
              </table:table-cell>
              <table:table-cell office:value-type="float" office:value="0.66">
                <text:p>0.66</text:p>
              </table:table-cell>
              <table:table-cell office:value-type="float" office:value="0.000071852">
                <text:p>0.000071852</text:p>
              </table:table-cell>
            </table:table-row>
            <table:table-row>
              <table:table-cell office:value-type="string"/>
              <table:table-cell office:value-type="float" office:value="0.66">
                <text:p>0.66</text:p>
              </table:table-cell>
              <table:table-cell office:value-type="float" office:value="0.000071852">
                <text:p>0.000071852</text:p>
              </table:table-cell>
              <table:table-cell office:value-type="float" office:value="0.0003724">
                <text:p>0.0003724</text:p>
              </table:table-cell>
              <table:table-cell office:value-type="float" office:value="0.67">
                <text:p>0.67</text:p>
              </table:table-cell>
              <table:table-cell office:value-type="float" office:value="0.000075576">
                <text:p>0.000075576</text:p>
              </table:table-cell>
            </table:table-row>
            <table:table-row>
              <table:table-cell office:value-type="string"/>
              <table:table-cell office:value-type="float" office:value="0.67">
                <text:p>0.67</text:p>
              </table:table-cell>
              <table:table-cell office:value-type="float" office:value="0.000075441">
                <text:p>0.000075441</text:p>
              </table:table-cell>
              <table:table-cell office:value-type="float" office:value="0.00035855">
                <text:p>0.00035855</text:p>
              </table:table-cell>
              <table:table-cell office:value-type="float" office:value="0.68">
                <text:p>0.68</text:p>
              </table:table-cell>
              <table:table-cell office:value-type="float" office:value="0.0000793">
                <text:p>0.0000793</text:p>
              </table:table-cell>
            </table:table-row>
            <table:table-row>
              <table:table-cell office:value-type="string"/>
              <table:table-cell office:value-type="float" office:value="0.68">
                <text:p>0.68</text:p>
              </table:table-cell>
              <table:table-cell office:value-type="float" office:value="0.000079023">
                <text:p>0.000079023</text:p>
              </table:table-cell>
              <table:table-cell office:value-type="float" office:value="0.0003833">
                <text:p>0.0003833</text:p>
              </table:table-cell>
              <table:table-cell office:value-type="float" office:value="0.69">
                <text:p>0.69</text:p>
              </table:table-cell>
              <table:table-cell office:value-type="float" office:value="0.000083024">
                <text:p>0.000083024</text:p>
              </table:table-cell>
            </table:table-row>
            <table:table-row>
              <table:table-cell office:value-type="string"/>
              <table:table-cell office:value-type="float" office:value="0.69">
                <text:p>0.69</text:p>
              </table:table-cell>
              <table:table-cell office:value-type="float" office:value="0.000083107">
                <text:p>0.000083107</text:p>
              </table:table-cell>
              <table:table-cell office:value-type="float" office:value="0.00038575">
                <text:p>0.00038575</text:p>
              </table:table-cell>
              <table:table-cell office:value-type="float" office:value="0.7">
                <text:p>0.7</text:p>
              </table:table-cell>
              <table:table-cell office:value-type="float" office:value="0.000086748">
                <text:p>0.000086748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0.000086738">
                <text:p>0.000086738</text:p>
              </table:table-cell>
              <table:table-cell office:value-type="float" office:value="0.000366350000000001">
                <text:p>0.000366350000000001</text:p>
              </table:table-cell>
              <table:table-cell office:value-type="float" office:value="0.71">
                <text:p>0.71</text:p>
              </table:table-cell>
              <table:table-cell office:value-type="float" office:value="0.000090472">
                <text:p>0.000090472</text:p>
              </table:table-cell>
            </table:table-row>
            <table:table-row>
              <table:table-cell office:value-type="string"/>
              <table:table-cell office:value-type="float" office:value="0.71">
                <text:p>0.71</text:p>
              </table:table-cell>
              <table:table-cell office:value-type="float" office:value="0.000090434">
                <text:p>0.000090434</text:p>
              </table:table-cell>
              <table:table-cell office:value-type="float" office:value="0.000368100000000002">
                <text:p>0.000368100000000002</text:p>
              </table:table-cell>
              <table:table-cell office:value-type="float" office:value="0.72">
                <text:p>0.72</text:p>
              </table:table-cell>
              <table:table-cell office:value-type="float" office:value="0.000094196">
                <text:p>0.000094196</text:p>
              </table:table-cell>
            </table:table-row>
            <table:table-row>
              <table:table-cell office:value-type="string"/>
              <table:table-cell office:value-type="float" office:value="0.72">
                <text:p>0.72</text:p>
              </table:table-cell>
              <table:table-cell office:value-type="float" office:value="0.0000941">
                <text:p>0.0000941</text:p>
              </table:table-cell>
              <table:table-cell office:value-type="float" office:value="0.0003692">
                <text:p>0.0003692</text:p>
              </table:table-cell>
              <table:table-cell office:value-type="float" office:value="0.73">
                <text:p>0.73</text:p>
              </table:table-cell>
              <table:table-cell office:value-type="float" office:value="0.00009792">
                <text:p>0.00009792</text:p>
              </table:table-cell>
            </table:table-row>
            <table:table-row>
              <table:table-cell office:value-type="string"/>
              <table:table-cell office:value-type="float" office:value="0.73">
                <text:p>0.73</text:p>
              </table:table-cell>
              <table:table-cell office:value-type="float" office:value="0.000097818">
                <text:p>0.000097818</text:p>
              </table:table-cell>
              <table:table-cell office:value-type="float" office:value="0.000366499999999999">
                <text:p>0.000366499999999999</text:p>
              </table:table-cell>
              <table:table-cell office:value-type="float" office:value="0.74">
                <text:p>0.74</text:p>
              </table:table-cell>
              <table:table-cell office:value-type="float" office:value="0.000101644">
                <text:p>0.000101644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0.00010143">
                <text:p>0.00010143</text:p>
              </table:table-cell>
              <table:table-cell office:value-type="float" office:value="0.000356449999999999">
                <text:p>0.000356449999999999</text:p>
              </table:table-cell>
              <table:table-cell office:value-type="float" office:value="0.75">
                <text:p>0.75</text:p>
              </table:table-cell>
              <table:table-cell office:value-type="float" office:value="0.000105368">
                <text:p>0.000105368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000104947">
                <text:p>0.000104947</text:p>
              </table:table-cell>
              <table:table-cell office:value-type="float" office:value="0.0003408">
                <text:p>0.0003408</text:p>
              </table:table-cell>
              <table:table-cell office:value-type="float" office:value="0.76">
                <text:p>0.76</text:p>
              </table:table-cell>
              <table:table-cell office:value-type="float" office:value="0.000109092">
                <text:p>0.000109092</text:p>
              </table:table-cell>
            </table:table-row>
            <table:table-row>
              <table:table-cell office:value-type="string"/>
              <table:table-cell office:value-type="float" office:value="0.76">
                <text:p>0.76</text:p>
              </table:table-cell>
              <table:table-cell office:value-type="float" office:value="0.000108246">
                <text:p>0.000108246</text:p>
              </table:table-cell>
              <table:table-cell office:value-type="float" office:value="0.00033465">
                <text:p>0.00033465</text:p>
              </table:table-cell>
              <table:table-cell office:value-type="float" office:value="0.77">
                <text:p>0.77</text:p>
              </table:table-cell>
              <table:table-cell office:value-type="float" office:value="0.000112816">
                <text:p>0.000112816</text:p>
              </table:table-cell>
            </table:table-row>
            <table:table-row>
              <table:table-cell office:value-type="string"/>
              <table:table-cell office:value-type="float" office:value="0.77">
                <text:p>0.77</text:p>
              </table:table-cell>
              <table:table-cell office:value-type="float" office:value="0.00011164">
                <text:p>0.00011164</text:p>
              </table:table-cell>
              <table:table-cell office:value-type="float" office:value="0.000362699999999999">
                <text:p>0.000362699999999999</text:p>
              </table:table-cell>
              <table:table-cell office:value-type="float" office:value="0.78">
                <text:p>0.78</text:p>
              </table:table-cell>
              <table:table-cell office:value-type="float" office:value="0.00011654">
                <text:p>0.00011654</text:p>
              </table:table-cell>
            </table:table-row>
            <table:table-row>
              <table:table-cell office:value-type="string"/>
              <table:table-cell office:value-type="float" office:value="0.78">
                <text:p>0.78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361499999999999">
                <text:p>0.000361499999999999</text:p>
              </table:table-cell>
              <table:table-cell office:value-type="float" office:value="0.79">
                <text:p>0.79</text:p>
              </table:table-cell>
              <table:table-cell office:value-type="float" office:value="0.000120264">
                <text:p>0.000120264</text:p>
              </table:table-cell>
            </table:table-row>
            <table:table-row>
              <table:table-cell office:value-type="string"/>
              <table:table-cell office:value-type="float" office:value="0.79">
                <text:p>0.79</text:p>
              </table:table-cell>
              <table:table-cell office:value-type="float" office:value="0.00011887">
                <text:p>0.00011887</text:p>
              </table:table-cell>
              <table:table-cell office:value-type="float" office:value="0.0003195">
                <text:p>0.0003195</text:p>
              </table:table-cell>
              <table:table-cell office:value-type="float" office:value="0.8">
                <text:p>0.8</text:p>
              </table:table-cell>
              <table:table-cell office:value-type="float" office:value="0.000123988">
                <text:p>0.000123988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00012189">
                <text:p>0.00012189</text:p>
              </table:table-cell>
              <table:table-cell office:value-type="float" office:value="0.000317999999999999">
                <text:p>0.000317999999999999</text:p>
              </table:table-cell>
              <table:table-cell office:value-type="float" office:value="0.81">
                <text:p>0.81</text:p>
              </table:table-cell>
              <table:table-cell office:value-type="float" office:value="0.000127712">
                <text:p>0.000127712</text:p>
              </table:table-cell>
            </table:table-row>
            <table:table-row>
              <table:table-cell office:value-type="string"/>
              <table:table-cell office:value-type="float" office:value="0.81">
                <text:p>0.81</text:p>
              </table:table-cell>
              <table:table-cell office:value-type="float" office:value="0.00012523">
                <text:p>0.00012523</text:p>
              </table:table-cell>
              <table:table-cell office:value-type="float" office:value="0.000327">
                <text:p>0.000327</text:p>
              </table:table-cell>
              <table:table-cell office:value-type="float" office:value="0.82">
                <text:p>0.82</text:p>
              </table:table-cell>
              <table:table-cell office:value-type="float" office:value="0.000131436">
                <text:p>0.000131436</text:p>
              </table:table-cell>
            </table:table-row>
            <table:table-row>
              <table:table-cell office:value-type="string"/>
              <table:table-cell office:value-type="float" office:value="0.82">
                <text:p>0.82</text:p>
              </table:table-cell>
              <table:table-cell office:value-type="float" office:value="0.00012843">
                <text:p>0.00012843</text:p>
              </table:table-cell>
              <table:table-cell office:value-type="float" office:value="0.0003245">
                <text:p>0.0003245</text:p>
              </table:table-cell>
              <table:table-cell office:value-type="float" office:value="0.83">
                <text:p>0.83</text:p>
              </table:table-cell>
              <table:table-cell office:value-type="float" office:value="0.00013516">
                <text:p>0.00013516</text:p>
              </table:table-cell>
            </table:table-row>
            <table:table-row>
              <table:table-cell office:value-type="string"/>
              <table:table-cell office:value-type="float" office:value="0.83">
                <text:p>0.83</text:p>
              </table:table-cell>
              <table:table-cell office:value-type="float" office:value="0.00013172">
                <text:p>0.00013172</text:p>
              </table:table-cell>
              <table:table-cell office:value-type="float" office:value="0.000330000000000001">
                <text:p>0.000330000000000001</text:p>
              </table:table-cell>
              <table:table-cell office:value-type="float" office:value="0.84">
                <text:p>0.84</text:p>
              </table:table-cell>
              <table:table-cell office:value-type="float" office:value="0.000138884">
                <text:p>0.000138884</text:p>
              </table:table-cell>
            </table:table-row>
            <table:table-row>
              <table:table-cell office:value-type="string"/>
              <table:table-cell office:value-type="float" office:value="0.84">
                <text:p>0.84</text:p>
              </table:table-cell>
              <table:table-cell office:value-type="float" office:value="0.00013503">
                <text:p>0.00013503</text:p>
              </table:table-cell>
              <table:table-cell office:value-type="float" office:value="0.000315500000000002">
                <text:p>0.000315500000000002</text:p>
              </table:table-cell>
              <table:table-cell office:value-type="float" office:value="0.85">
                <text:p>0.85</text:p>
              </table:table-cell>
              <table:table-cell office:value-type="float" office:value="0.000142608">
                <text:p>0.000142608</text:p>
              </table:table-cell>
            </table:table-row>
            <table:table-row>
              <table:table-cell office:value-type="string"/>
              <table:table-cell office:value-type="float" office:value="0.85">
                <text:p>0.85</text:p>
              </table:table-cell>
              <table:table-cell office:value-type="float" office:value="0.00013803">
                <text:p>0.00013803</text:p>
              </table:table-cell>
              <table:table-cell office:value-type="float" office:value="0.000301999999999999">
                <text:p>0.000301999999999999</text:p>
              </table:table-cell>
              <table:table-cell office:value-type="float" office:value="0.86">
                <text:p>0.86</text:p>
              </table:table-cell>
              <table:table-cell office:value-type="float" office:value="0.000146332">
                <text:p>0.000146332</text:p>
              </table:table-cell>
            </table:table-row>
            <table:table-row>
              <table:table-cell office:value-type="string"/>
              <table:table-cell office:value-type="float" office:value="0.86">
                <text:p>0.86</text:p>
              </table:table-cell>
              <table:table-cell office:value-type="float" office:value="0.00014107">
                <text:p>0.00014107</text:p>
              </table:table-cell>
              <table:table-cell office:value-type="float" office:value="0.000308499999999999">
                <text:p>0.000308499999999999</text:p>
              </table:table-cell>
              <table:table-cell office:value-type="float" office:value="0.87">
                <text:p>0.87</text:p>
              </table:table-cell>
              <table:table-cell office:value-type="float" office:value="0.000150056">
                <text:p>0.000150056</text:p>
              </table:table-cell>
            </table:table-row>
            <table:table-row>
              <table:table-cell office:value-type="string"/>
              <table:table-cell office:value-type="float" office:value="0.87">
                <text:p>0.87</text:p>
              </table:table-cell>
              <table:table-cell office:value-type="float" office:value="0.0001442">
                <text:p>0.0001442</text:p>
              </table:table-cell>
              <table:table-cell office:value-type="float" office:value="0.0002975">
                <text:p>0.0002975</text:p>
              </table:table-cell>
              <table:table-cell office:value-type="float" office:value="0.88">
                <text:p>0.88</text:p>
              </table:table-cell>
              <table:table-cell office:value-type="float" office:value="0.00015378">
                <text:p>0.00015378</text:p>
              </table:table-cell>
            </table:table-row>
            <table:table-row>
              <table:table-cell office:value-type="string"/>
              <table:table-cell office:value-type="float" office:value="0.88">
                <text:p>0.88</text:p>
              </table:table-cell>
              <table:table-cell office:value-type="float" office:value="0.00014702">
                <text:p>0.00014702</text:p>
              </table:table-cell>
              <table:table-cell office:value-type="float" office:value="0.000277500000000001">
                <text:p>0.000277500000000001</text:p>
              </table:table-cell>
              <table:table-cell office:value-type="float" office:value="0.89">
                <text:p>0.89</text:p>
              </table:table-cell>
              <table:table-cell office:value-type="float" office:value="0.000157504">
                <text:p>0.000157504</text:p>
              </table:table-cell>
            </table:table-row>
            <table:table-row>
              <table:table-cell office:value-type="string"/>
              <table:table-cell office:value-type="float" office:value="0.89">
                <text:p>0.89</text:p>
              </table:table-cell>
              <table:table-cell office:value-type="float" office:value="0.00014975">
                <text:p>0.00014975</text:p>
              </table:table-cell>
              <table:table-cell office:value-type="float" office:value="0.0002855">
                <text:p>0.0002855</text:p>
              </table:table-cell>
              <table:table-cell office:value-type="float" office:value="0.9">
                <text:p>0.9</text:p>
              </table:table-cell>
              <table:table-cell office:value-type="float" office:value="0.000161228">
                <text:p>0.000161228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00015273">
                <text:p>0.00015273</text:p>
              </table:table-cell>
              <table:table-cell office:value-type="float" office:value="0.0002935">
                <text:p>0.0002935</text:p>
              </table:table-cell>
              <table:table-cell office:value-type="float" office:value="0.91">
                <text:p>0.91</text:p>
              </table:table-cell>
              <table:table-cell office:value-type="float" office:value="0.000164952">
                <text:p>0.000164952</text:p>
              </table:table-cell>
            </table:table-row>
            <table:table-row>
              <table:table-cell office:value-type="string"/>
              <table:table-cell office:value-type="float" office:value="0.91">
                <text:p>0.91</text:p>
              </table:table-cell>
              <table:table-cell office:value-type="float" office:value="0.00015562">
                <text:p>0.00015562</text:p>
              </table:table-cell>
              <table:table-cell office:value-type="float" office:value="0.0002855">
                <text:p>0.0002855</text:p>
              </table:table-cell>
              <table:table-cell office:value-type="float" office:value="0.92">
                <text:p>0.92</text:p>
              </table:table-cell>
              <table:table-cell office:value-type="float" office:value="0.000168676">
                <text:p>0.000168676</text:p>
              </table:table-cell>
            </table:table-row>
            <table:table-row>
              <table:table-cell office:value-type="string"/>
              <table:table-cell office:value-type="float" office:value="0.92">
                <text:p>0.92</text:p>
              </table:table-cell>
              <table:table-cell office:value-type="float" office:value="0.00015844">
                <text:p>0.00015844</text:p>
              </table:table-cell>
              <table:table-cell office:value-type="float" office:value="0.0002715">
                <text:p>0.0002715</text:p>
              </table:table-cell>
              <table:table-cell office:value-type="float" office:value="0.93">
                <text:p>0.93</text:p>
              </table:table-cell>
              <table:table-cell office:value-type="float" office:value="0.0001724">
                <text:p>0.0001724</text:p>
              </table:table-cell>
            </table:table-row>
            <table:table-row>
              <table:table-cell office:value-type="string"/>
              <table:table-cell office:value-type="float" office:value="0.93">
                <text:p>0.93</text:p>
              </table:table-cell>
              <table:table-cell office:value-type="float" office:value="0.00016105">
                <text:p>0.00016105</text:p>
              </table:table-cell>
              <table:table-cell office:value-type="float" office:value="0.000262499999999999">
                <text:p>0.000262499999999999</text:p>
              </table:table-cell>
              <table:table-cell office:value-type="float" office:value="0.94">
                <text:p>0.94</text:p>
              </table:table-cell>
              <table:table-cell office:value-type="float" office:value="0.000176124">
                <text:p>0.000176124</text:p>
              </table:table-cell>
            </table:table-row>
            <table:table-row>
              <table:table-cell office:value-type="string"/>
              <table:table-cell office:value-type="float" office:value="0.94">
                <text:p>0.94</text:p>
              </table:table-cell>
              <table:table-cell office:value-type="float" office:value="0.00016369">
                <text:p>0.00016369</text:p>
              </table:table-cell>
              <table:table-cell office:value-type="float" office:value="0.000257999999999999">
                <text:p>0.000257999999999999</text:p>
              </table:table-cell>
              <table:table-cell office:value-type="float" office:value="0.95">
                <text:p>0.95</text:p>
              </table:table-cell>
              <table:table-cell office:value-type="float" office:value="0.000179848">
                <text:p>0.000179848</text:p>
              </table:table-cell>
            </table:table-row>
            <table:table-row>
              <table:table-cell office:value-type="string"/>
              <table:table-cell office:value-type="float" office:value="0.95">
                <text:p>0.95</text:p>
              </table:table-cell>
              <table:table-cell office:value-type="float" office:value="0.00016621">
                <text:p>0.00016621</text:p>
              </table:table-cell>
              <table:table-cell office:value-type="float" office:value="0.000261500000000001">
                <text:p>0.000261500000000001</text:p>
              </table:table-cell>
              <table:table-cell office:value-type="float" office:value="0.96">
                <text:p>0.96</text:p>
              </table:table-cell>
              <table:table-cell office:value-type="float" office:value="0.000183572">
                <text:p>0.000183572</text:p>
              </table:table-cell>
            </table:table-row>
            <table:table-row>
              <table:table-cell office:value-type="string"/>
              <table:table-cell office:value-type="float" office:value="0.96">
                <text:p>0.96</text:p>
              </table:table-cell>
              <table:table-cell office:value-type="float" office:value="0.00016892">
                <text:p>0.00016892</text:p>
              </table:table-cell>
              <table:table-cell office:value-type="float" office:value="0.000258500000000001">
                <text:p>0.000258500000000001</text:p>
              </table:table-cell>
              <table:table-cell office:value-type="float" office:value="0.97">
                <text:p>0.97</text:p>
              </table:table-cell>
              <table:table-cell office:value-type="float" office:value="0.000187296">
                <text:p>0.000187296</text:p>
              </table:table-cell>
            </table:table-row>
            <table:table-row>
              <table:table-cell office:value-type="string"/>
              <table:table-cell office:value-type="float" office:value="0.97">
                <text:p>0.97</text:p>
              </table:table-cell>
              <table:table-cell office:value-type="float" office:value="0.00017138">
                <text:p>0.00017138</text:p>
              </table:table-cell>
              <table:table-cell office:value-type="float" office:value="0.000244499999999999">
                <text:p>0.000244499999999999</text:p>
              </table:table-cell>
              <table:table-cell office:value-type="float" office:value="0.98">
                <text:p>0.98</text:p>
              </table:table-cell>
              <table:table-cell office:value-type="float" office:value="0.00019102">
                <text:p>0.00019102</text:p>
              </table:table-cell>
            </table:table-row>
            <table:table-row>
              <table:table-cell office:value-type="string"/>
              <table:table-cell office:value-type="float" office:value="0.98">
                <text:p>0.98</text:p>
              </table:table-cell>
              <table:table-cell office:value-type="float" office:value="0.00017381">
                <text:p>0.00017381</text:p>
              </table:table-cell>
              <table:table-cell office:value-type="float" office:value="0.0002535">
                <text:p>0.0002535</text:p>
              </table:table-cell>
              <table:table-cell office:value-type="float" office:value="0.99">
                <text:p>0.99</text:p>
              </table:table-cell>
              <table:table-cell office:value-type="float" office:value="0.000194744">
                <text:p>0.000194744</text:p>
              </table:table-cell>
            </table:table-row>
            <table:table-row>
              <table:table-cell office:value-type="string"/>
              <table:table-cell office:value-type="float" office:value="0.99">
                <text:p>0.99</text:p>
              </table:table-cell>
              <table:table-cell office:value-type="float" office:value="0.00017645">
                <text:p>0.00017645</text:p>
              </table:table-cell>
              <table:table-cell office:value-type="float" office:value="0.000239000000000001">
                <text:p>0.0002390000000000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0017859">
                <text:p>0.0001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BULK40.A6:BULK40.A106 BULK40.C5:BULK40.D106" chart:data-source-has-labels="row" svg:x="0.32cm" svg:y="0.18cm" svg:width="13.159cm" svg:height="8.64cm">
          <chartooo:coordinate-region svg:x="2.166cm" svg:y="0.388cm" svg:width="11.06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ULK40.C6:BULK40.C106" chart:label-cell-address="BULK40.C5:BULK40.C5" chart:class="chart:scatter">
            <chart:domain table:cell-range-address="BULK40.A6:BULK40.A106"/>
            <chart:data-point chart:repeated="101"/>
          </chart:series>
          <chart:series chart:style-name="ch8" chart:values-cell-range-address="BULK40.D6:BULK40.D106" chart:label-cell-address="BULK40.D5:BULK40.D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g (A)</text:p>
                <draw:g>
                  <svg:desc>BULK40.C5:BULK40.C5</svg:desc>
                </draw:g>
              </table:table-cell>
              <table:table-cell office:value-type="string">
                <text:p>Id (A)</text:p>
                <draw:g>
                  <svg:desc>BULK40.D5:BULK40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-0.000000016008">
                <text:p>-0.000000016008</text:p>
                <draw:g>
                  <svg:desc>BULK40.C6:BULK40.C106</svg:desc>
                </draw:g>
              </table:table-cell>
              <table:table-cell office:value-type="float" office:value="0.000000080076">
                <text:p>0.000000080076</text:p>
                <draw:g>
                  <svg:desc>BULK40.D6:BULK40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1598">
                <text:p>0.00000001598</text:p>
              </table:table-cell>
              <table:table-cell office:value-type="float" office:value="0.00000008018">
                <text:p>0.0000000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45818">
                <text:p>0.000000045818</text:p>
              </table:table-cell>
              <table:table-cell office:value-type="float" office:value="0.000000078163">
                <text:p>0.000000078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8265">
                <text:p>0.000000078265</text:p>
              </table:table-cell>
              <table:table-cell office:value-type="float" office:value="0.00000007654">
                <text:p>0.0000000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111128">
                <text:p>0.000000111128</text:p>
              </table:table-cell>
              <table:table-cell office:value-type="float" office:value="0.000000075624">
                <text:p>0.000000075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14397">
                <text:p>0.00000014397</text:p>
              </table:table-cell>
              <table:table-cell office:value-type="float" office:value="0.000000073684">
                <text:p>0.000000073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18005">
                <text:p>0.00000018005</text:p>
              </table:table-cell>
              <table:table-cell office:value-type="float" office:value="0.000000071761">
                <text:p>0.000000071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21656">
                <text:p>0.00000021656</text:p>
              </table:table-cell>
              <table:table-cell office:value-type="float" office:value="0.000000070375">
                <text:p>0.000000070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25675">
                <text:p>0.00000025675</text:p>
              </table:table-cell>
              <table:table-cell office:value-type="float" office:value="0.000000068839">
                <text:p>0.000000068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29812">
                <text:p>0.00000029812</text:p>
              </table:table-cell>
              <table:table-cell office:value-type="float" office:value="0.000000067809">
                <text:p>0.000000067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34114">
                <text:p>0.00000034114</text:p>
              </table:table-cell>
              <table:table-cell office:value-type="float" office:value="0.000000065638">
                <text:p>0.000000065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3884">
                <text:p>0.0000003884</text:p>
              </table:table-cell>
              <table:table-cell office:value-type="float" office:value="0.000000064366">
                <text:p>0.000000064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43745">
                <text:p>0.00000043745</text:p>
              </table:table-cell>
              <table:table-cell office:value-type="float" office:value="0.000000063265">
                <text:p>0.000000063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48813">
                <text:p>0.00000048813</text:p>
              </table:table-cell>
              <table:table-cell office:value-type="float" office:value="0.000000060942">
                <text:p>0.00000006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54471">
                <text:p>0.00000054471</text:p>
              </table:table-cell>
              <table:table-cell office:value-type="float" office:value="0.000000059833">
                <text:p>0.000000059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60077">
                <text:p>0.00000060077</text:p>
              </table:table-cell>
              <table:table-cell office:value-type="float" office:value="0.000000058017">
                <text:p>0.000000058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66235">
                <text:p>0.00000066235</text:p>
              </table:table-cell>
              <table:table-cell office:value-type="float" office:value="0.000000056343">
                <text:p>0.000000056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72737">
                <text:p>0.00000072737</text:p>
              </table:table-cell>
              <table:table-cell office:value-type="float" office:value="0.000000055822">
                <text:p>0.000000055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79332">
                <text:p>0.00000079332</text:p>
              </table:table-cell>
              <table:table-cell office:value-type="float" office:value="0.00000005374">
                <text:p>0.00000005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86508">
                <text:p>0.00000086508</text:p>
              </table:table-cell>
              <table:table-cell office:value-type="float" office:value="0.000000053562">
                <text:p>0.000000053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402">
                <text:p>0.0000009402</text:p>
              </table:table-cell>
              <table:table-cell office:value-type="float" office:value="0.000000053918">
                <text:p>0.000000053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01569">
                <text:p>0.00000101569</text:p>
              </table:table-cell>
              <table:table-cell office:value-type="float" office:value="0.000000053076">
                <text:p>0.000000053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09839">
                <text:p>0.00000109839</text:p>
              </table:table-cell>
              <table:table-cell office:value-type="float" office:value="0.000000055275">
                <text:p>0.000000055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1185">
                <text:p>0.000001185</text:p>
              </table:table-cell>
              <table:table-cell office:value-type="float" office:value="0.000000057647">
                <text:p>0.000000057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1271">
                <text:p>0.000001271</text:p>
              </table:table-cell>
              <table:table-cell office:value-type="float" office:value="0.000000063498">
                <text:p>0.000000063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361">
                <text:p>0.000001361</text:p>
              </table:table-cell>
              <table:table-cell office:value-type="float" office:value="0.000000070657">
                <text:p>0.000000070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4596">
                <text:p>0.0000014596</text:p>
              </table:table-cell>
              <table:table-cell office:value-type="float" office:value="0.000000083234">
                <text:p>0.000000083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5606">
                <text:p>0.0000015606</text:p>
              </table:table-cell>
              <table:table-cell office:value-type="float" office:value="0.000000099636">
                <text:p>0.000000099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16643">
                <text:p>0.0000016643</text:p>
              </table:table-cell>
              <table:table-cell office:value-type="float" office:value="0.00000012465">
                <text:p>0.00000012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17678">
                <text:p>0.0000017678</text:p>
              </table:table-cell>
              <table:table-cell office:value-type="float" office:value="0.00000015937">
                <text:p>0.00000015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18792">
                <text:p>0.0000018792</text:p>
              </table:table-cell>
              <table:table-cell office:value-type="float" office:value="0.00000020563">
                <text:p>0.00000020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19956">
                <text:p>0.0000019956</text:p>
              </table:table-cell>
              <table:table-cell office:value-type="float" office:value="0.0000002689">
                <text:p>0.0000002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21143">
                <text:p>0.0000021143</text:p>
              </table:table-cell>
              <table:table-cell office:value-type="float" office:value="0.00000034829">
                <text:p>0.00000034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22393">
                <text:p>0.0000022393</text:p>
              </table:table-cell>
              <table:table-cell office:value-type="float" office:value="0.00000045798">
                <text:p>0.00000045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23606">
                <text:p>0.0000023606</text:p>
              </table:table-cell>
              <table:table-cell office:value-type="float" office:value="0.00000060799">
                <text:p>0.00000060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79115">
                <text:p>0.00000079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393">
                <text:p>0.0000026393</text:p>
              </table:table-cell>
              <table:table-cell office:value-type="float" office:value="0.00000102678">
                <text:p>0.00000102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7781">
                <text:p>0.0000027781</text:p>
              </table:table-cell>
              <table:table-cell office:value-type="float" office:value="0.0000013323">
                <text:p>0.0000013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9309">
                <text:p>0.0000029309</text:p>
              </table:table-cell>
              <table:table-cell office:value-type="float" office:value="0.0000017064">
                <text:p>0.0000017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0677">
                <text:p>0.0000030677</text:p>
              </table:table-cell>
              <table:table-cell office:value-type="float" office:value="0.0000021789">
                <text:p>0.0000021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32246">
                <text:p>0.0000032246</text:p>
              </table:table-cell>
              <table:table-cell office:value-type="float" office:value="0.0000027719">
                <text:p>0.0000027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3839">
                <text:p>0.0000033839</text:p>
              </table:table-cell>
              <table:table-cell office:value-type="float" office:value="0.0000034569">
                <text:p>0.0000034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5466">
                <text:p>0.0000035466</text:p>
              </table:table-cell>
              <table:table-cell office:value-type="float" office:value="0.0000042951">
                <text:p>0.0000042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37131">
                <text:p>0.0000037131</text:p>
              </table:table-cell>
              <table:table-cell office:value-type="float" office:value="0.000005249">
                <text:p>0.000005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38815">
                <text:p>0.0000038815</text:p>
              </table:table-cell>
              <table:table-cell office:value-type="float" office:value="0.0000064554">
                <text:p>0.0000064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40759">
                <text:p>0.0000040759</text:p>
              </table:table-cell>
              <table:table-cell office:value-type="float" office:value="0.000007734">
                <text:p>0.000007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42545">
                <text:p>0.0000042545</text:p>
              </table:table-cell>
              <table:table-cell office:value-type="float" office:value="0.0000092601">
                <text:p>0.0000092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44443">
                <text:p>0.0000044443</text:p>
              </table:table-cell>
              <table:table-cell office:value-type="float" office:value="0.0000110233">
                <text:p>0.0000110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46358">
                <text:p>0.0000046358</text:p>
              </table:table-cell>
              <table:table-cell office:value-type="float" office:value="0.000012885">
                <text:p>0.000012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48136">
                <text:p>0.0000048136</text:p>
              </table:table-cell>
              <table:table-cell office:value-type="float" office:value="0.000015053">
                <text:p>0.0000150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5041">
                <text:p>0.000005041</text:p>
              </table:table-cell>
              <table:table-cell office:value-type="float" office:value="0.000017281">
                <text:p>0.0000172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52443">
                <text:p>0.0000052443</text:p>
              </table:table-cell>
              <table:table-cell office:value-type="float" office:value="0.000019647">
                <text:p>0.000019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54594">
                <text:p>0.0000054594</text:p>
              </table:table-cell>
              <table:table-cell office:value-type="float" office:value="0.000022385">
                <text:p>0.000022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56765">
                <text:p>0.0000056765</text:p>
              </table:table-cell>
              <table:table-cell office:value-type="float" office:value="0.000025174">
                <text:p>0.000025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58778">
                <text:p>0.0000058778</text:p>
              </table:table-cell>
              <table:table-cell office:value-type="float" office:value="0.000028215">
                <text:p>0.000028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61036">
                <text:p>0.0000061036</text:p>
              </table:table-cell>
              <table:table-cell office:value-type="float" office:value="0.000031555">
                <text:p>0.00003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63616">
                <text:p>0.0000063616</text:p>
              </table:table-cell>
              <table:table-cell office:value-type="float" office:value="0.000034806">
                <text:p>0.000034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65865">
                <text:p>0.0000065865</text:p>
              </table:table-cell>
              <table:table-cell office:value-type="float" office:value="0.000038292">
                <text:p>0.000038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68339">
                <text:p>0.0000068339</text:p>
              </table:table-cell>
              <table:table-cell office:value-type="float" office:value="0.000041786">
                <text:p>0.000041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71054">
                <text:p>0.0000071054</text:p>
              </table:table-cell>
              <table:table-cell office:value-type="float" office:value="0.000045427">
                <text:p>0.000045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73436">
                <text:p>0.0000073436</text:p>
              </table:table-cell>
              <table:table-cell office:value-type="float" office:value="0.000049106">
                <text:p>0.000049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76185">
                <text:p>0.0000076185</text:p>
              </table:table-cell>
              <table:table-cell office:value-type="float" office:value="0.00005279">
                <text:p>0.00005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78839">
                <text:p>0.0000078839</text:p>
              </table:table-cell>
              <table:table-cell office:value-type="float" office:value="0.000056561">
                <text:p>0.000056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81877">
                <text:p>0.0000081877</text:p>
              </table:table-cell>
              <table:table-cell office:value-type="float" office:value="0.000060312">
                <text:p>0.000060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82466">
                <text:p>0.0000082466</text:p>
              </table:table-cell>
              <table:table-cell office:value-type="float" office:value="0.000064248">
                <text:p>0.000064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85295">
                <text:p>0.0000085295</text:p>
              </table:table-cell>
              <table:table-cell office:value-type="float" office:value="0.000067993">
                <text:p>0.000067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88353">
                <text:p>0.0000088353</text:p>
              </table:table-cell>
              <table:table-cell office:value-type="float" office:value="0.000071852">
                <text:p>0.000071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91373">
                <text:p>0.0000091373</text:p>
              </table:table-cell>
              <table:table-cell office:value-type="float" office:value="0.000075441">
                <text:p>0.00007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94484">
                <text:p>0.0000094484</text:p>
              </table:table-cell>
              <table:table-cell office:value-type="float" office:value="0.000079023">
                <text:p>0.000079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97831">
                <text:p>0.0000097831</text:p>
              </table:table-cell>
              <table:table-cell office:value-type="float" office:value="0.000083107">
                <text:p>0.000083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101172">
                <text:p>0.0000101172</text:p>
              </table:table-cell>
              <table:table-cell office:value-type="float" office:value="0.000086738">
                <text:p>0.000086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104366">
                <text:p>0.0000104366</text:p>
              </table:table-cell>
              <table:table-cell office:value-type="float" office:value="0.000090434">
                <text:p>0.000090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108019">
                <text:p>0.0000108019</text:p>
              </table:table-cell>
              <table:table-cell office:value-type="float" office:value="0.0000941">
                <text:p>0.0000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1115">
                <text:p>0.00001115</text:p>
              </table:table-cell>
              <table:table-cell office:value-type="float" office:value="0.000097818">
                <text:p>0.000097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11517">
                <text:p>0.000011517</text:p>
              </table:table-cell>
              <table:table-cell office:value-type="float" office:value="0.00010143">
                <text:p>0.00010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11892">
                <text:p>0.000011892</text:p>
              </table:table-cell>
              <table:table-cell office:value-type="float" office:value="0.000104947">
                <text:p>0.000104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12287">
                <text:p>0.000012287</text:p>
              </table:table-cell>
              <table:table-cell office:value-type="float" office:value="0.000108246">
                <text:p>0.000108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12929">
                <text:p>0.000012929</text:p>
              </table:table-cell>
              <table:table-cell office:value-type="float" office:value="0.00011164">
                <text:p>0.00011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13085">
                <text:p>0.000013085</text:p>
              </table:table-cell>
              <table:table-cell office:value-type="float" office:value="0.0001155">
                <text:p>0.0001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13488">
                <text:p>0.000013488</text:p>
              </table:table-cell>
              <table:table-cell office:value-type="float" office:value="0.00011887">
                <text:p>0.000118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13967">
                <text:p>0.000013967</text:p>
              </table:table-cell>
              <table:table-cell office:value-type="float" office:value="0.00012189">
                <text:p>0.00012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14389">
                <text:p>0.000014389</text:p>
              </table:table-cell>
              <table:table-cell office:value-type="float" office:value="0.00012523">
                <text:p>0.000125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1485">
                <text:p>0.00001485</text:p>
              </table:table-cell>
              <table:table-cell office:value-type="float" office:value="0.00012843">
                <text:p>0.00012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15385">
                <text:p>0.000015385</text:p>
              </table:table-cell>
              <table:table-cell office:value-type="float" office:value="0.00013172">
                <text:p>0.00013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15782">
                <text:p>0.000015782</text:p>
              </table:table-cell>
              <table:table-cell office:value-type="float" office:value="0.00013503">
                <text:p>0.000135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16265">
                <text:p>0.000016265</text:p>
              </table:table-cell>
              <table:table-cell office:value-type="float" office:value="0.00013803">
                <text:p>0.00013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17173">
                <text:p>0.000017173</text:p>
              </table:table-cell>
              <table:table-cell office:value-type="float" office:value="0.00014107">
                <text:p>0.00014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17574">
                <text:p>0.000017574</text:p>
              </table:table-cell>
              <table:table-cell office:value-type="float" office:value="0.0001442">
                <text:p>0.0001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17942">
                <text:p>0.000017942</text:p>
              </table:table-cell>
              <table:table-cell office:value-type="float" office:value="0.00014702">
                <text:p>0.00014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18427">
                <text:p>0.000018427</text:p>
              </table:table-cell>
              <table:table-cell office:value-type="float" office:value="0.00014975">
                <text:p>0.00014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19022">
                <text:p>0.000019022</text:p>
              </table:table-cell>
              <table:table-cell office:value-type="float" office:value="0.00015273">
                <text:p>0.00015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19685">
                <text:p>0.000019685</text:p>
              </table:table-cell>
              <table:table-cell office:value-type="float" office:value="0.00015562">
                <text:p>0.000155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20065">
                <text:p>0.000020065</text:p>
              </table:table-cell>
              <table:table-cell office:value-type="float" office:value="0.00015844">
                <text:p>0.00015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21012">
                <text:p>0.000021012</text:p>
              </table:table-cell>
              <table:table-cell office:value-type="float" office:value="0.00016105">
                <text:p>0.00016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2154">
                <text:p>0.00002154</text:p>
              </table:table-cell>
              <table:table-cell office:value-type="float" office:value="0.00016369">
                <text:p>0.00016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2185">
                <text:p>0.00002185</text:p>
              </table:table-cell>
              <table:table-cell office:value-type="float" office:value="0.00016621">
                <text:p>0.000166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22404">
                <text:p>0.000022404</text:p>
              </table:table-cell>
              <table:table-cell office:value-type="float" office:value="0.00016892">
                <text:p>0.00016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23484">
                <text:p>0.000023484</text:p>
              </table:table-cell>
              <table:table-cell office:value-type="float" office:value="0.00017138">
                <text:p>0.00017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24069">
                <text:p>0.000024069</text:p>
              </table:table-cell>
              <table:table-cell office:value-type="float" office:value="0.00017381">
                <text:p>0.00017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24233">
                <text:p>0.000024233</text:p>
              </table:table-cell>
              <table:table-cell office:value-type="float" office:value="0.00017645">
                <text:p>0.00017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25086">
                <text:p>0.000025086</text:p>
              </table:table-cell>
              <table:table-cell office:value-type="float" office:value="0.00017859">
                <text:p>0.0001785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2.905cm" style:legend-expansion="high" chart:style-name="ch2"/>
        <chart:plot-area chart:style-name="ch3" table:cell-range-address="'DIBL-11-30'.A6:'DIBL-11-30'.A106 'DIBL-11-30'.D5:'DIBL-11-30'.D106 'DIBL-11-30'.G5:'DIBL-11-30'.G106 'DIBL-11-30'.J5:'DIBL-11-30'.J106 'DIBL-11-30'.M5:'DIBL-11-30'.M106 'DIBL-11-30'.P5:'DIBL-11-30'.P106 'DIBL-11-30'.S5:'DIBL-11-30'.S106" chart:data-source-has-labels="row" svg:x="0.32cm" svg:y="0.18cm" svg:width="13.159cm" svg:height="8.64cm">
          <chartooo:coordinate-region svg:x="2.166cm" svg:y="0.388cm" svg:width="11.06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BL-11-30'.D6:'DIBL-11-30'.D106" chart:label-cell-address="'DIBL-11-30'.D5:'DIBL-11-30'.D5" chart:class="chart:scatter">
            <chart:domain table:cell-range-address="'DIBL-11-30'.A6:'DIBL-11-30'.A106"/>
            <chart:data-point chart:repeated="101"/>
          </chart:series>
          <chart:series chart:style-name="ch8" chart:values-cell-range-address="'DIBL-11-30'.G6:'DIBL-11-30'.G106" chart:label-cell-address="'DIBL-11-30'.G5:'DIBL-11-30'.G5" chart:class="chart:scatter">
            <chart:data-point chart:repeated="101"/>
          </chart:series>
          <chart:series chart:style-name="ch9" chart:values-cell-range-address="'DIBL-11-30'.J6:'DIBL-11-30'.J106" chart:label-cell-address="'DIBL-11-30'.J5:'DIBL-11-30'.J5" chart:class="chart:scatter">
            <chart:data-point chart:repeated="101"/>
          </chart:series>
          <chart:series chart:style-name="ch10" chart:values-cell-range-address="'DIBL-11-30'.M6:'DIBL-11-30'.M106" chart:label-cell-address="'DIBL-11-30'.M5:'DIBL-11-30'.M5" chart:class="chart:scatter">
            <chart:data-point chart:repeated="101"/>
          </chart:series>
          <chart:series chart:style-name="ch11" chart:values-cell-range-address="'DIBL-11-30'.P6:'DIBL-11-30'.P106" chart:label-cell-address="'DIBL-11-30'.P5:'DIBL-11-30'.P5" chart:class="chart:scatter">
            <chart:data-point chart:repeated="101"/>
          </chart:series>
          <chart:series chart:style-name="ch12" chart:values-cell-range-address="'DIBL-11-30'.S6:'DIBL-11-30'.S106" chart:label-cell-address="'DIBL-11-30'.S5:'DIBL-11-30'.S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DIBL-11-30'.D5:'DIBL-11-30'.D5</svg:desc>
                </draw:g>
              </table:table-cell>
              <table:table-cell office:value-type="string">
                <text:p>Id (A)</text:p>
                <draw:g>
                  <svg:desc>'DIBL-11-30'.G5:'DIBL-11-30'.G5</svg:desc>
                </draw:g>
              </table:table-cell>
              <table:table-cell office:value-type="string">
                <text:p>Id (A)</text:p>
                <draw:g>
                  <svg:desc>'DIBL-11-30'.J5:'DIBL-11-30'.J5</svg:desc>
                </draw:g>
              </table:table-cell>
              <table:table-cell office:value-type="string">
                <text:p>Id (A)</text:p>
                <draw:g>
                  <svg:desc>'DIBL-11-30'.M5:'DIBL-11-30'.M5</svg:desc>
                </draw:g>
              </table:table-cell>
              <table:table-cell office:value-type="string">
                <text:p>Id (A)</text:p>
                <draw:g>
                  <svg:desc>'DIBL-11-30'.P5:'DIBL-11-30'.P5</svg:desc>
                </draw:g>
              </table:table-cell>
              <table:table-cell office:value-type="string">
                <text:p>Id (A)</text:p>
                <draw:g>
                  <svg:desc>'DIBL-11-30'.S5:'DIBL-11-30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IBL-11-30'.A6:'DIBL-11-30'.A106</svg:desc>
                </draw:g>
              </table:table-cell>
              <table:table-cell office:value-type="float" office:value="-0.0000000006391">
                <text:p>-0.0000000006391</text:p>
                <draw:g>
                  <svg:desc>'DIBL-11-30'.D6:'DIBL-11-30'.D106</svg:desc>
                </draw:g>
              </table:table-cell>
              <table:table-cell office:value-type="float" office:value="-0.000000078553">
                <text:p>-0.000000078553</text:p>
                <draw:g>
                  <svg:desc>'DIBL-11-30'.G6:'DIBL-11-30'.G106</svg:desc>
                </draw:g>
              </table:table-cell>
              <table:table-cell office:value-type="float" office:value="-0.00000024626">
                <text:p>-0.00000024626</text:p>
                <draw:g>
                  <svg:desc>'DIBL-11-30'.J6:'DIBL-11-30'.J106</svg:desc>
                </draw:g>
              </table:table-cell>
              <table:table-cell office:value-type="float" office:value="-0.00000034989">
                <text:p>-0.00000034989</text:p>
                <draw:g>
                  <svg:desc>'DIBL-11-30'.M6:'DIBL-11-30'.M106</svg:desc>
                </draw:g>
              </table:table-cell>
              <table:table-cell office:value-type="float" office:value="-0.0000012947">
                <text:p>-0.0000012947</text:p>
                <draw:g>
                  <svg:desc>'DIBL-11-30'.P6:'DIBL-11-30'.P106</svg:desc>
                </draw:g>
              </table:table-cell>
              <table:table-cell office:value-type="float" office:value="-0.0000030825">
                <text:p>-0.0000030825</text:p>
                <draw:g>
                  <svg:desc>'DIBL-11-30'.S6:'DIBL-11-30'.S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20963">
                <text:p>0.00000020963</text:p>
              </table:table-cell>
              <table:table-cell office:value-type="float" office:value="0.00000022131">
                <text:p>0.00000022131</text:p>
              </table:table-cell>
              <table:table-cell office:value-type="float" office:value="0.0000031149">
                <text:p>0.0000031149</text:p>
              </table:table-cell>
              <table:table-cell office:value-type="float" office:value="0.000012488">
                <text:p>0.000012488</text:p>
              </table:table-cell>
              <table:table-cell office:value-type="float" office:value="0.00002087">
                <text:p>0.00002087</text:p>
              </table:table-cell>
              <table:table-cell office:value-type="float" office:value="0.000025039">
                <text:p>0.000025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41978">
                <text:p>0.00000041978</text:p>
              </table:table-cell>
              <table:table-cell office:value-type="float" office:value="0.0000004997">
                <text:p>0.0000004997</text:p>
              </table:table-cell>
              <table:table-cell office:value-type="float" office:value="0.0000060857">
                <text:p>0.0000060857</text:p>
              </table:table-cell>
              <table:table-cell office:value-type="float" office:value="0.000024936">
                <text:p>0.000024936</text:p>
              </table:table-cell>
              <table:table-cell office:value-type="float" office:value="0.000042487">
                <text:p>0.000042487</text:p>
              </table:table-cell>
              <table:table-cell office:value-type="float" office:value="0.000052969">
                <text:p>0.000052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63197">
                <text:p>0.00000063197</text:p>
              </table:table-cell>
              <table:table-cell office:value-type="float" office:value="0.00000077248">
                <text:p>0.00000077248</text:p>
              </table:table-cell>
              <table:table-cell office:value-type="float" office:value="0.0000087625">
                <text:p>0.0000087625</text:p>
              </table:table-cell>
              <table:table-cell office:value-type="float" office:value="0.000036888">
                <text:p>0.000036888</text:p>
              </table:table-cell>
              <table:table-cell office:value-type="float" office:value="0.000063636">
                <text:p>0.000063636</text:p>
              </table:table-cell>
              <table:table-cell office:value-type="float" office:value="0.000080861">
                <text:p>0.000080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84479">
                <text:p>0.00000084479</text:p>
              </table:table-cell>
              <table:table-cell office:value-type="float" office:value="0.00000103105">
                <text:p>0.00000103105</text:p>
              </table:table-cell>
              <table:table-cell office:value-type="float" office:value="0.0000110625">
                <text:p>0.0000110625</text:p>
              </table:table-cell>
              <table:table-cell office:value-type="float" office:value="0.000048235">
                <text:p>0.000048235</text:p>
              </table:table-cell>
              <table:table-cell office:value-type="float" office:value="0.000084201">
                <text:p>0.000084201</text:p>
              </table:table-cell>
              <table:table-cell office:value-type="float" office:value="0.000107954">
                <text:p>0.000107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10599">
                <text:p>0.0000010599</text:p>
              </table:table-cell>
              <table:table-cell office:value-type="float" office:value="0.0000012911">
                <text:p>0.0000012911</text:p>
              </table:table-cell>
              <table:table-cell office:value-type="float" office:value="0.000013172">
                <text:p>0.000013172</text:p>
              </table:table-cell>
              <table:table-cell office:value-type="float" office:value="0.000059102">
                <text:p>0.000059102</text:p>
              </table:table-cell>
              <table:table-cell office:value-type="float" office:value="0.000104402">
                <text:p>0.000104402</text:p>
              </table:table-cell>
              <table:table-cell office:value-type="float" office:value="0.00013493">
                <text:p>0.00013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12806">
                <text:p>0.0000012806</text:p>
              </table:table-cell>
              <table:table-cell office:value-type="float" office:value="0.0000015481">
                <text:p>0.0000015481</text:p>
              </table:table-cell>
              <table:table-cell office:value-type="float" office:value="0.000015026">
                <text:p>0.000015026</text:p>
              </table:table-cell>
              <table:table-cell office:value-type="float" office:value="0.000069225">
                <text:p>0.000069225</text:p>
              </table:table-cell>
              <table:table-cell office:value-type="float" office:value="0.00012387">
                <text:p>0.00012387</text:p>
              </table:table-cell>
              <table:table-cell office:value-type="float" office:value="0.00016094">
                <text:p>0.00016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1506">
                <text:p>0.000001506</text:p>
              </table:table-cell>
              <table:table-cell office:value-type="float" office:value="0.0000018009">
                <text:p>0.0000018009</text:p>
              </table:table-cell>
              <table:table-cell office:value-type="float" office:value="0.000016757">
                <text:p>0.000016757</text:p>
              </table:table-cell>
              <table:table-cell office:value-type="float" office:value="0.000079178">
                <text:p>0.000079178</text:p>
              </table:table-cell>
              <table:table-cell office:value-type="float" office:value="0.00014288">
                <text:p>0.00014288</text:p>
              </table:table-cell>
              <table:table-cell office:value-type="float" office:value="0.00018697">
                <text:p>0.00018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17313">
                <text:p>0.0000017313</text:p>
              </table:table-cell>
              <table:table-cell office:value-type="float" office:value="0.0000020545">
                <text:p>0.0000020545</text:p>
              </table:table-cell>
              <table:table-cell office:value-type="float" office:value="0.00001824">
                <text:p>0.00001824</text:p>
              </table:table-cell>
              <table:table-cell office:value-type="float" office:value="0.000088223">
                <text:p>0.000088223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21183">
                <text:p>0.00021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19671">
                <text:p>0.0000019671</text:p>
              </table:table-cell>
              <table:table-cell office:value-type="float" office:value="0.0000023166">
                <text:p>0.0000023166</text:p>
              </table:table-cell>
              <table:table-cell office:value-type="float" office:value="0.000019611">
                <text:p>0.000019611</text:p>
              </table:table-cell>
              <table:table-cell office:value-type="float" office:value="0.000096946">
                <text:p>0.000096946</text:p>
              </table:table-cell>
              <table:table-cell office:value-type="float" office:value="0.00017868">
                <text:p>0.00017868</text:p>
              </table:table-cell>
              <table:table-cell office:value-type="float" office:value="0.00023639">
                <text:p>0.00023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22012">
                <text:p>0.0000022012</text:p>
              </table:table-cell>
              <table:table-cell office:value-type="float" office:value="0.0000025793">
                <text:p>0.0000025793</text:p>
              </table:table-cell>
              <table:table-cell office:value-type="float" office:value="0.000020901">
                <text:p>0.000020901</text:p>
              </table:table-cell>
              <table:table-cell office:value-type="float" office:value="0.000104972">
                <text:p>0.000104972</text:p>
              </table:table-cell>
              <table:table-cell office:value-type="float" office:value="0.00019577">
                <text:p>0.00019577</text:p>
              </table:table-cell>
              <table:table-cell office:value-type="float" office:value="0.00026025">
                <text:p>0.00026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24455">
                <text:p>0.0000024455</text:p>
              </table:table-cell>
              <table:table-cell office:value-type="float" office:value="0.000002844">
                <text:p>0.000002844</text:p>
              </table:table-cell>
              <table:table-cell office:value-type="float" office:value="0.000022137">
                <text:p>0.000022137</text:p>
              </table:table-cell>
              <table:table-cell office:value-type="float" office:value="0.000112699">
                <text:p>0.000112699</text:p>
              </table:table-cell>
              <table:table-cell office:value-type="float" office:value="0.00021215">
                <text:p>0.00021215</text:p>
              </table:table-cell>
              <table:table-cell office:value-type="float" office:value="0.0002834">
                <text:p>0.0002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26901">
                <text:p>0.0000026901</text:p>
              </table:table-cell>
              <table:table-cell office:value-type="float" office:value="0.0000031183">
                <text:p>0.0000031183</text:p>
              </table:table-cell>
              <table:table-cell office:value-type="float" office:value="0.000023257">
                <text:p>0.000023257</text:p>
              </table:table-cell>
              <table:table-cell office:value-type="float" office:value="0.00011979">
                <text:p>0.00011979</text:p>
              </table:table-cell>
              <table:table-cell office:value-type="float" office:value="0.00022758">
                <text:p>0.00022758</text:p>
              </table:table-cell>
              <table:table-cell office:value-type="float" office:value="0.00030565">
                <text:p>0.00030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29408">
                <text:p>0.0000029408</text:p>
              </table:table-cell>
              <table:table-cell office:value-type="float" office:value="0.0000033942">
                <text:p>0.0000033942</text:p>
              </table:table-cell>
              <table:table-cell office:value-type="float" office:value="0.000024412">
                <text:p>0.000024412</text:p>
              </table:table-cell>
              <table:table-cell office:value-type="float" office:value="0.00012629">
                <text:p>0.00012629</text:p>
              </table:table-cell>
              <table:table-cell office:value-type="float" office:value="0.00024248">
                <text:p>0.00024248</text:p>
              </table:table-cell>
              <table:table-cell office:value-type="float" office:value="0.00032763">
                <text:p>0.00032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32023">
                <text:p>0.0000032023</text:p>
              </table:table-cell>
              <table:table-cell office:value-type="float" office:value="0.0000036737">
                <text:p>0.0000036737</text:p>
              </table:table-cell>
              <table:table-cell office:value-type="float" office:value="0.000025452">
                <text:p>0.000025452</text:p>
              </table:table-cell>
              <table:table-cell office:value-type="float" office:value="0.00013226">
                <text:p>0.00013226</text:p>
              </table:table-cell>
              <table:table-cell office:value-type="float" office:value="0.0002567">
                <text:p>0.0002567</text:p>
              </table:table-cell>
              <table:table-cell office:value-type="float" office:value="0.00034852">
                <text:p>0.00034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34633">
                <text:p>0.0000034633</text:p>
              </table:table-cell>
              <table:table-cell office:value-type="float" office:value="0.0000039535">
                <text:p>0.0000039535</text:p>
              </table:table-cell>
              <table:table-cell office:value-type="float" office:value="0.000026319">
                <text:p>0.000026319</text:p>
              </table:table-cell>
              <table:table-cell office:value-type="float" office:value="0.0001382">
                <text:p>0.0001382</text:p>
              </table:table-cell>
              <table:table-cell office:value-type="float" office:value="0.00027029">
                <text:p>0.00027029</text:p>
              </table:table-cell>
              <table:table-cell office:value-type="float" office:value="0.0003688">
                <text:p>0.0003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3731">
                <text:p>0.000003731</text:p>
              </table:table-cell>
              <table:table-cell office:value-type="float" office:value="0.0000042439">
                <text:p>0.0000042439</text:p>
              </table:table-cell>
              <table:table-cell office:value-type="float" office:value="0.000027376">
                <text:p>0.000027376</text:p>
              </table:table-cell>
              <table:table-cell office:value-type="float" office:value="0.00014348">
                <text:p>0.00014348</text:p>
              </table:table-cell>
              <table:table-cell office:value-type="float" office:value="0.00028331">
                <text:p>0.00028331</text:p>
              </table:table-cell>
              <table:table-cell office:value-type="float" office:value="0.00038859">
                <text:p>0.00038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40031">
                <text:p>0.0000040031</text:p>
              </table:table-cell>
              <table:table-cell office:value-type="float" office:value="0.0000045388">
                <text:p>0.0000045388</text:p>
              </table:table-cell>
              <table:table-cell office:value-type="float" office:value="0.000028333">
                <text:p>0.000028333</text:p>
              </table:table-cell>
              <table:table-cell office:value-type="float" office:value="0.00014849">
                <text:p>0.00014849</text:p>
              </table:table-cell>
              <table:table-cell office:value-type="float" office:value="0.00029573">
                <text:p>0.00029573</text:p>
              </table:table-cell>
              <table:table-cell office:value-type="float" office:value="0.00040721">
                <text:p>0.00040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42778">
                <text:p>0.0000042778</text:p>
              </table:table-cell>
              <table:table-cell office:value-type="float" office:value="0.0000048326">
                <text:p>0.0000048326</text:p>
              </table:table-cell>
              <table:table-cell office:value-type="float" office:value="0.000029262">
                <text:p>0.000029262</text:p>
              </table:table-cell>
              <table:table-cell office:value-type="float" office:value="0.00015313">
                <text:p>0.00015313</text:p>
              </table:table-cell>
              <table:table-cell office:value-type="float" office:value="0.00030746">
                <text:p>0.00030746</text:p>
              </table:table-cell>
              <table:table-cell office:value-type="float" office:value="0.00042532">
                <text:p>0.00042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45573">
                <text:p>0.0000045573</text:p>
              </table:table-cell>
              <table:table-cell office:value-type="float" office:value="0.0000051397">
                <text:p>0.0000051397</text:p>
              </table:table-cell>
              <table:table-cell office:value-type="float" office:value="0.000030145">
                <text:p>0.000030145</text:p>
              </table:table-cell>
              <table:table-cell office:value-type="float" office:value="0.00015763">
                <text:p>0.00015763</text:p>
              </table:table-cell>
              <table:table-cell office:value-type="float" office:value="0.00031837">
                <text:p>0.00031837</text:p>
              </table:table-cell>
              <table:table-cell office:value-type="float" office:value="0.00044279">
                <text:p>0.00044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48485">
                <text:p>0.0000048485</text:p>
              </table:table-cell>
              <table:table-cell office:value-type="float" office:value="0.0000054432">
                <text:p>0.0000054432</text:p>
              </table:table-cell>
              <table:table-cell office:value-type="float" office:value="0.000030998">
                <text:p>0.000030998</text:p>
              </table:table-cell>
              <table:table-cell office:value-type="float" office:value="0.00016178">
                <text:p>0.00016178</text:p>
              </table:table-cell>
              <table:table-cell office:value-type="float" office:value="0.00032877">
                <text:p>0.00032877</text:p>
              </table:table-cell>
              <table:table-cell office:value-type="float" office:value="0.00045926">
                <text:p>0.00045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51355">
                <text:p>0.0000051355</text:p>
              </table:table-cell>
              <table:table-cell office:value-type="float" office:value="0.0000057579">
                <text:p>0.0000057579</text:p>
              </table:table-cell>
              <table:table-cell office:value-type="float" office:value="0.000031921">
                <text:p>0.000031921</text:p>
              </table:table-cell>
              <table:table-cell office:value-type="float" office:value="0.00016563">
                <text:p>0.00016563</text:p>
              </table:table-cell>
              <table:table-cell office:value-type="float" office:value="0.00033863">
                <text:p>0.00033863</text:p>
              </table:table-cell>
              <table:table-cell office:value-type="float" office:value="0.00047503">
                <text:p>0.00047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54305">
                <text:p>0.0000054305</text:p>
              </table:table-cell>
              <table:table-cell office:value-type="float" office:value="0.0000060811">
                <text:p>0.0000060811</text:p>
              </table:table-cell>
              <table:table-cell office:value-type="float" office:value="0.00003283">
                <text:p>0.00003283</text:p>
              </table:table-cell>
              <table:table-cell office:value-type="float" office:value="0.00016934">
                <text:p>0.00016934</text:p>
              </table:table-cell>
              <table:table-cell office:value-type="float" office:value="0.00034811">
                <text:p>0.00034811</text:p>
              </table:table-cell>
              <table:table-cell office:value-type="float" office:value="0.00049025">
                <text:p>0.00049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57379">
                <text:p>0.0000057379</text:p>
              </table:table-cell>
              <table:table-cell office:value-type="float" office:value="0.0000063972">
                <text:p>0.0000063972</text:p>
              </table:table-cell>
              <table:table-cell office:value-type="float" office:value="0.000033776">
                <text:p>0.000033776</text:p>
              </table:table-cell>
              <table:table-cell office:value-type="float" office:value="0.00017291">
                <text:p>0.00017291</text:p>
              </table:table-cell>
              <table:table-cell office:value-type="float" office:value="0.00035675">
                <text:p>0.00035675</text:p>
              </table:table-cell>
              <table:table-cell office:value-type="float" office:value="0.00050491">
                <text:p>0.00050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60399">
                <text:p>0.0000060399</text:p>
              </table:table-cell>
              <table:table-cell office:value-type="float" office:value="0.0000067233">
                <text:p>0.0000067233</text:p>
              </table:table-cell>
              <table:table-cell office:value-type="float" office:value="0.000034586">
                <text:p>0.000034586</text:p>
              </table:table-cell>
              <table:table-cell office:value-type="float" office:value="0.00017629">
                <text:p>0.00017629</text:p>
              </table:table-cell>
              <table:table-cell office:value-type="float" office:value="0.00036535">
                <text:p>0.00036535</text:p>
              </table:table-cell>
              <table:table-cell office:value-type="float" office:value="0.00051873">
                <text:p>0.00051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636">
                <text:p>0.00000636</text:p>
              </table:table-cell>
              <table:table-cell office:value-type="float" office:value="0.0000070546">
                <text:p>0.0000070546</text:p>
              </table:table-cell>
              <table:table-cell office:value-type="float" office:value="0.000035479">
                <text:p>0.000035479</text:p>
              </table:table-cell>
              <table:table-cell office:value-type="float" office:value="0.0001796">
                <text:p>0.0001796</text:p>
              </table:table-cell>
              <table:table-cell office:value-type="float" office:value="0.00037278">
                <text:p>0.00037278</text:p>
              </table:table-cell>
              <table:table-cell office:value-type="float" office:value="0.00053196">
                <text:p>0.0005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66743">
                <text:p>0.0000066743</text:p>
              </table:table-cell>
              <table:table-cell office:value-type="float" office:value="0.0000073897">
                <text:p>0.0000073897</text:p>
              </table:table-cell>
              <table:table-cell office:value-type="float" office:value="0.000036311">
                <text:p>0.000036311</text:p>
              </table:table-cell>
              <table:table-cell office:value-type="float" office:value="0.00018261">
                <text:p>0.00018261</text:p>
              </table:table-cell>
              <table:table-cell office:value-type="float" office:value="0.00038045">
                <text:p>0.00038045</text:p>
              </table:table-cell>
              <table:table-cell office:value-type="float" office:value="0.00054466">
                <text:p>0.00054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70018">
                <text:p>0.0000070018</text:p>
              </table:table-cell>
              <table:table-cell office:value-type="float" office:value="0.0000077664">
                <text:p>0.0000077664</text:p>
              </table:table-cell>
              <table:table-cell office:value-type="float" office:value="0.000037227">
                <text:p>0.000037227</text:p>
              </table:table-cell>
              <table:table-cell office:value-type="float" office:value="0.00018522">
                <text:p>0.00018522</text:p>
              </table:table-cell>
              <table:table-cell office:value-type="float" office:value="0.00038733">
                <text:p>0.00038733</text:p>
              </table:table-cell>
              <table:table-cell office:value-type="float" office:value="0.00055619">
                <text:p>0.00055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73406">
                <text:p>0.0000073406</text:p>
              </table:table-cell>
              <table:table-cell office:value-type="float" office:value="0.0000081099">
                <text:p>0.0000081099</text:p>
              </table:table-cell>
              <table:table-cell office:value-type="float" office:value="0.000038158">
                <text:p>0.000038158</text:p>
              </table:table-cell>
              <table:table-cell office:value-type="float" office:value="0.00018845">
                <text:p>0.00018845</text:p>
              </table:table-cell>
              <table:table-cell office:value-type="float" office:value="0.00039391">
                <text:p>0.00039391</text:p>
              </table:table-cell>
              <table:table-cell office:value-type="float" office:value="0.00056804">
                <text:p>0.00056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76689">
                <text:p>0.0000076689</text:p>
              </table:table-cell>
              <table:table-cell office:value-type="float" office:value="0.0000084684">
                <text:p>0.0000084684</text:p>
              </table:table-cell>
              <table:table-cell office:value-type="float" office:value="0.000038925">
                <text:p>0.000038925</text:p>
              </table:table-cell>
              <table:table-cell office:value-type="float" office:value="0.00019109">
                <text:p>0.00019109</text:p>
              </table:table-cell>
              <table:table-cell office:value-type="float" office:value="0.00040095">
                <text:p>0.00040095</text:p>
              </table:table-cell>
              <table:table-cell office:value-type="float" office:value="0.00057905">
                <text:p>0.00057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79998">
                <text:p>0.0000079998</text:p>
              </table:table-cell>
              <table:table-cell office:value-type="float" office:value="0.0000088303">
                <text:p>0.0000088303</text:p>
              </table:table-cell>
              <table:table-cell office:value-type="float" office:value="0.000039765">
                <text:p>0.000039765</text:p>
              </table:table-cell>
              <table:table-cell office:value-type="float" office:value="0.00019365">
                <text:p>0.00019365</text:p>
              </table:table-cell>
              <table:table-cell office:value-type="float" office:value="0.00040633">
                <text:p>0.00040633</text:p>
              </table:table-cell>
              <table:table-cell office:value-type="float" office:value="0.00058771">
                <text:p>0.000587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8352">
                <text:p>0.000008352</text:p>
              </table:table-cell>
              <table:table-cell office:value-type="float" office:value="0.0000091638">
                <text:p>0.0000091638</text:p>
              </table:table-cell>
              <table:table-cell office:value-type="float" office:value="0.000040675">
                <text:p>0.000040675</text:p>
              </table:table-cell>
              <table:table-cell office:value-type="float" office:value="0.00019623">
                <text:p>0.00019623</text:p>
              </table:table-cell>
              <table:table-cell office:value-type="float" office:value="0.00041169">
                <text:p>0.00041169</text:p>
              </table:table-cell>
              <table:table-cell office:value-type="float" office:value="0.0005976">
                <text:p>0.0005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87025">
                <text:p>0.0000087025</text:p>
              </table:table-cell>
              <table:table-cell office:value-type="float" office:value="0.0000095369">
                <text:p>0.0000095369</text:p>
              </table:table-cell>
              <table:table-cell office:value-type="float" office:value="0.000041582">
                <text:p>0.000041582</text:p>
              </table:table-cell>
              <table:table-cell office:value-type="float" office:value="0.00019868">
                <text:p>0.00019868</text:p>
              </table:table-cell>
              <table:table-cell office:value-type="float" office:value="0.00041601">
                <text:p>0.00041601</text:p>
              </table:table-cell>
              <table:table-cell office:value-type="float" office:value="0.00060687">
                <text:p>0.00060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90581">
                <text:p>0.0000090581</text:p>
              </table:table-cell>
              <table:table-cell office:value-type="float" office:value="0.0000098913">
                <text:p>0.0000098913</text:p>
              </table:table-cell>
              <table:table-cell office:value-type="float" office:value="0.000042501">
                <text:p>0.000042501</text:p>
              </table:table-cell>
              <table:table-cell office:value-type="float" office:value="0.00020063">
                <text:p>0.00020063</text:p>
              </table:table-cell>
              <table:table-cell office:value-type="float" office:value="0.00042206">
                <text:p>0.00042206</text:p>
              </table:table-cell>
              <table:table-cell office:value-type="float" office:value="0.00061706">
                <text:p>0.00061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9432">
                <text:p>0.000009432</text:p>
              </table:table-cell>
              <table:table-cell office:value-type="float" office:value="0.0000102944">
                <text:p>0.0000102944</text:p>
              </table:table-cell>
              <table:table-cell office:value-type="float" office:value="0.00004325">
                <text:p>0.00004325</text:p>
              </table:table-cell>
              <table:table-cell office:value-type="float" office:value="0.00020345">
                <text:p>0.00020345</text:p>
              </table:table-cell>
              <table:table-cell office:value-type="float" office:value="0.00042682">
                <text:p>0.00042682</text:p>
              </table:table-cell>
              <table:table-cell office:value-type="float" office:value="0.00062532">
                <text:p>0.00062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97975">
                <text:p>0.0000097975</text:p>
              </table:table-cell>
              <table:table-cell office:value-type="float" office:value="0.0000106996">
                <text:p>0.0000106996</text:p>
              </table:table-cell>
              <table:table-cell office:value-type="float" office:value="0.000044202">
                <text:p>0.000044202</text:p>
              </table:table-cell>
              <table:table-cell office:value-type="float" office:value="0.00020527">
                <text:p>0.00020527</text:p>
              </table:table-cell>
              <table:table-cell office:value-type="float" office:value="0.00043198">
                <text:p>0.00043198</text:p>
              </table:table-cell>
              <table:table-cell office:value-type="float" office:value="0.00063253">
                <text:p>0.000632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01564">
                <text:p>0.0000101564</text:p>
              </table:table-cell>
              <table:table-cell office:value-type="float" office:value="0.0000110803">
                <text:p>0.0000110803</text:p>
              </table:table-cell>
              <table:table-cell office:value-type="float" office:value="0.000045017">
                <text:p>0.000045017</text:p>
              </table:table-cell>
              <table:table-cell office:value-type="float" office:value="0.00020798">
                <text:p>0.00020798</text:p>
              </table:table-cell>
              <table:table-cell office:value-type="float" office:value="0.00043683">
                <text:p>0.00043683</text:p>
              </table:table-cell>
              <table:table-cell office:value-type="float" office:value="0.00064021">
                <text:p>0.00064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05466">
                <text:p>0.0000105466</text:p>
              </table:table-cell>
              <table:table-cell office:value-type="float" office:value="0.000011484">
                <text:p>0.000011484</text:p>
              </table:table-cell>
              <table:table-cell office:value-type="float" office:value="0.000046065">
                <text:p>0.000046065</text:p>
              </table:table-cell>
              <table:table-cell office:value-type="float" office:value="0.00021">
                <text:p>0.00021</text:p>
              </table:table-cell>
              <table:table-cell office:value-type="float" office:value="0.00044087">
                <text:p>0.00044087</text:p>
              </table:table-cell>
              <table:table-cell office:value-type="float" office:value="0.0006478">
                <text:p>0.0006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09293">
                <text:p>0.0000109293</text:p>
              </table:table-cell>
              <table:table-cell office:value-type="float" office:value="0.000011926">
                <text:p>0.000011926</text:p>
              </table:table-cell>
              <table:table-cell office:value-type="float" office:value="0.000046836">
                <text:p>0.000046836</text:p>
              </table:table-cell>
              <table:table-cell office:value-type="float" office:value="0.0002117">
                <text:p>0.0002117</text:p>
              </table:table-cell>
              <table:table-cell office:value-type="float" office:value="0.00044463">
                <text:p>0.00044463</text:p>
              </table:table-cell>
              <table:table-cell office:value-type="float" office:value="0.00065404">
                <text:p>0.00065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113202">
                <text:p>0.0000113202</text:p>
              </table:table-cell>
              <table:table-cell office:value-type="float" office:value="0.000012341">
                <text:p>0.000012341</text:p>
              </table:table-cell>
              <table:table-cell office:value-type="float" office:value="0.000047752">
                <text:p>0.000047752</text:p>
              </table:table-cell>
              <table:table-cell office:value-type="float" office:value="0.00021424">
                <text:p>0.00021424</text:p>
              </table:table-cell>
              <table:table-cell office:value-type="float" office:value="0.00044868">
                <text:p>0.00044868</text:p>
              </table:table-cell>
              <table:table-cell office:value-type="float" office:value="0.00066121">
                <text:p>0.00066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11741">
                <text:p>0.000011741</text:p>
              </table:table-cell>
              <table:table-cell office:value-type="float" office:value="0.000012769">
                <text:p>0.000012769</text:p>
              </table:table-cell>
              <table:table-cell office:value-type="float" office:value="0.000048638">
                <text:p>0.000048638</text:p>
              </table:table-cell>
              <table:table-cell office:value-type="float" office:value="0.00021574">
                <text:p>0.00021574</text:p>
              </table:table-cell>
              <table:table-cell office:value-type="float" office:value="0.00045244">
                <text:p>0.00045244</text:p>
              </table:table-cell>
              <table:table-cell office:value-type="float" office:value="0.00066726">
                <text:p>0.00066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12153">
                <text:p>0.000012153</text:p>
              </table:table-cell>
              <table:table-cell office:value-type="float" office:value="0.000013199">
                <text:p>0.000013199</text:p>
              </table:table-cell>
              <table:table-cell office:value-type="float" office:value="0.00004944">
                <text:p>0.00004944</text:p>
              </table:table-cell>
              <table:table-cell office:value-type="float" office:value="0.00021828">
                <text:p>0.00021828</text:p>
              </table:table-cell>
              <table:table-cell office:value-type="float" office:value="0.00045625">
                <text:p>0.00045625</text:p>
              </table:table-cell>
              <table:table-cell office:value-type="float" office:value="0.00067315">
                <text:p>0.00067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12596">
                <text:p>0.000012596</text:p>
              </table:table-cell>
              <table:table-cell office:value-type="float" office:value="0.000013629">
                <text:p>0.000013629</text:p>
              </table:table-cell>
              <table:table-cell office:value-type="float" office:value="0.000050389">
                <text:p>0.000050389</text:p>
              </table:table-cell>
              <table:table-cell office:value-type="float" office:value="0.00022041">
                <text:p>0.00022041</text:p>
              </table:table-cell>
              <table:table-cell office:value-type="float" office:value="0.00045937">
                <text:p>0.00045937</text:p>
              </table:table-cell>
              <table:table-cell office:value-type="float" office:value="0.00067881">
                <text:p>0.00067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12965">
                <text:p>0.000012965</text:p>
              </table:table-cell>
              <table:table-cell office:value-type="float" office:value="0.000014071">
                <text:p>0.000014071</text:p>
              </table:table-cell>
              <table:table-cell office:value-type="float" office:value="0.000051387">
                <text:p>0.000051387</text:p>
              </table:table-cell>
              <table:table-cell office:value-type="float" office:value="0.00022213">
                <text:p>0.00022213</text:p>
              </table:table-cell>
              <table:table-cell office:value-type="float" office:value="0.00046367">
                <text:p>0.00046367</text:p>
              </table:table-cell>
              <table:table-cell office:value-type="float" office:value="0.00068385">
                <text:p>0.00068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13424">
                <text:p>0.000013424</text:p>
              </table:table-cell>
              <table:table-cell office:value-type="float" office:value="0.000014513">
                <text:p>0.000014513</text:p>
              </table:table-cell>
              <table:table-cell office:value-type="float" office:value="0.0000522">
                <text:p>0.0000522</text:p>
              </table:table-cell>
              <table:table-cell office:value-type="float" office:value="0.00022398">
                <text:p>0.00022398</text:p>
              </table:table-cell>
              <table:table-cell office:value-type="float" office:value="0.00046617">
                <text:p>0.00046617</text:p>
              </table:table-cell>
              <table:table-cell office:value-type="float" office:value="0.00068904">
                <text:p>0.0006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13888">
                <text:p>0.000013888</text:p>
              </table:table-cell>
              <table:table-cell office:value-type="float" office:value="0.000014975">
                <text:p>0.000014975</text:p>
              </table:table-cell>
              <table:table-cell office:value-type="float" office:value="0.000053001">
                <text:p>0.000053001</text:p>
              </table:table-cell>
              <table:table-cell office:value-type="float" office:value="0.00022608">
                <text:p>0.00022608</text:p>
              </table:table-cell>
              <table:table-cell office:value-type="float" office:value="0.00047004">
                <text:p>0.00047004</text:p>
              </table:table-cell>
              <table:table-cell office:value-type="float" office:value="0.00069465">
                <text:p>0.00069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14299">
                <text:p>0.000014299</text:p>
              </table:table-cell>
              <table:table-cell office:value-type="float" office:value="0.000015437">
                <text:p>0.000015437</text:p>
              </table:table-cell>
              <table:table-cell office:value-type="float" office:value="0.000053932">
                <text:p>0.000053932</text:p>
              </table:table-cell>
              <table:table-cell office:value-type="float" office:value="0.00022804">
                <text:p>0.00022804</text:p>
              </table:table-cell>
              <table:table-cell office:value-type="float" office:value="0.00047261">
                <text:p>0.00047261</text:p>
              </table:table-cell>
              <table:table-cell office:value-type="float" office:value="0.0006993">
                <text:p>0.0006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4744">
                <text:p>0.000014744</text:p>
              </table:table-cell>
              <table:table-cell office:value-type="float" office:value="0.000015899">
                <text:p>0.000015899</text:p>
              </table:table-cell>
              <table:table-cell office:value-type="float" office:value="0.000054919">
                <text:p>0.000054919</text:p>
              </table:table-cell>
              <table:table-cell office:value-type="float" office:value="0.00022954">
                <text:p>0.00022954</text:p>
              </table:table-cell>
              <table:table-cell office:value-type="float" office:value="0.0004756">
                <text:p>0.0004756</text:p>
              </table:table-cell>
              <table:table-cell office:value-type="float" office:value="0.00070384">
                <text:p>0.00070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5209">
                <text:p>0.000015209</text:p>
              </table:table-cell>
              <table:table-cell office:value-type="float" office:value="0.00001639">
                <text:p>0.00001639</text:p>
              </table:table-cell>
              <table:table-cell office:value-type="float" office:value="0.000055808">
                <text:p>0.000055808</text:p>
              </table:table-cell>
              <table:table-cell office:value-type="float" office:value="0.00023176">
                <text:p>0.00023176</text:p>
              </table:table-cell>
              <table:table-cell office:value-type="float" office:value="0.00047951">
                <text:p>0.00047951</text:p>
              </table:table-cell>
              <table:table-cell office:value-type="float" office:value="0.00070839">
                <text:p>0.00070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5624">
                <text:p>0.000015624</text:p>
              </table:table-cell>
              <table:table-cell office:value-type="float" office:value="0.000016864">
                <text:p>0.000016864</text:p>
              </table:table-cell>
              <table:table-cell office:value-type="float" office:value="0.000056752">
                <text:p>0.000056752</text:p>
              </table:table-cell>
              <table:table-cell office:value-type="float" office:value="0.00023356">
                <text:p>0.00023356</text:p>
              </table:table-cell>
              <table:table-cell office:value-type="float" office:value="0.00048175">
                <text:p>0.00048175</text:p>
              </table:table-cell>
              <table:table-cell office:value-type="float" office:value="0.00071228">
                <text:p>0.00071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6136">
                <text:p>0.000016136</text:p>
              </table:table-cell>
              <table:table-cell office:value-type="float" office:value="0.000017344">
                <text:p>0.000017344</text:p>
              </table:table-cell>
              <table:table-cell office:value-type="float" office:value="0.000057598">
                <text:p>0.000057598</text:p>
              </table:table-cell>
              <table:table-cell office:value-type="float" office:value="0.00023553">
                <text:p>0.00023553</text:p>
              </table:table-cell>
              <table:table-cell office:value-type="float" office:value="0.00048439">
                <text:p>0.00048439</text:p>
              </table:table-cell>
              <table:table-cell office:value-type="float" office:value="0.00071696">
                <text:p>0.00071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66">
                <text:p>0.0000166</text:p>
              </table:table-cell>
              <table:table-cell office:value-type="float" office:value="0.000017848">
                <text:p>0.000017848</text:p>
              </table:table-cell>
              <table:table-cell office:value-type="float" office:value="0.000058601">
                <text:p>0.000058601</text:p>
              </table:table-cell>
              <table:table-cell office:value-type="float" office:value="0.00023728">
                <text:p>0.00023728</text:p>
              </table:table-cell>
              <table:table-cell office:value-type="float" office:value="0.00048707">
                <text:p>0.00048707</text:p>
              </table:table-cell>
              <table:table-cell office:value-type="float" office:value="0.00072053">
                <text:p>0.000720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7079">
                <text:p>0.000017079</text:p>
              </table:table-cell>
              <table:table-cell office:value-type="float" office:value="0.000018319">
                <text:p>0.000018319</text:p>
              </table:table-cell>
              <table:table-cell office:value-type="float" office:value="0.000059544">
                <text:p>0.000059544</text:p>
              </table:table-cell>
              <table:table-cell office:value-type="float" office:value="0.00023927">
                <text:p>0.00023927</text:p>
              </table:table-cell>
              <table:table-cell office:value-type="float" office:value="0.00049015">
                <text:p>0.00049015</text:p>
              </table:table-cell>
              <table:table-cell office:value-type="float" office:value="0.00072301">
                <text:p>0.00072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759">
                <text:p>0.00001759</text:p>
              </table:table-cell>
              <table:table-cell office:value-type="float" office:value="0.00001882">
                <text:p>0.00001882</text:p>
              </table:table-cell>
              <table:table-cell office:value-type="float" office:value="0.000060547">
                <text:p>0.000060547</text:p>
              </table:table-cell>
              <table:table-cell office:value-type="float" office:value="0.00024048">
                <text:p>0.00024048</text:p>
              </table:table-cell>
              <table:table-cell office:value-type="float" office:value="0.00049254">
                <text:p>0.00049254</text:p>
              </table:table-cell>
              <table:table-cell office:value-type="float" office:value="0.0007287">
                <text:p>0.00072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8076">
                <text:p>0.000018076</text:p>
              </table:table-cell>
              <table:table-cell office:value-type="float" office:value="0.000019396">
                <text:p>0.000019396</text:p>
              </table:table-cell>
              <table:table-cell office:value-type="float" office:value="0.00006141">
                <text:p>0.00006141</text:p>
              </table:table-cell>
              <table:table-cell office:value-type="float" office:value="0.00024241">
                <text:p>0.00024241</text:p>
              </table:table-cell>
              <table:table-cell office:value-type="float" office:value="0.00049522">
                <text:p>0.00049522</text:p>
              </table:table-cell>
              <table:table-cell office:value-type="float" office:value="0.00073211">
                <text:p>0.00073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8574">
                <text:p>0.000018574</text:p>
              </table:table-cell>
              <table:table-cell office:value-type="float" office:value="0.000019894">
                <text:p>0.000019894</text:p>
              </table:table-cell>
              <table:table-cell office:value-type="float" office:value="0.000062362">
                <text:p>0.000062362</text:p>
              </table:table-cell>
              <table:table-cell office:value-type="float" office:value="0.00024405">
                <text:p>0.00024405</text:p>
              </table:table-cell>
              <table:table-cell office:value-type="float" office:value="0.00049795">
                <text:p>0.00049795</text:p>
              </table:table-cell>
              <table:table-cell office:value-type="float" office:value="0.0007357">
                <text:p>0.00073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102">
                <text:p>0.000019102</text:p>
              </table:table-cell>
              <table:table-cell office:value-type="float" office:value="0.000020438">
                <text:p>0.000020438</text:p>
              </table:table-cell>
              <table:table-cell office:value-type="float" office:value="0.000063417">
                <text:p>0.000063417</text:p>
              </table:table-cell>
              <table:table-cell office:value-type="float" office:value="0.00024605">
                <text:p>0.00024605</text:p>
              </table:table-cell>
              <table:table-cell office:value-type="float" office:value="0.00050047">
                <text:p>0.00050047</text:p>
              </table:table-cell>
              <table:table-cell office:value-type="float" office:value="0.00073933">
                <text:p>0.00073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19636">
                <text:p>0.000019636</text:p>
              </table:table-cell>
              <table:table-cell office:value-type="float" office:value="0.000021006">
                <text:p>0.000021006</text:p>
              </table:table-cell>
              <table:table-cell office:value-type="float" office:value="0.000064402">
                <text:p>0.000064402</text:p>
              </table:table-cell>
              <table:table-cell office:value-type="float" office:value="0.00024786">
                <text:p>0.00024786</text:p>
              </table:table-cell>
              <table:table-cell office:value-type="float" office:value="0.00050303">
                <text:p>0.00050303</text:p>
              </table:table-cell>
              <table:table-cell office:value-type="float" office:value="0.00074194">
                <text:p>0.00074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0136">
                <text:p>0.000020136</text:p>
              </table:table-cell>
              <table:table-cell office:value-type="float" office:value="0.000021604">
                <text:p>0.000021604</text:p>
              </table:table-cell>
              <table:table-cell office:value-type="float" office:value="0.000065321">
                <text:p>0.000065321</text:p>
              </table:table-cell>
              <table:table-cell office:value-type="float" office:value="0.00024958">
                <text:p>0.00024958</text:p>
              </table:table-cell>
              <table:table-cell office:value-type="float" office:value="0.00050536">
                <text:p>0.00050536</text:p>
              </table:table-cell>
              <table:table-cell office:value-type="float" office:value="0.00074569">
                <text:p>0.00074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062">
                <text:p>0.00002062</text:p>
              </table:table-cell>
              <table:table-cell office:value-type="float" office:value="0.000022103">
                <text:p>0.000022103</text:p>
              </table:table-cell>
              <table:table-cell office:value-type="float" office:value="0.00006651">
                <text:p>0.00006651</text:p>
              </table:table-cell>
              <table:table-cell office:value-type="float" office:value="0.00025126">
                <text:p>0.00025126</text:p>
              </table:table-cell>
              <table:table-cell office:value-type="float" office:value="0.00050762">
                <text:p>0.00050762</text:p>
              </table:table-cell>
              <table:table-cell office:value-type="float" office:value="0.00074848">
                <text:p>0.00074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1143">
                <text:p>0.000021143</text:p>
              </table:table-cell>
              <table:table-cell office:value-type="float" office:value="0.00002267">
                <text:p>0.00002267</text:p>
              </table:table-cell>
              <table:table-cell office:value-type="float" office:value="0.000067403">
                <text:p>0.000067403</text:p>
              </table:table-cell>
              <table:table-cell office:value-type="float" office:value="0.00025294">
                <text:p>0.00025294</text:p>
              </table:table-cell>
              <table:table-cell office:value-type="float" office:value="0.00051011">
                <text:p>0.00051011</text:p>
              </table:table-cell>
              <table:table-cell office:value-type="float" office:value="0.00075193">
                <text:p>0.000751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21748">
                <text:p>0.000021748</text:p>
              </table:table-cell>
              <table:table-cell office:value-type="float" office:value="0.000023214">
                <text:p>0.000023214</text:p>
              </table:table-cell>
              <table:table-cell office:value-type="float" office:value="0.000068217">
                <text:p>0.000068217</text:p>
              </table:table-cell>
              <table:table-cell office:value-type="float" office:value="0.00025479">
                <text:p>0.00025479</text:p>
              </table:table-cell>
              <table:table-cell office:value-type="float" office:value="0.00051349">
                <text:p>0.00051349</text:p>
              </table:table-cell>
              <table:table-cell office:value-type="float" office:value="0.00075571">
                <text:p>0.000755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22323">
                <text:p>0.000022323</text:p>
              </table:table-cell>
              <table:table-cell office:value-type="float" office:value="0.000023814">
                <text:p>0.000023814</text:p>
              </table:table-cell>
              <table:table-cell office:value-type="float" office:value="0.000069314">
                <text:p>0.000069314</text:p>
              </table:table-cell>
              <table:table-cell office:value-type="float" office:value="0.00025659">
                <text:p>0.00025659</text:p>
              </table:table-cell>
              <table:table-cell office:value-type="float" office:value="0.00051527">
                <text:p>0.00051527</text:p>
              </table:table-cell>
              <table:table-cell office:value-type="float" office:value="0.00075725">
                <text:p>0.00075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22892">
                <text:p>0.000022892</text:p>
              </table:table-cell>
              <table:table-cell office:value-type="float" office:value="0.000024372">
                <text:p>0.000024372</text:p>
              </table:table-cell>
              <table:table-cell office:value-type="float" office:value="0.000070482">
                <text:p>0.000070482</text:p>
              </table:table-cell>
              <table:table-cell office:value-type="float" office:value="0.00025818">
                <text:p>0.00025818</text:p>
              </table:table-cell>
              <table:table-cell office:value-type="float" office:value="0.00051735">
                <text:p>0.00051735</text:p>
              </table:table-cell>
              <table:table-cell office:value-type="float" office:value="0.00076003">
                <text:p>0.00076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23427">
                <text:p>0.000023427</text:p>
              </table:table-cell>
              <table:table-cell office:value-type="float" office:value="0.000024991">
                <text:p>0.000024991</text:p>
              </table:table-cell>
              <table:table-cell office:value-type="float" office:value="0.000071426">
                <text:p>0.000071426</text:p>
              </table:table-cell>
              <table:table-cell office:value-type="float" office:value="0.00025995">
                <text:p>0.00025995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76347">
                <text:p>0.000763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24052">
                <text:p>0.000024052</text:p>
              </table:table-cell>
              <table:table-cell office:value-type="float" office:value="0.000025562">
                <text:p>0.000025562</text:p>
              </table:table-cell>
              <table:table-cell office:value-type="float" office:value="0.000072574">
                <text:p>0.000072574</text:p>
              </table:table-cell>
              <table:table-cell office:value-type="float" office:value="0.00026142">
                <text:p>0.00026142</text:p>
              </table:table-cell>
              <table:table-cell office:value-type="float" office:value="0.00052155">
                <text:p>0.00052155</text:p>
              </table:table-cell>
              <table:table-cell office:value-type="float" office:value="0.00076588">
                <text:p>0.000765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24613">
                <text:p>0.000024613</text:p>
              </table:table-cell>
              <table:table-cell office:value-type="float" office:value="0.000026218">
                <text:p>0.000026218</text:p>
              </table:table-cell>
              <table:table-cell office:value-type="float" office:value="0.000073634">
                <text:p>0.000073634</text:p>
              </table:table-cell>
              <table:table-cell office:value-type="float" office:value="0.00026331">
                <text:p>0.00026331</text:p>
              </table:table-cell>
              <table:table-cell office:value-type="float" office:value="0.00052333">
                <text:p>0.00052333</text:p>
              </table:table-cell>
              <table:table-cell office:value-type="float" office:value="0.00076865">
                <text:p>0.000768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25218">
                <text:p>0.000025218</text:p>
              </table:table-cell>
              <table:table-cell office:value-type="float" office:value="0.000026888">
                <text:p>0.000026888</text:p>
              </table:table-cell>
              <table:table-cell office:value-type="float" office:value="0.000074594">
                <text:p>0.000074594</text:p>
              </table:table-cell>
              <table:table-cell office:value-type="float" office:value="0.00026505">
                <text:p>0.00026505</text:p>
              </table:table-cell>
              <table:table-cell office:value-type="float" office:value="0.0005258">
                <text:p>0.0005258</text:p>
              </table:table-cell>
              <table:table-cell office:value-type="float" office:value="0.00077276">
                <text:p>0.000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25834">
                <text:p>0.000025834</text:p>
              </table:table-cell>
              <table:table-cell office:value-type="float" office:value="0.000027482">
                <text:p>0.000027482</text:p>
              </table:table-cell>
              <table:table-cell office:value-type="float" office:value="0.000075682">
                <text:p>0.000075682</text:p>
              </table:table-cell>
              <table:table-cell office:value-type="float" office:value="0.00026688">
                <text:p>0.00026688</text:p>
              </table:table-cell>
              <table:table-cell office:value-type="float" office:value="0.00052777">
                <text:p>0.00052777</text:p>
              </table:table-cell>
              <table:table-cell office:value-type="float" office:value="0.00077424">
                <text:p>0.00077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26456">
                <text:p>0.000026456</text:p>
              </table:table-cell>
              <table:table-cell office:value-type="float" office:value="0.000028165">
                <text:p>0.000028165</text:p>
              </table:table-cell>
              <table:table-cell office:value-type="float" office:value="0.000076802">
                <text:p>0.000076802</text:p>
              </table:table-cell>
              <table:table-cell office:value-type="float" office:value="0.00026867">
                <text:p>0.00026867</text:p>
              </table:table-cell>
              <table:table-cell office:value-type="float" office:value="0.00053018">
                <text:p>0.00053018</text:p>
              </table:table-cell>
              <table:table-cell office:value-type="float" office:value="0.00077674">
                <text:p>0.00077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27088">
                <text:p>0.000027088</text:p>
              </table:table-cell>
              <table:table-cell office:value-type="float" office:value="0.000028869">
                <text:p>0.000028869</text:p>
              </table:table-cell>
              <table:table-cell office:value-type="float" office:value="0.00007773">
                <text:p>0.00007773</text:p>
              </table:table-cell>
              <table:table-cell office:value-type="float" office:value="0.00027041">
                <text:p>0.00027041</text:p>
              </table:table-cell>
              <table:table-cell office:value-type="float" office:value="0.00053318">
                <text:p>0.00053318</text:p>
              </table:table-cell>
              <table:table-cell office:value-type="float" office:value="0.00078054">
                <text:p>0.00078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27753">
                <text:p>0.000027753</text:p>
              </table:table-cell>
              <table:table-cell office:value-type="float" office:value="0.00002951">
                <text:p>0.00002951</text:p>
              </table:table-cell>
              <table:table-cell office:value-type="float" office:value="0.00007892">
                <text:p>0.00007892</text:p>
              </table:table-cell>
              <table:table-cell office:value-type="float" office:value="0.00027208">
                <text:p>0.00027208</text:p>
              </table:table-cell>
              <table:table-cell office:value-type="float" office:value="0.00053443">
                <text:p>0.00053443</text:p>
              </table:table-cell>
              <table:table-cell office:value-type="float" office:value="0.00078238">
                <text:p>0.000782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28445">
                <text:p>0.000028445</text:p>
              </table:table-cell>
              <table:table-cell office:value-type="float" office:value="0.000030174">
                <text:p>0.000030174</text:p>
              </table:table-cell>
              <table:table-cell office:value-type="float" office:value="0.000080139">
                <text:p>0.000080139</text:p>
              </table:table-cell>
              <table:table-cell office:value-type="float" office:value="0.00027377">
                <text:p>0.00027377</text:p>
              </table:table-cell>
              <table:table-cell office:value-type="float" office:value="0.00053652">
                <text:p>0.00053652</text:p>
              </table:table-cell>
              <table:table-cell office:value-type="float" office:value="0.0007833">
                <text:p>0.0007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29132">
                <text:p>0.000029132</text:p>
              </table:table-cell>
              <table:table-cell office:value-type="float" office:value="0.000030787">
                <text:p>0.000030787</text:p>
              </table:table-cell>
              <table:table-cell office:value-type="float" office:value="0.000080969">
                <text:p>0.000080969</text:p>
              </table:table-cell>
              <table:table-cell office:value-type="float" office:value="0.00027531">
                <text:p>0.00027531</text:p>
              </table:table-cell>
              <table:table-cell office:value-type="float" office:value="0.00053992">
                <text:p>0.00053992</text:p>
              </table:table-cell>
              <table:table-cell office:value-type="float" office:value="0.00078739">
                <text:p>0.00078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29813">
                <text:p>0.000029813</text:p>
              </table:table-cell>
              <table:table-cell office:value-type="float" office:value="0.000031492">
                <text:p>0.000031492</text:p>
              </table:table-cell>
              <table:table-cell office:value-type="float" office:value="0.000082296">
                <text:p>0.000082296</text:p>
              </table:table-cell>
              <table:table-cell office:value-type="float" office:value="0.00027708">
                <text:p>0.00027708</text:p>
              </table:table-cell>
              <table:table-cell office:value-type="float" office:value="0.00054079">
                <text:p>0.00054079</text:p>
              </table:table-cell>
              <table:table-cell office:value-type="float" office:value="0.00079056">
                <text:p>0.0007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30595">
                <text:p>0.000030595</text:p>
              </table:table-cell>
              <table:table-cell office:value-type="float" office:value="0.00003211">
                <text:p>0.00003211</text:p>
              </table:table-cell>
              <table:table-cell office:value-type="float" office:value="0.000083364">
                <text:p>0.000083364</text:p>
              </table:table-cell>
              <table:table-cell office:value-type="float" office:value="0.00027886">
                <text:p>0.00027886</text:p>
              </table:table-cell>
              <table:table-cell office:value-type="float" office:value="0.00054368">
                <text:p>0.00054368</text:p>
              </table:table-cell>
              <table:table-cell office:value-type="float" office:value="0.00079274">
                <text:p>0.00079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3126">
                <text:p>0.00003126</text:p>
              </table:table-cell>
              <table:table-cell office:value-type="float" office:value="0.000032896">
                <text:p>0.000032896</text:p>
              </table:table-cell>
              <table:table-cell office:value-type="float" office:value="0.000084693">
                <text:p>0.000084693</text:p>
              </table:table-cell>
              <table:table-cell office:value-type="float" office:value="0.00028033">
                <text:p>0.00028033</text:p>
              </table:table-cell>
              <table:table-cell office:value-type="float" office:value="0.00054656">
                <text:p>0.00054656</text:p>
              </table:table-cell>
              <table:table-cell office:value-type="float" office:value="0.0007946">
                <text:p>0.0007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31961">
                <text:p>0.000031961</text:p>
              </table:table-cell>
              <table:table-cell office:value-type="float" office:value="0.00003381">
                <text:p>0.00003381</text:p>
              </table:table-cell>
              <table:table-cell office:value-type="float" office:value="0.000085767">
                <text:p>0.000085767</text:p>
              </table:table-cell>
              <table:table-cell office:value-type="float" office:value="0.00028173">
                <text:p>0.00028173</text:p>
              </table:table-cell>
              <table:table-cell office:value-type="float" office:value="0.00054874">
                <text:p>0.00054874</text:p>
              </table:table-cell>
              <table:table-cell office:value-type="float" office:value="0.0007973">
                <text:p>0.00079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32777">
                <text:p>0.000032777</text:p>
              </table:table-cell>
              <table:table-cell office:value-type="float" office:value="0.000034506">
                <text:p>0.000034506</text:p>
              </table:table-cell>
              <table:table-cell office:value-type="float" office:value="0.000086975">
                <text:p>0.000086975</text:p>
              </table:table-cell>
              <table:table-cell office:value-type="float" office:value="0.00028396">
                <text:p>0.00028396</text:p>
              </table:table-cell>
              <table:table-cell office:value-type="float" office:value="0.00055005">
                <text:p>0.00055005</text:p>
              </table:table-cell>
              <table:table-cell office:value-type="float" office:value="0.00079863">
                <text:p>0.00079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33444">
                <text:p>0.000033444</text:p>
              </table:table-cell>
              <table:table-cell office:value-type="float" office:value="0.0000352">
                <text:p>0.0000352</text:p>
              </table:table-cell>
              <table:table-cell office:value-type="float" office:value="0.000088242">
                <text:p>0.000088242</text:p>
              </table:table-cell>
              <table:table-cell office:value-type="float" office:value="0.00028542">
                <text:p>0.00028542</text:p>
              </table:table-cell>
              <table:table-cell office:value-type="float" office:value="0.00055087">
                <text:p>0.00055087</text:p>
              </table:table-cell>
              <table:table-cell office:value-type="float" office:value="0.00080145">
                <text:p>0.00080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34235">
                <text:p>0.000034235</text:p>
              </table:table-cell>
              <table:table-cell office:value-type="float" office:value="0.000035714">
                <text:p>0.000035714</text:p>
              </table:table-cell>
              <table:table-cell office:value-type="float" office:value="0.000089338">
                <text:p>0.000089338</text:p>
              </table:table-cell>
              <table:table-cell office:value-type="float" office:value="0.00028796">
                <text:p>0.00028796</text:p>
              </table:table-cell>
              <table:table-cell office:value-type="float" office:value="0.00055304">
                <text:p>0.00055304</text:p>
              </table:table-cell>
              <table:table-cell office:value-type="float" office:value="0.00080358">
                <text:p>0.00080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35052">
                <text:p>0.000035052</text:p>
              </table:table-cell>
              <table:table-cell office:value-type="float" office:value="0.000036841">
                <text:p>0.000036841</text:p>
              </table:table-cell>
              <table:table-cell office:value-type="float" office:value="0.000090712">
                <text:p>0.000090712</text:p>
              </table:table-cell>
              <table:table-cell office:value-type="float" office:value="0.00028964">
                <text:p>0.00028964</text:p>
              </table:table-cell>
              <table:table-cell office:value-type="float" office:value="0.0005568">
                <text:p>0.0005568</text:p>
              </table:table-cell>
              <table:table-cell office:value-type="float" office:value="0.0008065">
                <text:p>0.0008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35847">
                <text:p>0.000035847</text:p>
              </table:table-cell>
              <table:table-cell office:value-type="float" office:value="0.000037641">
                <text:p>0.000037641</text:p>
              </table:table-cell>
              <table:table-cell office:value-type="float" office:value="0.000092001">
                <text:p>0.000092001</text:p>
              </table:table-cell>
              <table:table-cell office:value-type="float" office:value="0.00029196">
                <text:p>0.00029196</text:p>
              </table:table-cell>
              <table:table-cell office:value-type="float" office:value="0.00055772">
                <text:p>0.00055772</text:p>
              </table:table-cell>
              <table:table-cell office:value-type="float" office:value="0.00080836">
                <text:p>0.00080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36714">
                <text:p>0.000036714</text:p>
              </table:table-cell>
              <table:table-cell office:value-type="float" office:value="0.000038503">
                <text:p>0.000038503</text:p>
              </table:table-cell>
              <table:table-cell office:value-type="float" office:value="0.000093154">
                <text:p>0.000093154</text:p>
              </table:table-cell>
              <table:table-cell office:value-type="float" office:value="0.00029372">
                <text:p>0.00029372</text:p>
              </table:table-cell>
              <table:table-cell office:value-type="float" office:value="0.00056043">
                <text:p>0.00056043</text:p>
              </table:table-cell>
              <table:table-cell office:value-type="float" office:value="0.00081106">
                <text:p>0.00081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37474">
                <text:p>0.000037474</text:p>
              </table:table-cell>
              <table:table-cell office:value-type="float" office:value="0.000039178">
                <text:p>0.000039178</text:p>
              </table:table-cell>
              <table:table-cell office:value-type="float" office:value="0.00009452">
                <text:p>0.00009452</text:p>
              </table:table-cell>
              <table:table-cell office:value-type="float" office:value="0.00029525">
                <text:p>0.00029525</text:p>
              </table:table-cell>
              <table:table-cell office:value-type="float" office:value="0.00056219">
                <text:p>0.00056219</text:p>
              </table:table-cell>
              <table:table-cell office:value-type="float" office:value="0.00081313">
                <text:p>0.00081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38331">
                <text:p>0.000038331</text:p>
              </table:table-cell>
              <table:table-cell office:value-type="float" office:value="0.000040145">
                <text:p>0.000040145</text:p>
              </table:table-cell>
              <table:table-cell office:value-type="float" office:value="0.000095764">
                <text:p>0.000095764</text:p>
              </table:table-cell>
              <table:table-cell office:value-type="float" office:value="0.00029707">
                <text:p>0.00029707</text:p>
              </table:table-cell>
              <table:table-cell office:value-type="float" office:value="0.00056383">
                <text:p>0.00056383</text:p>
              </table:table-cell>
              <table:table-cell office:value-type="float" office:value="0.00081517">
                <text:p>0.00081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39255">
                <text:p>0.000039255</text:p>
              </table:table-cell>
              <table:table-cell office:value-type="float" office:value="0.000041035">
                <text:p>0.000041035</text:p>
              </table:table-cell>
              <table:table-cell office:value-type="float" office:value="0.000097167">
                <text:p>0.000097167</text:p>
              </table:table-cell>
              <table:table-cell office:value-type="float" office:value="0.00029888">
                <text:p>0.00029888</text:p>
              </table:table-cell>
              <table:table-cell office:value-type="float" office:value="0.00056594">
                <text:p>0.00056594</text:p>
              </table:table-cell>
              <table:table-cell office:value-type="float" office:value="0.00081753">
                <text:p>0.000817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4007">
                <text:p>0.00004007</text:p>
              </table:table-cell>
              <table:table-cell office:value-type="float" office:value="0.000041911">
                <text:p>0.000041911</text:p>
              </table:table-cell>
              <table:table-cell office:value-type="float" office:value="0.00009854">
                <text:p>0.00009854</text:p>
              </table:table-cell>
              <table:table-cell office:value-type="float" office:value="0.00030121">
                <text:p>0.00030121</text:p>
              </table:table-cell>
              <table:table-cell office:value-type="float" office:value="0.00056863">
                <text:p>0.00056863</text:p>
              </table:table-cell>
              <table:table-cell office:value-type="float" office:value="0.00081932">
                <text:p>0.000819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41012">
                <text:p>0.000041012</text:p>
              </table:table-cell>
              <table:table-cell office:value-type="float" office:value="0.000042556">
                <text:p>0.000042556</text:p>
              </table:table-cell>
              <table:table-cell office:value-type="float" office:value="0.000099906">
                <text:p>0.000099906</text:p>
              </table:table-cell>
              <table:table-cell office:value-type="float" office:value="0.00030319">
                <text:p>0.00030319</text:p>
              </table:table-cell>
              <table:table-cell office:value-type="float" office:value="0.00057141">
                <text:p>0.00057141</text:p>
              </table:table-cell>
              <table:table-cell office:value-type="float" office:value="0.00082173">
                <text:p>0.00082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43829">
                <text:p>0.000043829</text:p>
              </table:table-cell>
              <table:table-cell office:value-type="float" office:value="0.000101213">
                <text:p>0.000101213</text:p>
              </table:table-cell>
              <table:table-cell office:value-type="float" office:value="0.00030451">
                <text:p>0.00030451</text:p>
              </table:table-cell>
              <table:table-cell office:value-type="float" office:value="0.00057378">
                <text:p>0.00057378</text:p>
              </table:table-cell>
              <table:table-cell office:value-type="float" office:value="0.00082414">
                <text:p>0.00082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43003">
                <text:p>0.000043003</text:p>
              </table:table-cell>
              <table:table-cell office:value-type="float" office:value="0.000044862">
                <text:p>0.000044862</text:p>
              </table:table-cell>
              <table:table-cell office:value-type="float" office:value="0.000102491">
                <text:p>0.000102491</text:p>
              </table:table-cell>
              <table:table-cell office:value-type="float" office:value="0.00030638">
                <text:p>0.00030638</text:p>
              </table:table-cell>
              <table:table-cell office:value-type="float" office:value="0.00057487">
                <text:p>0.00057487</text:p>
              </table:table-cell>
              <table:table-cell office:value-type="float" office:value="0.00082611">
                <text:p>0.00082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43905">
                <text:p>0.000043905</text:p>
              </table:table-cell>
              <table:table-cell office:value-type="float" office:value="0.000045746">
                <text:p>0.000045746</text:p>
              </table:table-cell>
              <table:table-cell office:value-type="float" office:value="0.000104013">
                <text:p>0.000104013</text:p>
              </table:table-cell>
              <table:table-cell office:value-type="float" office:value="0.00030775">
                <text:p>0.00030775</text:p>
              </table:table-cell>
              <table:table-cell office:value-type="float" office:value="0.00057698">
                <text:p>0.00057698</text:p>
              </table:table-cell>
              <table:table-cell office:value-type="float" office:value="0.00082844">
                <text:p>0.00082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44584">
                <text:p>0.000044584</text:p>
              </table:table-cell>
              <table:table-cell office:value-type="float" office:value="0.000046935">
                <text:p>0.000046935</text:p>
              </table:table-cell>
              <table:table-cell office:value-type="float" office:value="0.000104202">
                <text:p>0.000104202</text:p>
              </table:table-cell>
              <table:table-cell office:value-type="float" office:value="0.00030923">
                <text:p>0.00030923</text:p>
              </table:table-cell>
              <table:table-cell office:value-type="float" office:value="0.00057894">
                <text:p>0.00057894</text:p>
              </table:table-cell>
              <table:table-cell office:value-type="float" office:value="0.00082988">
                <text:p>0.00082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45439">
                <text:p>0.000045439</text:p>
              </table:table-cell>
              <table:table-cell office:value-type="float" office:value="0.00004776">
                <text:p>0.00004776</text:p>
              </table:table-cell>
              <table:table-cell office:value-type="float" office:value="0.000106504">
                <text:p>0.000106504</text:p>
              </table:table-cell>
              <table:table-cell office:value-type="float" office:value="0.00031201">
                <text:p>0.00031201</text:p>
              </table:table-cell>
              <table:table-cell office:value-type="float" office:value="0.00058158">
                <text:p>0.00058158</text:p>
              </table:table-cell>
              <table:table-cell office:value-type="float" office:value="0.00083125">
                <text:p>0.0008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46527">
                <text:p>0.000046527</text:p>
              </table:table-cell>
              <table:table-cell office:value-type="float" office:value="0.000048848">
                <text:p>0.000048848</text:p>
              </table:table-cell>
              <table:table-cell office:value-type="float" office:value="0.000108241">
                <text:p>0.000108241</text:p>
              </table:table-cell>
              <table:table-cell office:value-type="float" office:value="0.00031334">
                <text:p>0.00031334</text:p>
              </table:table-cell>
              <table:table-cell office:value-type="float" office:value="0.00058347">
                <text:p>0.00058347</text:p>
              </table:table-cell>
              <table:table-cell office:value-type="float" office:value="0.00083314">
                <text:p>0.00083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47648">
                <text:p>0.000047648</text:p>
              </table:table-cell>
              <table:table-cell office:value-type="float" office:value="0.000050081">
                <text:p>0.000050081</text:p>
              </table:table-cell>
              <table:table-cell office:value-type="float" office:value="0.00010949">
                <text:p>0.00010949</text:p>
              </table:table-cell>
              <table:table-cell office:value-type="float" office:value="0.00031608">
                <text:p>0.00031608</text:p>
              </table:table-cell>
              <table:table-cell office:value-type="float" office:value="0.00058502">
                <text:p>0.00058502</text:p>
              </table:table-cell>
              <table:table-cell office:value-type="float" office:value="0.0008358">
                <text:p>0.0008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49097">
                <text:p>0.000049097</text:p>
              </table:table-cell>
              <table:table-cell office:value-type="float" office:value="0.000050836">
                <text:p>0.000050836</text:p>
              </table:table-cell>
              <table:table-cell office:value-type="float" office:value="0.000111255">
                <text:p>0.000111255</text:p>
              </table:table-cell>
              <table:table-cell office:value-type="float" office:value="0.00031769">
                <text:p>0.00031769</text:p>
              </table:table-cell>
              <table:table-cell office:value-type="float" office:value="0.00058783">
                <text:p>0.00058783</text:p>
              </table:table-cell>
              <table:table-cell office:value-type="float" office:value="0.00083734">
                <text:p>0.00083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49903">
                <text:p>0.000049903</text:p>
              </table:table-cell>
              <table:table-cell office:value-type="float" office:value="0.000052036">
                <text:p>0.000052036</text:p>
              </table:table-cell>
              <table:table-cell office:value-type="float" office:value="0.000112854">
                <text:p>0.000112854</text:p>
              </table:table-cell>
              <table:table-cell office:value-type="float" office:value="0.00032023">
                <text:p>0.00032023</text:p>
              </table:table-cell>
              <table:table-cell office:value-type="float" office:value="0.00058959">
                <text:p>0.00058959</text:p>
              </table:table-cell>
              <table:table-cell office:value-type="float" office:value="0.00083974">
                <text:p>0.00083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51284">
                <text:p>0.000051284</text:p>
              </table:table-cell>
              <table:table-cell office:value-type="float" office:value="0.000054172">
                <text:p>0.000054172</text:p>
              </table:table-cell>
              <table:table-cell office:value-type="float" office:value="0.000113702">
                <text:p>0.000113702</text:p>
              </table:table-cell>
              <table:table-cell office:value-type="float" office:value="0.00032229">
                <text:p>0.00032229</text:p>
              </table:table-cell>
              <table:table-cell office:value-type="float" office:value="0.00059258">
                <text:p>0.00059258</text:p>
              </table:table-cell>
              <table:table-cell office:value-type="float" office:value="0.00084131">
                <text:p>0.00084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52842">
                <text:p>0.000052842</text:p>
              </table:table-cell>
              <table:table-cell office:value-type="float" office:value="0.000055159">
                <text:p>0.000055159</text:p>
              </table:table-cell>
              <table:table-cell office:value-type="float" office:value="0.00011485">
                <text:p>0.00011485</text:p>
              </table:table-cell>
              <table:table-cell office:value-type="float" office:value="0.00032321">
                <text:p>0.00032321</text:p>
              </table:table-cell>
              <table:table-cell office:value-type="float" office:value="0.00059464">
                <text:p>0.00059464</text:p>
              </table:table-cell>
              <table:table-cell office:value-type="float" office:value="0.00084479">
                <text:p>0.00084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54172">
                <text:p>0.000054172</text:p>
              </table:table-cell>
              <table:table-cell office:value-type="float" office:value="0.000056614">
                <text:p>0.000056614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32573">
                <text:p>0.00032573</text:p>
              </table:table-cell>
              <table:table-cell office:value-type="float" office:value="0.00059596">
                <text:p>0.00059596</text:p>
              </table:table-cell>
              <table:table-cell office:value-type="float" office:value="0.00084632">
                <text:p>0.000846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2.905cm" style:legend-expansion="high" chart:style-name="ch2"/>
        <chart:plot-area chart:style-name="ch3" table:cell-range-address="'DIBL-1-10'.A6:'DIBL-1-10'.A106 'DIBL-1-10'.D5:'DIBL-1-10'.D106 'DIBL-1-10'.G5:'DIBL-1-10'.G106 'DIBL-1-10'.J5:'DIBL-1-10'.J106 'DIBL-1-10'.M5:'DIBL-1-10'.M106 'DIBL-1-10'.P5:'DIBL-1-10'.P106 'DIBL-1-10'.S5:'DIBL-1-10'.S106" chart:data-source-has-labels="row" svg:x="0.32cm" svg:y="0.18cm" svg:width="13.159cm" svg:height="8.64cm">
          <chartooo:coordinate-region svg:x="2.166cm" svg:y="0.389cm" svg:width="11.06cm" svg:height="8.2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BL-1-10'.D6:'DIBL-1-10'.D106" chart:label-cell-address="'DIBL-1-10'.D5:'DIBL-1-10'.D5" chart:class="chart:scatter">
            <chart:domain table:cell-range-address="'DIBL-1-10'.A6:'DIBL-1-10'.A106"/>
            <chart:data-point chart:repeated="101"/>
          </chart:series>
          <chart:series chart:style-name="ch8" chart:values-cell-range-address="'DIBL-1-10'.G6:'DIBL-1-10'.G106" chart:label-cell-address="'DIBL-1-10'.G5:'DIBL-1-10'.G5" chart:class="chart:scatter">
            <chart:data-point chart:repeated="101"/>
          </chart:series>
          <chart:series chart:style-name="ch9" chart:values-cell-range-address="'DIBL-1-10'.J6:'DIBL-1-10'.J106" chart:label-cell-address="'DIBL-1-10'.J5:'DIBL-1-10'.J5" chart:class="chart:scatter">
            <chart:data-point chart:repeated="101"/>
          </chart:series>
          <chart:series chart:style-name="ch10" chart:values-cell-range-address="'DIBL-1-10'.M6:'DIBL-1-10'.M106" chart:label-cell-address="'DIBL-1-10'.M5:'DIBL-1-10'.M5" chart:class="chart:scatter">
            <chart:data-point chart:repeated="101"/>
          </chart:series>
          <chart:series chart:style-name="ch11" chart:values-cell-range-address="'DIBL-1-10'.P6:'DIBL-1-10'.P106" chart:label-cell-address="'DIBL-1-10'.P5:'DIBL-1-10'.P5" chart:class="chart:scatter">
            <chart:data-point chart:repeated="101"/>
          </chart:series>
          <chart:series chart:style-name="ch12" chart:values-cell-range-address="'DIBL-1-10'.S6:'DIBL-1-10'.S106" chart:label-cell-address="'DIBL-1-10'.S5:'DIBL-1-10'.S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DIBL-1-10'.D5:'DIBL-1-10'.D5</svg:desc>
                </draw:g>
              </table:table-cell>
              <table:table-cell office:value-type="string">
                <text:p>Id (A)</text:p>
                <draw:g>
                  <svg:desc>'DIBL-1-10'.G5:'DIBL-1-10'.G5</svg:desc>
                </draw:g>
              </table:table-cell>
              <table:table-cell office:value-type="string">
                <text:p>Id (A)</text:p>
                <draw:g>
                  <svg:desc>'DIBL-1-10'.J5:'DIBL-1-10'.J5</svg:desc>
                </draw:g>
              </table:table-cell>
              <table:table-cell office:value-type="string">
                <text:p>Id (A)</text:p>
                <draw:g>
                  <svg:desc>'DIBL-1-10'.M5:'DIBL-1-10'.M5</svg:desc>
                </draw:g>
              </table:table-cell>
              <table:table-cell office:value-type="string">
                <text:p>Id (A)</text:p>
                <draw:g>
                  <svg:desc>'DIBL-1-10'.P5:'DIBL-1-10'.P5</svg:desc>
                </draw:g>
              </table:table-cell>
              <table:table-cell office:value-type="string">
                <text:p>Id (A)</text:p>
                <draw:g>
                  <svg:desc>'DIBL-1-10'.S5:'DIBL-1-10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IBL-1-10'.A6:'DIBL-1-10'.A106</svg:desc>
                </draw:g>
              </table:table-cell>
              <table:table-cell office:value-type="float" office:value="0.00000000000141">
                <text:p>0.00000000000141</text:p>
                <draw:g>
                  <svg:desc>'DIBL-1-10'.D6:'DIBL-1-10'.D106</svg:desc>
                </draw:g>
              </table:table-cell>
              <table:table-cell office:value-type="float" office:value="-0.00000000001702">
                <text:p>-0.00000000001702</text:p>
                <draw:g>
                  <svg:desc>'DIBL-1-10'.G6:'DIBL-1-10'.G106</svg:desc>
                </draw:g>
              </table:table-cell>
              <table:table-cell office:value-type="float" office:value="-0.00000000025381">
                <text:p>-0.00000000025381</text:p>
                <draw:g>
                  <svg:desc>'DIBL-1-10'.J6:'DIBL-1-10'.J106</svg:desc>
                </draw:g>
              </table:table-cell>
              <table:table-cell office:value-type="float" office:value="-0.0000000014479">
                <text:p>-0.0000000014479</text:p>
                <draw:g>
                  <svg:desc>'DIBL-1-10'.M6:'DIBL-1-10'.M106</svg:desc>
                </draw:g>
              </table:table-cell>
              <table:table-cell office:value-type="float" office:value="-0.0000000036837">
                <text:p>-0.0000000036837</text:p>
                <draw:g>
                  <svg:desc>'DIBL-1-10'.P6:'DIBL-1-10'.P106</svg:desc>
                </draw:g>
              </table:table-cell>
              <table:table-cell office:value-type="float" office:value="-0.000000018531">
                <text:p>-0.000000018531</text:p>
                <draw:g>
                  <svg:desc>'DIBL-1-10'.S6:'DIBL-1-10'.S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52">
                <text:p>0.00000000000052</text:p>
              </table:table-cell>
              <table:table-cell office:value-type="float" office:value="-0.00000000000593">
                <text:p>-0.00000000000593</text:p>
              </table:table-cell>
              <table:table-cell office:value-type="float" office:value="0.0000000068615">
                <text:p>0.0000000068615</text:p>
              </table:table-cell>
              <table:table-cell office:value-type="float" office:value="0.00000007871">
                <text:p>0.00000007871</text:p>
              </table:table-cell>
              <table:table-cell office:value-type="float" office:value="0.00000017771">
                <text:p>0.00000017771</text:p>
              </table:table-cell>
              <table:table-cell office:value-type="float" office:value="0.00000026717">
                <text:p>0.00000026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00401">
                <text:p>0.00000000000401</text:p>
              </table:table-cell>
              <table:table-cell office:value-type="float" office:value="0.000000012222">
                <text:p>0.000000012222</text:p>
              </table:table-cell>
              <table:table-cell office:value-type="float" office:value="0.00000015355">
                <text:p>0.00000015355</text:p>
              </table:table-cell>
              <table:table-cell office:value-type="float" office:value="0.00000035437">
                <text:p>0.00000035437</text:p>
              </table:table-cell>
              <table:table-cell office:value-type="float" office:value="0.00000054536">
                <text:p>0.00000054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0000000379">
                <text:p>-0.00000000000379</text:p>
              </table:table-cell>
              <table:table-cell office:value-type="float" office:value="0.00000000001233">
                <text:p>0.00000000001233</text:p>
              </table:table-cell>
              <table:table-cell office:value-type="float" office:value="0.000000016356">
                <text:p>0.000000016356</text:p>
              </table:table-cell>
              <table:table-cell office:value-type="float" office:value="0.00000022365">
                <text:p>0.00000022365</text:p>
              </table:table-cell>
              <table:table-cell office:value-type="float" office:value="0.00000052686">
                <text:p>0.00000052686</text:p>
              </table:table-cell>
              <table:table-cell office:value-type="float" office:value="0.00000082033">
                <text:p>0.00000082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263">
                <text:p>0.00000000000263</text:p>
              </table:table-cell>
              <table:table-cell office:value-type="float" office:value="0.00000000001509">
                <text:p>0.00000000001509</text:p>
              </table:table-cell>
              <table:table-cell office:value-type="float" office:value="0.00000001948">
                <text:p>0.00000001948</text:p>
              </table:table-cell>
              <table:table-cell office:value-type="float" office:value="0.00000028807">
                <text:p>0.00000028807</text:p>
              </table:table-cell>
              <table:table-cell office:value-type="float" office:value="0.00000069145">
                <text:p>0.00000069145</text:p>
              </table:table-cell>
              <table:table-cell office:value-type="float" office:value="0.00000108761">
                <text:p>0.00000108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152">
                <text:p>-0.00000000000152</text:p>
              </table:table-cell>
              <table:table-cell office:value-type="float" office:value="0.00000000001785">
                <text:p>0.00000000001785</text:p>
              </table:table-cell>
              <table:table-cell office:value-type="float" office:value="0.000000021657">
                <text:p>0.000000021657</text:p>
              </table:table-cell>
              <table:table-cell office:value-type="float" office:value="0.00000034806">
                <text:p>0.00000034806</text:p>
              </table:table-cell>
              <table:table-cell office:value-type="float" office:value="0.00000085241">
                <text:p>0.00000085241</text:p>
              </table:table-cell>
              <table:table-cell office:value-type="float" office:value="0.0000013518">
                <text:p>0.0000013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48">
                <text:p>0.00000000000348</text:p>
              </table:table-cell>
              <table:table-cell office:value-type="float" office:value="0.00000000002135">
                <text:p>0.00000000002135</text:p>
              </table:table-cell>
              <table:table-cell office:value-type="float" office:value="0.00000002325">
                <text:p>0.00000002325</text:p>
              </table:table-cell>
              <table:table-cell office:value-type="float" office:value="0.00000040267">
                <text:p>0.00000040267</text:p>
              </table:table-cell>
              <table:table-cell office:value-type="float" office:value="0.000001006">
                <text:p>0.000001006</text:p>
              </table:table-cell>
              <table:table-cell office:value-type="float" office:value="0.0000016081">
                <text:p>0.0000016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0000000000194">
                <text:p>-0.00000000000194</text:p>
              </table:table-cell>
              <table:table-cell office:value-type="float" office:value="0.00000000002589">
                <text:p>0.00000000002589</text:p>
              </table:table-cell>
              <table:table-cell office:value-type="float" office:value="0.000000024464">
                <text:p>0.000000024464</text:p>
              </table:table-cell>
              <table:table-cell office:value-type="float" office:value="0.00000045288">
                <text:p>0.00000045288</text:p>
              </table:table-cell>
              <table:table-cell office:value-type="float" office:value="0.0000011556">
                <text:p>0.0000011556</text:p>
              </table:table-cell>
              <table:table-cell office:value-type="float" office:value="0.0000018614">
                <text:p>0.0000018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0373">
                <text:p>0.00000000000373</text:p>
              </table:table-cell>
              <table:table-cell office:value-type="float" office:value="0.00000000002204">
                <text:p>0.00000000002204</text:p>
              </table:table-cell>
              <table:table-cell office:value-type="float" office:value="0.000000025219">
                <text:p>0.000000025219</text:p>
              </table:table-cell>
              <table:table-cell office:value-type="float" office:value="0.0000004979">
                <text:p>0.0000004979</text:p>
              </table:table-cell>
              <table:table-cell office:value-type="float" office:value="0.0000012978">
                <text:p>0.0000012978</text:p>
              </table:table-cell>
              <table:table-cell office:value-type="float" office:value="0.0000021069">
                <text:p>0.0000021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00000000000373">
                <text:p>-0.00000000000373</text:p>
              </table:table-cell>
              <table:table-cell office:value-type="float" office:value="0.00000000002622">
                <text:p>0.00000000002622</text:p>
              </table:table-cell>
              <table:table-cell office:value-type="float" office:value="0.000000025783">
                <text:p>0.000000025783</text:p>
              </table:table-cell>
              <table:table-cell office:value-type="float" office:value="0.00000053869">
                <text:p>0.00000053869</text:p>
              </table:table-cell>
              <table:table-cell office:value-type="float" office:value="0.0000014355">
                <text:p>0.0000014355</text:p>
              </table:table-cell>
              <table:table-cell office:value-type="float" office:value="0.0000023488">
                <text:p>0.0000023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0728">
                <text:p>0.00000000000728</text:p>
              </table:table-cell>
              <table:table-cell office:value-type="float" office:value="0.00000000002584">
                <text:p>0.00000000002584</text:p>
              </table:table-cell>
              <table:table-cell office:value-type="float" office:value="0.000000026183">
                <text:p>0.000000026183</text:p>
              </table:table-cell>
              <table:table-cell office:value-type="float" office:value="0.0000005748">
                <text:p>0.0000005748</text:p>
              </table:table-cell>
              <table:table-cell office:value-type="float" office:value="0.0000015666">
                <text:p>0.0000015666</text:p>
              </table:table-cell>
              <table:table-cell office:value-type="float" office:value="0.0000025835">
                <text:p>0.0000025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00000442">
                <text:p>-0.00000000000442</text:p>
              </table:table-cell>
              <table:table-cell office:value-type="float" office:value="0.00000000002704">
                <text:p>0.00000000002704</text:p>
              </table:table-cell>
              <table:table-cell office:value-type="float" office:value="0.000000026474">
                <text:p>0.000000026474</text:p>
              </table:table-cell>
              <table:table-cell office:value-type="float" office:value="0.00000060714">
                <text:p>0.00000060714</text:p>
              </table:table-cell>
              <table:table-cell office:value-type="float" office:value="0.0000016928">
                <text:p>0.0000016928</text:p>
              </table:table-cell>
              <table:table-cell office:value-type="float" office:value="0.0000028145">
                <text:p>0.0000028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0238">
                <text:p>0.00000000000238</text:p>
              </table:table-cell>
              <table:table-cell office:value-type="float" office:value="0.00000000002537">
                <text:p>0.00000000002537</text:p>
              </table:table-cell>
              <table:table-cell office:value-type="float" office:value="0.00000002664">
                <text:p>0.00000002664</text:p>
              </table:table-cell>
              <table:table-cell office:value-type="float" office:value="0.00000063526">
                <text:p>0.00000063526</text:p>
              </table:table-cell>
              <table:table-cell office:value-type="float" office:value="0.0000018124">
                <text:p>0.0000018124</text:p>
              </table:table-cell>
              <table:table-cell office:value-type="float" office:value="0.0000030378">
                <text:p>0.0000030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0000015">
                <text:p>-0.0000000000015</text:p>
              </table:table-cell>
              <table:table-cell office:value-type="float" office:value="0.000000000026">
                <text:p>0.000000000026</text:p>
              </table:table-cell>
              <table:table-cell office:value-type="float" office:value="0.000000026842">
                <text:p>0.000000026842</text:p>
              </table:table-cell>
              <table:table-cell office:value-type="float" office:value="0.00000065975">
                <text:p>0.00000065975</text:p>
              </table:table-cell>
              <table:table-cell office:value-type="float" office:value="0.0000019273">
                <text:p>0.0000019273</text:p>
              </table:table-cell>
              <table:table-cell office:value-type="float" office:value="0.0000032566">
                <text:p>0.0000032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395">
                <text:p>0.00000000000395</text:p>
              </table:table-cell>
              <table:table-cell office:value-type="float" office:value="0.00000000002602">
                <text:p>0.00000000002602</text:p>
              </table:table-cell>
              <table:table-cell office:value-type="float" office:value="0.000000026923">
                <text:p>0.000000026923</text:p>
              </table:table-cell>
              <table:table-cell office:value-type="float" office:value="0.00000068063">
                <text:p>0.00000068063</text:p>
              </table:table-cell>
              <table:table-cell office:value-type="float" office:value="0.0000020359">
                <text:p>0.0000020359</text:p>
              </table:table-cell>
              <table:table-cell office:value-type="float" office:value="0.0000034692">
                <text:p>0.0000034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00000223">
                <text:p>-0.00000000000223</text:p>
              </table:table-cell>
              <table:table-cell office:value-type="float" office:value="0.00000000002875">
                <text:p>0.00000000002875</text:p>
              </table:table-cell>
              <table:table-cell office:value-type="float" office:value="0.000000026918">
                <text:p>0.000000026918</text:p>
              </table:table-cell>
              <table:table-cell office:value-type="float" office:value="0.00000069822">
                <text:p>0.00000069822</text:p>
              </table:table-cell>
              <table:table-cell office:value-type="float" office:value="0.0000021402">
                <text:p>0.0000021402</text:p>
              </table:table-cell>
              <table:table-cell office:value-type="float" office:value="0.0000036778">
                <text:p>0.0000036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012">
                <text:p>-0.00000000000012</text:p>
              </table:table-cell>
              <table:table-cell office:value-type="float" office:value="0.00000000002514">
                <text:p>0.00000000002514</text:p>
              </table:table-cell>
              <table:table-cell office:value-type="float" office:value="0.000000026967">
                <text:p>0.000000026967</text:p>
              </table:table-cell>
              <table:table-cell office:value-type="float" office:value="0.00000071294">
                <text:p>0.00000071294</text:p>
              </table:table-cell>
              <table:table-cell office:value-type="float" office:value="0.0000022372">
                <text:p>0.0000022372</text:p>
              </table:table-cell>
              <table:table-cell office:value-type="float" office:value="0.0000038781">
                <text:p>0.0000038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0122">
                <text:p>0.00000000000122</text:p>
              </table:table-cell>
              <table:table-cell office:value-type="float" office:value="0.00000000002577">
                <text:p>0.00000000002577</text:p>
              </table:table-cell>
              <table:table-cell office:value-type="float" office:value="0.000000027099">
                <text:p>0.000000027099</text:p>
              </table:table-cell>
              <table:table-cell office:value-type="float" office:value="0.00000072503">
                <text:p>0.00000072503</text:p>
              </table:table-cell>
              <table:table-cell office:value-type="float" office:value="0.0000023297">
                <text:p>0.0000023297</text:p>
              </table:table-cell>
              <table:table-cell office:value-type="float" office:value="0.0000040748">
                <text:p>0.0000040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39">
                <text:p>0.0000000000039</text:p>
              </table:table-cell>
              <table:table-cell office:value-type="float" office:value="0.00000000002852">
                <text:p>0.00000000002852</text:p>
              </table:table-cell>
              <table:table-cell office:value-type="float" office:value="0.000000027006">
                <text:p>0.000000027006</text:p>
              </table:table-cell>
              <table:table-cell office:value-type="float" office:value="0.00000073481">
                <text:p>0.00000073481</text:p>
              </table:table-cell>
              <table:table-cell office:value-type="float" office:value="0.0000024164">
                <text:p>0.0000024164</text:p>
              </table:table-cell>
              <table:table-cell office:value-type="float" office:value="0.000004264">
                <text:p>0.000004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000000047">
                <text:p>-0.00000000000047</text:p>
              </table:table-cell>
              <table:table-cell office:value-type="float" office:value="0.00000000002721">
                <text:p>0.00000000002721</text:p>
              </table:table-cell>
              <table:table-cell office:value-type="float" office:value="0.000000027006">
                <text:p>0.000000027006</text:p>
              </table:table-cell>
              <table:table-cell office:value-type="float" office:value="0.00000074259">
                <text:p>0.00000074259</text:p>
              </table:table-cell>
              <table:table-cell office:value-type="float" office:value="0.0000024984">
                <text:p>0.0000024984</text:p>
              </table:table-cell>
              <table:table-cell office:value-type="float" office:value="0.0000044495">
                <text:p>0.0000044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0179">
                <text:p>0.00000000000179</text:p>
              </table:table-cell>
              <table:table-cell office:value-type="float" office:value="0.00000000002795">
                <text:p>0.00000000002795</text:p>
              </table:table-cell>
              <table:table-cell office:value-type="float" office:value="0.000000027126">
                <text:p>0.000000027126</text:p>
              </table:table-cell>
              <table:table-cell office:value-type="float" office:value="0.00000074872">
                <text:p>0.00000074872</text:p>
              </table:table-cell>
              <table:table-cell office:value-type="float" office:value="0.0000025746">
                <text:p>0.0000025746</text:p>
              </table:table-cell>
              <table:table-cell office:value-type="float" office:value="0.0000046274">
                <text:p>0.0000046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0181">
                <text:p>0.00000000000181</text:p>
              </table:table-cell>
              <table:table-cell office:value-type="float" office:value="0.00000000002602">
                <text:p>0.00000000002602</text:p>
              </table:table-cell>
              <table:table-cell office:value-type="float" office:value="0.000000027038">
                <text:p>0.000000027038</text:p>
              </table:table-cell>
              <table:table-cell office:value-type="float" office:value="0.00000075353">
                <text:p>0.00000075353</text:p>
              </table:table-cell>
              <table:table-cell office:value-type="float" office:value="0.0000026459">
                <text:p>0.0000026459</text:p>
              </table:table-cell>
              <table:table-cell office:value-type="float" office:value="0.000004801">
                <text:p>0.000004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0228">
                <text:p>0.00000000000228</text:p>
              </table:table-cell>
              <table:table-cell office:value-type="float" office:value="0.00000000003012">
                <text:p>0.00000000003012</text:p>
              </table:table-cell>
              <table:table-cell office:value-type="float" office:value="0.000000027029">
                <text:p>0.000000027029</text:p>
              </table:table-cell>
              <table:table-cell office:value-type="float" office:value="0.00000075693">
                <text:p>0.00000075693</text:p>
              </table:table-cell>
              <table:table-cell office:value-type="float" office:value="0.0000027117">
                <text:p>0.0000027117</text:p>
              </table:table-cell>
              <table:table-cell office:value-type="float" office:value="0.0000049679">
                <text:p>0.0000049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0137">
                <text:p>0.00000000000137</text:p>
              </table:table-cell>
              <table:table-cell office:value-type="float" office:value="0.00000000002735">
                <text:p>0.00000000002735</text:p>
              </table:table-cell>
              <table:table-cell office:value-type="float" office:value="0.000000027089">
                <text:p>0.000000027089</text:p>
              </table:table-cell>
              <table:table-cell office:value-type="float" office:value="0.00000075961">
                <text:p>0.00000075961</text:p>
              </table:table-cell>
              <table:table-cell office:value-type="float" office:value="0.0000027735">
                <text:p>0.0000027735</text:p>
              </table:table-cell>
              <table:table-cell office:value-type="float" office:value="0.0000051301">
                <text:p>0.0000051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00125">
                <text:p>0.00000000000125</text:p>
              </table:table-cell>
              <table:table-cell office:value-type="float" office:value="0.00000000002914">
                <text:p>0.00000000002914</text:p>
              </table:table-cell>
              <table:table-cell office:value-type="float" office:value="0.000000027058">
                <text:p>0.000000027058</text:p>
              </table:table-cell>
              <table:table-cell office:value-type="float" office:value="0.00000076148">
                <text:p>0.00000076148</text:p>
              </table:table-cell>
              <table:table-cell office:value-type="float" office:value="0.000002829">
                <text:p>0.000002829</text:p>
              </table:table-cell>
              <table:table-cell office:value-type="float" office:value="0.0000052855">
                <text:p>0.0000052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000000007">
                <text:p>-0.00000000000007</text:p>
              </table:table-cell>
              <table:table-cell office:value-type="float" office:value="0.00000000002561">
                <text:p>0.00000000002561</text:p>
              </table:table-cell>
              <table:table-cell office:value-type="float" office:value="0.000000027053">
                <text:p>0.000000027053</text:p>
              </table:table-cell>
              <table:table-cell office:value-type="float" office:value="0.00000076289">
                <text:p>0.00000076289</text:p>
              </table:table-cell>
              <table:table-cell office:value-type="float" office:value="0.00000288">
                <text:p>0.00000288</text:p>
              </table:table-cell>
              <table:table-cell office:value-type="float" office:value="0.0000054362">
                <text:p>0.0000054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00375">
                <text:p>0.00000000000375</text:p>
              </table:table-cell>
              <table:table-cell office:value-type="float" office:value="0.00000000003013">
                <text:p>0.00000000003013</text:p>
              </table:table-cell>
              <table:table-cell office:value-type="float" office:value="0.000000027064">
                <text:p>0.000000027064</text:p>
              </table:table-cell>
              <table:table-cell office:value-type="float" office:value="0.00000076396">
                <text:p>0.00000076396</text:p>
              </table:table-cell>
              <table:table-cell office:value-type="float" office:value="0.000002927">
                <text:p>0.000002927</text:p>
              </table:table-cell>
              <table:table-cell office:value-type="float" office:value="0.0000055802">
                <text:p>0.0000055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000000046">
                <text:p>-0.00000000000046</text:p>
              </table:table-cell>
              <table:table-cell office:value-type="float" office:value="0.00000000002706">
                <text:p>0.00000000002706</text:p>
              </table:table-cell>
              <table:table-cell office:value-type="float" office:value="0.000000027097">
                <text:p>0.000000027097</text:p>
              </table:table-cell>
              <table:table-cell office:value-type="float" office:value="0.0000007644">
                <text:p>0.0000007644</text:p>
              </table:table-cell>
              <table:table-cell office:value-type="float" office:value="0.000002969">
                <text:p>0.000002969</text:p>
              </table:table-cell>
              <table:table-cell office:value-type="float" office:value="0.0000057194">
                <text:p>0.0000057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000000083">
                <text:p>-0.00000000000083</text:p>
              </table:table-cell>
              <table:table-cell office:value-type="float" office:value="0.00000000002821">
                <text:p>0.00000000002821</text:p>
              </table:table-cell>
              <table:table-cell office:value-type="float" office:value="0.00000002706">
                <text:p>0.00000002706</text:p>
              </table:table-cell>
              <table:table-cell office:value-type="float" office:value="0.00000076514">
                <text:p>0.00000076514</text:p>
              </table:table-cell>
              <table:table-cell office:value-type="float" office:value="0.0000030067">
                <text:p>0.0000030067</text:p>
              </table:table-cell>
              <table:table-cell office:value-type="float" office:value="0.0000058524">
                <text:p>0.0000058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00292">
                <text:p>0.00000000000292</text:p>
              </table:table-cell>
              <table:table-cell office:value-type="float" office:value="0.00000000002526">
                <text:p>0.00000000002526</text:p>
              </table:table-cell>
              <table:table-cell office:value-type="float" office:value="0.000000027068">
                <text:p>0.000000027068</text:p>
              </table:table-cell>
              <table:table-cell office:value-type="float" office:value="0.00000076532">
                <text:p>0.00000076532</text:p>
              </table:table-cell>
              <table:table-cell office:value-type="float" office:value="0.0000030406">
                <text:p>0.0000030406</text:p>
              </table:table-cell>
              <table:table-cell office:value-type="float" office:value="0.0000059808">
                <text:p>0.0000059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000314">
                <text:p>0.00000000000314</text:p>
              </table:table-cell>
              <table:table-cell office:value-type="float" office:value="0.00000000002928">
                <text:p>0.00000000002928</text:p>
              </table:table-cell>
              <table:table-cell office:value-type="float" office:value="0.000000027146">
                <text:p>0.000000027146</text:p>
              </table:table-cell>
              <table:table-cell office:value-type="float" office:value="0.00000076611">
                <text:p>0.00000076611</text:p>
              </table:table-cell>
              <table:table-cell office:value-type="float" office:value="0.0000030709">
                <text:p>0.0000030709</text:p>
              </table:table-cell>
              <table:table-cell office:value-type="float" office:value="0.0000061018">
                <text:p>0.0000061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00000012">
                <text:p>-0.0000000000012</text:p>
              </table:table-cell>
              <table:table-cell office:value-type="float" office:value="0.0000000000284">
                <text:p>0.0000000000284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582">
                <text:p>0.00000076582</text:p>
              </table:table-cell>
              <table:table-cell office:value-type="float" office:value="0.0000030962">
                <text:p>0.0000030962</text:p>
              </table:table-cell>
              <table:table-cell office:value-type="float" office:value="0.0000062185">
                <text:p>0.0000062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000475">
                <text:p>0.00000000000475</text:p>
              </table:table-cell>
              <table:table-cell office:value-type="float" office:value="0.00000000002713">
                <text:p>0.00000000002713</text:p>
              </table:table-cell>
              <table:table-cell office:value-type="float" office:value="0.000000027071">
                <text:p>0.000000027071</text:p>
              </table:table-cell>
              <table:table-cell office:value-type="float" office:value="0.00000076598">
                <text:p>0.00000076598</text:p>
              </table:table-cell>
              <table:table-cell office:value-type="float" office:value="0.0000031186">
                <text:p>0.0000031186</text:p>
              </table:table-cell>
              <table:table-cell office:value-type="float" office:value="0.0000063284">
                <text:p>0.0000063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000254">
                <text:p>0.00000000000254</text:p>
              </table:table-cell>
              <table:table-cell office:value-type="float" office:value="0.00000000002739">
                <text:p>0.00000000002739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602">
                <text:p>0.00000076602</text:p>
              </table:table-cell>
              <table:table-cell office:value-type="float" office:value="0.0000031375">
                <text:p>0.0000031375</text:p>
              </table:table-cell>
              <table:table-cell office:value-type="float" office:value="0.0000064347">
                <text:p>0.0000064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000447">
                <text:p>0.00000000000447</text:p>
              </table:table-cell>
              <table:table-cell office:value-type="float" office:value="0.00000000002907">
                <text:p>0.00000000002907</text:p>
              </table:table-cell>
              <table:table-cell office:value-type="float" office:value="0.00000002708">
                <text:p>0.00000002708</text:p>
              </table:table-cell>
              <table:table-cell office:value-type="float" office:value="0.00000076606">
                <text:p>0.00000076606</text:p>
              </table:table-cell>
              <table:table-cell office:value-type="float" office:value="0.0000031537">
                <text:p>0.0000031537</text:p>
              </table:table-cell>
              <table:table-cell office:value-type="float" office:value="0.0000065329">
                <text:p>0.0000065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000094">
                <text:p>0.00000000000094</text:p>
              </table:table-cell>
              <table:table-cell office:value-type="float" office:value="0.00000000002975">
                <text:p>0.00000000002975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23">
                <text:p>0.00000076623</text:p>
              </table:table-cell>
              <table:table-cell office:value-type="float" office:value="0.0000031671">
                <text:p>0.0000031671</text:p>
              </table:table-cell>
              <table:table-cell office:value-type="float" office:value="0.0000066274">
                <text:p>0.0000066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00027">
                <text:p>0.0000000000027</text:p>
              </table:table-cell>
              <table:table-cell office:value-type="float" office:value="0.00000000002862">
                <text:p>0.00000000002862</text:p>
              </table:table-cell>
              <table:table-cell office:value-type="float" office:value="0.000000027165">
                <text:p>0.000000027165</text:p>
              </table:table-cell>
              <table:table-cell office:value-type="float" office:value="0.00000076603">
                <text:p>0.00000076603</text:p>
              </table:table-cell>
              <table:table-cell office:value-type="float" office:value="0.0000031782">
                <text:p>0.0000031782</text:p>
              </table:table-cell>
              <table:table-cell office:value-type="float" office:value="0.0000067156">
                <text:p>0.0000067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000000003">
                <text:p>-0.00000000000003</text:p>
              </table:table-cell>
              <table:table-cell office:value-type="float" office:value="0.00000000002256">
                <text:p>0.00000000002256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26">
                <text:p>0.00000076626</text:p>
              </table:table-cell>
              <table:table-cell office:value-type="float" office:value="0.0000031865">
                <text:p>0.0000031865</text:p>
              </table:table-cell>
              <table:table-cell office:value-type="float" office:value="0.0000068">
                <text:p>0.0000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000061">
                <text:p>0.0000000000061</text:p>
              </table:table-cell>
              <table:table-cell office:value-type="float" office:value="0.00000000003336">
                <text:p>0.00000000003336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1">
                <text:p>0.0000007661</text:p>
              </table:table-cell>
              <table:table-cell office:value-type="float" office:value="0.0000031942">
                <text:p>0.0000031942</text:p>
              </table:table-cell>
              <table:table-cell office:value-type="float" office:value="0.0000068782">
                <text:p>0.0000068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000000197">
                <text:p>-0.00000000000197</text:p>
              </table:table-cell>
              <table:table-cell office:value-type="float" office:value="0.00000000002539">
                <text:p>0.00000000002539</text:p>
              </table:table-cell>
              <table:table-cell office:value-type="float" office:value="0.000000027059">
                <text:p>0.000000027059</text:p>
              </table:table-cell>
              <table:table-cell office:value-type="float" office:value="0.00000076627">
                <text:p>0.00000076627</text:p>
              </table:table-cell>
              <table:table-cell office:value-type="float" office:value="0.0000031994">
                <text:p>0.0000031994</text:p>
              </table:table-cell>
              <table:table-cell office:value-type="float" office:value="0.0000069506">
                <text:p>0.0000069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0000121">
                <text:p>0.00000000000121</text:p>
              </table:table-cell>
              <table:table-cell office:value-type="float" office:value="0.00000000002685">
                <text:p>0.00000000002685</text:p>
              </table:table-cell>
              <table:table-cell office:value-type="float" office:value="0.000000027069">
                <text:p>0.000000027069</text:p>
              </table:table-cell>
              <table:table-cell office:value-type="float" office:value="0.00000076648">
                <text:p>0.00000076648</text:p>
              </table:table-cell>
              <table:table-cell office:value-type="float" office:value="0.000003204">
                <text:p>0.000003204</text:p>
              </table:table-cell>
              <table:table-cell office:value-type="float" office:value="0.0000070187">
                <text:p>0.0000070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0000202">
                <text:p>0.00000000000202</text:p>
              </table:table-cell>
              <table:table-cell office:value-type="float" office:value="0.00000000003058">
                <text:p>0.00000000003058</text:p>
              </table:table-cell>
              <table:table-cell office:value-type="float" office:value="0.000000027069">
                <text:p>0.000000027069</text:p>
              </table:table-cell>
              <table:table-cell office:value-type="float" office:value="0.00000076643">
                <text:p>0.00000076643</text:p>
              </table:table-cell>
              <table:table-cell office:value-type="float" office:value="0.0000032071">
                <text:p>0.0000032071</text:p>
              </table:table-cell>
              <table:table-cell office:value-type="float" office:value="0.000007082">
                <text:p>0.000007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000031">
                <text:p>0.0000000000031</text:p>
              </table:table-cell>
              <table:table-cell office:value-type="float" office:value="0.00000000002641">
                <text:p>0.00000000002641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33">
                <text:p>0.00000076633</text:p>
              </table:table-cell>
              <table:table-cell office:value-type="float" office:value="0.0000032096">
                <text:p>0.0000032096</text:p>
              </table:table-cell>
              <table:table-cell office:value-type="float" office:value="0.0000071393">
                <text:p>0.0000071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000000014">
                <text:p>-0.00000000000014</text:p>
              </table:table-cell>
              <table:table-cell office:value-type="float" office:value="0.00000000003067">
                <text:p>0.00000000003067</text:p>
              </table:table-cell>
              <table:table-cell office:value-type="float" office:value="0.000000027067">
                <text:p>0.000000027067</text:p>
              </table:table-cell>
              <table:table-cell office:value-type="float" office:value="0.00000076635">
                <text:p>0.00000076635</text:p>
              </table:table-cell>
              <table:table-cell office:value-type="float" office:value="0.0000032112">
                <text:p>0.0000032112</text:p>
              </table:table-cell>
              <table:table-cell office:value-type="float" office:value="0.0000071923">
                <text:p>0.0000071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0000263">
                <text:p>0.00000000000263</text:p>
              </table:table-cell>
              <table:table-cell office:value-type="float" office:value="0.00000000002483">
                <text:p>0.00000000002483</text:p>
              </table:table-cell>
              <table:table-cell office:value-type="float" office:value="0.000000027055">
                <text:p>0.000000027055</text:p>
              </table:table-cell>
              <table:table-cell office:value-type="float" office:value="0.00000076648">
                <text:p>0.00000076648</text:p>
              </table:table-cell>
              <table:table-cell office:value-type="float" office:value="0.0000032136">
                <text:p>0.0000032136</text:p>
              </table:table-cell>
              <table:table-cell office:value-type="float" office:value="0.0000072412">
                <text:p>0.0000072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000022">
                <text:p>0.0000000000022</text:p>
              </table:table-cell>
              <table:table-cell office:value-type="float" office:value="0.00000000003133">
                <text:p>0.00000000003133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46">
                <text:p>0.00000076646</text:p>
              </table:table-cell>
              <table:table-cell office:value-type="float" office:value="0.0000032139">
                <text:p>0.0000032139</text:p>
              </table:table-cell>
              <table:table-cell office:value-type="float" office:value="0.0000072857">
                <text:p>0.0000072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00000319">
                <text:p>0.00000000000319</text:p>
              </table:table-cell>
              <table:table-cell office:value-type="float" office:value="0.00000000002471">
                <text:p>0.00000000002471</text:p>
              </table:table-cell>
              <table:table-cell office:value-type="float" office:value="0.000000027126">
                <text:p>0.000000027126</text:p>
              </table:table-cell>
              <table:table-cell office:value-type="float" office:value="0.00000076669">
                <text:p>0.00000076669</text:p>
              </table:table-cell>
              <table:table-cell office:value-type="float" office:value="0.0000032144">
                <text:p>0.0000032144</text:p>
              </table:table-cell>
              <table:table-cell office:value-type="float" office:value="0.0000073245">
                <text:p>0.0000073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00000481">
                <text:p>0.00000000000481</text:p>
              </table:table-cell>
              <table:table-cell office:value-type="float" office:value="0.00000000002524">
                <text:p>0.00000000002524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58">
                <text:p>0.00000076658</text:p>
              </table:table-cell>
              <table:table-cell office:value-type="float" office:value="0.0000032157">
                <text:p>0.0000032157</text:p>
              </table:table-cell>
              <table:table-cell office:value-type="float" office:value="0.0000073602">
                <text:p>0.0000073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0000024">
                <text:p>0.0000000000024</text:p>
              </table:table-cell>
              <table:table-cell office:value-type="float" office:value="0.00000000003392">
                <text:p>0.00000000003392</text:p>
              </table:table-cell>
              <table:table-cell office:value-type="float" office:value="0.000000027062">
                <text:p>0.000000027062</text:p>
              </table:table-cell>
              <table:table-cell office:value-type="float" office:value="0.00000076677">
                <text:p>0.00000076677</text:p>
              </table:table-cell>
              <table:table-cell office:value-type="float" office:value="0.0000032154">
                <text:p>0.0000032154</text:p>
              </table:table-cell>
              <table:table-cell office:value-type="float" office:value="0.0000073906">
                <text:p>0.0000073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0000045">
                <text:p>0.0000000000045</text:p>
              </table:table-cell>
              <table:table-cell office:value-type="float" office:value="0.00000000002386">
                <text:p>0.00000000002386</text:p>
              </table:table-cell>
              <table:table-cell office:value-type="float" office:value="0.000000027204">
                <text:p>0.000000027204</text:p>
              </table:table-cell>
              <table:table-cell office:value-type="float" office:value="0.00000076666">
                <text:p>0.00000076666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4197">
                <text:p>0.0000074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00000428">
                <text:p>0.00000000000428</text:p>
              </table:table-cell>
              <table:table-cell office:value-type="float" office:value="0.00000000003216">
                <text:p>0.0000000000321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62">
                <text:p>0.00000076662</text:p>
              </table:table-cell>
              <table:table-cell office:value-type="float" office:value="0.0000032166">
                <text:p>0.0000032166</text:p>
              </table:table-cell>
              <table:table-cell office:value-type="float" office:value="0.0000074437">
                <text:p>0.0000074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00000387">
                <text:p>0.00000000000387</text:p>
              </table:table-cell>
              <table:table-cell office:value-type="float" office:value="0.00000000002475">
                <text:p>0.00000000002475</text:p>
              </table:table-cell>
              <table:table-cell office:value-type="float" office:value="0.000000027067">
                <text:p>0.000000027067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72">
                <text:p>0.0000032172</text:p>
              </table:table-cell>
              <table:table-cell office:value-type="float" office:value="0.0000074643">
                <text:p>0.0000074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00000064">
                <text:p>0.00000000000064</text:p>
              </table:table-cell>
              <table:table-cell office:value-type="float" office:value="0.00000000003329">
                <text:p>0.00000000003329</text:p>
              </table:table-cell>
              <table:table-cell office:value-type="float" office:value="0.000000027121">
                <text:p>0.000000027121</text:p>
              </table:table-cell>
              <table:table-cell office:value-type="float" office:value="0.00000076661">
                <text:p>0.00000076661</text:p>
              </table:table-cell>
              <table:table-cell office:value-type="float" office:value="0.0000032165">
                <text:p>0.0000032165</text:p>
              </table:table-cell>
              <table:table-cell office:value-type="float" office:value="0.0000074816">
                <text:p>0.0000074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00000617">
                <text:p>0.00000000000617</text:p>
              </table:table-cell>
              <table:table-cell office:value-type="float" office:value="0.00000000002556">
                <text:p>0.00000000002556</text:p>
              </table:table-cell>
              <table:table-cell office:value-type="float" office:value="0.00000002707">
                <text:p>0.00000002707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67">
                <text:p>0.0000032167</text:p>
              </table:table-cell>
              <table:table-cell office:value-type="float" office:value="0.0000074969">
                <text:p>0.00000749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00000274">
                <text:p>0.00000000000274</text:p>
              </table:table-cell>
              <table:table-cell office:value-type="float" office:value="0.00000000003221">
                <text:p>0.00000000003221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1">
                <text:p>0.00000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00000311">
                <text:p>0.00000000000311</text:p>
              </table:table-cell>
              <table:table-cell office:value-type="float" office:value="0.00000000002539">
                <text:p>0.00000000002539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8">
                <text:p>0.0000007668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207">
                <text:p>0.0000075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00000362">
                <text:p>0.00000000000362</text:p>
              </table:table-cell>
              <table:table-cell office:value-type="float" office:value="0.00000000003221">
                <text:p>0.00000000003221</text:p>
              </table:table-cell>
              <table:table-cell office:value-type="float" office:value="0.000000027095">
                <text:p>0.000000027095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5281">
                <text:p>0.0000075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0000037">
                <text:p>0.0000000000037</text:p>
              </table:table-cell>
              <table:table-cell office:value-type="float" office:value="0.0000000000287">
                <text:p>0.0000000000287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84">
                <text:p>0.00000076684</text:p>
              </table:table-cell>
              <table:table-cell office:value-type="float" office:value="0.000003217">
                <text:p>0.000003217</text:p>
              </table:table-cell>
              <table:table-cell office:value-type="float" office:value="0.0000075365">
                <text:p>0.0000075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00000407">
                <text:p>0.00000000000407</text:p>
              </table:table-cell>
              <table:table-cell office:value-type="float" office:value="0.0000000000296">
                <text:p>0.0000000000296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79">
                <text:p>0.00000076679</text:p>
              </table:table-cell>
              <table:table-cell office:value-type="float" office:value="0.0000032174">
                <text:p>0.0000032174</text:p>
              </table:table-cell>
              <table:table-cell office:value-type="float" office:value="0.0000075399">
                <text:p>0.0000075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00000556">
                <text:p>0.00000000000556</text:p>
              </table:table-cell>
              <table:table-cell office:value-type="float" office:value="0.00000000002873">
                <text:p>0.00000000002873</text:p>
              </table:table-cell>
              <table:table-cell office:value-type="float" office:value="0.000000027062">
                <text:p>0.000000027062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445">
                <text:p>0.0000075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00000268">
                <text:p>0.00000000000268</text:p>
              </table:table-cell>
              <table:table-cell office:value-type="float" office:value="0.00000000002957">
                <text:p>0.00000000002957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74">
                <text:p>0.00000076674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477">
                <text:p>0.00000754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00000667">
                <text:p>0.00000000000667</text:p>
              </table:table-cell>
              <table:table-cell office:value-type="float" office:value="0.00000000003201">
                <text:p>0.00000000003201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85">
                <text:p>0.00000076685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5509">
                <text:p>0.0000075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00000607">
                <text:p>0.00000000000607</text:p>
              </table:table-cell>
              <table:table-cell office:value-type="float" office:value="0.00000000002814">
                <text:p>0.00000000002814</text:p>
              </table:table-cell>
              <table:table-cell office:value-type="float" office:value="0.00000002708">
                <text:p>0.00000002708</text:p>
              </table:table-cell>
              <table:table-cell office:value-type="float" office:value="0.00000076674">
                <text:p>0.00000076674</text:p>
              </table:table-cell>
              <table:table-cell office:value-type="float" office:value="0.000003218">
                <text:p>0.000003218</text:p>
              </table:table-cell>
              <table:table-cell office:value-type="float" office:value="0.0000075523">
                <text:p>0.0000075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00000498">
                <text:p>0.00000000000498</text:p>
              </table:table-cell>
              <table:table-cell office:value-type="float" office:value="0.00000000002899">
                <text:p>0.00000000002899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69">
                <text:p>0.00000076669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4">
                <text:p>0.0000075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00000321">
                <text:p>0.00000000000321</text:p>
              </table:table-cell>
              <table:table-cell office:value-type="float" office:value="0.00000000003179">
                <text:p>0.00000000003179</text:p>
              </table:table-cell>
              <table:table-cell office:value-type="float" office:value="0.000000027091">
                <text:p>0.000000027091</text:p>
              </table:table-cell>
              <table:table-cell office:value-type="float" office:value="0.00000076671">
                <text:p>0.00000076671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547">
                <text:p>0.0000075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00000875">
                <text:p>0.00000000000875</text:p>
              </table:table-cell>
              <table:table-cell office:value-type="float" office:value="0.00000000003032">
                <text:p>0.00000000003032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44">
                <text:p>0.00000076644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68">
                <text:p>0.0000075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00000635">
                <text:p>0.00000000000635</text:p>
              </table:table-cell>
              <table:table-cell office:value-type="float" office:value="0.0000000000295">
                <text:p>0.0000000000295</text:p>
              </table:table-cell>
              <table:table-cell office:value-type="float" office:value="0.000000027055">
                <text:p>0.000000027055</text:p>
              </table:table-cell>
              <table:table-cell office:value-type="float" office:value="0.00000076658">
                <text:p>0.0000007665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7">
                <text:p>0.000007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0.00000000002955">
                <text:p>0.00000000002955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38">
                <text:p>0.0000007663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77">
                <text:p>0.0000075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00000544">
                <text:p>0.00000000000544</text:p>
              </table:table-cell>
              <table:table-cell office:value-type="float" office:value="0.00000000003204">
                <text:p>0.00000000003204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38">
                <text:p>0.00000076638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572">
                <text:p>0.0000075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000000717">
                <text:p>0.00000000000717</text:p>
              </table:table-cell>
              <table:table-cell office:value-type="float" office:value="0.00000000003043">
                <text:p>0.00000000003043</text:p>
              </table:table-cell>
              <table:table-cell office:value-type="float" office:value="0.000000027064">
                <text:p>0.000000027064</text:p>
              </table:table-cell>
              <table:table-cell office:value-type="float" office:value="0.00000076668">
                <text:p>0.00000076668</text:p>
              </table:table-cell>
              <table:table-cell office:value-type="float" office:value="0.000003218">
                <text:p>0.000003218</text:p>
              </table:table-cell>
              <table:table-cell office:value-type="float" office:value="0.0000075575">
                <text:p>0.0000075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000000533">
                <text:p>0.00000000000533</text:p>
              </table:table-cell>
              <table:table-cell office:value-type="float" office:value="0.00000000003136">
                <text:p>0.0000000000313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89">
                <text:p>0.00000755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000000969">
                <text:p>0.00000000000969</text:p>
              </table:table-cell>
              <table:table-cell office:value-type="float" office:value="0.0000000000287">
                <text:p>0.0000000000287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593">
                <text:p>0.0000075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000000319">
                <text:p>0.00000000000319</text:p>
              </table:table-cell>
              <table:table-cell office:value-type="float" office:value="0.00000000003323">
                <text:p>0.00000000003323</text:p>
              </table:table-cell>
              <table:table-cell office:value-type="float" office:value="0.000000027077">
                <text:p>0.000000027077</text:p>
              </table:table-cell>
              <table:table-cell office:value-type="float" office:value="0.00000076676">
                <text:p>0.00000076676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6">
                <text:p>0.00000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000000993">
                <text:p>0.00000000000993</text:p>
              </table:table-cell>
              <table:table-cell office:value-type="float" office:value="0.00000000003058">
                <text:p>0.00000000003058</text:p>
              </table:table-cell>
              <table:table-cell office:value-type="float" office:value="0.00000002707">
                <text:p>0.00000002707</text:p>
              </table:table-cell>
              <table:table-cell office:value-type="float" office:value="0.00000076676">
                <text:p>0.00000076676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585">
                <text:p>0.0000075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000000896">
                <text:p>0.00000000000896</text:p>
              </table:table-cell>
              <table:table-cell office:value-type="float" office:value="0.00000000003044">
                <text:p>0.00000000003044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96">
                <text:p>0.0000075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000000746">
                <text:p>0.00000000000746</text:p>
              </table:table-cell>
              <table:table-cell office:value-type="float" office:value="0.00000000002971">
                <text:p>0.00000000002971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87">
                <text:p>0.0000032187</text:p>
              </table:table-cell>
              <table:table-cell office:value-type="float" office:value="0.0000075595">
                <text:p>0.0000075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000000628">
                <text:p>0.00000000000628</text:p>
              </table:table-cell>
              <table:table-cell office:value-type="float" office:value="0.00000000003278">
                <text:p>0.00000000003278</text:p>
              </table:table-cell>
              <table:table-cell office:value-type="float" office:value="0.000000027068">
                <text:p>0.000000027068</text:p>
              </table:table-cell>
              <table:table-cell office:value-type="float" office:value="0.00000076664">
                <text:p>0.00000076664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582">
                <text:p>0.0000075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000001208">
                <text:p>0.00000000001208</text:p>
              </table:table-cell>
              <table:table-cell office:value-type="float" office:value="0.00000000003184">
                <text:p>0.00000000003184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56">
                <text:p>0.00000076656</text:p>
              </table:table-cell>
              <table:table-cell office:value-type="float" office:value="0.0000032189">
                <text:p>0.0000032189</text:p>
              </table:table-cell>
              <table:table-cell office:value-type="float" office:value="0.0000075602">
                <text:p>0.0000075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000000838">
                <text:p>0.00000000000838</text:p>
              </table:table-cell>
              <table:table-cell office:value-type="float" office:value="0.00000000003098">
                <text:p>0.00000000003098</text:p>
              </table:table-cell>
              <table:table-cell office:value-type="float" office:value="0.000000027073">
                <text:p>0.000000027073</text:p>
              </table:table-cell>
              <table:table-cell office:value-type="float" office:value="0.0000007667">
                <text:p>0.0000007667</text:p>
              </table:table-cell>
              <table:table-cell office:value-type="float" office:value="0.0000032191">
                <text:p>0.0000032191</text:p>
              </table:table-cell>
              <table:table-cell office:value-type="float" office:value="0.0000075603">
                <text:p>0.0000075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000001114">
                <text:p>0.00000000001114</text:p>
              </table:table-cell>
              <table:table-cell office:value-type="float" office:value="0.00000000003192">
                <text:p>0.00000000003192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75">
                <text:p>0.0000007667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592">
                <text:p>0.00000755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000000842">
                <text:p>0.00000000000842</text:p>
              </table:table-cell>
              <table:table-cell office:value-type="float" office:value="0.00000000003305">
                <text:p>0.00000000003305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67">
                <text:p>0.00000076667</text:p>
              </table:table-cell>
              <table:table-cell office:value-type="float" office:value="0.0000032187">
                <text:p>0.0000032187</text:p>
              </table:table-cell>
              <table:table-cell office:value-type="float" office:value="0.0000075604">
                <text:p>0.0000075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00000115">
                <text:p>0.0000000000115</text:p>
              </table:table-cell>
              <table:table-cell office:value-type="float" office:value="0.00000000003376">
                <text:p>0.0000000000337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64">
                <text:p>0.00000076664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593">
                <text:p>0.0000075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000001157">
                <text:p>0.00000000001157</text:p>
              </table:table-cell>
              <table:table-cell office:value-type="float" office:value="0.00000000003167">
                <text:p>0.00000000003167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11">
                <text:p>0.0000075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000000889">
                <text:p>0.00000000000889</text:p>
              </table:table-cell>
              <table:table-cell office:value-type="float" office:value="0.00000000003235">
                <text:p>0.00000000003235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88">
                <text:p>0.0000007668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613">
                <text:p>0.00000756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000001099">
                <text:p>0.00000000001099</text:p>
              </table:table-cell>
              <table:table-cell office:value-type="float" office:value="0.00000000003426">
                <text:p>0.00000000003426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93">
                <text:p>0.00000076693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606">
                <text:p>0.0000075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00000121">
                <text:p>0.0000000000121</text:p>
              </table:table-cell>
              <table:table-cell office:value-type="float" office:value="0.00000000003281">
                <text:p>0.00000000003281</text:p>
              </table:table-cell>
              <table:table-cell office:value-type="float" office:value="0.000000027075">
                <text:p>0.000000027075</text:p>
              </table:table-cell>
              <table:table-cell office:value-type="float" office:value="0.00000076695">
                <text:p>0.0000007669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623">
                <text:p>0.00000756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000001178">
                <text:p>0.00000000001178</text:p>
              </table:table-cell>
              <table:table-cell office:value-type="float" office:value="0.00000000003285">
                <text:p>0.00000000003285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94">
                <text:p>0.0000032194</text:p>
              </table:table-cell>
              <table:table-cell office:value-type="float" office:value="0.0000075613">
                <text:p>0.0000075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000001268">
                <text:p>0.00000000001268</text:p>
              </table:table-cell>
              <table:table-cell office:value-type="float" office:value="0.00000000003131">
                <text:p>0.00000000003131</text:p>
              </table:table-cell>
              <table:table-cell office:value-type="float" office:value="0.000000027091">
                <text:p>0.000000027091</text:p>
              </table:table-cell>
              <table:table-cell office:value-type="float" office:value="0.00000076679">
                <text:p>0.00000076679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625">
                <text:p>0.0000075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000001081">
                <text:p>0.00000000001081</text:p>
              </table:table-cell>
              <table:table-cell office:value-type="float" office:value="0.00000000003556">
                <text:p>0.00000000003556</text:p>
              </table:table-cell>
              <table:table-cell office:value-type="float" office:value="0.000000027093">
                <text:p>0.000000027093</text:p>
              </table:table-cell>
              <table:table-cell office:value-type="float" office:value="0.0000007669">
                <text:p>0.0000007669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608">
                <text:p>0.0000075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000001499">
                <text:p>0.00000000001499</text:p>
              </table:table-cell>
              <table:table-cell office:value-type="float" office:value="0.00000000003336">
                <text:p>0.00000000003336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706">
                <text:p>0.00000076706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05">
                <text:p>0.0000075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000001477">
                <text:p>0.00000000001477</text:p>
              </table:table-cell>
              <table:table-cell office:value-type="float" office:value="0.00000000003349">
                <text:p>0.00000000003349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85">
                <text:p>0.0000007668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602">
                <text:p>0.00000756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000001245">
                <text:p>0.00000000001245</text:p>
              </table:table-cell>
              <table:table-cell office:value-type="float" office:value="0.00000000003444">
                <text:p>0.00000000003444</text:p>
              </table:table-cell>
              <table:table-cell office:value-type="float" office:value="0.000000027089">
                <text:p>0.000000027089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2">
                <text:p>0.00000756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000001537">
                <text:p>0.00000000001537</text:p>
              </table:table-cell>
              <table:table-cell office:value-type="float" office:value="0.00000000003526">
                <text:p>0.00000000003526</text:p>
              </table:table-cell>
              <table:table-cell office:value-type="float" office:value="0.000000027088">
                <text:p>0.000000027088</text:p>
              </table:table-cell>
              <table:table-cell office:value-type="float" office:value="0.00000076699">
                <text:p>0.00000076699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12">
                <text:p>0.0000075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000001675">
                <text:p>0.00000000001675</text:p>
              </table:table-cell>
              <table:table-cell office:value-type="float" office:value="0.00000000003684">
                <text:p>0.00000000003684</text:p>
              </table:table-cell>
              <table:table-cell office:value-type="float" office:value="0.000000027085">
                <text:p>0.000000027085</text:p>
              </table:table-cell>
              <table:table-cell office:value-type="float" office:value="0.00000076699">
                <text:p>0.00000076699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1">
                <text:p>0.00000756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000001528">
                <text:p>0.00000000001528</text:p>
              </table:table-cell>
              <table:table-cell office:value-type="float" office:value="0.00000000003408">
                <text:p>0.00000000003408</text:p>
              </table:table-cell>
              <table:table-cell office:value-type="float" office:value="0.000000027094">
                <text:p>0.000000027094</text:p>
              </table:table-cell>
              <table:table-cell office:value-type="float" office:value="0.00000076705">
                <text:p>0.00000076705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23">
                <text:p>0.0000075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000001773">
                <text:p>0.00000000001773</text:p>
              </table:table-cell>
              <table:table-cell office:value-type="float" office:value="0.0000000000365">
                <text:p>0.0000000000365</text:p>
              </table:table-cell>
              <table:table-cell office:value-type="float" office:value="0.000000027108">
                <text:p>0.000000027108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19">
                <text:p>0.0000075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000001512">
                <text:p>0.00000000001512</text:p>
              </table:table-cell>
              <table:table-cell office:value-type="float" office:value="0.00000000003642">
                <text:p>0.00000000003642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708">
                <text:p>0.00000076708</text:p>
              </table:table-cell>
              <table:table-cell office:value-type="float" office:value="0.0000032192">
                <text:p>0.0000032192</text:p>
              </table:table-cell>
              <table:table-cell office:value-type="float" office:value="0.0000075624">
                <text:p>0.0000075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000001995">
                <text:p>0.00000000001995</text:p>
              </table:table-cell>
              <table:table-cell office:value-type="float" office:value="0.00000000003736">
                <text:p>0.00000000003736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98">
                <text:p>0.0000032198</text:p>
              </table:table-cell>
              <table:table-cell office:value-type="float" office:value="0.0000075625">
                <text:p>0.000007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000001777">
                <text:p>0.00000000001777</text:p>
              </table:table-cell>
              <table:table-cell office:value-type="float" office:value="0.00000000003501">
                <text:p>0.00000000003501</text:p>
              </table:table-cell>
              <table:table-cell office:value-type="float" office:value="0.000000027093">
                <text:p>0.000000027093</text:p>
              </table:table-cell>
              <table:table-cell office:value-type="float" office:value="0.00000076719">
                <text:p>0.00000076719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1">
                <text:p>0.0000075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000001761">
                <text:p>0.00000000001761</text:p>
              </table:table-cell>
              <table:table-cell office:value-type="float" office:value="0.0000000000369">
                <text:p>0.0000000000369</text:p>
              </table:table-cell>
              <table:table-cell office:value-type="float" office:value="0.000000027088">
                <text:p>0.000000027088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83">
                <text:p>0.0000032183</text:p>
              </table:table-cell>
              <table:table-cell office:value-type="float" office:value="0.0000075631">
                <text:p>0.00000756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000001715">
                <text:p>0.00000000001715</text:p>
              </table:table-cell>
              <table:table-cell office:value-type="float" office:value="0.00000000003727">
                <text:p>0.00000000003727</text:p>
              </table:table-cell>
              <table:table-cell office:value-type="float" office:value="0.000000027107">
                <text:p>0.000000027107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31">
                <text:p>0.000007563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73cm" svg:y="4.192cm" style:legend-expansion="high" chart:style-name="ch2"/>
        <chart:plot-area chart:style-name="ch3" table:cell-range-address="'FD11-30'.A7:'FD11-30'.A105 'FD11-30'.F7:'FD11-30'.F105" svg:x="0.32cm" svg:y="0.18cm" svg:width="12.333cm" svg:height="8.64cm">
          <chartooo:coordinate-region svg:x="1.487cm" svg:y="0.389cm" svg:width="10.913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1-30'.F7:'FD11-30'.F105" chart:class="chart:scatter">
            <chart:domain table:cell-range-address="'FD11-30'.A7:'FD11-3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1-30'.A7:'FD11-30'.A105</svg:desc>
                </draw:g>
              </table:table-cell>
              <table:table-cell office:value-type="float" office:value="0.024558734596874">
                <text:p>0.024558734596874</text:p>
                <draw:g>
                  <svg:desc>'FD11-30'.F7:'FD11-30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85477552742696">
                <text:p>0.0185477552742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100196713186278">
                <text:p>0.0100196713186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34775567428863">
                <text:p>0.034775567428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981902170279727">
                <text:p>0.00981902170279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131140483016177">
                <text:p>0.0131140483016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118921276976181">
                <text:p>0.0118921276976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147717189865682">
                <text:p>0.0147717189865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154898811486713">
                <text:p>0.0154898811486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910593686596243">
                <text:p>0.00910593686596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102407678040952">
                <text:p>0.0102407678040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13133171959367">
                <text:p>0.013133171959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119268365708697">
                <text:p>0.0119268365708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947159593889141">
                <text:p>0.00947159593889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845425507206434">
                <text:p>0.00845425507206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727890104581616">
                <text:p>0.00727890104581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533794579860432">
                <text:p>0.00533794579860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495056002432605">
                <text:p>0.00495056002432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463809004983137">
                <text:p>0.00463809004983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387851347628371">
                <text:p>0.00387851347628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351576455193111">
                <text:p>0.0035157645519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312762845877181">
                <text:p>0.00312762845877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27903553547497">
                <text:p>0.0027903553547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257694964077181">
                <text:p>0.00257694964077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236741956306796">
                <text:p>0.00236741956306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218829805392863">
                <text:p>0.00218829805392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202820271778775">
                <text:p>0.00202820271778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187095481241861">
                <text:p>0.00187095481241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179139814576556">
                <text:p>0.00179139814576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172351523624493">
                <text:p>0.001723515236244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164889077047173">
                <text:p>0.001648890770471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16087008467463">
                <text:p>0.0016087008467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158419242147924">
                <text:p>0.00158419242147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158685380908477">
                <text:p>0.00158685380908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162064225571623">
                <text:p>0.001620642255716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164911683866274">
                <text:p>0.00164911683866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166084081096506">
                <text:p>0.00166084081096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170407576735026">
                <text:p>0.001704075767350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178510567980226">
                <text:p>0.00178510567980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186833111745905">
                <text:p>0.00186833111745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194776054443307">
                <text:p>0.00194776054443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203753610707065">
                <text:p>0.00203753610707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213513621760229">
                <text:p>0.00213513621760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223345656422933">
                <text:p>0.00223345656422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236756830466195">
                <text:p>0.00236756830466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249936417392211">
                <text:p>0.002499364173922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264272663485847">
                <text:p>0.00264272663485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277553271267126">
                <text:p>0.00277553271267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90642428901463">
                <text:p>0.00290642428901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309776552586777">
                <text:p>0.003097765525867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29365279851373">
                <text:p>0.003293652798513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343499492607778">
                <text:p>0.00343499492607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35933074927594">
                <text:p>0.0035933074927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382107752066577">
                <text:p>0.003821077520665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401681818181818">
                <text:p>0.0040168181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419327938896666">
                <text:p>0.004193279388966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448408154099497">
                <text:p>0.00448408154099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464971165943353">
                <text:p>0.00464971165943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486891159644222">
                <text:p>0.00486891159644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518183644360834">
                <text:p>0.005181836443608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529722860107397">
                <text:p>0.00529722860107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549152937574351">
                <text:p>0.00549152937574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579291765375968">
                <text:p>0.00579291765375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60417887813819">
                <text:p>0.0060417887813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628727120297914">
                <text:p>0.006287271202979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647946428428103">
                <text:p>0.00647946428428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676944560678467">
                <text:p>0.006769445606784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710399570431229">
                <text:p>0.00710399570431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735802337830712">
                <text:p>0.00735802337830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7588050384781">
                <text:p>0.0075880503847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775306569791499">
                <text:p>0.00775306569791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805162735462575">
                <text:p>0.00805162735462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840513346381847">
                <text:p>0.008405133463818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865030065499466">
                <text:p>0.00865030065499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874756929409039">
                <text:p>0.00874756929409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915307729040882">
                <text:p>0.009153077290408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952241046177419">
                <text:p>0.00952241046177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965038014750552">
                <text:p>0.00965038014750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101204751205992">
                <text:p>0.01012047512059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104109504230795">
                <text:p>0.010410950423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105460149705247">
                <text:p>0.0105460149705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108469623135879">
                <text:p>0.01084696231358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114105869571518">
                <text:p>0.0114105869571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114808370383489">
                <text:p>0.0114808370383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114446745581183">
                <text:p>0.0114446745581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121771660301504">
                <text:p>0.0121771660301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12545573519733">
                <text:p>0.0125455735197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129825385594842">
                <text:p>0.01298253855948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13115789891558">
                <text:p>0.013115789891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126469215875258">
                <text:p>0.01264692158752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129408642294223">
                <text:p>0.0129408642294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146647678438222">
                <text:p>0.0146647678438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156888501783496">
                <text:p>0.0156888501783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155633309938543">
                <text:p>0.01556333099385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15328967769762">
                <text:p>0.015328967769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145045359186353">
                <text:p>0.01450453591863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148316782283654">
                <text:p>0.0148316782283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165703645138453">
                <text:p>0.0165703645138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174253453350042">
                <text:p>0.01742534533500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2cm" svg:height="9cm" xlink:href=".." xlink:type="simple" chart:class="chart:scatter" chart:style-name="ch1">
        <chart:legend chart:legend-position="end" svg:x="11.593cm" svg:y="4.192cm" style:legend-expansion="high" chart:style-name="ch2"/>
        <chart:plot-area chart:style-name="ch3" table:cell-range-address="'FD11-38'.A7:'FD11-38'.A105 'FD11-38'.F7:'FD11-38'.F105" svg:x="0.292cm" svg:y="0.18cm" svg:width="11.009cm" svg:height="8.64cm">
          <chartooo:coordinate-region svg:x="2.108cm" svg:y="0.388cm" svg:width="8.822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F7:'FD11-38'.F105" chart:class="chart:scatter">
            <chart:domain table:cell-range-address="'FD11-38'.A7:'FD11-38'.A105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1-38'.A7:'FD11-38'.A105</svg:desc>
                </draw:g>
              </table:table-cell>
              <table:table-cell office:value-type="float" office:value="0.00000509682810790181">
                <text:p>0.00000509682810790181</text:p>
                <draw:g>
                  <svg:desc>'FD11-38'.F7:'FD11-38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598658784954872">
                <text:p>0.00000598658784954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695500629728424">
                <text:p>0.00000695500629728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819572175635608">
                <text:p>0.00000819572175635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958343070048475">
                <text:p>0.00000958343070048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111857121749631">
                <text:p>0.0000111857121749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129682641782303">
                <text:p>0.0000129682641782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151545849260546">
                <text:p>0.0000151545849260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177961599702511">
                <text:p>0.0000177961599702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205489558308376">
                <text:p>0.0000205489558308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242328562483641">
                <text:p>0.0000242328562483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282325979105678">
                <text:p>0.0000282325979105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327362580918567">
                <text:p>0.0000327362580918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380219253656444">
                <text:p>0.0000380219253656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446814846200776">
                <text:p>0.0000446814846200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515873145610629">
                <text:p>0.0000515873145610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596161036987712">
                <text:p>0.0000596161036987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703035589511076">
                <text:p>0.000070303558951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80931987783045">
                <text:p>0.000080931987783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940465293462914">
                <text:p>0.0000940465293462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108356444761157">
                <text:p>0.000108356444761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12747367415006">
                <text:p>0.00012747367415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146786943750649">
                <text:p>0.000146786943750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169309448688499">
                <text:p>0.000169309448688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196994028242463">
                <text:p>0.000196994028242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226244102679438">
                <text:p>0.000226244102679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259771063368228">
                <text:p>0.000259771063368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297146439532867">
                <text:p>0.0002971464395328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342870873917866">
                <text:p>0.0003428708739178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390449892303368">
                <text:p>0.000390449892303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446979036828342">
                <text:p>0.000446979036828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506652810448518">
                <text:p>0.000506652810448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576070027093103">
                <text:p>0.000576070027093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65545967633429">
                <text:p>0.00065545967633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736819623243853">
                <text:p>0.0007368196232438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826920134893493">
                <text:p>0.0008269201348934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931430081530218">
                <text:p>0.000931430081530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102504229341381">
                <text:p>0.00102504229341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116138588264217">
                <text:p>0.00116138588264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128056844563212">
                <text:p>0.00128056844563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140777796900177">
                <text:p>0.00140777796900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152909181796849">
                <text:p>0.00152909181796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169842955792155">
                <text:p>0.00169842955792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184593367402267">
                <text:p>0.00184593367402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206664471714769">
                <text:p>0.002066644717147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223438309656863">
                <text:p>0.00223438309656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233604130730643">
                <text:p>0.00233604130730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254405205519477">
                <text:p>0.002544052055194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7615380888401">
                <text:p>0.0027615380888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9598602797258">
                <text:p>0.002995986027972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20751986024459">
                <text:p>0.00320751986024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340563553239746">
                <text:p>0.00340563553239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362737555376397">
                <text:p>0.00362737555376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385011868639849">
                <text:p>0.00385011868639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406316817996313">
                <text:p>0.00406316817996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424817020675266">
                <text:p>0.00424817020675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457065780773067">
                <text:p>0.004570657807730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48538138214387">
                <text:p>0.0048538138214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505956859997059">
                <text:p>0.005059568599970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53006024782463">
                <text:p>0.0053006024782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553065141098568">
                <text:p>0.00553065141098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582627931608016">
                <text:p>0.00582627931608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612726643506566">
                <text:p>0.00612726643506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641129094110785">
                <text:p>0.006411290941107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659486806744261">
                <text:p>0.00659486806744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691777792414668">
                <text:p>0.006917777924146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72886627532332">
                <text:p>0.0072886627532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738170079687008">
                <text:p>0.00738170079687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765793068001455">
                <text:p>0.00765793068001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808522638950839">
                <text:p>0.00808522638950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837930751841634">
                <text:p>0.00837930751841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857387973354185">
                <text:p>0.00857387973354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887698434680603">
                <text:p>0.00887698434680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916776972977516">
                <text:p>0.00916776972977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942199684745734">
                <text:p>0.009421996847457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980511638153881">
                <text:p>0.009805116381538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101820827922946">
                <text:p>0.0101820827922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103478697203951">
                <text:p>0.01034786972039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105352257703424">
                <text:p>0.0105352257703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11034006765394">
                <text:p>0.011034006765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113535053721198">
                <text:p>0.0113535053721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114017467557727">
                <text:p>0.01140174675577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119983451524025">
                <text:p>0.01199834515240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123340141929734">
                <text:p>0.01233401419297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123465049938082">
                <text:p>0.01234650499380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127362792839982">
                <text:p>0.01273627928399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132658729694289">
                <text:p>0.01326587296942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133767837112965">
                <text:p>0.0133767837112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134515294473175">
                <text:p>0.0134515294473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137995808271053">
                <text:p>0.01379958082710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143808320818822">
                <text:p>0.0143808320818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150415200278975">
                <text:p>0.01504152002789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151225527598555">
                <text:p>0.0151225527598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152153642569198">
                <text:p>0.0152153642569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154711990576328">
                <text:p>0.0154711990576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161039590805599">
                <text:p>0.01610395908055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166814562191454">
                <text:p>0.0166814562191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174401253231012">
                <text:p>0.0174401253231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174717287522473">
                <text:p>0.017471728752247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52cm" svg:height="7.716cm" xlink:href=".." xlink:type="simple" chart:class="chart:scatter" chart:style-name="ch1">
        <chart:legend svg:x="2.77cm" svg:y="1.249cm" style:legend-expansion="custom" chartooo:width="3.408cm" chartooo:height="1.13cm" style:legend-expansion-aspect-ratio="3.01592920353982" chart:style-name="ch2"/>
        <chart:plot-area chart:style-name="ch3" table:cell-range-address="'FD1-10'.A6:'FD1-10'.A106 'FD1-10'.D5:'FD1-10'.E106 'FD1-10'.G7:'FD1-10'.G105" chart:data-source-has-labels="row" svg:x="0.296cm" svg:y="0.104cm" svg:width="14.256cm" svg:height="7.407cm">
          <chartooo:coordinate-region svg:x="2.142cm" svg:y="0.313cm" svg:width="12.157cm" svg:height="6.9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D6:'FD1-10'.D106" chart:label-cell-address="'FD1-10'.D5:'FD1-10'.D5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E6:'FD1-10'.E106" chart:label-cell-address="'FD1-10'.E5:'FD1-10'.E5" chart:class="chart:scatter">
            <chart:data-point chart:repeated="101"/>
          </chart:series>
          <chart:series chart:style-name="ch9" chart:values-cell-range-address="'FD1-10'.G7:'FD1-10'.G105" chart:class="chart:scatter">
            <chart:domain table:cell-range-address="'FD1-10'.A7:'FD1-10'.A105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-10'.D5:'FD1-10'.D5</svg:desc>
                </draw:g>
              </table:table-cell>
              <table:table-cell office:value-type="string">
                <text:p>d(Id)/d(Vg) (S)</text:p>
                <draw:g>
                  <svg:desc>'FD1-10'.E5:'FD1-10'.E5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-0.00000000000103">
                <text:p>-0.00000000000103</text:p>
                <draw:g>
                  <svg:desc>'FD1-10'.D6:'FD1-10'.D106</svg:desc>
                </draw:g>
              </table:table-cell>
              <table:table-cell office:value-type="float" office:value="NaN">
                <text:p>NaN</text:p>
                <draw:g>
                  <svg:desc>'FD1-10'.E6:'FD1-10'.E106</svg:desc>
                </draw:g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-0.00000255925000000001">
                <text:p>-0.00000255925000000001</text:p>
                <draw:g>
                  <svg:desc>'FD1-10'.G7:'FD1-10'.G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84">
                <text:p>0.00000000000084</text:p>
              </table:table-cell>
              <table:table-cell office:value-type="float" office:value="-0.0000000000735">
                <text:p>-0.0000000000735</text:p>
              </table:table-cell>
              <table:table-cell office:value-type="float" office:value="0.02">
                <text:p>0.02</text:p>
              </table:table-cell>
              <table:table-cell office:value-type="float" office:value="-0.00000250690000000001">
                <text:p>-0.0000025069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25">
                <text:p>-0.0000000000025</text:p>
              </table:table-cell>
              <table:table-cell office:value-type="float" office:value="0.000000000187">
                <text:p>0.000000000187</text:p>
              </table:table-cell>
              <table:table-cell office:value-type="float" office:value="0.03">
                <text:p>0.03</text:p>
              </table:table-cell>
              <table:table-cell office:value-type="float" office:value="-0.00000245455000000001">
                <text:p>-0.00000245455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458">
                <text:p>0.00000000000458</text:p>
              </table:table-cell>
              <table:table-cell office:value-type="float" office:value="0.0000000001375">
                <text:p>0.0000000001375</text:p>
              </table:table-cell>
              <table:table-cell office:value-type="float" office:value="0.04">
                <text:p>0.04</text:p>
              </table:table-cell>
              <table:table-cell office:value-type="float" office:value="-0.00000240220000000001">
                <text:p>-0.0000024022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-0.000000000365">
                <text:p>-0.000000000365</text:p>
              </table:table-cell>
              <table:table-cell office:value-type="float" office:value="0.05">
                <text:p>0.05</text:p>
              </table:table-cell>
              <table:table-cell office:value-type="float" office:value="-0.00000234985000000001">
                <text:p>-0.00000234985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272">
                <text:p>-0.00000000000272</text:p>
              </table:table-cell>
              <table:table-cell office:value-type="float" office:value="0.000000000149">
                <text:p>0.000000000149</text:p>
              </table:table-cell>
              <table:table-cell office:value-type="float" office:value="0.06">
                <text:p>0.06</text:p>
              </table:table-cell>
              <table:table-cell office:value-type="float" office:value="-0.00000229750000000001">
                <text:p>-0.0000022975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1525">
                <text:p>0.0000000001525</text:p>
              </table:table-cell>
              <table:table-cell office:value-type="float" office:value="0.07">
                <text:p>0.07</text:p>
              </table:table-cell>
              <table:table-cell office:value-type="float" office:value="-0.00000224515">
                <text:p>-0.00000224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-0.000000000379">
                <text:p>-0.000000000379</text:p>
              </table:table-cell>
              <table:table-cell office:value-type="float" office:value="0.08">
                <text:p>0.08</text:p>
              </table:table-cell>
              <table:table-cell office:value-type="float" office:value="-0.0000021928">
                <text:p>-0.0000021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0435">
                <text:p>-0.00000000000435</text:p>
              </table:table-cell>
              <table:table-cell office:value-type="float" office:value="0.0000000003345">
                <text:p>0.0000000003345</text:p>
              </table:table-cell>
              <table:table-cell office:value-type="float" office:value="0.09">
                <text:p>0.09</text:p>
              </table:table-cell>
              <table:table-cell office:value-type="float" office:value="-0.00000214045000000001">
                <text:p>-0.00000214045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-0.0000000003085">
                <text:p>-0.0000000003085</text:p>
              </table:table-cell>
              <table:table-cell office:value-type="float" office:value="0.1">
                <text:p>0.1</text:p>
              </table:table-cell>
              <table:table-cell office:value-type="float" office:value="-0.00000208810000000001">
                <text:p>-0.0000020881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1052">
                <text:p>-0.00000000001052</text:p>
              </table:table-cell>
              <table:table-cell office:value-type="float" office:value="0.0000000001495">
                <text:p>0.0000000001495</text:p>
              </table:table-cell>
              <table:table-cell office:value-type="float" office:value="0.11">
                <text:p>0.11</text:p>
              </table:table-cell>
              <table:table-cell office:value-type="float" office:value="-0.00000203575">
                <text:p>-0.00000203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001">
                <text:p>0.00000000001001</text:p>
              </table:table-cell>
              <table:table-cell office:value-type="float" office:value="0.000000000368">
                <text:p>0.000000000368</text:p>
              </table:table-cell>
              <table:table-cell office:value-type="float" office:value="0.12">
                <text:p>0.12</text:p>
              </table:table-cell>
              <table:table-cell office:value-type="float" office:value="-0.00000198340000000001">
                <text:p>-0.0000019834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0316">
                <text:p>-0.00000000000316</text:p>
              </table:table-cell>
              <table:table-cell office:value-type="float" office:value="-0.000000000382">
                <text:p>-0.000000000382</text:p>
              </table:table-cell>
              <table:table-cell office:value-type="float" office:value="0.13">
                <text:p>0.13</text:p>
              </table:table-cell>
              <table:table-cell office:value-type="float" office:value="-0.00000193105">
                <text:p>-0.00000193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37">
                <text:p>0.00000000000237</text:p>
              </table:table-cell>
              <table:table-cell office:value-type="float" office:value="0.0000000001865">
                <text:p>0.0000000001865</text:p>
              </table:table-cell>
              <table:table-cell office:value-type="float" office:value="0.14">
                <text:p>0.14</text:p>
              </table:table-cell>
              <table:table-cell office:value-type="float" office:value="-0.0000018787">
                <text:p>-0.0000018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57">
                <text:p>0.00000000000057</text:p>
              </table:table-cell>
              <table:table-cell office:value-type="float" office:value="0.0000000003615">
                <text:p>0.0000000003615</text:p>
              </table:table-cell>
              <table:table-cell office:value-type="float" office:value="0.15">
                <text:p>0.15</text:p>
              </table:table-cell>
              <table:table-cell office:value-type="float" office:value="-0.00000182635">
                <text:p>-0.00000182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96">
                <text:p>0.0000000000096</text:p>
              </table:table-cell>
              <table:table-cell office:value-type="float" office:value="-0.0000000002155">
                <text:p>-0.0000000002155</text:p>
              </table:table-cell>
              <table:table-cell office:value-type="float" office:value="0.16">
                <text:p>0.16</text:p>
              </table:table-cell>
              <table:table-cell office:value-type="float" office:value="-0.000001774">
                <text:p>-0.000001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374">
                <text:p>-0.00000000000374</text:p>
              </table:table-cell>
              <table:table-cell office:value-type="float" office:value="0.0000000003545">
                <text:p>0.0000000003545</text:p>
              </table:table-cell>
              <table:table-cell office:value-type="float" office:value="0.17">
                <text:p>0.17</text:p>
              </table:table-cell>
              <table:table-cell office:value-type="float" office:value="-0.00000172165">
                <text:p>-0.00000172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669">
                <text:p>0.00000000001669</text:p>
              </table:table-cell>
              <table:table-cell office:value-type="float" office:value="0.000000000508">
                <text:p>0.000000000508</text:p>
              </table:table-cell>
              <table:table-cell office:value-type="float" office:value="0.18">
                <text:p>0.18</text:p>
              </table:table-cell>
              <table:table-cell office:value-type="float" office:value="-0.0000016693">
                <text:p>-0.0000016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000000309999999999999">
                <text:p>0.0000000000309999999999999</text:p>
              </table:table-cell>
              <table:table-cell office:value-type="float" office:value="0.19">
                <text:p>0.19</text:p>
              </table:table-cell>
              <table:table-cell office:value-type="float" office:value="-0.00000161695">
                <text:p>-0.00000161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1731">
                <text:p>0.00000000001731</text:p>
              </table:table-cell>
              <table:table-cell office:value-type="float" office:value="0.000000000981499999999999">
                <text:p>0.000000000981499999999999</text:p>
              </table:table-cell>
              <table:table-cell office:value-type="float" office:value="0.2">
                <text:p>0.2</text:p>
              </table:table-cell>
              <table:table-cell office:value-type="float" office:value="-0.0000015646">
                <text:p>-0.0000015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2605">
                <text:p>0.00000000002605</text:p>
              </table:table-cell>
              <table:table-cell office:value-type="float" office:value="0.000000001019">
                <text:p>0.000000001019</text:p>
              </table:table-cell>
              <table:table-cell office:value-type="float" office:value="0.21">
                <text:p>0.21</text:p>
              </table:table-cell>
              <table:table-cell office:value-type="float" office:value="-0.00000151225">
                <text:p>-0.00000151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3769">
                <text:p>0.00000000003769</text:p>
              </table:table-cell>
              <table:table-cell office:value-type="float" office:value="0.00000000124">
                <text:p>0.00000000124</text:p>
              </table:table-cell>
              <table:table-cell office:value-type="float" office:value="0.22">
                <text:p>0.22</text:p>
              </table:table-cell>
              <table:table-cell office:value-type="float" office:value="-0.0000014599">
                <text:p>-0.00000145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5085">
                <text:p>0.00000000005085</text:p>
              </table:table-cell>
              <table:table-cell office:value-type="float" office:value="0.0000000023025">
                <text:p>0.0000000023025</text:p>
              </table:table-cell>
              <table:table-cell office:value-type="float" office:value="0.23">
                <text:p>0.23</text:p>
              </table:table-cell>
              <table:table-cell office:value-type="float" office:value="-0.00000140755">
                <text:p>-0.00000140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8374">
                <text:p>0.00000000008374</text:p>
              </table:table-cell>
              <table:table-cell office:value-type="float" office:value="0.000000003234">
                <text:p>0.000000003234</text:p>
              </table:table-cell>
              <table:table-cell office:value-type="float" office:value="0.24">
                <text:p>0.24</text:p>
              </table:table-cell>
              <table:table-cell office:value-type="float" office:value="-0.0000013552">
                <text:p>-0.00000135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1553">
                <text:p>0.00000000011553</text:p>
              </table:table-cell>
              <table:table-cell office:value-type="float" office:value="0.000000004267">
                <text:p>0.000000004267</text:p>
              </table:table-cell>
              <table:table-cell office:value-type="float" office:value="0.25">
                <text:p>0.25</text:p>
              </table:table-cell>
              <table:table-cell office:value-type="float" office:value="-0.00000130285">
                <text:p>-0.00000130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6908">
                <text:p>0.00000000016908</text:p>
              </table:table-cell>
              <table:table-cell office:value-type="float" office:value="0.00000000674249999999999">
                <text:p>0.00000000674249999999999</text:p>
              </table:table-cell>
              <table:table-cell office:value-type="float" office:value="0.26">
                <text:p>0.26</text:p>
              </table:table-cell>
              <table:table-cell office:value-type="float" office:value="-0.0000012505">
                <text:p>-0.0000012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5038">
                <text:p>0.00000000025038</text:p>
              </table:table-cell>
              <table:table-cell office:value-type="float" office:value="0.00000000915599999999999">
                <text:p>0.00000000915599999999999</text:p>
              </table:table-cell>
              <table:table-cell office:value-type="float" office:value="0.27">
                <text:p>0.27</text:p>
              </table:table-cell>
              <table:table-cell office:value-type="float" office:value="-0.00000119815">
                <text:p>-0.00000119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522">
                <text:p>0.0000000003522</text:p>
              </table:table-cell>
              <table:table-cell office:value-type="float" office:value="0.000000013346">
                <text:p>0.000000013346</text:p>
              </table:table-cell>
              <table:table-cell office:value-type="float" office:value="0.28">
                <text:p>0.28</text:p>
              </table:table-cell>
              <table:table-cell office:value-type="float" office:value="-0.0000011458">
                <text:p>-0.0000011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173">
                <text:p>0.0000000005173</text:p>
              </table:table-cell>
              <table:table-cell office:value-type="float" office:value="0.0000000190255">
                <text:p>0.0000000190255</text:p>
              </table:table-cell>
              <table:table-cell office:value-type="float" office:value="0.29">
                <text:p>0.29</text:p>
              </table:table-cell>
              <table:table-cell office:value-type="float" office:value="-0.00000109345">
                <text:p>-0.00000109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3271">
                <text:p>0.00000000073271</text:p>
              </table:table-cell>
              <table:table-cell office:value-type="float" office:value="0.0000000268725">
                <text:p>0.0000000268725</text:p>
              </table:table-cell>
              <table:table-cell office:value-type="float" office:value="0.3">
                <text:p>0.3</text:p>
              </table:table-cell>
              <table:table-cell office:value-type="float" office:value="-0.0000010411">
                <text:p>-0.0000010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5475">
                <text:p>0.00000000105475</text:p>
              </table:table-cell>
              <table:table-cell office:value-type="float" office:value="0.0000000383095">
                <text:p>0.0000000383095</text:p>
              </table:table-cell>
              <table:table-cell office:value-type="float" office:value="0.31">
                <text:p>0.31</text:p>
              </table:table-cell>
              <table:table-cell office:value-type="float" office:value="-0.000000988750000000003">
                <text:p>-0.00000098875000000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4989">
                <text:p>0.0000000014989</text:p>
              </table:table-cell>
              <table:table-cell office:value-type="float" office:value="0.0000000535725000000001">
                <text:p>0.0000000535725000000001</text:p>
              </table:table-cell>
              <table:table-cell office:value-type="float" office:value="0.32">
                <text:p>0.32</text:p>
              </table:table-cell>
              <table:table-cell office:value-type="float" office:value="-0.000000936400000000003">
                <text:p>-0.000000936400000000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262">
                <text:p>0.0000000021262</text:p>
              </table:table-cell>
              <table:table-cell office:value-type="float" office:value="0.0000000750849999999999">
                <text:p>0.0000000750849999999999</text:p>
              </table:table-cell>
              <table:table-cell office:value-type="float" office:value="0.33">
                <text:p>0.33</text:p>
              </table:table-cell>
              <table:table-cell office:value-type="float" office:value="-0.000000884050000000003">
                <text:p>-0.000000884050000000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006">
                <text:p>0.0000000030006</text:p>
              </table:table-cell>
              <table:table-cell office:value-type="float" office:value="0.000000104135">
                <text:p>0.000000104135</text:p>
              </table:table-cell>
              <table:table-cell office:value-type="float" office:value="0.34">
                <text:p>0.34</text:p>
              </table:table-cell>
              <table:table-cell office:value-type="float" office:value="-0.000000831700000000003">
                <text:p>-0.000000831700000000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2089">
                <text:p>0.0000000042089</text:p>
              </table:table-cell>
              <table:table-cell office:value-type="float" office:value="0.000000141925">
                <text:p>0.000000141925</text:p>
              </table:table-cell>
              <table:table-cell office:value-type="float" office:value="0.35">
                <text:p>0.35</text:p>
              </table:table-cell>
              <table:table-cell office:value-type="float" office:value="-0.000000779350000000002">
                <text:p>-0.00000077935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8391">
                <text:p>0.0000000058391</text:p>
              </table:table-cell>
              <table:table-cell office:value-type="float" office:value="0.000000192405">
                <text:p>0.000000192405</text:p>
              </table:table-cell>
              <table:table-cell office:value-type="float" office:value="0.36">
                <text:p>0.36</text:p>
              </table:table-cell>
              <table:table-cell office:value-type="float" office:value="-0.000000727000000000002">
                <text:p>-0.0000007270000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057">
                <text:p>0.000000008057</text:p>
              </table:table-cell>
              <table:table-cell office:value-type="float" office:value="0.000000256795">
                <text:p>0.000000256795</text:p>
              </table:table-cell>
              <table:table-cell office:value-type="float" office:value="0.37">
                <text:p>0.37</text:p>
              </table:table-cell>
              <table:table-cell office:value-type="float" office:value="-0.000000674650000000002">
                <text:p>-0.00000067465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0975">
                <text:p>0.000000010975</text:p>
              </table:table-cell>
              <table:table-cell office:value-type="float" office:value="0.00000033825">
                <text:p>0.00000033825</text:p>
              </table:table-cell>
              <table:table-cell office:value-type="float" office:value="0.38">
                <text:p>0.38</text:p>
              </table:table-cell>
              <table:table-cell office:value-type="float" office:value="-0.000000622300000000002">
                <text:p>-0.0000006223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4822">
                <text:p>0.000000014822</text:p>
              </table:table-cell>
              <table:table-cell office:value-type="float" office:value="0.0000004378">
                <text:p>0.0000004378</text:p>
              </table:table-cell>
              <table:table-cell office:value-type="float" office:value="0.39">
                <text:p>0.39</text:p>
              </table:table-cell>
              <table:table-cell office:value-type="float" office:value="-0.000000569950000000002">
                <text:p>-0.0000005699500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55785">
                <text:p>0.00000055785</text:p>
              </table:table-cell>
              <table:table-cell office:value-type="float" office:value="0.4">
                <text:p>0.4</text:p>
              </table:table-cell>
              <table:table-cell office:value-type="float" office:value="-0.000000517600000000002">
                <text:p>-0.00000051760000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5979">
                <text:p>0.000000025979</text:p>
              </table:table-cell>
              <table:table-cell office:value-type="float" office:value="0.00000070025">
                <text:p>0.00000070025</text:p>
              </table:table-cell>
              <table:table-cell office:value-type="float" office:value="0.41">
                <text:p>0.41</text:p>
              </table:table-cell>
              <table:table-cell office:value-type="float" office:value="-0.000000465250000000002">
                <text:p>-0.000000465250000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3736">
                <text:p>0.000000033736</text:p>
              </table:table-cell>
              <table:table-cell office:value-type="float" office:value="0.000000863050000000002">
                <text:p>0.000000863050000000002</text:p>
              </table:table-cell>
              <table:table-cell office:value-type="float" office:value="0.42">
                <text:p>0.42</text:p>
              </table:table-cell>
              <table:table-cell office:value-type="float" office:value="-0.000000412900000000002">
                <text:p>-0.0000004129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104745">
                <text:p>0.00000104745</text:p>
              </table:table-cell>
              <table:table-cell office:value-type="float" office:value="0.43">
                <text:p>0.43</text:p>
              </table:table-cell>
              <table:table-cell office:value-type="float" office:value="-0.000000360550000000002">
                <text:p>-0.00000036055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4685">
                <text:p>0.000000054685</text:p>
              </table:table-cell>
              <table:table-cell office:value-type="float" office:value="0.000001245">
                <text:p>0.000001245</text:p>
              </table:table-cell>
              <table:table-cell office:value-type="float" office:value="0.44">
                <text:p>0.44</text:p>
              </table:table-cell>
              <table:table-cell office:value-type="float" office:value="-0.000000308200000000001">
                <text:p>-0.0000003082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6814">
                <text:p>0.00000006814</text:p>
              </table:table-cell>
              <table:table-cell office:value-type="float" office:value="0.00000146155">
                <text:p>0.00000146155</text:p>
              </table:table-cell>
              <table:table-cell office:value-type="float" office:value="0.45">
                <text:p>0.45</text:p>
              </table:table-cell>
              <table:table-cell office:value-type="float" office:value="-0.000000255850000000001">
                <text:p>-0.00000025585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3916">
                <text:p>0.000000083916</text:p>
              </table:table-cell>
              <table:table-cell office:value-type="float" office:value="0.00000168915">
                <text:p>0.00000168915</text:p>
              </table:table-cell>
              <table:table-cell office:value-type="float" office:value="0.46">
                <text:p>0.46</text:p>
              </table:table-cell>
              <table:table-cell office:value-type="float" office:value="-0.000000203500000000001">
                <text:p>-0.0000002035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1923">
                <text:p>0.000000101923</text:p>
              </table:table-cell>
              <table:table-cell office:value-type="float" office:value="0.0000019282">
                <text:p>0.0000019282</text:p>
              </table:table-cell>
              <table:table-cell office:value-type="float" office:value="0.47">
                <text:p>0.47</text:p>
              </table:table-cell>
              <table:table-cell office:value-type="float" office:value="-0.000000151150000000001">
                <text:p>-0.00000015115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2248">
                <text:p>0.00000012248</text:p>
              </table:table-cell>
              <table:table-cell office:value-type="float" office:value="0.00000216335">
                <text:p>0.00000216335</text:p>
              </table:table-cell>
              <table:table-cell office:value-type="float" office:value="0.48">
                <text:p>0.48</text:p>
              </table:table-cell>
              <table:table-cell office:value-type="float" office:value="-0.0000000988000000000012">
                <text:p>-0.0000000988000000000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4519">
                <text:p>0.00000014519</text:p>
              </table:table-cell>
              <table:table-cell office:value-type="float" office:value="0.0000023975">
                <text:p>0.0000023975</text:p>
              </table:table-cell>
              <table:table-cell office:value-type="float" office:value="0.49">
                <text:p>0.49</text:p>
              </table:table-cell>
              <table:table-cell office:value-type="float" office:value="-0.000000046450000000001">
                <text:p>-0.00000004645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7043">
                <text:p>0.00000017043</text:p>
              </table:table-cell>
              <table:table-cell office:value-type="float" office:value="0.000002647">
                <text:p>0.000002647</text:p>
              </table:table-cell>
              <table:table-cell office:value-type="float" office:value="0.5">
                <text:p>0.5</text:p>
              </table:table-cell>
              <table:table-cell office:value-type="float" office:value="0.00000000589999999999912">
                <text:p>0.00000000589999999999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19813">
                <text:p>0.00000019813</text:p>
              </table:table-cell>
              <table:table-cell office:value-type="float" office:value="0.0000028705">
                <text:p>0.0000028705</text:p>
              </table:table-cell>
              <table:table-cell office:value-type="float" office:value="0.51">
                <text:p>0.51</text:p>
              </table:table-cell>
              <table:table-cell office:value-type="float" office:value="0.0000000582499999999993">
                <text:p>0.00000005824999999999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2784">
                <text:p>0.00000022784</text:p>
              </table:table-cell>
              <table:table-cell office:value-type="float" office:value="0.000003085">
                <text:p>0.000003085</text:p>
              </table:table-cell>
              <table:table-cell office:value-type="float" office:value="0.52">
                <text:p>0.52</text:p>
              </table:table-cell>
              <table:table-cell office:value-type="float" office:value="0.000000110599999999999">
                <text:p>0.0000001105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5983">
                <text:p>0.00000025983</text:p>
              </table:table-cell>
              <table:table-cell office:value-type="float" office:value="0.0000032905">
                <text:p>0.0000032905</text:p>
              </table:table-cell>
              <table:table-cell office:value-type="float" office:value="0.53">
                <text:p>0.53</text:p>
              </table:table-cell>
              <table:table-cell office:value-type="float" office:value="0.00000016295">
                <text:p>0.00000016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29365">
                <text:p>0.00000029365</text:p>
              </table:table-cell>
              <table:table-cell office:value-type="float" office:value="0.00000348799999999999">
                <text:p>0.00000348799999999999</text:p>
              </table:table-cell>
              <table:table-cell office:value-type="float" office:value="0.54">
                <text:p>0.54</text:p>
              </table:table-cell>
              <table:table-cell office:value-type="float" office:value="0.0000002153">
                <text:p>0.0000002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2959">
                <text:p>0.00000032959</text:p>
              </table:table-cell>
              <table:table-cell office:value-type="float" office:value="0.0000036735">
                <text:p>0.0000036735</text:p>
              </table:table-cell>
              <table:table-cell office:value-type="float" office:value="0.55">
                <text:p>0.55</text:p>
              </table:table-cell>
              <table:table-cell office:value-type="float" office:value="0.00000026765">
                <text:p>0.00000026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36712">
                <text:p>0.00000036712</text:p>
              </table:table-cell>
              <table:table-cell office:value-type="float" office:value="0.000003831">
                <text:p>0.000003831</text:p>
              </table:table-cell>
              <table:table-cell office:value-type="float" office:value="0.56">
                <text:p>0.56</text:p>
              </table:table-cell>
              <table:table-cell office:value-type="float" office:value="0.00000032">
                <text:p>0.00000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0621">
                <text:p>0.00000040621</text:p>
              </table:table-cell>
              <table:table-cell office:value-type="float" office:value="0.000003978">
                <text:p>0.000003978</text:p>
              </table:table-cell>
              <table:table-cell office:value-type="float" office:value="0.57">
                <text:p>0.57</text:p>
              </table:table-cell>
              <table:table-cell office:value-type="float" office:value="0.00000037235">
                <text:p>0.00000037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44668">
                <text:p>0.00000044668</text:p>
              </table:table-cell>
              <table:table-cell office:value-type="float" office:value="0.00000411100000000002">
                <text:p>0.00000411100000000002</text:p>
              </table:table-cell>
              <table:table-cell office:value-type="float" office:value="0.58">
                <text:p>0.58</text:p>
              </table:table-cell>
              <table:table-cell office:value-type="float" office:value="0.0000004247">
                <text:p>0.0000004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48843">
                <text:p>0.00000048843</text:p>
              </table:table-cell>
              <table:table-cell office:value-type="float" office:value="0.00000425400000000002">
                <text:p>0.00000425400000000002</text:p>
              </table:table-cell>
              <table:table-cell office:value-type="float" office:value="0.59">
                <text:p>0.59</text:p>
              </table:table-cell>
              <table:table-cell office:value-type="float" office:value="0.00000047705">
                <text:p>0.00000047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53176">
                <text:p>0.00000053176</text:p>
              </table:table-cell>
              <table:table-cell office:value-type="float" office:value="0.00000435099999999998">
                <text:p>0.00000435099999999998</text:p>
              </table:table-cell>
              <table:table-cell office:value-type="float" office:value="0.6">
                <text:p>0.6</text:p>
              </table:table-cell>
              <table:table-cell office:value-type="float" office:value="0.000000529400000000001">
                <text:p>0.0000005294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57545">
                <text:p>0.00000057545</text:p>
              </table:table-cell>
              <table:table-cell office:value-type="float" office:value="0.000004448">
                <text:p>0.000004448</text:p>
              </table:table-cell>
              <table:table-cell office:value-type="float" office:value="0.61">
                <text:p>0.61</text:p>
              </table:table-cell>
              <table:table-cell office:value-type="float" office:value="0.00000058175">
                <text:p>0.00000058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62072">
                <text:p>0.00000062072</text:p>
              </table:table-cell>
              <table:table-cell office:value-type="float" office:value="0.00000454950000000002">
                <text:p>0.00000454950000000002</text:p>
              </table:table-cell>
              <table:table-cell office:value-type="float" office:value="0.62">
                <text:p>0.62</text:p>
              </table:table-cell>
              <table:table-cell office:value-type="float" office:value="0.0000006341">
                <text:p>0.00000063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66644">
                <text:p>0.00000066644</text:p>
              </table:table-cell>
              <table:table-cell office:value-type="float" office:value="0.00000460899999999999">
                <text:p>0.00000460899999999999</text:p>
              </table:table-cell>
              <table:table-cell office:value-type="float" office:value="0.63">
                <text:p>0.63</text:p>
              </table:table-cell>
              <table:table-cell office:value-type="float" office:value="0.000000686450000000001">
                <text:p>0.00000068645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46785">
                <text:p>0.0000046785</text:p>
              </table:table-cell>
              <table:table-cell office:value-type="float" office:value="0.64">
                <text:p>0.64</text:p>
              </table:table-cell>
              <table:table-cell office:value-type="float" office:value="0.000000738800000000001">
                <text:p>0.00000073880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76001">
                <text:p>0.00000076001</text:p>
              </table:table-cell>
              <table:table-cell office:value-type="float" office:value="0.000004764">
                <text:p>0.000004764</text:p>
              </table:table-cell>
              <table:table-cell office:value-type="float" office:value="0.65">
                <text:p>0.65</text:p>
              </table:table-cell>
              <table:table-cell office:value-type="float" office:value="0.000000791150000000001">
                <text:p>0.00000079115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80818">
                <text:p>0.00000080818</text:p>
              </table:table-cell>
              <table:table-cell office:value-type="float" office:value="0.00000483599999999999">
                <text:p>0.00000483599999999999</text:p>
              </table:table-cell>
              <table:table-cell office:value-type="float" office:value="0.66">
                <text:p>0.66</text:p>
              </table:table-cell>
              <table:table-cell office:value-type="float" office:value="0.000000843500000000001">
                <text:p>0.000000843500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85673">
                <text:p>0.00000085673</text:p>
              </table:table-cell>
              <table:table-cell office:value-type="float" office:value="0.0000048645">
                <text:p>0.0000048645</text:p>
              </table:table-cell>
              <table:table-cell office:value-type="float" office:value="0.67">
                <text:p>0.67</text:p>
              </table:table-cell>
              <table:table-cell office:value-type="float" office:value="0.000000895850000000001">
                <text:p>0.00000089585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90547">
                <text:p>0.00000090547</text:p>
              </table:table-cell>
              <table:table-cell office:value-type="float" office:value="0.00000492">
                <text:p>0.00000492</text:p>
              </table:table-cell>
              <table:table-cell office:value-type="float" office:value="0.68">
                <text:p>0.68</text:p>
              </table:table-cell>
              <table:table-cell office:value-type="float" office:value="0.000000948200000000001">
                <text:p>0.000000948200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95513">
                <text:p>0.00000095513</text:p>
              </table:table-cell>
              <table:table-cell office:value-type="float" office:value="0.000004971">
                <text:p>0.000004971</text:p>
              </table:table-cell>
              <table:table-cell office:value-type="float" office:value="0.69">
                <text:p>0.69</text:p>
              </table:table-cell>
              <table:table-cell office:value-type="float" office:value="0.00000100055">
                <text:p>0.00000100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00489">
                <text:p>0.00000100489</text:p>
              </table:table-cell>
              <table:table-cell office:value-type="float" office:value="0.00000500199999999999">
                <text:p>0.00000500199999999999</text:p>
              </table:table-cell>
              <table:table-cell office:value-type="float" office:value="0.7">
                <text:p>0.7</text:p>
              </table:table-cell>
              <table:table-cell office:value-type="float" office:value="0.0000010529">
                <text:p>0.0000010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05517">
                <text:p>0.00000105517</text:p>
              </table:table-cell>
              <table:table-cell office:value-type="float" office:value="0.00000503350000000002">
                <text:p>0.00000503350000000002</text:p>
              </table:table-cell>
              <table:table-cell office:value-type="float" office:value="0.71">
                <text:p>0.71</text:p>
              </table:table-cell>
              <table:table-cell office:value-type="float" office:value="0.00000110525">
                <text:p>0.00000110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10556">
                <text:p>0.00000110556</text:p>
              </table:table-cell>
              <table:table-cell office:value-type="float" office:value="0.00000509150000000002">
                <text:p>0.00000509150000000002</text:p>
              </table:table-cell>
              <table:table-cell office:value-type="float" office:value="0.72">
                <text:p>0.72</text:p>
              </table:table-cell>
              <table:table-cell office:value-type="float" office:value="0.0000011576">
                <text:p>0.00000115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5087">
                <text:p>0.000005087</text:p>
              </table:table-cell>
              <table:table-cell office:value-type="float" office:value="0.73">
                <text:p>0.73</text:p>
              </table:table-cell>
              <table:table-cell office:value-type="float" office:value="0.00000120995">
                <text:p>0.00000120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12073">
                <text:p>0.0000012073</text:p>
              </table:table-cell>
              <table:table-cell office:value-type="float" office:value="0.000005085">
                <text:p>0.000005085</text:p>
              </table:table-cell>
              <table:table-cell office:value-type="float" office:value="0.74">
                <text:p>0.74</text:p>
              </table:table-cell>
              <table:table-cell office:value-type="float" office:value="0.0000012623">
                <text:p>0.00000126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12587">
                <text:p>0.0000012587</text:p>
              </table:table-cell>
              <table:table-cell office:value-type="float" office:value="0.00000517999999999998">
                <text:p>0.00000517999999999998</text:p>
              </table:table-cell>
              <table:table-cell office:value-type="float" office:value="0.75">
                <text:p>0.75</text:p>
              </table:table-cell>
              <table:table-cell office:value-type="float" office:value="0.00000131465">
                <text:p>0.000001314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13109">
                <text:p>0.0000013109</text:p>
              </table:table-cell>
              <table:table-cell office:value-type="float" office:value="0.00000517">
                <text:p>0.00000517</text:p>
              </table:table-cell>
              <table:table-cell office:value-type="float" office:value="0.76">
                <text:p>0.76</text:p>
              </table:table-cell>
              <table:table-cell office:value-type="float" office:value="0.000001367">
                <text:p>0.000001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13621">
                <text:p>0.0000013621</text:p>
              </table:table-cell>
              <table:table-cell office:value-type="float" office:value="0.00000516999999999999">
                <text:p>0.00000516999999999999</text:p>
              </table:table-cell>
              <table:table-cell office:value-type="float" office:value="0.77">
                <text:p>0.77</text:p>
              </table:table-cell>
              <table:table-cell office:value-type="float" office:value="0.00000141935">
                <text:p>0.000001419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14143">
                <text:p>0.0000014143</text:p>
              </table:table-cell>
              <table:table-cell office:value-type="float" office:value="0.00000517499999999999">
                <text:p>0.00000517499999999999</text:p>
              </table:table-cell>
              <table:table-cell office:value-type="float" office:value="0.78">
                <text:p>0.78</text:p>
              </table:table-cell>
              <table:table-cell office:value-type="float" office:value="0.0000014717">
                <text:p>0.0000014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14656">
                <text:p>0.0000014656</text:p>
              </table:table-cell>
              <table:table-cell office:value-type="float" office:value="0.00000517">
                <text:p>0.00000517</text:p>
              </table:table-cell>
              <table:table-cell office:value-type="float" office:value="0.79">
                <text:p>0.79</text:p>
              </table:table-cell>
              <table:table-cell office:value-type="float" office:value="0.00000152405">
                <text:p>0.000001524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15177">
                <text:p>0.0000015177</text:p>
              </table:table-cell>
              <table:table-cell office:value-type="float" office:value="0.00000520999999999999">
                <text:p>0.00000520999999999999</text:p>
              </table:table-cell>
              <table:table-cell office:value-type="float" office:value="0.8">
                <text:p>0.8</text:p>
              </table:table-cell>
              <table:table-cell office:value-type="float" office:value="0.0000015764">
                <text:p>0.00000157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15698">
                <text:p>0.0000015698</text:p>
              </table:table-cell>
              <table:table-cell office:value-type="float" office:value="0.000005235">
                <text:p>0.000005235</text:p>
              </table:table-cell>
              <table:table-cell office:value-type="float" office:value="0.81">
                <text:p>0.81</text:p>
              </table:table-cell>
              <table:table-cell office:value-type="float" office:value="0.00000162875">
                <text:p>0.00000162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16224">
                <text:p>0.0000016224</text:p>
              </table:table-cell>
              <table:table-cell office:value-type="float" office:value="0.00000523500000000001">
                <text:p>0.00000523500000000001</text:p>
              </table:table-cell>
              <table:table-cell office:value-type="float" office:value="0.82">
                <text:p>0.82</text:p>
              </table:table-cell>
              <table:table-cell office:value-type="float" office:value="0.0000016811">
                <text:p>0.00000168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16745">
                <text:p>0.0000016745</text:p>
              </table:table-cell>
              <table:table-cell office:value-type="float" office:value="0.00000521999999999999">
                <text:p>0.00000521999999999999</text:p>
              </table:table-cell>
              <table:table-cell office:value-type="float" office:value="0.83">
                <text:p>0.83</text:p>
              </table:table-cell>
              <table:table-cell office:value-type="float" office:value="0.00000173345">
                <text:p>0.00000173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17268">
                <text:p>0.0000017268</text:p>
              </table:table-cell>
              <table:table-cell office:value-type="float" office:value="0.00000523000000000003">
                <text:p>0.00000523000000000003</text:p>
              </table:table-cell>
              <table:table-cell office:value-type="float" office:value="0.84">
                <text:p>0.84</text:p>
              </table:table-cell>
              <table:table-cell office:value-type="float" office:value="0.0000017858">
                <text:p>0.00000178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17791">
                <text:p>0.0000017791</text:p>
              </table:table-cell>
              <table:table-cell office:value-type="float" office:value="0.00000519000000000003">
                <text:p>0.00000519000000000003</text:p>
              </table:table-cell>
              <table:table-cell office:value-type="float" office:value="0.85">
                <text:p>0.85</text:p>
              </table:table-cell>
              <table:table-cell office:value-type="float" office:value="0.00000183815">
                <text:p>0.00000183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18306">
                <text:p>0.0000018306</text:p>
              </table:table-cell>
              <table:table-cell office:value-type="float" office:value="0.00000515499999999999">
                <text:p>0.00000515499999999999</text:p>
              </table:table-cell>
              <table:table-cell office:value-type="float" office:value="0.86">
                <text:p>0.86</text:p>
              </table:table-cell>
              <table:table-cell office:value-type="float" office:value="0.0000018905">
                <text:p>0.00000189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18822">
                <text:p>0.0000018822</text:p>
              </table:table-cell>
              <table:table-cell office:value-type="float" office:value="0.00000516">
                <text:p>0.00000516</text:p>
              </table:table-cell>
              <table:table-cell office:value-type="float" office:value="0.87">
                <text:p>0.87</text:p>
              </table:table-cell>
              <table:table-cell office:value-type="float" office:value="0.00000194285">
                <text:p>0.00000194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19338">
                <text:p>0.0000019338</text:p>
              </table:table-cell>
              <table:table-cell office:value-type="float" office:value="0.00000518">
                <text:p>0.00000518</text:p>
              </table:table-cell>
              <table:table-cell office:value-type="float" office:value="0.88">
                <text:p>0.88</text:p>
              </table:table-cell>
              <table:table-cell office:value-type="float" office:value="0.0000019952">
                <text:p>0.00000199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19858">
                <text:p>0.0000019858</text:p>
              </table:table-cell>
              <table:table-cell office:value-type="float" office:value="0.00000517999999999998">
                <text:p>0.00000517999999999998</text:p>
              </table:table-cell>
              <table:table-cell office:value-type="float" office:value="0.89">
                <text:p>0.89</text:p>
              </table:table-cell>
              <table:table-cell office:value-type="float" office:value="0.00000204755">
                <text:p>0.000002047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20374">
                <text:p>0.0000020374</text:p>
              </table:table-cell>
              <table:table-cell office:value-type="float" office:value="0.00000516999999999998">
                <text:p>0.00000516999999999998</text:p>
              </table:table-cell>
              <table:table-cell office:value-type="float" office:value="0.9">
                <text:p>0.9</text:p>
              </table:table-cell>
              <table:table-cell office:value-type="float" office:value="0.0000020999">
                <text:p>0.0000020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20892">
                <text:p>0.0000020892</text:p>
              </table:table-cell>
              <table:table-cell office:value-type="float" office:value="0.00000516499999999999">
                <text:p>0.00000516499999999999</text:p>
              </table:table-cell>
              <table:table-cell office:value-type="float" office:value="0.91">
                <text:p>0.91</text:p>
              </table:table-cell>
              <table:table-cell office:value-type="float" office:value="0.00000215225">
                <text:p>0.00000215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21407">
                <text:p>0.0000021407</text:p>
              </table:table-cell>
              <table:table-cell office:value-type="float" office:value="0.00000512">
                <text:p>0.00000512</text:p>
              </table:table-cell>
              <table:table-cell office:value-type="float" office:value="0.92">
                <text:p>0.92</text:p>
              </table:table-cell>
              <table:table-cell office:value-type="float" office:value="0.0000022046">
                <text:p>0.00000220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21916">
                <text:p>0.0000021916</text:p>
              </table:table-cell>
              <table:table-cell office:value-type="float" office:value="0.00000507500000000001">
                <text:p>0.00000507500000000001</text:p>
              </table:table-cell>
              <table:table-cell office:value-type="float" office:value="0.93">
                <text:p>0.93</text:p>
              </table:table-cell>
              <table:table-cell office:value-type="float" office:value="0.00000225695">
                <text:p>0.000002256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22422">
                <text:p>0.0000022422</text:p>
              </table:table-cell>
              <table:table-cell office:value-type="float" office:value="0.00000508">
                <text:p>0.00000508</text:p>
              </table:table-cell>
              <table:table-cell office:value-type="float" office:value="0.94">
                <text:p>0.94</text:p>
              </table:table-cell>
              <table:table-cell office:value-type="float" office:value="0.0000023093">
                <text:p>0.00000230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22932">
                <text:p>0.0000022932</text:p>
              </table:table-cell>
              <table:table-cell office:value-type="float" office:value="0.00000507500000000001">
                <text:p>0.00000507500000000001</text:p>
              </table:table-cell>
              <table:table-cell office:value-type="float" office:value="0.95">
                <text:p>0.95</text:p>
              </table:table-cell>
              <table:table-cell office:value-type="float" office:value="0.00000236165">
                <text:p>0.00000236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23437">
                <text:p>0.0000023437</text:p>
              </table:table-cell>
              <table:table-cell office:value-type="float" office:value="0.00000501500000000003">
                <text:p>0.00000501500000000003</text:p>
              </table:table-cell>
              <table:table-cell office:value-type="float" office:value="0.96">
                <text:p>0.96</text:p>
              </table:table-cell>
              <table:table-cell office:value-type="float" office:value="0.000002414">
                <text:p>0.0000024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23935">
                <text:p>0.0000023935</text:p>
              </table:table-cell>
              <table:table-cell office:value-type="float" office:value="0.00000498500000000001">
                <text:p>0.00000498500000000001</text:p>
              </table:table-cell>
              <table:table-cell office:value-type="float" office:value="0.97">
                <text:p>0.97</text:p>
              </table:table-cell>
              <table:table-cell office:value-type="float" office:value="0.00000246635">
                <text:p>0.00000246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24434">
                <text:p>0.0000024434</text:p>
              </table:table-cell>
              <table:table-cell office:value-type="float" office:value="0.00000493000000000001">
                <text:p>0.00000493000000000001</text:p>
              </table:table-cell>
              <table:table-cell office:value-type="float" office:value="0.98">
                <text:p>0.98</text:p>
              </table:table-cell>
              <table:table-cell office:value-type="float" office:value="0.0000025187">
                <text:p>0.00000251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4921">
                <text:p>0.0000024921</text:p>
              </table:table-cell>
              <table:table-cell office:value-type="float" office:value="0.00000491">
                <text:p>0.00000491</text:p>
              </table:table-cell>
              <table:table-cell office:value-type="float" office:value="0.99">
                <text:p>0.99</text:p>
              </table:table-cell>
              <table:table-cell office:value-type="float" office:value="0.00000257105">
                <text:p>0.00000257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25416">
                <text:p>0.0000025416</text:p>
              </table:table-cell>
              <table:table-cell office:value-type="float" office:value="0.000004925">
                <text:p>0.00000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25906">
                <text:p>0.000002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0.000000000001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27cm" svg:height="9.073cm" xlink:href=".." xlink:type="simple" chart:class="chart:scatter" chart:style-name="ch1">
        <chart:legend chart:legend-position="end" svg:x="17.14cm" svg:y="3.971cm" style:legend-expansion="high" chart:style-name="ch2"/>
        <chart:plot-area chart:style-name="ch3" table:cell-range-address="'FD1-10'.A6:'FD1-10'.A106 'FD1-10'.D6:'FD1-10'.D106 'FD1-10'.N6:'FD1-10'.N106" svg:x="0.404cm" svg:y="0.181cm" svg:width="16.332cm" svg:height="8.711cm">
          <chartooo:coordinate-region svg:x="2.132cm" svg:y="0.389cm" svg:width="14.263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D6:'FD1-10'.D106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N6:'FD1-10'.N106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-0.00000000000103">
                <text:p>-0.00000000000103</text:p>
                <draw:g>
                  <svg:desc>'FD1-10'.D6:'FD1-10'.D106</svg:desc>
                </draw:g>
              </table:table-cell>
              <table:table-cell office:value-type="float" office:value="0.00000000002334">
                <text:p>0.00000000002334</text:p>
                <draw:g>
                  <svg:desc>'FD1-10'.N6:'FD1-1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84">
                <text:p>0.00000000000084</text:p>
              </table:table-cell>
              <table:table-cell office:value-type="float" office:value="0.00000000002066">
                <text:p>0.0000000000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25">
                <text:p>-0.0000000000025</text:p>
              </table:table-cell>
              <table:table-cell office:value-type="float" office:value="0.00000000001911">
                <text:p>0.00000000001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458">
                <text:p>0.00000000000458</text:p>
              </table:table-cell>
              <table:table-cell office:value-type="float" office:value="0.00000000001862">
                <text:p>0.00000000001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0.00000000001815">
                <text:p>0.00000000001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272">
                <text:p>-0.00000000000272</text:p>
              </table:table-cell>
              <table:table-cell office:value-type="float" office:value="0.0000000000174">
                <text:p>0.0000000000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0159">
                <text:p>0.0000000000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0.00000000001625">
                <text:p>0.00000000001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0435">
                <text:p>-0.00000000000435</text:p>
              </table:table-cell>
              <table:table-cell office:value-type="float" office:value="0.00000000001571">
                <text:p>0.00000000001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0.00000000001442">
                <text:p>0.00000000001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1052">
                <text:p>-0.00000000001052</text:p>
              </table:table-cell>
              <table:table-cell office:value-type="float" office:value="0.00000000001418">
                <text:p>0.00000000001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001">
                <text:p>0.00000000001001</text:p>
              </table:table-cell>
              <table:table-cell office:value-type="float" office:value="0.00000000001405">
                <text:p>0.0000000000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0316">
                <text:p>-0.00000000000316</text:p>
              </table:table-cell>
              <table:table-cell office:value-type="float" office:value="0.00000000001407">
                <text:p>0.00000000001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37">
                <text:p>0.00000000000237</text:p>
              </table:table-cell>
              <table:table-cell office:value-type="float" office:value="0.00000000001366">
                <text:p>0.00000000001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57">
                <text:p>0.00000000000057</text:p>
              </table:table-cell>
              <table:table-cell office:value-type="float" office:value="0.00000000001451">
                <text:p>0.00000000001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96">
                <text:p>0.0000000000096</text:p>
              </table:table-cell>
              <table:table-cell office:value-type="float" office:value="0.00000000001513">
                <text:p>0.00000000001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374">
                <text:p>-0.00000000000374</text:p>
              </table:table-cell>
              <table:table-cell office:value-type="float" office:value="0.00000000001672">
                <text:p>0.00000000001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669">
                <text:p>0.00000000001669</text:p>
              </table:table-cell>
              <table:table-cell office:value-type="float" office:value="0.00000000001945">
                <text:p>0.0000000000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0000002262">
                <text:p>0.00000000002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1731">
                <text:p>0.00000000001731</text:p>
              </table:table-cell>
              <table:table-cell office:value-type="float" office:value="0.00000000002795">
                <text:p>0.00000000002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2605">
                <text:p>0.00000000002605</text:p>
              </table:table-cell>
              <table:table-cell office:value-type="float" office:value="0.00000000003687">
                <text:p>0.00000000003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3769">
                <text:p>0.00000000003769</text:p>
              </table:table-cell>
              <table:table-cell office:value-type="float" office:value="0.00000000004818">
                <text:p>0.00000000004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5085">
                <text:p>0.00000000005085</text:p>
              </table:table-cell>
              <table:table-cell office:value-type="float" office:value="0.00000000006512">
                <text:p>0.00000000006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8374">
                <text:p>0.00000000008374</text:p>
              </table:table-cell>
              <table:table-cell office:value-type="float" office:value="0.00000000009144">
                <text:p>0.00000000009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1553">
                <text:p>0.00000000011553</text:p>
              </table:table-cell>
              <table:table-cell office:value-type="float" office:value="0.00000000012885">
                <text:p>0.000000000128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6908">
                <text:p>0.00000000016908</text:p>
              </table:table-cell>
              <table:table-cell office:value-type="float" office:value="0.00000000018381">
                <text:p>0.00000000018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5038">
                <text:p>0.00000000025038</text:p>
              </table:table-cell>
              <table:table-cell office:value-type="float" office:value="0.00000000026119">
                <text:p>0.00000000026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522">
                <text:p>0.0000000003522</text:p>
              </table:table-cell>
              <table:table-cell office:value-type="float" office:value="0.00000000037271">
                <text:p>0.00000000037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173">
                <text:p>0.0000000005173</text:p>
              </table:table-cell>
              <table:table-cell office:value-type="float" office:value="0.00000000053254">
                <text:p>0.00000000053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3271">
                <text:p>0.00000000073271</text:p>
              </table:table-cell>
              <table:table-cell office:value-type="float" office:value="0.00000000076072">
                <text:p>0.00000000076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5475">
                <text:p>0.00000000105475</text:p>
              </table:table-cell>
              <table:table-cell office:value-type="float" office:value="0.00000000108209">
                <text:p>0.00000000108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4989">
                <text:p>0.0000000014989</text:p>
              </table:table-cell>
              <table:table-cell office:value-type="float" office:value="0.000000001541">
                <text:p>0.000000001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262">
                <text:p>0.0000000021262</text:p>
              </table:table-cell>
              <table:table-cell office:value-type="float" office:value="0.0000000021783">
                <text:p>0.0000000021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006">
                <text:p>0.0000000030006</text:p>
              </table:table-cell>
              <table:table-cell office:value-type="float" office:value="0.0000000030742">
                <text:p>0.0000000030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2089">
                <text:p>0.0000000042089</text:p>
              </table:table-cell>
              <table:table-cell office:value-type="float" office:value="0.0000000043073">
                <text:p>0.0000000043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8391">
                <text:p>0.0000000058391</text:p>
              </table:table-cell>
              <table:table-cell office:value-type="float" office:value="0.0000000059813">
                <text:p>0.00000000598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057">
                <text:p>0.000000008057</text:p>
              </table:table-cell>
              <table:table-cell office:value-type="float" office:value="0.0000000082525">
                <text:p>0.0000000082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0975">
                <text:p>0.000000010975</text:p>
              </table:table-cell>
              <table:table-cell office:value-type="float" office:value="0.000000011257">
                <text:p>0.000000011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4822">
                <text:p>0.000000014822</text:p>
              </table:table-cell>
              <table:table-cell office:value-type="float" office:value="0.000000015235">
                <text:p>0.000000015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020318">
                <text:p>0.0000000203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5979">
                <text:p>0.000000025979</text:p>
              </table:table-cell>
              <table:table-cell office:value-type="float" office:value="0.000000026825">
                <text:p>0.000000026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3736">
                <text:p>0.000000033736</text:p>
              </table:table-cell>
              <table:table-cell office:value-type="float" office:value="0.000000034906">
                <text:p>0.0000000349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0044925">
                <text:p>0.000000044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4685">
                <text:p>0.000000054685</text:p>
              </table:table-cell>
              <table:table-cell office:value-type="float" office:value="0.000000057087">
                <text:p>0.0000000570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6814">
                <text:p>0.00000006814</text:p>
              </table:table-cell>
              <table:table-cell office:value-type="float" office:value="0.000000071501">
                <text:p>0.000000071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3916">
                <text:p>0.000000083916</text:p>
              </table:table-cell>
              <table:table-cell office:value-type="float" office:value="0.000000088673">
                <text:p>0.000000088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1923">
                <text:p>0.000000101923</text:p>
              </table:table-cell>
              <table:table-cell office:value-type="float" office:value="0.000000108417">
                <text:p>0.0000001084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2248">
                <text:p>0.00000012248</text:p>
              </table:table-cell>
              <table:table-cell office:value-type="float" office:value="0.00000013124">
                <text:p>0.00000013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4519">
                <text:p>0.00000014519</text:p>
              </table:table-cell>
              <table:table-cell office:value-type="float" office:value="0.00000015716">
                <text:p>0.00000015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7043">
                <text:p>0.00000017043</text:p>
              </table:table-cell>
              <table:table-cell office:value-type="float" office:value="0.00000018671">
                <text:p>0.00000018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19813">
                <text:p>0.00000019813</text:p>
              </table:table-cell>
              <table:table-cell office:value-type="float" office:value="0.00000021972">
                <text:p>0.000000219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2784">
                <text:p>0.00000022784</text:p>
              </table:table-cell>
              <table:table-cell office:value-type="float" office:value="0.00000025601">
                <text:p>0.00000025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5983">
                <text:p>0.00000025983</text:p>
              </table:table-cell>
              <table:table-cell office:value-type="float" office:value="0.00000029645">
                <text:p>0.00000029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29365">
                <text:p>0.00000029365</text:p>
              </table:table-cell>
              <table:table-cell office:value-type="float" office:value="0.00000034073">
                <text:p>0.00000034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2959">
                <text:p>0.00000032959</text:p>
              </table:table-cell>
              <table:table-cell office:value-type="float" office:value="0.00000038926">
                <text:p>0.00000038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36712">
                <text:p>0.00000036712</text:p>
              </table:table-cell>
              <table:table-cell office:value-type="float" office:value="0.00000044115">
                <text:p>0.00000044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0621">
                <text:p>0.00000040621</text:p>
              </table:table-cell>
              <table:table-cell office:value-type="float" office:value="0.00000049806">
                <text:p>0.00000049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44668">
                <text:p>0.00000044668</text:p>
              </table:table-cell>
              <table:table-cell office:value-type="float" office:value="0.00000055819">
                <text:p>0.000000558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48843">
                <text:p>0.00000048843</text:p>
              </table:table-cell>
              <table:table-cell office:value-type="float" office:value="0.00000062363">
                <text:p>0.00000062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53176">
                <text:p>0.00000053176</text:p>
              </table:table-cell>
              <table:table-cell office:value-type="float" office:value="0.00000069335">
                <text:p>0.000000693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57545">
                <text:p>0.00000057545</text:p>
              </table:table-cell>
              <table:table-cell office:value-type="float" office:value="0.000000767">
                <text:p>0.000000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62072">
                <text:p>0.00000062072</text:p>
              </table:table-cell>
              <table:table-cell office:value-type="float" office:value="0.00000084575">
                <text:p>0.00000084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66644">
                <text:p>0.00000066644</text:p>
              </table:table-cell>
              <table:table-cell office:value-type="float" office:value="0.00000092835">
                <text:p>0.000000928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101597">
                <text:p>0.000001015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76001">
                <text:p>0.00000076001</text:p>
              </table:table-cell>
              <table:table-cell office:value-type="float" office:value="0.00000110771">
                <text:p>0.00000110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80818">
                <text:p>0.00000080818</text:p>
              </table:table-cell>
              <table:table-cell office:value-type="float" office:value="0.0000012044">
                <text:p>0.00000120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85673">
                <text:p>0.00000085673</text:p>
              </table:table-cell>
              <table:table-cell office:value-type="float" office:value="0.0000013064">
                <text:p>0.0000013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90547">
                <text:p>0.00000090547</text:p>
              </table:table-cell>
              <table:table-cell office:value-type="float" office:value="0.0000014117">
                <text:p>0.0000014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95513">
                <text:p>0.00000095513</text:p>
              </table:table-cell>
              <table:table-cell office:value-type="float" office:value="0.0000015231">
                <text:p>0.0000015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00489">
                <text:p>0.00000100489</text:p>
              </table:table-cell>
              <table:table-cell office:value-type="float" office:value="0.0000016382">
                <text:p>0.00000163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05517">
                <text:p>0.00000105517</text:p>
              </table:table-cell>
              <table:table-cell office:value-type="float" office:value="0.0000017588">
                <text:p>0.0000017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10556">
                <text:p>0.00000110556</text:p>
              </table:table-cell>
              <table:table-cell office:value-type="float" office:value="0.0000018833">
                <text:p>0.0000018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20142">
                <text:p>0.0000020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12073">
                <text:p>0.0000012073</text:p>
              </table:table-cell>
              <table:table-cell office:value-type="float" office:value="0.0000021475">
                <text:p>0.000002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12587">
                <text:p>0.0000012587</text:p>
              </table:table-cell>
              <table:table-cell office:value-type="float" office:value="0.0000022876">
                <text:p>0.0000022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13109">
                <text:p>0.0000013109</text:p>
              </table:table-cell>
              <table:table-cell office:value-type="float" office:value="0.0000024332">
                <text:p>0.0000024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13621">
                <text:p>0.0000013621</text:p>
              </table:table-cell>
              <table:table-cell office:value-type="float" office:value="0.0000025811">
                <text:p>0.0000025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14143">
                <text:p>0.0000014143</text:p>
              </table:table-cell>
              <table:table-cell office:value-type="float" office:value="0.0000027356">
                <text:p>0.0000027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14656">
                <text:p>0.0000014656</text:p>
              </table:table-cell>
              <table:table-cell office:value-type="float" office:value="0.0000028941">
                <text:p>0.0000028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15177">
                <text:p>0.0000015177</text:p>
              </table:table-cell>
              <table:table-cell office:value-type="float" office:value="0.0000030579">
                <text:p>0.00000305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15698">
                <text:p>0.0000015698</text:p>
              </table:table-cell>
              <table:table-cell office:value-type="float" office:value="0.0000032261">
                <text:p>0.0000032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16224">
                <text:p>0.0000016224</text:p>
              </table:table-cell>
              <table:table-cell office:value-type="float" office:value="0.0000033994">
                <text:p>0.00000339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16745">
                <text:p>0.0000016745</text:p>
              </table:table-cell>
              <table:table-cell office:value-type="float" office:value="0.0000035781">
                <text:p>0.00000357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17268">
                <text:p>0.0000017268</text:p>
              </table:table-cell>
              <table:table-cell office:value-type="float" office:value="0.0000037601">
                <text:p>0.0000037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17791">
                <text:p>0.0000017791</text:p>
              </table:table-cell>
              <table:table-cell office:value-type="float" office:value="0.0000039494">
                <text:p>0.0000039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18306">
                <text:p>0.0000018306</text:p>
              </table:table-cell>
              <table:table-cell office:value-type="float" office:value="0.0000041404">
                <text:p>0.0000041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18822">
                <text:p>0.0000018822</text:p>
              </table:table-cell>
              <table:table-cell office:value-type="float" office:value="0.0000043376">
                <text:p>0.0000043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19338">
                <text:p>0.0000019338</text:p>
              </table:table-cell>
              <table:table-cell office:value-type="float" office:value="0.0000045388">
                <text:p>0.0000045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19858">
                <text:p>0.0000019858</text:p>
              </table:table-cell>
              <table:table-cell office:value-type="float" office:value="0.0000047458">
                <text:p>0.00000474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20374">
                <text:p>0.0000020374</text:p>
              </table:table-cell>
              <table:table-cell office:value-type="float" office:value="0.0000049563">
                <text:p>0.0000049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20892">
                <text:p>0.0000020892</text:p>
              </table:table-cell>
              <table:table-cell office:value-type="float" office:value="0.000005173">
                <text:p>0.0000051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21407">
                <text:p>0.0000021407</text:p>
              </table:table-cell>
              <table:table-cell office:value-type="float" office:value="0.0000053936">
                <text:p>0.0000053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21916">
                <text:p>0.0000021916</text:p>
              </table:table-cell>
              <table:table-cell office:value-type="float" office:value="0.0000056181">
                <text:p>0.0000056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22422">
                <text:p>0.0000022422</text:p>
              </table:table-cell>
              <table:table-cell office:value-type="float" office:value="0.000005849">
                <text:p>0.0000058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22932">
                <text:p>0.0000022932</text:p>
              </table:table-cell>
              <table:table-cell office:value-type="float" office:value="0.0000060822">
                <text:p>0.00000608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23437">
                <text:p>0.0000023437</text:p>
              </table:table-cell>
              <table:table-cell office:value-type="float" office:value="0.0000063212">
                <text:p>0.00000632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23935">
                <text:p>0.0000023935</text:p>
              </table:table-cell>
              <table:table-cell office:value-type="float" office:value="0.0000065637">
                <text:p>0.00000656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24434">
                <text:p>0.0000024434</text:p>
              </table:table-cell>
              <table:table-cell office:value-type="float" office:value="0.0000068127">
                <text:p>0.0000068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4921">
                <text:p>0.0000024921</text:p>
              </table:table-cell>
              <table:table-cell office:value-type="float" office:value="0.0000070632">
                <text:p>0.0000070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25416">
                <text:p>0.0000025416</text:p>
              </table:table-cell>
              <table:table-cell office:value-type="float" office:value="0.0000073212">
                <text:p>0.00000732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25906">
                <text:p>0.0000025906</text:p>
              </table:table-cell>
              <table:table-cell office:value-type="float" office:value="0.0000075835">
                <text:p>0.000007583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44cm" svg:height="9.517cm" xlink:href=".." xlink:type="simple" chart:class="chart:scatter" chart:style-name="ch1">
        <chart:legend svg:x="3.663cm" svg:y="1.34cm" style:legend-expansion="custom" chartooo:width="4.507cm" chartooo:height="0.941cm" style:legend-expansion-aspect-ratio="4.78958554729012" chart:style-name="ch2"/>
        <chart:plot-area chart:style-name="ch3" table:cell-range-address="'FD1-10'.A6:'FD1-10'.A106 'FD1-10'.D5:'FD1-10'.E106 'FD1-10'.G7:'FD1-10'.G105" chart:data-source-has-labels="row" svg:x="0.987cm" svg:y="0.177cm" svg:width="18.178cm" svg:height="9.038cm">
          <chartooo:coordinate-region svg:x="2.833cm" svg:y="0.386cm" svg:width="16.079cm" svg:height="8.6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D6:'FD1-10'.D106" chart:label-cell-address="'FD1-10'.D5:'FD1-10'.D5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E6:'FD1-10'.E106" chart:label-cell-address="'FD1-10'.E5:'FD1-10'.E5" chart:class="chart:scatter">
            <chart:data-point chart:repeated="101"/>
          </chart:series>
          <chart:series chart:style-name="ch9" chart:values-cell-range-address="'FD1-10'.G7:'FD1-10'.G105" chart:class="chart:scatter">
            <chart:domain table:cell-range-address="'FD1-10'.A7:'FD1-10'.A105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-10'.D5:'FD1-10'.D5</svg:desc>
                </draw:g>
              </table:table-cell>
              <table:table-cell office:value-type="string">
                <text:p>d(Id)/d(Vg) (S)</text:p>
                <draw:g>
                  <svg:desc>'FD1-10'.E5:'FD1-10'.E5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-0.00000000000103">
                <text:p>-0.00000000000103</text:p>
                <draw:g>
                  <svg:desc>'FD1-10'.D6:'FD1-10'.D106</svg:desc>
                </draw:g>
              </table:table-cell>
              <table:table-cell office:value-type="float" office:value="NaN">
                <text:p>NaN</text:p>
                <draw:g>
                  <svg:desc>'FD1-10'.E6:'FD1-10'.E106</svg:desc>
                </draw:g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-0.00000255925000000001">
                <text:p>-0.00000255925000000001</text:p>
                <draw:g>
                  <svg:desc>'FD1-10'.G7:'FD1-10'.G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84">
                <text:p>0.00000000000084</text:p>
              </table:table-cell>
              <table:table-cell office:value-type="float" office:value="-0.0000000000735">
                <text:p>-0.0000000000735</text:p>
              </table:table-cell>
              <table:table-cell office:value-type="float" office:value="0.02">
                <text:p>0.02</text:p>
              </table:table-cell>
              <table:table-cell office:value-type="float" office:value="-0.00000250690000000001">
                <text:p>-0.0000025069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25">
                <text:p>-0.0000000000025</text:p>
              </table:table-cell>
              <table:table-cell office:value-type="float" office:value="0.000000000187">
                <text:p>0.000000000187</text:p>
              </table:table-cell>
              <table:table-cell office:value-type="float" office:value="0.03">
                <text:p>0.03</text:p>
              </table:table-cell>
              <table:table-cell office:value-type="float" office:value="-0.00000245455000000001">
                <text:p>-0.00000245455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458">
                <text:p>0.00000000000458</text:p>
              </table:table-cell>
              <table:table-cell office:value-type="float" office:value="0.0000000001375">
                <text:p>0.0000000001375</text:p>
              </table:table-cell>
              <table:table-cell office:value-type="float" office:value="0.04">
                <text:p>0.04</text:p>
              </table:table-cell>
              <table:table-cell office:value-type="float" office:value="-0.00000240220000000001">
                <text:p>-0.0000024022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-0.000000000365">
                <text:p>-0.000000000365</text:p>
              </table:table-cell>
              <table:table-cell office:value-type="float" office:value="0.05">
                <text:p>0.05</text:p>
              </table:table-cell>
              <table:table-cell office:value-type="float" office:value="-0.00000234985000000001">
                <text:p>-0.00000234985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272">
                <text:p>-0.00000000000272</text:p>
              </table:table-cell>
              <table:table-cell office:value-type="float" office:value="0.000000000149">
                <text:p>0.000000000149</text:p>
              </table:table-cell>
              <table:table-cell office:value-type="float" office:value="0.06">
                <text:p>0.06</text:p>
              </table:table-cell>
              <table:table-cell office:value-type="float" office:value="-0.00000229750000000001">
                <text:p>-0.0000022975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1525">
                <text:p>0.0000000001525</text:p>
              </table:table-cell>
              <table:table-cell office:value-type="float" office:value="0.07">
                <text:p>0.07</text:p>
              </table:table-cell>
              <table:table-cell office:value-type="float" office:value="-0.00000224515">
                <text:p>-0.00000224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-0.000000000379">
                <text:p>-0.000000000379</text:p>
              </table:table-cell>
              <table:table-cell office:value-type="float" office:value="0.08">
                <text:p>0.08</text:p>
              </table:table-cell>
              <table:table-cell office:value-type="float" office:value="-0.0000021928">
                <text:p>-0.0000021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0435">
                <text:p>-0.00000000000435</text:p>
              </table:table-cell>
              <table:table-cell office:value-type="float" office:value="0.0000000003345">
                <text:p>0.0000000003345</text:p>
              </table:table-cell>
              <table:table-cell office:value-type="float" office:value="0.09">
                <text:p>0.09</text:p>
              </table:table-cell>
              <table:table-cell office:value-type="float" office:value="-0.00000214045000000001">
                <text:p>-0.00000214045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-0.0000000003085">
                <text:p>-0.0000000003085</text:p>
              </table:table-cell>
              <table:table-cell office:value-type="float" office:value="0.1">
                <text:p>0.1</text:p>
              </table:table-cell>
              <table:table-cell office:value-type="float" office:value="-0.00000208810000000001">
                <text:p>-0.0000020881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1052">
                <text:p>-0.00000000001052</text:p>
              </table:table-cell>
              <table:table-cell office:value-type="float" office:value="0.0000000001495">
                <text:p>0.0000000001495</text:p>
              </table:table-cell>
              <table:table-cell office:value-type="float" office:value="0.11">
                <text:p>0.11</text:p>
              </table:table-cell>
              <table:table-cell office:value-type="float" office:value="-0.00000203575">
                <text:p>-0.00000203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001">
                <text:p>0.00000000001001</text:p>
              </table:table-cell>
              <table:table-cell office:value-type="float" office:value="0.000000000368">
                <text:p>0.000000000368</text:p>
              </table:table-cell>
              <table:table-cell office:value-type="float" office:value="0.12">
                <text:p>0.12</text:p>
              </table:table-cell>
              <table:table-cell office:value-type="float" office:value="-0.00000198340000000001">
                <text:p>-0.0000019834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0316">
                <text:p>-0.00000000000316</text:p>
              </table:table-cell>
              <table:table-cell office:value-type="float" office:value="-0.000000000382">
                <text:p>-0.000000000382</text:p>
              </table:table-cell>
              <table:table-cell office:value-type="float" office:value="0.13">
                <text:p>0.13</text:p>
              </table:table-cell>
              <table:table-cell office:value-type="float" office:value="-0.00000193105">
                <text:p>-0.00000193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37">
                <text:p>0.00000000000237</text:p>
              </table:table-cell>
              <table:table-cell office:value-type="float" office:value="0.0000000001865">
                <text:p>0.0000000001865</text:p>
              </table:table-cell>
              <table:table-cell office:value-type="float" office:value="0.14">
                <text:p>0.14</text:p>
              </table:table-cell>
              <table:table-cell office:value-type="float" office:value="-0.0000018787">
                <text:p>-0.0000018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57">
                <text:p>0.00000000000057</text:p>
              </table:table-cell>
              <table:table-cell office:value-type="float" office:value="0.0000000003615">
                <text:p>0.0000000003615</text:p>
              </table:table-cell>
              <table:table-cell office:value-type="float" office:value="0.15">
                <text:p>0.15</text:p>
              </table:table-cell>
              <table:table-cell office:value-type="float" office:value="-0.00000182635">
                <text:p>-0.00000182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96">
                <text:p>0.0000000000096</text:p>
              </table:table-cell>
              <table:table-cell office:value-type="float" office:value="-0.0000000002155">
                <text:p>-0.0000000002155</text:p>
              </table:table-cell>
              <table:table-cell office:value-type="float" office:value="0.16">
                <text:p>0.16</text:p>
              </table:table-cell>
              <table:table-cell office:value-type="float" office:value="-0.000001774">
                <text:p>-0.000001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374">
                <text:p>-0.00000000000374</text:p>
              </table:table-cell>
              <table:table-cell office:value-type="float" office:value="0.0000000003545">
                <text:p>0.0000000003545</text:p>
              </table:table-cell>
              <table:table-cell office:value-type="float" office:value="0.17">
                <text:p>0.17</text:p>
              </table:table-cell>
              <table:table-cell office:value-type="float" office:value="-0.00000172165">
                <text:p>-0.00000172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669">
                <text:p>0.00000000001669</text:p>
              </table:table-cell>
              <table:table-cell office:value-type="float" office:value="0.000000000508">
                <text:p>0.000000000508</text:p>
              </table:table-cell>
              <table:table-cell office:value-type="float" office:value="0.18">
                <text:p>0.18</text:p>
              </table:table-cell>
              <table:table-cell office:value-type="float" office:value="-0.0000016693">
                <text:p>-0.0000016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000000309999999999999">
                <text:p>0.0000000000309999999999999</text:p>
              </table:table-cell>
              <table:table-cell office:value-type="float" office:value="0.19">
                <text:p>0.19</text:p>
              </table:table-cell>
              <table:table-cell office:value-type="float" office:value="-0.00000161695">
                <text:p>-0.00000161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1731">
                <text:p>0.00000000001731</text:p>
              </table:table-cell>
              <table:table-cell office:value-type="float" office:value="0.000000000981499999999999">
                <text:p>0.000000000981499999999999</text:p>
              </table:table-cell>
              <table:table-cell office:value-type="float" office:value="0.2">
                <text:p>0.2</text:p>
              </table:table-cell>
              <table:table-cell office:value-type="float" office:value="-0.0000015646">
                <text:p>-0.0000015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2605">
                <text:p>0.00000000002605</text:p>
              </table:table-cell>
              <table:table-cell office:value-type="float" office:value="0.000000001019">
                <text:p>0.000000001019</text:p>
              </table:table-cell>
              <table:table-cell office:value-type="float" office:value="0.21">
                <text:p>0.21</text:p>
              </table:table-cell>
              <table:table-cell office:value-type="float" office:value="-0.00000151225">
                <text:p>-0.00000151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3769">
                <text:p>0.00000000003769</text:p>
              </table:table-cell>
              <table:table-cell office:value-type="float" office:value="0.00000000124">
                <text:p>0.00000000124</text:p>
              </table:table-cell>
              <table:table-cell office:value-type="float" office:value="0.22">
                <text:p>0.22</text:p>
              </table:table-cell>
              <table:table-cell office:value-type="float" office:value="-0.0000014599">
                <text:p>-0.00000145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5085">
                <text:p>0.00000000005085</text:p>
              </table:table-cell>
              <table:table-cell office:value-type="float" office:value="0.0000000023025">
                <text:p>0.0000000023025</text:p>
              </table:table-cell>
              <table:table-cell office:value-type="float" office:value="0.23">
                <text:p>0.23</text:p>
              </table:table-cell>
              <table:table-cell office:value-type="float" office:value="-0.00000140755">
                <text:p>-0.00000140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8374">
                <text:p>0.00000000008374</text:p>
              </table:table-cell>
              <table:table-cell office:value-type="float" office:value="0.000000003234">
                <text:p>0.000000003234</text:p>
              </table:table-cell>
              <table:table-cell office:value-type="float" office:value="0.24">
                <text:p>0.24</text:p>
              </table:table-cell>
              <table:table-cell office:value-type="float" office:value="-0.0000013552">
                <text:p>-0.00000135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1553">
                <text:p>0.00000000011553</text:p>
              </table:table-cell>
              <table:table-cell office:value-type="float" office:value="0.000000004267">
                <text:p>0.000000004267</text:p>
              </table:table-cell>
              <table:table-cell office:value-type="float" office:value="0.25">
                <text:p>0.25</text:p>
              </table:table-cell>
              <table:table-cell office:value-type="float" office:value="-0.00000130285">
                <text:p>-0.00000130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6908">
                <text:p>0.00000000016908</text:p>
              </table:table-cell>
              <table:table-cell office:value-type="float" office:value="0.00000000674249999999999">
                <text:p>0.00000000674249999999999</text:p>
              </table:table-cell>
              <table:table-cell office:value-type="float" office:value="0.26">
                <text:p>0.26</text:p>
              </table:table-cell>
              <table:table-cell office:value-type="float" office:value="-0.0000012505">
                <text:p>-0.0000012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5038">
                <text:p>0.00000000025038</text:p>
              </table:table-cell>
              <table:table-cell office:value-type="float" office:value="0.00000000915599999999999">
                <text:p>0.00000000915599999999999</text:p>
              </table:table-cell>
              <table:table-cell office:value-type="float" office:value="0.27">
                <text:p>0.27</text:p>
              </table:table-cell>
              <table:table-cell office:value-type="float" office:value="-0.00000119815">
                <text:p>-0.00000119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522">
                <text:p>0.0000000003522</text:p>
              </table:table-cell>
              <table:table-cell office:value-type="float" office:value="0.000000013346">
                <text:p>0.000000013346</text:p>
              </table:table-cell>
              <table:table-cell office:value-type="float" office:value="0.28">
                <text:p>0.28</text:p>
              </table:table-cell>
              <table:table-cell office:value-type="float" office:value="-0.0000011458">
                <text:p>-0.0000011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173">
                <text:p>0.0000000005173</text:p>
              </table:table-cell>
              <table:table-cell office:value-type="float" office:value="0.0000000190255">
                <text:p>0.0000000190255</text:p>
              </table:table-cell>
              <table:table-cell office:value-type="float" office:value="0.29">
                <text:p>0.29</text:p>
              </table:table-cell>
              <table:table-cell office:value-type="float" office:value="-0.00000109345">
                <text:p>-0.00000109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3271">
                <text:p>0.00000000073271</text:p>
              </table:table-cell>
              <table:table-cell office:value-type="float" office:value="0.0000000268725">
                <text:p>0.0000000268725</text:p>
              </table:table-cell>
              <table:table-cell office:value-type="float" office:value="0.3">
                <text:p>0.3</text:p>
              </table:table-cell>
              <table:table-cell office:value-type="float" office:value="-0.0000010411">
                <text:p>-0.0000010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5475">
                <text:p>0.00000000105475</text:p>
              </table:table-cell>
              <table:table-cell office:value-type="float" office:value="0.0000000383095">
                <text:p>0.0000000383095</text:p>
              </table:table-cell>
              <table:table-cell office:value-type="float" office:value="0.31">
                <text:p>0.31</text:p>
              </table:table-cell>
              <table:table-cell office:value-type="float" office:value="-0.000000988750000000003">
                <text:p>-0.00000098875000000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4989">
                <text:p>0.0000000014989</text:p>
              </table:table-cell>
              <table:table-cell office:value-type="float" office:value="0.0000000535725000000001">
                <text:p>0.0000000535725000000001</text:p>
              </table:table-cell>
              <table:table-cell office:value-type="float" office:value="0.32">
                <text:p>0.32</text:p>
              </table:table-cell>
              <table:table-cell office:value-type="float" office:value="-0.000000936400000000003">
                <text:p>-0.000000936400000000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262">
                <text:p>0.0000000021262</text:p>
              </table:table-cell>
              <table:table-cell office:value-type="float" office:value="0.0000000750849999999999">
                <text:p>0.0000000750849999999999</text:p>
              </table:table-cell>
              <table:table-cell office:value-type="float" office:value="0.33">
                <text:p>0.33</text:p>
              </table:table-cell>
              <table:table-cell office:value-type="float" office:value="-0.000000884050000000003">
                <text:p>-0.000000884050000000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006">
                <text:p>0.0000000030006</text:p>
              </table:table-cell>
              <table:table-cell office:value-type="float" office:value="0.000000104135">
                <text:p>0.000000104135</text:p>
              </table:table-cell>
              <table:table-cell office:value-type="float" office:value="0.34">
                <text:p>0.34</text:p>
              </table:table-cell>
              <table:table-cell office:value-type="float" office:value="-0.000000831700000000003">
                <text:p>-0.000000831700000000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2089">
                <text:p>0.0000000042089</text:p>
              </table:table-cell>
              <table:table-cell office:value-type="float" office:value="0.000000141925">
                <text:p>0.000000141925</text:p>
              </table:table-cell>
              <table:table-cell office:value-type="float" office:value="0.35">
                <text:p>0.35</text:p>
              </table:table-cell>
              <table:table-cell office:value-type="float" office:value="-0.000000779350000000002">
                <text:p>-0.00000077935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8391">
                <text:p>0.0000000058391</text:p>
              </table:table-cell>
              <table:table-cell office:value-type="float" office:value="0.000000192405">
                <text:p>0.000000192405</text:p>
              </table:table-cell>
              <table:table-cell office:value-type="float" office:value="0.36">
                <text:p>0.36</text:p>
              </table:table-cell>
              <table:table-cell office:value-type="float" office:value="-0.000000727000000000002">
                <text:p>-0.0000007270000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057">
                <text:p>0.000000008057</text:p>
              </table:table-cell>
              <table:table-cell office:value-type="float" office:value="0.000000256795">
                <text:p>0.000000256795</text:p>
              </table:table-cell>
              <table:table-cell office:value-type="float" office:value="0.37">
                <text:p>0.37</text:p>
              </table:table-cell>
              <table:table-cell office:value-type="float" office:value="-0.000000674650000000002">
                <text:p>-0.00000067465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0975">
                <text:p>0.000000010975</text:p>
              </table:table-cell>
              <table:table-cell office:value-type="float" office:value="0.00000033825">
                <text:p>0.00000033825</text:p>
              </table:table-cell>
              <table:table-cell office:value-type="float" office:value="0.38">
                <text:p>0.38</text:p>
              </table:table-cell>
              <table:table-cell office:value-type="float" office:value="-0.000000622300000000002">
                <text:p>-0.0000006223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4822">
                <text:p>0.000000014822</text:p>
              </table:table-cell>
              <table:table-cell office:value-type="float" office:value="0.0000004378">
                <text:p>0.0000004378</text:p>
              </table:table-cell>
              <table:table-cell office:value-type="float" office:value="0.39">
                <text:p>0.39</text:p>
              </table:table-cell>
              <table:table-cell office:value-type="float" office:value="-0.000000569950000000002">
                <text:p>-0.0000005699500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55785">
                <text:p>0.00000055785</text:p>
              </table:table-cell>
              <table:table-cell office:value-type="float" office:value="0.4">
                <text:p>0.4</text:p>
              </table:table-cell>
              <table:table-cell office:value-type="float" office:value="-0.000000517600000000002">
                <text:p>-0.00000051760000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5979">
                <text:p>0.000000025979</text:p>
              </table:table-cell>
              <table:table-cell office:value-type="float" office:value="0.00000070025">
                <text:p>0.00000070025</text:p>
              </table:table-cell>
              <table:table-cell office:value-type="float" office:value="0.41">
                <text:p>0.41</text:p>
              </table:table-cell>
              <table:table-cell office:value-type="float" office:value="-0.000000465250000000002">
                <text:p>-0.000000465250000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3736">
                <text:p>0.000000033736</text:p>
              </table:table-cell>
              <table:table-cell office:value-type="float" office:value="0.000000863050000000002">
                <text:p>0.000000863050000000002</text:p>
              </table:table-cell>
              <table:table-cell office:value-type="float" office:value="0.42">
                <text:p>0.42</text:p>
              </table:table-cell>
              <table:table-cell office:value-type="float" office:value="-0.000000412900000000002">
                <text:p>-0.0000004129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104745">
                <text:p>0.00000104745</text:p>
              </table:table-cell>
              <table:table-cell office:value-type="float" office:value="0.43">
                <text:p>0.43</text:p>
              </table:table-cell>
              <table:table-cell office:value-type="float" office:value="-0.000000360550000000002">
                <text:p>-0.00000036055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4685">
                <text:p>0.000000054685</text:p>
              </table:table-cell>
              <table:table-cell office:value-type="float" office:value="0.000001245">
                <text:p>0.000001245</text:p>
              </table:table-cell>
              <table:table-cell office:value-type="float" office:value="0.44">
                <text:p>0.44</text:p>
              </table:table-cell>
              <table:table-cell office:value-type="float" office:value="-0.000000308200000000001">
                <text:p>-0.0000003082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6814">
                <text:p>0.00000006814</text:p>
              </table:table-cell>
              <table:table-cell office:value-type="float" office:value="0.00000146155">
                <text:p>0.00000146155</text:p>
              </table:table-cell>
              <table:table-cell office:value-type="float" office:value="0.45">
                <text:p>0.45</text:p>
              </table:table-cell>
              <table:table-cell office:value-type="float" office:value="-0.000000255850000000001">
                <text:p>-0.00000025585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3916">
                <text:p>0.000000083916</text:p>
              </table:table-cell>
              <table:table-cell office:value-type="float" office:value="0.00000168915">
                <text:p>0.00000168915</text:p>
              </table:table-cell>
              <table:table-cell office:value-type="float" office:value="0.46">
                <text:p>0.46</text:p>
              </table:table-cell>
              <table:table-cell office:value-type="float" office:value="-0.000000203500000000001">
                <text:p>-0.0000002035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1923">
                <text:p>0.000000101923</text:p>
              </table:table-cell>
              <table:table-cell office:value-type="float" office:value="0.0000019282">
                <text:p>0.0000019282</text:p>
              </table:table-cell>
              <table:table-cell office:value-type="float" office:value="0.47">
                <text:p>0.47</text:p>
              </table:table-cell>
              <table:table-cell office:value-type="float" office:value="-0.000000151150000000001">
                <text:p>-0.00000015115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2248">
                <text:p>0.00000012248</text:p>
              </table:table-cell>
              <table:table-cell office:value-type="float" office:value="0.00000216335">
                <text:p>0.00000216335</text:p>
              </table:table-cell>
              <table:table-cell office:value-type="float" office:value="0.48">
                <text:p>0.48</text:p>
              </table:table-cell>
              <table:table-cell office:value-type="float" office:value="-0.0000000988000000000012">
                <text:p>-0.0000000988000000000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4519">
                <text:p>0.00000014519</text:p>
              </table:table-cell>
              <table:table-cell office:value-type="float" office:value="0.0000023975">
                <text:p>0.0000023975</text:p>
              </table:table-cell>
              <table:table-cell office:value-type="float" office:value="0.49">
                <text:p>0.49</text:p>
              </table:table-cell>
              <table:table-cell office:value-type="float" office:value="-0.000000046450000000001">
                <text:p>-0.00000004645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7043">
                <text:p>0.00000017043</text:p>
              </table:table-cell>
              <table:table-cell office:value-type="float" office:value="0.000002647">
                <text:p>0.000002647</text:p>
              </table:table-cell>
              <table:table-cell office:value-type="float" office:value="0.5">
                <text:p>0.5</text:p>
              </table:table-cell>
              <table:table-cell office:value-type="float" office:value="0.00000000589999999999912">
                <text:p>0.00000000589999999999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19813">
                <text:p>0.00000019813</text:p>
              </table:table-cell>
              <table:table-cell office:value-type="float" office:value="0.0000028705">
                <text:p>0.0000028705</text:p>
              </table:table-cell>
              <table:table-cell office:value-type="float" office:value="0.51">
                <text:p>0.51</text:p>
              </table:table-cell>
              <table:table-cell office:value-type="float" office:value="0.0000000582499999999993">
                <text:p>0.00000005824999999999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2784">
                <text:p>0.00000022784</text:p>
              </table:table-cell>
              <table:table-cell office:value-type="float" office:value="0.000003085">
                <text:p>0.000003085</text:p>
              </table:table-cell>
              <table:table-cell office:value-type="float" office:value="0.52">
                <text:p>0.52</text:p>
              </table:table-cell>
              <table:table-cell office:value-type="float" office:value="0.000000110599999999999">
                <text:p>0.0000001105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5983">
                <text:p>0.00000025983</text:p>
              </table:table-cell>
              <table:table-cell office:value-type="float" office:value="0.0000032905">
                <text:p>0.0000032905</text:p>
              </table:table-cell>
              <table:table-cell office:value-type="float" office:value="0.53">
                <text:p>0.53</text:p>
              </table:table-cell>
              <table:table-cell office:value-type="float" office:value="0.00000016295">
                <text:p>0.00000016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29365">
                <text:p>0.00000029365</text:p>
              </table:table-cell>
              <table:table-cell office:value-type="float" office:value="0.00000348799999999999">
                <text:p>0.00000348799999999999</text:p>
              </table:table-cell>
              <table:table-cell office:value-type="float" office:value="0.54">
                <text:p>0.54</text:p>
              </table:table-cell>
              <table:table-cell office:value-type="float" office:value="0.0000002153">
                <text:p>0.0000002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2959">
                <text:p>0.00000032959</text:p>
              </table:table-cell>
              <table:table-cell office:value-type="float" office:value="0.0000036735">
                <text:p>0.0000036735</text:p>
              </table:table-cell>
              <table:table-cell office:value-type="float" office:value="0.55">
                <text:p>0.55</text:p>
              </table:table-cell>
              <table:table-cell office:value-type="float" office:value="0.00000026765">
                <text:p>0.00000026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36712">
                <text:p>0.00000036712</text:p>
              </table:table-cell>
              <table:table-cell office:value-type="float" office:value="0.000003831">
                <text:p>0.000003831</text:p>
              </table:table-cell>
              <table:table-cell office:value-type="float" office:value="0.56">
                <text:p>0.56</text:p>
              </table:table-cell>
              <table:table-cell office:value-type="float" office:value="0.00000032">
                <text:p>0.00000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0621">
                <text:p>0.00000040621</text:p>
              </table:table-cell>
              <table:table-cell office:value-type="float" office:value="0.000003978">
                <text:p>0.000003978</text:p>
              </table:table-cell>
              <table:table-cell office:value-type="float" office:value="0.57">
                <text:p>0.57</text:p>
              </table:table-cell>
              <table:table-cell office:value-type="float" office:value="0.00000037235">
                <text:p>0.00000037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44668">
                <text:p>0.00000044668</text:p>
              </table:table-cell>
              <table:table-cell office:value-type="float" office:value="0.00000411100000000002">
                <text:p>0.00000411100000000002</text:p>
              </table:table-cell>
              <table:table-cell office:value-type="float" office:value="0.58">
                <text:p>0.58</text:p>
              </table:table-cell>
              <table:table-cell office:value-type="float" office:value="0.0000004247">
                <text:p>0.0000004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48843">
                <text:p>0.00000048843</text:p>
              </table:table-cell>
              <table:table-cell office:value-type="float" office:value="0.00000425400000000002">
                <text:p>0.00000425400000000002</text:p>
              </table:table-cell>
              <table:table-cell office:value-type="float" office:value="0.59">
                <text:p>0.59</text:p>
              </table:table-cell>
              <table:table-cell office:value-type="float" office:value="0.00000047705">
                <text:p>0.00000047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53176">
                <text:p>0.00000053176</text:p>
              </table:table-cell>
              <table:table-cell office:value-type="float" office:value="0.00000435099999999998">
                <text:p>0.00000435099999999998</text:p>
              </table:table-cell>
              <table:table-cell office:value-type="float" office:value="0.6">
                <text:p>0.6</text:p>
              </table:table-cell>
              <table:table-cell office:value-type="float" office:value="0.000000529400000000001">
                <text:p>0.0000005294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57545">
                <text:p>0.00000057545</text:p>
              </table:table-cell>
              <table:table-cell office:value-type="float" office:value="0.000004448">
                <text:p>0.000004448</text:p>
              </table:table-cell>
              <table:table-cell office:value-type="float" office:value="0.61">
                <text:p>0.61</text:p>
              </table:table-cell>
              <table:table-cell office:value-type="float" office:value="0.00000058175">
                <text:p>0.00000058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62072">
                <text:p>0.00000062072</text:p>
              </table:table-cell>
              <table:table-cell office:value-type="float" office:value="0.00000454950000000002">
                <text:p>0.00000454950000000002</text:p>
              </table:table-cell>
              <table:table-cell office:value-type="float" office:value="0.62">
                <text:p>0.62</text:p>
              </table:table-cell>
              <table:table-cell office:value-type="float" office:value="0.0000006341">
                <text:p>0.00000063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66644">
                <text:p>0.00000066644</text:p>
              </table:table-cell>
              <table:table-cell office:value-type="float" office:value="0.00000460899999999999">
                <text:p>0.00000460899999999999</text:p>
              </table:table-cell>
              <table:table-cell office:value-type="float" office:value="0.63">
                <text:p>0.63</text:p>
              </table:table-cell>
              <table:table-cell office:value-type="float" office:value="0.000000686450000000001">
                <text:p>0.00000068645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46785">
                <text:p>0.0000046785</text:p>
              </table:table-cell>
              <table:table-cell office:value-type="float" office:value="0.64">
                <text:p>0.64</text:p>
              </table:table-cell>
              <table:table-cell office:value-type="float" office:value="0.000000738800000000001">
                <text:p>0.00000073880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76001">
                <text:p>0.00000076001</text:p>
              </table:table-cell>
              <table:table-cell office:value-type="float" office:value="0.000004764">
                <text:p>0.000004764</text:p>
              </table:table-cell>
              <table:table-cell office:value-type="float" office:value="0.65">
                <text:p>0.65</text:p>
              </table:table-cell>
              <table:table-cell office:value-type="float" office:value="0.000000791150000000001">
                <text:p>0.00000079115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80818">
                <text:p>0.00000080818</text:p>
              </table:table-cell>
              <table:table-cell office:value-type="float" office:value="0.00000483599999999999">
                <text:p>0.00000483599999999999</text:p>
              </table:table-cell>
              <table:table-cell office:value-type="float" office:value="0.66">
                <text:p>0.66</text:p>
              </table:table-cell>
              <table:table-cell office:value-type="float" office:value="0.000000843500000000001">
                <text:p>0.000000843500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85673">
                <text:p>0.00000085673</text:p>
              </table:table-cell>
              <table:table-cell office:value-type="float" office:value="0.0000048645">
                <text:p>0.0000048645</text:p>
              </table:table-cell>
              <table:table-cell office:value-type="float" office:value="0.67">
                <text:p>0.67</text:p>
              </table:table-cell>
              <table:table-cell office:value-type="float" office:value="0.000000895850000000001">
                <text:p>0.00000089585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90547">
                <text:p>0.00000090547</text:p>
              </table:table-cell>
              <table:table-cell office:value-type="float" office:value="0.00000492">
                <text:p>0.00000492</text:p>
              </table:table-cell>
              <table:table-cell office:value-type="float" office:value="0.68">
                <text:p>0.68</text:p>
              </table:table-cell>
              <table:table-cell office:value-type="float" office:value="0.000000948200000000001">
                <text:p>0.000000948200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95513">
                <text:p>0.00000095513</text:p>
              </table:table-cell>
              <table:table-cell office:value-type="float" office:value="0.000004971">
                <text:p>0.000004971</text:p>
              </table:table-cell>
              <table:table-cell office:value-type="float" office:value="0.69">
                <text:p>0.69</text:p>
              </table:table-cell>
              <table:table-cell office:value-type="float" office:value="0.00000100055">
                <text:p>0.00000100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00489">
                <text:p>0.00000100489</text:p>
              </table:table-cell>
              <table:table-cell office:value-type="float" office:value="0.00000500199999999999">
                <text:p>0.00000500199999999999</text:p>
              </table:table-cell>
              <table:table-cell office:value-type="float" office:value="0.7">
                <text:p>0.7</text:p>
              </table:table-cell>
              <table:table-cell office:value-type="float" office:value="0.0000010529">
                <text:p>0.0000010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05517">
                <text:p>0.00000105517</text:p>
              </table:table-cell>
              <table:table-cell office:value-type="float" office:value="0.00000503350000000002">
                <text:p>0.00000503350000000002</text:p>
              </table:table-cell>
              <table:table-cell office:value-type="float" office:value="0.71">
                <text:p>0.71</text:p>
              </table:table-cell>
              <table:table-cell office:value-type="float" office:value="0.00000110525">
                <text:p>0.00000110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10556">
                <text:p>0.00000110556</text:p>
              </table:table-cell>
              <table:table-cell office:value-type="float" office:value="0.00000509150000000002">
                <text:p>0.00000509150000000002</text:p>
              </table:table-cell>
              <table:table-cell office:value-type="float" office:value="0.72">
                <text:p>0.72</text:p>
              </table:table-cell>
              <table:table-cell office:value-type="float" office:value="0.0000011576">
                <text:p>0.00000115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5087">
                <text:p>0.000005087</text:p>
              </table:table-cell>
              <table:table-cell office:value-type="float" office:value="0.73">
                <text:p>0.73</text:p>
              </table:table-cell>
              <table:table-cell office:value-type="float" office:value="0.00000120995">
                <text:p>0.00000120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12073">
                <text:p>0.0000012073</text:p>
              </table:table-cell>
              <table:table-cell office:value-type="float" office:value="0.000005085">
                <text:p>0.000005085</text:p>
              </table:table-cell>
              <table:table-cell office:value-type="float" office:value="0.74">
                <text:p>0.74</text:p>
              </table:table-cell>
              <table:table-cell office:value-type="float" office:value="0.0000012623">
                <text:p>0.00000126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12587">
                <text:p>0.0000012587</text:p>
              </table:table-cell>
              <table:table-cell office:value-type="float" office:value="0.00000517999999999998">
                <text:p>0.00000517999999999998</text:p>
              </table:table-cell>
              <table:table-cell office:value-type="float" office:value="0.75">
                <text:p>0.75</text:p>
              </table:table-cell>
              <table:table-cell office:value-type="float" office:value="0.00000131465">
                <text:p>0.000001314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13109">
                <text:p>0.0000013109</text:p>
              </table:table-cell>
              <table:table-cell office:value-type="float" office:value="0.00000517">
                <text:p>0.00000517</text:p>
              </table:table-cell>
              <table:table-cell office:value-type="float" office:value="0.76">
                <text:p>0.76</text:p>
              </table:table-cell>
              <table:table-cell office:value-type="float" office:value="0.000001367">
                <text:p>0.000001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13621">
                <text:p>0.0000013621</text:p>
              </table:table-cell>
              <table:table-cell office:value-type="float" office:value="0.00000516999999999999">
                <text:p>0.00000516999999999999</text:p>
              </table:table-cell>
              <table:table-cell office:value-type="float" office:value="0.77">
                <text:p>0.77</text:p>
              </table:table-cell>
              <table:table-cell office:value-type="float" office:value="0.00000141935">
                <text:p>0.000001419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14143">
                <text:p>0.0000014143</text:p>
              </table:table-cell>
              <table:table-cell office:value-type="float" office:value="0.00000517499999999999">
                <text:p>0.00000517499999999999</text:p>
              </table:table-cell>
              <table:table-cell office:value-type="float" office:value="0.78">
                <text:p>0.78</text:p>
              </table:table-cell>
              <table:table-cell office:value-type="float" office:value="0.0000014717">
                <text:p>0.0000014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14656">
                <text:p>0.0000014656</text:p>
              </table:table-cell>
              <table:table-cell office:value-type="float" office:value="0.00000517">
                <text:p>0.00000517</text:p>
              </table:table-cell>
              <table:table-cell office:value-type="float" office:value="0.79">
                <text:p>0.79</text:p>
              </table:table-cell>
              <table:table-cell office:value-type="float" office:value="0.00000152405">
                <text:p>0.000001524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15177">
                <text:p>0.0000015177</text:p>
              </table:table-cell>
              <table:table-cell office:value-type="float" office:value="0.00000520999999999999">
                <text:p>0.00000520999999999999</text:p>
              </table:table-cell>
              <table:table-cell office:value-type="float" office:value="0.8">
                <text:p>0.8</text:p>
              </table:table-cell>
              <table:table-cell office:value-type="float" office:value="0.0000015764">
                <text:p>0.00000157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15698">
                <text:p>0.0000015698</text:p>
              </table:table-cell>
              <table:table-cell office:value-type="float" office:value="0.000005235">
                <text:p>0.000005235</text:p>
              </table:table-cell>
              <table:table-cell office:value-type="float" office:value="0.81">
                <text:p>0.81</text:p>
              </table:table-cell>
              <table:table-cell office:value-type="float" office:value="0.00000162875">
                <text:p>0.00000162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16224">
                <text:p>0.0000016224</text:p>
              </table:table-cell>
              <table:table-cell office:value-type="float" office:value="0.00000523500000000001">
                <text:p>0.00000523500000000001</text:p>
              </table:table-cell>
              <table:table-cell office:value-type="float" office:value="0.82">
                <text:p>0.82</text:p>
              </table:table-cell>
              <table:table-cell office:value-type="float" office:value="0.0000016811">
                <text:p>0.00000168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16745">
                <text:p>0.0000016745</text:p>
              </table:table-cell>
              <table:table-cell office:value-type="float" office:value="0.00000521999999999999">
                <text:p>0.00000521999999999999</text:p>
              </table:table-cell>
              <table:table-cell office:value-type="float" office:value="0.83">
                <text:p>0.83</text:p>
              </table:table-cell>
              <table:table-cell office:value-type="float" office:value="0.00000173345">
                <text:p>0.00000173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17268">
                <text:p>0.0000017268</text:p>
              </table:table-cell>
              <table:table-cell office:value-type="float" office:value="0.00000523000000000003">
                <text:p>0.00000523000000000003</text:p>
              </table:table-cell>
              <table:table-cell office:value-type="float" office:value="0.84">
                <text:p>0.84</text:p>
              </table:table-cell>
              <table:table-cell office:value-type="float" office:value="0.0000017858">
                <text:p>0.00000178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17791">
                <text:p>0.0000017791</text:p>
              </table:table-cell>
              <table:table-cell office:value-type="float" office:value="0.00000519000000000003">
                <text:p>0.00000519000000000003</text:p>
              </table:table-cell>
              <table:table-cell office:value-type="float" office:value="0.85">
                <text:p>0.85</text:p>
              </table:table-cell>
              <table:table-cell office:value-type="float" office:value="0.00000183815">
                <text:p>0.00000183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18306">
                <text:p>0.0000018306</text:p>
              </table:table-cell>
              <table:table-cell office:value-type="float" office:value="0.00000515499999999999">
                <text:p>0.00000515499999999999</text:p>
              </table:table-cell>
              <table:table-cell office:value-type="float" office:value="0.86">
                <text:p>0.86</text:p>
              </table:table-cell>
              <table:table-cell office:value-type="float" office:value="0.0000018905">
                <text:p>0.00000189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18822">
                <text:p>0.0000018822</text:p>
              </table:table-cell>
              <table:table-cell office:value-type="float" office:value="0.00000516">
                <text:p>0.00000516</text:p>
              </table:table-cell>
              <table:table-cell office:value-type="float" office:value="0.87">
                <text:p>0.87</text:p>
              </table:table-cell>
              <table:table-cell office:value-type="float" office:value="0.00000194285">
                <text:p>0.00000194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19338">
                <text:p>0.0000019338</text:p>
              </table:table-cell>
              <table:table-cell office:value-type="float" office:value="0.00000518">
                <text:p>0.00000518</text:p>
              </table:table-cell>
              <table:table-cell office:value-type="float" office:value="0.88">
                <text:p>0.88</text:p>
              </table:table-cell>
              <table:table-cell office:value-type="float" office:value="0.0000019952">
                <text:p>0.00000199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19858">
                <text:p>0.0000019858</text:p>
              </table:table-cell>
              <table:table-cell office:value-type="float" office:value="0.00000517999999999998">
                <text:p>0.00000517999999999998</text:p>
              </table:table-cell>
              <table:table-cell office:value-type="float" office:value="0.89">
                <text:p>0.89</text:p>
              </table:table-cell>
              <table:table-cell office:value-type="float" office:value="0.00000204755">
                <text:p>0.000002047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20374">
                <text:p>0.0000020374</text:p>
              </table:table-cell>
              <table:table-cell office:value-type="float" office:value="0.00000516999999999998">
                <text:p>0.00000516999999999998</text:p>
              </table:table-cell>
              <table:table-cell office:value-type="float" office:value="0.9">
                <text:p>0.9</text:p>
              </table:table-cell>
              <table:table-cell office:value-type="float" office:value="0.0000020999">
                <text:p>0.0000020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20892">
                <text:p>0.0000020892</text:p>
              </table:table-cell>
              <table:table-cell office:value-type="float" office:value="0.00000516499999999999">
                <text:p>0.00000516499999999999</text:p>
              </table:table-cell>
              <table:table-cell office:value-type="float" office:value="0.91">
                <text:p>0.91</text:p>
              </table:table-cell>
              <table:table-cell office:value-type="float" office:value="0.00000215225">
                <text:p>0.00000215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21407">
                <text:p>0.0000021407</text:p>
              </table:table-cell>
              <table:table-cell office:value-type="float" office:value="0.00000512">
                <text:p>0.00000512</text:p>
              </table:table-cell>
              <table:table-cell office:value-type="float" office:value="0.92">
                <text:p>0.92</text:p>
              </table:table-cell>
              <table:table-cell office:value-type="float" office:value="0.0000022046">
                <text:p>0.00000220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21916">
                <text:p>0.0000021916</text:p>
              </table:table-cell>
              <table:table-cell office:value-type="float" office:value="0.00000507500000000001">
                <text:p>0.00000507500000000001</text:p>
              </table:table-cell>
              <table:table-cell office:value-type="float" office:value="0.93">
                <text:p>0.93</text:p>
              </table:table-cell>
              <table:table-cell office:value-type="float" office:value="0.00000225695">
                <text:p>0.000002256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22422">
                <text:p>0.0000022422</text:p>
              </table:table-cell>
              <table:table-cell office:value-type="float" office:value="0.00000508">
                <text:p>0.00000508</text:p>
              </table:table-cell>
              <table:table-cell office:value-type="float" office:value="0.94">
                <text:p>0.94</text:p>
              </table:table-cell>
              <table:table-cell office:value-type="float" office:value="0.0000023093">
                <text:p>0.00000230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22932">
                <text:p>0.0000022932</text:p>
              </table:table-cell>
              <table:table-cell office:value-type="float" office:value="0.00000507500000000001">
                <text:p>0.00000507500000000001</text:p>
              </table:table-cell>
              <table:table-cell office:value-type="float" office:value="0.95">
                <text:p>0.95</text:p>
              </table:table-cell>
              <table:table-cell office:value-type="float" office:value="0.00000236165">
                <text:p>0.00000236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23437">
                <text:p>0.0000023437</text:p>
              </table:table-cell>
              <table:table-cell office:value-type="float" office:value="0.00000501500000000003">
                <text:p>0.00000501500000000003</text:p>
              </table:table-cell>
              <table:table-cell office:value-type="float" office:value="0.96">
                <text:p>0.96</text:p>
              </table:table-cell>
              <table:table-cell office:value-type="float" office:value="0.000002414">
                <text:p>0.0000024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23935">
                <text:p>0.0000023935</text:p>
              </table:table-cell>
              <table:table-cell office:value-type="float" office:value="0.00000498500000000001">
                <text:p>0.00000498500000000001</text:p>
              </table:table-cell>
              <table:table-cell office:value-type="float" office:value="0.97">
                <text:p>0.97</text:p>
              </table:table-cell>
              <table:table-cell office:value-type="float" office:value="0.00000246635">
                <text:p>0.00000246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24434">
                <text:p>0.0000024434</text:p>
              </table:table-cell>
              <table:table-cell office:value-type="float" office:value="0.00000493000000000001">
                <text:p>0.00000493000000000001</text:p>
              </table:table-cell>
              <table:table-cell office:value-type="float" office:value="0.98">
                <text:p>0.98</text:p>
              </table:table-cell>
              <table:table-cell office:value-type="float" office:value="0.0000025187">
                <text:p>0.00000251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4921">
                <text:p>0.0000024921</text:p>
              </table:table-cell>
              <table:table-cell office:value-type="float" office:value="0.00000491">
                <text:p>0.00000491</text:p>
              </table:table-cell>
              <table:table-cell office:value-type="float" office:value="0.99">
                <text:p>0.99</text:p>
              </table:table-cell>
              <table:table-cell office:value-type="float" office:value="0.00000257105">
                <text:p>0.00000257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25416">
                <text:p>0.0000025416</text:p>
              </table:table-cell>
              <table:table-cell office:value-type="float" office:value="0.000004925">
                <text:p>0.00000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25906">
                <text:p>0.000002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-10'.A6:'FD1-10'.A106 'FD1-10'.N5:'FD1-10'.O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N6:'FD1-10'.N106" chart:label-cell-address="'FD1-10'.N5:'FD1-10'.N5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O6:'FD1-10'.O106" chart:label-cell-address="'FD1-10'.O5:'FD1-1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-10'.N5:'FD1-10'.N5</svg:desc>
                </draw:g>
              </table:table-cell>
              <table:table-cell office:value-type="string">
                <text:p>d(Id)/d(Vg) (S)</text:p>
                <draw:g>
                  <svg:desc>'FD1-10'.O5:'FD1-1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0.00000000002334">
                <text:p>0.00000000002334</text:p>
                <draw:g>
                  <svg:desc>'FD1-10'.N6:'FD1-10'.N106</svg:desc>
                </draw:g>
              </table:table-cell>
              <table:table-cell office:value-type="float" office:value="NaN">
                <text:p>NaN</text:p>
                <draw:g>
                  <svg:desc>'FD1-10'.O6:'FD1-1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2066">
                <text:p>0.00000000002066</text:p>
              </table:table-cell>
              <table:table-cell office:value-type="float" office:value="-0.0000000002115">
                <text:p>-0.0000000002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1911">
                <text:p>0.00000000001911</text:p>
              </table:table-cell>
              <table:table-cell office:value-type="float" office:value="-0.000000000102">
                <text:p>-0.0000000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1862">
                <text:p>0.00000000001862</text:p>
              </table:table-cell>
              <table:table-cell office:value-type="float" office:value="-0.0000000000480000000000001">
                <text:p>-0.000000000048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1815">
                <text:p>0.00000000001815</text:p>
              </table:table-cell>
              <table:table-cell office:value-type="float" office:value="-0.000000000061">
                <text:p>-0.000000000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174">
                <text:p>0.0000000000174</text:p>
              </table:table-cell>
              <table:table-cell office:value-type="float" office:value="-0.0000000001125">
                <text:p>-0.0000000001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159">
                <text:p>0.0000000000159</text:p>
              </table:table-cell>
              <table:table-cell office:value-type="float" office:value="-0.0000000000575">
                <text:p>-0.000000000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1625">
                <text:p>0.00000000001625</text:p>
              </table:table-cell>
              <table:table-cell office:value-type="float" office:value="-0.00000000000949999999999991">
                <text:p>-0.00000000000949999999999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1571">
                <text:p>0.00000000001571</text:p>
              </table:table-cell>
              <table:table-cell office:value-type="float" office:value="-0.0000000000915000000000001">
                <text:p>-0.0000000000915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1442">
                <text:p>0.00000000001442</text:p>
              </table:table-cell>
              <table:table-cell office:value-type="float" office:value="-0.0000000000765000000000001">
                <text:p>-0.0000000000765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1418">
                <text:p>0.00000000001418</text:p>
              </table:table-cell>
              <table:table-cell office:value-type="float" office:value="-0.0000000000185">
                <text:p>-0.0000000000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405">
                <text:p>0.00000000001405</text:p>
              </table:table-cell>
              <table:table-cell office:value-type="float" office:value="-0.00000000000549999999999993">
                <text:p>-0.0000000000054999999999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1407">
                <text:p>0.00000000001407</text:p>
              </table:table-cell>
              <table:table-cell office:value-type="float" office:value="-0.0000000000195">
                <text:p>-0.0000000000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1366">
                <text:p>0.00000000001366</text:p>
              </table:table-cell>
              <table:table-cell office:value-type="float" office:value="0.000000000022">
                <text:p>0.000000000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1451">
                <text:p>0.00000000001451</text:p>
              </table:table-cell>
              <table:table-cell office:value-type="float" office:value="0.0000000000734999999999999">
                <text:p>0.0000000000734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1513">
                <text:p>0.00000000001513</text:p>
              </table:table-cell>
              <table:table-cell office:value-type="float" office:value="0.0000000001105">
                <text:p>0.0000000001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001672">
                <text:p>0.00000000001672</text:p>
              </table:table-cell>
              <table:table-cell office:value-type="float" office:value="0.000000000216">
                <text:p>0.000000000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945">
                <text:p>0.00000000001945</text:p>
              </table:table-cell>
              <table:table-cell office:value-type="float" office:value="0.000000000295">
                <text:p>0.00000000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2262">
                <text:p>0.00000000002262</text:p>
              </table:table-cell>
              <table:table-cell office:value-type="float" office:value="0.000000000425">
                <text:p>0.000000000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2795">
                <text:p>0.00000000002795</text:p>
              </table:table-cell>
              <table:table-cell office:value-type="float" office:value="0.000000000712499999999999">
                <text:p>0.0000000007124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3687">
                <text:p>0.00000000003687</text:p>
              </table:table-cell>
              <table:table-cell office:value-type="float" office:value="0.0000000010115">
                <text:p>0.0000000010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4818">
                <text:p>0.00000000004818</text:p>
              </table:table-cell>
              <table:table-cell office:value-type="float" office:value="0.0000000014125">
                <text:p>0.0000000014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6512">
                <text:p>0.00000000006512</text:p>
              </table:table-cell>
              <table:table-cell office:value-type="float" office:value="0.000000002163">
                <text:p>0.000000002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9144">
                <text:p>0.00000000009144</text:p>
              </table:table-cell>
              <table:table-cell office:value-type="float" office:value="0.0000000031865">
                <text:p>0.000000003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2885">
                <text:p>0.00000000012885</text:p>
              </table:table-cell>
              <table:table-cell office:value-type="float" office:value="0.0000000046185">
                <text:p>0.0000000046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8381">
                <text:p>0.00000000018381</text:p>
              </table:table-cell>
              <table:table-cell office:value-type="float" office:value="0.00000000661699999999999">
                <text:p>0.000000006616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6119">
                <text:p>0.00000000026119</text:p>
              </table:table-cell>
              <table:table-cell office:value-type="float" office:value="0.00000000944499999999999">
                <text:p>0.000000009444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7271">
                <text:p>0.00000000037271</text:p>
              </table:table-cell>
              <table:table-cell office:value-type="float" office:value="0.0000000135675">
                <text:p>0.0000000135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3254">
                <text:p>0.00000000053254</text:p>
              </table:table-cell>
              <table:table-cell office:value-type="float" office:value="0.0000000194005">
                <text:p>0.0000000194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6072">
                <text:p>0.00000000076072</text:p>
              </table:table-cell>
              <table:table-cell office:value-type="float" office:value="0.0000000274775">
                <text:p>0.0000000274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8209">
                <text:p>0.00000000108209</text:p>
              </table:table-cell>
              <table:table-cell office:value-type="float" office:value="0.000000039014">
                <text:p>0.000000039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541">
                <text:p>0.000000001541</text:p>
              </table:table-cell>
              <table:table-cell office:value-type="float" office:value="0.0000000548105000000001">
                <text:p>0.0000000548105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783">
                <text:p>0.0000000021783</text:p>
              </table:table-cell>
              <table:table-cell office:value-type="float" office:value="0.0000000766599999999999">
                <text:p>0.00000007665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742">
                <text:p>0.0000000030742</text:p>
              </table:table-cell>
              <table:table-cell office:value-type="float" office:value="0.00000010645">
                <text:p>0.00000010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3073">
                <text:p>0.0000000043073</text:p>
              </table:table-cell>
              <table:table-cell office:value-type="float" office:value="0.000000145355">
                <text:p>0.000000145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9813">
                <text:p>0.0000000059813</text:p>
              </table:table-cell>
              <table:table-cell office:value-type="float" office:value="0.00000019726">
                <text:p>0.00000019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2525">
                <text:p>0.0000000082525</text:p>
              </table:table-cell>
              <table:table-cell office:value-type="float" office:value="0.000000263785">
                <text:p>0.000000263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1257">
                <text:p>0.000000011257</text:p>
              </table:table-cell>
              <table:table-cell office:value-type="float" office:value="0.000000349125">
                <text:p>0.000000349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5235">
                <text:p>0.000000015235</text:p>
              </table:table-cell>
              <table:table-cell office:value-type="float" office:value="0.00000045305">
                <text:p>0.00000045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20318">
                <text:p>0.000000020318</text:p>
              </table:table-cell>
              <table:table-cell office:value-type="float" office:value="0.0000005795">
                <text:p>0.0000005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6825">
                <text:p>0.000000026825</text:p>
              </table:table-cell>
              <table:table-cell office:value-type="float" office:value="0.000000729399999999999">
                <text:p>0.0000007293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4906">
                <text:p>0.000000034906</text:p>
              </table:table-cell>
              <table:table-cell office:value-type="float" office:value="0.000000905000000000002">
                <text:p>0.000000905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4925">
                <text:p>0.000000044925</text:p>
              </table:table-cell>
              <table:table-cell office:value-type="float" office:value="0.00000110905">
                <text:p>0.000001109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7087">
                <text:p>0.000000057087</text:p>
              </table:table-cell>
              <table:table-cell office:value-type="float" office:value="0.0000013288">
                <text:p>0.00000132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71501">
                <text:p>0.000000071501</text:p>
              </table:table-cell>
              <table:table-cell office:value-type="float" office:value="0.0000015793">
                <text:p>0.0000015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8673">
                <text:p>0.000000088673</text:p>
              </table:table-cell>
              <table:table-cell office:value-type="float" office:value="0.0000018458">
                <text:p>0.0000018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8417">
                <text:p>0.000000108417</text:p>
              </table:table-cell>
              <table:table-cell office:value-type="float" office:value="0.00000212835">
                <text:p>0.00000212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3124">
                <text:p>0.00000013124</text:p>
              </table:table-cell>
              <table:table-cell office:value-type="float" office:value="0.00000243715000000001">
                <text:p>0.00000243715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5716">
                <text:p>0.00000015716</text:p>
              </table:table-cell>
              <table:table-cell office:value-type="float" office:value="0.00000277350000000001">
                <text:p>0.0000027735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8671">
                <text:p>0.00000018671</text:p>
              </table:table-cell>
              <table:table-cell office:value-type="float" office:value="0.000003128">
                <text:p>0.000003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21972">
                <text:p>0.00000021972</text:p>
              </table:table-cell>
              <table:table-cell office:value-type="float" office:value="0.000003465">
                <text:p>0.0000034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5601">
                <text:p>0.00000025601</text:p>
              </table:table-cell>
              <table:table-cell office:value-type="float" office:value="0.0000038365">
                <text:p>0.0000038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9645">
                <text:p>0.00000029645</text:p>
              </table:table-cell>
              <table:table-cell office:value-type="float" office:value="0.000004236">
                <text:p>0.000004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34073">
                <text:p>0.00000034073</text:p>
              </table:table-cell>
              <table:table-cell office:value-type="float" office:value="0.0000046405">
                <text:p>0.00000464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8926">
                <text:p>0.00000038926</text:p>
              </table:table-cell>
              <table:table-cell office:value-type="float" office:value="0.000005021">
                <text:p>0.000005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44115">
                <text:p>0.00000044115</text:p>
              </table:table-cell>
              <table:table-cell office:value-type="float" office:value="0.00000544">
                <text:p>0.00000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9806">
                <text:p>0.00000049806</text:p>
              </table:table-cell>
              <table:table-cell office:value-type="float" office:value="0.00000585199999999999">
                <text:p>0.000005851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55819">
                <text:p>0.00000055819</text:p>
              </table:table-cell>
              <table:table-cell office:value-type="float" office:value="0.00000627850000000003">
                <text:p>0.0000062785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62363">
                <text:p>0.00000062363</text:p>
              </table:table-cell>
              <table:table-cell office:value-type="float" office:value="0.00000675800000000003">
                <text:p>0.00000675800000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69335">
                <text:p>0.00000069335</text:p>
              </table:table-cell>
              <table:table-cell office:value-type="float" office:value="0.00000716849999999995">
                <text:p>0.00000716849999999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767">
                <text:p>0.000000767</text:p>
              </table:table-cell>
              <table:table-cell office:value-type="float" office:value="0.00000761999999999999">
                <text:p>0.00000761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84575">
                <text:p>0.00000084575</text:p>
              </table:table-cell>
              <table:table-cell office:value-type="float" office:value="0.00000806750000000004">
                <text:p>0.00000806750000000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92835">
                <text:p>0.00000092835</text:p>
              </table:table-cell>
              <table:table-cell office:value-type="float" office:value="0.00000851099999999999">
                <text:p>0.000008510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101597">
                <text:p>0.00000101597</text:p>
              </table:table-cell>
              <table:table-cell office:value-type="float" office:value="0.00000896799999999999">
                <text:p>0.000008967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110771">
                <text:p>0.00000110771</text:p>
              </table:table-cell>
              <table:table-cell office:value-type="float" office:value="0.00000942149999999999">
                <text:p>0.0000094214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12044">
                <text:p>0.0000012044</text:p>
              </table:table-cell>
              <table:table-cell office:value-type="float" office:value="0.00000993449999999999">
                <text:p>0.0000099344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13064">
                <text:p>0.0000013064</text:p>
              </table:table-cell>
              <table:table-cell office:value-type="float" office:value="0.000010365">
                <text:p>0.000010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14117">
                <text:p>0.0000014117</text:p>
              </table:table-cell>
              <table:table-cell office:value-type="float" office:value="0.000010835">
                <text:p>0.0000108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15231">
                <text:p>0.0000015231</text:p>
              </table:table-cell>
              <table:table-cell office:value-type="float" office:value="0.000011325">
                <text:p>0.000011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6382">
                <text:p>0.0000016382</text:p>
              </table:table-cell>
              <table:table-cell office:value-type="float" office:value="0.000011785">
                <text:p>0.000011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7588">
                <text:p>0.0000017588</text:p>
              </table:table-cell>
              <table:table-cell office:value-type="float" office:value="0.0000122550000000001">
                <text:p>0.00001225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8833">
                <text:p>0.0000018833</text:p>
              </table:table-cell>
              <table:table-cell office:value-type="float" office:value="0.0000127700000000001">
                <text:p>0.00001277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20142">
                <text:p>0.0000020142</text:p>
              </table:table-cell>
              <table:table-cell office:value-type="float" office:value="0.00001321">
                <text:p>0.00001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21475">
                <text:p>0.0000021475</text:p>
              </table:table-cell>
              <table:table-cell office:value-type="float" office:value="0.00001367">
                <text:p>0.00001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22876">
                <text:p>0.0000022876</text:p>
              </table:table-cell>
              <table:table-cell office:value-type="float" office:value="0.000014285">
                <text:p>0.000014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24332">
                <text:p>0.0000024332</text:p>
              </table:table-cell>
              <table:table-cell office:value-type="float" office:value="0.000014675">
                <text:p>0.000014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25811">
                <text:p>0.0000025811</text:p>
              </table:table-cell>
              <table:table-cell office:value-type="float" office:value="0.00001512">
                <text:p>0.00001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27356">
                <text:p>0.0000027356</text:p>
              </table:table-cell>
              <table:table-cell office:value-type="float" office:value="0.00001565">
                <text:p>0.00001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28941">
                <text:p>0.0000028941</text:p>
              </table:table-cell>
              <table:table-cell office:value-type="float" office:value="0.000016115">
                <text:p>0.000016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30579">
                <text:p>0.0000030579</text:p>
              </table:table-cell>
              <table:table-cell office:value-type="float" office:value="0.0000166">
                <text:p>0.0000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32261">
                <text:p>0.0000032261</text:p>
              </table:table-cell>
              <table:table-cell office:value-type="float" office:value="0.000017075">
                <text:p>0.000017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33994">
                <text:p>0.0000033994</text:p>
              </table:table-cell>
              <table:table-cell office:value-type="float" office:value="0.0000176">
                <text:p>0.0000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35781">
                <text:p>0.0000035781</text:p>
              </table:table-cell>
              <table:table-cell office:value-type="float" office:value="0.000018035">
                <text:p>0.000018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37601">
                <text:p>0.0000037601</text:p>
              </table:table-cell>
              <table:table-cell office:value-type="float" office:value="0.0000185650000000001">
                <text:p>0.00001856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39494">
                <text:p>0.0000039494</text:p>
              </table:table-cell>
              <table:table-cell office:value-type="float" office:value="0.0000190150000000001">
                <text:p>0.00001901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41404">
                <text:p>0.0000041404</text:p>
              </table:table-cell>
              <table:table-cell office:value-type="float" office:value="0.00001941">
                <text:p>0.00001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43376">
                <text:p>0.0000043376</text:p>
              </table:table-cell>
              <table:table-cell office:value-type="float" office:value="0.00001992">
                <text:p>0.000019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45388">
                <text:p>0.0000045388</text:p>
              </table:table-cell>
              <table:table-cell office:value-type="float" office:value="0.00002041">
                <text:p>0.000020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47458">
                <text:p>0.0000047458</text:p>
              </table:table-cell>
              <table:table-cell office:value-type="float" office:value="0.000020875">
                <text:p>0.000020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49563">
                <text:p>0.0000049563</text:p>
              </table:table-cell>
              <table:table-cell office:value-type="float" office:value="0.00002136">
                <text:p>0.00002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5173">
                <text:p>0.000005173</text:p>
              </table:table-cell>
              <table:table-cell office:value-type="float" office:value="0.000021865">
                <text:p>0.0000218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53936">
                <text:p>0.0000053936</text:p>
              </table:table-cell>
              <table:table-cell office:value-type="float" office:value="0.000022255">
                <text:p>0.000022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56181">
                <text:p>0.0000056181</text:p>
              </table:table-cell>
              <table:table-cell office:value-type="float" office:value="0.00002277">
                <text:p>0.000022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5849">
                <text:p>0.000005849</text:p>
              </table:table-cell>
              <table:table-cell office:value-type="float" office:value="0.000023205">
                <text:p>0.000023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60822">
                <text:p>0.0000060822</text:p>
              </table:table-cell>
              <table:table-cell office:value-type="float" office:value="0.0000236099999999999">
                <text:p>0.00002360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63212">
                <text:p>0.0000063212</text:p>
              </table:table-cell>
              <table:table-cell office:value-type="float" office:value="0.0000240750000000001">
                <text:p>0.0000240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65637">
                <text:p>0.0000065637</text:p>
              </table:table-cell>
              <table:table-cell office:value-type="float" office:value="0.0000245750000000001">
                <text:p>0.00002457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68127">
                <text:p>0.0000068127</text:p>
              </table:table-cell>
              <table:table-cell office:value-type="float" office:value="0.000024975">
                <text:p>0.000024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70632">
                <text:p>0.0000070632</text:p>
              </table:table-cell>
              <table:table-cell office:value-type="float" office:value="0.0000254249999999999">
                <text:p>0.00002542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73212">
                <text:p>0.0000073212</text:p>
              </table:table-cell>
              <table:table-cell office:value-type="float" office:value="0.000026015">
                <text:p>0.000026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75835">
                <text:p>0.00000758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0'.A6:'FD11-30'.A106 'FD11-30'.D5:'FD11-30'.E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E6:'FD11-30'.E106" chart:label-cell-address="'FD11-30'.E5:'FD11-30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d(Id)/d(Vg) (S)</text:p>
                <draw:g>
                  <svg:desc>'FD11-30'.E5:'FD11-30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NaN">
                <text:p>NaN</text:p>
                <draw:g>
                  <svg:desc>'FD11-30'.E6:'FD11-30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-0.0000002000000000001">
                <text:p>-0.0000002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-0.00000035000000000009">
                <text:p>-0.0000003500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0120000000000001">
                <text:p>0.0000012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0010000000000005">
                <text:p>0.0000001000000000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-0.00000124999999999995">
                <text:p>-0.00000124999999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-0.000000699999999999926">
                <text:p>-0.000000699999999999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-0.000000850000000000085">
                <text:p>-0.000000850000000000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-0.000000550000000000105">
                <text:p>-0.00000055000000000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0050000000000008">
                <text:p>0.00000050000000000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0145000000000005">
                <text:p>0.000001450000000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0114999999999998">
                <text:p>0.00000114999999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00699999999999926">
                <text:p>0.000000699999999999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0085">
                <text:p>0.00000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0135000000000008">
                <text:p>0.00000135000000000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0170000000000009">
                <text:p>0.00000170000000000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0229999999999996">
                <text:p>0.0000022999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0429999999999995">
                <text:p>0.00000429999999999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0505000000000006">
                <text:p>0.00000505000000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0580000000000001">
                <text:p>0.0000058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0839999999999996">
                <text:p>0.0000083999999999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104">
                <text:p>0.000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134000000000001">
                <text:p>0.0000134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173">
                <text:p>0.0000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2095">
                <text:p>0.00002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258">
                <text:p>0.0000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316499999999999">
                <text:p>0.00003164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389499999999999">
                <text:p>0.00003894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489500000000001">
                <text:p>0.00004895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5795">
                <text:p>0.00005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683499999999999">
                <text:p>0.00006834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828000000000001">
                <text:p>0.0000828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9775">
                <text:p>0.00009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1146">
                <text:p>0.0001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1315">
                <text:p>0.0001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1461">
                <text:p>0.0001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896">
                <text:p>0.0001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2137">
                <text:p>0.0002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2312">
                <text:p>0.0002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2499">
                <text:p>0.0002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272300000000001">
                <text:p>0.0002723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294750000000001">
                <text:p>0.0002947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31735">
                <text:p>0.00031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3424">
                <text:p>0.0003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3594">
                <text:p>0.0003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376799999999999">
                <text:p>0.0003767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393450000000001">
                <text:p>0.00039345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412700000000001">
                <text:p>0.0004127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435799999999999">
                <text:p>0.0004357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44165">
                <text:p>0.00044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44535">
                <text:p>0.000445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4642">
                <text:p>0.0004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480799999999999">
                <text:p>0.0004807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478949999999999">
                <text:p>0.00047894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495099999999999">
                <text:p>0.0004950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480300000000002">
                <text:p>0.0004803000000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489850000000003">
                <text:p>0.000489850000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492649999999997">
                <text:p>0.000492649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473549999999999">
                <text:p>0.00047354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492350000000002">
                <text:p>0.00049235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4985">
                <text:p>0.0004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484499999999999">
                <text:p>0.0004844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479499999999999">
                <text:p>0.0004794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4755">
                <text:p>0.00047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69499999999999">
                <text:p>0.0004694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8000000000001">
                <text:p>0.000448000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45500000000002">
                <text:p>0.00044550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51000000000002">
                <text:p>0.0004510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415">
                <text:p>0.0004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425999999999999">
                <text:p>0.0004259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421999999999999">
                <text:p>0.000421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432500000000001">
                <text:p>0.0004325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414500000000001">
                <text:p>0.00041450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398999999999999">
                <text:p>0.0003989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4055">
                <text:p>0.0004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384">
                <text:p>0.000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3765">
                <text:p>0.0003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373499999999999">
                <text:p>0.00037349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349500000000001">
                <text:p>0.0003495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356000000000002">
                <text:p>0.0003560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338500000000001">
                <text:p>0.0003385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327999999999999">
                <text:p>0.00032799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315499999999999">
                <text:p>0.000315499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317000000000001">
                <text:p>0.0003170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3455">
                <text:p>0.0003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276499999999999">
                <text:p>0.000276499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245999999999998">
                <text:p>0.0002459999999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2555">
                <text:p>0.00025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268500000000003">
                <text:p>0.0002685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307000000000002">
                <text:p>0.00030700000000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300999999999998">
                <text:p>0.0003009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2465">
                <text:p>0.00024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226499999999999">
                <text:p>0.0002264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11-30'.A6:'FD11-30'.A106 'FD11-30'.D5:'FD11-30'.D106 'FD11-30'.N5:'FD11-30'.N106" chart:data-source-has-labels="row" svg:x="0.32cm" svg:y="0.18cm" svg:width="13.159cm" svg:height="8.64cm">
          <chartooo:coordinate-region svg:x="2.136cm" svg:y="0.388cm" svg:width="11.09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N6:'FD11-30'.N106" chart:label-cell-address="'FD11-30'.N5:'FD11-3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0.000071278">
                <text:p>0.00007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0.000072633">
                <text:p>0.000072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71468">
                <text:p>0.000071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72135">
                <text:p>0.000072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0.000070342">
                <text:p>0.000070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0.000069626">
                <text:p>0.000069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0.000069367">
                <text:p>0.000069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0.000069278">
                <text:p>0.00006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70339">
                <text:p>0.000070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69374">
                <text:p>0.000069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68756">
                <text:p>0.000068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68778">
                <text:p>0.000068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6877">
                <text:p>0.00006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68247">
                <text:p>0.000068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68544">
                <text:p>0.000068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67822">
                <text:p>0.000067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68632">
                <text:p>0.000068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69548">
                <text:p>0.000069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69448">
                <text:p>0.000069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70743">
                <text:p>0.000070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70659">
                <text:p>0.000070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71411">
                <text:p>0.00007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67952">
                <text:p>0.000067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69182">
                <text:p>0.000069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69993">
                <text:p>0.000069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71273">
                <text:p>0.000071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74185">
                <text:p>0.000074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76724">
                <text:p>0.000076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79672">
                <text:p>0.000079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83026">
                <text:p>0.000083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086177">
                <text:p>0.000086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090761">
                <text:p>0.000090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094379">
                <text:p>0.000094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098077">
                <text:p>0.000098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03108">
                <text:p>0.000103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109064">
                <text:p>0.000109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11562">
                <text:p>0.00011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12243">
                <text:p>0.000122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12827">
                <text:p>0.00012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13535">
                <text:p>0.00013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14276">
                <text:p>0.00014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15162">
                <text:p>0.00015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16183">
                <text:p>0.00016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17024">
                <text:p>0.00017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17946">
                <text:p>0.00017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18967">
                <text:p>0.000189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20005">
                <text:p>0.0002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21047">
                <text:p>0.00021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22075">
                <text:p>0.00022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23294">
                <text:p>0.00023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24442">
                <text:p>0.00024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25574">
                <text:p>0.00025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26714">
                <text:p>0.00026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2793">
                <text:p>0.0002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29235">
                <text:p>0.00029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30471">
                <text:p>0.00030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31665">
                <text:p>0.000316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32877">
                <text:p>0.00032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34191">
                <text:p>0.00034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3554">
                <text:p>0.0003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36753">
                <text:p>0.00036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38127">
                <text:p>0.00038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3935">
                <text:p>0.0003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0826">
                <text:p>0.00040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2142">
                <text:p>0.00042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3503">
                <text:p>0.00043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78">
                <text:p>0.0004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6252">
                <text:p>0.00046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7558">
                <text:p>0.00047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8889">
                <text:p>0.00048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50371">
                <text:p>0.00050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51764">
                <text:p>0.00051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53148">
                <text:p>0.00053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54378">
                <text:p>0.00054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55721">
                <text:p>0.00055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56968">
                <text:p>0.00056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58431">
                <text:p>0.00058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59712">
                <text:p>0.000597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61066">
                <text:p>0.00061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62377">
                <text:p>0.00062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63685">
                <text:p>0.00063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64904">
                <text:p>0.00064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66206">
                <text:p>0.000662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67381">
                <text:p>0.00067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68618">
                <text:p>0.00068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6992">
                <text:p>0.0006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71166">
                <text:p>0.00071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72481">
                <text:p>0.000724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73724">
                <text:p>0.00073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74822">
                <text:p>0.000748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7595">
                <text:p>0.0007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77433">
                <text:p>0.000774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78736">
                <text:p>0.00078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79914">
                <text:p>0.00079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81044">
                <text:p>0.00081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82474">
                <text:p>0.00082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83647">
                <text:p>0.00083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0.00084638">
                <text:p>0.000846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0'.A6:'FD11-30'.A106 'FD11-30'.N5:'FD11-30'.O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N6:'FD11-30'.N106" chart:label-cell-address="'FD11-30'.N5:'FD11-30'.N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O6:'FD11-30'.O106" chart:label-cell-address="'FD11-30'.O5:'FD11-3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  <table:table-cell office:value-type="string">
                <text:p>d(Id)/d(Vg) (S)</text:p>
                <draw:g>
                  <svg:desc>'FD11-30'.O5:'FD11-3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  <table:table-cell office:value-type="float" office:value="NaN">
                <text:p>NaN</text:p>
                <draw:g>
                  <svg:desc>'FD11-30'.O6:'FD11-3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71278">
                <text:p>0.000071278</text:p>
              </table:table-cell>
              <table:table-cell office:value-type="float" office:value="-0.0000954499999999999">
                <text:p>-0.00009544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72633">
                <text:p>0.000072633</text:p>
              </table:table-cell>
              <table:table-cell office:value-type="float" office:value="0.00000949999999999983">
                <text:p>0.0000094999999999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71468">
                <text:p>0.000071468</text:p>
              </table:table-cell>
              <table:table-cell office:value-type="float" office:value="-0.0000249000000000004">
                <text:p>-0.0000249000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72135">
                <text:p>0.000072135</text:p>
              </table:table-cell>
              <table:table-cell office:value-type="float" office:value="-0.0000562999999999994">
                <text:p>-0.000056299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70342">
                <text:p>0.000070342</text:p>
              </table:table-cell>
              <table:table-cell office:value-type="float" office:value="-0.00012545">
                <text:p>-0.00012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69626">
                <text:p>0.000069626</text:p>
              </table:table-cell>
              <table:table-cell office:value-type="float" office:value="-0.0000487500000000005">
                <text:p>-0.00004875000000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69367">
                <text:p>0.000069367</text:p>
              </table:table-cell>
              <table:table-cell office:value-type="float" office:value="-0.0000173999999999995">
                <text:p>-0.000017399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69278">
                <text:p>0.000069278</text:p>
              </table:table-cell>
              <table:table-cell office:value-type="float" office:value="0.0000486000000000002">
                <text:p>0.0000486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70339">
                <text:p>0.000070339</text:p>
              </table:table-cell>
              <table:table-cell office:value-type="float" office:value="0.00000479999999999968">
                <text:p>0.00000479999999999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69374">
                <text:p>0.000069374</text:p>
              </table:table-cell>
              <table:table-cell office:value-type="float" office:value="-0.0000791500000000001">
                <text:p>-0.00007915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68756">
                <text:p>0.000068756</text:p>
              </table:table-cell>
              <table:table-cell office:value-type="float" office:value="-0.0000298000000000003">
                <text:p>-0.0000298000000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68778">
                <text:p>0.000068778</text:p>
              </table:table-cell>
              <table:table-cell office:value-type="float" office:value="0.00000070000000000018">
                <text:p>0.00000070000000000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6877">
                <text:p>0.00006877</text:p>
              </table:table-cell>
              <table:table-cell office:value-type="float" office:value="-0.0000265499999999999">
                <text:p>-0.00002654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68247">
                <text:p>0.000068247</text:p>
              </table:table-cell>
              <table:table-cell office:value-type="float" office:value="-0.0000113000000000004">
                <text:p>-0.0000113000000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68544">
                <text:p>0.000068544</text:p>
              </table:table-cell>
              <table:table-cell office:value-type="float" office:value="-0.0000212499999999998">
                <text:p>-0.0000212499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67822">
                <text:p>0.000067822</text:p>
              </table:table-cell>
              <table:table-cell office:value-type="float" office:value="0.00000440000000000016">
                <text:p>0.0000044000000000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68632">
                <text:p>0.000068632</text:p>
              </table:table-cell>
              <table:table-cell office:value-type="float" office:value="0.0000863000000000002">
                <text:p>0.0000863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69548">
                <text:p>0.000069548</text:p>
              </table:table-cell>
              <table:table-cell office:value-type="float" office:value="0.0000321000000000006">
                <text:p>0.0000321000000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-0.0000136999999999995">
                <text:p>-0.0000136999999999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0.00000869999999999943">
                <text:p>0.00000869999999999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69448">
                <text:p>0.000069448</text:p>
              </table:table-cell>
              <table:table-cell office:value-type="float" office:value="0.0000734499999999998">
                <text:p>0.00007344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70743">
                <text:p>0.000070743</text:p>
              </table:table-cell>
              <table:table-cell office:value-type="float" office:value="0.0000605499999999999">
                <text:p>0.00006054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70659">
                <text:p>0.000070659</text:p>
              </table:table-cell>
              <table:table-cell office:value-type="float" office:value="0.0000333999999999994">
                <text:p>0.0000333999999999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71411">
                <text:p>0.000071411</text:p>
              </table:table-cell>
              <table:table-cell office:value-type="float" office:value="-0.00013535">
                <text:p>-0.00013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67952">
                <text:p>0.000067952</text:p>
              </table:table-cell>
              <table:table-cell office:value-type="float" office:value="-0.00011145">
                <text:p>-0.00011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69182">
                <text:p>0.000069182</text:p>
              </table:table-cell>
              <table:table-cell office:value-type="float" office:value="0.00010205">
                <text:p>0.00010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69993">
                <text:p>0.000069993</text:p>
              </table:table-cell>
              <table:table-cell office:value-type="float" office:value="0.00010455">
                <text:p>0.00010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71273">
                <text:p>0.000071273</text:p>
              </table:table-cell>
              <table:table-cell office:value-type="float" office:value="0.000209600000000001">
                <text:p>0.0002096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74185">
                <text:p>0.000074185</text:p>
              </table:table-cell>
              <table:table-cell office:value-type="float" office:value="0.00027255">
                <text:p>0.00027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76724">
                <text:p>0.000076724</text:p>
              </table:table-cell>
              <table:table-cell office:value-type="float" office:value="0.00027435">
                <text:p>0.00027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79672">
                <text:p>0.000079672</text:p>
              </table:table-cell>
              <table:table-cell office:value-type="float" office:value="0.0003151">
                <text:p>0.0003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83026">
                <text:p>0.000083026</text:p>
              </table:table-cell>
              <table:table-cell office:value-type="float" office:value="0.000325249999999999">
                <text:p>0.00032524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86177">
                <text:p>0.000086177</text:p>
              </table:table-cell>
              <table:table-cell office:value-type="float" office:value="0.00038675">
                <text:p>0.00038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90761">
                <text:p>0.000090761</text:p>
              </table:table-cell>
              <table:table-cell office:value-type="float" office:value="0.0004101">
                <text:p>0.0004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94379">
                <text:p>0.000094379</text:p>
              </table:table-cell>
              <table:table-cell office:value-type="float" office:value="0.000365800000000001">
                <text:p>0.0003658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98077">
                <text:p>0.000098077</text:p>
              </table:table-cell>
              <table:table-cell office:value-type="float" office:value="0.00043645">
                <text:p>0.00043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103108">
                <text:p>0.000103108</text:p>
              </table:table-cell>
              <table:table-cell office:value-type="float" office:value="0.000549349999999999">
                <text:p>0.0005493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109064">
                <text:p>0.000109064</text:p>
              </table:table-cell>
              <table:table-cell office:value-type="float" office:value="0.0006256">
                <text:p>0.0006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11562">
                <text:p>0.00011562</text:p>
              </table:table-cell>
              <table:table-cell office:value-type="float" office:value="0.000668299999999999">
                <text:p>0.0006682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12243">
                <text:p>0.00012243</text:p>
              </table:table-cell>
              <table:table-cell office:value-type="float" office:value="0.000632499999999999">
                <text:p>0.0006324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12827">
                <text:p>0.00012827</text:p>
              </table:table-cell>
              <table:table-cell office:value-type="float" office:value="0.000646000000000002">
                <text:p>0.000646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13535">
                <text:p>0.00013535</text:p>
              </table:table-cell>
              <table:table-cell office:value-type="float" office:value="0.000724500000000002">
                <text:p>0.0007245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14276">
                <text:p>0.00014276</text:p>
              </table:table-cell>
              <table:table-cell office:value-type="float" office:value="0.000813499999999999">
                <text:p>0.0008134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15162">
                <text:p>0.00015162</text:p>
              </table:table-cell>
              <table:table-cell office:value-type="float" office:value="0.0009535">
                <text:p>0.0009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16183">
                <text:p>0.00016183</text:p>
              </table:table-cell>
              <table:table-cell office:value-type="float" office:value="0.000930999999999998">
                <text:p>0.00093099999999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7024">
                <text:p>0.00017024</text:p>
              </table:table-cell>
              <table:table-cell office:value-type="float" office:value="0.000881499999999998">
                <text:p>0.00088149999999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7946">
                <text:p>0.00017946</text:p>
              </table:table-cell>
              <table:table-cell office:value-type="float" office:value="0.000971500000000002">
                <text:p>0.0009715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8967">
                <text:p>0.00018967</text:p>
              </table:table-cell>
              <table:table-cell office:value-type="float" office:value="0.0010295">
                <text:p>0.0010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20005">
                <text:p>0.00020005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21047">
                <text:p>0.00021047</text:p>
              </table:table-cell>
              <table:table-cell office:value-type="float" office:value="0.001035">
                <text:p>0.001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22075">
                <text:p>0.00022075</text:p>
              </table:table-cell>
              <table:table-cell office:value-type="float" office:value="0.0011235">
                <text:p>0.0011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23294">
                <text:p>0.00023294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24442">
                <text:p>0.00024442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5574">
                <text:p>0.00025574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6714">
                <text:p>0.00026714</text:p>
              </table:table-cell>
              <table:table-cell office:value-type="float" office:value="0.001178">
                <text:p>0.001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793">
                <text:p>0.0002793</text:p>
              </table:table-cell>
              <table:table-cell office:value-type="float" office:value="0.0012605">
                <text:p>0.0012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9235">
                <text:p>0.00029235</text:p>
              </table:table-cell>
              <table:table-cell office:value-type="float" office:value="0.00127050000000001">
                <text:p>0.001270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30471">
                <text:p>0.00030471</text:p>
              </table:table-cell>
              <table:table-cell office:value-type="float" office:value="0.00121500000000001">
                <text:p>0.001215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31665">
                <text:p>0.00031665</text:p>
              </table:table-cell>
              <table:table-cell office:value-type="float" office:value="0.00120299999999999">
                <text:p>0.001202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32877">
                <text:p>0.00032877</text:p>
              </table:table-cell>
              <table:table-cell office:value-type="float" office:value="0.001263">
                <text:p>0.001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4191">
                <text:p>0.00034191</text:p>
              </table:table-cell>
              <table:table-cell office:value-type="float" office:value="0.00133150000000001">
                <text:p>0.001331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554">
                <text:p>0.0003554</text:p>
              </table:table-cell>
              <table:table-cell office:value-type="float" office:value="0.001281">
                <text:p>0.001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6753">
                <text:p>0.00036753</text:p>
              </table:table-cell>
              <table:table-cell office:value-type="float" office:value="0.0012935">
                <text:p>0.0012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8127">
                <text:p>0.00038127</text:p>
              </table:table-cell>
              <table:table-cell office:value-type="float" office:value="0.0012985">
                <text:p>0.0012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935">
                <text:p>0.0003935</text:p>
              </table:table-cell>
              <table:table-cell office:value-type="float" office:value="0.0013495">
                <text:p>0.0013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40826">
                <text:p>0.00040826</text:p>
              </table:table-cell>
              <table:table-cell office:value-type="float" office:value="0.001396">
                <text:p>0.001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42142">
                <text:p>0.00042142</text:p>
              </table:table-cell>
              <table:table-cell office:value-type="float" office:value="0.0013385">
                <text:p>0.0013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3503">
                <text:p>0.00043503</text:p>
              </table:table-cell>
              <table:table-cell office:value-type="float" office:value="0.001319">
                <text:p>0.001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478">
                <text:p>0.0004478</text:p>
              </table:table-cell>
              <table:table-cell office:value-type="float" office:value="0.0013745">
                <text:p>0.00137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6252">
                <text:p>0.00046252</text:p>
              </table:table-cell>
              <table:table-cell office:value-type="float" office:value="0.00138900000000001">
                <text:p>0.001389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7558">
                <text:p>0.00047558</text:p>
              </table:table-cell>
              <table:table-cell office:value-type="float" office:value="0.0013185">
                <text:p>0.0013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8889">
                <text:p>0.00048889</text:p>
              </table:table-cell>
              <table:table-cell office:value-type="float" office:value="0.0014065">
                <text:p>0.0014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50371">
                <text:p>0.00050371</text:p>
              </table:table-cell>
              <table:table-cell office:value-type="float" office:value="0.0014375">
                <text:p>0.001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764">
                <text:p>0.00051764</text:p>
              </table:table-cell>
              <table:table-cell office:value-type="float" office:value="0.0013885">
                <text:p>0.0013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3148">
                <text:p>0.00053148</text:p>
              </table:table-cell>
              <table:table-cell office:value-type="float" office:value="0.001307">
                <text:p>0.001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378">
                <text:p>0.00054378</text:p>
              </table:table-cell>
              <table:table-cell office:value-type="float" office:value="0.0012865">
                <text:p>0.00128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721">
                <text:p>0.00055721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6968">
                <text:p>0.00056968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8431">
                <text:p>0.00058431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59712">
                <text:p>0.00059712</text:p>
              </table:table-cell>
              <table:table-cell office:value-type="float" office:value="0.0013175">
                <text:p>0.0013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1066">
                <text:p>0.00061066</text:p>
              </table:table-cell>
              <table:table-cell office:value-type="float" office:value="0.0013325">
                <text:p>0.00133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2377">
                <text:p>0.00062377</text:p>
              </table:table-cell>
              <table:table-cell office:value-type="float" office:value="0.0013095">
                <text:p>0.0013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3685">
                <text:p>0.00063685</text:p>
              </table:table-cell>
              <table:table-cell office:value-type="float" office:value="0.0012635">
                <text:p>0.0012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4904">
                <text:p>0.00064904</text:p>
              </table:table-cell>
              <table:table-cell office:value-type="float" office:value="0.00126050000000001">
                <text:p>0.001260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6206">
                <text:p>0.00066206</text:p>
              </table:table-cell>
              <table:table-cell office:value-type="float" office:value="0.0012385">
                <text:p>0.0012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7381">
                <text:p>0.00067381</text:p>
              </table:table-cell>
              <table:table-cell office:value-type="float" office:value="0.001206">
                <text:p>0.001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68618">
                <text:p>0.00068618</text:p>
              </table:table-cell>
              <table:table-cell office:value-type="float" office:value="0.00126949999999999">
                <text:p>0.0012694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6992">
                <text:p>0.0006992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1166">
                <text:p>0.00071166</text:p>
              </table:table-cell>
              <table:table-cell office:value-type="float" office:value="0.0012805">
                <text:p>0.0012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2481">
                <text:p>0.00072481</text:p>
              </table:table-cell>
              <table:table-cell office:value-type="float" office:value="0.001279">
                <text:p>0.001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3724">
                <text:p>0.00073724</text:p>
              </table:table-cell>
              <table:table-cell office:value-type="float" office:value="0.0011705">
                <text:p>0.0011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4822">
                <text:p>0.00074822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7595">
                <text:p>0.0007595</text:p>
              </table:table-cell>
              <table:table-cell office:value-type="float" office:value="0.0013055">
                <text:p>0.0013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77433">
                <text:p>0.00077433</text:p>
              </table:table-cell>
              <table:table-cell office:value-type="float" office:value="0.001393">
                <text:p>0.001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78736">
                <text:p>0.00078736</text:p>
              </table:table-cell>
              <table:table-cell office:value-type="float" office:value="0.00124050000000001">
                <text:p>0.001240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79914">
                <text:p>0.00079914</text:p>
              </table:table-cell>
              <table:table-cell office:value-type="float" office:value="0.00115400000000001">
                <text:p>0.001154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1044">
                <text:p>0.00081044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2474">
                <text:p>0.00082474</text:p>
              </table:table-cell>
              <table:table-cell office:value-type="float" office:value="0.00130149999999999">
                <text:p>0.001301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3647">
                <text:p>0.00083647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4638">
                <text:p>0.000846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677cm" style:legend-expansion="high" chart:style-name="ch2"/>
        <chart:plot-area chart:style-name="ch3" table:cell-range-address="'FD11-38'.A6:'FD11-38'.A106 'FD11-38'.D5:'FD11-38'.E106 'FD11-38'.G7:'FD11-38'.G105" chart:data-source-has-labels="row" svg:x="0.32cm" svg:y="0.18cm" svg:width="11.742cm" svg:height="8.64cm">
          <chartooo:coordinate-region svg:x="2.579cm" svg:y="0.38cm" svg:width="9.2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E6:'FD11-38'.E106" chart:label-cell-address="'FD11-38'.E5:'FD11-38'.E5" chart:class="chart:scatter">
            <chart:data-point chart:repeated="101"/>
          </chart:series>
          <chart:series chart:style-name="ch9" chart:values-cell-range-address="'FD11-38'.G7:'FD11-38'.G105" chart:class="chart:scatter">
            <chart:domain table:cell-range-address="'FD11-38'.A7:'FD11-38'.A105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d(Id)/d(Vg) (S)</text:p>
                <draw:g>
                  <svg:desc>'FD11-38'.E5:'FD11-38'.E5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NaN">
                <text:p>NaN</text:p>
                <draw:g>
                  <svg:desc>'FD11-38'.E6:'FD11-38'.E106</svg:desc>
                </draw:g>
              </table:table-cell>
              <table:table-cell office:value-type="float" office:value="0.01">
                <text:p>0.01</text:p>
                <draw:g>
                  <svg:desc>'FD11-38'.A7:'FD11-38'.A105</svg:desc>
                </draw:g>
              </table:table-cell>
              <table:table-cell office:value-type="float" office:value="-0.00022852">
                <text:p>-0.00022852</text:p>
                <draw:g>
                  <svg:desc>'FD11-38'.G7:'FD11-38'.G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26222">
                <text:p>0.000000026222</text:p>
              </table:table-cell>
              <table:table-cell office:value-type="float" office:value="0.02">
                <text:p>0.02</text:p>
              </table:table-cell>
              <table:table-cell office:value-type="float" office:value="-0.000222456">
                <text:p>-0.000222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35563">
                <text:p>0.000000035563</text:p>
              </table:table-cell>
              <table:table-cell office:value-type="float" office:value="0.03">
                <text:p>0.03</text:p>
              </table:table-cell>
              <table:table-cell office:value-type="float" office:value="-0.000216392">
                <text:p>-0.000216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48812">
                <text:p>0.000000048812</text:p>
              </table:table-cell>
              <table:table-cell office:value-type="float" office:value="0.04">
                <text:p>0.04</text:p>
              </table:table-cell>
              <table:table-cell office:value-type="float" office:value="-0.000210328">
                <text:p>-0.000210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6598">
                <text:p>0.00000006598</text:p>
              </table:table-cell>
              <table:table-cell office:value-type="float" office:value="0.05">
                <text:p>0.05</text:p>
              </table:table-cell>
              <table:table-cell office:value-type="float" office:value="-0.000204264">
                <text:p>-0.000204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88825">
                <text:p>0.000000088825</text:p>
              </table:table-cell>
              <table:table-cell office:value-type="float" office:value="0.06">
                <text:p>0.06</text:p>
              </table:table-cell>
              <table:table-cell office:value-type="float" office:value="-0.0001982">
                <text:p>-0.0001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120425">
                <text:p>0.000000120425</text:p>
              </table:table-cell>
              <table:table-cell office:value-type="float" office:value="0.07">
                <text:p>0.07</text:p>
              </table:table-cell>
              <table:table-cell office:value-type="float" office:value="-0.000192136">
                <text:p>-0.000192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16481">
                <text:p>0.00000016481</text:p>
              </table:table-cell>
              <table:table-cell office:value-type="float" office:value="0.08">
                <text:p>0.08</text:p>
              </table:table-cell>
              <table:table-cell office:value-type="float" office:value="-0.000186072">
                <text:p>-0.000186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22434">
                <text:p>0.00000022434</text:p>
              </table:table-cell>
              <table:table-cell office:value-type="float" office:value="0.09">
                <text:p>0.09</text:p>
              </table:table-cell>
              <table:table-cell office:value-type="float" office:value="-0.000180008">
                <text:p>-0.000180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300255">
                <text:p>0.000000300255</text:p>
              </table:table-cell>
              <table:table-cell office:value-type="float" office:value="0.1">
                <text:p>0.1</text:p>
              </table:table-cell>
              <table:table-cell office:value-type="float" office:value="-0.000173944">
                <text:p>-0.000173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411575">
                <text:p>0.000000411575</text:p>
              </table:table-cell>
              <table:table-cell office:value-type="float" office:value="0.11">
                <text:p>0.11</text:p>
              </table:table-cell>
              <table:table-cell office:value-type="float" office:value="-0.00016788">
                <text:p>-0.00016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5507">
                <text:p>0.0000005507</text:p>
              </table:table-cell>
              <table:table-cell office:value-type="float" office:value="0.12">
                <text:p>0.12</text:p>
              </table:table-cell>
              <table:table-cell office:value-type="float" office:value="-0.000161816">
                <text:p>-0.000161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73455">
                <text:p>0.00000073455</text:p>
              </table:table-cell>
              <table:table-cell office:value-type="float" office:value="0.13">
                <text:p>0.13</text:p>
              </table:table-cell>
              <table:table-cell office:value-type="float" office:value="-0.000155752">
                <text:p>-0.000155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996199999999999">
                <text:p>0.000000996199999999999</text:p>
              </table:table-cell>
              <table:table-cell office:value-type="float" office:value="0.14">
                <text:p>0.14</text:p>
              </table:table-cell>
              <table:table-cell office:value-type="float" office:value="-0.000149688">
                <text:p>-0.000149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134655">
                <text:p>0.00000134655</text:p>
              </table:table-cell>
              <table:table-cell office:value-type="float" office:value="0.15">
                <text:p>0.15</text:p>
              </table:table-cell>
              <table:table-cell office:value-type="float" office:value="-0.000143624">
                <text:p>-0.000143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177955">
                <text:p>0.00000177955</text:p>
              </table:table-cell>
              <table:table-cell office:value-type="float" office:value="0.16">
                <text:p>0.16</text:p>
              </table:table-cell>
              <table:table-cell office:value-type="float" office:value="-0.00013756">
                <text:p>-0.00013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23876">
                <text:p>0.0000023876</text:p>
              </table:table-cell>
              <table:table-cell office:value-type="float" office:value="0.17">
                <text:p>0.17</text:p>
              </table:table-cell>
              <table:table-cell office:value-type="float" office:value="-0.000131496">
                <text:p>-0.000131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32429">
                <text:p>0.0000032429</text:p>
              </table:table-cell>
              <table:table-cell office:value-type="float" office:value="0.18">
                <text:p>0.18</text:p>
              </table:table-cell>
              <table:table-cell office:value-type="float" office:value="-0.000125432">
                <text:p>-0.000125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422865">
                <text:p>0.00000422865</text:p>
              </table:table-cell>
              <table:table-cell office:value-type="float" office:value="0.19">
                <text:p>0.19</text:p>
              </table:table-cell>
              <table:table-cell office:value-type="float" office:value="-0.000119368">
                <text:p>-0.000119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562399999999999">
                <text:p>0.00000562399999999999</text:p>
              </table:table-cell>
              <table:table-cell office:value-type="float" office:value="0.2">
                <text:p>0.2</text:p>
              </table:table-cell>
              <table:table-cell office:value-type="float" office:value="-0.000113304">
                <text:p>-0.000113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747050000000001">
                <text:p>0.00000747050000000001</text:p>
              </table:table-cell>
              <table:table-cell office:value-type="float" office:value="0.21">
                <text:p>0.21</text:p>
              </table:table-cell>
              <table:table-cell office:value-type="float" office:value="-0.00010724">
                <text:p>-0.00010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992350000000001">
                <text:p>0.00000992350000000001</text:p>
              </table:table-cell>
              <table:table-cell office:value-type="float" office:value="0.22">
                <text:p>0.22</text:p>
              </table:table-cell>
              <table:table-cell office:value-type="float" office:value="-0.000101176">
                <text:p>-0.000101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127695">
                <text:p>0.0000127695</text:p>
              </table:table-cell>
              <table:table-cell office:value-type="float" office:value="0.23">
                <text:p>0.23</text:p>
              </table:table-cell>
              <table:table-cell office:value-type="float" office:value="-0.0000951119999999999">
                <text:p>-0.000095111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165265">
                <text:p>0.0000165265</text:p>
              </table:table-cell>
              <table:table-cell office:value-type="float" office:value="0.24">
                <text:p>0.24</text:p>
              </table:table-cell>
              <table:table-cell office:value-type="float" office:value="-0.0000890479999999999">
                <text:p>-0.000089047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215545">
                <text:p>0.0000215545</text:p>
              </table:table-cell>
              <table:table-cell office:value-type="float" office:value="0.25">
                <text:p>0.25</text:p>
              </table:table-cell>
              <table:table-cell office:value-type="float" office:value="-0.0000829839999999999">
                <text:p>-0.000082983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272225">
                <text:p>0.0000272225</text:p>
              </table:table-cell>
              <table:table-cell office:value-type="float" office:value="0.26">
                <text:p>0.26</text:p>
              </table:table-cell>
              <table:table-cell office:value-type="float" office:value="-0.0000769199999999999">
                <text:p>-0.00007691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34584">
                <text:p>0.000034584</text:p>
              </table:table-cell>
              <table:table-cell office:value-type="float" office:value="0.27">
                <text:p>0.27</text:p>
              </table:table-cell>
              <table:table-cell office:value-type="float" office:value="-0.0000708559999999999">
                <text:p>-0.000070855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438149999999999">
                <text:p>0.0000438149999999999</text:p>
              </table:table-cell>
              <table:table-cell office:value-type="float" office:value="0.28">
                <text:p>0.28</text:p>
              </table:table-cell>
              <table:table-cell office:value-type="float" office:value="-0.0000647919999999999">
                <text:p>-0.000064791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551550000000001">
                <text:p>0.0000551550000000001</text:p>
              </table:table-cell>
              <table:table-cell office:value-type="float" office:value="0.29">
                <text:p>0.29</text:p>
              </table:table-cell>
              <table:table-cell office:value-type="float" office:value="-0.000058728">
                <text:p>-0.000058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677699999999999">
                <text:p>0.0000677699999999999</text:p>
              </table:table-cell>
              <table:table-cell office:value-type="float" office:value="0.3">
                <text:p>0.3</text:p>
              </table:table-cell>
              <table:table-cell office:value-type="float" office:value="-0.0000526639999999999">
                <text:p>-0.000052663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832349999999999">
                <text:p>0.0000832349999999999</text:p>
              </table:table-cell>
              <table:table-cell office:value-type="float" office:value="0.31">
                <text:p>0.31</text:p>
              </table:table-cell>
              <table:table-cell office:value-type="float" office:value="-0.0000466">
                <text:p>-0.0000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100785">
                <text:p>0.000100785</text:p>
              </table:table-cell>
              <table:table-cell office:value-type="float" office:value="0.32">
                <text:p>0.32</text:p>
              </table:table-cell>
              <table:table-cell office:value-type="float" office:value="-0.000040536">
                <text:p>-0.000040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121205">
                <text:p>0.000121205</text:p>
              </table:table-cell>
              <table:table-cell office:value-type="float" office:value="0.33">
                <text:p>0.33</text:p>
              </table:table-cell>
              <table:table-cell office:value-type="float" office:value="-0.0000344719999999999">
                <text:p>-0.000034471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14394">
                <text:p>0.00014394</text:p>
              </table:table-cell>
              <table:table-cell office:value-type="float" office:value="0.34">
                <text:p>0.34</text:p>
              </table:table-cell>
              <table:table-cell office:value-type="float" office:value="-0.000028408">
                <text:p>-0.000028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16646">
                <text:p>0.00016646</text:p>
              </table:table-cell>
              <table:table-cell office:value-type="float" office:value="0.35">
                <text:p>0.35</text:p>
              </table:table-cell>
              <table:table-cell office:value-type="float" office:value="-0.0000223439999999999">
                <text:p>-0.000022343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193165">
                <text:p>0.000193165</text:p>
              </table:table-cell>
              <table:table-cell office:value-type="float" office:value="0.36">
                <text:p>0.36</text:p>
              </table:table-cell>
              <table:table-cell office:value-type="float" office:value="-0.00001628">
                <text:p>-0.00001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22197">
                <text:p>0.00022197</text:p>
              </table:table-cell>
              <table:table-cell office:value-type="float" office:value="0.37">
                <text:p>0.37</text:p>
              </table:table-cell>
              <table:table-cell office:value-type="float" office:value="-0.000010216">
                <text:p>-0.000010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2484">
                <text:p>0.0002484</text:p>
              </table:table-cell>
              <table:table-cell office:value-type="float" office:value="0.38">
                <text:p>0.38</text:p>
              </table:table-cell>
              <table:table-cell office:value-type="float" office:value="-0.00000415199999999998">
                <text:p>-0.00000415199999999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28445">
                <text:p>0.00028445</text:p>
              </table:table-cell>
              <table:table-cell office:value-type="float" office:value="0.39">
                <text:p>0.39</text:p>
              </table:table-cell>
              <table:table-cell office:value-type="float" office:value="0.00000191200000000002">
                <text:p>0.000001912000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3076">
                <text:p>0.0003076</text:p>
              </table:table-cell>
              <table:table-cell office:value-type="float" office:value="0.4">
                <text:p>0.4</text:p>
              </table:table-cell>
              <table:table-cell office:value-type="float" office:value="0.00000797600000000002">
                <text:p>0.0000079760000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335049999999999">
                <text:p>0.000335049999999999</text:p>
              </table:table-cell>
              <table:table-cell office:value-type="float" office:value="0.41">
                <text:p>0.41</text:p>
              </table:table-cell>
              <table:table-cell office:value-type="float" office:value="0.00001404">
                <text:p>0.00001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369750000000001">
                <text:p>0.000369750000000001</text:p>
              </table:table-cell>
              <table:table-cell office:value-type="float" office:value="0.42">
                <text:p>0.42</text:p>
              </table:table-cell>
              <table:table-cell office:value-type="float" office:value="0.000020104">
                <text:p>0.000020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406650000000001">
                <text:p>0.000406650000000001</text:p>
              </table:table-cell>
              <table:table-cell office:value-type="float" office:value="0.43">
                <text:p>0.43</text:p>
              </table:table-cell>
              <table:table-cell office:value-type="float" office:value="0.000026168">
                <text:p>0.000026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4296">
                <text:p>0.0004296</text:p>
              </table:table-cell>
              <table:table-cell office:value-type="float" office:value="0.44">
                <text:p>0.44</text:p>
              </table:table-cell>
              <table:table-cell office:value-type="float" office:value="0.000032232">
                <text:p>0.000032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456199999999999">
                <text:p>0.000456199999999999</text:p>
              </table:table-cell>
              <table:table-cell office:value-type="float" office:value="0.45">
                <text:p>0.45</text:p>
              </table:table-cell>
              <table:table-cell office:value-type="float" office:value="0.000038296">
                <text:p>0.0000382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460049999999999">
                <text:p>0.000460049999999999</text:p>
              </table:table-cell>
              <table:table-cell office:value-type="float" office:value="0.46">
                <text:p>0.46</text:p>
              </table:table-cell>
              <table:table-cell office:value-type="float" office:value="0.00004436">
                <text:p>0.00004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47365">
                <text:p>0.00047365</text:p>
              </table:table-cell>
              <table:table-cell office:value-type="float" office:value="0.47">
                <text:p>0.47</text:p>
              </table:table-cell>
              <table:table-cell office:value-type="float" office:value="0.000050424">
                <text:p>0.000050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530400000000001">
                <text:p>0.000530400000000001</text:p>
              </table:table-cell>
              <table:table-cell office:value-type="float" office:value="0.48">
                <text:p>0.48</text:p>
              </table:table-cell>
              <table:table-cell office:value-type="float" office:value="0.000056488">
                <text:p>0.0000564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542150000000001">
                <text:p>0.000542150000000001</text:p>
              </table:table-cell>
              <table:table-cell office:value-type="float" office:value="0.49">
                <text:p>0.49</text:p>
              </table:table-cell>
              <table:table-cell office:value-type="float" office:value="0.000062552">
                <text:p>0.0000625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547949999999999">
                <text:p>0.000547949999999999</text:p>
              </table:table-cell>
              <table:table-cell office:value-type="float" office:value="0.5">
                <text:p>0.5</text:p>
              </table:table-cell>
              <table:table-cell office:value-type="float" office:value="0.000068616">
                <text:p>0.000068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54895">
                <text:p>0.00054895</text:p>
              </table:table-cell>
              <table:table-cell office:value-type="float" office:value="0.51">
                <text:p>0.51</text:p>
              </table:table-cell>
              <table:table-cell office:value-type="float" office:value="0.00007468">
                <text:p>0.00007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55585">
                <text:p>0.00055585</text:p>
              </table:table-cell>
              <table:table-cell office:value-type="float" office:value="0.52">
                <text:p>0.52</text:p>
              </table:table-cell>
              <table:table-cell office:value-type="float" office:value="0.000080744">
                <text:p>0.0000807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570049999999999">
                <text:p>0.000570049999999999</text:p>
              </table:table-cell>
              <table:table-cell office:value-type="float" office:value="0.53">
                <text:p>0.53</text:p>
              </table:table-cell>
              <table:table-cell office:value-type="float" office:value="0.000086808">
                <text:p>0.0000868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575549999999999">
                <text:p>0.000575549999999999</text:p>
              </table:table-cell>
              <table:table-cell office:value-type="float" office:value="0.54">
                <text:p>0.54</text:p>
              </table:table-cell>
              <table:table-cell office:value-type="float" office:value="0.000092872">
                <text:p>0.0000928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58125">
                <text:p>0.00058125</text:p>
              </table:table-cell>
              <table:table-cell office:value-type="float" office:value="0.55">
                <text:p>0.55</text:p>
              </table:table-cell>
              <table:table-cell office:value-type="float" office:value="0.000098936">
                <text:p>0.000098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58945">
                <text:p>0.00058945</text:p>
              </table:table-cell>
              <table:table-cell office:value-type="float" office:value="0.56">
                <text:p>0.5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6064">
                <text:p>0.0006064</text:p>
              </table:table-cell>
              <table:table-cell office:value-type="float" office:value="0.57">
                <text:p>0.57</text:p>
              </table:table-cell>
              <table:table-cell office:value-type="float" office:value="0.000111064">
                <text:p>0.000111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587400000000003">
                <text:p>0.000587400000000003</text:p>
              </table:table-cell>
              <table:table-cell office:value-type="float" office:value="0.58">
                <text:p>0.58</text:p>
              </table:table-cell>
              <table:table-cell office:value-type="float" office:value="0.000117128">
                <text:p>0.000117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574700000000002">
                <text:p>0.000574700000000002</text:p>
              </table:table-cell>
              <table:table-cell office:value-type="float" office:value="0.59">
                <text:p>0.59</text:p>
              </table:table-cell>
              <table:table-cell office:value-type="float" office:value="0.000123192">
                <text:p>0.000123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583999999999996">
                <text:p>0.000583999999999996</text:p>
              </table:table-cell>
              <table:table-cell office:value-type="float" office:value="0.6">
                <text:p>0.6</text:p>
              </table:table-cell>
              <table:table-cell office:value-type="float" office:value="0.000129256">
                <text:p>0.0001292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5835">
                <text:p>0.0005835</text:p>
              </table:table-cell>
              <table:table-cell office:value-type="float" office:value="0.61">
                <text:p>0.61</text:p>
              </table:table-cell>
              <table:table-cell office:value-type="float" office:value="0.00013532">
                <text:p>0.000135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586500000000003">
                <text:p>0.000586500000000003</text:p>
              </table:table-cell>
              <table:table-cell office:value-type="float" office:value="0.62">
                <text:p>0.62</text:p>
              </table:table-cell>
              <table:table-cell office:value-type="float" office:value="0.000141384">
                <text:p>0.000141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5755">
                <text:p>0.0005755</text:p>
              </table:table-cell>
              <table:table-cell office:value-type="float" office:value="0.63">
                <text:p>0.63</text:p>
              </table:table-cell>
              <table:table-cell office:value-type="float" office:value="0.000147448">
                <text:p>0.0001474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563499999999999">
                <text:p>0.000563499999999999</text:p>
              </table:table-cell>
              <table:table-cell office:value-type="float" office:value="0.64">
                <text:p>0.64</text:p>
              </table:table-cell>
              <table:table-cell office:value-type="float" office:value="0.000153512">
                <text:p>0.0001535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554999999999999">
                <text:p>0.000554999999999999</text:p>
              </table:table-cell>
              <table:table-cell office:value-type="float" office:value="0.65">
                <text:p>0.65</text:p>
              </table:table-cell>
              <table:table-cell office:value-type="float" office:value="0.000159576">
                <text:p>0.0001595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5635">
                <text:p>0.0005635</text:p>
              </table:table-cell>
              <table:table-cell office:value-type="float" office:value="0.66">
                <text:p>0.66</text:p>
              </table:table-cell>
              <table:table-cell office:value-type="float" office:value="0.00016564">
                <text:p>0.000165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550499999999999">
                <text:p>0.000550499999999999</text:p>
              </table:table-cell>
              <table:table-cell office:value-type="float" office:value="0.67">
                <text:p>0.67</text:p>
              </table:table-cell>
              <table:table-cell office:value-type="float" office:value="0.000171704">
                <text:p>0.000171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5285">
                <text:p>0.0005285</text:p>
              </table:table-cell>
              <table:table-cell office:value-type="float" office:value="0.68">
                <text:p>0.68</text:p>
              </table:table-cell>
              <table:table-cell office:value-type="float" office:value="0.000177768">
                <text:p>0.000177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5485">
                <text:p>0.0005485</text:p>
              </table:table-cell>
              <table:table-cell office:value-type="float" office:value="0.69">
                <text:p>0.69</text:p>
              </table:table-cell>
              <table:table-cell office:value-type="float" office:value="0.000183832">
                <text:p>0.0001838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543499999999999">
                <text:p>0.000543499999999999</text:p>
              </table:table-cell>
              <table:table-cell office:value-type="float" office:value="0.7">
                <text:p>0.7</text:p>
              </table:table-cell>
              <table:table-cell office:value-type="float" office:value="0.000189896">
                <text:p>0.000189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516500000000002">
                <text:p>0.000516500000000002</text:p>
              </table:table-cell>
              <table:table-cell office:value-type="float" office:value="0.71">
                <text:p>0.71</text:p>
              </table:table-cell>
              <table:table-cell office:value-type="float" office:value="0.00019596">
                <text:p>0.00019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508000000000002">
                <text:p>0.000508000000000002</text:p>
              </table:table-cell>
              <table:table-cell office:value-type="float" office:value="0.72">
                <text:p>0.72</text:p>
              </table:table-cell>
              <table:table-cell office:value-type="float" office:value="0.000202024">
                <text:p>0.000202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511499999999999">
                <text:p>0.000511499999999999</text:p>
              </table:table-cell>
              <table:table-cell office:value-type="float" office:value="0.73">
                <text:p>0.73</text:p>
              </table:table-cell>
              <table:table-cell office:value-type="float" office:value="0.000208088">
                <text:p>0.000208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503000000000001">
                <text:p>0.000503000000000001</text:p>
              </table:table-cell>
              <table:table-cell office:value-type="float" office:value="0.74">
                <text:p>0.74</text:p>
              </table:table-cell>
              <table:table-cell office:value-type="float" office:value="0.000214152">
                <text:p>0.000214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495000000000001">
                <text:p>0.000495000000000001</text:p>
              </table:table-cell>
              <table:table-cell office:value-type="float" office:value="0.75">
                <text:p>0.75</text:p>
              </table:table-cell>
              <table:table-cell office:value-type="float" office:value="0.000220216">
                <text:p>0.000220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492">
                <text:p>0.000492</text:p>
              </table:table-cell>
              <table:table-cell office:value-type="float" office:value="0.76">
                <text:p>0.76</text:p>
              </table:table-cell>
              <table:table-cell office:value-type="float" office:value="0.00022628">
                <text:p>0.00022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475499999999999">
                <text:p>0.000475499999999999</text:p>
              </table:table-cell>
              <table:table-cell office:value-type="float" office:value="0.77">
                <text:p>0.77</text:p>
              </table:table-cell>
              <table:table-cell office:value-type="float" office:value="0.000232344">
                <text:p>0.0002323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4605">
                <text:p>0.0004605</text:p>
              </table:table-cell>
              <table:table-cell office:value-type="float" office:value="0.78">
                <text:p>0.78</text:p>
              </table:table-cell>
              <table:table-cell office:value-type="float" office:value="0.000238408">
                <text:p>0.000238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4645">
                <text:p>0.0004645</text:p>
              </table:table-cell>
              <table:table-cell office:value-type="float" office:value="0.79">
                <text:p>0.79</text:p>
              </table:table-cell>
              <table:table-cell office:value-type="float" office:value="0.000244472">
                <text:p>0.0002444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467499999999999">
                <text:p>0.000467499999999999</text:p>
              </table:table-cell>
              <table:table-cell office:value-type="float" office:value="0.8">
                <text:p>0.8</text:p>
              </table:table-cell>
              <table:table-cell office:value-type="float" office:value="0.000250536">
                <text:p>0.000250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443499999999999">
                <text:p>0.000443499999999999</text:p>
              </table:table-cell>
              <table:table-cell office:value-type="float" office:value="0.81">
                <text:p>0.81</text:p>
              </table:table-cell>
              <table:table-cell office:value-type="float" office:value="0.0002566">
                <text:p>0.00025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4345">
                <text:p>0.0004345</text:p>
              </table:table-cell>
              <table:table-cell office:value-type="float" office:value="0.82">
                <text:p>0.82</text:p>
              </table:table-cell>
              <table:table-cell office:value-type="float" office:value="0.000262664">
                <text:p>0.0002626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447">
                <text:p>0.000447</text:p>
              </table:table-cell>
              <table:table-cell office:value-type="float" office:value="0.83">
                <text:p>0.83</text:p>
              </table:table-cell>
              <table:table-cell office:value-type="float" office:value="0.000268728">
                <text:p>0.0002687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419000000000003">
                <text:p>0.000419000000000003</text:p>
              </table:table-cell>
              <table:table-cell office:value-type="float" office:value="0.84">
                <text:p>0.84</text:p>
              </table:table-cell>
              <table:table-cell office:value-type="float" office:value="0.000274792">
                <text:p>0.0002747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409000000000002">
                <text:p>0.000409000000000002</text:p>
              </table:table-cell>
              <table:table-cell office:value-type="float" office:value="0.85">
                <text:p>0.85</text:p>
              </table:table-cell>
              <table:table-cell office:value-type="float" office:value="0.000280856">
                <text:p>0.000280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422499999999998">
                <text:p>0.000422499999999998</text:p>
              </table:table-cell>
              <table:table-cell office:value-type="float" office:value="0.86">
                <text:p>0.86</text:p>
              </table:table-cell>
              <table:table-cell office:value-type="float" office:value="0.00028692">
                <text:p>0.00028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409999999999999">
                <text:p>0.000409999999999999</text:p>
              </table:table-cell>
              <table:table-cell office:value-type="float" office:value="0.87">
                <text:p>0.87</text:p>
              </table:table-cell>
              <table:table-cell office:value-type="float" office:value="0.000292984">
                <text:p>0.000292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390000000000001">
                <text:p>0.000390000000000001</text:p>
              </table:table-cell>
              <table:table-cell office:value-type="float" office:value="0.88">
                <text:p>0.88</text:p>
              </table:table-cell>
              <table:table-cell office:value-type="float" office:value="0.000299048">
                <text:p>0.000299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394500000000001">
                <text:p>0.000394500000000001</text:p>
              </table:table-cell>
              <table:table-cell office:value-type="float" office:value="0.89">
                <text:p>0.89</text:p>
              </table:table-cell>
              <table:table-cell office:value-type="float" office:value="0.000305112">
                <text:p>0.000305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4025">
                <text:p>0.0004025</text:p>
              </table:table-cell>
              <table:table-cell office:value-type="float" office:value="0.9">
                <text:p>0.9</text:p>
              </table:table-cell>
              <table:table-cell office:value-type="float" office:value="0.000311176">
                <text:p>0.000311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393499999999999">
                <text:p>0.000393499999999999</text:p>
              </table:table-cell>
              <table:table-cell office:value-type="float" office:value="0.91">
                <text:p>0.91</text:p>
              </table:table-cell>
              <table:table-cell office:value-type="float" office:value="0.00031724">
                <text:p>0.000317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372999999999999">
                <text:p>0.000372999999999999</text:p>
              </table:table-cell>
              <table:table-cell office:value-type="float" office:value="0.92">
                <text:p>0.92</text:p>
              </table:table-cell>
              <table:table-cell office:value-type="float" office:value="0.000323304">
                <text:p>0.000323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3495">
                <text:p>0.0003495</text:p>
              </table:table-cell>
              <table:table-cell office:value-type="float" office:value="0.93">
                <text:p>0.93</text:p>
              </table:table-cell>
              <table:table-cell office:value-type="float" office:value="0.000329368">
                <text:p>0.0003293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3545">
                <text:p>0.0003545</text:p>
              </table:table-cell>
              <table:table-cell office:value-type="float" office:value="0.94">
                <text:p>0.94</text:p>
              </table:table-cell>
              <table:table-cell office:value-type="float" office:value="0.000335432">
                <text:p>0.0003354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358999999999998">
                <text:p>0.000358999999999998</text:p>
              </table:table-cell>
              <table:table-cell office:value-type="float" office:value="0.95">
                <text:p>0.95</text:p>
              </table:table-cell>
              <table:table-cell office:value-type="float" office:value="0.000341496">
                <text:p>0.000341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356000000000002">
                <text:p>0.000356000000000002</text:p>
              </table:table-cell>
              <table:table-cell office:value-type="float" office:value="0.96">
                <text:p>0.96</text:p>
              </table:table-cell>
              <table:table-cell office:value-type="float" office:value="0.00034756">
                <text:p>0.000347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336500000000003">
                <text:p>0.000336500000000003</text:p>
              </table:table-cell>
              <table:table-cell office:value-type="float" office:value="0.97">
                <text:p>0.97</text:p>
              </table:table-cell>
              <table:table-cell office:value-type="float" office:value="0.000353624">
                <text:p>0.000353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320499999999999">
                <text:p>0.000320499999999999</text:p>
              </table:table-cell>
              <table:table-cell office:value-type="float" office:value="0.98">
                <text:p>0.98</text:p>
              </table:table-cell>
              <table:table-cell office:value-type="float" office:value="0.000359688">
                <text:p>0.000359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299499999999999">
                <text:p>0.000299499999999999</text:p>
              </table:table-cell>
              <table:table-cell office:value-type="float" office:value="0.99">
                <text:p>0.99</text:p>
              </table:table-cell>
              <table:table-cell office:value-type="float" office:value="0.000365752">
                <text:p>0.000365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304">
                <text:p>0.00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8'.A6:'FD11-38'.A106 'FD11-38'.N5:'FD11-38'.O106" chart:data-source-has-labels="row" svg:x="0.32cm" svg:y="0.18cm" svg:width="11.742cm" svg:height="8.64cm">
          <chartooo:coordinate-region svg:x="2.461cm" svg:y="0.388cm" svg:width="9.348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N6:'FD11-38'.N106" chart:label-cell-address="'FD11-38'.N5:'FD11-38'.N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O6:'FD11-38'.O106" chart:label-cell-address="'FD11-38'.O5:'FD11-38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  <table:table-cell office:value-type="string">
                <text:p>d(Id)/d(Vg) (S)</text:p>
                <draw:g>
                  <svg:desc>'FD11-38'.O5:'FD11-38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  <table:table-cell office:value-type="float" office:value="NaN">
                <text:p>NaN</text:p>
                <draw:g>
                  <svg:desc>'FD11-38'.O6:'FD11-38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36895">
                <text:p>0.0000000036895</text:p>
              </table:table-cell>
              <table:table-cell office:value-type="float" office:value="0.000000115195">
                <text:p>0.000000115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50258">
                <text:p>0.0000000050258</text:p>
              </table:table-cell>
              <table:table-cell office:value-type="float" office:value="0.000000156545">
                <text:p>0.000000156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68204">
                <text:p>0.0000000068204</text:p>
              </table:table-cell>
              <table:table-cell office:value-type="float" office:value="0.00000021282">
                <text:p>0.00000021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92822">
                <text:p>0.0000000092822</text:p>
              </table:table-cell>
              <table:table-cell office:value-type="float" office:value="0.00000029058">
                <text:p>0.00000029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12632">
                <text:p>0.000000012632</text:p>
              </table:table-cell>
              <table:table-cell office:value-type="float" office:value="0.00000039209">
                <text:p>0.00000039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17124">
                <text:p>0.000000017124</text:p>
              </table:table-cell>
              <table:table-cell office:value-type="float" office:value="0.00000052265">
                <text:p>0.00000052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23085">
                <text:p>0.000000023085</text:p>
              </table:table-cell>
              <table:table-cell office:value-type="float" office:value="0.000000708">
                <text:p>0.000000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31284">
                <text:p>0.000000031284</text:p>
              </table:table-cell>
              <table:table-cell office:value-type="float" office:value="0.00000096225">
                <text:p>0.0000009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4233">
                <text:p>0.00000004233</text:p>
              </table:table-cell>
              <table:table-cell office:value-type="float" office:value="0.000001291">
                <text:p>0.000001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57104">
                <text:p>0.000000057104</text:p>
              </table:table-cell>
              <table:table-cell office:value-type="float" office:value="0.00000172205">
                <text:p>0.00000172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76771">
                <text:p>0.000000076771</text:p>
              </table:table-cell>
              <table:table-cell office:value-type="float" office:value="0.00000228645">
                <text:p>0.00000228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102833">
                <text:p>0.000000102833</text:p>
              </table:table-cell>
              <table:table-cell office:value-type="float" office:value="0.00000304395">
                <text:p>0.00000304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13765">
                <text:p>0.00000013765</text:p>
              </table:table-cell>
              <table:table-cell office:value-type="float" office:value="0.00000408935">
                <text:p>0.00000408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18462">
                <text:p>0.00000018462</text:p>
              </table:table-cell>
              <table:table-cell office:value-type="float" office:value="0.0000054685">
                <text:p>0.0000054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24702">
                <text:p>0.00000024702</text:p>
              </table:table-cell>
              <table:table-cell office:value-type="float" office:value="0.000007158">
                <text:p>0.000007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32778">
                <text:p>0.00000032778</text:p>
              </table:table-cell>
              <table:table-cell office:value-type="float" office:value="0.00000923249999999999">
                <text:p>0.0000092324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43167">
                <text:p>0.00000043167</text:p>
              </table:table-cell>
              <table:table-cell office:value-type="float" office:value="0.0000120385">
                <text:p>0.0000120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56855">
                <text:p>0.00000056855</text:p>
              </table:table-cell>
              <table:table-cell office:value-type="float" office:value="0.0000155275">
                <text:p>0.0000155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74222">
                <text:p>0.00000074222</text:p>
              </table:table-cell>
              <table:table-cell office:value-type="float" office:value="0.0000199895">
                <text:p>0.0000199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6834">
                <text:p>0.00000096834</text:p>
              </table:table-cell>
              <table:table-cell office:value-type="float" office:value="0.000025919">
                <text:p>0.000025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2606">
                <text:p>0.0000012606</text:p>
              </table:table-cell>
              <table:table-cell office:value-type="float" office:value="0.000032573">
                <text:p>0.000032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6198">
                <text:p>0.0000016198</text:p>
              </table:table-cell>
              <table:table-cell office:value-type="float" office:value="0.00004097">
                <text:p>0.00004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208">
                <text:p>0.00000208</text:p>
              </table:table-cell>
              <table:table-cell office:value-type="float" office:value="0.00005193">
                <text:p>0.00005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26584">
                <text:p>0.0000026584</text:p>
              </table:table-cell>
              <table:table-cell office:value-type="float" office:value="0.000063845">
                <text:p>0.000063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33569">
                <text:p>0.0000033569</text:p>
              </table:table-cell>
              <table:table-cell office:value-type="float" office:value="0.0000782799999999999">
                <text:p>0.00007827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4224">
                <text:p>0.000004224</text:p>
              </table:table-cell>
              <table:table-cell office:value-type="float" office:value="0.0000966899999999999">
                <text:p>0.00009668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52907">
                <text:p>0.0000052907</text:p>
              </table:table-cell>
              <table:table-cell office:value-type="float" office:value="0.000117395">
                <text:p>0.000117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65719">
                <text:p>0.0000065719</text:p>
              </table:table-cell>
              <table:table-cell office:value-type="float" office:value="0.000141875">
                <text:p>0.00014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81282">
                <text:p>0.0000081282</text:p>
              </table:table-cell>
              <table:table-cell office:value-type="float" office:value="0.000167835">
                <text:p>0.000167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99286">
                <text:p>0.0000099286</text:p>
              </table:table-cell>
              <table:table-cell office:value-type="float" office:value="0.00020074">
                <text:p>0.00020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2143">
                <text:p>0.000012143</text:p>
              </table:table-cell>
              <table:table-cell office:value-type="float" office:value="0.000235020000000001">
                <text:p>0.00023502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4629">
                <text:p>0.000014629</text:p>
              </table:table-cell>
              <table:table-cell office:value-type="float" office:value="0.00027125">
                <text:p>0.00027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3176">
                <text:p>0.0003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0981">
                <text:p>0.000020981</text:p>
              </table:table-cell>
              <table:table-cell office:value-type="float" office:value="0.0003618">
                <text:p>0.0003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4804">
                <text:p>0.000024804</text:p>
              </table:table-cell>
              <table:table-cell office:value-type="float" office:value="0.000410150000000001">
                <text:p>0.00041015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9184">
                <text:p>0.000029184</text:p>
              </table:table-cell>
              <table:table-cell office:value-type="float" office:value="0.000459150000000001">
                <text:p>0.00045915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33987">
                <text:p>0.000033987</text:p>
              </table:table-cell>
              <table:table-cell office:value-type="float" office:value="0.000517149999999999">
                <text:p>0.0005171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39527">
                <text:p>0.000039527</text:p>
              </table:table-cell>
              <table:table-cell office:value-type="float" office:value="0.0005732">
                <text:p>0.0005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45451">
                <text:p>0.000045451</text:p>
              </table:table-cell>
              <table:table-cell office:value-type="float" office:value="0.000629049999999999">
                <text:p>0.00062904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52108">
                <text:p>0.000052108</text:p>
              </table:table-cell>
              <table:table-cell office:value-type="float" office:value="0.0006916">
                <text:p>0.0006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59283">
                <text:p>0.000059283</text:p>
              </table:table-cell>
              <table:table-cell office:value-type="float" office:value="0.000744700000000002">
                <text:p>0.0007447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67002">
                <text:p>0.000067002</text:p>
              </table:table-cell>
              <table:table-cell office:value-type="float" office:value="0.000808550000000001">
                <text:p>0.0008085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75454">
                <text:p>0.000075454</text:p>
              </table:table-cell>
              <table:table-cell office:value-type="float" office:value="0.000865699999999999">
                <text:p>0.0008656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84316">
                <text:p>0.000084316</text:p>
              </table:table-cell>
              <table:table-cell office:value-type="float" office:value="0.0009115">
                <text:p>0.0009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93684">
                <text:p>0.000093684</text:p>
              </table:table-cell>
              <table:table-cell office:value-type="float" office:value="0.00097515">
                <text:p>0.00097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03819">
                <text:p>0.000103819</text:p>
              </table:table-cell>
              <table:table-cell office:value-type="float" office:value="0.0010423">
                <text:p>0.0010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1453">
                <text:p>0.00011453</text:p>
              </table:table-cell>
              <table:table-cell office:value-type="float" office:value="0.00109255">
                <text:p>0.00109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2567">
                <text:p>0.00012567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13701">
                <text:p>0.00013701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14934">
                <text:p>0.00014934</text:p>
              </table:table-cell>
              <table:table-cell office:value-type="float" office:value="0.001228">
                <text:p>0.001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16157">
                <text:p>0.00016157</text:p>
              </table:table-cell>
              <table:table-cell office:value-type="float" office:value="0.0012725">
                <text:p>0.0012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17479">
                <text:p>0.00017479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18779">
                <text:p>0.00018779</text:p>
              </table:table-cell>
              <table:table-cell office:value-type="float" office:value="0.0013435">
                <text:p>0.0013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0166">
                <text:p>0.00020166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1573">
                <text:p>0.00021573</text:p>
              </table:table-cell>
              <table:table-cell office:value-type="float" office:value="0.0014165">
                <text:p>0.0014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2999">
                <text:p>0.00022999</text:p>
              </table:table-cell>
              <table:table-cell office:value-type="float" office:value="0.001441">
                <text:p>0.001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4455">
                <text:p>0.00024455</text:p>
              </table:table-cell>
              <table:table-cell office:value-type="float" office:value="0.00145850000000001">
                <text:p>0.001458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25916">
                <text:p>0.00025916</text:p>
              </table:table-cell>
              <table:table-cell office:value-type="float" office:value="0.00148350000000001">
                <text:p>0.0014835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27422">
                <text:p>0.00027422</text:p>
              </table:table-cell>
              <table:table-cell office:value-type="float" office:value="0.00151899999999999">
                <text:p>0.001518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28954">
                <text:p>0.00028954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0512">
                <text:p>0.00030512</text:p>
              </table:table-cell>
              <table:table-cell office:value-type="float" office:value="0.00155850000000001">
                <text:p>0.001558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2071">
                <text:p>0.00032071</text:p>
              </table:table-cell>
              <table:table-cell office:value-type="float" office:value="0.0015595">
                <text:p>0.00155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3631">
                <text:p>0.00033631</text:p>
              </table:table-cell>
              <table:table-cell office:value-type="float" office:value="0.001557">
                <text:p>0.001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5185">
                <text:p>0.00035185</text:p>
              </table:table-cell>
              <table:table-cell office:value-type="float" office:value="0.001573">
                <text:p>0.0015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6777">
                <text:p>0.00036777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38349">
                <text:p>0.00038349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39975">
                <text:p>0.00039975</text:p>
              </table:table-cell>
              <table:table-cell office:value-type="float" office:value="0.0016085">
                <text:p>0.00160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1566">
                <text:p>0.00041566</text:p>
              </table:table-cell>
              <table:table-cell office:value-type="float" office:value="0.001584">
                <text:p>0.0015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3143">
                <text:p>0.00043143</text:p>
              </table:table-cell>
              <table:table-cell office:value-type="float" office:value="0.0015875">
                <text:p>0.0015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4741">
                <text:p>0.00044741</text:p>
              </table:table-cell>
              <table:table-cell office:value-type="float" office:value="0.00160650000000001">
                <text:p>0.001606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6356">
                <text:p>0.00046356</text:p>
              </table:table-cell>
              <table:table-cell office:value-type="float" office:value="0.00160950000000001">
                <text:p>0.0016095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796">
                <text:p>0.0004796</text:p>
              </table:table-cell>
              <table:table-cell office:value-type="float" office:value="0.0015845">
                <text:p>0.00158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49525">
                <text:p>0.00049525</text:p>
              </table:table-cell>
              <table:table-cell office:value-type="float" office:value="0.0015905">
                <text:p>0.0015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141">
                <text:p>0.00051141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2715">
                <text:p>0.00052715</text:p>
              </table:table-cell>
              <table:table-cell office:value-type="float" office:value="0.0015525">
                <text:p>0.0015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246">
                <text:p>0.00054246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897">
                <text:p>0.00055897</text:p>
              </table:table-cell>
              <table:table-cell office:value-type="float" office:value="0.00160199999999999">
                <text:p>0.001601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745">
                <text:p>0.0005745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9018">
                <text:p>0.00059018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60571">
                <text:p>0.00060571</text:p>
              </table:table-cell>
              <table:table-cell office:value-type="float" office:value="0.0015385">
                <text:p>0.0015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2095">
                <text:p>0.00062095</text:p>
              </table:table-cell>
              <table:table-cell office:value-type="float" office:value="0.0015555">
                <text:p>0.0015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3682">
                <text:p>0.00063682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5216">
                <text:p>0.00065216</text:p>
              </table:table-cell>
              <table:table-cell office:value-type="float" office:value="0.00153850000000001">
                <text:p>0.001538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6759">
                <text:p>0.00066759</text:p>
              </table:table-cell>
              <table:table-cell office:value-type="float" office:value="0.00151550000000001">
                <text:p>0.001515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8247">
                <text:p>0.00068247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9699">
                <text:p>0.00069699</text:p>
              </table:table-cell>
              <table:table-cell office:value-type="float" office:value="0.0014645">
                <text:p>0.0014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71176">
                <text:p>0.00071176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72789">
                <text:p>0.00072789</text:p>
              </table:table-cell>
              <table:table-cell office:value-type="float" office:value="0.0014855">
                <text:p>0.00148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4147">
                <text:p>0.00074147</text:p>
              </table:table-cell>
              <table:table-cell office:value-type="float" office:value="0.0014445">
                <text:p>0.0014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5678">
                <text:p>0.00075678</text:p>
              </table:table-cell>
              <table:table-cell office:value-type="float" office:value="0.001504">
                <text:p>0.001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7155">
                <text:p>0.0007715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8598">
                <text:p>0.00078598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80035">
                <text:p>0.00080035</text:p>
              </table:table-cell>
              <table:table-cell office:value-type="float" office:value="0.00144599999999999">
                <text:p>0.001445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8149">
                <text:p>0.0008149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82971">
                <text:p>0.00082971</text:p>
              </table:table-cell>
              <table:table-cell office:value-type="float" office:value="0.00143750000000001">
                <text:p>0.00143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84365">
                <text:p>0.00084365</text:p>
              </table:table-cell>
              <table:table-cell office:value-type="float" office:value="0.00141050000000001">
                <text:p>0.001410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5792">
                <text:p>0.00085792</text:p>
              </table:table-cell>
              <table:table-cell office:value-type="float" office:value="0.0013715">
                <text:p>0.00137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7108">
                <text:p>0.00087108</text:p>
              </table:table-cell>
              <table:table-cell office:value-type="float" office:value="0.0013925">
                <text:p>0.0013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8577">
                <text:p>0.00088577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9964">
                <text:p>0.000899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automatic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automatic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223cm" svg:height="15.805cm" xlink:href=".." xlink:type="simple" chart:class="chart:scatter" chart:style-name="ch1">
        <chart:legend chart:legend-position="end" svg:x="30.022cm" svg:y="7.337cm" style:legend-expansion="high" chart:style-name="ch2"/>
        <chart:plot-area chart:style-name="ch3" table:cell-range-address="'FD11-38'.A6:'FD11-38'.A106 'FD11-38'.D5:'FD11-38'.D106 'FD11-38'.N5:'FD11-38'.N106" chart:data-source-has-labels="row" svg:x="0.644cm" svg:y="0.316cm" svg:width="28.734cm" svg:height="15.173cm">
          <chartooo:coordinate-region svg:x="2.785cm" svg:y="0.524cm" svg:width="26.34cm" svg:height="14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N6:'FD11-38'.N106" chart:label-cell-address="'FD11-38'.N5:'FD11-38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036895">
                <text:p>0.0000000036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050258">
                <text:p>0.0000000050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068204">
                <text:p>0.0000000068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092822">
                <text:p>0.0000000092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12632">
                <text:p>0.000000012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017124">
                <text:p>0.000000017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023085">
                <text:p>0.000000023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031284">
                <text:p>0.000000031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04233">
                <text:p>0.00000004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057104">
                <text:p>0.00000005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076771">
                <text:p>0.000000076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102833">
                <text:p>0.000000102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13765">
                <text:p>0.00000013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018462">
                <text:p>0.00000018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024702">
                <text:p>0.00000024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032778">
                <text:p>0.00000032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043167">
                <text:p>0.00000043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056855">
                <text:p>0.00000056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074222">
                <text:p>0.00000074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096834">
                <text:p>0.00000096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12606">
                <text:p>0.0000012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016198">
                <text:p>0.0000016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0208">
                <text:p>0.00000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026584">
                <text:p>0.0000026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033569">
                <text:p>0.0000033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04224">
                <text:p>0.000004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052907">
                <text:p>0.0000052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065719">
                <text:p>0.00000657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081282">
                <text:p>0.0000081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099286">
                <text:p>0.0000099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012143">
                <text:p>0.000012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014629">
                <text:p>0.000014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017568">
                <text:p>0.00001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020981">
                <text:p>0.000020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024804">
                <text:p>0.000024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029184">
                <text:p>0.000029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033987">
                <text:p>0.000033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039527">
                <text:p>0.000039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045451">
                <text:p>0.000045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052108">
                <text:p>0.000052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059283">
                <text:p>0.000059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067002">
                <text:p>0.000067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075454">
                <text:p>0.000075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084316">
                <text:p>0.000084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093684">
                <text:p>0.000093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103819">
                <text:p>0.000103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11453">
                <text:p>0.00011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12567">
                <text:p>0.00012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13701">
                <text:p>0.000137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14934">
                <text:p>0.00014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16157">
                <text:p>0.000161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17479">
                <text:p>0.00017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18779">
                <text:p>0.00018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20166">
                <text:p>0.00020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21573">
                <text:p>0.00021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22999">
                <text:p>0.00022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24455">
                <text:p>0.00024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25916">
                <text:p>0.00025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27422">
                <text:p>0.000274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28954">
                <text:p>0.00028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30512">
                <text:p>0.000305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32071">
                <text:p>0.00032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33631">
                <text:p>0.00033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35185">
                <text:p>0.00035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36777">
                <text:p>0.00036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38349">
                <text:p>0.00038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39975">
                <text:p>0.0003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41566">
                <text:p>0.00041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43143">
                <text:p>0.00043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44741">
                <text:p>0.00044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46356">
                <text:p>0.000463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4796">
                <text:p>0.0004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49525">
                <text:p>0.00049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51141">
                <text:p>0.00051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52715">
                <text:p>0.00052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54246">
                <text:p>0.00054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55897">
                <text:p>0.00055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5745">
                <text:p>0.0005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59018">
                <text:p>0.00059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60571">
                <text:p>0.00060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62095">
                <text:p>0.000620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63682">
                <text:p>0.00063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65216">
                <text:p>0.00065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66759">
                <text:p>0.00066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68247">
                <text:p>0.00068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69699">
                <text:p>0.00069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71176">
                <text:p>0.00071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72789">
                <text:p>0.00072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74147">
                <text:p>0.00074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75678">
                <text:p>0.00075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77155">
                <text:p>0.00077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78598">
                <text:p>0.00078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80035">
                <text:p>0.00080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8149">
                <text:p>0.0008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82971">
                <text:p>0.00082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84365">
                <text:p>0.000843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85792">
                <text:p>0.000857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87108">
                <text:p>0.00087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88577">
                <text:p>0.000885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0.00089964">
                <text:p>0.000899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